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0_100_5_5_kroE" table:style-name="ta1">
        <table:table-column table:style-name="co1" table:number-columns-repeated="16384" table:default-cell-style-name="ce1"/>
        <table:table-row table:style-name="ro1">
          <table:table-cell office:value-type="float" office:value="1486939" table:style-name="ce1">
            <text:p>1486939</text:p>
          </table:table-cell>
          <table:table-cell table:number-columns-repeated="16383"/>
        </table:table-row>
        <table:table-row table:style-name="ro1">
          <table:table-cell office:value-type="float" office:value="1487242" table:style-name="ce1">
            <text:p>1487242</text:p>
          </table:table-cell>
          <table:table-cell table:number-columns-repeated="16383"/>
        </table:table-row>
        <table:table-row table:style-name="ro1">
          <table:table-cell office:value-type="float" office:value="1486691" table:style-name="ce1">
            <text:p>1486691</text:p>
          </table:table-cell>
          <table:table-cell table:number-columns-repeated="16383"/>
        </table:table-row>
        <table:table-row table:style-name="ro1">
          <table:table-cell office:value-type="float" office:value="1482802" table:style-name="ce1">
            <text:p>1482802</text:p>
          </table:table-cell>
          <table:table-cell table:number-columns-repeated="16383"/>
        </table:table-row>
        <table:table-row table:style-name="ro1">
          <table:table-cell office:value-type="float" office:value="1477785" table:style-name="ce1">
            <text:p>1477785</text:p>
          </table:table-cell>
          <table:table-cell/>
          <table:table-cell table:style-name="ce1">
            <draw:frame draw:z-index="1" draw:id="id0" draw:style-name="a0" draw:name="Wykres 1" svg:x="0.18333in" svg:y="0.02917in" svg:width="6.79167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float" office:value="1472930" table:style-name="ce1">
            <text:p>1472930</text:p>
          </table:table-cell>
          <table:table-cell table:number-columns-repeated="16383"/>
        </table:table-row>
        <table:table-row table:style-name="ro1">
          <table:table-cell office:value-type="float" office:value="1465501" table:style-name="ce1">
            <text:p>1465501</text:p>
          </table:table-cell>
          <table:table-cell table:number-columns-repeated="16383"/>
        </table:table-row>
        <table:table-row table:style-name="ro1">
          <table:table-cell office:value-type="float" office:value="1459711" table:style-name="ce1">
            <text:p>1459711</text:p>
          </table:table-cell>
          <table:table-cell table:number-columns-repeated="16383"/>
        </table:table-row>
        <table:table-row table:style-name="ro1">
          <table:table-cell office:value-type="float" office:value="1452958" table:style-name="ce1">
            <text:p>1452958</text:p>
          </table:table-cell>
          <table:table-cell table:number-columns-repeated="16383"/>
        </table:table-row>
        <table:table-row table:style-name="ro1">
          <table:table-cell office:value-type="float" office:value="1444898" table:style-name="ce1">
            <text:p>1444898</text:p>
          </table:table-cell>
          <table:table-cell table:number-columns-repeated="16383"/>
        </table:table-row>
        <table:table-row table:style-name="ro1">
          <table:table-cell office:value-type="float" office:value="1441876" table:style-name="ce1">
            <text:p>1441876</text:p>
          </table:table-cell>
          <table:table-cell table:number-columns-repeated="16383"/>
        </table:table-row>
        <table:table-row table:style-name="ro1">
          <table:table-cell office:value-type="float" office:value="1437327" table:style-name="ce1">
            <text:p>1437327</text:p>
          </table:table-cell>
          <table:table-cell table:number-columns-repeated="16383"/>
        </table:table-row>
        <table:table-row table:style-name="ro1">
          <table:table-cell office:value-type="float" office:value="1432875" table:style-name="ce1">
            <text:p>1432875</text:p>
          </table:table-cell>
          <table:table-cell table:number-columns-repeated="16383"/>
        </table:table-row>
        <table:table-row table:style-name="ro1">
          <table:table-cell office:value-type="float" office:value="1424003" table:style-name="ce1">
            <text:p>1424003</text:p>
          </table:table-cell>
          <table:table-cell table:number-columns-repeated="16383"/>
        </table:table-row>
        <table:table-row table:style-name="ro1">
          <table:table-cell office:value-type="float" office:value="1413566" table:style-name="ce1">
            <text:p>141356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11890" table:style-name="ce1">
            <text:p>1411890</text:p>
          </table:table-cell>
          <table:table-cell table:number-columns-repeated="16383"/>
        </table:table-row>
        <table:table-row table:style-name="ro1">
          <table:table-cell office:value-type="float" office:value="1409055" table:style-name="ce1">
            <text:p>1409055</text:p>
          </table:table-cell>
          <table:table-cell table:number-columns-repeated="16383"/>
        </table:table-row>
        <table:table-row table:style-name="ro1">
          <table:table-cell office:value-type="float" office:value="1401640" table:style-name="ce1">
            <text:p>1401640</text:p>
          </table:table-cell>
          <table:table-cell table:number-columns-repeated="16383"/>
        </table:table-row>
        <table:table-row table:style-name="ro1">
          <table:table-cell office:value-type="float" office:value="1396697" table:style-name="ce1">
            <text:p>1396697</text:p>
          </table:table-cell>
          <table:table-cell table:number-columns-repeated="16383"/>
        </table:table-row>
        <table:table-row table:style-name="ro1">
          <table:table-cell office:value-type="float" office:value="1385742" table:style-name="ce1">
            <text:p>1385742</text:p>
          </table:table-cell>
          <table:table-cell table:number-columns-repeated="16383"/>
        </table:table-row>
        <table:table-row table:style-name="ro1">
          <table:table-cell office:value-type="float" office:value="1378234" table:style-name="ce1">
            <text:p>1378234</text:p>
          </table:table-cell>
          <table:table-cell table:number-columns-repeated="16383"/>
        </table:table-row>
        <table:table-row table:style-name="ro1">
          <table:table-cell office:value-type="float" office:value="1379136" table:style-name="ce1">
            <text:p>1379136</text:p>
          </table:table-cell>
          <table:table-cell table:number-columns-repeated="16383"/>
        </table:table-row>
        <table:table-row table:style-name="ro1">
          <table:table-cell office:value-type="float" office:value="1375892" table:style-name="ce1">
            <text:p>1375892</text:p>
          </table:table-cell>
          <table:table-cell table:number-columns-repeated="16383"/>
        </table:table-row>
        <table:table-row table:style-name="ro1">
          <table:table-cell office:value-type="float" office:value="1369728" table:style-name="ce1">
            <text:p>136972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60793" table:style-name="ce1">
            <text:p>1360793</text:p>
          </table:table-cell>
          <table:table-cell table:number-columns-repeated="16383"/>
        </table:table-row>
        <table:table-row table:style-name="ro1">
          <table:table-cell office:value-type="float" office:value="1351904" table:style-name="ce1">
            <text:p>1351904</text:p>
          </table:table-cell>
          <table:table-cell table:number-columns-repeated="16383"/>
        </table:table-row>
        <table:table-row table:style-name="ro1">
          <table:table-cell office:value-type="float" office:value="1346039" table:style-name="ce1">
            <text:p>1346039</text:p>
          </table:table-cell>
          <table:table-cell table:number-columns-repeated="16383"/>
        </table:table-row>
        <table:table-row table:style-name="ro1">
          <table:table-cell office:value-type="float" office:value="1342828" table:style-name="ce1">
            <text:p>1342828</text:p>
          </table:table-cell>
          <table:table-cell table:number-columns-repeated="16383"/>
        </table:table-row>
        <table:table-row table:style-name="ro1">
          <table:table-cell office:value-type="float" office:value="1341337" table:style-name="ce1">
            <text:p>1341337</text:p>
          </table:table-cell>
          <table:table-cell table:number-columns-repeated="16383"/>
        </table:table-row>
        <table:table-row table:style-name="ro1">
          <table:table-cell office:value-type="float" office:value="1336049" table:style-name="ce1">
            <text:p>1336049</text:p>
          </table:table-cell>
          <table:table-cell table:number-columns-repeated="16383"/>
        </table:table-row>
        <table:table-row table:style-name="ro1">
          <table:table-cell office:value-type="float" office:value="1330887" table:style-name="ce1">
            <text:p>1330887</text:p>
          </table:table-cell>
          <table:table-cell table:number-columns-repeated="16383"/>
        </table:table-row>
        <table:table-row table:style-name="ro1">
          <table:table-cell office:value-type="float" office:value="1327994" table:style-name="ce1">
            <text:p>1327994</text:p>
          </table:table-cell>
          <table:table-cell table:number-columns-repeated="16383"/>
        </table:table-row>
        <table:table-row table:style-name="ro1">
          <table:table-cell office:value-type="float" office:value="1323011" table:style-name="ce1">
            <text:p>1323011</text:p>
          </table:table-cell>
          <table:table-cell table:number-columns-repeated="16383"/>
        </table:table-row>
        <table:table-row table:style-name="ro1">
          <table:table-cell office:value-type="float" office:value="1319132" table:style-name="ce1">
            <text:p>1319132</text:p>
          </table:table-cell>
          <table:table-cell table:number-columns-repeated="16383"/>
        </table:table-row>
        <table:table-row table:style-name="ro1">
          <table:table-cell office:value-type="float" office:value="1313517" table:style-name="ce1">
            <text:p>1313517</text:p>
          </table:table-cell>
          <table:table-cell table:number-columns-repeated="16383"/>
        </table:table-row>
        <table:table-row table:style-name="ro1">
          <table:table-cell office:value-type="float" office:value="1310290" table:style-name="ce1">
            <text:p>1310290</text:p>
          </table:table-cell>
          <table:table-cell table:number-columns-repeated="16383"/>
        </table:table-row>
        <table:table-row table:style-name="ro1">
          <table:table-cell office:value-type="float" office:value="1309049" table:style-name="ce1">
            <text:p>1309049</text:p>
          </table:table-cell>
          <table:table-cell table:number-columns-repeated="16383"/>
        </table:table-row>
        <table:table-row table:style-name="ro1">
          <table:table-cell office:value-type="float" office:value="1308763" table:style-name="ce1">
            <text:p>1308763</text:p>
          </table:table-cell>
          <table:table-cell table:number-columns-repeated="16383"/>
        </table:table-row>
        <table:table-row table:style-name="ro1">
          <table:table-cell office:value-type="float" office:value="1306924" table:style-name="ce1">
            <text:p>1306924</text:p>
          </table:table-cell>
          <table:table-cell table:number-columns-repeated="16383"/>
        </table:table-row>
        <table:table-row table:style-name="ro1">
          <table:table-cell office:value-type="float" office:value="1298466" table:style-name="ce1">
            <text:p>1298466</text:p>
          </table:table-cell>
          <table:table-cell table:number-columns-repeated="16383"/>
        </table:table-row>
        <table:table-row table:style-name="ro1">
          <table:table-cell office:value-type="float" office:value="1294004" table:style-name="ce1">
            <text:p>1294004</text:p>
          </table:table-cell>
          <table:table-cell table:number-columns-repeated="16383"/>
        </table:table-row>
        <table:table-row table:style-name="ro1">
          <table:table-cell office:value-type="float" office:value="1283358" table:style-name="ce1">
            <text:p>1283358</text:p>
          </table:table-cell>
          <table:table-cell table:number-columns-repeated="16383"/>
        </table:table-row>
        <table:table-row table:style-name="ro1">
          <table:table-cell office:value-type="float" office:value="1282151" table:style-name="ce1">
            <text:p>1282151</text:p>
          </table:table-cell>
          <table:table-cell table:number-columns-repeated="16383"/>
        </table:table-row>
        <table:table-row table:style-name="ro1">
          <table:table-cell office:value-type="float" office:value="1282983" table:style-name="ce1">
            <text:p>1282983</text:p>
          </table:table-cell>
          <table:table-cell table:number-columns-repeated="16383"/>
        </table:table-row>
        <table:table-row table:style-name="ro1">
          <table:table-cell office:value-type="float" office:value="1268788" table:style-name="ce1">
            <text:p>1268788</text:p>
          </table:table-cell>
          <table:table-cell table:number-columns-repeated="16383"/>
        </table:table-row>
        <table:table-row table:style-name="ro1">
          <table:table-cell office:value-type="float" office:value="1267377" table:style-name="ce1">
            <text:p>1267377</text:p>
          </table:table-cell>
          <table:table-cell table:number-columns-repeated="16383"/>
        </table:table-row>
        <table:table-row table:style-name="ro1">
          <table:table-cell office:value-type="float" office:value="1261143" table:style-name="ce1">
            <text:p>1261143</text:p>
          </table:table-cell>
          <table:table-cell table:number-columns-repeated="16383"/>
        </table:table-row>
        <table:table-row table:style-name="ro1">
          <table:table-cell office:value-type="float" office:value="1257605" table:style-name="ce1">
            <text:p>1257605</text:p>
          </table:table-cell>
          <table:table-cell table:number-columns-repeated="16383"/>
        </table:table-row>
        <table:table-row table:style-name="ro1">
          <table:table-cell office:value-type="float" office:value="1254923" table:style-name="ce1">
            <text:p>1254923</text:p>
          </table:table-cell>
          <table:table-cell table:number-columns-repeated="16383"/>
        </table:table-row>
        <table:table-row table:style-name="ro1">
          <table:table-cell office:value-type="float" office:value="1255092" table:style-name="ce1">
            <text:p>1255092</text:p>
          </table:table-cell>
          <table:table-cell table:number-columns-repeated="16383"/>
        </table:table-row>
        <table:table-row table:style-name="ro1">
          <table:table-cell office:value-type="float" office:value="1248801" table:style-name="ce1">
            <text:p>1248801</text:p>
          </table:table-cell>
          <table:table-cell table:number-columns-repeated="16383"/>
        </table:table-row>
        <table:table-row table:style-name="ro1">
          <table:table-cell office:value-type="float" office:value="1246547" table:style-name="ce1">
            <text:p>1246547</text:p>
          </table:table-cell>
          <table:table-cell table:number-columns-repeated="16383"/>
        </table:table-row>
        <table:table-row table:style-name="ro1">
          <table:table-cell office:value-type="float" office:value="1245336" table:style-name="ce1">
            <text:p>1245336</text:p>
          </table:table-cell>
          <table:table-cell table:number-columns-repeated="16383"/>
        </table:table-row>
        <table:table-row table:style-name="ro1">
          <table:table-cell office:value-type="float" office:value="1237990" table:style-name="ce1">
            <text:p>1237990</text:p>
          </table:table-cell>
          <table:table-cell table:number-columns-repeated="16383"/>
        </table:table-row>
        <table:table-row table:style-name="ro1">
          <table:table-cell office:value-type="float" office:value="1236874" table:style-name="ce1">
            <text:p>1236874</text:p>
          </table:table-cell>
          <table:table-cell table:number-columns-repeated="16383"/>
        </table:table-row>
        <table:table-row table:style-name="ro1">
          <table:table-cell office:value-type="float" office:value="1236154" table:style-name="ce1">
            <text:p>1236154</text:p>
          </table:table-cell>
          <table:table-cell table:number-columns-repeated="16383"/>
        </table:table-row>
        <table:table-row table:style-name="ro1">
          <table:table-cell office:value-type="float" office:value="1224409" table:style-name="ce1">
            <text:p>1224409</text:p>
          </table:table-cell>
          <table:table-cell table:number-columns-repeated="16383"/>
        </table:table-row>
        <table:table-row table:style-name="ro1">
          <table:table-cell office:value-type="float" office:value="1227451" table:style-name="ce1">
            <text:p>1227451</text:p>
          </table:table-cell>
          <table:table-cell table:number-columns-repeated="16383"/>
        </table:table-row>
        <table:table-row table:style-name="ro1">
          <table:table-cell office:value-type="float" office:value="1218984" table:style-name="ce1">
            <text:p>1218984</text:p>
          </table:table-cell>
          <table:table-cell table:number-columns-repeated="16383"/>
        </table:table-row>
        <table:table-row table:style-name="ro1">
          <table:table-cell office:value-type="float" office:value="1218728" table:style-name="ce1">
            <text:p>1218728</text:p>
          </table:table-cell>
          <table:table-cell table:number-columns-repeated="16383"/>
        </table:table-row>
        <table:table-row table:style-name="ro1">
          <table:table-cell office:value-type="float" office:value="1217222" table:style-name="ce1">
            <text:p>1217222</text:p>
          </table:table-cell>
          <table:table-cell table:number-columns-repeated="16383"/>
        </table:table-row>
        <table:table-row table:style-name="ro1">
          <table:table-cell office:value-type="float" office:value="1210002" table:style-name="ce1">
            <text:p>1210002</text:p>
          </table:table-cell>
          <table:table-cell table:number-columns-repeated="16383"/>
        </table:table-row>
        <table:table-row table:style-name="ro1">
          <table:table-cell office:value-type="float" office:value="1207511" table:style-name="ce1">
            <text:p>1207511</text:p>
          </table:table-cell>
          <table:table-cell table:number-columns-repeated="16383"/>
        </table:table-row>
        <table:table-row table:style-name="ro1">
          <table:table-cell office:value-type="float" office:value="1207164" table:style-name="ce1">
            <text:p>1207164</text:p>
          </table:table-cell>
          <table:table-cell table:number-columns-repeated="16383"/>
        </table:table-row>
        <table:table-row table:style-name="ro1">
          <table:table-cell office:value-type="float" office:value="1203764" table:style-name="ce1">
            <text:p>1203764</text:p>
          </table:table-cell>
          <table:table-cell table:number-columns-repeated="16383"/>
        </table:table-row>
        <table:table-row table:style-name="ro1">
          <table:table-cell office:value-type="float" office:value="1199424" table:style-name="ce1">
            <text:p>1199424</text:p>
          </table:table-cell>
          <table:table-cell table:number-columns-repeated="16383"/>
        </table:table-row>
        <table:table-row table:style-name="ro1">
          <table:table-cell office:value-type="float" office:value="1196362" table:style-name="ce1">
            <text:p>1196362</text:p>
          </table:table-cell>
          <table:table-cell table:number-columns-repeated="16383"/>
        </table:table-row>
        <table:table-row table:style-name="ro1">
          <table:table-cell office:value-type="float" office:value="1197994" table:style-name="ce1">
            <text:p>1197994</text:p>
          </table:table-cell>
          <table:table-cell table:number-columns-repeated="16383"/>
        </table:table-row>
        <table:table-row table:style-name="ro1">
          <table:table-cell office:value-type="float" office:value="1193184" table:style-name="ce1">
            <text:p>1193184</text:p>
          </table:table-cell>
          <table:table-cell table:number-columns-repeated="16383"/>
        </table:table-row>
        <table:table-row table:style-name="ro1">
          <table:table-cell office:value-type="float" office:value="1191645" table:style-name="ce1">
            <text:p>1191645</text:p>
          </table:table-cell>
          <table:table-cell table:number-columns-repeated="16383"/>
        </table:table-row>
        <table:table-row table:style-name="ro1">
          <table:table-cell office:value-type="float" office:value="1186576" table:style-name="ce1">
            <text:p>1186576</text:p>
          </table:table-cell>
          <table:table-cell table:number-columns-repeated="16383"/>
        </table:table-row>
        <table:table-row table:style-name="ro1">
          <table:table-cell office:value-type="float" office:value="1183884" table:style-name="ce1">
            <text:p>1183884</text:p>
          </table:table-cell>
          <table:table-cell table:number-columns-repeated="16383"/>
        </table:table-row>
        <table:table-row table:style-name="ro1">
          <table:table-cell office:value-type="float" office:value="1182130" table:style-name="ce1">
            <text:p>1182130</text:p>
          </table:table-cell>
          <table:table-cell table:number-columns-repeated="16383"/>
        </table:table-row>
        <table:table-row table:style-name="ro1">
          <table:table-cell office:value-type="float" office:value="1182942" table:style-name="ce1">
            <text:p>1182942</text:p>
          </table:table-cell>
          <table:table-cell table:number-columns-repeated="16383"/>
        </table:table-row>
        <table:table-row table:style-name="ro1">
          <table:table-cell office:value-type="float" office:value="1182875" table:style-name="ce1">
            <text:p>1182875</text:p>
          </table:table-cell>
          <table:table-cell table:number-columns-repeated="16383"/>
        </table:table-row>
        <table:table-row table:style-name="ro1">
          <table:table-cell office:value-type="float" office:value="1180574" table:style-name="ce1">
            <text:p>1180574</text:p>
          </table:table-cell>
          <table:table-cell table:number-columns-repeated="16383"/>
        </table:table-row>
        <table:table-row table:style-name="ro1">
          <table:table-cell office:value-type="float" office:value="1174093" table:style-name="ce1">
            <text:p>1174093</text:p>
          </table:table-cell>
          <table:table-cell table:number-columns-repeated="16383"/>
        </table:table-row>
        <table:table-row table:style-name="ro1">
          <table:table-cell office:value-type="float" office:value="1166504" table:style-name="ce1">
            <text:p>1166504</text:p>
          </table:table-cell>
          <table:table-cell table:number-columns-repeated="16383"/>
        </table:table-row>
        <table:table-row table:style-name="ro1">
          <table:table-cell office:value-type="float" office:value="1159661" table:style-name="ce1">
            <text:p>1159661</text:p>
          </table:table-cell>
          <table:table-cell table:number-columns-repeated="16383"/>
        </table:table-row>
        <table:table-row table:style-name="ro1">
          <table:table-cell office:value-type="float" office:value="1160955" table:style-name="ce1">
            <text:p>1160955</text:p>
          </table:table-cell>
          <table:table-cell table:number-columns-repeated="16383"/>
        </table:table-row>
        <table:table-row table:style-name="ro1">
          <table:table-cell office:value-type="float" office:value="1157729" table:style-name="ce1">
            <text:p>1157729</text:p>
          </table:table-cell>
          <table:table-cell table:number-columns-repeated="16383"/>
        </table:table-row>
        <table:table-row table:style-name="ro1">
          <table:table-cell office:value-type="float" office:value="1156954" table:style-name="ce1">
            <text:p>1156954</text:p>
          </table:table-cell>
          <table:table-cell table:number-columns-repeated="16383"/>
        </table:table-row>
        <table:table-row table:style-name="ro1">
          <table:table-cell office:value-type="float" office:value="1154720" table:style-name="ce1">
            <text:p>1154720</text:p>
          </table:table-cell>
          <table:table-cell table:number-columns-repeated="16383"/>
        </table:table-row>
        <table:table-row table:style-name="ro1">
          <table:table-cell office:value-type="float" office:value="1151814" table:style-name="ce1">
            <text:p>1151814</text:p>
          </table:table-cell>
          <table:table-cell table:number-columns-repeated="16383"/>
        </table:table-row>
        <table:table-row table:style-name="ro1">
          <table:table-cell office:value-type="float" office:value="1149355" table:style-name="ce1">
            <text:p>1149355</text:p>
          </table:table-cell>
          <table:table-cell table:number-columns-repeated="16383"/>
        </table:table-row>
        <table:table-row table:style-name="ro1">
          <table:table-cell office:value-type="float" office:value="1146434" table:style-name="ce1">
            <text:p>1146434</text:p>
          </table:table-cell>
          <table:table-cell table:number-columns-repeated="16383"/>
        </table:table-row>
        <table:table-row table:style-name="ro1">
          <table:table-cell office:value-type="float" office:value="1138544" table:style-name="ce1">
            <text:p>1138544</text:p>
          </table:table-cell>
          <table:table-cell table:number-columns-repeated="16383"/>
        </table:table-row>
        <table:table-row table:style-name="ro1">
          <table:table-cell office:value-type="float" office:value="1134579" table:style-name="ce1">
            <text:p>1134579</text:p>
          </table:table-cell>
          <table:table-cell table:number-columns-repeated="16383"/>
        </table:table-row>
        <table:table-row table:style-name="ro1">
          <table:table-cell office:value-type="float" office:value="1134289" table:style-name="ce1">
            <text:p>1134289</text:p>
          </table:table-cell>
          <table:table-cell table:number-columns-repeated="16383"/>
        </table:table-row>
        <table:table-row table:style-name="ro1">
          <table:table-cell office:value-type="float" office:value="1133399" table:style-name="ce1">
            <text:p>1133399</text:p>
          </table:table-cell>
          <table:table-cell table:number-columns-repeated="16383"/>
        </table:table-row>
        <table:table-row table:style-name="ro1">
          <table:table-cell office:value-type="float" office:value="1131328" table:style-name="ce1">
            <text:p>1131328</text:p>
          </table:table-cell>
          <table:table-cell table:number-columns-repeated="16383"/>
        </table:table-row>
        <table:table-row table:style-name="ro1">
          <table:table-cell office:value-type="float" office:value="1124804" table:style-name="ce1">
            <text:p>1124804</text:p>
          </table:table-cell>
          <table:table-cell table:number-columns-repeated="16383"/>
        </table:table-row>
        <table:table-row table:style-name="ro1">
          <table:table-cell office:value-type="float" office:value="1122981" table:style-name="ce1">
            <text:p>1122981</text:p>
          </table:table-cell>
          <table:table-cell table:number-columns-repeated="16383"/>
        </table:table-row>
        <table:table-row table:style-name="ro1">
          <table:table-cell office:value-type="float" office:value="1119249" table:style-name="ce1">
            <text:p>1119249</text:p>
          </table:table-cell>
          <table:table-cell table:number-columns-repeated="16383"/>
        </table:table-row>
        <table:table-row table:style-name="ro1">
          <table:table-cell office:value-type="float" office:value="1114671" table:style-name="ce1">
            <text:p>1114671</text:p>
          </table:table-cell>
          <table:table-cell table:number-columns-repeated="16383"/>
        </table:table-row>
        <table:table-row table:style-name="ro1">
          <table:table-cell office:value-type="float" office:value="1113408" table:style-name="ce1">
            <text:p>1113408</text:p>
          </table:table-cell>
          <table:table-cell table:number-columns-repeated="16383"/>
        </table:table-row>
        <table:table-row table:style-name="ro1">
          <table:table-cell office:value-type="float" office:value="1108636" table:style-name="ce1">
            <text:p>1108636</text:p>
          </table:table-cell>
          <table:table-cell table:number-columns-repeated="16383"/>
        </table:table-row>
        <table:table-row table:style-name="ro1">
          <table:table-cell office:value-type="float" office:value="1100014" table:style-name="ce1">
            <text:p>1100014</text:p>
          </table:table-cell>
          <table:table-cell table:number-columns-repeated="16383"/>
        </table:table-row>
        <table:table-row table:number-rows-repeated="1048476" table:style-name="ro1">
          <table:table-cell table:number-columns-repeated="16384"/>
        </table:table-row>
      </table:table>
      <table:table table:name="100_1000_10_5_" table:style-name="ta1">
        <table:table-column table:style-name="co1" table:number-columns-repeated="16384" table:default-cell-style-name="ce1"/>
        <table:table-row table:style-name="ro1">
          <table:table-cell office:value-type="float" office:value="1424846" table:style-name="ce1">
            <text:p>1424846</text:p>
          </table:table-cell>
          <table:table-cell table:number-columns-repeated="16383"/>
        </table:table-row>
        <table:table-row table:style-name="ro1">
          <table:table-cell office:value-type="float" office:value="1429015" table:style-name="ce1">
            <text:p>1429015</text:p>
          </table:table-cell>
          <table:table-cell table:number-columns-repeated="16383"/>
        </table:table-row>
        <table:table-row table:style-name="ro1">
          <table:table-cell office:value-type="float" office:value="1431938" table:style-name="ce1">
            <text:p>1431938</text:p>
          </table:table-cell>
          <table:table-cell table:number-columns-repeated="16383"/>
        </table:table-row>
        <table:table-row table:style-name="ro1">
          <table:table-cell office:value-type="float" office:value="1424688" table:style-name="ce1">
            <text:p>1424688</text:p>
          </table:table-cell>
          <table:table-cell table:number-columns-repeated="16383"/>
        </table:table-row>
        <table:table-row table:style-name="ro1">
          <table:table-cell office:value-type="float" office:value="1424885" table:style-name="ce1">
            <text:p>1424885</text:p>
          </table:table-cell>
          <table:table-cell table:number-columns-repeated="16383"/>
        </table:table-row>
        <table:table-row table:style-name="ro1">
          <table:table-cell office:value-type="float" office:value="1417388" table:style-name="ce1">
            <text:p>1417388</text:p>
          </table:table-cell>
          <table:table-cell table:number-columns-repeated="16383"/>
        </table:table-row>
        <table:table-row table:style-name="ro1">
          <table:table-cell office:value-type="float" office:value="1409971" table:style-name="ce1">
            <text:p>1409971</text:p>
          </table:table-cell>
          <table:table-cell table:number-columns-repeated="16383"/>
        </table:table-row>
        <table:table-row table:style-name="ro1">
          <table:table-cell office:value-type="float" office:value="1406779" table:style-name="ce1">
            <text:p>1406779</text:p>
          </table:table-cell>
          <table:table-cell table:number-columns-repeated="2"/>
          <table:table-cell table:style-name="ce1">
            <draw:frame draw:z-index="1" draw:id="id1" draw:style-name="a1" draw:name="Wykres 1" svg:x="0.23333in" svg:y="0.02083in" svg:width="6.037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1396135" table:style-name="ce1">
            <text:p>1396135</text:p>
          </table:table-cell>
          <table:table-cell table:number-columns-repeated="16383"/>
        </table:table-row>
        <table:table-row table:style-name="ro1">
          <table:table-cell office:value-type="float" office:value="1385527" table:style-name="ce1">
            <text:p>1385527</text:p>
          </table:table-cell>
          <table:table-cell table:number-columns-repeated="16383"/>
        </table:table-row>
        <table:table-row table:style-name="ro1">
          <table:table-cell office:value-type="float" office:value="1379227" table:style-name="ce1">
            <text:p>1379227</text:p>
          </table:table-cell>
          <table:table-cell table:number-columns-repeated="16383"/>
        </table:table-row>
        <table:table-row table:style-name="ro1">
          <table:table-cell office:value-type="float" office:value="1378967" table:style-name="ce1">
            <text:p>1378967</text:p>
          </table:table-cell>
          <table:table-cell table:number-columns-repeated="16383"/>
        </table:table-row>
        <table:table-row table:style-name="ro1">
          <table:table-cell office:value-type="float" office:value="1369999" table:style-name="ce1">
            <text:p>1369999</text:p>
          </table:table-cell>
          <table:table-cell table:number-columns-repeated="16383"/>
        </table:table-row>
        <table:table-row table:style-name="ro1">
          <table:table-cell office:value-type="float" office:value="1366380" table:style-name="ce1">
            <text:p>1366380</text:p>
          </table:table-cell>
          <table:table-cell table:number-columns-repeated="16383"/>
        </table:table-row>
        <table:table-row table:style-name="ro1">
          <table:table-cell office:value-type="float" office:value="1356554" table:style-name="ce1">
            <text:p>1356554</text:p>
          </table:table-cell>
          <table:table-cell table:number-columns-repeated="16383"/>
        </table:table-row>
        <table:table-row table:style-name="ro1">
          <table:table-cell office:value-type="float" office:value="1343953" table:style-name="ce1">
            <text:p>1343953</text:p>
          </table:table-cell>
          <table:table-cell table:number-columns-repeated="16383"/>
        </table:table-row>
        <table:table-row table:style-name="ro1">
          <table:table-cell office:value-type="float" office:value="1335907" table:style-name="ce1">
            <text:p>1335907</text:p>
          </table:table-cell>
          <table:table-cell table:number-columns-repeated="16383"/>
        </table:table-row>
        <table:table-row table:style-name="ro1">
          <table:table-cell office:value-type="float" office:value="1331448" table:style-name="ce1">
            <text:p>1331448</text:p>
          </table:table-cell>
          <table:table-cell table:number-columns-repeated="16383"/>
        </table:table-row>
        <table:table-row table:style-name="ro1">
          <table:table-cell office:value-type="float" office:value="1325644" table:style-name="ce1">
            <text:p>1325644</text:p>
          </table:table-cell>
          <table:table-cell table:number-columns-repeated="16383"/>
        </table:table-row>
        <table:table-row table:style-name="ro1">
          <table:table-cell office:value-type="float" office:value="1324455" table:style-name="ce1">
            <text:p>1324455</text:p>
          </table:table-cell>
          <table:table-cell table:number-columns-repeated="16383"/>
        </table:table-row>
        <table:table-row table:style-name="ro1">
          <table:table-cell office:value-type="float" office:value="1308675" table:style-name="ce1">
            <text:p>1308675</text:p>
          </table:table-cell>
          <table:table-cell table:number-columns-repeated="16383"/>
        </table:table-row>
        <table:table-row table:style-name="ro1">
          <table:table-cell office:value-type="float" office:value="1303843" table:style-name="ce1">
            <text:p>1303843</text:p>
          </table:table-cell>
          <table:table-cell table:number-columns-repeated="16383"/>
        </table:table-row>
        <table:table-row table:style-name="ro1">
          <table:table-cell office:value-type="float" office:value="1290776" table:style-name="ce1">
            <text:p>1290776</text:p>
          </table:table-cell>
          <table:table-cell table:number-columns-repeated="16383"/>
        </table:table-row>
        <table:table-row table:style-name="ro1">
          <table:table-cell office:value-type="float" office:value="1284699" table:style-name="ce1">
            <text:p>1284699</text:p>
          </table:table-cell>
          <table:table-cell table:number-columns-repeated="16383"/>
        </table:table-row>
        <table:table-row table:style-name="ro1">
          <table:table-cell office:value-type="float" office:value="1279718" table:style-name="ce1">
            <text:p>1279718</text:p>
          </table:table-cell>
          <table:table-cell table:number-columns-repeated="16383"/>
        </table:table-row>
        <table:table-row table:style-name="ro1">
          <table:table-cell office:value-type="float" office:value="1278072" table:style-name="ce1">
            <text:p>1278072</text:p>
          </table:table-cell>
          <table:table-cell table:number-columns-repeated="16383"/>
        </table:table-row>
        <table:table-row table:style-name="ro1">
          <table:table-cell office:value-type="float" office:value="1271469" table:style-name="ce1">
            <text:p>1271469</text:p>
          </table:table-cell>
          <table:table-cell table:number-columns-repeated="16383"/>
        </table:table-row>
        <table:table-row table:style-name="ro1">
          <table:table-cell office:value-type="float" office:value="1261385" table:style-name="ce1">
            <text:p>1261385</text:p>
          </table:table-cell>
          <table:table-cell table:number-columns-repeated="16383"/>
        </table:table-row>
        <table:table-row table:style-name="ro1">
          <table:table-cell office:value-type="float" office:value="1259272" table:style-name="ce1">
            <text:p>1259272</text:p>
          </table:table-cell>
          <table:table-cell table:number-columns-repeated="16383"/>
        </table:table-row>
        <table:table-row table:style-name="ro1">
          <table:table-cell office:value-type="float" office:value="1255040" table:style-name="ce1">
            <text:p>1255040</text:p>
          </table:table-cell>
          <table:table-cell table:number-columns-repeated="16383"/>
        </table:table-row>
        <table:table-row table:style-name="ro1">
          <table:table-cell office:value-type="float" office:value="1244769" table:style-name="ce1">
            <text:p>1244769</text:p>
          </table:table-cell>
          <table:table-cell table:number-columns-repeated="16383"/>
        </table:table-row>
        <table:table-row table:style-name="ro1">
          <table:table-cell office:value-type="float" office:value="1239033" table:style-name="ce1">
            <text:p>1239033</text:p>
          </table:table-cell>
          <table:table-cell table:number-columns-repeated="16383"/>
        </table:table-row>
        <table:table-row table:style-name="ro1">
          <table:table-cell office:value-type="float" office:value="1234414" table:style-name="ce1">
            <text:p>1234414</text:p>
          </table:table-cell>
          <table:table-cell table:number-columns-repeated="16383"/>
        </table:table-row>
        <table:table-row table:style-name="ro1">
          <table:table-cell office:value-type="float" office:value="1225252" table:style-name="ce1">
            <text:p>1225252</text:p>
          </table:table-cell>
          <table:table-cell table:number-columns-repeated="16383"/>
        </table:table-row>
        <table:table-row table:style-name="ro1">
          <table:table-cell office:value-type="float" office:value="1224313" table:style-name="ce1">
            <text:p>1224313</text:p>
          </table:table-cell>
          <table:table-cell table:number-columns-repeated="16383"/>
        </table:table-row>
        <table:table-row table:style-name="ro1">
          <table:table-cell office:value-type="float" office:value="1219293" table:style-name="ce1">
            <text:p>1219293</text:p>
          </table:table-cell>
          <table:table-cell table:number-columns-repeated="16383"/>
        </table:table-row>
        <table:table-row table:style-name="ro1">
          <table:table-cell office:value-type="float" office:value="1217959" table:style-name="ce1">
            <text:p>1217959</text:p>
          </table:table-cell>
          <table:table-cell table:number-columns-repeated="16383"/>
        </table:table-row>
        <table:table-row table:style-name="ro1">
          <table:table-cell office:value-type="float" office:value="1208783" table:style-name="ce1">
            <text:p>1208783</text:p>
          </table:table-cell>
          <table:table-cell table:number-columns-repeated="16383"/>
        </table:table-row>
        <table:table-row table:style-name="ro1">
          <table:table-cell office:value-type="float" office:value="1206461" table:style-name="ce1">
            <text:p>1206461</text:p>
          </table:table-cell>
          <table:table-cell table:number-columns-repeated="16383"/>
        </table:table-row>
        <table:table-row table:style-name="ro1">
          <table:table-cell office:value-type="float" office:value="1202893" table:style-name="ce1">
            <text:p>1202893</text:p>
          </table:table-cell>
          <table:table-cell table:number-columns-repeated="16383"/>
        </table:table-row>
        <table:table-row table:style-name="ro1">
          <table:table-cell office:value-type="float" office:value="1199253" table:style-name="ce1">
            <text:p>1199253</text:p>
          </table:table-cell>
          <table:table-cell table:number-columns-repeated="16383"/>
        </table:table-row>
        <table:table-row table:style-name="ro1">
          <table:table-cell office:value-type="float" office:value="1192416" table:style-name="ce1">
            <text:p>1192416</text:p>
          </table:table-cell>
          <table:table-cell table:number-columns-repeated="16383"/>
        </table:table-row>
        <table:table-row table:style-name="ro1">
          <table:table-cell office:value-type="float" office:value="1188976" table:style-name="ce1">
            <text:p>1188976</text:p>
          </table:table-cell>
          <table:table-cell table:number-columns-repeated="16383"/>
        </table:table-row>
        <table:table-row table:style-name="ro1">
          <table:table-cell office:value-type="float" office:value="1187195" table:style-name="ce1">
            <text:p>1187195</text:p>
          </table:table-cell>
          <table:table-cell table:number-columns-repeated="16383"/>
        </table:table-row>
        <table:table-row table:style-name="ro1">
          <table:table-cell office:value-type="float" office:value="1181377" table:style-name="ce1">
            <text:p>1181377</text:p>
          </table:table-cell>
          <table:table-cell table:number-columns-repeated="16383"/>
        </table:table-row>
        <table:table-row table:style-name="ro1">
          <table:table-cell office:value-type="float" office:value="1172628" table:style-name="ce1">
            <text:p>1172628</text:p>
          </table:table-cell>
          <table:table-cell table:number-columns-repeated="16383"/>
        </table:table-row>
        <table:table-row table:style-name="ro1">
          <table:table-cell office:value-type="float" office:value="1170293" table:style-name="ce1">
            <text:p>1170293</text:p>
          </table:table-cell>
          <table:table-cell table:number-columns-repeated="16383"/>
        </table:table-row>
        <table:table-row table:style-name="ro1">
          <table:table-cell office:value-type="float" office:value="1159485" table:style-name="ce1">
            <text:p>1159485</text:p>
          </table:table-cell>
          <table:table-cell table:number-columns-repeated="16383"/>
        </table:table-row>
        <table:table-row table:style-name="ro1">
          <table:table-cell office:value-type="float" office:value="1160716" table:style-name="ce1">
            <text:p>1160716</text:p>
          </table:table-cell>
          <table:table-cell table:number-columns-repeated="16383"/>
        </table:table-row>
        <table:table-row table:style-name="ro1">
          <table:table-cell office:value-type="float" office:value="1157872" table:style-name="ce1">
            <text:p>1157872</text:p>
          </table:table-cell>
          <table:table-cell table:number-columns-repeated="16383"/>
        </table:table-row>
        <table:table-row table:style-name="ro1">
          <table:table-cell office:value-type="float" office:value="1151718" table:style-name="ce1">
            <text:p>1151718</text:p>
          </table:table-cell>
          <table:table-cell table:number-columns-repeated="16383"/>
        </table:table-row>
        <table:table-row table:style-name="ro1">
          <table:table-cell office:value-type="float" office:value="1148749" table:style-name="ce1">
            <text:p>1148749</text:p>
          </table:table-cell>
          <table:table-cell table:number-columns-repeated="16383"/>
        </table:table-row>
        <table:table-row table:style-name="ro1">
          <table:table-cell office:value-type="float" office:value="1143028" table:style-name="ce1">
            <text:p>1143028</text:p>
          </table:table-cell>
          <table:table-cell table:number-columns-repeated="16383"/>
        </table:table-row>
        <table:table-row table:style-name="ro1">
          <table:table-cell office:value-type="float" office:value="1139431" table:style-name="ce1">
            <text:p>1139431</text:p>
          </table:table-cell>
          <table:table-cell table:number-columns-repeated="16383"/>
        </table:table-row>
        <table:table-row table:style-name="ro1">
          <table:table-cell office:value-type="float" office:value="1133336" table:style-name="ce1">
            <text:p>1133336</text:p>
          </table:table-cell>
          <table:table-cell table:number-columns-repeated="16383"/>
        </table:table-row>
        <table:table-row table:style-name="ro1">
          <table:table-cell office:value-type="float" office:value="1132562" table:style-name="ce1">
            <text:p>1132562</text:p>
          </table:table-cell>
          <table:table-cell table:number-columns-repeated="16383"/>
        </table:table-row>
        <table:table-row table:style-name="ro1">
          <table:table-cell office:value-type="float" office:value="1125868" table:style-name="ce1">
            <text:p>1125868</text:p>
          </table:table-cell>
          <table:table-cell table:number-columns-repeated="16383"/>
        </table:table-row>
        <table:table-row table:style-name="ro1">
          <table:table-cell office:value-type="float" office:value="1122429" table:style-name="ce1">
            <text:p>1122429</text:p>
          </table:table-cell>
          <table:table-cell table:number-columns-repeated="16383"/>
        </table:table-row>
        <table:table-row table:style-name="ro1">
          <table:table-cell office:value-type="float" office:value="1119809" table:style-name="ce1">
            <text:p>1119809</text:p>
          </table:table-cell>
          <table:table-cell table:number-columns-repeated="16383"/>
        </table:table-row>
        <table:table-row table:style-name="ro1">
          <table:table-cell office:value-type="float" office:value="1112399" table:style-name="ce1">
            <text:p>1112399</text:p>
          </table:table-cell>
          <table:table-cell table:number-columns-repeated="16383"/>
        </table:table-row>
        <table:table-row table:style-name="ro1">
          <table:table-cell office:value-type="float" office:value="1108495" table:style-name="ce1">
            <text:p>1108495</text:p>
          </table:table-cell>
          <table:table-cell table:number-columns-repeated="16383"/>
        </table:table-row>
        <table:table-row table:style-name="ro1">
          <table:table-cell office:value-type="float" office:value="1106573" table:style-name="ce1">
            <text:p>1106573</text:p>
          </table:table-cell>
          <table:table-cell table:number-columns-repeated="16383"/>
        </table:table-row>
        <table:table-row table:style-name="ro1">
          <table:table-cell office:value-type="float" office:value="1103279" table:style-name="ce1">
            <text:p>1103279</text:p>
          </table:table-cell>
          <table:table-cell table:number-columns-repeated="16383"/>
        </table:table-row>
        <table:table-row table:style-name="ro1">
          <table:table-cell office:value-type="float" office:value="1101363" table:style-name="ce1">
            <text:p>1101363</text:p>
          </table:table-cell>
          <table:table-cell table:number-columns-repeated="16383"/>
        </table:table-row>
        <table:table-row table:style-name="ro1">
          <table:table-cell office:value-type="float" office:value="1099306" table:style-name="ce1">
            <text:p>1099306</text:p>
          </table:table-cell>
          <table:table-cell table:number-columns-repeated="16383"/>
        </table:table-row>
        <table:table-row table:style-name="ro1">
          <table:table-cell office:value-type="float" office:value="1091405" table:style-name="ce1">
            <text:p>1091405</text:p>
          </table:table-cell>
          <table:table-cell table:number-columns-repeated="16383"/>
        </table:table-row>
        <table:table-row table:style-name="ro1">
          <table:table-cell office:value-type="float" office:value="1087428" table:style-name="ce1">
            <text:p>1087428</text:p>
          </table:table-cell>
          <table:table-cell table:number-columns-repeated="16383"/>
        </table:table-row>
        <table:table-row table:style-name="ro1">
          <table:table-cell office:value-type="float" office:value="1079623" table:style-name="ce1">
            <text:p>1079623</text:p>
          </table:table-cell>
          <table:table-cell table:number-columns-repeated="16383"/>
        </table:table-row>
        <table:table-row table:style-name="ro1">
          <table:table-cell office:value-type="float" office:value="1075941" table:style-name="ce1">
            <text:p>1075941</text:p>
          </table:table-cell>
          <table:table-cell table:number-columns-repeated="16383"/>
        </table:table-row>
        <table:table-row table:style-name="ro1">
          <table:table-cell office:value-type="float" office:value="1075973" table:style-name="ce1">
            <text:p>1075973</text:p>
          </table:table-cell>
          <table:table-cell table:number-columns-repeated="16383"/>
        </table:table-row>
        <table:table-row table:style-name="ro1">
          <table:table-cell office:value-type="float" office:value="1069922" table:style-name="ce1">
            <text:p>1069922</text:p>
          </table:table-cell>
          <table:table-cell table:number-columns-repeated="16383"/>
        </table:table-row>
        <table:table-row table:style-name="ro1">
          <table:table-cell office:value-type="float" office:value="1064708" table:style-name="ce1">
            <text:p>1064708</text:p>
          </table:table-cell>
          <table:table-cell table:number-columns-repeated="16383"/>
        </table:table-row>
        <table:table-row table:style-name="ro1">
          <table:table-cell office:value-type="float" office:value="1061945" table:style-name="ce1">
            <text:p>1061945</text:p>
          </table:table-cell>
          <table:table-cell table:number-columns-repeated="16383"/>
        </table:table-row>
        <table:table-row table:style-name="ro1">
          <table:table-cell office:value-type="float" office:value="1057940" table:style-name="ce1">
            <text:p>1057940</text:p>
          </table:table-cell>
          <table:table-cell table:number-columns-repeated="16383"/>
        </table:table-row>
        <table:table-row table:style-name="ro1">
          <table:table-cell office:value-type="float" office:value="1056245" table:style-name="ce1">
            <text:p>1056245</text:p>
          </table:table-cell>
          <table:table-cell table:number-columns-repeated="16383"/>
        </table:table-row>
        <table:table-row table:style-name="ro1">
          <table:table-cell office:value-type="float" office:value="1052320" table:style-name="ce1">
            <text:p>1052320</text:p>
          </table:table-cell>
          <table:table-cell table:number-columns-repeated="16383"/>
        </table:table-row>
        <table:table-row table:style-name="ro1">
          <table:table-cell office:value-type="float" office:value="1049089" table:style-name="ce1">
            <text:p>1049089</text:p>
          </table:table-cell>
          <table:table-cell table:number-columns-repeated="16383"/>
        </table:table-row>
        <table:table-row table:style-name="ro1">
          <table:table-cell office:value-type="float" office:value="1043707" table:style-name="ce1">
            <text:p>1043707</text:p>
          </table:table-cell>
          <table:table-cell table:number-columns-repeated="16383"/>
        </table:table-row>
        <table:table-row table:style-name="ro1">
          <table:table-cell office:value-type="float" office:value="1041502" table:style-name="ce1">
            <text:p>1041502</text:p>
          </table:table-cell>
          <table:table-cell table:number-columns-repeated="16383"/>
        </table:table-row>
        <table:table-row table:style-name="ro1">
          <table:table-cell office:value-type="float" office:value="1030739" table:style-name="ce1">
            <text:p>1030739</text:p>
          </table:table-cell>
          <table:table-cell table:number-columns-repeated="16383"/>
        </table:table-row>
        <table:table-row table:style-name="ro1">
          <table:table-cell office:value-type="float" office:value="1028795" table:style-name="ce1">
            <text:p>1028795</text:p>
          </table:table-cell>
          <table:table-cell table:number-columns-repeated="16383"/>
        </table:table-row>
        <table:table-row table:style-name="ro1">
          <table:table-cell office:value-type="float" office:value="1028037" table:style-name="ce1">
            <text:p>1028037</text:p>
          </table:table-cell>
          <table:table-cell table:number-columns-repeated="16383"/>
        </table:table-row>
        <table:table-row table:style-name="ro1">
          <table:table-cell office:value-type="float" office:value="1023978" table:style-name="ce1">
            <text:p>1023978</text:p>
          </table:table-cell>
          <table:table-cell table:number-columns-repeated="16383"/>
        </table:table-row>
        <table:table-row table:style-name="ro1">
          <table:table-cell office:value-type="float" office:value="1022651" table:style-name="ce1">
            <text:p>1022651</text:p>
          </table:table-cell>
          <table:table-cell table:number-columns-repeated="16383"/>
        </table:table-row>
        <table:table-row table:style-name="ro1">
          <table:table-cell office:value-type="float" office:value="1019776" table:style-name="ce1">
            <text:p>1019776</text:p>
          </table:table-cell>
          <table:table-cell table:number-columns-repeated="16383"/>
        </table:table-row>
        <table:table-row table:style-name="ro1">
          <table:table-cell office:value-type="float" office:value="1020720" table:style-name="ce1">
            <text:p>1020720</text:p>
          </table:table-cell>
          <table:table-cell table:number-columns-repeated="16383"/>
        </table:table-row>
        <table:table-row table:style-name="ro1">
          <table:table-cell office:value-type="float" office:value="1010502" table:style-name="ce1">
            <text:p>1010502</text:p>
          </table:table-cell>
          <table:table-cell table:number-columns-repeated="16383"/>
        </table:table-row>
        <table:table-row table:style-name="ro1">
          <table:table-cell office:value-type="float" office:value="1007801" table:style-name="ce1">
            <text:p>1007801</text:p>
          </table:table-cell>
          <table:table-cell table:number-columns-repeated="16383"/>
        </table:table-row>
        <table:table-row table:style-name="ro1">
          <table:table-cell office:value-type="float" office:value="1005205" table:style-name="ce1">
            <text:p>1005205</text:p>
          </table:table-cell>
          <table:table-cell table:number-columns-repeated="16383"/>
        </table:table-row>
        <table:table-row table:style-name="ro1">
          <table:table-cell office:value-type="float" office:value="1003145" table:style-name="ce1">
            <text:p>1003145</text:p>
          </table:table-cell>
          <table:table-cell table:number-columns-repeated="16383"/>
        </table:table-row>
        <table:table-row table:style-name="ro1">
          <table:table-cell office:value-type="float" office:value="999301" table:style-name="ce1">
            <text:p>999301</text:p>
          </table:table-cell>
          <table:table-cell table:number-columns-repeated="16383"/>
        </table:table-row>
        <table:table-row table:style-name="ro1">
          <table:table-cell office:value-type="float" office:value="994957" table:style-name="ce1">
            <text:p>994957</text:p>
          </table:table-cell>
          <table:table-cell table:number-columns-repeated="16383"/>
        </table:table-row>
        <table:table-row table:style-name="ro1">
          <table:table-cell office:value-type="float" office:value="992994" table:style-name="ce1">
            <text:p>992994</text:p>
          </table:table-cell>
          <table:table-cell table:number-columns-repeated="16383"/>
        </table:table-row>
        <table:table-row table:style-name="ro1">
          <table:table-cell office:value-type="float" office:value="992919" table:style-name="ce1">
            <text:p>992919</text:p>
          </table:table-cell>
          <table:table-cell table:number-columns-repeated="16383"/>
        </table:table-row>
        <table:table-row table:style-name="ro1">
          <table:table-cell office:value-type="float" office:value="981560" table:style-name="ce1">
            <text:p>981560</text:p>
          </table:table-cell>
          <table:table-cell table:number-columns-repeated="16383"/>
        </table:table-row>
        <table:table-row table:style-name="ro1">
          <table:table-cell office:value-type="float" office:value="978744" table:style-name="ce1">
            <text:p>978744</text:p>
          </table:table-cell>
          <table:table-cell table:number-columns-repeated="16383"/>
        </table:table-row>
        <table:table-row table:style-name="ro1">
          <table:table-cell office:value-type="float" office:value="973437" table:style-name="ce1">
            <text:p>973437</text:p>
          </table:table-cell>
          <table:table-cell table:number-columns-repeated="16383"/>
        </table:table-row>
        <table:table-row table:style-name="ro1">
          <table:table-cell office:value-type="float" office:value="971950" table:style-name="ce1">
            <text:p>971950</text:p>
          </table:table-cell>
          <table:table-cell table:number-columns-repeated="16383"/>
        </table:table-row>
        <table:table-row table:style-name="ro1">
          <table:table-cell office:value-type="float" office:value="972319" table:style-name="ce1">
            <text:p>972319</text:p>
          </table:table-cell>
          <table:table-cell table:number-columns-repeated="16383"/>
        </table:table-row>
        <table:table-row table:style-name="ro1">
          <table:table-cell office:value-type="float" office:value="969749" table:style-name="ce1">
            <text:p>969749</text:p>
          </table:table-cell>
          <table:table-cell table:number-columns-repeated="16383"/>
        </table:table-row>
        <table:table-row table:number-rows-repeated="1048476" table:style-name="ro1">
          <table:table-cell table:number-columns-repeated="16384"/>
        </table:table-row>
      </table:table>
      <table:table table:name="Arkusz3" table:style-name="ta1">
        <table:table-column table:style-name="co1" table:number-columns-repeated="16384" table:default-cell-style-name="ce1"/>
        <table:table-row table:style-name="ro1">
          <table:table-cell office:value-type="float" office:value="1423915" table:style-name="ce1">
            <text:p>1423915</text:p>
          </table:table-cell>
          <table:table-cell office:value-type="float" office:value="1417912" table:style-name="ce1">
            <text:p>1417912</text:p>
          </table:table-cell>
          <table:table-cell office:value-type="float" office:value="1422526" table:style-name="ce1">
            <text:p>1422526</text:p>
          </table:table-cell>
          <table:table-cell office:value-type="float" office:value="1436202" table:style-name="ce1">
            <text:p>1436202</text:p>
          </table:table-cell>
          <table:table-cell table:number-columns-repeated="16380"/>
        </table:table-row>
        <table:table-row table:style-name="ro1">
          <table:table-cell office:value-type="float" office:value="1423345" table:style-name="ce1">
            <text:p>1423345</text:p>
          </table:table-cell>
          <table:table-cell office:value-type="float" office:value="1421275" table:style-name="ce1">
            <text:p>1421275</text:p>
          </table:table-cell>
          <table:table-cell office:value-type="float" office:value="1424179" table:style-name="ce1">
            <text:p>1424179</text:p>
          </table:table-cell>
          <table:table-cell office:value-type="float" office:value="1433904" table:style-name="ce1">
            <text:p>1433904</text:p>
          </table:table-cell>
          <table:table-cell table:number-columns-repeated="16380"/>
        </table:table-row>
        <table:table-row table:style-name="ro1">
          <table:table-cell office:value-type="float" office:value="1417987" table:style-name="ce1">
            <text:p>1417987</text:p>
          </table:table-cell>
          <table:table-cell office:value-type="float" office:value="1406315" table:style-name="ce1">
            <text:p>1406315</text:p>
          </table:table-cell>
          <table:table-cell office:value-type="float" office:value="1423775" table:style-name="ce1">
            <text:p>1423775</text:p>
          </table:table-cell>
          <table:table-cell office:value-type="float" office:value="1426898" table:style-name="ce1">
            <text:p>1426898</text:p>
          </table:table-cell>
          <table:table-cell table:number-columns-repeated="16380"/>
        </table:table-row>
        <table:table-row table:style-name="ro1">
          <table:table-cell office:value-type="float" office:value="1415900" table:style-name="ce1">
            <text:p>1415900</text:p>
          </table:table-cell>
          <table:table-cell office:value-type="float" office:value="1394320" table:style-name="ce1">
            <text:p>1394320</text:p>
          </table:table-cell>
          <table:table-cell office:value-type="float" office:value="1421976" table:style-name="ce1">
            <text:p>1421976</text:p>
          </table:table-cell>
          <table:table-cell office:value-type="float" office:value="1424869" table:style-name="ce1">
            <text:p>1424869</text:p>
          </table:table-cell>
          <table:table-cell table:number-columns-repeated="16380"/>
        </table:table-row>
        <table:table-row table:style-name="ro1">
          <table:table-cell office:value-type="float" office:value="1410680" table:style-name="ce1">
            <text:p>1410680</text:p>
          </table:table-cell>
          <table:table-cell office:value-type="float" office:value="1384006" table:style-name="ce1">
            <text:p>1384006</text:p>
          </table:table-cell>
          <table:table-cell office:value-type="float" office:value="1419662" table:style-name="ce1">
            <text:p>1419662</text:p>
          </table:table-cell>
          <table:table-cell office:value-type="float" office:value="1415521" table:style-name="ce1">
            <text:p>1415521</text:p>
          </table:table-cell>
          <table:table-cell table:number-columns-repeated="16380"/>
        </table:table-row>
        <table:table-row table:style-name="ro1">
          <table:table-cell office:value-type="float" office:value="1398496" table:style-name="ce1">
            <text:p>1398496</text:p>
          </table:table-cell>
          <table:table-cell office:value-type="float" office:value="1373509" table:style-name="ce1">
            <text:p>1373509</text:p>
          </table:table-cell>
          <table:table-cell office:value-type="float" office:value="1402748" table:style-name="ce1">
            <text:p>1402748</text:p>
          </table:table-cell>
          <table:table-cell office:value-type="float" office:value="1411296" table:style-name="ce1">
            <text:p>1411296</text:p>
          </table:table-cell>
          <table:table-cell table:number-columns-repeated="16380"/>
        </table:table-row>
        <table:table-row table:style-name="ro1">
          <table:table-cell office:value-type="float" office:value="1394852" table:style-name="ce1">
            <text:p>1394852</text:p>
          </table:table-cell>
          <table:table-cell office:value-type="float" office:value="1356892" table:style-name="ce1">
            <text:p>1356892</text:p>
          </table:table-cell>
          <table:table-cell office:value-type="float" office:value="1391059" table:style-name="ce1">
            <text:p>1391059</text:p>
          </table:table-cell>
          <table:table-cell office:value-type="float" office:value="1393871" table:style-name="ce1">
            <text:p>1393871</text:p>
          </table:table-cell>
          <table:table-cell table:number-columns-repeated="16380"/>
        </table:table-row>
        <table:table-row table:style-name="ro1">
          <table:table-cell office:value-type="float" office:value="1389863" table:style-name="ce1">
            <text:p>1389863</text:p>
          </table:table-cell>
          <table:table-cell office:value-type="float" office:value="1342453" table:style-name="ce1">
            <text:p>1342453</text:p>
          </table:table-cell>
          <table:table-cell office:value-type="float" office:value="1385309" table:style-name="ce1">
            <text:p>1385309</text:p>
          </table:table-cell>
          <table:table-cell office:value-type="float" office:value="1386962" table:style-name="ce1">
            <text:p>1386962</text:p>
          </table:table-cell>
          <table:table-cell table:style-name="ce1">
            <draw:frame draw:z-index="1" draw:id="id2" draw:style-name="a2" draw:name="Wykres 1" svg:x="0.60417in" svg:y="0.02083in" svg:width="6.712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1375001" table:style-name="ce1">
            <text:p>1375001</text:p>
          </table:table-cell>
          <table:table-cell office:value-type="float" office:value="1337017" table:style-name="ce1">
            <text:p>1337017</text:p>
          </table:table-cell>
          <table:table-cell office:value-type="float" office:value="1382701" table:style-name="ce1">
            <text:p>1382701</text:p>
          </table:table-cell>
          <table:table-cell office:value-type="float" office:value="1379502" table:style-name="ce1">
            <text:p>1379502</text:p>
          </table:table-cell>
          <table:table-cell table:number-columns-repeated="16380"/>
        </table:table-row>
        <table:table-row table:style-name="ro1">
          <table:table-cell office:value-type="float" office:value="1365736" table:style-name="ce1">
            <text:p>1365736</text:p>
          </table:table-cell>
          <table:table-cell office:value-type="float" office:value="1332743" table:style-name="ce1">
            <text:p>1332743</text:p>
          </table:table-cell>
          <table:table-cell office:value-type="float" office:value="1370225" table:style-name="ce1">
            <text:p>1370225</text:p>
          </table:table-cell>
          <table:table-cell office:value-type="float" office:value="1373161" table:style-name="ce1">
            <text:p>1373161</text:p>
          </table:table-cell>
          <table:table-cell table:number-columns-repeated="16380"/>
        </table:table-row>
        <table:table-row table:style-name="ro1">
          <table:table-cell office:value-type="float" office:value="1360153" table:style-name="ce1">
            <text:p>1360153</text:p>
          </table:table-cell>
          <table:table-cell office:value-type="float" office:value="1318498" table:style-name="ce1">
            <text:p>1318498</text:p>
          </table:table-cell>
          <table:table-cell office:value-type="float" office:value="1361367" table:style-name="ce1">
            <text:p>1361367</text:p>
          </table:table-cell>
          <table:table-cell office:value-type="float" office:value="1364854" table:style-name="ce1">
            <text:p>1364854</text:p>
          </table:table-cell>
          <table:table-cell table:number-columns-repeated="16380"/>
        </table:table-row>
        <table:table-row table:style-name="ro1">
          <table:table-cell office:value-type="float" office:value="1350550" table:style-name="ce1">
            <text:p>1350550</text:p>
          </table:table-cell>
          <table:table-cell office:value-type="float" office:value="1302712" table:style-name="ce1">
            <text:p>1302712</text:p>
          </table:table-cell>
          <table:table-cell office:value-type="float" office:value="1356100" table:style-name="ce1">
            <text:p>1356100</text:p>
          </table:table-cell>
          <table:table-cell office:value-type="float" office:value="1355971" table:style-name="ce1">
            <text:p>1355971</text:p>
          </table:table-cell>
          <table:table-cell table:number-columns-repeated="16380"/>
        </table:table-row>
        <table:table-row table:style-name="ro1">
          <table:table-cell office:value-type="float" office:value="1342057" table:style-name="ce1">
            <text:p>1342057</text:p>
          </table:table-cell>
          <table:table-cell office:value-type="float" office:value="1300924" table:style-name="ce1">
            <text:p>1300924</text:p>
          </table:table-cell>
          <table:table-cell office:value-type="float" office:value="1342976" table:style-name="ce1">
            <text:p>1342976</text:p>
          </table:table-cell>
          <table:table-cell office:value-type="float" office:value="1345958" table:style-name="ce1">
            <text:p>1345958</text:p>
          </table:table-cell>
          <table:table-cell table:number-columns-repeated="16380"/>
        </table:table-row>
        <table:table-row table:style-name="ro1">
          <table:table-cell office:value-type="float" office:value="1332081" table:style-name="ce1">
            <text:p>1332081</text:p>
          </table:table-cell>
          <table:table-cell office:value-type="float" office:value="1281798" table:style-name="ce1">
            <text:p>1281798</text:p>
          </table:table-cell>
          <table:table-cell office:value-type="float" office:value="1333468" table:style-name="ce1">
            <text:p>1333468</text:p>
          </table:table-cell>
          <table:table-cell office:value-type="float" office:value="1338721" table:style-name="ce1">
            <text:p>1338721</text:p>
          </table:table-cell>
          <table:table-cell table:number-columns-repeated="16380"/>
        </table:table-row>
        <table:table-row table:style-name="ro1">
          <table:table-cell office:value-type="float" office:value="1325566" table:style-name="ce1">
            <text:p>1325566</text:p>
          </table:table-cell>
          <table:table-cell office:value-type="float" office:value="1274498" table:style-name="ce1">
            <text:p>1274498</text:p>
          </table:table-cell>
          <table:table-cell office:value-type="float" office:value="1327690" table:style-name="ce1">
            <text:p>1327690</text:p>
          </table:table-cell>
          <table:table-cell office:value-type="float" office:value="1333636" table:style-name="ce1">
            <text:p>1333636</text:p>
          </table:table-cell>
          <table:table-cell table:number-columns-repeated="16380"/>
        </table:table-row>
        <table:table-row table:style-name="ro1">
          <table:table-cell office:value-type="float" office:value="1316189" table:style-name="ce1">
            <text:p>1316189</text:p>
          </table:table-cell>
          <table:table-cell office:value-type="float" office:value="1257625" table:style-name="ce1">
            <text:p>1257625</text:p>
          </table:table-cell>
          <table:table-cell office:value-type="float" office:value="1318299" table:style-name="ce1">
            <text:p>1318299</text:p>
          </table:table-cell>
          <table:table-cell office:value-type="float" office:value="1325256" table:style-name="ce1">
            <text:p>1325256</text:p>
          </table:table-cell>
          <table:table-cell table:number-columns-repeated="16380"/>
        </table:table-row>
        <table:table-row table:style-name="ro1">
          <table:table-cell office:value-type="float" office:value="1310757" table:style-name="ce1">
            <text:p>1310757</text:p>
          </table:table-cell>
          <table:table-cell office:value-type="float" office:value="1252879" table:style-name="ce1">
            <text:p>1252879</text:p>
          </table:table-cell>
          <table:table-cell office:value-type="float" office:value="1311082" table:style-name="ce1">
            <text:p>1311082</text:p>
          </table:table-cell>
          <table:table-cell office:value-type="float" office:value="1321130" table:style-name="ce1">
            <text:p>1321130</text:p>
          </table:table-cell>
          <table:table-cell table:number-columns-repeated="16380"/>
        </table:table-row>
        <table:table-row table:style-name="ro1">
          <table:table-cell office:value-type="float" office:value="1298044" table:style-name="ce1">
            <text:p>1298044</text:p>
          </table:table-cell>
          <table:table-cell office:value-type="float" office:value="1241598" table:style-name="ce1">
            <text:p>1241598</text:p>
          </table:table-cell>
          <table:table-cell office:value-type="float" office:value="1308636" table:style-name="ce1">
            <text:p>1308636</text:p>
          </table:table-cell>
          <table:table-cell office:value-type="float" office:value="1314008" table:style-name="ce1">
            <text:p>1314008</text:p>
          </table:table-cell>
          <table:table-cell table:number-columns-repeated="16380"/>
        </table:table-row>
        <table:table-row table:style-name="ro1">
          <table:table-cell office:value-type="float" office:value="1292853" table:style-name="ce1">
            <text:p>1292853</text:p>
          </table:table-cell>
          <table:table-cell office:value-type="float" office:value="1231438" table:style-name="ce1">
            <text:p>1231438</text:p>
          </table:table-cell>
          <table:table-cell office:value-type="float" office:value="1303478" table:style-name="ce1">
            <text:p>1303478</text:p>
          </table:table-cell>
          <table:table-cell office:value-type="float" office:value="1303939" table:style-name="ce1">
            <text:p>1303939</text:p>
          </table:table-cell>
          <table:table-cell table:number-columns-repeated="16380"/>
        </table:table-row>
        <table:table-row table:style-name="ro1">
          <table:table-cell office:value-type="float" office:value="1288435" table:style-name="ce1">
            <text:p>1288435</text:p>
          </table:table-cell>
          <table:table-cell office:value-type="float" office:value="1211786" table:style-name="ce1">
            <text:p>1211786</text:p>
          </table:table-cell>
          <table:table-cell office:value-type="float" office:value="1294598" table:style-name="ce1">
            <text:p>1294598</text:p>
          </table:table-cell>
          <table:table-cell office:value-type="float" office:value="1289862" table:style-name="ce1">
            <text:p>1289862</text:p>
          </table:table-cell>
          <table:table-cell table:number-columns-repeated="16380"/>
        </table:table-row>
        <table:table-row table:style-name="ro1">
          <table:table-cell office:value-type="float" office:value="1284780" table:style-name="ce1">
            <text:p>1284780</text:p>
          </table:table-cell>
          <table:table-cell office:value-type="float" office:value="1208286" table:style-name="ce1">
            <text:p>1208286</text:p>
          </table:table-cell>
          <table:table-cell office:value-type="float" office:value="1288052" table:style-name="ce1">
            <text:p>1288052</text:p>
          </table:table-cell>
          <table:table-cell office:value-type="float" office:value="1286268" table:style-name="ce1">
            <text:p>1286268</text:p>
          </table:table-cell>
          <table:table-cell table:number-columns-repeated="16380"/>
        </table:table-row>
        <table:table-row table:style-name="ro1">
          <table:table-cell office:value-type="float" office:value="1274667" table:style-name="ce1">
            <text:p>1274667</text:p>
          </table:table-cell>
          <table:table-cell office:value-type="float" office:value="1204509" table:style-name="ce1">
            <text:p>1204509</text:p>
          </table:table-cell>
          <table:table-cell office:value-type="float" office:value="1278018" table:style-name="ce1">
            <text:p>1278018</text:p>
          </table:table-cell>
          <table:table-cell office:value-type="float" office:value="1280354" table:style-name="ce1">
            <text:p>1280354</text:p>
          </table:table-cell>
          <table:table-cell table:number-columns-repeated="16380"/>
        </table:table-row>
        <table:table-row table:style-name="ro1">
          <table:table-cell office:value-type="float" office:value="1268105" table:style-name="ce1">
            <text:p>1268105</text:p>
          </table:table-cell>
          <table:table-cell office:value-type="float" office:value="1190423" table:style-name="ce1">
            <text:p>1190423</text:p>
          </table:table-cell>
          <table:table-cell office:value-type="float" office:value="1271738" table:style-name="ce1">
            <text:p>1271738</text:p>
          </table:table-cell>
          <table:table-cell office:value-type="float" office:value="1272655" table:style-name="ce1">
            <text:p>1272655</text:p>
          </table:table-cell>
          <table:table-cell table:number-columns-repeated="16380"/>
        </table:table-row>
        <table:table-row table:style-name="ro1">
          <table:table-cell office:value-type="float" office:value="1255419" table:style-name="ce1">
            <text:p>1255419</text:p>
          </table:table-cell>
          <table:table-cell office:value-type="float" office:value="1180652" table:style-name="ce1">
            <text:p>1180652</text:p>
          </table:table-cell>
          <table:table-cell office:value-type="float" office:value="1258859" table:style-name="ce1">
            <text:p>1258859</text:p>
          </table:table-cell>
          <table:table-cell office:value-type="float" office:value="1262827" table:style-name="ce1">
            <text:p>1262827</text:p>
          </table:table-cell>
          <table:table-cell table:number-columns-repeated="16380"/>
        </table:table-row>
        <table:table-row table:style-name="ro1">
          <table:table-cell office:value-type="float" office:value="1258336" table:style-name="ce1">
            <text:p>1258336</text:p>
          </table:table-cell>
          <table:table-cell office:value-type="float" office:value="1172684" table:style-name="ce1">
            <text:p>1172684</text:p>
          </table:table-cell>
          <table:table-cell office:value-type="float" office:value="1254282" table:style-name="ce1">
            <text:p>1254282</text:p>
          </table:table-cell>
          <table:table-cell office:value-type="float" office:value="1257713" table:style-name="ce1">
            <text:p>1257713</text:p>
          </table:table-cell>
          <table:table-cell table:number-columns-repeated="16380"/>
        </table:table-row>
        <table:table-row table:style-name="ro1">
          <table:table-cell office:value-type="float" office:value="1247585" table:style-name="ce1">
            <text:p>1247585</text:p>
          </table:table-cell>
          <table:table-cell office:value-type="float" office:value="1167652" table:style-name="ce1">
            <text:p>1167652</text:p>
          </table:table-cell>
          <table:table-cell office:value-type="float" office:value="1247780" table:style-name="ce1">
            <text:p>1247780</text:p>
          </table:table-cell>
          <table:table-cell office:value-type="float" office:value="1249312" table:style-name="ce1">
            <text:p>1249312</text:p>
          </table:table-cell>
          <table:table-cell table:number-columns-repeated="16380"/>
        </table:table-row>
        <table:table-row table:style-name="ro1">
          <table:table-cell office:value-type="float" office:value="1241345" table:style-name="ce1">
            <text:p>1241345</text:p>
          </table:table-cell>
          <table:table-cell office:value-type="float" office:value="1154535" table:style-name="ce1">
            <text:p>1154535</text:p>
          </table:table-cell>
          <table:table-cell office:value-type="float" office:value="1242318" table:style-name="ce1">
            <text:p>1242318</text:p>
          </table:table-cell>
          <table:table-cell office:value-type="float" office:value="1240479" table:style-name="ce1">
            <text:p>1240479</text:p>
          </table:table-cell>
          <table:table-cell table:number-columns-repeated="16380"/>
        </table:table-row>
        <table:table-row table:style-name="ro1">
          <table:table-cell office:value-type="float" office:value="1237375" table:style-name="ce1">
            <text:p>1237375</text:p>
          </table:table-cell>
          <table:table-cell office:value-type="float" office:value="1146344" table:style-name="ce1">
            <text:p>1146344</text:p>
          </table:table-cell>
          <table:table-cell office:value-type="float" office:value="1238670" table:style-name="ce1">
            <text:p>1238670</text:p>
          </table:table-cell>
          <table:table-cell office:value-type="float" office:value="1231585" table:style-name="ce1">
            <text:p>1231585</text:p>
          </table:table-cell>
          <table:table-cell table:number-columns-repeated="16380"/>
        </table:table-row>
        <table:table-row table:style-name="ro1">
          <table:table-cell office:value-type="float" office:value="1231829" table:style-name="ce1">
            <text:p>1231829</text:p>
          </table:table-cell>
          <table:table-cell office:value-type="float" office:value="1146291" table:style-name="ce1">
            <text:p>1146291</text:p>
          </table:table-cell>
          <table:table-cell office:value-type="float" office:value="1231013" table:style-name="ce1">
            <text:p>1231013</text:p>
          </table:table-cell>
          <table:table-cell office:value-type="float" office:value="1228506" table:style-name="ce1">
            <text:p>1228506</text:p>
          </table:table-cell>
          <table:table-cell table:number-columns-repeated="16380"/>
        </table:table-row>
        <table:table-row table:style-name="ro1">
          <table:table-cell office:value-type="float" office:value="1220764" table:style-name="ce1">
            <text:p>1220764</text:p>
          </table:table-cell>
          <table:table-cell office:value-type="float" office:value="1141083" table:style-name="ce1">
            <text:p>1141083</text:p>
          </table:table-cell>
          <table:table-cell office:value-type="float" office:value="1223562" table:style-name="ce1">
            <text:p>1223562</text:p>
          </table:table-cell>
          <table:table-cell office:value-type="float" office:value="1222792" table:style-name="ce1">
            <text:p>1222792</text:p>
          </table:table-cell>
          <table:table-cell table:number-columns-repeated="16380"/>
        </table:table-row>
        <table:table-row table:style-name="ro1">
          <table:table-cell office:value-type="float" office:value="1210909" table:style-name="ce1">
            <text:p>1210909</text:p>
          </table:table-cell>
          <table:table-cell office:value-type="float" office:value="1134112" table:style-name="ce1">
            <text:p>1134112</text:p>
          </table:table-cell>
          <table:table-cell office:value-type="float" office:value="1221573" table:style-name="ce1">
            <text:p>1221573</text:p>
          </table:table-cell>
          <table:table-cell office:value-type="float" office:value="1217668" table:style-name="ce1">
            <text:p>1217668</text:p>
          </table:table-cell>
          <table:table-cell table:number-columns-repeated="16380"/>
        </table:table-row>
        <table:table-row table:style-name="ro1">
          <table:table-cell office:value-type="float" office:value="1205536" table:style-name="ce1">
            <text:p>1205536</text:p>
          </table:table-cell>
          <table:table-cell office:value-type="float" office:value="1125245" table:style-name="ce1">
            <text:p>1125245</text:p>
          </table:table-cell>
          <table:table-cell office:value-type="float" office:value="1209229" table:style-name="ce1">
            <text:p>1209229</text:p>
          </table:table-cell>
          <table:table-cell office:value-type="float" office:value="1215152" table:style-name="ce1">
            <text:p>1215152</text:p>
          </table:table-cell>
          <table:table-cell table:number-columns-repeated="16380"/>
        </table:table-row>
        <table:table-row table:style-name="ro1">
          <table:table-cell office:value-type="float" office:value="1202627" table:style-name="ce1">
            <text:p>1202627</text:p>
          </table:table-cell>
          <table:table-cell office:value-type="float" office:value="1116631" table:style-name="ce1">
            <text:p>1116631</text:p>
          </table:table-cell>
          <table:table-cell office:value-type="float" office:value="1203872" table:style-name="ce1">
            <text:p>1203872</text:p>
          </table:table-cell>
          <table:table-cell office:value-type="float" office:value="1202758" table:style-name="ce1">
            <text:p>1202758</text:p>
          </table:table-cell>
          <table:table-cell table:number-columns-repeated="16380"/>
        </table:table-row>
        <table:table-row table:style-name="ro1">
          <table:table-cell office:value-type="float" office:value="1190210" table:style-name="ce1">
            <text:p>1190210</text:p>
          </table:table-cell>
          <table:table-cell office:value-type="float" office:value="1112045" table:style-name="ce1">
            <text:p>1112045</text:p>
          </table:table-cell>
          <table:table-cell office:value-type="float" office:value="1200751" table:style-name="ce1">
            <text:p>1200751</text:p>
          </table:table-cell>
          <table:table-cell office:value-type="float" office:value="1197203" table:style-name="ce1">
            <text:p>1197203</text:p>
          </table:table-cell>
          <table:table-cell table:number-columns-repeated="16380"/>
        </table:table-row>
        <table:table-row table:style-name="ro1">
          <table:table-cell office:value-type="float" office:value="1190396" table:style-name="ce1">
            <text:p>1190396</text:p>
          </table:table-cell>
          <table:table-cell office:value-type="float" office:value="1108409" table:style-name="ce1">
            <text:p>1108409</text:p>
          </table:table-cell>
          <table:table-cell office:value-type="float" office:value="1194704" table:style-name="ce1">
            <text:p>1194704</text:p>
          </table:table-cell>
          <table:table-cell office:value-type="float" office:value="1194081" table:style-name="ce1">
            <text:p>1194081</text:p>
          </table:table-cell>
          <table:table-cell table:number-columns-repeated="16380"/>
        </table:table-row>
        <table:table-row table:style-name="ro1">
          <table:table-cell office:value-type="float" office:value="1178659" table:style-name="ce1">
            <text:p>1178659</text:p>
          </table:table-cell>
          <table:table-cell office:value-type="float" office:value="1099912" table:style-name="ce1">
            <text:p>1099912</text:p>
          </table:table-cell>
          <table:table-cell office:value-type="float" office:value="1185428" table:style-name="ce1">
            <text:p>1185428</text:p>
          </table:table-cell>
          <table:table-cell office:value-type="float" office:value="1188181" table:style-name="ce1">
            <text:p>1188181</text:p>
          </table:table-cell>
          <table:table-cell table:number-columns-repeated="16380"/>
        </table:table-row>
        <table:table-row table:style-name="ro1">
          <table:table-cell office:value-type="float" office:value="1175498" table:style-name="ce1">
            <text:p>1175498</text:p>
          </table:table-cell>
          <table:table-cell office:value-type="float" office:value="1093008" table:style-name="ce1">
            <text:p>1093008</text:p>
          </table:table-cell>
          <table:table-cell office:value-type="float" office:value="1178104" table:style-name="ce1">
            <text:p>1178104</text:p>
          </table:table-cell>
          <table:table-cell office:value-type="float" office:value="1178609" table:style-name="ce1">
            <text:p>1178609</text:p>
          </table:table-cell>
          <table:table-cell table:number-columns-repeated="16380"/>
        </table:table-row>
        <table:table-row table:style-name="ro1">
          <table:table-cell office:value-type="float" office:value="1174363" table:style-name="ce1">
            <text:p>1174363</text:p>
          </table:table-cell>
          <table:table-cell office:value-type="float" office:value="1086559" table:style-name="ce1">
            <text:p>1086559</text:p>
          </table:table-cell>
          <table:table-cell office:value-type="float" office:value="1173295" table:style-name="ce1">
            <text:p>1173295</text:p>
          </table:table-cell>
          <table:table-cell office:value-type="float" office:value="1171780" table:style-name="ce1">
            <text:p>1171780</text:p>
          </table:table-cell>
          <table:table-cell table:number-columns-repeated="16380"/>
        </table:table-row>
        <table:table-row table:style-name="ro1">
          <table:table-cell office:value-type="float" office:value="1168614" table:style-name="ce1">
            <text:p>1168614</text:p>
          </table:table-cell>
          <table:table-cell office:value-type="float" office:value="1078829" table:style-name="ce1">
            <text:p>1078829</text:p>
          </table:table-cell>
          <table:table-cell office:value-type="float" office:value="1165075" table:style-name="ce1">
            <text:p>1165075</text:p>
          </table:table-cell>
          <table:table-cell office:value-type="float" office:value="1164480" table:style-name="ce1">
            <text:p>1164480</text:p>
          </table:table-cell>
          <table:table-cell table:number-columns-repeated="16380"/>
        </table:table-row>
        <table:table-row table:style-name="ro1">
          <table:table-cell office:value-type="float" office:value="1155187" table:style-name="ce1">
            <text:p>1155187</text:p>
          </table:table-cell>
          <table:table-cell office:value-type="float" office:value="1075426" table:style-name="ce1">
            <text:p>1075426</text:p>
          </table:table-cell>
          <table:table-cell office:value-type="float" office:value="1163325" table:style-name="ce1">
            <text:p>1163325</text:p>
          </table:table-cell>
          <table:table-cell office:value-type="float" office:value="1162708" table:style-name="ce1">
            <text:p>1162708</text:p>
          </table:table-cell>
          <table:table-cell table:number-columns-repeated="16380"/>
        </table:table-row>
        <table:table-row table:style-name="ro1">
          <table:table-cell office:value-type="float" office:value="1149838" table:style-name="ce1">
            <text:p>1149838</text:p>
          </table:table-cell>
          <table:table-cell office:value-type="float" office:value="1069751" table:style-name="ce1">
            <text:p>1069751</text:p>
          </table:table-cell>
          <table:table-cell office:value-type="float" office:value="1150122" table:style-name="ce1">
            <text:p>1150122</text:p>
          </table:table-cell>
          <table:table-cell office:value-type="float" office:value="1158779" table:style-name="ce1">
            <text:p>1158779</text:p>
          </table:table-cell>
          <table:table-cell table:number-columns-repeated="16380"/>
        </table:table-row>
        <table:table-row table:style-name="ro1">
          <table:table-cell office:value-type="float" office:value="1144441" table:style-name="ce1">
            <text:p>1144441</text:p>
          </table:table-cell>
          <table:table-cell office:value-type="float" office:value="1063609" table:style-name="ce1">
            <text:p>1063609</text:p>
          </table:table-cell>
          <table:table-cell office:value-type="float" office:value="1150182" table:style-name="ce1">
            <text:p>1150182</text:p>
          </table:table-cell>
          <table:table-cell office:value-type="float" office:value="1155775" table:style-name="ce1">
            <text:p>1155775</text:p>
          </table:table-cell>
          <table:table-cell table:number-columns-repeated="16380"/>
        </table:table-row>
        <table:table-row table:style-name="ro1">
          <table:table-cell office:value-type="float" office:value="1140313" table:style-name="ce1">
            <text:p>1140313</text:p>
          </table:table-cell>
          <table:table-cell office:value-type="float" office:value="1060100" table:style-name="ce1">
            <text:p>1060100</text:p>
          </table:table-cell>
          <table:table-cell office:value-type="float" office:value="1137132" table:style-name="ce1">
            <text:p>1137132</text:p>
          </table:table-cell>
          <table:table-cell office:value-type="float" office:value="1151635" table:style-name="ce1">
            <text:p>1151635</text:p>
          </table:table-cell>
          <table:table-cell table:number-columns-repeated="16380"/>
        </table:table-row>
        <table:table-row table:style-name="ro1">
          <table:table-cell office:value-type="float" office:value="1139373" table:style-name="ce1">
            <text:p>1139373</text:p>
          </table:table-cell>
          <table:table-cell office:value-type="float" office:value="1058761" table:style-name="ce1">
            <text:p>1058761</text:p>
          </table:table-cell>
          <table:table-cell office:value-type="float" office:value="1136038" table:style-name="ce1">
            <text:p>1136038</text:p>
          </table:table-cell>
          <table:table-cell office:value-type="float" office:value="1138349" table:style-name="ce1">
            <text:p>1138349</text:p>
          </table:table-cell>
          <table:table-cell table:number-columns-repeated="16380"/>
        </table:table-row>
        <table:table-row table:style-name="ro1">
          <table:table-cell office:value-type="float" office:value="1132635" table:style-name="ce1">
            <text:p>1132635</text:p>
          </table:table-cell>
          <table:table-cell office:value-type="float" office:value="1056941" table:style-name="ce1">
            <text:p>1056941</text:p>
          </table:table-cell>
          <table:table-cell office:value-type="float" office:value="1130968" table:style-name="ce1">
            <text:p>1130968</text:p>
          </table:table-cell>
          <table:table-cell office:value-type="float" office:value="1134120" table:style-name="ce1">
            <text:p>1134120</text:p>
          </table:table-cell>
          <table:table-cell table:number-columns-repeated="16380"/>
        </table:table-row>
        <table:table-row table:style-name="ro1">
          <table:table-cell office:value-type="float" office:value="1128316" table:style-name="ce1">
            <text:p>1128316</text:p>
          </table:table-cell>
          <table:table-cell office:value-type="float" office:value="1049774" table:style-name="ce1">
            <text:p>1049774</text:p>
          </table:table-cell>
          <table:table-cell office:value-type="float" office:value="1127183" table:style-name="ce1">
            <text:p>1127183</text:p>
          </table:table-cell>
          <table:table-cell office:value-type="float" office:value="1127256" table:style-name="ce1">
            <text:p>1127256</text:p>
          </table:table-cell>
          <table:table-cell table:number-columns-repeated="16380"/>
        </table:table-row>
        <table:table-row table:style-name="ro1">
          <table:table-cell office:value-type="float" office:value="1122223" table:style-name="ce1">
            <text:p>1122223</text:p>
          </table:table-cell>
          <table:table-cell office:value-type="float" office:value="1047829" table:style-name="ce1">
            <text:p>1047829</text:p>
          </table:table-cell>
          <table:table-cell office:value-type="float" office:value="1117879" table:style-name="ce1">
            <text:p>1117879</text:p>
          </table:table-cell>
          <table:table-cell office:value-type="float" office:value="1130601" table:style-name="ce1">
            <text:p>1130601</text:p>
          </table:table-cell>
          <table:table-cell table:number-columns-repeated="16380"/>
        </table:table-row>
        <table:table-row table:style-name="ro1">
          <table:table-cell office:value-type="float" office:value="1116796" table:style-name="ce1">
            <text:p>1116796</text:p>
          </table:table-cell>
          <table:table-cell office:value-type="float" office:value="1044126" table:style-name="ce1">
            <text:p>1044126</text:p>
          </table:table-cell>
          <table:table-cell office:value-type="float" office:value="1110332" table:style-name="ce1">
            <text:p>1110332</text:p>
          </table:table-cell>
          <table:table-cell office:value-type="float" office:value="1121448" table:style-name="ce1">
            <text:p>1121448</text:p>
          </table:table-cell>
          <table:table-cell table:number-columns-repeated="16380"/>
        </table:table-row>
        <table:table-row table:style-name="ro1">
          <table:table-cell office:value-type="float" office:value="1108322" table:style-name="ce1">
            <text:p>1108322</text:p>
          </table:table-cell>
          <table:table-cell office:value-type="float" office:value="1033821" table:style-name="ce1">
            <text:p>1033821</text:p>
          </table:table-cell>
          <table:table-cell office:value-type="float" office:value="1104470" table:style-name="ce1">
            <text:p>1104470</text:p>
          </table:table-cell>
          <table:table-cell office:value-type="float" office:value="1117482" table:style-name="ce1">
            <text:p>1117482</text:p>
          </table:table-cell>
          <table:table-cell table:number-columns-repeated="16380"/>
        </table:table-row>
        <table:table-row table:style-name="ro1">
          <table:table-cell office:value-type="float" office:value="1102743" table:style-name="ce1">
            <text:p>1102743</text:p>
          </table:table-cell>
          <table:table-cell office:value-type="float" office:value="1025431" table:style-name="ce1">
            <text:p>1025431</text:p>
          </table:table-cell>
          <table:table-cell office:value-type="float" office:value="1098847" table:style-name="ce1">
            <text:p>1098847</text:p>
          </table:table-cell>
          <table:table-cell office:value-type="float" office:value="1112576" table:style-name="ce1">
            <text:p>1112576</text:p>
          </table:table-cell>
          <table:table-cell table:number-columns-repeated="16380"/>
        </table:table-row>
        <table:table-row table:style-name="ro1">
          <table:table-cell office:value-type="float" office:value="1098833" table:style-name="ce1">
            <text:p>1098833</text:p>
          </table:table-cell>
          <table:table-cell office:value-type="float" office:value="1026997" table:style-name="ce1">
            <text:p>1026997</text:p>
          </table:table-cell>
          <table:table-cell office:value-type="float" office:value="1099595" table:style-name="ce1">
            <text:p>1099595</text:p>
          </table:table-cell>
          <table:table-cell office:value-type="float" office:value="1105998" table:style-name="ce1">
            <text:p>1105998</text:p>
          </table:table-cell>
          <table:table-cell table:number-columns-repeated="16380"/>
        </table:table-row>
        <table:table-row table:style-name="ro1">
          <table:table-cell office:value-type="float" office:value="1090785" table:style-name="ce1">
            <text:p>1090785</text:p>
          </table:table-cell>
          <table:table-cell office:value-type="float" office:value="1029020" table:style-name="ce1">
            <text:p>1029020</text:p>
          </table:table-cell>
          <table:table-cell office:value-type="float" office:value="1091113" table:style-name="ce1">
            <text:p>1091113</text:p>
          </table:table-cell>
          <table:table-cell office:value-type="float" office:value="1101327" table:style-name="ce1">
            <text:p>1101327</text:p>
          </table:table-cell>
          <table:table-cell table:number-columns-repeated="16380"/>
        </table:table-row>
        <table:table-row table:style-name="ro1">
          <table:table-cell office:value-type="float" office:value="1083219" table:style-name="ce1">
            <text:p>1083219</text:p>
          </table:table-cell>
          <table:table-cell office:value-type="float" office:value="1017544" table:style-name="ce1">
            <text:p>1017544</text:p>
          </table:table-cell>
          <table:table-cell office:value-type="float" office:value="1089966" table:style-name="ce1">
            <text:p>1089966</text:p>
          </table:table-cell>
          <table:table-cell office:value-type="float" office:value="1094917" table:style-name="ce1">
            <text:p>1094917</text:p>
          </table:table-cell>
          <table:table-cell table:number-columns-repeated="16380"/>
        </table:table-row>
        <table:table-row table:style-name="ro1">
          <table:table-cell office:value-type="float" office:value="1079178" table:style-name="ce1">
            <text:p>1079178</text:p>
          </table:table-cell>
          <table:table-cell office:value-type="float" office:value="1012795" table:style-name="ce1">
            <text:p>1012795</text:p>
          </table:table-cell>
          <table:table-cell office:value-type="float" office:value="1080278" table:style-name="ce1">
            <text:p>1080278</text:p>
          </table:table-cell>
          <table:table-cell office:value-type="float" office:value="1091829" table:style-name="ce1">
            <text:p>1091829</text:p>
          </table:table-cell>
          <table:table-cell table:number-columns-repeated="16380"/>
        </table:table-row>
        <table:table-row table:style-name="ro1">
          <table:table-cell office:value-type="float" office:value="1074878" table:style-name="ce1">
            <text:p>1074878</text:p>
          </table:table-cell>
          <table:table-cell office:value-type="float" office:value="1012157" table:style-name="ce1">
            <text:p>1012157</text:p>
          </table:table-cell>
          <table:table-cell office:value-type="float" office:value="1078144" table:style-name="ce1">
            <text:p>1078144</text:p>
          </table:table-cell>
          <table:table-cell office:value-type="float" office:value="1087123" table:style-name="ce1">
            <text:p>1087123</text:p>
          </table:table-cell>
          <table:table-cell table:number-columns-repeated="16380"/>
        </table:table-row>
        <table:table-row table:style-name="ro1">
          <table:table-cell office:value-type="float" office:value="1072078" table:style-name="ce1">
            <text:p>1072078</text:p>
          </table:table-cell>
          <table:table-cell office:value-type="float" office:value="1014033" table:style-name="ce1">
            <text:p>1014033</text:p>
          </table:table-cell>
          <table:table-cell office:value-type="float" office:value="1071691" table:style-name="ce1">
            <text:p>1071691</text:p>
          </table:table-cell>
          <table:table-cell office:value-type="float" office:value="1081659" table:style-name="ce1">
            <text:p>1081659</text:p>
          </table:table-cell>
          <table:table-cell table:number-columns-repeated="16380"/>
        </table:table-row>
        <table:table-row table:style-name="ro1">
          <table:table-cell office:value-type="float" office:value="1067658" table:style-name="ce1">
            <text:p>1067658</text:p>
          </table:table-cell>
          <table:table-cell office:value-type="float" office:value="1006338" table:style-name="ce1">
            <text:p>1006338</text:p>
          </table:table-cell>
          <table:table-cell office:value-type="float" office:value="1066393" table:style-name="ce1">
            <text:p>1066393</text:p>
          </table:table-cell>
          <table:table-cell office:value-type="float" office:value="1078309" table:style-name="ce1">
            <text:p>1078309</text:p>
          </table:table-cell>
          <table:table-cell table:number-columns-repeated="16380"/>
        </table:table-row>
        <table:table-row table:style-name="ro1">
          <table:table-cell office:value-type="float" office:value="1058016" table:style-name="ce1">
            <text:p>1058016</text:p>
          </table:table-cell>
          <table:table-cell office:value-type="float" office:value="1000913" table:style-name="ce1">
            <text:p>1000913</text:p>
          </table:table-cell>
          <table:table-cell office:value-type="float" office:value="1065279" table:style-name="ce1">
            <text:p>1065279</text:p>
          </table:table-cell>
          <table:table-cell office:value-type="float" office:value="1072056" table:style-name="ce1">
            <text:p>1072056</text:p>
          </table:table-cell>
          <table:table-cell table:number-columns-repeated="16380"/>
        </table:table-row>
        <table:table-row table:style-name="ro1">
          <table:table-cell office:value-type="float" office:value="1058826" table:style-name="ce1">
            <text:p>1058826</text:p>
          </table:table-cell>
          <table:table-cell office:value-type="float" office:value="1000090" table:style-name="ce1">
            <text:p>1000090</text:p>
          </table:table-cell>
          <table:table-cell office:value-type="float" office:value="1059132" table:style-name="ce1">
            <text:p>1059132</text:p>
          </table:table-cell>
          <table:table-cell office:value-type="float" office:value="1069634" table:style-name="ce1">
            <text:p>1069634</text:p>
          </table:table-cell>
          <table:table-cell table:number-columns-repeated="16380"/>
        </table:table-row>
        <table:table-row table:style-name="ro1">
          <table:table-cell office:value-type="float" office:value="1054967" table:style-name="ce1">
            <text:p>1054967</text:p>
          </table:table-cell>
          <table:table-cell office:value-type="float" office:value="994766" table:style-name="ce1">
            <text:p>994766</text:p>
          </table:table-cell>
          <table:table-cell office:value-type="float" office:value="1057362" table:style-name="ce1">
            <text:p>1057362</text:p>
          </table:table-cell>
          <table:table-cell office:value-type="float" office:value="1061708" table:style-name="ce1">
            <text:p>1061708</text:p>
          </table:table-cell>
          <table:table-cell table:number-columns-repeated="16380"/>
        </table:table-row>
        <table:table-row table:style-name="ro1">
          <table:table-cell office:value-type="float" office:value="1046334" table:style-name="ce1">
            <text:p>1046334</text:p>
          </table:table-cell>
          <table:table-cell office:value-type="float" office:value="996274" table:style-name="ce1">
            <text:p>996274</text:p>
          </table:table-cell>
          <table:table-cell office:value-type="float" office:value="1052406" table:style-name="ce1">
            <text:p>1052406</text:p>
          </table:table-cell>
          <table:table-cell office:value-type="float" office:value="1056234" table:style-name="ce1">
            <text:p>1056234</text:p>
          </table:table-cell>
          <table:table-cell table:number-columns-repeated="16380"/>
        </table:table-row>
        <table:table-row table:style-name="ro1">
          <table:table-cell office:value-type="float" office:value="1041421" table:style-name="ce1">
            <text:p>1041421</text:p>
          </table:table-cell>
          <table:table-cell office:value-type="float" office:value="993176" table:style-name="ce1">
            <text:p>993176</text:p>
          </table:table-cell>
          <table:table-cell office:value-type="float" office:value="1049151" table:style-name="ce1">
            <text:p>1049151</text:p>
          </table:table-cell>
          <table:table-cell office:value-type="float" office:value="1052152" table:style-name="ce1">
            <text:p>1052152</text:p>
          </table:table-cell>
          <table:table-cell table:number-columns-repeated="16380"/>
        </table:table-row>
        <table:table-row table:style-name="ro1">
          <table:table-cell office:value-type="float" office:value="1042672" table:style-name="ce1">
            <text:p>1042672</text:p>
          </table:table-cell>
          <table:table-cell office:value-type="float" office:value="992687" table:style-name="ce1">
            <text:p>992687</text:p>
          </table:table-cell>
          <table:table-cell office:value-type="float" office:value="1047414" table:style-name="ce1">
            <text:p>1047414</text:p>
          </table:table-cell>
          <table:table-cell office:value-type="float" office:value="1045972" table:style-name="ce1">
            <text:p>1045972</text:p>
          </table:table-cell>
          <table:table-cell table:number-columns-repeated="16380"/>
        </table:table-row>
        <table:table-row table:style-name="ro1">
          <table:table-cell office:value-type="float" office:value="1038488" table:style-name="ce1">
            <text:p>1038488</text:p>
          </table:table-cell>
          <table:table-cell office:value-type="float" office:value="979044" table:style-name="ce1">
            <text:p>979044</text:p>
          </table:table-cell>
          <table:table-cell office:value-type="float" office:value="1041611" table:style-name="ce1">
            <text:p>1041611</text:p>
          </table:table-cell>
          <table:table-cell office:value-type="float" office:value="1037156" table:style-name="ce1">
            <text:p>1037156</text:p>
          </table:table-cell>
          <table:table-cell table:number-columns-repeated="16380"/>
        </table:table-row>
        <table:table-row table:style-name="ro1">
          <table:table-cell office:value-type="float" office:value="1029934" table:style-name="ce1">
            <text:p>1029934</text:p>
          </table:table-cell>
          <table:table-cell office:value-type="float" office:value="982593" table:style-name="ce1">
            <text:p>982593</text:p>
          </table:table-cell>
          <table:table-cell office:value-type="float" office:value="1033781" table:style-name="ce1">
            <text:p>1033781</text:p>
          </table:table-cell>
          <table:table-cell office:value-type="float" office:value="1034456" table:style-name="ce1">
            <text:p>1034456</text:p>
          </table:table-cell>
          <table:table-cell table:number-columns-repeated="16380"/>
        </table:table-row>
        <table:table-row table:style-name="ro1">
          <table:table-cell office:value-type="float" office:value="1020410" table:style-name="ce1">
            <text:p>1020410</text:p>
          </table:table-cell>
          <table:table-cell office:value-type="float" office:value="981299" table:style-name="ce1">
            <text:p>981299</text:p>
          </table:table-cell>
          <table:table-cell office:value-type="float" office:value="1031556" table:style-name="ce1">
            <text:p>1031556</text:p>
          </table:table-cell>
          <table:table-cell office:value-type="float" office:value="1031730" table:style-name="ce1">
            <text:p>1031730</text:p>
          </table:table-cell>
          <table:table-cell table:number-columns-repeated="16380"/>
        </table:table-row>
        <table:table-row table:style-name="ro1">
          <table:table-cell office:value-type="float" office:value="1014345" table:style-name="ce1">
            <text:p>1014345</text:p>
          </table:table-cell>
          <table:table-cell office:value-type="float" office:value="978860" table:style-name="ce1">
            <text:p>978860</text:p>
          </table:table-cell>
          <table:table-cell office:value-type="float" office:value="1029722" table:style-name="ce1">
            <text:p>1029722</text:p>
          </table:table-cell>
          <table:table-cell office:value-type="float" office:value="1029052" table:style-name="ce1">
            <text:p>1029052</text:p>
          </table:table-cell>
          <table:table-cell table:number-columns-repeated="16380"/>
        </table:table-row>
        <table:table-row table:style-name="ro1">
          <table:table-cell office:value-type="float" office:value="1012763" table:style-name="ce1">
            <text:p>1012763</text:p>
          </table:table-cell>
          <table:table-cell office:value-type="float" office:value="982317" table:style-name="ce1">
            <text:p>982317</text:p>
          </table:table-cell>
          <table:table-cell office:value-type="float" office:value="1026450" table:style-name="ce1">
            <text:p>1026450</text:p>
          </table:table-cell>
          <table:table-cell office:value-type="float" office:value="1027288" table:style-name="ce1">
            <text:p>1027288</text:p>
          </table:table-cell>
          <table:table-cell table:number-columns-repeated="16380"/>
        </table:table-row>
        <table:table-row table:style-name="ro1">
          <table:table-cell office:value-type="float" office:value="1011257" table:style-name="ce1">
            <text:p>1011257</text:p>
          </table:table-cell>
          <table:table-cell office:value-type="float" office:value="978280" table:style-name="ce1">
            <text:p>978280</text:p>
          </table:table-cell>
          <table:table-cell office:value-type="float" office:value="1023265" table:style-name="ce1">
            <text:p>1023265</text:p>
          </table:table-cell>
          <table:table-cell office:value-type="float" office:value="1024771" table:style-name="ce1">
            <text:p>1024771</text:p>
          </table:table-cell>
          <table:table-cell table:number-columns-repeated="16380"/>
        </table:table-row>
        <table:table-row table:style-name="ro1">
          <table:table-cell office:value-type="float" office:value="1007811" table:style-name="ce1">
            <text:p>1007811</text:p>
          </table:table-cell>
          <table:table-cell office:value-type="float" office:value="972577" table:style-name="ce1">
            <text:p>972577</text:p>
          </table:table-cell>
          <table:table-cell office:value-type="float" office:value="1015459" table:style-name="ce1">
            <text:p>1015459</text:p>
          </table:table-cell>
          <table:table-cell office:value-type="float" office:value="1019420" table:style-name="ce1">
            <text:p>1019420</text:p>
          </table:table-cell>
          <table:table-cell table:number-columns-repeated="16380"/>
        </table:table-row>
        <table:table-row table:style-name="ro1">
          <table:table-cell office:value-type="float" office:value="1005355" table:style-name="ce1">
            <text:p>1005355</text:p>
          </table:table-cell>
          <table:table-cell office:value-type="float" office:value="970769" table:style-name="ce1">
            <text:p>970769</text:p>
          </table:table-cell>
          <table:table-cell office:value-type="float" office:value="1009600" table:style-name="ce1">
            <text:p>1009600</text:p>
          </table:table-cell>
          <table:table-cell office:value-type="float" office:value="1016691" table:style-name="ce1">
            <text:p>1016691</text:p>
          </table:table-cell>
          <table:table-cell table:number-columns-repeated="16380"/>
        </table:table-row>
        <table:table-row table:style-name="ro1">
          <table:table-cell office:value-type="float" office:value="1001932" table:style-name="ce1">
            <text:p>1001932</text:p>
          </table:table-cell>
          <table:table-cell office:value-type="float" office:value="971947" table:style-name="ce1">
            <text:p>971947</text:p>
          </table:table-cell>
          <table:table-cell office:value-type="float" office:value="1007508" table:style-name="ce1">
            <text:p>1007508</text:p>
          </table:table-cell>
          <table:table-cell office:value-type="float" office:value="1010656" table:style-name="ce1">
            <text:p>1010656</text:p>
          </table:table-cell>
          <table:table-cell table:number-columns-repeated="16380"/>
        </table:table-row>
        <table:table-row table:style-name="ro1">
          <table:table-cell office:value-type="float" office:value="995403" table:style-name="ce1">
            <text:p>995403</text:p>
          </table:table-cell>
          <table:table-cell office:value-type="float" office:value="959946" table:style-name="ce1">
            <text:p>959946</text:p>
          </table:table-cell>
          <table:table-cell office:value-type="float" office:value="1004920" table:style-name="ce1">
            <text:p>1004920</text:p>
          </table:table-cell>
          <table:table-cell office:value-type="float" office:value="1007845" table:style-name="ce1">
            <text:p>1007845</text:p>
          </table:table-cell>
          <table:table-cell table:number-columns-repeated="16380"/>
        </table:table-row>
        <table:table-row table:style-name="ro1">
          <table:table-cell office:value-type="float" office:value="990537" table:style-name="ce1">
            <text:p>990537</text:p>
          </table:table-cell>
          <table:table-cell office:value-type="float" office:value="952694" table:style-name="ce1">
            <text:p>952694</text:p>
          </table:table-cell>
          <table:table-cell office:value-type="float" office:value="998733" table:style-name="ce1">
            <text:p>998733</text:p>
          </table:table-cell>
          <table:table-cell office:value-type="float" office:value="1001547" table:style-name="ce1">
            <text:p>1001547</text:p>
          </table:table-cell>
          <table:table-cell table:number-columns-repeated="16380"/>
        </table:table-row>
        <table:table-row table:style-name="ro1">
          <table:table-cell office:value-type="float" office:value="990128" table:style-name="ce1">
            <text:p>990128</text:p>
          </table:table-cell>
          <table:table-cell office:value-type="float" office:value="951178" table:style-name="ce1">
            <text:p>951178</text:p>
          </table:table-cell>
          <table:table-cell office:value-type="float" office:value="991924" table:style-name="ce1">
            <text:p>991924</text:p>
          </table:table-cell>
          <table:table-cell office:value-type="float" office:value="994729" table:style-name="ce1">
            <text:p>994729</text:p>
          </table:table-cell>
          <table:table-cell table:number-columns-repeated="16380"/>
        </table:table-row>
        <table:table-row table:style-name="ro1">
          <table:table-cell office:value-type="float" office:value="985047" table:style-name="ce1">
            <text:p>985047</text:p>
          </table:table-cell>
          <table:table-cell office:value-type="float" office:value="946939" table:style-name="ce1">
            <text:p>946939</text:p>
          </table:table-cell>
          <table:table-cell office:value-type="float" office:value="986921" table:style-name="ce1">
            <text:p>986921</text:p>
          </table:table-cell>
          <table:table-cell office:value-type="float" office:value="990351" table:style-name="ce1">
            <text:p>990351</text:p>
          </table:table-cell>
          <table:table-cell table:number-columns-repeated="16380"/>
        </table:table-row>
        <table:table-row table:style-name="ro1">
          <table:table-cell office:value-type="float" office:value="983882" table:style-name="ce1">
            <text:p>983882</text:p>
          </table:table-cell>
          <table:table-cell office:value-type="float" office:value="950386" table:style-name="ce1">
            <text:p>950386</text:p>
          </table:table-cell>
          <table:table-cell office:value-type="float" office:value="983405" table:style-name="ce1">
            <text:p>983405</text:p>
          </table:table-cell>
          <table:table-cell office:value-type="float" office:value="987283" table:style-name="ce1">
            <text:p>987283</text:p>
          </table:table-cell>
          <table:table-cell table:number-columns-repeated="16380"/>
        </table:table-row>
        <table:table-row table:style-name="ro1">
          <table:table-cell office:value-type="float" office:value="980175" table:style-name="ce1">
            <text:p>980175</text:p>
          </table:table-cell>
          <table:table-cell office:value-type="float" office:value="946836" table:style-name="ce1">
            <text:p>946836</text:p>
          </table:table-cell>
          <table:table-cell office:value-type="float" office:value="979613" table:style-name="ce1">
            <text:p>979613</text:p>
          </table:table-cell>
          <table:table-cell office:value-type="float" office:value="984757" table:style-name="ce1">
            <text:p>984757</text:p>
          </table:table-cell>
          <table:table-cell table:number-columns-repeated="16380"/>
        </table:table-row>
        <table:table-row table:style-name="ro1">
          <table:table-cell office:value-type="float" office:value="976285" table:style-name="ce1">
            <text:p>976285</text:p>
          </table:table-cell>
          <table:table-cell office:value-type="float" office:value="951397" table:style-name="ce1">
            <text:p>951397</text:p>
          </table:table-cell>
          <table:table-cell office:value-type="float" office:value="976767" table:style-name="ce1">
            <text:p>976767</text:p>
          </table:table-cell>
          <table:table-cell office:value-type="float" office:value="980484" table:style-name="ce1">
            <text:p>980484</text:p>
          </table:table-cell>
          <table:table-cell table:number-columns-repeated="16380"/>
        </table:table-row>
        <table:table-row table:style-name="ro1">
          <table:table-cell office:value-type="float" office:value="972053" table:style-name="ce1">
            <text:p>972053</text:p>
          </table:table-cell>
          <table:table-cell office:value-type="float" office:value="954337" table:style-name="ce1">
            <text:p>954337</text:p>
          </table:table-cell>
          <table:table-cell office:value-type="float" office:value="969248" table:style-name="ce1">
            <text:p>969248</text:p>
          </table:table-cell>
          <table:table-cell office:value-type="float" office:value="976704" table:style-name="ce1">
            <text:p>976704</text:p>
          </table:table-cell>
          <table:table-cell table:number-columns-repeated="16380"/>
        </table:table-row>
        <table:table-row table:style-name="ro1">
          <table:table-cell office:value-type="float" office:value="966016" table:style-name="ce1">
            <text:p>966016</text:p>
          </table:table-cell>
          <table:table-cell office:value-type="float" office:value="947074" table:style-name="ce1">
            <text:p>947074</text:p>
          </table:table-cell>
          <table:table-cell office:value-type="float" office:value="969283" table:style-name="ce1">
            <text:p>969283</text:p>
          </table:table-cell>
          <table:table-cell office:value-type="float" office:value="974609" table:style-name="ce1">
            <text:p>974609</text:p>
          </table:table-cell>
          <table:table-cell table:number-columns-repeated="16380"/>
        </table:table-row>
        <table:table-row table:style-name="ro1">
          <table:table-cell office:value-type="float" office:value="963618" table:style-name="ce1">
            <text:p>963618</text:p>
          </table:table-cell>
          <table:table-cell office:value-type="float" office:value="946999" table:style-name="ce1">
            <text:p>946999</text:p>
          </table:table-cell>
          <table:table-cell office:value-type="float" office:value="967669" table:style-name="ce1">
            <text:p>967669</text:p>
          </table:table-cell>
          <table:table-cell office:value-type="float" office:value="970446" table:style-name="ce1">
            <text:p>970446</text:p>
          </table:table-cell>
          <table:table-cell table:number-columns-repeated="16380"/>
        </table:table-row>
        <table:table-row table:style-name="ro1">
          <table:table-cell office:value-type="float" office:value="958002" table:style-name="ce1">
            <text:p>958002</text:p>
          </table:table-cell>
          <table:table-cell office:value-type="float" office:value="945251" table:style-name="ce1">
            <text:p>945251</text:p>
          </table:table-cell>
          <table:table-cell office:value-type="float" office:value="966190" table:style-name="ce1">
            <text:p>966190</text:p>
          </table:table-cell>
          <table:table-cell office:value-type="float" office:value="964912" table:style-name="ce1">
            <text:p>964912</text:p>
          </table:table-cell>
          <table:table-cell table:number-columns-repeated="16380"/>
        </table:table-row>
        <table:table-row table:style-name="ro1">
          <table:table-cell office:value-type="float" office:value="953586" table:style-name="ce1">
            <text:p>953586</text:p>
          </table:table-cell>
          <table:table-cell office:value-type="float" office:value="943412" table:style-name="ce1">
            <text:p>943412</text:p>
          </table:table-cell>
          <table:table-cell office:value-type="float" office:value="963529" table:style-name="ce1">
            <text:p>963529</text:p>
          </table:table-cell>
          <table:table-cell office:value-type="float" office:value="961673" table:style-name="ce1">
            <text:p>961673</text:p>
          </table:table-cell>
          <table:table-cell table:number-columns-repeated="16380"/>
        </table:table-row>
        <table:table-row table:style-name="ro1">
          <table:table-cell office:value-type="float" office:value="952158" table:style-name="ce1">
            <text:p>952158</text:p>
          </table:table-cell>
          <table:table-cell office:value-type="float" office:value="939320" table:style-name="ce1">
            <text:p>939320</text:p>
          </table:table-cell>
          <table:table-cell office:value-type="float" office:value="958506" table:style-name="ce1">
            <text:p>958506</text:p>
          </table:table-cell>
          <table:table-cell office:value-type="float" office:value="959852" table:style-name="ce1">
            <text:p>959852</text:p>
          </table:table-cell>
          <table:table-cell table:number-columns-repeated="16380"/>
        </table:table-row>
        <table:table-row table:style-name="ro1">
          <table:table-cell office:value-type="float" office:value="950547" table:style-name="ce1">
            <text:p>950547</text:p>
          </table:table-cell>
          <table:table-cell office:value-type="float" office:value="944696" table:style-name="ce1">
            <text:p>944696</text:p>
          </table:table-cell>
          <table:table-cell office:value-type="float" office:value="953083" table:style-name="ce1">
            <text:p>953083</text:p>
          </table:table-cell>
          <table:table-cell office:value-type="float" office:value="956398" table:style-name="ce1">
            <text:p>956398</text:p>
          </table:table-cell>
          <table:table-cell table:number-columns-repeated="16380"/>
        </table:table-row>
        <table:table-row table:style-name="ro1">
          <table:table-cell office:value-type="float" office:value="947606" table:style-name="ce1">
            <text:p>947606</text:p>
          </table:table-cell>
          <table:table-cell office:value-type="float" office:value="947428" table:style-name="ce1">
            <text:p>947428</text:p>
          </table:table-cell>
          <table:table-cell office:value-type="float" office:value="954883" table:style-name="ce1">
            <text:p>954883</text:p>
          </table:table-cell>
          <table:table-cell office:value-type="float" office:value="952821" table:style-name="ce1">
            <text:p>952821</text:p>
          </table:table-cell>
          <table:table-cell table:number-columns-repeated="16380"/>
        </table:table-row>
        <table:table-row table:style-name="ro1">
          <table:table-cell office:value-type="float" office:value="941690" table:style-name="ce1">
            <text:p>941690</text:p>
          </table:table-cell>
          <table:table-cell office:value-type="float" office:value="940135" table:style-name="ce1">
            <text:p>940135</text:p>
          </table:table-cell>
          <table:table-cell office:value-type="float" office:value="946899" table:style-name="ce1">
            <text:p>946899</text:p>
          </table:table-cell>
          <table:table-cell office:value-type="float" office:value="950732" table:style-name="ce1">
            <text:p>950732</text:p>
          </table:table-cell>
          <table:table-cell table:number-columns-repeated="16380"/>
        </table:table-row>
        <table:table-row table:style-name="ro1">
          <table:table-cell office:value-type="float" office:value="940079" table:style-name="ce1">
            <text:p>940079</text:p>
          </table:table-cell>
          <table:table-cell office:value-type="float" office:value="937933" table:style-name="ce1">
            <text:p>937933</text:p>
          </table:table-cell>
          <table:table-cell office:value-type="float" office:value="943492" table:style-name="ce1">
            <text:p>943492</text:p>
          </table:table-cell>
          <table:table-cell office:value-type="float" office:value="945963" table:style-name="ce1">
            <text:p>945963</text:p>
          </table:table-cell>
          <table:table-cell table:number-columns-repeated="16380"/>
        </table:table-row>
        <table:table-row table:style-name="ro1">
          <table:table-cell office:value-type="float" office:value="937119" table:style-name="ce1">
            <text:p>937119</text:p>
          </table:table-cell>
          <table:table-cell office:value-type="float" office:value="936201" table:style-name="ce1">
            <text:p>936201</text:p>
          </table:table-cell>
          <table:table-cell office:value-type="float" office:value="940354" table:style-name="ce1">
            <text:p>940354</text:p>
          </table:table-cell>
          <table:table-cell office:value-type="float" office:value="943209" table:style-name="ce1">
            <text:p>943209</text:p>
          </table:table-cell>
          <table:table-cell table:number-columns-repeated="16380"/>
        </table:table-row>
        <table:table-row table:style-name="ro1">
          <table:table-cell office:value-type="float" office:value="931570" table:style-name="ce1">
            <text:p>931570</text:p>
          </table:table-cell>
          <table:table-cell office:value-type="float" office:value="936269" table:style-name="ce1">
            <text:p>936269</text:p>
          </table:table-cell>
          <table:table-cell office:value-type="float" office:value="934965" table:style-name="ce1">
            <text:p>934965</text:p>
          </table:table-cell>
          <table:table-cell office:value-type="float" office:value="942255" table:style-name="ce1">
            <text:p>942255</text:p>
          </table:table-cell>
          <table:table-cell table:number-columns-repeated="16380"/>
        </table:table-row>
        <table:table-row table:style-name="ro1">
          <table:table-cell office:value-type="float" office:value="929455" table:style-name="ce1">
            <text:p>929455</text:p>
          </table:table-cell>
          <table:table-cell office:value-type="float" office:value="929321" table:style-name="ce1">
            <text:p>929321</text:p>
          </table:table-cell>
          <table:table-cell office:value-type="float" office:value="931591" table:style-name="ce1">
            <text:p>931591</text:p>
          </table:table-cell>
          <table:table-cell office:value-type="float" office:value="939608" table:style-name="ce1">
            <text:p>939608</text:p>
          </table:table-cell>
          <table:table-cell table:number-columns-repeated="16380"/>
        </table:table-row>
        <table:table-row table:style-name="ro1">
          <table:table-cell office:value-type="float" office:value="925283" table:style-name="ce1">
            <text:p>925283</text:p>
          </table:table-cell>
          <table:table-cell office:value-type="float" office:value="929557" table:style-name="ce1">
            <text:p>929557</text:p>
          </table:table-cell>
          <table:table-cell office:value-type="float" office:value="929867" table:style-name="ce1">
            <text:p>929867</text:p>
          </table:table-cell>
          <table:table-cell office:value-type="float" office:value="937153" table:style-name="ce1">
            <text:p>937153</text:p>
          </table:table-cell>
          <table:table-cell table:number-columns-repeated="16380"/>
        </table:table-row>
        <table:table-row table:style-name="ro1">
          <table:table-cell office:value-type="float" office:value="921523" table:style-name="ce1">
            <text:p>921523</text:p>
          </table:table-cell>
          <table:table-cell office:value-type="float" office:value="928155" table:style-name="ce1">
            <text:p>928155</text:p>
          </table:table-cell>
          <table:table-cell office:value-type="float" office:value="926179" table:style-name="ce1">
            <text:p>926179</text:p>
          </table:table-cell>
          <table:table-cell office:value-type="float" office:value="931116" table:style-name="ce1">
            <text:p>931116</text:p>
          </table:table-cell>
          <table:table-cell table:number-columns-repeated="16380"/>
        </table:table-row>
        <table:table-row table:style-name="ro1">
          <table:table-cell office:value-type="float" office:value="919663" table:style-name="ce1">
            <text:p>919663</text:p>
          </table:table-cell>
          <table:table-cell office:value-type="float" office:value="925069" table:style-name="ce1">
            <text:p>925069</text:p>
          </table:table-cell>
          <table:table-cell office:value-type="float" office:value="924782" table:style-name="ce1">
            <text:p>924782</text:p>
          </table:table-cell>
          <table:table-cell office:value-type="float" office:value="929359" table:style-name="ce1">
            <text:p>929359</text:p>
          </table:table-cell>
          <table:table-cell table:number-columns-repeated="16380"/>
        </table:table-row>
        <table:table-row table:style-name="ro1">
          <table:table-cell office:value-type="float" office:value="915818" table:style-name="ce1">
            <text:p>915818</text:p>
          </table:table-cell>
          <table:table-cell office:value-type="float" office:value="920688" table:style-name="ce1">
            <text:p>920688</text:p>
          </table:table-cell>
          <table:table-cell office:value-type="float" office:value="922046" table:style-name="ce1">
            <text:p>922046</text:p>
          </table:table-cell>
          <table:table-cell office:value-type="float" office:value="924947" table:style-name="ce1">
            <text:p>924947</text:p>
          </table:table-cell>
          <table:table-cell table:number-columns-repeated="16380"/>
        </table:table-row>
        <table:table-row table:style-name="ro1">
          <table:table-cell office:value-type="float" office:value="915533" table:style-name="ce1">
            <text:p>915533</text:p>
          </table:table-cell>
          <table:table-cell office:value-type="float" office:value="916554" table:style-name="ce1">
            <text:p>916554</text:p>
          </table:table-cell>
          <table:table-cell office:value-type="float" office:value="919045" table:style-name="ce1">
            <text:p>919045</text:p>
          </table:table-cell>
          <table:table-cell office:value-type="float" office:value="922999" table:style-name="ce1">
            <text:p>922999</text:p>
          </table:table-cell>
          <table:table-cell table:number-columns-repeated="16380"/>
        </table:table-row>
        <table:table-row table:style-name="ro1">
          <table:table-cell office:value-type="float" office:value="911601" table:style-name="ce1">
            <text:p>911601</text:p>
          </table:table-cell>
          <table:table-cell office:value-type="float" office:value="922104" table:style-name="ce1">
            <text:p>922104</text:p>
          </table:table-cell>
          <table:table-cell office:value-type="float" office:value="917159" table:style-name="ce1">
            <text:p>917159</text:p>
          </table:table-cell>
          <table:table-cell office:value-type="float" office:value="920690" table:style-name="ce1">
            <text:p>920690</text:p>
          </table:table-cell>
          <table:table-cell table:number-columns-repeated="16380"/>
        </table:table-row>
        <table:table-row table:style-name="ro1">
          <table:table-cell office:value-type="float" office:value="907940" table:style-name="ce1">
            <text:p>907940</text:p>
          </table:table-cell>
          <table:table-cell office:value-type="float" office:value="919117" table:style-name="ce1">
            <text:p>919117</text:p>
          </table:table-cell>
          <table:table-cell office:value-type="float" office:value="911553" table:style-name="ce1">
            <text:p>911553</text:p>
          </table:table-cell>
          <table:table-cell office:value-type="float" office:value="916385" table:style-name="ce1">
            <text:p>916385</text:p>
          </table:table-cell>
          <table:table-cell table:number-columns-repeated="16380"/>
        </table:table-row>
        <table:table-row table:style-name="ro1">
          <table:table-cell office:value-type="float" office:value="904222" table:style-name="ce1">
            <text:p>904222</text:p>
          </table:table-cell>
          <table:table-cell office:value-type="float" office:value="920354" table:style-name="ce1">
            <text:p>920354</text:p>
          </table:table-cell>
          <table:table-cell office:value-type="float" office:value="908238" table:style-name="ce1">
            <text:p>908238</text:p>
          </table:table-cell>
          <table:table-cell office:value-type="float" office:value="915794" table:style-name="ce1">
            <text:p>915794</text:p>
          </table:table-cell>
          <table:table-cell table:number-columns-repeated="16380"/>
        </table:table-row>
        <table:table-row table:style-name="ro1">
          <table:table-cell office:value-type="float" office:value="901757" table:style-name="ce1">
            <text:p>901757</text:p>
          </table:table-cell>
          <table:table-cell office:value-type="float" office:value="920341" table:style-name="ce1">
            <text:p>920341</text:p>
          </table:table-cell>
          <table:table-cell office:value-type="float" office:value="904578" table:style-name="ce1">
            <text:p>904578</text:p>
          </table:table-cell>
          <table:table-cell office:value-type="float" office:value="911228" table:style-name="ce1">
            <text:p>911228</text:p>
          </table:table-cell>
          <table:table-cell table:number-columns-repeated="16380"/>
        </table:table-row>
        <table:table-row table:style-name="ro1">
          <table:table-cell office:value-type="float" office:value="899231" table:style-name="ce1">
            <text:p>899231</text:p>
          </table:table-cell>
          <table:table-cell office:value-type="float" office:value="919434" table:style-name="ce1">
            <text:p>919434</text:p>
          </table:table-cell>
          <table:table-cell office:value-type="float" office:value="902016" table:style-name="ce1">
            <text:p>902016</text:p>
          </table:table-cell>
          <table:table-cell office:value-type="float" office:value="907079" table:style-name="ce1">
            <text:p>907079</text:p>
          </table:table-cell>
          <table:table-cell table:number-columns-repeated="16380"/>
        </table:table-row>
        <table:table-row table:style-name="ro1">
          <table:table-cell office:value-type="float" office:value="893304" table:style-name="ce1">
            <text:p>893304</text:p>
          </table:table-cell>
          <table:table-cell office:value-type="float" office:value="918210" table:style-name="ce1">
            <text:p>918210</text:p>
          </table:table-cell>
          <table:table-cell office:value-type="float" office:value="897677" table:style-name="ce1">
            <text:p>897677</text:p>
          </table:table-cell>
          <table:table-cell office:value-type="float" office:value="903375" table:style-name="ce1">
            <text:p>903375</text:p>
          </table:table-cell>
          <table:table-cell table:number-columns-repeated="16380"/>
        </table:table-row>
        <table:table-row table:style-name="ro1">
          <table:table-cell office:value-type="float" office:value="893170" table:style-name="ce1">
            <text:p>893170</text:p>
          </table:table-cell>
          <table:table-cell office:value-type="float" office:value="918827" table:style-name="ce1">
            <text:p>918827</text:p>
          </table:table-cell>
          <table:table-cell office:value-type="float" office:value="892354" table:style-name="ce1">
            <text:p>892354</text:p>
          </table:table-cell>
          <table:table-cell office:value-type="float" office:value="900078" table:style-name="ce1">
            <text:p>900078</text:p>
          </table:table-cell>
          <table:table-cell table:number-columns-repeated="16380"/>
        </table:table-row>
        <table:table-row table:style-name="ro1">
          <table:table-cell office:value-type="float" office:value="891242" table:style-name="ce1">
            <text:p>891242</text:p>
          </table:table-cell>
          <table:table-cell office:value-type="float" office:value="915129" table:style-name="ce1">
            <text:p>915129</text:p>
          </table:table-cell>
          <table:table-cell office:value-type="float" office:value="890828" table:style-name="ce1">
            <text:p>890828</text:p>
          </table:table-cell>
          <table:table-cell office:value-type="float" office:value="897330" table:style-name="ce1">
            <text:p>897330</text:p>
          </table:table-cell>
          <table:table-cell table:number-columns-repeated="16380"/>
        </table:table-row>
        <table:table-row table:style-name="ro1">
          <table:table-cell office:value-type="float" office:value="888794" table:style-name="ce1">
            <text:p>888794</text:p>
          </table:table-cell>
          <table:table-cell office:value-type="float" office:value="915416" table:style-name="ce1">
            <text:p>915416</text:p>
          </table:table-cell>
          <table:table-cell office:value-type="float" office:value="887318" table:style-name="ce1">
            <text:p>887318</text:p>
          </table:table-cell>
          <table:table-cell office:value-type="float" office:value="892582" table:style-name="ce1">
            <text:p>892582</text:p>
          </table:table-cell>
          <table:table-cell table:number-columns-repeated="16380"/>
        </table:table-row>
        <table:table-row table:style-name="ro1">
          <table:table-cell office:value-type="float" office:value="888450" table:style-name="ce1">
            <text:p>888450</text:p>
          </table:table-cell>
          <table:table-cell office:value-type="float" office:value="910867" table:style-name="ce1">
            <text:p>910867</text:p>
          </table:table-cell>
          <table:table-cell office:value-type="float" office:value="882815" table:style-name="ce1">
            <text:p>882815</text:p>
          </table:table-cell>
          <table:table-cell office:value-type="float" office:value="894123" table:style-name="ce1">
            <text:p>894123</text:p>
          </table:table-cell>
          <table:table-cell table:number-columns-repeated="16380"/>
        </table:table-row>
        <table:table-row table:style-name="ro1">
          <table:table-cell office:value-type="float" office:value="884335" table:style-name="ce1">
            <text:p>884335</text:p>
          </table:table-cell>
          <table:table-cell office:value-type="float" office:value="908029" table:style-name="ce1">
            <text:p>908029</text:p>
          </table:table-cell>
          <table:table-cell office:value-type="float" office:value="878888" table:style-name="ce1">
            <text:p>878888</text:p>
          </table:table-cell>
          <table:table-cell office:value-type="float" office:value="890245" table:style-name="ce1">
            <text:p>890245</text:p>
          </table:table-cell>
          <table:table-cell table:number-columns-repeated="16380"/>
        </table:table-row>
        <table:table-row table:style-name="ro1">
          <table:table-cell office:value-type="float" office:value="877549" table:style-name="ce1">
            <text:p>877549</text:p>
          </table:table-cell>
          <table:table-cell office:value-type="float" office:value="902228" table:style-name="ce1">
            <text:p>902228</text:p>
          </table:table-cell>
          <table:table-cell office:value-type="float" office:value="878446" table:style-name="ce1">
            <text:p>878446</text:p>
          </table:table-cell>
          <table:table-cell office:value-type="float" office:value="888186" table:style-name="ce1">
            <text:p>888186</text:p>
          </table:table-cell>
          <table:table-cell table:number-columns-repeated="16380"/>
        </table:table-row>
        <table:table-row table:style-name="ro1">
          <table:table-cell office:value-type="float" office:value="879145" table:style-name="ce1">
            <text:p>879145</text:p>
          </table:table-cell>
          <table:table-cell office:value-type="float" office:value="900608" table:style-name="ce1">
            <text:p>900608</text:p>
          </table:table-cell>
          <table:table-cell office:value-type="float" office:value="876996" table:style-name="ce1">
            <text:p>876996</text:p>
          </table:table-cell>
          <table:table-cell office:value-type="float" office:value="880798" table:style-name="ce1">
            <text:p>880798</text:p>
          </table:table-cell>
          <table:table-cell table:number-columns-repeated="16380"/>
        </table:table-row>
        <table:table-row table:style-name="ro1">
          <table:table-cell office:value-type="float" office:value="876748" table:style-name="ce1">
            <text:p>876748</text:p>
          </table:table-cell>
          <table:table-cell office:value-type="float" office:value="903519" table:style-name="ce1">
            <text:p>903519</text:p>
          </table:table-cell>
          <table:table-cell office:value-type="float" office:value="875437" table:style-name="ce1">
            <text:p>875437</text:p>
          </table:table-cell>
          <table:table-cell office:value-type="float" office:value="877716" table:style-name="ce1">
            <text:p>877716</text:p>
          </table:table-cell>
          <table:table-cell table:number-columns-repeated="16380"/>
        </table:table-row>
        <table:table-row table:style-name="ro1">
          <table:table-cell office:value-type="float" office:value="871825" table:style-name="ce1">
            <text:p>871825</text:p>
          </table:table-cell>
          <table:table-cell office:value-type="float" office:value="897469" table:style-name="ce1">
            <text:p>897469</text:p>
          </table:table-cell>
          <table:table-cell office:value-type="float" office:value="872442" table:style-name="ce1">
            <text:p>872442</text:p>
          </table:table-cell>
          <table:table-cell office:value-type="float" office:value="867090" table:style-name="ce1">
            <text:p>867090</text:p>
          </table:table-cell>
          <table:table-cell table:number-columns-repeated="16380"/>
        </table:table-row>
        <table:table-row table:style-name="ro1">
          <table:table-cell office:value-type="float" office:value="870098" table:style-name="ce1">
            <text:p>870098</text:p>
          </table:table-cell>
          <table:table-cell office:value-type="float" office:value="904126" table:style-name="ce1">
            <text:p>904126</text:p>
          </table:table-cell>
          <table:table-cell office:value-type="float" office:value="870451" table:style-name="ce1">
            <text:p>870451</text:p>
          </table:table-cell>
          <table:table-cell office:value-type="float" office:value="864118" table:style-name="ce1">
            <text:p>864118</text:p>
          </table:table-cell>
          <table:table-cell table:number-columns-repeated="16380"/>
        </table:table-row>
        <table:table-row table:style-name="ro1">
          <table:table-cell office:value-type="float" office:value="864104" table:style-name="ce1">
            <text:p>864104</text:p>
          </table:table-cell>
          <table:table-cell office:value-type="float" office:value="903783" table:style-name="ce1">
            <text:p>903783</text:p>
          </table:table-cell>
          <table:table-cell office:value-type="float" office:value="864738" table:style-name="ce1">
            <text:p>864738</text:p>
          </table:table-cell>
          <table:table-cell office:value-type="float" office:value="865185" table:style-name="ce1">
            <text:p>865185</text:p>
          </table:table-cell>
          <table:table-cell table:number-columns-repeated="16380"/>
        </table:table-row>
        <table:table-row table:style-name="ro1">
          <table:table-cell office:value-type="float" office:value="863826" table:style-name="ce1">
            <text:p>863826</text:p>
          </table:table-cell>
          <table:table-cell office:value-type="float" office:value="906251" table:style-name="ce1">
            <text:p>906251</text:p>
          </table:table-cell>
          <table:table-cell office:value-type="float" office:value="862866" table:style-name="ce1">
            <text:p>862866</text:p>
          </table:table-cell>
          <table:table-cell office:value-type="float" office:value="861687" table:style-name="ce1">
            <text:p>861687</text:p>
          </table:table-cell>
          <table:table-cell table:number-columns-repeated="16380"/>
        </table:table-row>
        <table:table-row table:style-name="ro1">
          <table:table-cell office:value-type="float" office:value="862119" table:style-name="ce1">
            <text:p>862119</text:p>
          </table:table-cell>
          <table:table-cell office:value-type="float" office:value="905579" table:style-name="ce1">
            <text:p>905579</text:p>
          </table:table-cell>
          <table:table-cell office:value-type="float" office:value="858696" table:style-name="ce1">
            <text:p>858696</text:p>
          </table:table-cell>
          <table:table-cell office:value-type="float" office:value="860372" table:style-name="ce1">
            <text:p>860372</text:p>
          </table:table-cell>
          <table:table-cell table:number-columns-repeated="16380"/>
        </table:table-row>
        <table:table-row table:style-name="ro1">
          <table:table-cell office:value-type="float" office:value="861426" table:style-name="ce1">
            <text:p>861426</text:p>
          </table:table-cell>
          <table:table-cell office:value-type="float" office:value="904605" table:style-name="ce1">
            <text:p>904605</text:p>
          </table:table-cell>
          <table:table-cell office:value-type="float" office:value="854352" table:style-name="ce1">
            <text:p>854352</text:p>
          </table:table-cell>
          <table:table-cell office:value-type="float" office:value="857896" table:style-name="ce1">
            <text:p>857896</text:p>
          </table:table-cell>
          <table:table-cell table:number-columns-repeated="16380"/>
        </table:table-row>
        <table:table-row table:style-name="ro1">
          <table:table-cell office:value-type="float" office:value="860734" table:style-name="ce1">
            <text:p>860734</text:p>
          </table:table-cell>
          <table:table-cell office:value-type="float" office:value="905968" table:style-name="ce1">
            <text:p>905968</text:p>
          </table:table-cell>
          <table:table-cell office:value-type="float" office:value="851371" table:style-name="ce1">
            <text:p>851371</text:p>
          </table:table-cell>
          <table:table-cell office:value-type="float" office:value="855315" table:style-name="ce1">
            <text:p>855315</text:p>
          </table:table-cell>
          <table:table-cell table:number-columns-repeated="16380"/>
        </table:table-row>
        <table:table-row table:style-name="ro1">
          <table:table-cell office:value-type="float" office:value="856802" table:style-name="ce1">
            <text:p>856802</text:p>
          </table:table-cell>
          <table:table-cell office:value-type="float" office:value="903057" table:style-name="ce1">
            <text:p>903057</text:p>
          </table:table-cell>
          <table:table-cell office:value-type="float" office:value="851041" table:style-name="ce1">
            <text:p>851041</text:p>
          </table:table-cell>
          <table:table-cell office:value-type="float" office:value="852797" table:style-name="ce1">
            <text:p>852797</text:p>
          </table:table-cell>
          <table:table-cell table:number-columns-repeated="16380"/>
        </table:table-row>
        <table:table-row table:style-name="ro1">
          <table:table-cell office:value-type="float" office:value="852799" table:style-name="ce1">
            <text:p>852799</text:p>
          </table:table-cell>
          <table:table-cell office:value-type="float" office:value="897888" table:style-name="ce1">
            <text:p>897888</text:p>
          </table:table-cell>
          <table:table-cell office:value-type="float" office:value="846338" table:style-name="ce1">
            <text:p>846338</text:p>
          </table:table-cell>
          <table:table-cell office:value-type="float" office:value="853605" table:style-name="ce1">
            <text:p>853605</text:p>
          </table:table-cell>
          <table:table-cell table:number-columns-repeated="16380"/>
        </table:table-row>
        <table:table-row table:style-name="ro1">
          <table:table-cell office:value-type="float" office:value="848870" table:style-name="ce1">
            <text:p>848870</text:p>
          </table:table-cell>
          <table:table-cell office:value-type="float" office:value="898141" table:style-name="ce1">
            <text:p>898141</text:p>
          </table:table-cell>
          <table:table-cell office:value-type="float" office:value="844415" table:style-name="ce1">
            <text:p>844415</text:p>
          </table:table-cell>
          <table:table-cell office:value-type="float" office:value="851476" table:style-name="ce1">
            <text:p>851476</text:p>
          </table:table-cell>
          <table:table-cell table:number-columns-repeated="16380"/>
        </table:table-row>
        <table:table-row table:style-name="ro1">
          <table:table-cell office:value-type="float" office:value="845894" table:style-name="ce1">
            <text:p>845894</text:p>
          </table:table-cell>
          <table:table-cell office:value-type="float" office:value="898080" table:style-name="ce1">
            <text:p>898080</text:p>
          </table:table-cell>
          <table:table-cell office:value-type="float" office:value="841974" table:style-name="ce1">
            <text:p>841974</text:p>
          </table:table-cell>
          <table:table-cell office:value-type="float" office:value="846352" table:style-name="ce1">
            <text:p>846352</text:p>
          </table:table-cell>
          <table:table-cell table:number-columns-repeated="16380"/>
        </table:table-row>
        <table:table-row table:style-name="ro1">
          <table:table-cell office:value-type="float" office:value="843060" table:style-name="ce1">
            <text:p>843060</text:p>
          </table:table-cell>
          <table:table-cell office:value-type="float" office:value="896215" table:style-name="ce1">
            <text:p>896215</text:p>
          </table:table-cell>
          <table:table-cell office:value-type="float" office:value="841667" table:style-name="ce1">
            <text:p>841667</text:p>
          </table:table-cell>
          <table:table-cell office:value-type="float" office:value="845521" table:style-name="ce1">
            <text:p>845521</text:p>
          </table:table-cell>
          <table:table-cell table:number-columns-repeated="16380"/>
        </table:table-row>
        <table:table-row table:style-name="ro1">
          <table:table-cell office:value-type="float" office:value="839578" table:style-name="ce1">
            <text:p>839578</text:p>
          </table:table-cell>
          <table:table-cell office:value-type="float" office:value="903588" table:style-name="ce1">
            <text:p>903588</text:p>
          </table:table-cell>
          <table:table-cell office:value-type="float" office:value="837328" table:style-name="ce1">
            <text:p>837328</text:p>
          </table:table-cell>
          <table:table-cell office:value-type="float" office:value="841066" table:style-name="ce1">
            <text:p>841066</text:p>
          </table:table-cell>
          <table:table-cell table:number-columns-repeated="16380"/>
        </table:table-row>
        <table:table-row table:style-name="ro1">
          <table:table-cell office:value-type="float" office:value="838920" table:style-name="ce1">
            <text:p>838920</text:p>
          </table:table-cell>
          <table:table-cell office:value-type="float" office:value="897087" table:style-name="ce1">
            <text:p>897087</text:p>
          </table:table-cell>
          <table:table-cell office:value-type="float" office:value="835980" table:style-name="ce1">
            <text:p>835980</text:p>
          </table:table-cell>
          <table:table-cell office:value-type="float" office:value="839060" table:style-name="ce1">
            <text:p>839060</text:p>
          </table:table-cell>
          <table:table-cell table:number-columns-repeated="16380"/>
        </table:table-row>
        <table:table-row table:style-name="ro1">
          <table:table-cell office:value-type="float" office:value="837003" table:style-name="ce1">
            <text:p>837003</text:p>
          </table:table-cell>
          <table:table-cell office:value-type="float" office:value="892303" table:style-name="ce1">
            <text:p>892303</text:p>
          </table:table-cell>
          <table:table-cell office:value-type="float" office:value="833541" table:style-name="ce1">
            <text:p>833541</text:p>
          </table:table-cell>
          <table:table-cell office:value-type="float" office:value="837022" table:style-name="ce1">
            <text:p>837022</text:p>
          </table:table-cell>
          <table:table-cell table:number-columns-repeated="16380"/>
        </table:table-row>
        <table:table-row table:style-name="ro1">
          <table:table-cell office:value-type="float" office:value="832612" table:style-name="ce1">
            <text:p>832612</text:p>
          </table:table-cell>
          <table:table-cell office:value-type="float" office:value="895497" table:style-name="ce1">
            <text:p>895497</text:p>
          </table:table-cell>
          <table:table-cell office:value-type="float" office:value="831799" table:style-name="ce1">
            <text:p>831799</text:p>
          </table:table-cell>
          <table:table-cell office:value-type="float" office:value="827927" table:style-name="ce1">
            <text:p>827927</text:p>
          </table:table-cell>
          <table:table-cell table:number-columns-repeated="16380"/>
        </table:table-row>
        <table:table-row table:style-name="ro1">
          <table:table-cell office:value-type="float" office:value="832188" table:style-name="ce1">
            <text:p>832188</text:p>
          </table:table-cell>
          <table:table-cell office:value-type="float" office:value="892706" table:style-name="ce1">
            <text:p>892706</text:p>
          </table:table-cell>
          <table:table-cell office:value-type="float" office:value="830132" table:style-name="ce1">
            <text:p>830132</text:p>
          </table:table-cell>
          <table:table-cell office:value-type="float" office:value="825419" table:style-name="ce1">
            <text:p>825419</text:p>
          </table:table-cell>
          <table:table-cell table:number-columns-repeated="16380"/>
        </table:table-row>
        <table:table-row table:style-name="ro1">
          <table:table-cell office:value-type="float" office:value="831362" table:style-name="ce1">
            <text:p>831362</text:p>
          </table:table-cell>
          <table:table-cell office:value-type="float" office:value="891524" table:style-name="ce1">
            <text:p>891524</text:p>
          </table:table-cell>
          <table:table-cell office:value-type="float" office:value="828032" table:style-name="ce1">
            <text:p>828032</text:p>
          </table:table-cell>
          <table:table-cell office:value-type="float" office:value="824678" table:style-name="ce1">
            <text:p>824678</text:p>
          </table:table-cell>
          <table:table-cell table:number-columns-repeated="16380"/>
        </table:table-row>
        <table:table-row table:style-name="ro1">
          <table:table-cell office:value-type="float" office:value="829374" table:style-name="ce1">
            <text:p>829374</text:p>
          </table:table-cell>
          <table:table-cell office:value-type="float" office:value="889817" table:style-name="ce1">
            <text:p>889817</text:p>
          </table:table-cell>
          <table:table-cell office:value-type="float" office:value="824295" table:style-name="ce1">
            <text:p>824295</text:p>
          </table:table-cell>
          <table:table-cell office:value-type="float" office:value="819816" table:style-name="ce1">
            <text:p>819816</text:p>
          </table:table-cell>
          <table:table-cell table:number-columns-repeated="16380"/>
        </table:table-row>
        <table:table-row table:style-name="ro1">
          <table:table-cell office:value-type="float" office:value="825707" table:style-name="ce1">
            <text:p>825707</text:p>
          </table:table-cell>
          <table:table-cell office:value-type="float" office:value="886965" table:style-name="ce1">
            <text:p>886965</text:p>
          </table:table-cell>
          <table:table-cell office:value-type="float" office:value="822664" table:style-name="ce1">
            <text:p>822664</text:p>
          </table:table-cell>
          <table:table-cell office:value-type="float" office:value="819455" table:style-name="ce1">
            <text:p>819455</text:p>
          </table:table-cell>
          <table:table-cell table:number-columns-repeated="16380"/>
        </table:table-row>
        <table:table-row table:style-name="ro1">
          <table:table-cell office:value-type="float" office:value="820971" table:style-name="ce1">
            <text:p>820971</text:p>
          </table:table-cell>
          <table:table-cell office:value-type="float" office:value="887305" table:style-name="ce1">
            <text:p>887305</text:p>
          </table:table-cell>
          <table:table-cell office:value-type="float" office:value="821243" table:style-name="ce1">
            <text:p>821243</text:p>
          </table:table-cell>
          <table:table-cell office:value-type="float" office:value="817491" table:style-name="ce1">
            <text:p>817491</text:p>
          </table:table-cell>
          <table:table-cell table:number-columns-repeated="16380"/>
        </table:table-row>
        <table:table-row table:style-name="ro1">
          <table:table-cell office:value-type="float" office:value="816752" table:style-name="ce1">
            <text:p>816752</text:p>
          </table:table-cell>
          <table:table-cell office:value-type="float" office:value="883882" table:style-name="ce1">
            <text:p>883882</text:p>
          </table:table-cell>
          <table:table-cell office:value-type="float" office:value="818873" table:style-name="ce1">
            <text:p>818873</text:p>
          </table:table-cell>
          <table:table-cell office:value-type="float" office:value="814744" table:style-name="ce1">
            <text:p>814744</text:p>
          </table:table-cell>
          <table:table-cell table:number-columns-repeated="16380"/>
        </table:table-row>
        <table:table-row table:style-name="ro1">
          <table:table-cell office:value-type="float" office:value="817631" table:style-name="ce1">
            <text:p>817631</text:p>
          </table:table-cell>
          <table:table-cell office:value-type="float" office:value="883752" table:style-name="ce1">
            <text:p>883752</text:p>
          </table:table-cell>
          <table:table-cell office:value-type="float" office:value="817182" table:style-name="ce1">
            <text:p>817182</text:p>
          </table:table-cell>
          <table:table-cell office:value-type="float" office:value="813429" table:style-name="ce1">
            <text:p>813429</text:p>
          </table:table-cell>
          <table:table-cell table:number-columns-repeated="16380"/>
        </table:table-row>
        <table:table-row table:style-name="ro1">
          <table:table-cell office:value-type="float" office:value="812630" table:style-name="ce1">
            <text:p>812630</text:p>
          </table:table-cell>
          <table:table-cell office:value-type="float" office:value="885171" table:style-name="ce1">
            <text:p>885171</text:p>
          </table:table-cell>
          <table:table-cell office:value-type="float" office:value="814316" table:style-name="ce1">
            <text:p>814316</text:p>
          </table:table-cell>
          <table:table-cell office:value-type="float" office:value="809611" table:style-name="ce1">
            <text:p>809611</text:p>
          </table:table-cell>
          <table:table-cell table:number-columns-repeated="16380"/>
        </table:table-row>
        <table:table-row table:style-name="ro1">
          <table:table-cell office:value-type="float" office:value="812931" table:style-name="ce1">
            <text:p>812931</text:p>
          </table:table-cell>
          <table:table-cell office:value-type="float" office:value="878912" table:style-name="ce1">
            <text:p>878912</text:p>
          </table:table-cell>
          <table:table-cell office:value-type="float" office:value="813921" table:style-name="ce1">
            <text:p>813921</text:p>
          </table:table-cell>
          <table:table-cell office:value-type="float" office:value="808458" table:style-name="ce1">
            <text:p>808458</text:p>
          </table:table-cell>
          <table:table-cell table:number-columns-repeated="16380"/>
        </table:table-row>
        <table:table-row table:style-name="ro1">
          <table:table-cell office:value-type="float" office:value="809938" table:style-name="ce1">
            <text:p>809938</text:p>
          </table:table-cell>
          <table:table-cell office:value-type="float" office:value="883830" table:style-name="ce1">
            <text:p>883830</text:p>
          </table:table-cell>
          <table:table-cell office:value-type="float" office:value="810320" table:style-name="ce1">
            <text:p>810320</text:p>
          </table:table-cell>
          <table:table-cell office:value-type="float" office:value="808218" table:style-name="ce1">
            <text:p>808218</text:p>
          </table:table-cell>
          <table:table-cell table:number-columns-repeated="16380"/>
        </table:table-row>
        <table:table-row table:style-name="ro1">
          <table:table-cell office:value-type="float" office:value="809154" table:style-name="ce1">
            <text:p>809154</text:p>
          </table:table-cell>
          <table:table-cell office:value-type="float" office:value="885791" table:style-name="ce1">
            <text:p>885791</text:p>
          </table:table-cell>
          <table:table-cell office:value-type="float" office:value="809829" table:style-name="ce1">
            <text:p>809829</text:p>
          </table:table-cell>
          <table:table-cell office:value-type="float" office:value="803284" table:style-name="ce1">
            <text:p>803284</text:p>
          </table:table-cell>
          <table:table-cell table:number-columns-repeated="16380"/>
        </table:table-row>
        <table:table-row table:style-name="ro1">
          <table:table-cell office:value-type="float" office:value="805422" table:style-name="ce1">
            <text:p>805422</text:p>
          </table:table-cell>
          <table:table-cell office:value-type="float" office:value="885301" table:style-name="ce1">
            <text:p>885301</text:p>
          </table:table-cell>
          <table:table-cell office:value-type="float" office:value="807194" table:style-name="ce1">
            <text:p>807194</text:p>
          </table:table-cell>
          <table:table-cell office:value-type="float" office:value="803031" table:style-name="ce1">
            <text:p>803031</text:p>
          </table:table-cell>
          <table:table-cell table:number-columns-repeated="16380"/>
        </table:table-row>
        <table:table-row table:style-name="ro1">
          <table:table-cell office:value-type="float" office:value="803210" table:style-name="ce1">
            <text:p>803210</text:p>
          </table:table-cell>
          <table:table-cell office:value-type="float" office:value="878428" table:style-name="ce1">
            <text:p>878428</text:p>
          </table:table-cell>
          <table:table-cell office:value-type="float" office:value="805347" table:style-name="ce1">
            <text:p>805347</text:p>
          </table:table-cell>
          <table:table-cell office:value-type="float" office:value="798710" table:style-name="ce1">
            <text:p>798710</text:p>
          </table:table-cell>
          <table:table-cell table:number-columns-repeated="16380"/>
        </table:table-row>
        <table:table-row table:style-name="ro1">
          <table:table-cell office:value-type="float" office:value="803318" table:style-name="ce1">
            <text:p>803318</text:p>
          </table:table-cell>
          <table:table-cell office:value-type="float" office:value="879412" table:style-name="ce1">
            <text:p>879412</text:p>
          </table:table-cell>
          <table:table-cell office:value-type="float" office:value="801597" table:style-name="ce1">
            <text:p>801597</text:p>
          </table:table-cell>
          <table:table-cell office:value-type="float" office:value="795826" table:style-name="ce1">
            <text:p>795826</text:p>
          </table:table-cell>
          <table:table-cell table:number-columns-repeated="16380"/>
        </table:table-row>
        <table:table-row table:style-name="ro1">
          <table:table-cell office:value-type="float" office:value="801418" table:style-name="ce1">
            <text:p>801418</text:p>
          </table:table-cell>
          <table:table-cell office:value-type="float" office:value="883017" table:style-name="ce1">
            <text:p>883017</text:p>
          </table:table-cell>
          <table:table-cell office:value-type="float" office:value="801221" table:style-name="ce1">
            <text:p>801221</text:p>
          </table:table-cell>
          <table:table-cell office:value-type="float" office:value="793133" table:style-name="ce1">
            <text:p>793133</text:p>
          </table:table-cell>
          <table:table-cell table:number-columns-repeated="16380"/>
        </table:table-row>
        <table:table-row table:style-name="ro1">
          <table:table-cell office:value-type="float" office:value="800736" table:style-name="ce1">
            <text:p>800736</text:p>
          </table:table-cell>
          <table:table-cell office:value-type="float" office:value="881291" table:style-name="ce1">
            <text:p>881291</text:p>
          </table:table-cell>
          <table:table-cell office:value-type="float" office:value="797972" table:style-name="ce1">
            <text:p>797972</text:p>
          </table:table-cell>
          <table:table-cell office:value-type="float" office:value="788929" table:style-name="ce1">
            <text:p>788929</text:p>
          </table:table-cell>
          <table:table-cell table:number-columns-repeated="16380"/>
        </table:table-row>
        <table:table-row table:style-name="ro1">
          <table:table-cell office:value-type="float" office:value="796376" table:style-name="ce1">
            <text:p>796376</text:p>
          </table:table-cell>
          <table:table-cell office:value-type="float" office:value="883622" table:style-name="ce1">
            <text:p>883622</text:p>
          </table:table-cell>
          <table:table-cell office:value-type="float" office:value="794218" table:style-name="ce1">
            <text:p>794218</text:p>
          </table:table-cell>
          <table:table-cell office:value-type="float" office:value="789090" table:style-name="ce1">
            <text:p>789090</text:p>
          </table:table-cell>
          <table:table-cell table:number-columns-repeated="16380"/>
        </table:table-row>
        <table:table-row table:style-name="ro1">
          <table:table-cell office:value-type="float" office:value="792541" table:style-name="ce1">
            <text:p>792541</text:p>
          </table:table-cell>
          <table:table-cell office:value-type="float" office:value="884709" table:style-name="ce1">
            <text:p>884709</text:p>
          </table:table-cell>
          <table:table-cell office:value-type="float" office:value="791574" table:style-name="ce1">
            <text:p>791574</text:p>
          </table:table-cell>
          <table:table-cell office:value-type="float" office:value="790069" table:style-name="ce1">
            <text:p>790069</text:p>
          </table:table-cell>
          <table:table-cell table:number-columns-repeated="16380"/>
        </table:table-row>
        <table:table-row table:style-name="ro1">
          <table:table-cell office:value-type="float" office:value="792981" table:style-name="ce1">
            <text:p>792981</text:p>
          </table:table-cell>
          <table:table-cell office:value-type="float" office:value="884278" table:style-name="ce1">
            <text:p>884278</text:p>
          </table:table-cell>
          <table:table-cell office:value-type="float" office:value="788364" table:style-name="ce1">
            <text:p>788364</text:p>
          </table:table-cell>
          <table:table-cell office:value-type="float" office:value="789872" table:style-name="ce1">
            <text:p>789872</text:p>
          </table:table-cell>
          <table:table-cell table:number-columns-repeated="16380"/>
        </table:table-row>
        <table:table-row table:style-name="ro1">
          <table:table-cell office:value-type="float" office:value="790702" table:style-name="ce1">
            <text:p>790702</text:p>
          </table:table-cell>
          <table:table-cell office:value-type="float" office:value="880035" table:style-name="ce1">
            <text:p>880035</text:p>
          </table:table-cell>
          <table:table-cell office:value-type="float" office:value="789773" table:style-name="ce1">
            <text:p>789773</text:p>
          </table:table-cell>
          <table:table-cell office:value-type="float" office:value="788542" table:style-name="ce1">
            <text:p>788542</text:p>
          </table:table-cell>
          <table:table-cell table:number-columns-repeated="16380"/>
        </table:table-row>
        <table:table-row table:style-name="ro1">
          <table:table-cell office:value-type="float" office:value="789349" table:style-name="ce1">
            <text:p>789349</text:p>
          </table:table-cell>
          <table:table-cell office:value-type="float" office:value="874249" table:style-name="ce1">
            <text:p>874249</text:p>
          </table:table-cell>
          <table:table-cell office:value-type="float" office:value="784447" table:style-name="ce1">
            <text:p>784447</text:p>
          </table:table-cell>
          <table:table-cell office:value-type="float" office:value="787511" table:style-name="ce1">
            <text:p>787511</text:p>
          </table:table-cell>
          <table:table-cell table:number-columns-repeated="16380"/>
        </table:table-row>
        <table:table-row table:style-name="ro1">
          <table:table-cell office:value-type="float" office:value="786932" table:style-name="ce1">
            <text:p>786932</text:p>
          </table:table-cell>
          <table:table-cell office:value-type="float" office:value="869944" table:style-name="ce1">
            <text:p>869944</text:p>
          </table:table-cell>
          <table:table-cell office:value-type="float" office:value="784446" table:style-name="ce1">
            <text:p>784446</text:p>
          </table:table-cell>
          <table:table-cell office:value-type="float" office:value="782630" table:style-name="ce1">
            <text:p>782630</text:p>
          </table:table-cell>
          <table:table-cell table:number-columns-repeated="16380"/>
        </table:table-row>
        <table:table-row table:style-name="ro1">
          <table:table-cell office:value-type="float" office:value="785529" table:style-name="ce1">
            <text:p>785529</text:p>
          </table:table-cell>
          <table:table-cell office:value-type="float" office:value="874726" table:style-name="ce1">
            <text:p>874726</text:p>
          </table:table-cell>
          <table:table-cell office:value-type="float" office:value="780459" table:style-name="ce1">
            <text:p>780459</text:p>
          </table:table-cell>
          <table:table-cell office:value-type="float" office:value="778144" table:style-name="ce1">
            <text:p>778144</text:p>
          </table:table-cell>
          <table:table-cell table:number-columns-repeated="16380"/>
        </table:table-row>
        <table:table-row table:style-name="ro1">
          <table:table-cell office:value-type="float" office:value="784645" table:style-name="ce1">
            <text:p>784645</text:p>
          </table:table-cell>
          <table:table-cell office:value-type="float" office:value="871368" table:style-name="ce1">
            <text:p>871368</text:p>
          </table:table-cell>
          <table:table-cell office:value-type="float" office:value="779108" table:style-name="ce1">
            <text:p>779108</text:p>
          </table:table-cell>
          <table:table-cell office:value-type="float" office:value="775790" table:style-name="ce1">
            <text:p>775790</text:p>
          </table:table-cell>
          <table:table-cell table:number-columns-repeated="16380"/>
        </table:table-row>
        <table:table-row table:style-name="ro1">
          <table:table-cell office:value-type="float" office:value="778206" table:style-name="ce1">
            <text:p>778206</text:p>
          </table:table-cell>
          <table:table-cell office:value-type="float" office:value="874709" table:style-name="ce1">
            <text:p>874709</text:p>
          </table:table-cell>
          <table:table-cell office:value-type="float" office:value="776931" table:style-name="ce1">
            <text:p>776931</text:p>
          </table:table-cell>
          <table:table-cell office:value-type="float" office:value="774423" table:style-name="ce1">
            <text:p>774423</text:p>
          </table:table-cell>
          <table:table-cell table:number-columns-repeated="16380"/>
        </table:table-row>
        <table:table-row table:style-name="ro1">
          <table:table-cell office:value-type="float" office:value="777542" table:style-name="ce1">
            <text:p>777542</text:p>
          </table:table-cell>
          <table:table-cell office:value-type="float" office:value="877029" table:style-name="ce1">
            <text:p>877029</text:p>
          </table:table-cell>
          <table:table-cell office:value-type="float" office:value="776789" table:style-name="ce1">
            <text:p>776789</text:p>
          </table:table-cell>
          <table:table-cell office:value-type="float" office:value="772650" table:style-name="ce1">
            <text:p>772650</text:p>
          </table:table-cell>
          <table:table-cell table:number-columns-repeated="16380"/>
        </table:table-row>
        <table:table-row table:style-name="ro1">
          <table:table-cell office:value-type="float" office:value="777300" table:style-name="ce1">
            <text:p>777300</text:p>
          </table:table-cell>
          <table:table-cell office:value-type="float" office:value="873568" table:style-name="ce1">
            <text:p>873568</text:p>
          </table:table-cell>
          <table:table-cell office:value-type="float" office:value="776274" table:style-name="ce1">
            <text:p>776274</text:p>
          </table:table-cell>
          <table:table-cell office:value-type="float" office:value="769510" table:style-name="ce1">
            <text:p>769510</text:p>
          </table:table-cell>
          <table:table-cell table:number-columns-repeated="16380"/>
        </table:table-row>
        <table:table-row table:style-name="ro1">
          <table:table-cell office:value-type="float" office:value="774152" table:style-name="ce1">
            <text:p>774152</text:p>
          </table:table-cell>
          <table:table-cell office:value-type="float" office:value="872359" table:style-name="ce1">
            <text:p>872359</text:p>
          </table:table-cell>
          <table:table-cell office:value-type="float" office:value="775354" table:style-name="ce1">
            <text:p>775354</text:p>
          </table:table-cell>
          <table:table-cell office:value-type="float" office:value="767614" table:style-name="ce1">
            <text:p>767614</text:p>
          </table:table-cell>
          <table:table-cell table:number-columns-repeated="16380"/>
        </table:table-row>
        <table:table-row table:style-name="ro1">
          <table:table-cell office:value-type="float" office:value="773493" table:style-name="ce1">
            <text:p>773493</text:p>
          </table:table-cell>
          <table:table-cell office:value-type="float" office:value="871600" table:style-name="ce1">
            <text:p>871600</text:p>
          </table:table-cell>
          <table:table-cell office:value-type="float" office:value="771547" table:style-name="ce1">
            <text:p>771547</text:p>
          </table:table-cell>
          <table:table-cell office:value-type="float" office:value="765766" table:style-name="ce1">
            <text:p>765766</text:p>
          </table:table-cell>
          <table:table-cell table:number-columns-repeated="16380"/>
        </table:table-row>
        <table:table-row table:style-name="ro1">
          <table:table-cell office:value-type="float" office:value="770544" table:style-name="ce1">
            <text:p>770544</text:p>
          </table:table-cell>
          <table:table-cell office:value-type="float" office:value="869193" table:style-name="ce1">
            <text:p>869193</text:p>
          </table:table-cell>
          <table:table-cell office:value-type="float" office:value="770949" table:style-name="ce1">
            <text:p>770949</text:p>
          </table:table-cell>
          <table:table-cell office:value-type="float" office:value="767154" table:style-name="ce1">
            <text:p>767154</text:p>
          </table:table-cell>
          <table:table-cell table:number-columns-repeated="16380"/>
        </table:table-row>
        <table:table-row table:style-name="ro1">
          <table:table-cell office:value-type="float" office:value="766405" table:style-name="ce1">
            <text:p>766405</text:p>
          </table:table-cell>
          <table:table-cell office:value-type="float" office:value="871742" table:style-name="ce1">
            <text:p>871742</text:p>
          </table:table-cell>
          <table:table-cell office:value-type="float" office:value="770393" table:style-name="ce1">
            <text:p>770393</text:p>
          </table:table-cell>
          <table:table-cell office:value-type="float" office:value="766357" table:style-name="ce1">
            <text:p>766357</text:p>
          </table:table-cell>
          <table:table-cell table:number-columns-repeated="16380"/>
        </table:table-row>
        <table:table-row table:style-name="ro1">
          <table:table-cell office:value-type="float" office:value="766181" table:style-name="ce1">
            <text:p>766181</text:p>
          </table:table-cell>
          <table:table-cell office:value-type="float" office:value="866959" table:style-name="ce1">
            <text:p>866959</text:p>
          </table:table-cell>
          <table:table-cell office:value-type="float" office:value="768123" table:style-name="ce1">
            <text:p>768123</text:p>
          </table:table-cell>
          <table:table-cell office:value-type="float" office:value="764699" table:style-name="ce1">
            <text:p>764699</text:p>
          </table:table-cell>
          <table:table-cell table:number-columns-repeated="16380"/>
        </table:table-row>
        <table:table-row table:style-name="ro1">
          <table:table-cell office:value-type="float" office:value="765144" table:style-name="ce1">
            <text:p>765144</text:p>
          </table:table-cell>
          <table:table-cell office:value-type="float" office:value="865784" table:style-name="ce1">
            <text:p>865784</text:p>
          </table:table-cell>
          <table:table-cell office:value-type="float" office:value="765784" table:style-name="ce1">
            <text:p>765784</text:p>
          </table:table-cell>
          <table:table-cell office:value-type="float" office:value="761393" table:style-name="ce1">
            <text:p>761393</text:p>
          </table:table-cell>
          <table:table-cell table:number-columns-repeated="16380"/>
        </table:table-row>
        <table:table-row table:style-name="ro1">
          <table:table-cell office:value-type="float" office:value="762417" table:style-name="ce1">
            <text:p>762417</text:p>
          </table:table-cell>
          <table:table-cell office:value-type="float" office:value="863292" table:style-name="ce1">
            <text:p>863292</text:p>
          </table:table-cell>
          <table:table-cell office:value-type="float" office:value="764828" table:style-name="ce1">
            <text:p>764828</text:p>
          </table:table-cell>
          <table:table-cell office:value-type="float" office:value="757518" table:style-name="ce1">
            <text:p>757518</text:p>
          </table:table-cell>
          <table:table-cell table:number-columns-repeated="16380"/>
        </table:table-row>
        <table:table-row table:style-name="ro1">
          <table:table-cell office:value-type="float" office:value="762684" table:style-name="ce1">
            <text:p>762684</text:p>
          </table:table-cell>
          <table:table-cell office:value-type="float" office:value="866711" table:style-name="ce1">
            <text:p>866711</text:p>
          </table:table-cell>
          <table:table-cell office:value-type="float" office:value="760737" table:style-name="ce1">
            <text:p>760737</text:p>
          </table:table-cell>
          <table:table-cell office:value-type="float" office:value="755299" table:style-name="ce1">
            <text:p>755299</text:p>
          </table:table-cell>
          <table:table-cell table:number-columns-repeated="16380"/>
        </table:table-row>
        <table:table-row table:style-name="ro1">
          <table:table-cell office:value-type="float" office:value="761618" table:style-name="ce1">
            <text:p>761618</text:p>
          </table:table-cell>
          <table:table-cell office:value-type="float" office:value="867773" table:style-name="ce1">
            <text:p>867773</text:p>
          </table:table-cell>
          <table:table-cell office:value-type="float" office:value="759191" table:style-name="ce1">
            <text:p>759191</text:p>
          </table:table-cell>
          <table:table-cell office:value-type="float" office:value="747453" table:style-name="ce1">
            <text:p>747453</text:p>
          </table:table-cell>
          <table:table-cell table:number-columns-repeated="16380"/>
        </table:table-row>
        <table:table-row table:style-name="ro1">
          <table:table-cell office:value-type="float" office:value="761093" table:style-name="ce1">
            <text:p>761093</text:p>
          </table:table-cell>
          <table:table-cell office:value-type="float" office:value="871268" table:style-name="ce1">
            <text:p>871268</text:p>
          </table:table-cell>
          <table:table-cell office:value-type="float" office:value="759240" table:style-name="ce1">
            <text:p>759240</text:p>
          </table:table-cell>
          <table:table-cell office:value-type="float" office:value="746195" table:style-name="ce1">
            <text:p>746195</text:p>
          </table:table-cell>
          <table:table-cell table:number-columns-repeated="16380"/>
        </table:table-row>
        <table:table-row table:style-name="ro1">
          <table:table-cell office:value-type="float" office:value="758311" table:style-name="ce1">
            <text:p>758311</text:p>
          </table:table-cell>
          <table:table-cell office:value-type="float" office:value="864920" table:style-name="ce1">
            <text:p>864920</text:p>
          </table:table-cell>
          <table:table-cell office:value-type="float" office:value="758200" table:style-name="ce1">
            <text:p>758200</text:p>
          </table:table-cell>
          <table:table-cell office:value-type="float" office:value="745137" table:style-name="ce1">
            <text:p>745137</text:p>
          </table:table-cell>
          <table:table-cell table:number-columns-repeated="16380"/>
        </table:table-row>
        <table:table-row table:style-name="ro1">
          <table:table-cell office:value-type="float" office:value="757102" table:style-name="ce1">
            <text:p>757102</text:p>
          </table:table-cell>
          <table:table-cell office:value-type="float" office:value="865778" table:style-name="ce1">
            <text:p>865778</text:p>
          </table:table-cell>
          <table:table-cell office:value-type="float" office:value="755632" table:style-name="ce1">
            <text:p>755632</text:p>
          </table:table-cell>
          <table:table-cell office:value-type="float" office:value="744573" table:style-name="ce1">
            <text:p>744573</text:p>
          </table:table-cell>
          <table:table-cell table:number-columns-repeated="16380"/>
        </table:table-row>
        <table:table-row table:style-name="ro1">
          <table:table-cell office:value-type="float" office:value="754043" table:style-name="ce1">
            <text:p>754043</text:p>
          </table:table-cell>
          <table:table-cell office:value-type="float" office:value="863867" table:style-name="ce1">
            <text:p>863867</text:p>
          </table:table-cell>
          <table:table-cell office:value-type="float" office:value="755276" table:style-name="ce1">
            <text:p>755276</text:p>
          </table:table-cell>
          <table:table-cell office:value-type="float" office:value="741941" table:style-name="ce1">
            <text:p>741941</text:p>
          </table:table-cell>
          <table:table-cell table:number-columns-repeated="16380"/>
        </table:table-row>
        <table:table-row table:style-name="ro1">
          <table:table-cell office:value-type="float" office:value="752114" table:style-name="ce1">
            <text:p>752114</text:p>
          </table:table-cell>
          <table:table-cell office:value-type="float" office:value="862494" table:style-name="ce1">
            <text:p>862494</text:p>
          </table:table-cell>
          <table:table-cell office:value-type="float" office:value="751033" table:style-name="ce1">
            <text:p>751033</text:p>
          </table:table-cell>
          <table:table-cell office:value-type="float" office:value="739039" table:style-name="ce1">
            <text:p>739039</text:p>
          </table:table-cell>
          <table:table-cell table:number-columns-repeated="16380"/>
        </table:table-row>
        <table:table-row table:style-name="ro1">
          <table:table-cell office:value-type="float" office:value="750633" table:style-name="ce1">
            <text:p>750633</text:p>
          </table:table-cell>
          <table:table-cell office:value-type="float" office:value="860236" table:style-name="ce1">
            <text:p>860236</text:p>
          </table:table-cell>
          <table:table-cell office:value-type="float" office:value="749004" table:style-name="ce1">
            <text:p>749004</text:p>
          </table:table-cell>
          <table:table-cell office:value-type="float" office:value="738417" table:style-name="ce1">
            <text:p>738417</text:p>
          </table:table-cell>
          <table:table-cell table:number-columns-repeated="16380"/>
        </table:table-row>
        <table:table-row table:style-name="ro1">
          <table:table-cell office:value-type="float" office:value="747318" table:style-name="ce1">
            <text:p>747318</text:p>
          </table:table-cell>
          <table:table-cell office:value-type="float" office:value="861311" table:style-name="ce1">
            <text:p>861311</text:p>
          </table:table-cell>
          <table:table-cell office:value-type="float" office:value="748374" table:style-name="ce1">
            <text:p>748374</text:p>
          </table:table-cell>
          <table:table-cell office:value-type="float" office:value="738017" table:style-name="ce1">
            <text:p>738017</text:p>
          </table:table-cell>
          <table:table-cell table:number-columns-repeated="16380"/>
        </table:table-row>
        <table:table-row table:style-name="ro1">
          <table:table-cell office:value-type="float" office:value="748610" table:style-name="ce1">
            <text:p>748610</text:p>
          </table:table-cell>
          <table:table-cell office:value-type="float" office:value="862801" table:style-name="ce1">
            <text:p>862801</text:p>
          </table:table-cell>
          <table:table-cell office:value-type="float" office:value="747145" table:style-name="ce1">
            <text:p>747145</text:p>
          </table:table-cell>
          <table:table-cell office:value-type="float" office:value="737873" table:style-name="ce1">
            <text:p>737873</text:p>
          </table:table-cell>
          <table:table-cell table:number-columns-repeated="16380"/>
        </table:table-row>
        <table:table-row table:style-name="ro1">
          <table:table-cell office:value-type="float" office:value="747827" table:style-name="ce1">
            <text:p>747827</text:p>
          </table:table-cell>
          <table:table-cell office:value-type="float" office:value="860342" table:style-name="ce1">
            <text:p>860342</text:p>
          </table:table-cell>
          <table:table-cell office:value-type="float" office:value="744917" table:style-name="ce1">
            <text:p>744917</text:p>
          </table:table-cell>
          <table:table-cell office:value-type="float" office:value="735034" table:style-name="ce1">
            <text:p>735034</text:p>
          </table:table-cell>
          <table:table-cell table:number-columns-repeated="16380"/>
        </table:table-row>
        <table:table-row table:style-name="ro1">
          <table:table-cell office:value-type="float" office:value="744963" table:style-name="ce1">
            <text:p>744963</text:p>
          </table:table-cell>
          <table:table-cell office:value-type="float" office:value="858816" table:style-name="ce1">
            <text:p>858816</text:p>
          </table:table-cell>
          <table:table-cell office:value-type="float" office:value="742786" table:style-name="ce1">
            <text:p>742786</text:p>
          </table:table-cell>
          <table:table-cell office:value-type="float" office:value="733281" table:style-name="ce1">
            <text:p>733281</text:p>
          </table:table-cell>
          <table:table-cell table:number-columns-repeated="16380"/>
        </table:table-row>
        <table:table-row table:style-name="ro1">
          <table:table-cell office:value-type="float" office:value="743017" table:style-name="ce1">
            <text:p>743017</text:p>
          </table:table-cell>
          <table:table-cell office:value-type="float" office:value="857093" table:style-name="ce1">
            <text:p>857093</text:p>
          </table:table-cell>
          <table:table-cell office:value-type="float" office:value="740346" table:style-name="ce1">
            <text:p>740346</text:p>
          </table:table-cell>
          <table:table-cell office:value-type="float" office:value="730723" table:style-name="ce1">
            <text:p>730723</text:p>
          </table:table-cell>
          <table:table-cell table:number-columns-repeated="16380"/>
        </table:table-row>
        <table:table-row table:style-name="ro1">
          <table:table-cell office:value-type="float" office:value="741017" table:style-name="ce1">
            <text:p>741017</text:p>
          </table:table-cell>
          <table:table-cell office:value-type="float" office:value="856619" table:style-name="ce1">
            <text:p>856619</text:p>
          </table:table-cell>
          <table:table-cell office:value-type="float" office:value="731530" table:style-name="ce1">
            <text:p>731530</text:p>
          </table:table-cell>
          <table:table-cell office:value-type="float" office:value="732307" table:style-name="ce1">
            <text:p>732307</text:p>
          </table:table-cell>
          <table:table-cell table:number-columns-repeated="16380"/>
        </table:table-row>
        <table:table-row table:style-name="ro1">
          <table:table-cell office:value-type="float" office:value="735257" table:style-name="ce1">
            <text:p>735257</text:p>
          </table:table-cell>
          <table:table-cell office:value-type="float" office:value="857045" table:style-name="ce1">
            <text:p>857045</text:p>
          </table:table-cell>
          <table:table-cell office:value-type="float" office:value="730851" table:style-name="ce1">
            <text:p>730851</text:p>
          </table:table-cell>
          <table:table-cell office:value-type="float" office:value="730019" table:style-name="ce1">
            <text:p>730019</text:p>
          </table:table-cell>
          <table:table-cell table:number-columns-repeated="16380"/>
        </table:table-row>
        <table:table-row table:style-name="ro1">
          <table:table-cell office:value-type="float" office:value="735852" table:style-name="ce1">
            <text:p>735852</text:p>
          </table:table-cell>
          <table:table-cell office:value-type="float" office:value="860785" table:style-name="ce1">
            <text:p>860785</text:p>
          </table:table-cell>
          <table:table-cell office:value-type="float" office:value="732317" table:style-name="ce1">
            <text:p>732317</text:p>
          </table:table-cell>
          <table:table-cell office:value-type="float" office:value="723951" table:style-name="ce1">
            <text:p>723951</text:p>
          </table:table-cell>
          <table:table-cell table:number-columns-repeated="16380"/>
        </table:table-row>
        <table:table-row table:style-name="ro1">
          <table:table-cell office:value-type="float" office:value="733937" table:style-name="ce1">
            <text:p>733937</text:p>
          </table:table-cell>
          <table:table-cell office:value-type="float" office:value="857377" table:style-name="ce1">
            <text:p>857377</text:p>
          </table:table-cell>
          <table:table-cell office:value-type="float" office:value="729892" table:style-name="ce1">
            <text:p>729892</text:p>
          </table:table-cell>
          <table:table-cell office:value-type="float" office:value="723043" table:style-name="ce1">
            <text:p>723043</text:p>
          </table:table-cell>
          <table:table-cell table:number-columns-repeated="16380"/>
        </table:table-row>
        <table:table-row table:style-name="ro1">
          <table:table-cell office:value-type="float" office:value="731396" table:style-name="ce1">
            <text:p>731396</text:p>
          </table:table-cell>
          <table:table-cell office:value-type="float" office:value="852359" table:style-name="ce1">
            <text:p>852359</text:p>
          </table:table-cell>
          <table:table-cell office:value-type="float" office:value="729580" table:style-name="ce1">
            <text:p>729580</text:p>
          </table:table-cell>
          <table:table-cell office:value-type="float" office:value="721288" table:style-name="ce1">
            <text:p>721288</text:p>
          </table:table-cell>
          <table:table-cell table:number-columns-repeated="16380"/>
        </table:table-row>
        <table:table-row table:style-name="ro1">
          <table:table-cell office:value-type="float" office:value="729699" table:style-name="ce1">
            <text:p>729699</text:p>
          </table:table-cell>
          <table:table-cell office:value-type="float" office:value="854422" table:style-name="ce1">
            <text:p>854422</text:p>
          </table:table-cell>
          <table:table-cell office:value-type="float" office:value="727345" table:style-name="ce1">
            <text:p>727345</text:p>
          </table:table-cell>
          <table:table-cell office:value-type="float" office:value="721405" table:style-name="ce1">
            <text:p>721405</text:p>
          </table:table-cell>
          <table:table-cell table:number-columns-repeated="16380"/>
        </table:table-row>
        <table:table-row table:style-name="ro1">
          <table:table-cell office:value-type="float" office:value="730097" table:style-name="ce1">
            <text:p>730097</text:p>
          </table:table-cell>
          <table:table-cell office:value-type="float" office:value="853604" table:style-name="ce1">
            <text:p>853604</text:p>
          </table:table-cell>
          <table:table-cell office:value-type="float" office:value="725567" table:style-name="ce1">
            <text:p>725567</text:p>
          </table:table-cell>
          <table:table-cell office:value-type="float" office:value="720997" table:style-name="ce1">
            <text:p>720997</text:p>
          </table:table-cell>
          <table:table-cell table:number-columns-repeated="16380"/>
        </table:table-row>
        <table:table-row table:style-name="ro1">
          <table:table-cell office:value-type="float" office:value="727192" table:style-name="ce1">
            <text:p>727192</text:p>
          </table:table-cell>
          <table:table-cell office:value-type="float" office:value="855951" table:style-name="ce1">
            <text:p>855951</text:p>
          </table:table-cell>
          <table:table-cell office:value-type="float" office:value="723362" table:style-name="ce1">
            <text:p>723362</text:p>
          </table:table-cell>
          <table:table-cell office:value-type="float" office:value="718434" table:style-name="ce1">
            <text:p>718434</text:p>
          </table:table-cell>
          <table:table-cell table:number-columns-repeated="16380"/>
        </table:table-row>
        <table:table-row table:style-name="ro1">
          <table:table-cell office:value-type="float" office:value="726971" table:style-name="ce1">
            <text:p>726971</text:p>
          </table:table-cell>
          <table:table-cell office:value-type="float" office:value="860802" table:style-name="ce1">
            <text:p>860802</text:p>
          </table:table-cell>
          <table:table-cell office:value-type="float" office:value="721856" table:style-name="ce1">
            <text:p>721856</text:p>
          </table:table-cell>
          <table:table-cell office:value-type="float" office:value="717404" table:style-name="ce1">
            <text:p>717404</text:p>
          </table:table-cell>
          <table:table-cell table:number-columns-repeated="16380"/>
        </table:table-row>
        <table:table-row table:style-name="ro1">
          <table:table-cell office:value-type="float" office:value="723859" table:style-name="ce1">
            <text:p>723859</text:p>
          </table:table-cell>
          <table:table-cell office:value-type="float" office:value="860049" table:style-name="ce1">
            <text:p>860049</text:p>
          </table:table-cell>
          <table:table-cell office:value-type="float" office:value="720788" table:style-name="ce1">
            <text:p>720788</text:p>
          </table:table-cell>
          <table:table-cell office:value-type="float" office:value="714455" table:style-name="ce1">
            <text:p>714455</text:p>
          </table:table-cell>
          <table:table-cell table:number-columns-repeated="16380"/>
        </table:table-row>
        <table:table-row table:style-name="ro1">
          <table:table-cell office:value-type="float" office:value="723263" table:style-name="ce1">
            <text:p>723263</text:p>
          </table:table-cell>
          <table:table-cell office:value-type="float" office:value="856853" table:style-name="ce1">
            <text:p>856853</text:p>
          </table:table-cell>
          <table:table-cell office:value-type="float" office:value="718506" table:style-name="ce1">
            <text:p>718506</text:p>
          </table:table-cell>
          <table:table-cell office:value-type="float" office:value="711178" table:style-name="ce1">
            <text:p>711178</text:p>
          </table:table-cell>
          <table:table-cell table:number-columns-repeated="16380"/>
        </table:table-row>
        <table:table-row table:style-name="ro1">
          <table:table-cell office:value-type="float" office:value="722633" table:style-name="ce1">
            <text:p>722633</text:p>
          </table:table-cell>
          <table:table-cell office:value-type="float" office:value="858415" table:style-name="ce1">
            <text:p>858415</text:p>
          </table:table-cell>
          <table:table-cell office:value-type="float" office:value="717003" table:style-name="ce1">
            <text:p>717003</text:p>
          </table:table-cell>
          <table:table-cell office:value-type="float" office:value="711168" table:style-name="ce1">
            <text:p>711168</text:p>
          </table:table-cell>
          <table:table-cell table:number-columns-repeated="16380"/>
        </table:table-row>
        <table:table-row table:style-name="ro1">
          <table:table-cell office:value-type="float" office:value="719882" table:style-name="ce1">
            <text:p>719882</text:p>
          </table:table-cell>
          <table:table-cell office:value-type="float" office:value="856151" table:style-name="ce1">
            <text:p>856151</text:p>
          </table:table-cell>
          <table:table-cell office:value-type="float" office:value="716920" table:style-name="ce1">
            <text:p>716920</text:p>
          </table:table-cell>
          <table:table-cell office:value-type="float" office:value="710574" table:style-name="ce1">
            <text:p>710574</text:p>
          </table:table-cell>
          <table:table-cell table:number-columns-repeated="16380"/>
        </table:table-row>
        <table:table-row table:style-name="ro1">
          <table:table-cell office:value-type="float" office:value="716866" table:style-name="ce1">
            <text:p>716866</text:p>
          </table:table-cell>
          <table:table-cell office:value-type="float" office:value="859662" table:style-name="ce1">
            <text:p>859662</text:p>
          </table:table-cell>
          <table:table-cell office:value-type="float" office:value="713050" table:style-name="ce1">
            <text:p>713050</text:p>
          </table:table-cell>
          <table:table-cell office:value-type="float" office:value="708172" table:style-name="ce1">
            <text:p>708172</text:p>
          </table:table-cell>
          <table:table-cell table:number-columns-repeated="16380"/>
        </table:table-row>
        <table:table-row table:style-name="ro1">
          <table:table-cell office:value-type="float" office:value="716298" table:style-name="ce1">
            <text:p>716298</text:p>
          </table:table-cell>
          <table:table-cell office:value-type="float" office:value="860771" table:style-name="ce1">
            <text:p>860771</text:p>
          </table:table-cell>
          <table:table-cell office:value-type="float" office:value="709648" table:style-name="ce1">
            <text:p>709648</text:p>
          </table:table-cell>
          <table:table-cell office:value-type="float" office:value="707047" table:style-name="ce1">
            <text:p>707047</text:p>
          </table:table-cell>
          <table:table-cell table:number-columns-repeated="16380"/>
        </table:table-row>
        <table:table-row table:style-name="ro1">
          <table:table-cell office:value-type="float" office:value="713876" table:style-name="ce1">
            <text:p>713876</text:p>
          </table:table-cell>
          <table:table-cell office:value-type="float" office:value="855922" table:style-name="ce1">
            <text:p>855922</text:p>
          </table:table-cell>
          <table:table-cell office:value-type="float" office:value="709119" table:style-name="ce1">
            <text:p>709119</text:p>
          </table:table-cell>
          <table:table-cell office:value-type="float" office:value="703730" table:style-name="ce1">
            <text:p>703730</text:p>
          </table:table-cell>
          <table:table-cell table:number-columns-repeated="16380"/>
        </table:table-row>
        <table:table-row table:style-name="ro1">
          <table:table-cell office:value-type="float" office:value="713364" table:style-name="ce1">
            <text:p>713364</text:p>
          </table:table-cell>
          <table:table-cell office:value-type="float" office:value="855087" table:style-name="ce1">
            <text:p>855087</text:p>
          </table:table-cell>
          <table:table-cell office:value-type="float" office:value="707928" table:style-name="ce1">
            <text:p>707928</text:p>
          </table:table-cell>
          <table:table-cell office:value-type="float" office:value="703219" table:style-name="ce1">
            <text:p>703219</text:p>
          </table:table-cell>
          <table:table-cell table:number-columns-repeated="16380"/>
        </table:table-row>
        <table:table-row table:style-name="ro1">
          <table:table-cell office:value-type="float" office:value="712816" table:style-name="ce1">
            <text:p>712816</text:p>
          </table:table-cell>
          <table:table-cell office:value-type="float" office:value="847327" table:style-name="ce1">
            <text:p>847327</text:p>
          </table:table-cell>
          <table:table-cell office:value-type="float" office:value="707462" table:style-name="ce1">
            <text:p>707462</text:p>
          </table:table-cell>
          <table:table-cell office:value-type="float" office:value="702223" table:style-name="ce1">
            <text:p>702223</text:p>
          </table:table-cell>
          <table:table-cell table:number-columns-repeated="16380"/>
        </table:table-row>
        <table:table-row table:style-name="ro1">
          <table:table-cell office:value-type="float" office:value="711379" table:style-name="ce1">
            <text:p>711379</text:p>
          </table:table-cell>
          <table:table-cell office:value-type="float" office:value="853844" table:style-name="ce1">
            <text:p>853844</text:p>
          </table:table-cell>
          <table:table-cell office:value-type="float" office:value="704337" table:style-name="ce1">
            <text:p>704337</text:p>
          </table:table-cell>
          <table:table-cell office:value-type="float" office:value="696597" table:style-name="ce1">
            <text:p>696597</text:p>
          </table:table-cell>
          <table:table-cell table:number-columns-repeated="16380"/>
        </table:table-row>
        <table:table-row table:style-name="ro1">
          <table:table-cell office:value-type="float" office:value="709148" table:style-name="ce1">
            <text:p>709148</text:p>
          </table:table-cell>
          <table:table-cell office:value-type="float" office:value="853623" table:style-name="ce1">
            <text:p>853623</text:p>
          </table:table-cell>
          <table:table-cell office:value-type="float" office:value="704073" table:style-name="ce1">
            <text:p>704073</text:p>
          </table:table-cell>
          <table:table-cell office:value-type="float" office:value="694260" table:style-name="ce1">
            <text:p>694260</text:p>
          </table:table-cell>
          <table:table-cell table:number-columns-repeated="16380"/>
        </table:table-row>
        <table:table-row table:style-name="ro1">
          <table:table-cell office:value-type="float" office:value="708510" table:style-name="ce1">
            <text:p>708510</text:p>
          </table:table-cell>
          <table:table-cell office:value-type="float" office:value="849948" table:style-name="ce1">
            <text:p>849948</text:p>
          </table:table-cell>
          <table:table-cell office:value-type="float" office:value="702436" table:style-name="ce1">
            <text:p>702436</text:p>
          </table:table-cell>
          <table:table-cell office:value-type="float" office:value="695606" table:style-name="ce1">
            <text:p>695606</text:p>
          </table:table-cell>
          <table:table-cell table:number-columns-repeated="16380"/>
        </table:table-row>
        <table:table-row table:style-name="ro1">
          <table:table-cell office:value-type="float" office:value="707678" table:style-name="ce1">
            <text:p>707678</text:p>
          </table:table-cell>
          <table:table-cell office:value-type="float" office:value="854710" table:style-name="ce1">
            <text:p>854710</text:p>
          </table:table-cell>
          <table:table-cell office:value-type="float" office:value="700913" table:style-name="ce1">
            <text:p>700913</text:p>
          </table:table-cell>
          <table:table-cell office:value-type="float" office:value="695883" table:style-name="ce1">
            <text:p>695883</text:p>
          </table:table-cell>
          <table:table-cell table:number-columns-repeated="16380"/>
        </table:table-row>
        <table:table-row table:style-name="ro1">
          <table:table-cell office:value-type="float" office:value="704338" table:style-name="ce1">
            <text:p>704338</text:p>
          </table:table-cell>
          <table:table-cell office:value-type="float" office:value="854565" table:style-name="ce1">
            <text:p>854565</text:p>
          </table:table-cell>
          <table:table-cell office:value-type="float" office:value="699750" table:style-name="ce1">
            <text:p>699750</text:p>
          </table:table-cell>
          <table:table-cell office:value-type="float" office:value="694339" table:style-name="ce1">
            <text:p>694339</text:p>
          </table:table-cell>
          <table:table-cell table:number-columns-repeated="16380"/>
        </table:table-row>
        <table:table-row table:style-name="ro1">
          <table:table-cell office:value-type="float" office:value="702076" table:style-name="ce1">
            <text:p>702076</text:p>
          </table:table-cell>
          <table:table-cell office:value-type="float" office:value="860373" table:style-name="ce1">
            <text:p>860373</text:p>
          </table:table-cell>
          <table:table-cell office:value-type="float" office:value="701449" table:style-name="ce1">
            <text:p>701449</text:p>
          </table:table-cell>
          <table:table-cell office:value-type="float" office:value="693109" table:style-name="ce1">
            <text:p>693109</text:p>
          </table:table-cell>
          <table:table-cell table:number-columns-repeated="16380"/>
        </table:table-row>
        <table:table-row table:style-name="ro1">
          <table:table-cell office:value-type="float" office:value="700940" table:style-name="ce1">
            <text:p>700940</text:p>
          </table:table-cell>
          <table:table-cell office:value-type="float" office:value="854180" table:style-name="ce1">
            <text:p>854180</text:p>
          </table:table-cell>
          <table:table-cell office:value-type="float" office:value="699260" table:style-name="ce1">
            <text:p>699260</text:p>
          </table:table-cell>
          <table:table-cell office:value-type="float" office:value="688420" table:style-name="ce1">
            <text:p>688420</text:p>
          </table:table-cell>
          <table:table-cell table:number-columns-repeated="16380"/>
        </table:table-row>
        <table:table-row table:style-name="ro1">
          <table:table-cell office:value-type="float" office:value="699671" table:style-name="ce1">
            <text:p>699671</text:p>
          </table:table-cell>
          <table:table-cell office:value-type="float" office:value="856776" table:style-name="ce1">
            <text:p>856776</text:p>
          </table:table-cell>
          <table:table-cell office:value-type="float" office:value="695711" table:style-name="ce1">
            <text:p>695711</text:p>
          </table:table-cell>
          <table:table-cell office:value-type="float" office:value="688332" table:style-name="ce1">
            <text:p>688332</text:p>
          </table:table-cell>
          <table:table-cell table:number-columns-repeated="16380"/>
        </table:table-row>
        <table:table-row table:style-name="ro1">
          <table:table-cell office:value-type="float" office:value="699093" table:style-name="ce1">
            <text:p>699093</text:p>
          </table:table-cell>
          <table:table-cell office:value-type="float" office:value="858166" table:style-name="ce1">
            <text:p>858166</text:p>
          </table:table-cell>
          <table:table-cell office:value-type="float" office:value="693653" table:style-name="ce1">
            <text:p>693653</text:p>
          </table:table-cell>
          <table:table-cell office:value-type="float" office:value="687393" table:style-name="ce1">
            <text:p>687393</text:p>
          </table:table-cell>
          <table:table-cell table:number-columns-repeated="16380"/>
        </table:table-row>
        <table:table-row table:style-name="ro1">
          <table:table-cell office:value-type="float" office:value="698387" table:style-name="ce1">
            <text:p>698387</text:p>
          </table:table-cell>
          <table:table-cell office:value-type="float" office:value="859230" table:style-name="ce1">
            <text:p>859230</text:p>
          </table:table-cell>
          <table:table-cell office:value-type="float" office:value="693566" table:style-name="ce1">
            <text:p>693566</text:p>
          </table:table-cell>
          <table:table-cell office:value-type="float" office:value="683272" table:style-name="ce1">
            <text:p>683272</text:p>
          </table:table-cell>
          <table:table-cell table:number-columns-repeated="16380"/>
        </table:table-row>
        <table:table-row table:style-name="ro1">
          <table:table-cell office:value-type="float" office:value="697806" table:style-name="ce1">
            <text:p>697806</text:p>
          </table:table-cell>
          <table:table-cell office:value-type="float" office:value="851855" table:style-name="ce1">
            <text:p>851855</text:p>
          </table:table-cell>
          <table:table-cell office:value-type="float" office:value="692266" table:style-name="ce1">
            <text:p>692266</text:p>
          </table:table-cell>
          <table:table-cell office:value-type="float" office:value="682027" table:style-name="ce1">
            <text:p>682027</text:p>
          </table:table-cell>
          <table:table-cell table:number-columns-repeated="16380"/>
        </table:table-row>
        <table:table-row table:style-name="ro1">
          <table:table-cell office:value-type="float" office:value="695693" table:style-name="ce1">
            <text:p>695693</text:p>
          </table:table-cell>
          <table:table-cell office:value-type="float" office:value="851467" table:style-name="ce1">
            <text:p>851467</text:p>
          </table:table-cell>
          <table:table-cell office:value-type="float" office:value="690109" table:style-name="ce1">
            <text:p>690109</text:p>
          </table:table-cell>
          <table:table-cell office:value-type="float" office:value="680607" table:style-name="ce1">
            <text:p>680607</text:p>
          </table:table-cell>
          <table:table-cell table:number-columns-repeated="16380"/>
        </table:table-row>
        <table:table-row table:style-name="ro1">
          <table:table-cell office:value-type="float" office:value="692902" table:style-name="ce1">
            <text:p>692902</text:p>
          </table:table-cell>
          <table:table-cell office:value-type="float" office:value="851727" table:style-name="ce1">
            <text:p>851727</text:p>
          </table:table-cell>
          <table:table-cell office:value-type="float" office:value="688242" table:style-name="ce1">
            <text:p>688242</text:p>
          </table:table-cell>
          <table:table-cell office:value-type="float" office:value="677266" table:style-name="ce1">
            <text:p>677266</text:p>
          </table:table-cell>
          <table:table-cell table:number-columns-repeated="16380"/>
        </table:table-row>
        <table:table-row table:style-name="ro1">
          <table:table-cell office:value-type="float" office:value="691942" table:style-name="ce1">
            <text:p>691942</text:p>
          </table:table-cell>
          <table:table-cell office:value-type="float" office:value="849310" table:style-name="ce1">
            <text:p>849310</text:p>
          </table:table-cell>
          <table:table-cell office:value-type="float" office:value="687209" table:style-name="ce1">
            <text:p>687209</text:p>
          </table:table-cell>
          <table:table-cell office:value-type="float" office:value="676680" table:style-name="ce1">
            <text:p>676680</text:p>
          </table:table-cell>
          <table:table-cell table:number-columns-repeated="16380"/>
        </table:table-row>
        <table:table-row table:style-name="ro1">
          <table:table-cell office:value-type="float" office:value="689299" table:style-name="ce1">
            <text:p>689299</text:p>
          </table:table-cell>
          <table:table-cell office:value-type="float" office:value="850152" table:style-name="ce1">
            <text:p>850152</text:p>
          </table:table-cell>
          <table:table-cell office:value-type="float" office:value="683858" table:style-name="ce1">
            <text:p>683858</text:p>
          </table:table-cell>
          <table:table-cell office:value-type="float" office:value="675397" table:style-name="ce1">
            <text:p>675397</text:p>
          </table:table-cell>
          <table:table-cell table:number-columns-repeated="16380"/>
        </table:table-row>
        <table:table-row table:style-name="ro1">
          <table:table-cell office:value-type="float" office:value="687739" table:style-name="ce1">
            <text:p>687739</text:p>
          </table:table-cell>
          <table:table-cell office:value-type="float" office:value="852271" table:style-name="ce1">
            <text:p>852271</text:p>
          </table:table-cell>
          <table:table-cell office:value-type="float" office:value="683687" table:style-name="ce1">
            <text:p>683687</text:p>
          </table:table-cell>
          <table:table-cell office:value-type="float" office:value="674783" table:style-name="ce1">
            <text:p>674783</text:p>
          </table:table-cell>
          <table:table-cell table:number-columns-repeated="16380"/>
        </table:table-row>
        <table:table-row table:style-name="ro1">
          <table:table-cell office:value-type="float" office:value="686489" table:style-name="ce1">
            <text:p>686489</text:p>
          </table:table-cell>
          <table:table-cell office:value-type="float" office:value="856057" table:style-name="ce1">
            <text:p>856057</text:p>
          </table:table-cell>
          <table:table-cell office:value-type="float" office:value="683111" table:style-name="ce1">
            <text:p>683111</text:p>
          </table:table-cell>
          <table:table-cell office:value-type="float" office:value="673475" table:style-name="ce1">
            <text:p>673475</text:p>
          </table:table-cell>
          <table:table-cell table:number-columns-repeated="16380"/>
        </table:table-row>
        <table:table-row table:style-name="ro1">
          <table:table-cell office:value-type="float" office:value="685377" table:style-name="ce1">
            <text:p>685377</text:p>
          </table:table-cell>
          <table:table-cell office:value-type="float" office:value="858077" table:style-name="ce1">
            <text:p>858077</text:p>
          </table:table-cell>
          <table:table-cell office:value-type="float" office:value="682241" table:style-name="ce1">
            <text:p>682241</text:p>
          </table:table-cell>
          <table:table-cell office:value-type="float" office:value="672917" table:style-name="ce1">
            <text:p>672917</text:p>
          </table:table-cell>
          <table:table-cell table:number-columns-repeated="16380"/>
        </table:table-row>
        <table:table-row table:style-name="ro1">
          <table:table-cell office:value-type="float" office:value="685828" table:style-name="ce1">
            <text:p>685828</text:p>
          </table:table-cell>
          <table:table-cell office:value-type="float" office:value="853629" table:style-name="ce1">
            <text:p>853629</text:p>
          </table:table-cell>
          <table:table-cell office:value-type="float" office:value="682192" table:style-name="ce1">
            <text:p>682192</text:p>
          </table:table-cell>
          <table:table-cell office:value-type="float" office:value="669887" table:style-name="ce1">
            <text:p>669887</text:p>
          </table:table-cell>
          <table:table-cell table:number-columns-repeated="16380"/>
        </table:table-row>
        <table:table-row table:style-name="ro1">
          <table:table-cell office:value-type="float" office:value="683640" table:style-name="ce1">
            <text:p>683640</text:p>
          </table:table-cell>
          <table:table-cell office:value-type="float" office:value="852229" table:style-name="ce1">
            <text:p>852229</text:p>
          </table:table-cell>
          <table:table-cell office:value-type="float" office:value="680583" table:style-name="ce1">
            <text:p>680583</text:p>
          </table:table-cell>
          <table:table-cell office:value-type="float" office:value="668974" table:style-name="ce1">
            <text:p>668974</text:p>
          </table:table-cell>
          <table:table-cell table:number-columns-repeated="16380"/>
        </table:table-row>
        <table:table-row table:style-name="ro1">
          <table:table-cell office:value-type="float" office:value="683490" table:style-name="ce1">
            <text:p>683490</text:p>
          </table:table-cell>
          <table:table-cell office:value-type="float" office:value="854189" table:style-name="ce1">
            <text:p>854189</text:p>
          </table:table-cell>
          <table:table-cell office:value-type="float" office:value="680485" table:style-name="ce1">
            <text:p>680485</text:p>
          </table:table-cell>
          <table:table-cell office:value-type="float" office:value="669339" table:style-name="ce1">
            <text:p>669339</text:p>
          </table:table-cell>
          <table:table-cell table:number-columns-repeated="16380"/>
        </table:table-row>
        <table:table-row table:style-name="ro1">
          <table:table-cell office:value-type="float" office:value="682465" table:style-name="ce1">
            <text:p>682465</text:p>
          </table:table-cell>
          <table:table-cell office:value-type="float" office:value="851348" table:style-name="ce1">
            <text:p>851348</text:p>
          </table:table-cell>
          <table:table-cell office:value-type="float" office:value="679007" table:style-name="ce1">
            <text:p>679007</text:p>
          </table:table-cell>
          <table:table-cell office:value-type="float" office:value="665395" table:style-name="ce1">
            <text:p>665395</text:p>
          </table:table-cell>
          <table:table-cell table:number-columns-repeated="16380"/>
        </table:table-row>
        <table:table-row table:style-name="ro1">
          <table:table-cell office:value-type="float" office:value="680958" table:style-name="ce1">
            <text:p>680958</text:p>
          </table:table-cell>
          <table:table-cell office:value-type="float" office:value="851350" table:style-name="ce1">
            <text:p>851350</text:p>
          </table:table-cell>
          <table:table-cell office:value-type="float" office:value="678158" table:style-name="ce1">
            <text:p>678158</text:p>
          </table:table-cell>
          <table:table-cell office:value-type="float" office:value="665395" table:style-name="ce1">
            <text:p>665395</text:p>
          </table:table-cell>
          <table:table-cell table:number-columns-repeated="16380"/>
        </table:table-row>
        <table:table-row table:style-name="ro1">
          <table:table-cell office:value-type="float" office:value="680914" table:style-name="ce1">
            <text:p>680914</text:p>
          </table:table-cell>
          <table:table-cell office:value-type="float" office:value="852369" table:style-name="ce1">
            <text:p>852369</text:p>
          </table:table-cell>
          <table:table-cell office:value-type="float" office:value="675239" table:style-name="ce1">
            <text:p>675239</text:p>
          </table:table-cell>
          <table:table-cell office:value-type="float" office:value="663640" table:style-name="ce1">
            <text:p>663640</text:p>
          </table:table-cell>
          <table:table-cell table:number-columns-repeated="16380"/>
        </table:table-row>
        <table:table-row table:style-name="ro1">
          <table:table-cell office:value-type="float" office:value="679933" table:style-name="ce1">
            <text:p>679933</text:p>
          </table:table-cell>
          <table:table-cell office:value-type="float" office:value="852706" table:style-name="ce1">
            <text:p>852706</text:p>
          </table:table-cell>
          <table:table-cell office:value-type="float" office:value="674261" table:style-name="ce1">
            <text:p>674261</text:p>
          </table:table-cell>
          <table:table-cell office:value-type="float" office:value="662872" table:style-name="ce1">
            <text:p>662872</text:p>
          </table:table-cell>
          <table:table-cell table:number-columns-repeated="16380"/>
        </table:table-row>
        <table:table-row table:style-name="ro1">
          <table:table-cell office:value-type="float" office:value="679137" table:style-name="ce1">
            <text:p>679137</text:p>
          </table:table-cell>
          <table:table-cell office:value-type="float" office:value="847181" table:style-name="ce1">
            <text:p>847181</text:p>
          </table:table-cell>
          <table:table-cell office:value-type="float" office:value="673414" table:style-name="ce1">
            <text:p>673414</text:p>
          </table:table-cell>
          <table:table-cell office:value-type="float" office:value="661194" table:style-name="ce1">
            <text:p>661194</text:p>
          </table:table-cell>
          <table:table-cell table:number-columns-repeated="16380"/>
        </table:table-row>
        <table:table-row table:style-name="ro1">
          <table:table-cell office:value-type="float" office:value="674652" table:style-name="ce1">
            <text:p>674652</text:p>
          </table:table-cell>
          <table:table-cell office:value-type="float" office:value="844428" table:style-name="ce1">
            <text:p>844428</text:p>
          </table:table-cell>
          <table:table-cell office:value-type="float" office:value="671363" table:style-name="ce1">
            <text:p>671363</text:p>
          </table:table-cell>
          <table:table-cell office:value-type="float" office:value="660366" table:style-name="ce1">
            <text:p>660366</text:p>
          </table:table-cell>
          <table:table-cell table:number-columns-repeated="16380"/>
        </table:table-row>
        <table:table-row table:style-name="ro1">
          <table:table-cell office:value-type="float" office:value="673623" table:style-name="ce1">
            <text:p>673623</text:p>
          </table:table-cell>
          <table:table-cell office:value-type="float" office:value="847384" table:style-name="ce1">
            <text:p>847384</text:p>
          </table:table-cell>
          <table:table-cell office:value-type="float" office:value="668102" table:style-name="ce1">
            <text:p>668102</text:p>
          </table:table-cell>
          <table:table-cell office:value-type="float" office:value="659504" table:style-name="ce1">
            <text:p>659504</text:p>
          </table:table-cell>
          <table:table-cell table:number-columns-repeated="16380"/>
        </table:table-row>
        <table:table-row table:style-name="ro1">
          <table:table-cell office:value-type="float" office:value="674087" table:style-name="ce1">
            <text:p>674087</text:p>
          </table:table-cell>
          <table:table-cell office:value-type="float" office:value="844594" table:style-name="ce1">
            <text:p>844594</text:p>
          </table:table-cell>
          <table:table-cell office:value-type="float" office:value="665868" table:style-name="ce1">
            <text:p>665868</text:p>
          </table:table-cell>
          <table:table-cell office:value-type="float" office:value="658409" table:style-name="ce1">
            <text:p>658409</text:p>
          </table:table-cell>
          <table:table-cell table:number-columns-repeated="16380"/>
        </table:table-row>
        <table:table-row table:style-name="ro1">
          <table:table-cell office:value-type="float" office:value="670600" table:style-name="ce1">
            <text:p>670600</text:p>
          </table:table-cell>
          <table:table-cell office:value-type="float" office:value="844797" table:style-name="ce1">
            <text:p>844797</text:p>
          </table:table-cell>
          <table:table-cell office:value-type="float" office:value="664476" table:style-name="ce1">
            <text:p>664476</text:p>
          </table:table-cell>
          <table:table-cell office:value-type="float" office:value="656297" table:style-name="ce1">
            <text:p>656297</text:p>
          </table:table-cell>
          <table:table-cell table:number-columns-repeated="16380"/>
        </table:table-row>
        <table:table-row table:style-name="ro1">
          <table:table-cell office:value-type="float" office:value="670704" table:style-name="ce1">
            <text:p>670704</text:p>
          </table:table-cell>
          <table:table-cell office:value-type="float" office:value="843788" table:style-name="ce1">
            <text:p>843788</text:p>
          </table:table-cell>
          <table:table-cell office:value-type="float" office:value="663658" table:style-name="ce1">
            <text:p>663658</text:p>
          </table:table-cell>
          <table:table-cell office:value-type="float" office:value="655957" table:style-name="ce1">
            <text:p>655957</text:p>
          </table:table-cell>
          <table:table-cell table:number-columns-repeated="16380"/>
        </table:table-row>
        <table:table-row table:style-name="ro1">
          <table:table-cell office:value-type="float" office:value="670822" table:style-name="ce1">
            <text:p>670822</text:p>
          </table:table-cell>
          <table:table-cell office:value-type="float" office:value="844943" table:style-name="ce1">
            <text:p>844943</text:p>
          </table:table-cell>
          <table:table-cell office:value-type="float" office:value="663430" table:style-name="ce1">
            <text:p>663430</text:p>
          </table:table-cell>
          <table:table-cell office:value-type="float" office:value="654995" table:style-name="ce1">
            <text:p>654995</text:p>
          </table:table-cell>
          <table:table-cell table:number-columns-repeated="16380"/>
        </table:table-row>
        <table:table-row table:style-name="ro1">
          <table:table-cell office:value-type="float" office:value="667540" table:style-name="ce1">
            <text:p>667540</text:p>
          </table:table-cell>
          <table:table-cell office:value-type="float" office:value="843787" table:style-name="ce1">
            <text:p>843787</text:p>
          </table:table-cell>
          <table:table-cell office:value-type="float" office:value="661872" table:style-name="ce1">
            <text:p>661872</text:p>
          </table:table-cell>
          <table:table-cell office:value-type="float" office:value="654892" table:style-name="ce1">
            <text:p>654892</text:p>
          </table:table-cell>
          <table:table-cell table:number-columns-repeated="16380"/>
        </table:table-row>
        <table:table-row table:style-name="ro1">
          <table:table-cell office:value-type="float" office:value="668306" table:style-name="ce1">
            <text:p>668306</text:p>
          </table:table-cell>
          <table:table-cell office:value-type="float" office:value="845875" table:style-name="ce1">
            <text:p>845875</text:p>
          </table:table-cell>
          <table:table-cell office:value-type="float" office:value="660537" table:style-name="ce1">
            <text:p>660537</text:p>
          </table:table-cell>
          <table:table-cell office:value-type="float" office:value="654306" table:style-name="ce1">
            <text:p>654306</text:p>
          </table:table-cell>
          <table:table-cell table:number-columns-repeated="16380"/>
        </table:table-row>
        <table:table-row table:style-name="ro1">
          <table:table-cell office:value-type="float" office:value="667337" table:style-name="ce1">
            <text:p>667337</text:p>
          </table:table-cell>
          <table:table-cell office:value-type="float" office:value="845764" table:style-name="ce1">
            <text:p>845764</text:p>
          </table:table-cell>
          <table:table-cell office:value-type="float" office:value="659235" table:style-name="ce1">
            <text:p>659235</text:p>
          </table:table-cell>
          <table:table-cell office:value-type="float" office:value="650129" table:style-name="ce1">
            <text:p>650129</text:p>
          </table:table-cell>
          <table:table-cell table:number-columns-repeated="16380"/>
        </table:table-row>
        <table:table-row table:style-name="ro1">
          <table:table-cell office:value-type="float" office:value="665190" table:style-name="ce1">
            <text:p>665190</text:p>
          </table:table-cell>
          <table:table-cell office:value-type="float" office:value="844238" table:style-name="ce1">
            <text:p>844238</text:p>
          </table:table-cell>
          <table:table-cell office:value-type="float" office:value="658949" table:style-name="ce1">
            <text:p>658949</text:p>
          </table:table-cell>
          <table:table-cell office:value-type="float" office:value="648635" table:style-name="ce1">
            <text:p>648635</text:p>
          </table:table-cell>
          <table:table-cell table:number-columns-repeated="16380"/>
        </table:table-row>
        <table:table-row table:style-name="ro1">
          <table:table-cell office:value-type="float" office:value="664711" table:style-name="ce1">
            <text:p>664711</text:p>
          </table:table-cell>
          <table:table-cell office:value-type="float" office:value="844942" table:style-name="ce1">
            <text:p>844942</text:p>
          </table:table-cell>
          <table:table-cell office:value-type="float" office:value="658786" table:style-name="ce1">
            <text:p>658786</text:p>
          </table:table-cell>
          <table:table-cell office:value-type="float" office:value="647364" table:style-name="ce1">
            <text:p>647364</text:p>
          </table:table-cell>
          <table:table-cell table:number-columns-repeated="16380"/>
        </table:table-row>
        <table:table-row table:style-name="ro1">
          <table:table-cell office:value-type="float" office:value="663123" table:style-name="ce1">
            <text:p>663123</text:p>
          </table:table-cell>
          <table:table-cell office:value-type="float" office:value="847989" table:style-name="ce1">
            <text:p>847989</text:p>
          </table:table-cell>
          <table:table-cell office:value-type="float" office:value="655014" table:style-name="ce1">
            <text:p>655014</text:p>
          </table:table-cell>
          <table:table-cell office:value-type="float" office:value="647259" table:style-name="ce1">
            <text:p>647259</text:p>
          </table:table-cell>
          <table:table-cell table:number-columns-repeated="16380"/>
        </table:table-row>
        <table:table-row table:style-name="ro1">
          <table:table-cell office:value-type="float" office:value="661031" table:style-name="ce1">
            <text:p>661031</text:p>
          </table:table-cell>
          <table:table-cell office:value-type="float" office:value="840275" table:style-name="ce1">
            <text:p>840275</text:p>
          </table:table-cell>
          <table:table-cell office:value-type="float" office:value="653779" table:style-name="ce1">
            <text:p>653779</text:p>
          </table:table-cell>
          <table:table-cell office:value-type="float" office:value="646662" table:style-name="ce1">
            <text:p>646662</text:p>
          </table:table-cell>
          <table:table-cell table:number-columns-repeated="16380"/>
        </table:table-row>
        <table:table-row table:style-name="ro1">
          <table:table-cell office:value-type="float" office:value="661874" table:style-name="ce1">
            <text:p>661874</text:p>
          </table:table-cell>
          <table:table-cell office:value-type="float" office:value="844192" table:style-name="ce1">
            <text:p>844192</text:p>
          </table:table-cell>
          <table:table-cell office:value-type="float" office:value="652780" table:style-name="ce1">
            <text:p>652780</text:p>
          </table:table-cell>
          <table:table-cell office:value-type="float" office:value="646431" table:style-name="ce1">
            <text:p>646431</text:p>
          </table:table-cell>
          <table:table-cell table:number-columns-repeated="16380"/>
        </table:table-row>
        <table:table-row table:style-name="ro1">
          <table:table-cell office:value-type="float" office:value="660817" table:style-name="ce1">
            <text:p>660817</text:p>
          </table:table-cell>
          <table:table-cell office:value-type="float" office:value="843395" table:style-name="ce1">
            <text:p>843395</text:p>
          </table:table-cell>
          <table:table-cell office:value-type="float" office:value="651833" table:style-name="ce1">
            <text:p>651833</text:p>
          </table:table-cell>
          <table:table-cell office:value-type="float" office:value="646269" table:style-name="ce1">
            <text:p>646269</text:p>
          </table:table-cell>
          <table:table-cell table:number-columns-repeated="16380"/>
        </table:table-row>
        <table:table-row table:style-name="ro1">
          <table:table-cell office:value-type="float" office:value="658534" table:style-name="ce1">
            <text:p>658534</text:p>
          </table:table-cell>
          <table:table-cell office:value-type="float" office:value="845185" table:style-name="ce1">
            <text:p>845185</text:p>
          </table:table-cell>
          <table:table-cell office:value-type="float" office:value="649730" table:style-name="ce1">
            <text:p>649730</text:p>
          </table:table-cell>
          <table:table-cell office:value-type="float" office:value="644685" table:style-name="ce1">
            <text:p>644685</text:p>
          </table:table-cell>
          <table:table-cell table:number-columns-repeated="16380"/>
        </table:table-row>
        <table:table-row table:style-name="ro1">
          <table:table-cell office:value-type="float" office:value="658534" table:style-name="ce1">
            <text:p>658534</text:p>
          </table:table-cell>
          <table:table-cell office:value-type="float" office:value="839307" table:style-name="ce1">
            <text:p>839307</text:p>
          </table:table-cell>
          <table:table-cell office:value-type="float" office:value="649653" table:style-name="ce1">
            <text:p>649653</text:p>
          </table:table-cell>
          <table:table-cell office:value-type="float" office:value="643710" table:style-name="ce1">
            <text:p>643710</text:p>
          </table:table-cell>
          <table:table-cell table:number-columns-repeated="16380"/>
        </table:table-row>
        <table:table-row table:style-name="ro1">
          <table:table-cell office:value-type="float" office:value="654789" table:style-name="ce1">
            <text:p>654789</text:p>
          </table:table-cell>
          <table:table-cell office:value-type="float" office:value="843242" table:style-name="ce1">
            <text:p>843242</text:p>
          </table:table-cell>
          <table:table-cell office:value-type="float" office:value="647978" table:style-name="ce1">
            <text:p>647978</text:p>
          </table:table-cell>
          <table:table-cell office:value-type="float" office:value="643344" table:style-name="ce1">
            <text:p>643344</text:p>
          </table:table-cell>
          <table:table-cell table:number-columns-repeated="16380"/>
        </table:table-row>
        <table:table-row table:style-name="ro1">
          <table:table-cell office:value-type="float" office:value="654949" table:style-name="ce1">
            <text:p>654949</text:p>
          </table:table-cell>
          <table:table-cell office:value-type="float" office:value="842776" table:style-name="ce1">
            <text:p>842776</text:p>
          </table:table-cell>
          <table:table-cell office:value-type="float" office:value="647022" table:style-name="ce1">
            <text:p>647022</text:p>
          </table:table-cell>
          <table:table-cell office:value-type="float" office:value="640536" table:style-name="ce1">
            <text:p>640536</text:p>
          </table:table-cell>
          <table:table-cell table:number-columns-repeated="16380"/>
        </table:table-row>
        <table:table-row table:style-name="ro1">
          <table:table-cell office:value-type="float" office:value="654462" table:style-name="ce1">
            <text:p>654462</text:p>
          </table:table-cell>
          <table:table-cell office:value-type="float" office:value="842478" table:style-name="ce1">
            <text:p>842478</text:p>
          </table:table-cell>
          <table:table-cell office:value-type="float" office:value="644792" table:style-name="ce1">
            <text:p>644792</text:p>
          </table:table-cell>
          <table:table-cell office:value-type="float" office:value="637447" table:style-name="ce1">
            <text:p>637447</text:p>
          </table:table-cell>
          <table:table-cell table:number-columns-repeated="16380"/>
        </table:table-row>
        <table:table-row table:style-name="ro1">
          <table:table-cell office:value-type="float" office:value="653917" table:style-name="ce1">
            <text:p>653917</text:p>
          </table:table-cell>
          <table:table-cell office:value-type="float" office:value="840181" table:style-name="ce1">
            <text:p>840181</text:p>
          </table:table-cell>
          <table:table-cell office:value-type="float" office:value="643614" table:style-name="ce1">
            <text:p>643614</text:p>
          </table:table-cell>
          <table:table-cell office:value-type="float" office:value="633422" table:style-name="ce1">
            <text:p>633422</text:p>
          </table:table-cell>
          <table:table-cell table:number-columns-repeated="16380"/>
        </table:table-row>
        <table:table-row table:style-name="ro1">
          <table:table-cell office:value-type="float" office:value="652290" table:style-name="ce1">
            <text:p>652290</text:p>
          </table:table-cell>
          <table:table-cell office:value-type="float" office:value="840653" table:style-name="ce1">
            <text:p>840653</text:p>
          </table:table-cell>
          <table:table-cell office:value-type="float" office:value="643370" table:style-name="ce1">
            <text:p>643370</text:p>
          </table:table-cell>
          <table:table-cell office:value-type="float" office:value="633058" table:style-name="ce1">
            <text:p>633058</text:p>
          </table:table-cell>
          <table:table-cell table:number-columns-repeated="16380"/>
        </table:table-row>
        <table:table-row table:style-name="ro1">
          <table:table-cell office:value-type="float" office:value="651032" table:style-name="ce1">
            <text:p>651032</text:p>
          </table:table-cell>
          <table:table-cell office:value-type="float" office:value="837991" table:style-name="ce1">
            <text:p>837991</text:p>
          </table:table-cell>
          <table:table-cell office:value-type="float" office:value="642860" table:style-name="ce1">
            <text:p>642860</text:p>
          </table:table-cell>
          <table:table-cell office:value-type="float" office:value="632920" table:style-name="ce1">
            <text:p>632920</text:p>
          </table:table-cell>
          <table:table-cell table:number-columns-repeated="16380"/>
        </table:table-row>
        <table:table-row table:style-name="ro1">
          <table:table-cell office:value-type="float" office:value="649921" table:style-name="ce1">
            <text:p>649921</text:p>
          </table:table-cell>
          <table:table-cell office:value-type="float" office:value="837337" table:style-name="ce1">
            <text:p>837337</text:p>
          </table:table-cell>
          <table:table-cell office:value-type="float" office:value="642026" table:style-name="ce1">
            <text:p>642026</text:p>
          </table:table-cell>
          <table:table-cell office:value-type="float" office:value="632799" table:style-name="ce1">
            <text:p>632799</text:p>
          </table:table-cell>
          <table:table-cell table:number-columns-repeated="16380"/>
        </table:table-row>
        <table:table-row table:style-name="ro1">
          <table:table-cell office:value-type="float" office:value="646858" table:style-name="ce1">
            <text:p>646858</text:p>
          </table:table-cell>
          <table:table-cell office:value-type="float" office:value="836747" table:style-name="ce1">
            <text:p>836747</text:p>
          </table:table-cell>
          <table:table-cell office:value-type="float" office:value="641485" table:style-name="ce1">
            <text:p>641485</text:p>
          </table:table-cell>
          <table:table-cell office:value-type="float" office:value="632250" table:style-name="ce1">
            <text:p>632250</text:p>
          </table:table-cell>
          <table:table-cell table:number-columns-repeated="16380"/>
        </table:table-row>
        <table:table-row table:style-name="ro1">
          <table:table-cell office:value-type="float" office:value="645977" table:style-name="ce1">
            <text:p>645977</text:p>
          </table:table-cell>
          <table:table-cell office:value-type="float" office:value="841399" table:style-name="ce1">
            <text:p>841399</text:p>
          </table:table-cell>
          <table:table-cell office:value-type="float" office:value="640167" table:style-name="ce1">
            <text:p>640167</text:p>
          </table:table-cell>
          <table:table-cell office:value-type="float" office:value="631361" table:style-name="ce1">
            <text:p>631361</text:p>
          </table:table-cell>
          <table:table-cell table:number-columns-repeated="16380"/>
        </table:table-row>
        <table:table-row table:style-name="ro1">
          <table:table-cell office:value-type="float" office:value="644872" table:style-name="ce1">
            <text:p>644872</text:p>
          </table:table-cell>
          <table:table-cell office:value-type="float" office:value="840169" table:style-name="ce1">
            <text:p>840169</text:p>
          </table:table-cell>
          <table:table-cell office:value-type="float" office:value="639944" table:style-name="ce1">
            <text:p>639944</text:p>
          </table:table-cell>
          <table:table-cell office:value-type="float" office:value="630860" table:style-name="ce1">
            <text:p>630860</text:p>
          </table:table-cell>
          <table:table-cell table:number-columns-repeated="16380"/>
        </table:table-row>
        <table:table-row table:style-name="ro1">
          <table:table-cell office:value-type="float" office:value="644965" table:style-name="ce1">
            <text:p>644965</text:p>
          </table:table-cell>
          <table:table-cell office:value-type="float" office:value="839265" table:style-name="ce1">
            <text:p>839265</text:p>
          </table:table-cell>
          <table:table-cell office:value-type="float" office:value="639067" table:style-name="ce1">
            <text:p>639067</text:p>
          </table:table-cell>
          <table:table-cell office:value-type="float" office:value="629996" table:style-name="ce1">
            <text:p>629996</text:p>
          </table:table-cell>
          <table:table-cell table:number-columns-repeated="16380"/>
        </table:table-row>
        <table:table-row table:style-name="ro1">
          <table:table-cell office:value-type="float" office:value="642782" table:style-name="ce1">
            <text:p>642782</text:p>
          </table:table-cell>
          <table:table-cell office:value-type="float" office:value="836075" table:style-name="ce1">
            <text:p>836075</text:p>
          </table:table-cell>
          <table:table-cell office:value-type="float" office:value="638701" table:style-name="ce1">
            <text:p>638701</text:p>
          </table:table-cell>
          <table:table-cell office:value-type="float" office:value="629473" table:style-name="ce1">
            <text:p>629473</text:p>
          </table:table-cell>
          <table:table-cell table:number-columns-repeated="16380"/>
        </table:table-row>
        <table:table-row table:style-name="ro1">
          <table:table-cell office:value-type="float" office:value="642679" table:style-name="ce1">
            <text:p>642679</text:p>
          </table:table-cell>
          <table:table-cell office:value-type="float" office:value="836789" table:style-name="ce1">
            <text:p>836789</text:p>
          </table:table-cell>
          <table:table-cell office:value-type="float" office:value="638412" table:style-name="ce1">
            <text:p>638412</text:p>
          </table:table-cell>
          <table:table-cell office:value-type="float" office:value="628482" table:style-name="ce1">
            <text:p>628482</text:p>
          </table:table-cell>
          <table:table-cell table:number-columns-repeated="16380"/>
        </table:table-row>
        <table:table-row table:style-name="ro1">
          <table:table-cell office:value-type="float" office:value="641437" table:style-name="ce1">
            <text:p>641437</text:p>
          </table:table-cell>
          <table:table-cell office:value-type="float" office:value="836765" table:style-name="ce1">
            <text:p>836765</text:p>
          </table:table-cell>
          <table:table-cell office:value-type="float" office:value="638298" table:style-name="ce1">
            <text:p>638298</text:p>
          </table:table-cell>
          <table:table-cell office:value-type="float" office:value="628084" table:style-name="ce1">
            <text:p>628084</text:p>
          </table:table-cell>
          <table:table-cell table:number-columns-repeated="16380"/>
        </table:table-row>
        <table:table-row table:style-name="ro1">
          <table:table-cell office:value-type="float" office:value="639465" table:style-name="ce1">
            <text:p>639465</text:p>
          </table:table-cell>
          <table:table-cell office:value-type="float" office:value="840431" table:style-name="ce1">
            <text:p>840431</text:p>
          </table:table-cell>
          <table:table-cell office:value-type="float" office:value="635866" table:style-name="ce1">
            <text:p>635866</text:p>
          </table:table-cell>
          <table:table-cell office:value-type="float" office:value="627196" table:style-name="ce1">
            <text:p>627196</text:p>
          </table:table-cell>
          <table:table-cell table:number-columns-repeated="16380"/>
        </table:table-row>
        <table:table-row table:style-name="ro1">
          <table:table-cell office:value-type="float" office:value="639441" table:style-name="ce1">
            <text:p>639441</text:p>
          </table:table-cell>
          <table:table-cell office:value-type="float" office:value="840546" table:style-name="ce1">
            <text:p>840546</text:p>
          </table:table-cell>
          <table:table-cell office:value-type="float" office:value="634150" table:style-name="ce1">
            <text:p>634150</text:p>
          </table:table-cell>
          <table:table-cell office:value-type="float" office:value="625678" table:style-name="ce1">
            <text:p>625678</text:p>
          </table:table-cell>
          <table:table-cell table:number-columns-repeated="16380"/>
        </table:table-row>
        <table:table-row table:style-name="ro1">
          <table:table-cell office:value-type="float" office:value="639139" table:style-name="ce1">
            <text:p>639139</text:p>
          </table:table-cell>
          <table:table-cell office:value-type="float" office:value="838021" table:style-name="ce1">
            <text:p>838021</text:p>
          </table:table-cell>
          <table:table-cell office:value-type="float" office:value="633333" table:style-name="ce1">
            <text:p>633333</text:p>
          </table:table-cell>
          <table:table-cell office:value-type="float" office:value="625410" table:style-name="ce1">
            <text:p>625410</text:p>
          </table:table-cell>
          <table:table-cell table:number-columns-repeated="16380"/>
        </table:table-row>
        <table:table-row table:style-name="ro1">
          <table:table-cell office:value-type="float" office:value="637717" table:style-name="ce1">
            <text:p>637717</text:p>
          </table:table-cell>
          <table:table-cell office:value-type="float" office:value="835042" table:style-name="ce1">
            <text:p>835042</text:p>
          </table:table-cell>
          <table:table-cell office:value-type="float" office:value="629808" table:style-name="ce1">
            <text:p>629808</text:p>
          </table:table-cell>
          <table:table-cell office:value-type="float" office:value="624693" table:style-name="ce1">
            <text:p>624693</text:p>
          </table:table-cell>
          <table:table-cell table:number-columns-repeated="16380"/>
        </table:table-row>
        <table:table-row table:style-name="ro1">
          <table:table-cell office:value-type="float" office:value="635933" table:style-name="ce1">
            <text:p>635933</text:p>
          </table:table-cell>
          <table:table-cell office:value-type="float" office:value="832783" table:style-name="ce1">
            <text:p>832783</text:p>
          </table:table-cell>
          <table:table-cell office:value-type="float" office:value="628781" table:style-name="ce1">
            <text:p>628781</text:p>
          </table:table-cell>
          <table:table-cell office:value-type="float" office:value="623991" table:style-name="ce1">
            <text:p>623991</text:p>
          </table:table-cell>
          <table:table-cell table:number-columns-repeated="16380"/>
        </table:table-row>
        <table:table-row table:style-name="ro1">
          <table:table-cell office:value-type="float" office:value="633472" table:style-name="ce1">
            <text:p>633472</text:p>
          </table:table-cell>
          <table:table-cell office:value-type="float" office:value="833034" table:style-name="ce1">
            <text:p>833034</text:p>
          </table:table-cell>
          <table:table-cell office:value-type="float" office:value="631065" table:style-name="ce1">
            <text:p>631065</text:p>
          </table:table-cell>
          <table:table-cell office:value-type="float" office:value="621835" table:style-name="ce1">
            <text:p>621835</text:p>
          </table:table-cell>
          <table:table-cell table:number-columns-repeated="16380"/>
        </table:table-row>
        <table:table-row table:style-name="ro1">
          <table:table-cell office:value-type="float" office:value="631307" table:style-name="ce1">
            <text:p>631307</text:p>
          </table:table-cell>
          <table:table-cell office:value-type="float" office:value="830465" table:style-name="ce1">
            <text:p>830465</text:p>
          </table:table-cell>
          <table:table-cell office:value-type="float" office:value="630970" table:style-name="ce1">
            <text:p>630970</text:p>
          </table:table-cell>
          <table:table-cell office:value-type="float" office:value="622328" table:style-name="ce1">
            <text:p>622328</text:p>
          </table:table-cell>
          <table:table-cell table:number-columns-repeated="16380"/>
        </table:table-row>
        <table:table-row table:style-name="ro1">
          <table:table-cell office:value-type="float" office:value="630273" table:style-name="ce1">
            <text:p>630273</text:p>
          </table:table-cell>
          <table:table-cell office:value-type="float" office:value="832364" table:style-name="ce1">
            <text:p>832364</text:p>
          </table:table-cell>
          <table:table-cell office:value-type="float" office:value="626039" table:style-name="ce1">
            <text:p>626039</text:p>
          </table:table-cell>
          <table:table-cell office:value-type="float" office:value="620795" table:style-name="ce1">
            <text:p>620795</text:p>
          </table:table-cell>
          <table:table-cell table:number-columns-repeated="16380"/>
        </table:table-row>
        <table:table-row table:style-name="ro1">
          <table:table-cell office:value-type="float" office:value="628323" table:style-name="ce1">
            <text:p>628323</text:p>
          </table:table-cell>
          <table:table-cell office:value-type="float" office:value="831591" table:style-name="ce1">
            <text:p>831591</text:p>
          </table:table-cell>
          <table:table-cell office:value-type="float" office:value="626606" table:style-name="ce1">
            <text:p>626606</text:p>
          </table:table-cell>
          <table:table-cell office:value-type="float" office:value="620365" table:style-name="ce1">
            <text:p>620365</text:p>
          </table:table-cell>
          <table:table-cell table:number-columns-repeated="16380"/>
        </table:table-row>
        <table:table-row table:style-name="ro1">
          <table:table-cell office:value-type="float" office:value="627160" table:style-name="ce1">
            <text:p>627160</text:p>
          </table:table-cell>
          <table:table-cell office:value-type="float" office:value="835562" table:style-name="ce1">
            <text:p>835562</text:p>
          </table:table-cell>
          <table:table-cell office:value-type="float" office:value="626936" table:style-name="ce1">
            <text:p>626936</text:p>
          </table:table-cell>
          <table:table-cell office:value-type="float" office:value="618520" table:style-name="ce1">
            <text:p>618520</text:p>
          </table:table-cell>
          <table:table-cell table:number-columns-repeated="16380"/>
        </table:table-row>
        <table:table-row table:style-name="ro1">
          <table:table-cell office:value-type="float" office:value="625166" table:style-name="ce1">
            <text:p>625166</text:p>
          </table:table-cell>
          <table:table-cell office:value-type="float" office:value="840189" table:style-name="ce1">
            <text:p>840189</text:p>
          </table:table-cell>
          <table:table-cell office:value-type="float" office:value="626098" table:style-name="ce1">
            <text:p>626098</text:p>
          </table:table-cell>
          <table:table-cell office:value-type="float" office:value="617137" table:style-name="ce1">
            <text:p>617137</text:p>
          </table:table-cell>
          <table:table-cell table:number-columns-repeated="16380"/>
        </table:table-row>
        <table:table-row table:style-name="ro1">
          <table:table-cell office:value-type="float" office:value="623742" table:style-name="ce1">
            <text:p>623742</text:p>
          </table:table-cell>
          <table:table-cell office:value-type="float" office:value="839656" table:style-name="ce1">
            <text:p>839656</text:p>
          </table:table-cell>
          <table:table-cell office:value-type="float" office:value="624544" table:style-name="ce1">
            <text:p>624544</text:p>
          </table:table-cell>
          <table:table-cell office:value-type="float" office:value="617292" table:style-name="ce1">
            <text:p>617292</text:p>
          </table:table-cell>
          <table:table-cell table:number-columns-repeated="16380"/>
        </table:table-row>
        <table:table-row table:style-name="ro1">
          <table:table-cell office:value-type="float" office:value="623485" table:style-name="ce1">
            <text:p>623485</text:p>
          </table:table-cell>
          <table:table-cell office:value-type="float" office:value="843426" table:style-name="ce1">
            <text:p>843426</text:p>
          </table:table-cell>
          <table:table-cell office:value-type="float" office:value="623956" table:style-name="ce1">
            <text:p>623956</text:p>
          </table:table-cell>
          <table:table-cell office:value-type="float" office:value="616613" table:style-name="ce1">
            <text:p>616613</text:p>
          </table:table-cell>
          <table:table-cell table:number-columns-repeated="16380"/>
        </table:table-row>
        <table:table-row table:style-name="ro1">
          <table:table-cell office:value-type="float" office:value="622790" table:style-name="ce1">
            <text:p>622790</text:p>
          </table:table-cell>
          <table:table-cell office:value-type="float" office:value="838625" table:style-name="ce1">
            <text:p>838625</text:p>
          </table:table-cell>
          <table:table-cell office:value-type="float" office:value="624268" table:style-name="ce1">
            <text:p>624268</text:p>
          </table:table-cell>
          <table:table-cell office:value-type="float" office:value="616711" table:style-name="ce1">
            <text:p>616711</text:p>
          </table:table-cell>
          <table:table-cell table:number-columns-repeated="16380"/>
        </table:table-row>
        <table:table-row table:style-name="ro1">
          <table:table-cell office:value-type="float" office:value="622232" table:style-name="ce1">
            <text:p>622232</text:p>
          </table:table-cell>
          <table:table-cell office:value-type="float" office:value="840677" table:style-name="ce1">
            <text:p>840677</text:p>
          </table:table-cell>
          <table:table-cell office:value-type="float" office:value="623920" table:style-name="ce1">
            <text:p>623920</text:p>
          </table:table-cell>
          <table:table-cell office:value-type="float" office:value="615445" table:style-name="ce1">
            <text:p>615445</text:p>
          </table:table-cell>
          <table:table-cell table:number-columns-repeated="16380"/>
        </table:table-row>
        <table:table-row table:style-name="ro1">
          <table:table-cell office:value-type="float" office:value="622832" table:style-name="ce1">
            <text:p>622832</text:p>
          </table:table-cell>
          <table:table-cell office:value-type="float" office:value="840131" table:style-name="ce1">
            <text:p>840131</text:p>
          </table:table-cell>
          <table:table-cell office:value-type="float" office:value="622716" table:style-name="ce1">
            <text:p>622716</text:p>
          </table:table-cell>
          <table:table-cell office:value-type="float" office:value="614471" table:style-name="ce1">
            <text:p>614471</text:p>
          </table:table-cell>
          <table:table-cell table:number-columns-repeated="16380"/>
        </table:table-row>
        <table:table-row table:style-name="ro1">
          <table:table-cell office:value-type="float" office:value="622741" table:style-name="ce1">
            <text:p>622741</text:p>
          </table:table-cell>
          <table:table-cell office:value-type="float" office:value="838302" table:style-name="ce1">
            <text:p>838302</text:p>
          </table:table-cell>
          <table:table-cell office:value-type="float" office:value="621063" table:style-name="ce1">
            <text:p>621063</text:p>
          </table:table-cell>
          <table:table-cell office:value-type="float" office:value="613602" table:style-name="ce1">
            <text:p>613602</text:p>
          </table:table-cell>
          <table:table-cell table:number-columns-repeated="16380"/>
        </table:table-row>
        <table:table-row table:style-name="ro1">
          <table:table-cell office:value-type="float" office:value="620823" table:style-name="ce1">
            <text:p>620823</text:p>
          </table:table-cell>
          <table:table-cell office:value-type="float" office:value="842810" table:style-name="ce1">
            <text:p>842810</text:p>
          </table:table-cell>
          <table:table-cell office:value-type="float" office:value="618731" table:style-name="ce1">
            <text:p>618731</text:p>
          </table:table-cell>
          <table:table-cell office:value-type="float" office:value="612408" table:style-name="ce1">
            <text:p>612408</text:p>
          </table:table-cell>
          <table:table-cell table:number-columns-repeated="16380"/>
        </table:table-row>
        <table:table-row table:style-name="ro1">
          <table:table-cell office:value-type="float" office:value="622072" table:style-name="ce1">
            <text:p>622072</text:p>
          </table:table-cell>
          <table:table-cell office:value-type="float" office:value="842083" table:style-name="ce1">
            <text:p>842083</text:p>
          </table:table-cell>
          <table:table-cell office:value-type="float" office:value="616884" table:style-name="ce1">
            <text:p>616884</text:p>
          </table:table-cell>
          <table:table-cell office:value-type="float" office:value="611124" table:style-name="ce1">
            <text:p>611124</text:p>
          </table:table-cell>
          <table:table-cell table:number-columns-repeated="16380"/>
        </table:table-row>
        <table:table-row table:style-name="ro1">
          <table:table-cell office:value-type="float" office:value="619749" table:style-name="ce1">
            <text:p>619749</text:p>
          </table:table-cell>
          <table:table-cell office:value-type="float" office:value="845219" table:style-name="ce1">
            <text:p>845219</text:p>
          </table:table-cell>
          <table:table-cell office:value-type="float" office:value="616764" table:style-name="ce1">
            <text:p>616764</text:p>
          </table:table-cell>
          <table:table-cell office:value-type="float" office:value="610349" table:style-name="ce1">
            <text:p>610349</text:p>
          </table:table-cell>
          <table:table-cell table:number-columns-repeated="16380"/>
        </table:table-row>
        <table:table-row table:style-name="ro1">
          <table:table-cell office:value-type="float" office:value="619509" table:style-name="ce1">
            <text:p>619509</text:p>
          </table:table-cell>
          <table:table-cell office:value-type="float" office:value="842626" table:style-name="ce1">
            <text:p>842626</text:p>
          </table:table-cell>
          <table:table-cell office:value-type="float" office:value="614689" table:style-name="ce1">
            <text:p>614689</text:p>
          </table:table-cell>
          <table:table-cell office:value-type="float" office:value="610550" table:style-name="ce1">
            <text:p>610550</text:p>
          </table:table-cell>
          <table:table-cell table:number-columns-repeated="16380"/>
        </table:table-row>
        <table:table-row table:style-name="ro1">
          <table:table-cell office:value-type="float" office:value="617701" table:style-name="ce1">
            <text:p>617701</text:p>
          </table:table-cell>
          <table:table-cell office:value-type="float" office:value="839990" table:style-name="ce1">
            <text:p>839990</text:p>
          </table:table-cell>
          <table:table-cell office:value-type="float" office:value="613978" table:style-name="ce1">
            <text:p>613978</text:p>
          </table:table-cell>
          <table:table-cell office:value-type="float" office:value="610897" table:style-name="ce1">
            <text:p>610897</text:p>
          </table:table-cell>
          <table:table-cell table:number-columns-repeated="16380"/>
        </table:table-row>
        <table:table-row table:style-name="ro1">
          <table:table-cell office:value-type="float" office:value="617477" table:style-name="ce1">
            <text:p>617477</text:p>
          </table:table-cell>
          <table:table-cell office:value-type="float" office:value="841134" table:style-name="ce1">
            <text:p>841134</text:p>
          </table:table-cell>
          <table:table-cell office:value-type="float" office:value="611615" table:style-name="ce1">
            <text:p>611615</text:p>
          </table:table-cell>
          <table:table-cell office:value-type="float" office:value="611094" table:style-name="ce1">
            <text:p>611094</text:p>
          </table:table-cell>
          <table:table-cell table:number-columns-repeated="16380"/>
        </table:table-row>
        <table:table-row table:style-name="ro1">
          <table:table-cell office:value-type="float" office:value="615284" table:style-name="ce1">
            <text:p>615284</text:p>
          </table:table-cell>
          <table:table-cell office:value-type="float" office:value="841842" table:style-name="ce1">
            <text:p>841842</text:p>
          </table:table-cell>
          <table:table-cell office:value-type="float" office:value="611900" table:style-name="ce1">
            <text:p>611900</text:p>
          </table:table-cell>
          <table:table-cell office:value-type="float" office:value="608052" table:style-name="ce1">
            <text:p>608052</text:p>
          </table:table-cell>
          <table:table-cell table:number-columns-repeated="16380"/>
        </table:table-row>
        <table:table-row table:style-name="ro1">
          <table:table-cell office:value-type="float" office:value="613680" table:style-name="ce1">
            <text:p>613680</text:p>
          </table:table-cell>
          <table:table-cell office:value-type="float" office:value="844487" table:style-name="ce1">
            <text:p>844487</text:p>
          </table:table-cell>
          <table:table-cell office:value-type="float" office:value="610388" table:style-name="ce1">
            <text:p>610388</text:p>
          </table:table-cell>
          <table:table-cell office:value-type="float" office:value="608506" table:style-name="ce1">
            <text:p>608506</text:p>
          </table:table-cell>
          <table:table-cell table:number-columns-repeated="16380"/>
        </table:table-row>
        <table:table-row table:style-name="ro1">
          <table:table-cell office:value-type="float" office:value="612497" table:style-name="ce1">
            <text:p>612497</text:p>
          </table:table-cell>
          <table:table-cell office:value-type="float" office:value="847735" table:style-name="ce1">
            <text:p>847735</text:p>
          </table:table-cell>
          <table:table-cell office:value-type="float" office:value="610253" table:style-name="ce1">
            <text:p>610253</text:p>
          </table:table-cell>
          <table:table-cell office:value-type="float" office:value="607772" table:style-name="ce1">
            <text:p>607772</text:p>
          </table:table-cell>
          <table:table-cell table:number-columns-repeated="16380"/>
        </table:table-row>
        <table:table-row table:style-name="ro1">
          <table:table-cell office:value-type="float" office:value="609749" table:style-name="ce1">
            <text:p>609749</text:p>
          </table:table-cell>
          <table:table-cell office:value-type="float" office:value="845347" table:style-name="ce1">
            <text:p>845347</text:p>
          </table:table-cell>
          <table:table-cell office:value-type="float" office:value="610037" table:style-name="ce1">
            <text:p>610037</text:p>
          </table:table-cell>
          <table:table-cell office:value-type="float" office:value="607148" table:style-name="ce1">
            <text:p>607148</text:p>
          </table:table-cell>
          <table:table-cell table:number-columns-repeated="16380"/>
        </table:table-row>
        <table:table-row table:style-name="ro1">
          <table:table-cell office:value-type="float" office:value="609962" table:style-name="ce1">
            <text:p>609962</text:p>
          </table:table-cell>
          <table:table-cell office:value-type="float" office:value="841847" table:style-name="ce1">
            <text:p>841847</text:p>
          </table:table-cell>
          <table:table-cell office:value-type="float" office:value="610145" table:style-name="ce1">
            <text:p>610145</text:p>
          </table:table-cell>
          <table:table-cell office:value-type="float" office:value="604243" table:style-name="ce1">
            <text:p>604243</text:p>
          </table:table-cell>
          <table:table-cell table:number-columns-repeated="16380"/>
        </table:table-row>
        <table:table-row table:style-name="ro1">
          <table:table-cell office:value-type="float" office:value="607359" table:style-name="ce1">
            <text:p>607359</text:p>
          </table:table-cell>
          <table:table-cell office:value-type="float" office:value="838634" table:style-name="ce1">
            <text:p>838634</text:p>
          </table:table-cell>
          <table:table-cell office:value-type="float" office:value="610143" table:style-name="ce1">
            <text:p>610143</text:p>
          </table:table-cell>
          <table:table-cell office:value-type="float" office:value="604054" table:style-name="ce1">
            <text:p>604054</text:p>
          </table:table-cell>
          <table:table-cell table:number-columns-repeated="16380"/>
        </table:table-row>
        <table:table-row table:style-name="ro1">
          <table:table-cell office:value-type="float" office:value="607489" table:style-name="ce1">
            <text:p>607489</text:p>
          </table:table-cell>
          <table:table-cell office:value-type="float" office:value="841178" table:style-name="ce1">
            <text:p>841178</text:p>
          </table:table-cell>
          <table:table-cell office:value-type="float" office:value="608640" table:style-name="ce1">
            <text:p>608640</text:p>
          </table:table-cell>
          <table:table-cell office:value-type="float" office:value="603063" table:style-name="ce1">
            <text:p>603063</text:p>
          </table:table-cell>
          <table:table-cell table:number-columns-repeated="16380"/>
        </table:table-row>
        <table:table-row table:style-name="ro1">
          <table:table-cell office:value-type="float" office:value="605720" table:style-name="ce1">
            <text:p>605720</text:p>
          </table:table-cell>
          <table:table-cell office:value-type="float" office:value="839480" table:style-name="ce1">
            <text:p>839480</text:p>
          </table:table-cell>
          <table:table-cell office:value-type="float" office:value="607507" table:style-name="ce1">
            <text:p>607507</text:p>
          </table:table-cell>
          <table:table-cell office:value-type="float" office:value="603142" table:style-name="ce1">
            <text:p>603142</text:p>
          </table:table-cell>
          <table:table-cell table:number-columns-repeated="16380"/>
        </table:table-row>
        <table:table-row table:style-name="ro1">
          <table:table-cell office:value-type="float" office:value="604808" table:style-name="ce1">
            <text:p>604808</text:p>
          </table:table-cell>
          <table:table-cell office:value-type="float" office:value="835569" table:style-name="ce1">
            <text:p>835569</text:p>
          </table:table-cell>
          <table:table-cell office:value-type="float" office:value="605773" table:style-name="ce1">
            <text:p>605773</text:p>
          </table:table-cell>
          <table:table-cell office:value-type="float" office:value="602561" table:style-name="ce1">
            <text:p>602561</text:p>
          </table:table-cell>
          <table:table-cell table:number-columns-repeated="16380"/>
        </table:table-row>
        <table:table-row table:style-name="ro1">
          <table:table-cell office:value-type="float" office:value="604212" table:style-name="ce1">
            <text:p>604212</text:p>
          </table:table-cell>
          <table:table-cell office:value-type="float" office:value="835905" table:style-name="ce1">
            <text:p>835905</text:p>
          </table:table-cell>
          <table:table-cell office:value-type="float" office:value="605773" table:style-name="ce1">
            <text:p>605773</text:p>
          </table:table-cell>
          <table:table-cell office:value-type="float" office:value="601307" table:style-name="ce1">
            <text:p>601307</text:p>
          </table:table-cell>
          <table:table-cell table:number-columns-repeated="16380"/>
        </table:table-row>
        <table:table-row table:style-name="ro1">
          <table:table-cell office:value-type="float" office:value="602970" table:style-name="ce1">
            <text:p>602970</text:p>
          </table:table-cell>
          <table:table-cell office:value-type="float" office:value="836474" table:style-name="ce1">
            <text:p>836474</text:p>
          </table:table-cell>
          <table:table-cell office:value-type="float" office:value="604060" table:style-name="ce1">
            <text:p>604060</text:p>
          </table:table-cell>
          <table:table-cell office:value-type="float" office:value="600833" table:style-name="ce1">
            <text:p>600833</text:p>
          </table:table-cell>
          <table:table-cell table:number-columns-repeated="16380"/>
        </table:table-row>
        <table:table-row table:style-name="ro1">
          <table:table-cell office:value-type="float" office:value="602384" table:style-name="ce1">
            <text:p>602384</text:p>
          </table:table-cell>
          <table:table-cell office:value-type="float" office:value="829644" table:style-name="ce1">
            <text:p>829644</text:p>
          </table:table-cell>
          <table:table-cell office:value-type="float" office:value="603513" table:style-name="ce1">
            <text:p>603513</text:p>
          </table:table-cell>
          <table:table-cell office:value-type="float" office:value="600433" table:style-name="ce1">
            <text:p>600433</text:p>
          </table:table-cell>
          <table:table-cell table:number-columns-repeated="16380"/>
        </table:table-row>
        <table:table-row table:style-name="ro1">
          <table:table-cell office:value-type="float" office:value="600617" table:style-name="ce1">
            <text:p>600617</text:p>
          </table:table-cell>
          <table:table-cell office:value-type="float" office:value="832614" table:style-name="ce1">
            <text:p>832614</text:p>
          </table:table-cell>
          <table:table-cell office:value-type="float" office:value="601813" table:style-name="ce1">
            <text:p>601813</text:p>
          </table:table-cell>
          <table:table-cell office:value-type="float" office:value="599072" table:style-name="ce1">
            <text:p>599072</text:p>
          </table:table-cell>
          <table:table-cell table:number-columns-repeated="16380"/>
        </table:table-row>
        <table:table-row table:style-name="ro1">
          <table:table-cell office:value-type="float" office:value="600983" table:style-name="ce1">
            <text:p>600983</text:p>
          </table:table-cell>
          <table:table-cell office:value-type="float" office:value="827634" table:style-name="ce1">
            <text:p>827634</text:p>
          </table:table-cell>
          <table:table-cell office:value-type="float" office:value="600691" table:style-name="ce1">
            <text:p>600691</text:p>
          </table:table-cell>
          <table:table-cell office:value-type="float" office:value="599287" table:style-name="ce1">
            <text:p>599287</text:p>
          </table:table-cell>
          <table:table-cell table:number-columns-repeated="16380"/>
        </table:table-row>
        <table:table-row table:style-name="ro1">
          <table:table-cell office:value-type="float" office:value="600191" table:style-name="ce1">
            <text:p>600191</text:p>
          </table:table-cell>
          <table:table-cell office:value-type="float" office:value="828784" table:style-name="ce1">
            <text:p>828784</text:p>
          </table:table-cell>
          <table:table-cell office:value-type="float" office:value="600624" table:style-name="ce1">
            <text:p>600624</text:p>
          </table:table-cell>
          <table:table-cell office:value-type="float" office:value="597796" table:style-name="ce1">
            <text:p>597796</text:p>
          </table:table-cell>
          <table:table-cell table:number-columns-repeated="16380"/>
        </table:table-row>
        <table:table-row table:style-name="ro1">
          <table:table-cell office:value-type="float" office:value="600218" table:style-name="ce1">
            <text:p>600218</text:p>
          </table:table-cell>
          <table:table-cell office:value-type="float" office:value="837709" table:style-name="ce1">
            <text:p>837709</text:p>
          </table:table-cell>
          <table:table-cell office:value-type="float" office:value="599776" table:style-name="ce1">
            <text:p>599776</text:p>
          </table:table-cell>
          <table:table-cell office:value-type="float" office:value="597330" table:style-name="ce1">
            <text:p>597330</text:p>
          </table:table-cell>
          <table:table-cell table:number-columns-repeated="16380"/>
        </table:table-row>
        <table:table-row table:style-name="ro1">
          <table:table-cell office:value-type="float" office:value="598684" table:style-name="ce1">
            <text:p>598684</text:p>
          </table:table-cell>
          <table:table-cell office:value-type="float" office:value="836653" table:style-name="ce1">
            <text:p>836653</text:p>
          </table:table-cell>
          <table:table-cell office:value-type="float" office:value="599967" table:style-name="ce1">
            <text:p>599967</text:p>
          </table:table-cell>
          <table:table-cell office:value-type="float" office:value="594668" table:style-name="ce1">
            <text:p>594668</text:p>
          </table:table-cell>
          <table:table-cell table:number-columns-repeated="16380"/>
        </table:table-row>
        <table:table-row table:style-name="ro1">
          <table:table-cell office:value-type="float" office:value="597049" table:style-name="ce1">
            <text:p>597049</text:p>
          </table:table-cell>
          <table:table-cell office:value-type="float" office:value="832987" table:style-name="ce1">
            <text:p>832987</text:p>
          </table:table-cell>
          <table:table-cell office:value-type="float" office:value="599930" table:style-name="ce1">
            <text:p>599930</text:p>
          </table:table-cell>
          <table:table-cell office:value-type="float" office:value="593602" table:style-name="ce1">
            <text:p>593602</text:p>
          </table:table-cell>
          <table:table-cell table:number-columns-repeated="16380"/>
        </table:table-row>
        <table:table-row table:style-name="ro1">
          <table:table-cell office:value-type="float" office:value="596392" table:style-name="ce1">
            <text:p>596392</text:p>
          </table:table-cell>
          <table:table-cell office:value-type="float" office:value="837420" table:style-name="ce1">
            <text:p>837420</text:p>
          </table:table-cell>
          <table:table-cell office:value-type="float" office:value="599112" table:style-name="ce1">
            <text:p>599112</text:p>
          </table:table-cell>
          <table:table-cell office:value-type="float" office:value="593556" table:style-name="ce1">
            <text:p>593556</text:p>
          </table:table-cell>
          <table:table-cell table:number-columns-repeated="16380"/>
        </table:table-row>
        <table:table-row table:style-name="ro1">
          <table:table-cell office:value-type="float" office:value="595955" table:style-name="ce1">
            <text:p>595955</text:p>
          </table:table-cell>
          <table:table-cell office:value-type="float" office:value="835480" table:style-name="ce1">
            <text:p>835480</text:p>
          </table:table-cell>
          <table:table-cell office:value-type="float" office:value="597410" table:style-name="ce1">
            <text:p>597410</text:p>
          </table:table-cell>
          <table:table-cell office:value-type="float" office:value="590076" table:style-name="ce1">
            <text:p>590076</text:p>
          </table:table-cell>
          <table:table-cell table:number-columns-repeated="16380"/>
        </table:table-row>
        <table:table-row table:style-name="ro1">
          <table:table-cell office:value-type="float" office:value="595758" table:style-name="ce1">
            <text:p>595758</text:p>
          </table:table-cell>
          <table:table-cell office:value-type="float" office:value="835405" table:style-name="ce1">
            <text:p>835405</text:p>
          </table:table-cell>
          <table:table-cell office:value-type="float" office:value="595621" table:style-name="ce1">
            <text:p>595621</text:p>
          </table:table-cell>
          <table:table-cell office:value-type="float" office:value="588992" table:style-name="ce1">
            <text:p>588992</text:p>
          </table:table-cell>
          <table:table-cell table:number-columns-repeated="16380"/>
        </table:table-row>
        <table:table-row table:style-name="ro1">
          <table:table-cell office:value-type="float" office:value="592808" table:style-name="ce1">
            <text:p>592808</text:p>
          </table:table-cell>
          <table:table-cell office:value-type="float" office:value="836529" table:style-name="ce1">
            <text:p>836529</text:p>
          </table:table-cell>
          <table:table-cell office:value-type="float" office:value="593655" table:style-name="ce1">
            <text:p>593655</text:p>
          </table:table-cell>
          <table:table-cell office:value-type="float" office:value="588236" table:style-name="ce1">
            <text:p>588236</text:p>
          </table:table-cell>
          <table:table-cell table:number-columns-repeated="16380"/>
        </table:table-row>
        <table:table-row table:style-name="ro1">
          <table:table-cell office:value-type="float" office:value="592444" table:style-name="ce1">
            <text:p>592444</text:p>
          </table:table-cell>
          <table:table-cell office:value-type="float" office:value="835660" table:style-name="ce1">
            <text:p>835660</text:p>
          </table:table-cell>
          <table:table-cell office:value-type="float" office:value="592807" table:style-name="ce1">
            <text:p>592807</text:p>
          </table:table-cell>
          <table:table-cell office:value-type="float" office:value="586959" table:style-name="ce1">
            <text:p>586959</text:p>
          </table:table-cell>
          <table:table-cell table:number-columns-repeated="16380"/>
        </table:table-row>
        <table:table-row table:style-name="ro1">
          <table:table-cell office:value-type="float" office:value="591170" table:style-name="ce1">
            <text:p>591170</text:p>
          </table:table-cell>
          <table:table-cell office:value-type="float" office:value="837511" table:style-name="ce1">
            <text:p>837511</text:p>
          </table:table-cell>
          <table:table-cell office:value-type="float" office:value="592103" table:style-name="ce1">
            <text:p>592103</text:p>
          </table:table-cell>
          <table:table-cell office:value-type="float" office:value="586520" table:style-name="ce1">
            <text:p>586520</text:p>
          </table:table-cell>
          <table:table-cell table:number-columns-repeated="16380"/>
        </table:table-row>
        <table:table-row table:style-name="ro1">
          <table:table-cell office:value-type="float" office:value="591183" table:style-name="ce1">
            <text:p>591183</text:p>
          </table:table-cell>
          <table:table-cell office:value-type="float" office:value="833981" table:style-name="ce1">
            <text:p>833981</text:p>
          </table:table-cell>
          <table:table-cell office:value-type="float" office:value="591302" table:style-name="ce1">
            <text:p>591302</text:p>
          </table:table-cell>
          <table:table-cell office:value-type="float" office:value="586907" table:style-name="ce1">
            <text:p>586907</text:p>
          </table:table-cell>
          <table:table-cell table:number-columns-repeated="16380"/>
        </table:table-row>
        <table:table-row table:style-name="ro1">
          <table:table-cell office:value-type="float" office:value="589750" table:style-name="ce1">
            <text:p>589750</text:p>
          </table:table-cell>
          <table:table-cell office:value-type="float" office:value="831342" table:style-name="ce1">
            <text:p>831342</text:p>
          </table:table-cell>
          <table:table-cell office:value-type="float" office:value="590647" table:style-name="ce1">
            <text:p>590647</text:p>
          </table:table-cell>
          <table:table-cell office:value-type="float" office:value="585749" table:style-name="ce1">
            <text:p>585749</text:p>
          </table:table-cell>
          <table:table-cell table:number-columns-repeated="16380"/>
        </table:table-row>
        <table:table-row table:style-name="ro1">
          <table:table-cell office:value-type="float" office:value="589694" table:style-name="ce1">
            <text:p>589694</text:p>
          </table:table-cell>
          <table:table-cell office:value-type="float" office:value="829108" table:style-name="ce1">
            <text:p>829108</text:p>
          </table:table-cell>
          <table:table-cell office:value-type="float" office:value="589502" table:style-name="ce1">
            <text:p>589502</text:p>
          </table:table-cell>
          <table:table-cell office:value-type="float" office:value="586291" table:style-name="ce1">
            <text:p>586291</text:p>
          </table:table-cell>
          <table:table-cell table:number-columns-repeated="16380"/>
        </table:table-row>
        <table:table-row table:style-name="ro1">
          <table:table-cell office:value-type="float" office:value="589694" table:style-name="ce1">
            <text:p>589694</text:p>
          </table:table-cell>
          <table:table-cell office:value-type="float" office:value="833907" table:style-name="ce1">
            <text:p>833907</text:p>
          </table:table-cell>
          <table:table-cell office:value-type="float" office:value="590023" table:style-name="ce1">
            <text:p>590023</text:p>
          </table:table-cell>
          <table:table-cell office:value-type="float" office:value="585655" table:style-name="ce1">
            <text:p>585655</text:p>
          </table:table-cell>
          <table:table-cell table:number-columns-repeated="16380"/>
        </table:table-row>
        <table:table-row table:style-name="ro1">
          <table:table-cell office:value-type="float" office:value="589286" table:style-name="ce1">
            <text:p>589286</text:p>
          </table:table-cell>
          <table:table-cell office:value-type="float" office:value="832057" table:style-name="ce1">
            <text:p>832057</text:p>
          </table:table-cell>
          <table:table-cell office:value-type="float" office:value="589610" table:style-name="ce1">
            <text:p>589610</text:p>
          </table:table-cell>
          <table:table-cell office:value-type="float" office:value="586071" table:style-name="ce1">
            <text:p>586071</text:p>
          </table:table-cell>
          <table:table-cell table:number-columns-repeated="16380"/>
        </table:table-row>
        <table:table-row table:style-name="ro1">
          <table:table-cell office:value-type="float" office:value="587191" table:style-name="ce1">
            <text:p>587191</text:p>
          </table:table-cell>
          <table:table-cell office:value-type="float" office:value="829025" table:style-name="ce1">
            <text:p>829025</text:p>
          </table:table-cell>
          <table:table-cell office:value-type="float" office:value="588617" table:style-name="ce1">
            <text:p>588617</text:p>
          </table:table-cell>
          <table:table-cell office:value-type="float" office:value="584394" table:style-name="ce1">
            <text:p>584394</text:p>
          </table:table-cell>
          <table:table-cell table:number-columns-repeated="16380"/>
        </table:table-row>
        <table:table-row table:style-name="ro1">
          <table:table-cell office:value-type="float" office:value="586252" table:style-name="ce1">
            <text:p>586252</text:p>
          </table:table-cell>
          <table:table-cell office:value-type="float" office:value="826435" table:style-name="ce1">
            <text:p>826435</text:p>
          </table:table-cell>
          <table:table-cell office:value-type="float" office:value="587225" table:style-name="ce1">
            <text:p>587225</text:p>
          </table:table-cell>
          <table:table-cell office:value-type="float" office:value="583496" table:style-name="ce1">
            <text:p>583496</text:p>
          </table:table-cell>
          <table:table-cell table:number-columns-repeated="16380"/>
        </table:table-row>
        <table:table-row table:style-name="ro1">
          <table:table-cell office:value-type="float" office:value="584995" table:style-name="ce1">
            <text:p>584995</text:p>
          </table:table-cell>
          <table:table-cell office:value-type="float" office:value="825764" table:style-name="ce1">
            <text:p>825764</text:p>
          </table:table-cell>
          <table:table-cell office:value-type="float" office:value="587225" table:style-name="ce1">
            <text:p>587225</text:p>
          </table:table-cell>
          <table:table-cell office:value-type="float" office:value="583099" table:style-name="ce1">
            <text:p>583099</text:p>
          </table:table-cell>
          <table:table-cell table:number-columns-repeated="16380"/>
        </table:table-row>
        <table:table-row table:style-name="ro1">
          <table:table-cell office:value-type="float" office:value="585836" table:style-name="ce1">
            <text:p>585836</text:p>
          </table:table-cell>
          <table:table-cell office:value-type="float" office:value="827497" table:style-name="ce1">
            <text:p>827497</text:p>
          </table:table-cell>
          <table:table-cell office:value-type="float" office:value="584617" table:style-name="ce1">
            <text:p>584617</text:p>
          </table:table-cell>
          <table:table-cell office:value-type="float" office:value="581284" table:style-name="ce1">
            <text:p>581284</text:p>
          </table:table-cell>
          <table:table-cell table:number-columns-repeated="16380"/>
        </table:table-row>
        <table:table-row table:style-name="ro1">
          <table:table-cell office:value-type="float" office:value="583545" table:style-name="ce1">
            <text:p>583545</text:p>
          </table:table-cell>
          <table:table-cell office:value-type="float" office:value="827910" table:style-name="ce1">
            <text:p>827910</text:p>
          </table:table-cell>
          <table:table-cell office:value-type="float" office:value="585605" table:style-name="ce1">
            <text:p>585605</text:p>
          </table:table-cell>
          <table:table-cell office:value-type="float" office:value="580839" table:style-name="ce1">
            <text:p>580839</text:p>
          </table:table-cell>
          <table:table-cell table:number-columns-repeated="16380"/>
        </table:table-row>
        <table:table-row table:style-name="ro1">
          <table:table-cell office:value-type="float" office:value="582091" table:style-name="ce1">
            <text:p>582091</text:p>
          </table:table-cell>
          <table:table-cell office:value-type="float" office:value="826876" table:style-name="ce1">
            <text:p>826876</text:p>
          </table:table-cell>
          <table:table-cell office:value-type="float" office:value="584823" table:style-name="ce1">
            <text:p>584823</text:p>
          </table:table-cell>
          <table:table-cell office:value-type="float" office:value="580496" table:style-name="ce1">
            <text:p>580496</text:p>
          </table:table-cell>
          <table:table-cell table:number-columns-repeated="16380"/>
        </table:table-row>
        <table:table-row table:style-name="ro1">
          <table:table-cell office:value-type="float" office:value="582012" table:style-name="ce1">
            <text:p>582012</text:p>
          </table:table-cell>
          <table:table-cell office:value-type="float" office:value="826372" table:style-name="ce1">
            <text:p>826372</text:p>
          </table:table-cell>
          <table:table-cell office:value-type="float" office:value="584634" table:style-name="ce1">
            <text:p>584634</text:p>
          </table:table-cell>
          <table:table-cell office:value-type="float" office:value="580496" table:style-name="ce1">
            <text:p>580496</text:p>
          </table:table-cell>
          <table:table-cell table:number-columns-repeated="16380"/>
        </table:table-row>
        <table:table-row table:style-name="ro1">
          <table:table-cell office:value-type="float" office:value="581771" table:style-name="ce1">
            <text:p>581771</text:p>
          </table:table-cell>
          <table:table-cell office:value-type="float" office:value="827219" table:style-name="ce1">
            <text:p>827219</text:p>
          </table:table-cell>
          <table:table-cell office:value-type="float" office:value="584078" table:style-name="ce1">
            <text:p>584078</text:p>
          </table:table-cell>
          <table:table-cell office:value-type="float" office:value="578252" table:style-name="ce1">
            <text:p>578252</text:p>
          </table:table-cell>
          <table:table-cell table:number-columns-repeated="16380"/>
        </table:table-row>
        <table:table-row table:style-name="ro1">
          <table:table-cell office:value-type="float" office:value="582105" table:style-name="ce1">
            <text:p>582105</text:p>
          </table:table-cell>
          <table:table-cell office:value-type="float" office:value="829745" table:style-name="ce1">
            <text:p>829745</text:p>
          </table:table-cell>
          <table:table-cell office:value-type="float" office:value="583387" table:style-name="ce1">
            <text:p>583387</text:p>
          </table:table-cell>
          <table:table-cell office:value-type="float" office:value="577719" table:style-name="ce1">
            <text:p>577719</text:p>
          </table:table-cell>
          <table:table-cell table:number-columns-repeated="16380"/>
        </table:table-row>
        <table:table-row table:style-name="ro1">
          <table:table-cell office:value-type="float" office:value="581053" table:style-name="ce1">
            <text:p>581053</text:p>
          </table:table-cell>
          <table:table-cell office:value-type="float" office:value="830280" table:style-name="ce1">
            <text:p>830280</text:p>
          </table:table-cell>
          <table:table-cell office:value-type="float" office:value="582501" table:style-name="ce1">
            <text:p>582501</text:p>
          </table:table-cell>
          <table:table-cell office:value-type="float" office:value="576327" table:style-name="ce1">
            <text:p>576327</text:p>
          </table:table-cell>
          <table:table-cell table:number-columns-repeated="16380"/>
        </table:table-row>
        <table:table-row table:style-name="ro1">
          <table:table-cell office:value-type="float" office:value="579156" table:style-name="ce1">
            <text:p>579156</text:p>
          </table:table-cell>
          <table:table-cell office:value-type="float" office:value="831386" table:style-name="ce1">
            <text:p>831386</text:p>
          </table:table-cell>
          <table:table-cell office:value-type="float" office:value="582432" table:style-name="ce1">
            <text:p>582432</text:p>
          </table:table-cell>
          <table:table-cell office:value-type="float" office:value="575573" table:style-name="ce1">
            <text:p>575573</text:p>
          </table:table-cell>
          <table:table-cell table:number-columns-repeated="16380"/>
        </table:table-row>
        <table:table-row table:style-name="ro1">
          <table:table-cell office:value-type="float" office:value="578355" table:style-name="ce1">
            <text:p>578355</text:p>
          </table:table-cell>
          <table:table-cell office:value-type="float" office:value="829341" table:style-name="ce1">
            <text:p>829341</text:p>
          </table:table-cell>
          <table:table-cell office:value-type="float" office:value="581376" table:style-name="ce1">
            <text:p>581376</text:p>
          </table:table-cell>
          <table:table-cell office:value-type="float" office:value="575849" table:style-name="ce1">
            <text:p>575849</text:p>
          </table:table-cell>
          <table:table-cell table:number-columns-repeated="16380"/>
        </table:table-row>
        <table:table-row table:style-name="ro1">
          <table:table-cell office:value-type="float" office:value="579183" table:style-name="ce1">
            <text:p>579183</text:p>
          </table:table-cell>
          <table:table-cell office:value-type="float" office:value="827858" table:style-name="ce1">
            <text:p>827858</text:p>
          </table:table-cell>
          <table:table-cell office:value-type="float" office:value="581243" table:style-name="ce1">
            <text:p>581243</text:p>
          </table:table-cell>
          <table:table-cell office:value-type="float" office:value="574486" table:style-name="ce1">
            <text:p>574486</text:p>
          </table:table-cell>
          <table:table-cell table:number-columns-repeated="16380"/>
        </table:table-row>
        <table:table-row table:style-name="ro1">
          <table:table-cell office:value-type="float" office:value="578705" table:style-name="ce1">
            <text:p>578705</text:p>
          </table:table-cell>
          <table:table-cell office:value-type="float" office:value="831360" table:style-name="ce1">
            <text:p>831360</text:p>
          </table:table-cell>
          <table:table-cell office:value-type="float" office:value="578378" table:style-name="ce1">
            <text:p>578378</text:p>
          </table:table-cell>
          <table:table-cell office:value-type="float" office:value="573818" table:style-name="ce1">
            <text:p>573818</text:p>
          </table:table-cell>
          <table:table-cell table:number-columns-repeated="16380"/>
        </table:table-row>
        <table:table-row table:style-name="ro1">
          <table:table-cell office:value-type="float" office:value="578276" table:style-name="ce1">
            <text:p>578276</text:p>
          </table:table-cell>
          <table:table-cell office:value-type="float" office:value="831059" table:style-name="ce1">
            <text:p>831059</text:p>
          </table:table-cell>
          <table:table-cell office:value-type="float" office:value="578685" table:style-name="ce1">
            <text:p>578685</text:p>
          </table:table-cell>
          <table:table-cell office:value-type="float" office:value="573593" table:style-name="ce1">
            <text:p>573593</text:p>
          </table:table-cell>
          <table:table-cell table:number-columns-repeated="16380"/>
        </table:table-row>
        <table:table-row table:style-name="ro1">
          <table:table-cell office:value-type="float" office:value="578276" table:style-name="ce1">
            <text:p>578276</text:p>
          </table:table-cell>
          <table:table-cell office:value-type="float" office:value="830971" table:style-name="ce1">
            <text:p>830971</text:p>
          </table:table-cell>
          <table:table-cell office:value-type="float" office:value="578461" table:style-name="ce1">
            <text:p>578461</text:p>
          </table:table-cell>
          <table:table-cell office:value-type="float" office:value="573593" table:style-name="ce1">
            <text:p>573593</text:p>
          </table:table-cell>
          <table:table-cell table:number-columns-repeated="16380"/>
        </table:table-row>
        <table:table-row table:style-name="ro1">
          <table:table-cell office:value-type="float" office:value="577489" table:style-name="ce1">
            <text:p>577489</text:p>
          </table:table-cell>
          <table:table-cell office:value-type="float" office:value="829723" table:style-name="ce1">
            <text:p>829723</text:p>
          </table:table-cell>
          <table:table-cell office:value-type="float" office:value="578062" table:style-name="ce1">
            <text:p>578062</text:p>
          </table:table-cell>
          <table:table-cell office:value-type="float" office:value="571332" table:style-name="ce1">
            <text:p>571332</text:p>
          </table:table-cell>
          <table:table-cell table:number-columns-repeated="16380"/>
        </table:table-row>
        <table:table-row table:style-name="ro1">
          <table:table-cell office:value-type="float" office:value="574767" table:style-name="ce1">
            <text:p>574767</text:p>
          </table:table-cell>
          <table:table-cell office:value-type="float" office:value="832221" table:style-name="ce1">
            <text:p>832221</text:p>
          </table:table-cell>
          <table:table-cell office:value-type="float" office:value="577749" table:style-name="ce1">
            <text:p>577749</text:p>
          </table:table-cell>
          <table:table-cell office:value-type="float" office:value="572724" table:style-name="ce1">
            <text:p>572724</text:p>
          </table:table-cell>
          <table:table-cell table:number-columns-repeated="16380"/>
        </table:table-row>
        <table:table-row table:style-name="ro1">
          <table:table-cell office:value-type="float" office:value="574942" table:style-name="ce1">
            <text:p>574942</text:p>
          </table:table-cell>
          <table:table-cell office:value-type="float" office:value="838494" table:style-name="ce1">
            <text:p>838494</text:p>
          </table:table-cell>
          <table:table-cell office:value-type="float" office:value="577598" table:style-name="ce1">
            <text:p>577598</text:p>
          </table:table-cell>
          <table:table-cell office:value-type="float" office:value="572645" table:style-name="ce1">
            <text:p>572645</text:p>
          </table:table-cell>
          <table:table-cell table:number-columns-repeated="16380"/>
        </table:table-row>
        <table:table-row table:style-name="ro1">
          <table:table-cell office:value-type="float" office:value="573788" table:style-name="ce1">
            <text:p>573788</text:p>
          </table:table-cell>
          <table:table-cell office:value-type="float" office:value="833237" table:style-name="ce1">
            <text:p>833237</text:p>
          </table:table-cell>
          <table:table-cell office:value-type="float" office:value="577286" table:style-name="ce1">
            <text:p>577286</text:p>
          </table:table-cell>
          <table:table-cell office:value-type="float" office:value="572286" table:style-name="ce1">
            <text:p>572286</text:p>
          </table:table-cell>
          <table:table-cell table:number-columns-repeated="16380"/>
        </table:table-row>
        <table:table-row table:style-name="ro1">
          <table:table-cell office:value-type="float" office:value="573686" table:style-name="ce1">
            <text:p>573686</text:p>
          </table:table-cell>
          <table:table-cell office:value-type="float" office:value="832827" table:style-name="ce1">
            <text:p>832827</text:p>
          </table:table-cell>
          <table:table-cell office:value-type="float" office:value="576225" table:style-name="ce1">
            <text:p>576225</text:p>
          </table:table-cell>
          <table:table-cell office:value-type="float" office:value="571987" table:style-name="ce1">
            <text:p>571987</text:p>
          </table:table-cell>
          <table:table-cell table:number-columns-repeated="16380"/>
        </table:table-row>
        <table:table-row table:style-name="ro1">
          <table:table-cell office:value-type="float" office:value="572641" table:style-name="ce1">
            <text:p>572641</text:p>
          </table:table-cell>
          <table:table-cell office:value-type="float" office:value="832490" table:style-name="ce1">
            <text:p>832490</text:p>
          </table:table-cell>
          <table:table-cell office:value-type="float" office:value="575395" table:style-name="ce1">
            <text:p>575395</text:p>
          </table:table-cell>
          <table:table-cell office:value-type="float" office:value="571774" table:style-name="ce1">
            <text:p>571774</text:p>
          </table:table-cell>
          <table:table-cell table:number-columns-repeated="16380"/>
        </table:table-row>
        <table:table-row table:style-name="ro1">
          <table:table-cell office:value-type="float" office:value="570305" table:style-name="ce1">
            <text:p>570305</text:p>
          </table:table-cell>
          <table:table-cell office:value-type="float" office:value="833415" table:style-name="ce1">
            <text:p>833415</text:p>
          </table:table-cell>
          <table:table-cell office:value-type="float" office:value="573627" table:style-name="ce1">
            <text:p>573627</text:p>
          </table:table-cell>
          <table:table-cell office:value-type="float" office:value="569341" table:style-name="ce1">
            <text:p>569341</text:p>
          </table:table-cell>
          <table:table-cell table:number-columns-repeated="16380"/>
        </table:table-row>
        <table:table-row table:style-name="ro1">
          <table:table-cell office:value-type="float" office:value="568347" table:style-name="ce1">
            <text:p>568347</text:p>
          </table:table-cell>
          <table:table-cell office:value-type="float" office:value="831072" table:style-name="ce1">
            <text:p>831072</text:p>
          </table:table-cell>
          <table:table-cell office:value-type="float" office:value="573482" table:style-name="ce1">
            <text:p>573482</text:p>
          </table:table-cell>
          <table:table-cell office:value-type="float" office:value="569025" table:style-name="ce1">
            <text:p>569025</text:p>
          </table:table-cell>
          <table:table-cell table:number-columns-repeated="16380"/>
        </table:table-row>
        <table:table-row table:style-name="ro1">
          <table:table-cell office:value-type="float" office:value="568347" table:style-name="ce1">
            <text:p>568347</text:p>
          </table:table-cell>
          <table:table-cell office:value-type="float" office:value="833249" table:style-name="ce1">
            <text:p>833249</text:p>
          </table:table-cell>
          <table:table-cell office:value-type="float" office:value="573231" table:style-name="ce1">
            <text:p>573231</text:p>
          </table:table-cell>
          <table:table-cell office:value-type="float" office:value="568495" table:style-name="ce1">
            <text:p>568495</text:p>
          </table:table-cell>
          <table:table-cell table:number-columns-repeated="16380"/>
        </table:table-row>
        <table:table-row table:style-name="ro1">
          <table:table-cell office:value-type="float" office:value="568285" table:style-name="ce1">
            <text:p>568285</text:p>
          </table:table-cell>
          <table:table-cell office:value-type="float" office:value="839152" table:style-name="ce1">
            <text:p>839152</text:p>
          </table:table-cell>
          <table:table-cell office:value-type="float" office:value="571392" table:style-name="ce1">
            <text:p>571392</text:p>
          </table:table-cell>
          <table:table-cell office:value-type="float" office:value="567020" table:style-name="ce1">
            <text:p>567020</text:p>
          </table:table-cell>
          <table:table-cell table:number-columns-repeated="16380"/>
        </table:table-row>
        <table:table-row table:style-name="ro1">
          <table:table-cell office:value-type="float" office:value="566924" table:style-name="ce1">
            <text:p>566924</text:p>
          </table:table-cell>
          <table:table-cell office:value-type="float" office:value="840970" table:style-name="ce1">
            <text:p>840970</text:p>
          </table:table-cell>
          <table:table-cell office:value-type="float" office:value="569685" table:style-name="ce1">
            <text:p>569685</text:p>
          </table:table-cell>
          <table:table-cell office:value-type="float" office:value="566622" table:style-name="ce1">
            <text:p>566622</text:p>
          </table:table-cell>
          <table:table-cell table:number-columns-repeated="16380"/>
        </table:table-row>
        <table:table-row table:style-name="ro1">
          <table:table-cell office:value-type="float" office:value="566924" table:style-name="ce1">
            <text:p>566924</text:p>
          </table:table-cell>
          <table:table-cell office:value-type="float" office:value="834672" table:style-name="ce1">
            <text:p>834672</text:p>
          </table:table-cell>
          <table:table-cell office:value-type="float" office:value="569517" table:style-name="ce1">
            <text:p>569517</text:p>
          </table:table-cell>
          <table:table-cell office:value-type="float" office:value="566317" table:style-name="ce1">
            <text:p>566317</text:p>
          </table:table-cell>
          <table:table-cell table:number-columns-repeated="16380"/>
        </table:table-row>
        <table:table-row table:style-name="ro1">
          <table:table-cell office:value-type="float" office:value="566924" table:style-name="ce1">
            <text:p>566924</text:p>
          </table:table-cell>
          <table:table-cell office:value-type="float" office:value="836826" table:style-name="ce1">
            <text:p>836826</text:p>
          </table:table-cell>
          <table:table-cell office:value-type="float" office:value="569517" table:style-name="ce1">
            <text:p>569517</text:p>
          </table:table-cell>
          <table:table-cell office:value-type="float" office:value="565742" table:style-name="ce1">
            <text:p>565742</text:p>
          </table:table-cell>
          <table:table-cell table:number-columns-repeated="16380"/>
        </table:table-row>
        <table:table-row table:style-name="ro1">
          <table:table-cell office:value-type="float" office:value="565484" table:style-name="ce1">
            <text:p>565484</text:p>
          </table:table-cell>
          <table:table-cell office:value-type="float" office:value="835129" table:style-name="ce1">
            <text:p>835129</text:p>
          </table:table-cell>
          <table:table-cell office:value-type="float" office:value="567267" table:style-name="ce1">
            <text:p>567267</text:p>
          </table:table-cell>
          <table:table-cell office:value-type="float" office:value="565636" table:style-name="ce1">
            <text:p>565636</text:p>
          </table:table-cell>
          <table:table-cell table:number-columns-repeated="16380"/>
        </table:table-row>
        <table:table-row table:style-name="ro1">
          <table:table-cell office:value-type="float" office:value="565770" table:style-name="ce1">
            <text:p>565770</text:p>
          </table:table-cell>
          <table:table-cell office:value-type="float" office:value="833249" table:style-name="ce1">
            <text:p>833249</text:p>
          </table:table-cell>
          <table:table-cell office:value-type="float" office:value="567308" table:style-name="ce1">
            <text:p>567308</text:p>
          </table:table-cell>
          <table:table-cell office:value-type="float" office:value="565742" table:style-name="ce1">
            <text:p>565742</text:p>
          </table:table-cell>
          <table:table-cell table:number-columns-repeated="16380"/>
        </table:table-row>
        <table:table-row table:style-name="ro1">
          <table:table-cell office:value-type="float" office:value="566223" table:style-name="ce1">
            <text:p>566223</text:p>
          </table:table-cell>
          <table:table-cell office:value-type="float" office:value="835464" table:style-name="ce1">
            <text:p>835464</text:p>
          </table:table-cell>
          <table:table-cell office:value-type="float" office:value="566907" table:style-name="ce1">
            <text:p>566907</text:p>
          </table:table-cell>
          <table:table-cell office:value-type="float" office:value="565592" table:style-name="ce1">
            <text:p>565592</text:p>
          </table:table-cell>
          <table:table-cell table:number-columns-repeated="16380"/>
        </table:table-row>
        <table:table-row table:style-name="ro1">
          <table:table-cell office:value-type="float" office:value="563482" table:style-name="ce1">
            <text:p>563482</text:p>
          </table:table-cell>
          <table:table-cell office:value-type="float" office:value="832789" table:style-name="ce1">
            <text:p>832789</text:p>
          </table:table-cell>
          <table:table-cell office:value-type="float" office:value="567018" table:style-name="ce1">
            <text:p>567018</text:p>
          </table:table-cell>
          <table:table-cell office:value-type="float" office:value="565592" table:style-name="ce1">
            <text:p>565592</text:p>
          </table:table-cell>
          <table:table-cell table:number-columns-repeated="16380"/>
        </table:table-row>
        <table:table-row table:style-name="ro1">
          <table:table-cell office:value-type="float" office:value="560957" table:style-name="ce1">
            <text:p>560957</text:p>
          </table:table-cell>
          <table:table-cell office:value-type="float" office:value="833224" table:style-name="ce1">
            <text:p>833224</text:p>
          </table:table-cell>
          <table:table-cell office:value-type="float" office:value="566288" table:style-name="ce1">
            <text:p>566288</text:p>
          </table:table-cell>
          <table:table-cell office:value-type="float" office:value="564609" table:style-name="ce1">
            <text:p>564609</text:p>
          </table:table-cell>
          <table:table-cell table:number-columns-repeated="16380"/>
        </table:table-row>
        <table:table-row table:style-name="ro1">
          <table:table-cell office:value-type="float" office:value="563151" table:style-name="ce1">
            <text:p>563151</text:p>
          </table:table-cell>
          <table:table-cell office:value-type="float" office:value="836206" table:style-name="ce1">
            <text:p>836206</text:p>
          </table:table-cell>
          <table:table-cell office:value-type="float" office:value="565895" table:style-name="ce1">
            <text:p>565895</text:p>
          </table:table-cell>
          <table:table-cell office:value-type="float" office:value="564332" table:style-name="ce1">
            <text:p>564332</text:p>
          </table:table-cell>
          <table:table-cell table:number-columns-repeated="16380"/>
        </table:table-row>
        <table:table-row table:style-name="ro1">
          <table:table-cell office:value-type="float" office:value="561691" table:style-name="ce1">
            <text:p>561691</text:p>
          </table:table-cell>
          <table:table-cell office:value-type="float" office:value="829254" table:style-name="ce1">
            <text:p>829254</text:p>
          </table:table-cell>
          <table:table-cell office:value-type="float" office:value="565335" table:style-name="ce1">
            <text:p>565335</text:p>
          </table:table-cell>
          <table:table-cell office:value-type="float" office:value="564696" table:style-name="ce1">
            <text:p>564696</text:p>
          </table:table-cell>
          <table:table-cell table:number-columns-repeated="16380"/>
        </table:table-row>
        <table:table-row table:style-name="ro1">
          <table:table-cell office:value-type="float" office:value="561384" table:style-name="ce1">
            <text:p>561384</text:p>
          </table:table-cell>
          <table:table-cell office:value-type="float" office:value="832592" table:style-name="ce1">
            <text:p>832592</text:p>
          </table:table-cell>
          <table:table-cell office:value-type="float" office:value="564133" table:style-name="ce1">
            <text:p>564133</text:p>
          </table:table-cell>
          <table:table-cell office:value-type="float" office:value="564212" table:style-name="ce1">
            <text:p>564212</text:p>
          </table:table-cell>
          <table:table-cell table:number-columns-repeated="16380"/>
        </table:table-row>
        <table:table-row table:style-name="ro1">
          <table:table-cell office:value-type="float" office:value="561203" table:style-name="ce1">
            <text:p>561203</text:p>
          </table:table-cell>
          <table:table-cell office:value-type="float" office:value="831576" table:style-name="ce1">
            <text:p>831576</text:p>
          </table:table-cell>
          <table:table-cell office:value-type="float" office:value="564016" table:style-name="ce1">
            <text:p>564016</text:p>
          </table:table-cell>
          <table:table-cell office:value-type="float" office:value="564891" table:style-name="ce1">
            <text:p>564891</text:p>
          </table:table-cell>
          <table:table-cell table:number-columns-repeated="16380"/>
        </table:table-row>
        <table:table-row table:style-name="ro1">
          <table:table-cell office:value-type="float" office:value="561027" table:style-name="ce1">
            <text:p>561027</text:p>
          </table:table-cell>
          <table:table-cell office:value-type="float" office:value="829954" table:style-name="ce1">
            <text:p>829954</text:p>
          </table:table-cell>
          <table:table-cell office:value-type="float" office:value="562079" table:style-name="ce1">
            <text:p>562079</text:p>
          </table:table-cell>
          <table:table-cell office:value-type="float" office:value="564650" table:style-name="ce1">
            <text:p>564650</text:p>
          </table:table-cell>
          <table:table-cell table:number-columns-repeated="16380"/>
        </table:table-row>
        <table:table-row table:style-name="ro1">
          <table:table-cell office:value-type="float" office:value="560264" table:style-name="ce1">
            <text:p>560264</text:p>
          </table:table-cell>
          <table:table-cell office:value-type="float" office:value="827244" table:style-name="ce1">
            <text:p>827244</text:p>
          </table:table-cell>
          <table:table-cell office:value-type="float" office:value="560112" table:style-name="ce1">
            <text:p>560112</text:p>
          </table:table-cell>
          <table:table-cell office:value-type="float" office:value="563394" table:style-name="ce1">
            <text:p>563394</text:p>
          </table:table-cell>
          <table:table-cell table:number-columns-repeated="16380"/>
        </table:table-row>
        <table:table-row table:style-name="ro1">
          <table:table-cell office:value-type="float" office:value="559537" table:style-name="ce1">
            <text:p>559537</text:p>
          </table:table-cell>
          <table:table-cell office:value-type="float" office:value="827971" table:style-name="ce1">
            <text:p>827971</text:p>
          </table:table-cell>
          <table:table-cell office:value-type="float" office:value="559674" table:style-name="ce1">
            <text:p>559674</text:p>
          </table:table-cell>
          <table:table-cell office:value-type="float" office:value="563073" table:style-name="ce1">
            <text:p>563073</text:p>
          </table:table-cell>
          <table:table-cell table:number-columns-repeated="16380"/>
        </table:table-row>
        <table:table-row table:style-name="ro1">
          <table:table-cell office:value-type="float" office:value="559100" table:style-name="ce1">
            <text:p>559100</text:p>
          </table:table-cell>
          <table:table-cell office:value-type="float" office:value="824539" table:style-name="ce1">
            <text:p>824539</text:p>
          </table:table-cell>
          <table:table-cell office:value-type="float" office:value="559374" table:style-name="ce1">
            <text:p>559374</text:p>
          </table:table-cell>
          <table:table-cell office:value-type="float" office:value="561499" table:style-name="ce1">
            <text:p>561499</text:p>
          </table:table-cell>
          <table:table-cell table:number-columns-repeated="16380"/>
        </table:table-row>
        <table:table-row table:style-name="ro1">
          <table:table-cell office:value-type="float" office:value="558836" table:style-name="ce1">
            <text:p>558836</text:p>
          </table:table-cell>
          <table:table-cell office:value-type="float" office:value="824642" table:style-name="ce1">
            <text:p>824642</text:p>
          </table:table-cell>
          <table:table-cell office:value-type="float" office:value="559531" table:style-name="ce1">
            <text:p>559531</text:p>
          </table:table-cell>
          <table:table-cell office:value-type="float" office:value="560071" table:style-name="ce1">
            <text:p>560071</text:p>
          </table:table-cell>
          <table:table-cell table:number-columns-repeated="16380"/>
        </table:table-row>
        <table:table-row table:style-name="ro1">
          <table:table-cell office:value-type="float" office:value="558708" table:style-name="ce1">
            <text:p>558708</text:p>
          </table:table-cell>
          <table:table-cell office:value-type="float" office:value="827579" table:style-name="ce1">
            <text:p>827579</text:p>
          </table:table-cell>
          <table:table-cell office:value-type="float" office:value="558756" table:style-name="ce1">
            <text:p>558756</text:p>
          </table:table-cell>
          <table:table-cell office:value-type="float" office:value="561233" table:style-name="ce1">
            <text:p>561233</text:p>
          </table:table-cell>
          <table:table-cell table:number-columns-repeated="16380"/>
        </table:table-row>
        <table:table-row table:style-name="ro1">
          <table:table-cell office:value-type="float" office:value="558334" table:style-name="ce1">
            <text:p>558334</text:p>
          </table:table-cell>
          <table:table-cell office:value-type="float" office:value="832218" table:style-name="ce1">
            <text:p>832218</text:p>
          </table:table-cell>
          <table:table-cell office:value-type="float" office:value="558263" table:style-name="ce1">
            <text:p>558263</text:p>
          </table:table-cell>
          <table:table-cell office:value-type="float" office:value="560834" table:style-name="ce1">
            <text:p>560834</text:p>
          </table:table-cell>
          <table:table-cell table:number-columns-repeated="16380"/>
        </table:table-row>
        <table:table-row table:style-name="ro1">
          <table:table-cell office:value-type="float" office:value="558088" table:style-name="ce1">
            <text:p>558088</text:p>
          </table:table-cell>
          <table:table-cell office:value-type="float" office:value="828744" table:style-name="ce1">
            <text:p>828744</text:p>
          </table:table-cell>
          <table:table-cell office:value-type="float" office:value="558263" table:style-name="ce1">
            <text:p>558263</text:p>
          </table:table-cell>
          <table:table-cell office:value-type="float" office:value="559415" table:style-name="ce1">
            <text:p>559415</text:p>
          </table:table-cell>
          <table:table-cell table:number-columns-repeated="16380"/>
        </table:table-row>
        <table:table-row table:style-name="ro1">
          <table:table-cell office:value-type="float" office:value="557637" table:style-name="ce1">
            <text:p>557637</text:p>
          </table:table-cell>
          <table:table-cell office:value-type="float" office:value="828590" table:style-name="ce1">
            <text:p>828590</text:p>
          </table:table-cell>
          <table:table-cell office:value-type="float" office:value="558263" table:style-name="ce1">
            <text:p>558263</text:p>
          </table:table-cell>
          <table:table-cell office:value-type="float" office:value="557841" table:style-name="ce1">
            <text:p>557841</text:p>
          </table:table-cell>
          <table:table-cell table:number-columns-repeated="16380"/>
        </table:table-row>
        <table:table-row table:style-name="ro1">
          <table:table-cell office:value-type="float" office:value="557117" table:style-name="ce1">
            <text:p>557117</text:p>
          </table:table-cell>
          <table:table-cell office:value-type="float" office:value="827584" table:style-name="ce1">
            <text:p>827584</text:p>
          </table:table-cell>
          <table:table-cell office:value-type="float" office:value="557891" table:style-name="ce1">
            <text:p>557891</text:p>
          </table:table-cell>
          <table:table-cell office:value-type="float" office:value="557225" table:style-name="ce1">
            <text:p>557225</text:p>
          </table:table-cell>
          <table:table-cell table:number-columns-repeated="16380"/>
        </table:table-row>
        <table:table-row table:style-name="ro1">
          <table:table-cell office:value-type="float" office:value="556220" table:style-name="ce1">
            <text:p>556220</text:p>
          </table:table-cell>
          <table:table-cell office:value-type="float" office:value="832486" table:style-name="ce1">
            <text:p>832486</text:p>
          </table:table-cell>
          <table:table-cell office:value-type="float" office:value="556120" table:style-name="ce1">
            <text:p>556120</text:p>
          </table:table-cell>
          <table:table-cell office:value-type="float" office:value="556263" table:style-name="ce1">
            <text:p>556263</text:p>
          </table:table-cell>
          <table:table-cell table:number-columns-repeated="16380"/>
        </table:table-row>
        <table:table-row table:style-name="ro1">
          <table:table-cell office:value-type="float" office:value="555878" table:style-name="ce1">
            <text:p>555878</text:p>
          </table:table-cell>
          <table:table-cell office:value-type="float" office:value="830920" table:style-name="ce1">
            <text:p>830920</text:p>
          </table:table-cell>
          <table:table-cell office:value-type="float" office:value="555457" table:style-name="ce1">
            <text:p>555457</text:p>
          </table:table-cell>
          <table:table-cell office:value-type="float" office:value="554917" table:style-name="ce1">
            <text:p>554917</text:p>
          </table:table-cell>
          <table:table-cell table:number-columns-repeated="16380"/>
        </table:table-row>
        <table:table-row table:style-name="ro1">
          <table:table-cell office:value-type="float" office:value="554388" table:style-name="ce1">
            <text:p>554388</text:p>
          </table:table-cell>
          <table:table-cell office:value-type="float" office:value="825314" table:style-name="ce1">
            <text:p>825314</text:p>
          </table:table-cell>
          <table:table-cell office:value-type="float" office:value="554243" table:style-name="ce1">
            <text:p>554243</text:p>
          </table:table-cell>
          <table:table-cell office:value-type="float" office:value="554445" table:style-name="ce1">
            <text:p>554445</text:p>
          </table:table-cell>
          <table:table-cell table:number-columns-repeated="16380"/>
        </table:table-row>
        <table:table-row table:style-name="ro1">
          <table:table-cell office:value-type="float" office:value="553523" table:style-name="ce1">
            <text:p>553523</text:p>
          </table:table-cell>
          <table:table-cell office:value-type="float" office:value="824853" table:style-name="ce1">
            <text:p>824853</text:p>
          </table:table-cell>
          <table:table-cell office:value-type="float" office:value="553655" table:style-name="ce1">
            <text:p>553655</text:p>
          </table:table-cell>
          <table:table-cell office:value-type="float" office:value="554742" table:style-name="ce1">
            <text:p>554742</text:p>
          </table:table-cell>
          <table:table-cell table:number-columns-repeated="16380"/>
        </table:table-row>
        <table:table-row table:style-name="ro1">
          <table:table-cell office:value-type="float" office:value="554926" table:style-name="ce1">
            <text:p>554926</text:p>
          </table:table-cell>
          <table:table-cell office:value-type="float" office:value="824405" table:style-name="ce1">
            <text:p>824405</text:p>
          </table:table-cell>
          <table:table-cell office:value-type="float" office:value="553021" table:style-name="ce1">
            <text:p>553021</text:p>
          </table:table-cell>
          <table:table-cell office:value-type="float" office:value="553326" table:style-name="ce1">
            <text:p>553326</text:p>
          </table:table-cell>
          <table:table-cell table:number-columns-repeated="16380"/>
        </table:table-row>
        <table:table-row table:style-name="ro1">
          <table:table-cell office:value-type="float" office:value="554267" table:style-name="ce1">
            <text:p>554267</text:p>
          </table:table-cell>
          <table:table-cell office:value-type="float" office:value="831282" table:style-name="ce1">
            <text:p>831282</text:p>
          </table:table-cell>
          <table:table-cell office:value-type="float" office:value="552393" table:style-name="ce1">
            <text:p>552393</text:p>
          </table:table-cell>
          <table:table-cell office:value-type="float" office:value="552896" table:style-name="ce1">
            <text:p>552896</text:p>
          </table:table-cell>
          <table:table-cell table:number-columns-repeated="16380"/>
        </table:table-row>
        <table:table-row table:style-name="ro1">
          <table:table-cell office:value-type="float" office:value="553101" table:style-name="ce1">
            <text:p>553101</text:p>
          </table:table-cell>
          <table:table-cell office:value-type="float" office:value="829192" table:style-name="ce1">
            <text:p>829192</text:p>
          </table:table-cell>
          <table:table-cell office:value-type="float" office:value="551935" table:style-name="ce1">
            <text:p>551935</text:p>
          </table:table-cell>
          <table:table-cell office:value-type="float" office:value="553381" table:style-name="ce1">
            <text:p>553381</text:p>
          </table:table-cell>
          <table:table-cell table:number-columns-repeated="16380"/>
        </table:table-row>
        <table:table-row table:style-name="ro1">
          <table:table-cell office:value-type="float" office:value="552651" table:style-name="ce1">
            <text:p>552651</text:p>
          </table:table-cell>
          <table:table-cell office:value-type="float" office:value="826133" table:style-name="ce1">
            <text:p>826133</text:p>
          </table:table-cell>
          <table:table-cell office:value-type="float" office:value="551164" table:style-name="ce1">
            <text:p>551164</text:p>
          </table:table-cell>
          <table:table-cell office:value-type="float" office:value="551612" table:style-name="ce1">
            <text:p>551612</text:p>
          </table:table-cell>
          <table:table-cell table:number-columns-repeated="16380"/>
        </table:table-row>
        <table:table-row table:style-name="ro1">
          <table:table-cell office:value-type="float" office:value="552086" table:style-name="ce1">
            <text:p>552086</text:p>
          </table:table-cell>
          <table:table-cell office:value-type="float" office:value="826223" table:style-name="ce1">
            <text:p>826223</text:p>
          </table:table-cell>
          <table:table-cell office:value-type="float" office:value="550942" table:style-name="ce1">
            <text:p>550942</text:p>
          </table:table-cell>
          <table:table-cell office:value-type="float" office:value="551353" table:style-name="ce1">
            <text:p>551353</text:p>
          </table:table-cell>
          <table:table-cell table:number-columns-repeated="16380"/>
        </table:table-row>
        <table:table-row table:style-name="ro1">
          <table:table-cell office:value-type="float" office:value="551594" table:style-name="ce1">
            <text:p>551594</text:p>
          </table:table-cell>
          <table:table-cell office:value-type="float" office:value="826963" table:style-name="ce1">
            <text:p>826963</text:p>
          </table:table-cell>
          <table:table-cell office:value-type="float" office:value="550276" table:style-name="ce1">
            <text:p>550276</text:p>
          </table:table-cell>
          <table:table-cell office:value-type="float" office:value="551605" table:style-name="ce1">
            <text:p>551605</text:p>
          </table:table-cell>
          <table:table-cell table:number-columns-repeated="16380"/>
        </table:table-row>
        <table:table-row table:style-name="ro1">
          <table:table-cell office:value-type="float" office:value="551250" table:style-name="ce1">
            <text:p>551250</text:p>
          </table:table-cell>
          <table:table-cell office:value-type="float" office:value="824366" table:style-name="ce1">
            <text:p>824366</text:p>
          </table:table-cell>
          <table:table-cell office:value-type="float" office:value="550276" table:style-name="ce1">
            <text:p>550276</text:p>
          </table:table-cell>
          <table:table-cell office:value-type="float" office:value="550263" table:style-name="ce1">
            <text:p>550263</text:p>
          </table:table-cell>
          <table:table-cell table:number-columns-repeated="16380"/>
        </table:table-row>
        <table:table-row table:style-name="ro1">
          <table:table-cell office:value-type="float" office:value="550284" table:style-name="ce1">
            <text:p>550284</text:p>
          </table:table-cell>
          <table:table-cell office:value-type="float" office:value="825720" table:style-name="ce1">
            <text:p>825720</text:p>
          </table:table-cell>
          <table:table-cell office:value-type="float" office:value="549259" table:style-name="ce1">
            <text:p>549259</text:p>
          </table:table-cell>
          <table:table-cell office:value-type="float" office:value="547156" table:style-name="ce1">
            <text:p>547156</text:p>
          </table:table-cell>
          <table:table-cell table:number-columns-repeated="16380"/>
        </table:table-row>
        <table:table-row table:style-name="ro1">
          <table:table-cell office:value-type="float" office:value="550284" table:style-name="ce1">
            <text:p>550284</text:p>
          </table:table-cell>
          <table:table-cell office:value-type="float" office:value="825795" table:style-name="ce1">
            <text:p>825795</text:p>
          </table:table-cell>
          <table:table-cell office:value-type="float" office:value="547421" table:style-name="ce1">
            <text:p>547421</text:p>
          </table:table-cell>
          <table:table-cell office:value-type="float" office:value="547647" table:style-name="ce1">
            <text:p>547647</text:p>
          </table:table-cell>
          <table:table-cell table:number-columns-repeated="16380"/>
        </table:table-row>
        <table:table-row table:style-name="ro1">
          <table:table-cell office:value-type="float" office:value="549145" table:style-name="ce1">
            <text:p>549145</text:p>
          </table:table-cell>
          <table:table-cell office:value-type="float" office:value="827018" table:style-name="ce1">
            <text:p>827018</text:p>
          </table:table-cell>
          <table:table-cell office:value-type="float" office:value="548148" table:style-name="ce1">
            <text:p>548148</text:p>
          </table:table-cell>
          <table:table-cell office:value-type="float" office:value="547825" table:style-name="ce1">
            <text:p>547825</text:p>
          </table:table-cell>
          <table:table-cell table:number-columns-repeated="16380"/>
        </table:table-row>
        <table:table-row table:style-name="ro1">
          <table:table-cell office:value-type="float" office:value="548332" table:style-name="ce1">
            <text:p>548332</text:p>
          </table:table-cell>
          <table:table-cell office:value-type="float" office:value="826329" table:style-name="ce1">
            <text:p>826329</text:p>
          </table:table-cell>
          <table:table-cell office:value-type="float" office:value="548148" table:style-name="ce1">
            <text:p>548148</text:p>
          </table:table-cell>
          <table:table-cell office:value-type="float" office:value="547825" table:style-name="ce1">
            <text:p>547825</text:p>
          </table:table-cell>
          <table:table-cell table:number-columns-repeated="16380"/>
        </table:table-row>
        <table:table-row table:style-name="ro1">
          <table:table-cell office:value-type="float" office:value="549013" table:style-name="ce1">
            <text:p>549013</text:p>
          </table:table-cell>
          <table:table-cell office:value-type="float" office:value="823445" table:style-name="ce1">
            <text:p>823445</text:p>
          </table:table-cell>
          <table:table-cell office:value-type="float" office:value="547720" table:style-name="ce1">
            <text:p>547720</text:p>
          </table:table-cell>
          <table:table-cell office:value-type="float" office:value="547149" table:style-name="ce1">
            <text:p>547149</text:p>
          </table:table-cell>
          <table:table-cell table:number-columns-repeated="16380"/>
        </table:table-row>
        <table:table-row table:style-name="ro1">
          <table:table-cell office:value-type="float" office:value="548804" table:style-name="ce1">
            <text:p>548804</text:p>
          </table:table-cell>
          <table:table-cell office:value-type="float" office:value="824802" table:style-name="ce1">
            <text:p>824802</text:p>
          </table:table-cell>
          <table:table-cell office:value-type="float" office:value="546934" table:style-name="ce1">
            <text:p>546934</text:p>
          </table:table-cell>
          <table:table-cell office:value-type="float" office:value="547359" table:style-name="ce1">
            <text:p>547359</text:p>
          </table:table-cell>
          <table:table-cell table:number-columns-repeated="16380"/>
        </table:table-row>
        <table:table-row table:style-name="ro1">
          <table:table-cell office:value-type="float" office:value="547045" table:style-name="ce1">
            <text:p>547045</text:p>
          </table:table-cell>
          <table:table-cell office:value-type="float" office:value="816961" table:style-name="ce1">
            <text:p>816961</text:p>
          </table:table-cell>
          <table:table-cell office:value-type="float" office:value="546892" table:style-name="ce1">
            <text:p>546892</text:p>
          </table:table-cell>
          <table:table-cell office:value-type="float" office:value="546489" table:style-name="ce1">
            <text:p>546489</text:p>
          </table:table-cell>
          <table:table-cell table:number-columns-repeated="16380"/>
        </table:table-row>
        <table:table-row table:style-name="ro1">
          <table:table-cell office:value-type="float" office:value="546989" table:style-name="ce1">
            <text:p>546989</text:p>
          </table:table-cell>
          <table:table-cell office:value-type="float" office:value="822197" table:style-name="ce1">
            <text:p>822197</text:p>
          </table:table-cell>
          <table:table-cell office:value-type="float" office:value="545044" table:style-name="ce1">
            <text:p>545044</text:p>
          </table:table-cell>
          <table:table-cell office:value-type="float" office:value="546296" table:style-name="ce1">
            <text:p>546296</text:p>
          </table:table-cell>
          <table:table-cell table:number-columns-repeated="16380"/>
        </table:table-row>
        <table:table-row table:style-name="ro1">
          <table:table-cell office:value-type="float" office:value="548572" table:style-name="ce1">
            <text:p>548572</text:p>
          </table:table-cell>
          <table:table-cell office:value-type="float" office:value="823441" table:style-name="ce1">
            <text:p>823441</text:p>
          </table:table-cell>
          <table:table-cell office:value-type="float" office:value="544932" table:style-name="ce1">
            <text:p>544932</text:p>
          </table:table-cell>
          <table:table-cell office:value-type="float" office:value="545692" table:style-name="ce1">
            <text:p>545692</text:p>
          </table:table-cell>
          <table:table-cell table:number-columns-repeated="16380"/>
        </table:table-row>
        <table:table-row table:style-name="ro1">
          <table:table-cell office:value-type="float" office:value="548484" table:style-name="ce1">
            <text:p>548484</text:p>
          </table:table-cell>
          <table:table-cell office:value-type="float" office:value="824621" table:style-name="ce1">
            <text:p>824621</text:p>
          </table:table-cell>
          <table:table-cell office:value-type="float" office:value="543004" table:style-name="ce1">
            <text:p>543004</text:p>
          </table:table-cell>
          <table:table-cell office:value-type="float" office:value="545328" table:style-name="ce1">
            <text:p>545328</text:p>
          </table:table-cell>
          <table:table-cell table:number-columns-repeated="16380"/>
        </table:table-row>
        <table:table-row table:style-name="ro1">
          <table:table-cell office:value-type="float" office:value="545409" table:style-name="ce1">
            <text:p>545409</text:p>
          </table:table-cell>
          <table:table-cell office:value-type="float" office:value="827820" table:style-name="ce1">
            <text:p>827820</text:p>
          </table:table-cell>
          <table:table-cell office:value-type="float" office:value="543109" table:style-name="ce1">
            <text:p>543109</text:p>
          </table:table-cell>
          <table:table-cell office:value-type="float" office:value="544769" table:style-name="ce1">
            <text:p>544769</text:p>
          </table:table-cell>
          <table:table-cell table:number-columns-repeated="16380"/>
        </table:table-row>
        <table:table-row table:style-name="ro1">
          <table:table-cell office:value-type="float" office:value="545665" table:style-name="ce1">
            <text:p>545665</text:p>
          </table:table-cell>
          <table:table-cell office:value-type="float" office:value="823590" table:style-name="ce1">
            <text:p>823590</text:p>
          </table:table-cell>
          <table:table-cell office:value-type="float" office:value="542369" table:style-name="ce1">
            <text:p>542369</text:p>
          </table:table-cell>
          <table:table-cell office:value-type="float" office:value="544334" table:style-name="ce1">
            <text:p>544334</text:p>
          </table:table-cell>
          <table:table-cell table:number-columns-repeated="16380"/>
        </table:table-row>
        <table:table-row table:style-name="ro1">
          <table:table-cell office:value-type="float" office:value="545585" table:style-name="ce1">
            <text:p>545585</text:p>
          </table:table-cell>
          <table:table-cell office:value-type="float" office:value="815584" table:style-name="ce1">
            <text:p>815584</text:p>
          </table:table-cell>
          <table:table-cell office:value-type="float" office:value="542258" table:style-name="ce1">
            <text:p>542258</text:p>
          </table:table-cell>
          <table:table-cell office:value-type="float" office:value="543096" table:style-name="ce1">
            <text:p>543096</text:p>
          </table:table-cell>
          <table:table-cell table:number-columns-repeated="16380"/>
        </table:table-row>
        <table:table-row table:style-name="ro1">
          <table:table-cell office:value-type="float" office:value="542365" table:style-name="ce1">
            <text:p>542365</text:p>
          </table:table-cell>
          <table:table-cell office:value-type="float" office:value="816273" table:style-name="ce1">
            <text:p>816273</text:p>
          </table:table-cell>
          <table:table-cell office:value-type="float" office:value="542140" table:style-name="ce1">
            <text:p>542140</text:p>
          </table:table-cell>
          <table:table-cell office:value-type="float" office:value="543239" table:style-name="ce1">
            <text:p>543239</text:p>
          </table:table-cell>
          <table:table-cell table:number-columns-repeated="16380"/>
        </table:table-row>
        <table:table-row table:style-name="ro1">
          <table:table-cell office:value-type="float" office:value="542097" table:style-name="ce1">
            <text:p>542097</text:p>
          </table:table-cell>
          <table:table-cell office:value-type="float" office:value="819820" table:style-name="ce1">
            <text:p>819820</text:p>
          </table:table-cell>
          <table:table-cell office:value-type="float" office:value="542140" table:style-name="ce1">
            <text:p>542140</text:p>
          </table:table-cell>
          <table:table-cell office:value-type="float" office:value="542873" table:style-name="ce1">
            <text:p>542873</text:p>
          </table:table-cell>
          <table:table-cell table:number-columns-repeated="16380"/>
        </table:table-row>
        <table:table-row table:style-name="ro1">
          <table:table-cell office:value-type="float" office:value="540507" table:style-name="ce1">
            <text:p>540507</text:p>
          </table:table-cell>
          <table:table-cell office:value-type="float" office:value="821358" table:style-name="ce1">
            <text:p>821358</text:p>
          </table:table-cell>
          <table:table-cell office:value-type="float" office:value="541958" table:style-name="ce1">
            <text:p>541958</text:p>
          </table:table-cell>
          <table:table-cell office:value-type="float" office:value="542618" table:style-name="ce1">
            <text:p>542618</text:p>
          </table:table-cell>
          <table:table-cell table:number-columns-repeated="16380"/>
        </table:table-row>
        <table:table-row table:style-name="ro1">
          <table:table-cell office:value-type="float" office:value="539420" table:style-name="ce1">
            <text:p>539420</text:p>
          </table:table-cell>
          <table:table-cell office:value-type="float" office:value="823912" table:style-name="ce1">
            <text:p>823912</text:p>
          </table:table-cell>
          <table:table-cell office:value-type="float" office:value="541403" table:style-name="ce1">
            <text:p>541403</text:p>
          </table:table-cell>
          <table:table-cell office:value-type="float" office:value="542618" table:style-name="ce1">
            <text:p>542618</text:p>
          </table:table-cell>
          <table:table-cell table:number-columns-repeated="16380"/>
        </table:table-row>
        <table:table-row table:style-name="ro1">
          <table:table-cell office:value-type="float" office:value="539443" table:style-name="ce1">
            <text:p>539443</text:p>
          </table:table-cell>
          <table:table-cell office:value-type="float" office:value="826320" table:style-name="ce1">
            <text:p>826320</text:p>
          </table:table-cell>
          <table:table-cell office:value-type="float" office:value="541525" table:style-name="ce1">
            <text:p>541525</text:p>
          </table:table-cell>
          <table:table-cell office:value-type="float" office:value="542618" table:style-name="ce1">
            <text:p>542618</text:p>
          </table:table-cell>
          <table:table-cell table:number-columns-repeated="16380"/>
        </table:table-row>
        <table:table-row table:style-name="ro1">
          <table:table-cell office:value-type="float" office:value="539257" table:style-name="ce1">
            <text:p>539257</text:p>
          </table:table-cell>
          <table:table-cell office:value-type="float" office:value="823705" table:style-name="ce1">
            <text:p>823705</text:p>
          </table:table-cell>
          <table:table-cell office:value-type="float" office:value="539669" table:style-name="ce1">
            <text:p>539669</text:p>
          </table:table-cell>
          <table:table-cell office:value-type="float" office:value="541779" table:style-name="ce1">
            <text:p>541779</text:p>
          </table:table-cell>
          <table:table-cell table:number-columns-repeated="16380"/>
        </table:table-row>
        <table:table-row table:style-name="ro1">
          <table:table-cell office:value-type="float" office:value="538837" table:style-name="ce1">
            <text:p>538837</text:p>
          </table:table-cell>
          <table:table-cell office:value-type="float" office:value="827299" table:style-name="ce1">
            <text:p>827299</text:p>
          </table:table-cell>
          <table:table-cell office:value-type="float" office:value="538493" table:style-name="ce1">
            <text:p>538493</text:p>
          </table:table-cell>
          <table:table-cell office:value-type="float" office:value="541987" table:style-name="ce1">
            <text:p>541987</text:p>
          </table:table-cell>
          <table:table-cell table:number-columns-repeated="16380"/>
        </table:table-row>
        <table:table-row table:style-name="ro1">
          <table:table-cell office:value-type="float" office:value="538837" table:style-name="ce1">
            <text:p>538837</text:p>
          </table:table-cell>
          <table:table-cell office:value-type="float" office:value="829430" table:style-name="ce1">
            <text:p>829430</text:p>
          </table:table-cell>
          <table:table-cell office:value-type="float" office:value="538273" table:style-name="ce1">
            <text:p>538273</text:p>
          </table:table-cell>
          <table:table-cell office:value-type="float" office:value="540386" table:style-name="ce1">
            <text:p>540386</text:p>
          </table:table-cell>
          <table:table-cell table:number-columns-repeated="16380"/>
        </table:table-row>
        <table:table-row table:style-name="ro1">
          <table:table-cell office:value-type="float" office:value="538513" table:style-name="ce1">
            <text:p>538513</text:p>
          </table:table-cell>
          <table:table-cell office:value-type="float" office:value="826300" table:style-name="ce1">
            <text:p>826300</text:p>
          </table:table-cell>
          <table:table-cell office:value-type="float" office:value="538186" table:style-name="ce1">
            <text:p>538186</text:p>
          </table:table-cell>
          <table:table-cell office:value-type="float" office:value="540386" table:style-name="ce1">
            <text:p>540386</text:p>
          </table:table-cell>
          <table:table-cell table:number-columns-repeated="16380"/>
        </table:table-row>
        <table:table-row table:style-name="ro1">
          <table:table-cell office:value-type="float" office:value="536964" table:style-name="ce1">
            <text:p>536964</text:p>
          </table:table-cell>
          <table:table-cell office:value-type="float" office:value="826090" table:style-name="ce1">
            <text:p>826090</text:p>
          </table:table-cell>
          <table:table-cell office:value-type="float" office:value="539105" table:style-name="ce1">
            <text:p>539105</text:p>
          </table:table-cell>
          <table:table-cell office:value-type="float" office:value="540053" table:style-name="ce1">
            <text:p>540053</text:p>
          </table:table-cell>
          <table:table-cell table:number-columns-repeated="16380"/>
        </table:table-row>
        <table:table-row table:style-name="ro1">
          <table:table-cell office:value-type="float" office:value="536739" table:style-name="ce1">
            <text:p>536739</text:p>
          </table:table-cell>
          <table:table-cell office:value-type="float" office:value="826278" table:style-name="ce1">
            <text:p>826278</text:p>
          </table:table-cell>
          <table:table-cell office:value-type="float" office:value="537008" table:style-name="ce1">
            <text:p>537008</text:p>
          </table:table-cell>
          <table:table-cell office:value-type="float" office:value="539854" table:style-name="ce1">
            <text:p>539854</text:p>
          </table:table-cell>
          <table:table-cell table:number-columns-repeated="16380"/>
        </table:table-row>
        <table:table-row table:style-name="ro1">
          <table:table-cell office:value-type="float" office:value="536399" table:style-name="ce1">
            <text:p>536399</text:p>
          </table:table-cell>
          <table:table-cell office:value-type="float" office:value="827704" table:style-name="ce1">
            <text:p>827704</text:p>
          </table:table-cell>
          <table:table-cell office:value-type="float" office:value="535867" table:style-name="ce1">
            <text:p>535867</text:p>
          </table:table-cell>
          <table:table-cell office:value-type="float" office:value="539524" table:style-name="ce1">
            <text:p>539524</text:p>
          </table:table-cell>
          <table:table-cell table:number-columns-repeated="16380"/>
        </table:table-row>
        <table:table-row table:style-name="ro1">
          <table:table-cell office:value-type="float" office:value="536617" table:style-name="ce1">
            <text:p>536617</text:p>
          </table:table-cell>
          <table:table-cell office:value-type="float" office:value="824283" table:style-name="ce1">
            <text:p>824283</text:p>
          </table:table-cell>
          <table:table-cell office:value-type="float" office:value="536750" table:style-name="ce1">
            <text:p>536750</text:p>
          </table:table-cell>
          <table:table-cell office:value-type="float" office:value="538980" table:style-name="ce1">
            <text:p>538980</text:p>
          </table:table-cell>
          <table:table-cell table:number-columns-repeated="16380"/>
        </table:table-row>
        <table:table-row table:style-name="ro1">
          <table:table-cell office:value-type="float" office:value="536580" table:style-name="ce1">
            <text:p>536580</text:p>
          </table:table-cell>
          <table:table-cell office:value-type="float" office:value="827418" table:style-name="ce1">
            <text:p>827418</text:p>
          </table:table-cell>
          <table:table-cell office:value-type="float" office:value="536329" table:style-name="ce1">
            <text:p>536329</text:p>
          </table:table-cell>
          <table:table-cell office:value-type="float" office:value="539120" table:style-name="ce1">
            <text:p>539120</text:p>
          </table:table-cell>
          <table:table-cell table:number-columns-repeated="16380"/>
        </table:table-row>
        <table:table-row table:style-name="ro1">
          <table:table-cell office:value-type="float" office:value="535481" table:style-name="ce1">
            <text:p>535481</text:p>
          </table:table-cell>
          <table:table-cell office:value-type="float" office:value="829348" table:style-name="ce1">
            <text:p>829348</text:p>
          </table:table-cell>
          <table:table-cell office:value-type="float" office:value="536058" table:style-name="ce1">
            <text:p>536058</text:p>
          </table:table-cell>
          <table:table-cell office:value-type="float" office:value="538953" table:style-name="ce1">
            <text:p>538953</text:p>
          </table:table-cell>
          <table:table-cell table:number-columns-repeated="16380"/>
        </table:table-row>
        <table:table-row table:style-name="ro1">
          <table:table-cell office:value-type="float" office:value="534999" table:style-name="ce1">
            <text:p>534999</text:p>
          </table:table-cell>
          <table:table-cell office:value-type="float" office:value="830810" table:style-name="ce1">
            <text:p>830810</text:p>
          </table:table-cell>
          <table:table-cell office:value-type="float" office:value="534029" table:style-name="ce1">
            <text:p>534029</text:p>
          </table:table-cell>
          <table:table-cell office:value-type="float" office:value="538031" table:style-name="ce1">
            <text:p>538031</text:p>
          </table:table-cell>
          <table:table-cell table:number-columns-repeated="16380"/>
        </table:table-row>
        <table:table-row table:style-name="ro1">
          <table:table-cell office:value-type="float" office:value="534314" table:style-name="ce1">
            <text:p>534314</text:p>
          </table:table-cell>
          <table:table-cell office:value-type="float" office:value="829578" table:style-name="ce1">
            <text:p>829578</text:p>
          </table:table-cell>
          <table:table-cell office:value-type="float" office:value="534488" table:style-name="ce1">
            <text:p>534488</text:p>
          </table:table-cell>
          <table:table-cell office:value-type="float" office:value="537887" table:style-name="ce1">
            <text:p>537887</text:p>
          </table:table-cell>
          <table:table-cell table:number-columns-repeated="16380"/>
        </table:table-row>
        <table:table-row table:style-name="ro1">
          <table:table-cell office:value-type="float" office:value="534507" table:style-name="ce1">
            <text:p>534507</text:p>
          </table:table-cell>
          <table:table-cell office:value-type="float" office:value="829148" table:style-name="ce1">
            <text:p>829148</text:p>
          </table:table-cell>
          <table:table-cell office:value-type="float" office:value="534488" table:style-name="ce1">
            <text:p>534488</text:p>
          </table:table-cell>
          <table:table-cell office:value-type="float" office:value="536473" table:style-name="ce1">
            <text:p>536473</text:p>
          </table:table-cell>
          <table:table-cell table:number-columns-repeated="16380"/>
        </table:table-row>
        <table:table-row table:style-name="ro1">
          <table:table-cell office:value-type="float" office:value="533703" table:style-name="ce1">
            <text:p>533703</text:p>
          </table:table-cell>
          <table:table-cell office:value-type="float" office:value="824098" table:style-name="ce1">
            <text:p>824098</text:p>
          </table:table-cell>
          <table:table-cell office:value-type="float" office:value="534214" table:style-name="ce1">
            <text:p>534214</text:p>
          </table:table-cell>
          <table:table-cell office:value-type="float" office:value="534819" table:style-name="ce1">
            <text:p>534819</text:p>
          </table:table-cell>
          <table:table-cell table:number-columns-repeated="16380"/>
        </table:table-row>
        <table:table-row table:style-name="ro1">
          <table:table-cell office:value-type="float" office:value="532841" table:style-name="ce1">
            <text:p>532841</text:p>
          </table:table-cell>
          <table:table-cell office:value-type="float" office:value="824256" table:style-name="ce1">
            <text:p>824256</text:p>
          </table:table-cell>
          <table:table-cell office:value-type="float" office:value="533808" table:style-name="ce1">
            <text:p>533808</text:p>
          </table:table-cell>
          <table:table-cell office:value-type="float" office:value="534922" table:style-name="ce1">
            <text:p>534922</text:p>
          </table:table-cell>
          <table:table-cell table:number-columns-repeated="16380"/>
        </table:table-row>
        <table:table-row table:style-name="ro1">
          <table:table-cell office:value-type="float" office:value="532293" table:style-name="ce1">
            <text:p>532293</text:p>
          </table:table-cell>
          <table:table-cell office:value-type="float" office:value="826529" table:style-name="ce1">
            <text:p>826529</text:p>
          </table:table-cell>
          <table:table-cell office:value-type="float" office:value="532325" table:style-name="ce1">
            <text:p>532325</text:p>
          </table:table-cell>
          <table:table-cell office:value-type="float" office:value="534029" table:style-name="ce1">
            <text:p>534029</text:p>
          </table:table-cell>
          <table:table-cell table:number-columns-repeated="16380"/>
        </table:table-row>
        <table:table-row table:style-name="ro1">
          <table:table-cell office:value-type="float" office:value="532293" table:style-name="ce1">
            <text:p>532293</text:p>
          </table:table-cell>
          <table:table-cell office:value-type="float" office:value="824804" table:style-name="ce1">
            <text:p>824804</text:p>
          </table:table-cell>
          <table:table-cell office:value-type="float" office:value="531948" table:style-name="ce1">
            <text:p>531948</text:p>
          </table:table-cell>
          <table:table-cell office:value-type="float" office:value="533886" table:style-name="ce1">
            <text:p>533886</text:p>
          </table:table-cell>
          <table:table-cell table:number-columns-repeated="16380"/>
        </table:table-row>
        <table:table-row table:style-name="ro1">
          <table:table-cell office:value-type="float" office:value="531229" table:style-name="ce1">
            <text:p>531229</text:p>
          </table:table-cell>
          <table:table-cell office:value-type="float" office:value="821966" table:style-name="ce1">
            <text:p>821966</text:p>
          </table:table-cell>
          <table:table-cell office:value-type="float" office:value="531522" table:style-name="ce1">
            <text:p>531522</text:p>
          </table:table-cell>
          <table:table-cell office:value-type="float" office:value="533618" table:style-name="ce1">
            <text:p>533618</text:p>
          </table:table-cell>
          <table:table-cell table:number-columns-repeated="16380"/>
        </table:table-row>
        <table:table-row table:style-name="ro1">
          <table:table-cell office:value-type="float" office:value="530603" table:style-name="ce1">
            <text:p>530603</text:p>
          </table:table-cell>
          <table:table-cell office:value-type="float" office:value="825333" table:style-name="ce1">
            <text:p>825333</text:p>
          </table:table-cell>
          <table:table-cell office:value-type="float" office:value="529002" table:style-name="ce1">
            <text:p>529002</text:p>
          </table:table-cell>
          <table:table-cell office:value-type="float" office:value="533608" table:style-name="ce1">
            <text:p>533608</text:p>
          </table:table-cell>
          <table:table-cell table:number-columns-repeated="16380"/>
        </table:table-row>
        <table:table-row table:style-name="ro1">
          <table:table-cell office:value-type="float" office:value="529863" table:style-name="ce1">
            <text:p>529863</text:p>
          </table:table-cell>
          <table:table-cell office:value-type="float" office:value="822625" table:style-name="ce1">
            <text:p>822625</text:p>
          </table:table-cell>
          <table:table-cell office:value-type="float" office:value="529587" table:style-name="ce1">
            <text:p>529587</text:p>
          </table:table-cell>
          <table:table-cell office:value-type="float" office:value="534080" table:style-name="ce1">
            <text:p>534080</text:p>
          </table:table-cell>
          <table:table-cell table:number-columns-repeated="16380"/>
        </table:table-row>
        <table:table-row table:style-name="ro1">
          <table:table-cell office:value-type="float" office:value="529863" table:style-name="ce1">
            <text:p>529863</text:p>
          </table:table-cell>
          <table:table-cell office:value-type="float" office:value="822033" table:style-name="ce1">
            <text:p>822033</text:p>
          </table:table-cell>
          <table:table-cell office:value-type="float" office:value="529587" table:style-name="ce1">
            <text:p>529587</text:p>
          </table:table-cell>
          <table:table-cell office:value-type="float" office:value="533986" table:style-name="ce1">
            <text:p>533986</text:p>
          </table:table-cell>
          <table:table-cell table:number-columns-repeated="16380"/>
        </table:table-row>
        <table:table-row table:style-name="ro1">
          <table:table-cell office:value-type="float" office:value="529676" table:style-name="ce1">
            <text:p>529676</text:p>
          </table:table-cell>
          <table:table-cell office:value-type="float" office:value="819787" table:style-name="ce1">
            <text:p>819787</text:p>
          </table:table-cell>
          <table:table-cell office:value-type="float" office:value="529486" table:style-name="ce1">
            <text:p>529486</text:p>
          </table:table-cell>
          <table:table-cell office:value-type="float" office:value="532794" table:style-name="ce1">
            <text:p>532794</text:p>
          </table:table-cell>
          <table:table-cell table:number-columns-repeated="16380"/>
        </table:table-row>
        <table:table-row table:style-name="ro1">
          <table:table-cell office:value-type="float" office:value="528695" table:style-name="ce1">
            <text:p>528695</text:p>
          </table:table-cell>
          <table:table-cell office:value-type="float" office:value="820355" table:style-name="ce1">
            <text:p>820355</text:p>
          </table:table-cell>
          <table:table-cell office:value-type="float" office:value="528656" table:style-name="ce1">
            <text:p>528656</text:p>
          </table:table-cell>
          <table:table-cell office:value-type="float" office:value="532598" table:style-name="ce1">
            <text:p>532598</text:p>
          </table:table-cell>
          <table:table-cell table:number-columns-repeated="16380"/>
        </table:table-row>
        <table:table-row table:style-name="ro1">
          <table:table-cell office:value-type="float" office:value="527827" table:style-name="ce1">
            <text:p>527827</text:p>
          </table:table-cell>
          <table:table-cell office:value-type="float" office:value="820802" table:style-name="ce1">
            <text:p>820802</text:p>
          </table:table-cell>
          <table:table-cell office:value-type="float" office:value="528867" table:style-name="ce1">
            <text:p>528867</text:p>
          </table:table-cell>
          <table:table-cell office:value-type="float" office:value="532598" table:style-name="ce1">
            <text:p>532598</text:p>
          </table:table-cell>
          <table:table-cell table:number-columns-repeated="16380"/>
        </table:table-row>
        <table:table-row table:style-name="ro1">
          <table:table-cell office:value-type="float" office:value="527889" table:style-name="ce1">
            <text:p>527889</text:p>
          </table:table-cell>
          <table:table-cell office:value-type="float" office:value="824541" table:style-name="ce1">
            <text:p>824541</text:p>
          </table:table-cell>
          <table:table-cell office:value-type="float" office:value="528770" table:style-name="ce1">
            <text:p>528770</text:p>
          </table:table-cell>
          <table:table-cell office:value-type="float" office:value="532109" table:style-name="ce1">
            <text:p>532109</text:p>
          </table:table-cell>
          <table:table-cell table:number-columns-repeated="16380"/>
        </table:table-row>
        <table:table-row table:style-name="ro1">
          <table:table-cell office:value-type="float" office:value="526014" table:style-name="ce1">
            <text:p>526014</text:p>
          </table:table-cell>
          <table:table-cell office:value-type="float" office:value="828617" table:style-name="ce1">
            <text:p>828617</text:p>
          </table:table-cell>
          <table:table-cell office:value-type="float" office:value="528258" table:style-name="ce1">
            <text:p>528258</text:p>
          </table:table-cell>
          <table:table-cell office:value-type="float" office:value="532302" table:style-name="ce1">
            <text:p>532302</text:p>
          </table:table-cell>
          <table:table-cell table:number-columns-repeated="16380"/>
        </table:table-row>
        <table:table-row table:style-name="ro1">
          <table:table-cell office:value-type="float" office:value="525665" table:style-name="ce1">
            <text:p>525665</text:p>
          </table:table-cell>
          <table:table-cell office:value-type="float" office:value="828095" table:style-name="ce1">
            <text:p>828095</text:p>
          </table:table-cell>
          <table:table-cell office:value-type="float" office:value="526769" table:style-name="ce1">
            <text:p>526769</text:p>
          </table:table-cell>
          <table:table-cell office:value-type="float" office:value="532355" table:style-name="ce1">
            <text:p>532355</text:p>
          </table:table-cell>
          <table:table-cell table:number-columns-repeated="16380"/>
        </table:table-row>
        <table:table-row table:style-name="ro1">
          <table:table-cell office:value-type="float" office:value="525113" table:style-name="ce1">
            <text:p>525113</text:p>
          </table:table-cell>
          <table:table-cell office:value-type="float" office:value="826666" table:style-name="ce1">
            <text:p>826666</text:p>
          </table:table-cell>
          <table:table-cell office:value-type="float" office:value="525723" table:style-name="ce1">
            <text:p>525723</text:p>
          </table:table-cell>
          <table:table-cell office:value-type="float" office:value="529909" table:style-name="ce1">
            <text:p>529909</text:p>
          </table:table-cell>
          <table:table-cell table:number-columns-repeated="16380"/>
        </table:table-row>
        <table:table-row table:style-name="ro1">
          <table:table-cell office:value-type="float" office:value="524741" table:style-name="ce1">
            <text:p>524741</text:p>
          </table:table-cell>
          <table:table-cell office:value-type="float" office:value="828330" table:style-name="ce1">
            <text:p>828330</text:p>
          </table:table-cell>
          <table:table-cell office:value-type="float" office:value="522870" table:style-name="ce1">
            <text:p>522870</text:p>
          </table:table-cell>
          <table:table-cell office:value-type="float" office:value="528520" table:style-name="ce1">
            <text:p>528520</text:p>
          </table:table-cell>
          <table:table-cell table:number-columns-repeated="16380"/>
        </table:table-row>
        <table:table-row table:style-name="ro1">
          <table:table-cell office:value-type="float" office:value="524741" table:style-name="ce1">
            <text:p>524741</text:p>
          </table:table-cell>
          <table:table-cell office:value-type="float" office:value="829692" table:style-name="ce1">
            <text:p>829692</text:p>
          </table:table-cell>
          <table:table-cell office:value-type="float" office:value="523233" table:style-name="ce1">
            <text:p>523233</text:p>
          </table:table-cell>
          <table:table-cell office:value-type="float" office:value="528362" table:style-name="ce1">
            <text:p>528362</text:p>
          </table:table-cell>
          <table:table-cell table:number-columns-repeated="16380"/>
        </table:table-row>
        <table:table-row table:style-name="ro1">
          <table:table-cell office:value-type="float" office:value="523803" table:style-name="ce1">
            <text:p>523803</text:p>
          </table:table-cell>
          <table:table-cell office:value-type="float" office:value="831766" table:style-name="ce1">
            <text:p>831766</text:p>
          </table:table-cell>
          <table:table-cell office:value-type="float" office:value="523233" table:style-name="ce1">
            <text:p>523233</text:p>
          </table:table-cell>
          <table:table-cell office:value-type="float" office:value="527534" table:style-name="ce1">
            <text:p>527534</text:p>
          </table:table-cell>
          <table:table-cell table:number-columns-repeated="16380"/>
        </table:table-row>
        <table:table-row table:style-name="ro1">
          <table:table-cell office:value-type="float" office:value="523418" table:style-name="ce1">
            <text:p>523418</text:p>
          </table:table-cell>
          <table:table-cell office:value-type="float" office:value="831534" table:style-name="ce1">
            <text:p>831534</text:p>
          </table:table-cell>
          <table:table-cell office:value-type="float" office:value="521599" table:style-name="ce1">
            <text:p>521599</text:p>
          </table:table-cell>
          <table:table-cell office:value-type="float" office:value="527459" table:style-name="ce1">
            <text:p>527459</text:p>
          </table:table-cell>
          <table:table-cell table:number-columns-repeated="16380"/>
        </table:table-row>
        <table:table-row table:style-name="ro1">
          <table:table-cell office:value-type="float" office:value="522614" table:style-name="ce1">
            <text:p>522614</text:p>
          </table:table-cell>
          <table:table-cell office:value-type="float" office:value="831553" table:style-name="ce1">
            <text:p>831553</text:p>
          </table:table-cell>
          <table:table-cell office:value-type="float" office:value="521599" table:style-name="ce1">
            <text:p>521599</text:p>
          </table:table-cell>
          <table:table-cell office:value-type="float" office:value="527176" table:style-name="ce1">
            <text:p>527176</text:p>
          </table:table-cell>
          <table:table-cell table:number-columns-repeated="16380"/>
        </table:table-row>
        <table:table-row table:style-name="ro1">
          <table:table-cell office:value-type="float" office:value="522240" table:style-name="ce1">
            <text:p>522240</text:p>
          </table:table-cell>
          <table:table-cell office:value-type="float" office:value="830218" table:style-name="ce1">
            <text:p>830218</text:p>
          </table:table-cell>
          <table:table-cell office:value-type="float" office:value="520561" table:style-name="ce1">
            <text:p>520561</text:p>
          </table:table-cell>
          <table:table-cell office:value-type="float" office:value="527304" table:style-name="ce1">
            <text:p>527304</text:p>
          </table:table-cell>
          <table:table-cell table:number-columns-repeated="16380"/>
        </table:table-row>
        <table:table-row table:style-name="ro1">
          <table:table-cell office:value-type="float" office:value="522542" table:style-name="ce1">
            <text:p>522542</text:p>
          </table:table-cell>
          <table:table-cell office:value-type="float" office:value="830379" table:style-name="ce1">
            <text:p>830379</text:p>
          </table:table-cell>
          <table:table-cell office:value-type="float" office:value="520189" table:style-name="ce1">
            <text:p>520189</text:p>
          </table:table-cell>
          <table:table-cell office:value-type="float" office:value="527302" table:style-name="ce1">
            <text:p>527302</text:p>
          </table:table-cell>
          <table:table-cell table:number-columns-repeated="16380"/>
        </table:table-row>
        <table:table-row table:style-name="ro1">
          <table:table-cell office:value-type="float" office:value="521907" table:style-name="ce1">
            <text:p>521907</text:p>
          </table:table-cell>
          <table:table-cell office:value-type="float" office:value="832558" table:style-name="ce1">
            <text:p>832558</text:p>
          </table:table-cell>
          <table:table-cell office:value-type="float" office:value="520561" table:style-name="ce1">
            <text:p>520561</text:p>
          </table:table-cell>
          <table:table-cell office:value-type="float" office:value="526752" table:style-name="ce1">
            <text:p>526752</text:p>
          </table:table-cell>
          <table:table-cell table:number-columns-repeated="16380"/>
        </table:table-row>
        <table:table-row table:style-name="ro1">
          <table:table-cell office:value-type="float" office:value="521907" table:style-name="ce1">
            <text:p>521907</text:p>
          </table:table-cell>
          <table:table-cell office:value-type="float" office:value="827651" table:style-name="ce1">
            <text:p>827651</text:p>
          </table:table-cell>
          <table:table-cell office:value-type="float" office:value="520561" table:style-name="ce1">
            <text:p>520561</text:p>
          </table:table-cell>
          <table:table-cell office:value-type="float" office:value="526752" table:style-name="ce1">
            <text:p>526752</text:p>
          </table:table-cell>
          <table:table-cell table:number-columns-repeated="16380"/>
        </table:table-row>
        <table:table-row table:style-name="ro1">
          <table:table-cell office:value-type="float" office:value="520836" table:style-name="ce1">
            <text:p>520836</text:p>
          </table:table-cell>
          <table:table-cell office:value-type="float" office:value="826897" table:style-name="ce1">
            <text:p>826897</text:p>
          </table:table-cell>
          <table:table-cell office:value-type="float" office:value="519065" table:style-name="ce1">
            <text:p>519065</text:p>
          </table:table-cell>
          <table:table-cell office:value-type="float" office:value="526717" table:style-name="ce1">
            <text:p>526717</text:p>
          </table:table-cell>
          <table:table-cell table:number-columns-repeated="16380"/>
        </table:table-row>
        <table:table-row table:style-name="ro1">
          <table:table-cell office:value-type="float" office:value="520147" table:style-name="ce1">
            <text:p>520147</text:p>
          </table:table-cell>
          <table:table-cell office:value-type="float" office:value="831760" table:style-name="ce1">
            <text:p>831760</text:p>
          </table:table-cell>
          <table:table-cell office:value-type="float" office:value="519065" table:style-name="ce1">
            <text:p>519065</text:p>
          </table:table-cell>
          <table:table-cell office:value-type="float" office:value="526480" table:style-name="ce1">
            <text:p>526480</text:p>
          </table:table-cell>
          <table:table-cell table:number-columns-repeated="16380"/>
        </table:table-row>
        <table:table-row table:style-name="ro1">
          <table:table-cell office:value-type="float" office:value="520047" table:style-name="ce1">
            <text:p>520047</text:p>
          </table:table-cell>
          <table:table-cell office:value-type="float" office:value="829105" table:style-name="ce1">
            <text:p>829105</text:p>
          </table:table-cell>
          <table:table-cell office:value-type="float" office:value="519570" table:style-name="ce1">
            <text:p>519570</text:p>
          </table:table-cell>
          <table:table-cell office:value-type="float" office:value="525405" table:style-name="ce1">
            <text:p>525405</text:p>
          </table:table-cell>
          <table:table-cell table:number-columns-repeated="16380"/>
        </table:table-row>
        <table:table-row table:style-name="ro1">
          <table:table-cell office:value-type="float" office:value="519725" table:style-name="ce1">
            <text:p>519725</text:p>
          </table:table-cell>
          <table:table-cell office:value-type="float" office:value="830515" table:style-name="ce1">
            <text:p>830515</text:p>
          </table:table-cell>
          <table:table-cell office:value-type="float" office:value="518331" table:style-name="ce1">
            <text:p>518331</text:p>
          </table:table-cell>
          <table:table-cell office:value-type="float" office:value="523866" table:style-name="ce1">
            <text:p>523866</text:p>
          </table:table-cell>
          <table:table-cell table:number-columns-repeated="16380"/>
        </table:table-row>
        <table:table-row table:style-name="ro1">
          <table:table-cell office:value-type="float" office:value="519550" table:style-name="ce1">
            <text:p>519550</text:p>
          </table:table-cell>
          <table:table-cell office:value-type="float" office:value="830154" table:style-name="ce1">
            <text:p>830154</text:p>
          </table:table-cell>
          <table:table-cell office:value-type="float" office:value="517368" table:style-name="ce1">
            <text:p>517368</text:p>
          </table:table-cell>
          <table:table-cell office:value-type="float" office:value="523959" table:style-name="ce1">
            <text:p>523959</text:p>
          </table:table-cell>
          <table:table-cell table:number-columns-repeated="16380"/>
        </table:table-row>
        <table:table-row table:style-name="ro1">
          <table:table-cell office:value-type="float" office:value="519040" table:style-name="ce1">
            <text:p>519040</text:p>
          </table:table-cell>
          <table:table-cell office:value-type="float" office:value="831907" table:style-name="ce1">
            <text:p>831907</text:p>
          </table:table-cell>
          <table:table-cell office:value-type="float" office:value="516790" table:style-name="ce1">
            <text:p>516790</text:p>
          </table:table-cell>
          <table:table-cell office:value-type="float" office:value="522841" table:style-name="ce1">
            <text:p>522841</text:p>
          </table:table-cell>
          <table:table-cell table:number-columns-repeated="16380"/>
        </table:table-row>
        <table:table-row table:style-name="ro1">
          <table:table-cell office:value-type="float" office:value="519393" table:style-name="ce1">
            <text:p>519393</text:p>
          </table:table-cell>
          <table:table-cell office:value-type="float" office:value="829295" table:style-name="ce1">
            <text:p>829295</text:p>
          </table:table-cell>
          <table:table-cell office:value-type="float" office:value="516790" table:style-name="ce1">
            <text:p>516790</text:p>
          </table:table-cell>
          <table:table-cell office:value-type="float" office:value="522942" table:style-name="ce1">
            <text:p>522942</text:p>
          </table:table-cell>
          <table:table-cell table:number-columns-repeated="16380"/>
        </table:table-row>
        <table:table-row table:style-name="ro1">
          <table:table-cell office:value-type="float" office:value="519393" table:style-name="ce1">
            <text:p>519393</text:p>
          </table:table-cell>
          <table:table-cell office:value-type="float" office:value="828893" table:style-name="ce1">
            <text:p>828893</text:p>
          </table:table-cell>
          <table:table-cell office:value-type="float" office:value="515343" table:style-name="ce1">
            <text:p>515343</text:p>
          </table:table-cell>
          <table:table-cell office:value-type="float" office:value="522780" table:style-name="ce1">
            <text:p>522780</text:p>
          </table:table-cell>
          <table:table-cell table:number-columns-repeated="16380"/>
        </table:table-row>
        <table:table-row table:style-name="ro1">
          <table:table-cell office:value-type="float" office:value="518486" table:style-name="ce1">
            <text:p>518486</text:p>
          </table:table-cell>
          <table:table-cell office:value-type="float" office:value="827908" table:style-name="ce1">
            <text:p>827908</text:p>
          </table:table-cell>
          <table:table-cell office:value-type="float" office:value="514820" table:style-name="ce1">
            <text:p>514820</text:p>
          </table:table-cell>
          <table:table-cell office:value-type="float" office:value="521860" table:style-name="ce1">
            <text:p>521860</text:p>
          </table:table-cell>
          <table:table-cell table:number-columns-repeated="16380"/>
        </table:table-row>
        <table:table-row table:style-name="ro1">
          <table:table-cell office:value-type="float" office:value="517167" table:style-name="ce1">
            <text:p>517167</text:p>
          </table:table-cell>
          <table:table-cell office:value-type="float" office:value="820008" table:style-name="ce1">
            <text:p>820008</text:p>
          </table:table-cell>
          <table:table-cell office:value-type="float" office:value="513955" table:style-name="ce1">
            <text:p>513955</text:p>
          </table:table-cell>
          <table:table-cell office:value-type="float" office:value="520271" table:style-name="ce1">
            <text:p>520271</text:p>
          </table:table-cell>
          <table:table-cell table:number-columns-repeated="16380"/>
        </table:table-row>
        <table:table-row table:style-name="ro1">
          <table:table-cell office:value-type="float" office:value="517354" table:style-name="ce1">
            <text:p>517354</text:p>
          </table:table-cell>
          <table:table-cell office:value-type="float" office:value="826578" table:style-name="ce1">
            <text:p>826578</text:p>
          </table:table-cell>
          <table:table-cell office:value-type="float" office:value="514830" table:style-name="ce1">
            <text:p>514830</text:p>
          </table:table-cell>
          <table:table-cell office:value-type="float" office:value="520271" table:style-name="ce1">
            <text:p>520271</text:p>
          </table:table-cell>
          <table:table-cell table:number-columns-repeated="16380"/>
        </table:table-row>
        <table:table-row table:style-name="ro1">
          <table:table-cell office:value-type="float" office:value="516816" table:style-name="ce1">
            <text:p>516816</text:p>
          </table:table-cell>
          <table:table-cell office:value-type="float" office:value="818620" table:style-name="ce1">
            <text:p>818620</text:p>
          </table:table-cell>
          <table:table-cell office:value-type="float" office:value="514774" table:style-name="ce1">
            <text:p>514774</text:p>
          </table:table-cell>
          <table:table-cell office:value-type="float" office:value="520271" table:style-name="ce1">
            <text:p>520271</text:p>
          </table:table-cell>
          <table:table-cell table:number-columns-repeated="16380"/>
        </table:table-row>
        <table:table-row table:style-name="ro1">
          <table:table-cell office:value-type="float" office:value="516790" table:style-name="ce1">
            <text:p>516790</text:p>
          </table:table-cell>
          <table:table-cell office:value-type="float" office:value="826647" table:style-name="ce1">
            <text:p>826647</text:p>
          </table:table-cell>
          <table:table-cell office:value-type="float" office:value="513490" table:style-name="ce1">
            <text:p>513490</text:p>
          </table:table-cell>
          <table:table-cell office:value-type="float" office:value="520125" table:style-name="ce1">
            <text:p>520125</text:p>
          </table:table-cell>
          <table:table-cell table:number-columns-repeated="16380"/>
        </table:table-row>
        <table:table-row table:style-name="ro1">
          <table:table-cell office:value-type="float" office:value="516790" table:style-name="ce1">
            <text:p>516790</text:p>
          </table:table-cell>
          <table:table-cell office:value-type="float" office:value="827101" table:style-name="ce1">
            <text:p>827101</text:p>
          </table:table-cell>
          <table:table-cell office:value-type="float" office:value="513038" table:style-name="ce1">
            <text:p>513038</text:p>
          </table:table-cell>
          <table:table-cell office:value-type="float" office:value="519974" table:style-name="ce1">
            <text:p>519974</text:p>
          </table:table-cell>
          <table:table-cell table:number-columns-repeated="16380"/>
        </table:table-row>
        <table:table-row table:style-name="ro1">
          <table:table-cell office:value-type="float" office:value="516423" table:style-name="ce1">
            <text:p>516423</text:p>
          </table:table-cell>
          <table:table-cell office:value-type="float" office:value="826041" table:style-name="ce1">
            <text:p>826041</text:p>
          </table:table-cell>
          <table:table-cell office:value-type="float" office:value="513057" table:style-name="ce1">
            <text:p>513057</text:p>
          </table:table-cell>
          <table:table-cell office:value-type="float" office:value="519483" table:style-name="ce1">
            <text:p>519483</text:p>
          </table:table-cell>
          <table:table-cell table:number-columns-repeated="16380"/>
        </table:table-row>
        <table:table-row table:style-name="ro1">
          <table:table-cell office:value-type="float" office:value="516790" table:style-name="ce1">
            <text:p>516790</text:p>
          </table:table-cell>
          <table:table-cell office:value-type="float" office:value="826663" table:style-name="ce1">
            <text:p>826663</text:p>
          </table:table-cell>
          <table:table-cell office:value-type="float" office:value="511439" table:style-name="ce1">
            <text:p>511439</text:p>
          </table:table-cell>
          <table:table-cell office:value-type="float" office:value="519176" table:style-name="ce1">
            <text:p>519176</text:p>
          </table:table-cell>
          <table:table-cell table:number-columns-repeated="16380"/>
        </table:table-row>
        <table:table-row table:style-name="ro1">
          <table:table-cell office:value-type="float" office:value="515604" table:style-name="ce1">
            <text:p>515604</text:p>
          </table:table-cell>
          <table:table-cell office:value-type="float" office:value="824817" table:style-name="ce1">
            <text:p>824817</text:p>
          </table:table-cell>
          <table:table-cell office:value-type="float" office:value="510407" table:style-name="ce1">
            <text:p>510407</text:p>
          </table:table-cell>
          <table:table-cell office:value-type="float" office:value="518873" table:style-name="ce1">
            <text:p>518873</text:p>
          </table:table-cell>
          <table:table-cell table:number-columns-repeated="16380"/>
        </table:table-row>
        <table:table-row table:style-name="ro1">
          <table:table-cell office:value-type="float" office:value="514785" table:style-name="ce1">
            <text:p>514785</text:p>
          </table:table-cell>
          <table:table-cell office:value-type="float" office:value="824553" table:style-name="ce1">
            <text:p>824553</text:p>
          </table:table-cell>
          <table:table-cell office:value-type="float" office:value="511295" table:style-name="ce1">
            <text:p>511295</text:p>
          </table:table-cell>
          <table:table-cell office:value-type="float" office:value="518480" table:style-name="ce1">
            <text:p>518480</text:p>
          </table:table-cell>
          <table:table-cell table:number-columns-repeated="16380"/>
        </table:table-row>
        <table:table-row table:style-name="ro1">
          <table:table-cell office:value-type="float" office:value="514785" table:style-name="ce1">
            <text:p>514785</text:p>
          </table:table-cell>
          <table:table-cell office:value-type="float" office:value="820167" table:style-name="ce1">
            <text:p>820167</text:p>
          </table:table-cell>
          <table:table-cell office:value-type="float" office:value="511124" table:style-name="ce1">
            <text:p>511124</text:p>
          </table:table-cell>
          <table:table-cell office:value-type="float" office:value="517823" table:style-name="ce1">
            <text:p>517823</text:p>
          </table:table-cell>
          <table:table-cell table:number-columns-repeated="16380"/>
        </table:table-row>
        <table:table-row table:style-name="ro1">
          <table:table-cell office:value-type="float" office:value="514785" table:style-name="ce1">
            <text:p>514785</text:p>
          </table:table-cell>
          <table:table-cell office:value-type="float" office:value="822383" table:style-name="ce1">
            <text:p>822383</text:p>
          </table:table-cell>
          <table:table-cell office:value-type="float" office:value="511068" table:style-name="ce1">
            <text:p>511068</text:p>
          </table:table-cell>
          <table:table-cell office:value-type="float" office:value="517968" table:style-name="ce1">
            <text:p>517968</text:p>
          </table:table-cell>
          <table:table-cell table:number-columns-repeated="16380"/>
        </table:table-row>
        <table:table-row table:style-name="ro1">
          <table:table-cell office:value-type="float" office:value="514785" table:style-name="ce1">
            <text:p>514785</text:p>
          </table:table-cell>
          <table:table-cell office:value-type="float" office:value="822699" table:style-name="ce1">
            <text:p>822699</text:p>
          </table:table-cell>
          <table:table-cell office:value-type="float" office:value="511044" table:style-name="ce1">
            <text:p>511044</text:p>
          </table:table-cell>
          <table:table-cell office:value-type="float" office:value="517775" table:style-name="ce1">
            <text:p>517775</text:p>
          </table:table-cell>
          <table:table-cell table:number-columns-repeated="16380"/>
        </table:table-row>
        <table:table-row table:style-name="ro1">
          <table:table-cell office:value-type="float" office:value="513427" table:style-name="ce1">
            <text:p>513427</text:p>
          </table:table-cell>
          <table:table-cell office:value-type="float" office:value="817862" table:style-name="ce1">
            <text:p>817862</text:p>
          </table:table-cell>
          <table:table-cell office:value-type="float" office:value="510065" table:style-name="ce1">
            <text:p>510065</text:p>
          </table:table-cell>
          <table:table-cell office:value-type="float" office:value="517470" table:style-name="ce1">
            <text:p>517470</text:p>
          </table:table-cell>
          <table:table-cell table:number-columns-repeated="16380"/>
        </table:table-row>
        <table:table-row table:style-name="ro1">
          <table:table-cell office:value-type="float" office:value="512570" table:style-name="ce1">
            <text:p>512570</text:p>
          </table:table-cell>
          <table:table-cell office:value-type="float" office:value="816834" table:style-name="ce1">
            <text:p>816834</text:p>
          </table:table-cell>
          <table:table-cell office:value-type="float" office:value="510019" table:style-name="ce1">
            <text:p>510019</text:p>
          </table:table-cell>
          <table:table-cell office:value-type="float" office:value="516419" table:style-name="ce1">
            <text:p>516419</text:p>
          </table:table-cell>
          <table:table-cell table:number-columns-repeated="16380"/>
        </table:table-row>
        <table:table-row table:style-name="ro1">
          <table:table-cell office:value-type="float" office:value="512570" table:style-name="ce1">
            <text:p>512570</text:p>
          </table:table-cell>
          <table:table-cell office:value-type="float" office:value="823300" table:style-name="ce1">
            <text:p>823300</text:p>
          </table:table-cell>
          <table:table-cell office:value-type="float" office:value="510096" table:style-name="ce1">
            <text:p>510096</text:p>
          </table:table-cell>
          <table:table-cell office:value-type="float" office:value="516400" table:style-name="ce1">
            <text:p>516400</text:p>
          </table:table-cell>
          <table:table-cell table:number-columns-repeated="16380"/>
        </table:table-row>
        <table:table-row table:style-name="ro1">
          <table:table-cell office:value-type="float" office:value="512570" table:style-name="ce1">
            <text:p>512570</text:p>
          </table:table-cell>
          <table:table-cell office:value-type="float" office:value="823768" table:style-name="ce1">
            <text:p>823768</text:p>
          </table:table-cell>
          <table:table-cell office:value-type="float" office:value="509582" table:style-name="ce1">
            <text:p>509582</text:p>
          </table:table-cell>
          <table:table-cell office:value-type="float" office:value="516227" table:style-name="ce1">
            <text:p>516227</text:p>
          </table:table-cell>
          <table:table-cell table:number-columns-repeated="16380"/>
        </table:table-row>
        <table:table-row table:style-name="ro1">
          <table:table-cell office:value-type="float" office:value="512299" table:style-name="ce1">
            <text:p>512299</text:p>
          </table:table-cell>
          <table:table-cell office:value-type="float" office:value="821372" table:style-name="ce1">
            <text:p>821372</text:p>
          </table:table-cell>
          <table:table-cell office:value-type="float" office:value="509912" table:style-name="ce1">
            <text:p>509912</text:p>
          </table:table-cell>
          <table:table-cell office:value-type="float" office:value="515530" table:style-name="ce1">
            <text:p>515530</text:p>
          </table:table-cell>
          <table:table-cell table:number-columns-repeated="16380"/>
        </table:table-row>
        <table:table-row table:style-name="ro1">
          <table:table-cell office:value-type="float" office:value="512078" table:style-name="ce1">
            <text:p>512078</text:p>
          </table:table-cell>
          <table:table-cell office:value-type="float" office:value="818695" table:style-name="ce1">
            <text:p>818695</text:p>
          </table:table-cell>
          <table:table-cell office:value-type="float" office:value="509142" table:style-name="ce1">
            <text:p>509142</text:p>
          </table:table-cell>
          <table:table-cell office:value-type="float" office:value="514020" table:style-name="ce1">
            <text:p>514020</text:p>
          </table:table-cell>
          <table:table-cell table:number-columns-repeated="16380"/>
        </table:table-row>
        <table:table-row table:style-name="ro1">
          <table:table-cell office:value-type="float" office:value="511773" table:style-name="ce1">
            <text:p>511773</text:p>
          </table:table-cell>
          <table:table-cell office:value-type="float" office:value="822603" table:style-name="ce1">
            <text:p>822603</text:p>
          </table:table-cell>
          <table:table-cell office:value-type="float" office:value="509142" table:style-name="ce1">
            <text:p>509142</text:p>
          </table:table-cell>
          <table:table-cell office:value-type="float" office:value="514588" table:style-name="ce1">
            <text:p>514588</text:p>
          </table:table-cell>
          <table:table-cell table:number-columns-repeated="16380"/>
        </table:table-row>
        <table:table-row table:style-name="ro1">
          <table:table-cell office:value-type="float" office:value="510786" table:style-name="ce1">
            <text:p>510786</text:p>
          </table:table-cell>
          <table:table-cell office:value-type="float" office:value="816530" table:style-name="ce1">
            <text:p>816530</text:p>
          </table:table-cell>
          <table:table-cell office:value-type="float" office:value="509142" table:style-name="ce1">
            <text:p>509142</text:p>
          </table:table-cell>
          <table:table-cell office:value-type="float" office:value="514588" table:style-name="ce1">
            <text:p>514588</text:p>
          </table:table-cell>
          <table:table-cell table:number-columns-repeated="16380"/>
        </table:table-row>
        <table:table-row table:style-name="ro1">
          <table:table-cell office:value-type="float" office:value="510016" table:style-name="ce1">
            <text:p>510016</text:p>
          </table:table-cell>
          <table:table-cell office:value-type="float" office:value="821514" table:style-name="ce1">
            <text:p>821514</text:p>
          </table:table-cell>
          <table:table-cell office:value-type="float" office:value="507536" table:style-name="ce1">
            <text:p>507536</text:p>
          </table:table-cell>
          <table:table-cell office:value-type="float" office:value="514588" table:style-name="ce1">
            <text:p>514588</text:p>
          </table:table-cell>
          <table:table-cell table:number-columns-repeated="16380"/>
        </table:table-row>
        <table:table-row table:style-name="ro1">
          <table:table-cell office:value-type="float" office:value="510016" table:style-name="ce1">
            <text:p>510016</text:p>
          </table:table-cell>
          <table:table-cell office:value-type="float" office:value="825645" table:style-name="ce1">
            <text:p>825645</text:p>
          </table:table-cell>
          <table:table-cell office:value-type="float" office:value="506577" table:style-name="ce1">
            <text:p>506577</text:p>
          </table:table-cell>
          <table:table-cell office:value-type="float" office:value="514078" table:style-name="ce1">
            <text:p>514078</text:p>
          </table:table-cell>
          <table:table-cell table:number-columns-repeated="16380"/>
        </table:table-row>
        <table:table-row table:style-name="ro1">
          <table:table-cell office:value-type="float" office:value="509111" table:style-name="ce1">
            <text:p>509111</text:p>
          </table:table-cell>
          <table:table-cell office:value-type="float" office:value="827477" table:style-name="ce1">
            <text:p>827477</text:p>
          </table:table-cell>
          <table:table-cell office:value-type="float" office:value="506125" table:style-name="ce1">
            <text:p>506125</text:p>
          </table:table-cell>
          <table:table-cell office:value-type="float" office:value="512652" table:style-name="ce1">
            <text:p>512652</text:p>
          </table:table-cell>
          <table:table-cell table:number-columns-repeated="16380"/>
        </table:table-row>
        <table:table-row table:style-name="ro1">
          <table:table-cell office:value-type="float" office:value="508293" table:style-name="ce1">
            <text:p>508293</text:p>
          </table:table-cell>
          <table:table-cell office:value-type="float" office:value="823736" table:style-name="ce1">
            <text:p>823736</text:p>
          </table:table-cell>
          <table:table-cell office:value-type="float" office:value="505906" table:style-name="ce1">
            <text:p>505906</text:p>
          </table:table-cell>
          <table:table-cell office:value-type="float" office:value="512712" table:style-name="ce1">
            <text:p>512712</text:p>
          </table:table-cell>
          <table:table-cell table:number-columns-repeated="16380"/>
        </table:table-row>
        <table:table-row table:style-name="ro1">
          <table:table-cell office:value-type="float" office:value="507969" table:style-name="ce1">
            <text:p>507969</text:p>
          </table:table-cell>
          <table:table-cell office:value-type="float" office:value="823796" table:style-name="ce1">
            <text:p>823796</text:p>
          </table:table-cell>
          <table:table-cell office:value-type="float" office:value="505810" table:style-name="ce1">
            <text:p>505810</text:p>
          </table:table-cell>
          <table:table-cell office:value-type="float" office:value="512712" table:style-name="ce1">
            <text:p>512712</text:p>
          </table:table-cell>
          <table:table-cell table:number-columns-repeated="16380"/>
        </table:table-row>
        <table:table-row table:style-name="ro1">
          <table:table-cell office:value-type="float" office:value="507341" table:style-name="ce1">
            <text:p>507341</text:p>
          </table:table-cell>
          <table:table-cell office:value-type="float" office:value="824595" table:style-name="ce1">
            <text:p>824595</text:p>
          </table:table-cell>
          <table:table-cell office:value-type="float" office:value="505396" table:style-name="ce1">
            <text:p>505396</text:p>
          </table:table-cell>
          <table:table-cell office:value-type="float" office:value="511810" table:style-name="ce1">
            <text:p>511810</text:p>
          </table:table-cell>
          <table:table-cell table:number-columns-repeated="16380"/>
        </table:table-row>
        <table:table-row table:style-name="ro1">
          <table:table-cell office:value-type="float" office:value="505396" table:style-name="ce1">
            <text:p>505396</text:p>
          </table:table-cell>
          <table:table-cell office:value-type="float" office:value="826749" table:style-name="ce1">
            <text:p>826749</text:p>
          </table:table-cell>
          <table:table-cell office:value-type="float" office:value="505409" table:style-name="ce1">
            <text:p>505409</text:p>
          </table:table-cell>
          <table:table-cell office:value-type="float" office:value="511178" table:style-name="ce1">
            <text:p>511178</text:p>
          </table:table-cell>
          <table:table-cell table:number-columns-repeated="16380"/>
        </table:table-row>
        <table:table-row table:style-name="ro1">
          <table:table-cell office:value-type="float" office:value="505396" table:style-name="ce1">
            <text:p>505396</text:p>
          </table:table-cell>
          <table:table-cell office:value-type="float" office:value="821130" table:style-name="ce1">
            <text:p>821130</text:p>
          </table:table-cell>
          <table:table-cell office:value-type="float" office:value="505303" table:style-name="ce1">
            <text:p>505303</text:p>
          </table:table-cell>
          <table:table-cell office:value-type="float" office:value="510262" table:style-name="ce1">
            <text:p>510262</text:p>
          </table:table-cell>
          <table:table-cell table:number-columns-repeated="16380"/>
        </table:table-row>
        <table:table-row table:style-name="ro1">
          <table:table-cell office:value-type="float" office:value="505051" table:style-name="ce1">
            <text:p>505051</text:p>
          </table:table-cell>
          <table:table-cell office:value-type="float" office:value="818552" table:style-name="ce1">
            <text:p>818552</text:p>
          </table:table-cell>
          <table:table-cell office:value-type="float" office:value="504777" table:style-name="ce1">
            <text:p>504777</text:p>
          </table:table-cell>
          <table:table-cell office:value-type="float" office:value="510840" table:style-name="ce1">
            <text:p>510840</text:p>
          </table:table-cell>
          <table:table-cell table:number-columns-repeated="16380"/>
        </table:table-row>
        <table:table-row table:style-name="ro1">
          <table:table-cell office:value-type="float" office:value="505051" table:style-name="ce1">
            <text:p>505051</text:p>
          </table:table-cell>
          <table:table-cell office:value-type="float" office:value="820422" table:style-name="ce1">
            <text:p>820422</text:p>
          </table:table-cell>
          <table:table-cell office:value-type="float" office:value="504680" table:style-name="ce1">
            <text:p>504680</text:p>
          </table:table-cell>
          <table:table-cell office:value-type="float" office:value="510635" table:style-name="ce1">
            <text:p>510635</text:p>
          </table:table-cell>
          <table:table-cell table:number-columns-repeated="16380"/>
        </table:table-row>
        <table:table-row table:style-name="ro1">
          <table:table-cell office:value-type="float" office:value="503621" table:style-name="ce1">
            <text:p>503621</text:p>
          </table:table-cell>
          <table:table-cell office:value-type="float" office:value="826699" table:style-name="ce1">
            <text:p>826699</text:p>
          </table:table-cell>
          <table:table-cell office:value-type="float" office:value="504681" table:style-name="ce1">
            <text:p>504681</text:p>
          </table:table-cell>
          <table:table-cell office:value-type="float" office:value="510352" table:style-name="ce1">
            <text:p>510352</text:p>
          </table:table-cell>
          <table:table-cell table:number-columns-repeated="16380"/>
        </table:table-row>
        <table:table-row table:style-name="ro1">
          <table:table-cell office:value-type="float" office:value="503621" table:style-name="ce1">
            <text:p>503621</text:p>
          </table:table-cell>
          <table:table-cell office:value-type="float" office:value="826282" table:style-name="ce1">
            <text:p>826282</text:p>
          </table:table-cell>
          <table:table-cell office:value-type="float" office:value="504681" table:style-name="ce1">
            <text:p>504681</text:p>
          </table:table-cell>
          <table:table-cell office:value-type="float" office:value="510272" table:style-name="ce1">
            <text:p>510272</text:p>
          </table:table-cell>
          <table:table-cell table:number-columns-repeated="16380"/>
        </table:table-row>
        <table:table-row table:style-name="ro1">
          <table:table-cell office:value-type="float" office:value="503621" table:style-name="ce1">
            <text:p>503621</text:p>
          </table:table-cell>
          <table:table-cell office:value-type="float" office:value="825861" table:style-name="ce1">
            <text:p>825861</text:p>
          </table:table-cell>
          <table:table-cell office:value-type="float" office:value="504614" table:style-name="ce1">
            <text:p>504614</text:p>
          </table:table-cell>
          <table:table-cell office:value-type="float" office:value="509651" table:style-name="ce1">
            <text:p>509651</text:p>
          </table:table-cell>
          <table:table-cell table:number-columns-repeated="16380"/>
        </table:table-row>
        <table:table-row table:style-name="ro1">
          <table:table-cell office:value-type="float" office:value="502796" table:style-name="ce1">
            <text:p>502796</text:p>
          </table:table-cell>
          <table:table-cell office:value-type="float" office:value="825840" table:style-name="ce1">
            <text:p>825840</text:p>
          </table:table-cell>
          <table:table-cell office:value-type="float" office:value="503068" table:style-name="ce1">
            <text:p>503068</text:p>
          </table:table-cell>
          <table:table-cell office:value-type="float" office:value="509871" table:style-name="ce1">
            <text:p>509871</text:p>
          </table:table-cell>
          <table:table-cell table:number-columns-repeated="16380"/>
        </table:table-row>
        <table:table-row table:style-name="ro1">
          <table:table-cell office:value-type="float" office:value="503018" table:style-name="ce1">
            <text:p>503018</text:p>
          </table:table-cell>
          <table:table-cell office:value-type="float" office:value="827084" table:style-name="ce1">
            <text:p>827084</text:p>
          </table:table-cell>
          <table:table-cell office:value-type="float" office:value="503066" table:style-name="ce1">
            <text:p>503066</text:p>
          </table:table-cell>
          <table:table-cell office:value-type="float" office:value="509207" table:style-name="ce1">
            <text:p>509207</text:p>
          </table:table-cell>
          <table:table-cell table:number-columns-repeated="16380"/>
        </table:table-row>
        <table:table-row table:style-name="ro1">
          <table:table-cell office:value-type="float" office:value="503018" table:style-name="ce1">
            <text:p>503018</text:p>
          </table:table-cell>
          <table:table-cell office:value-type="float" office:value="824478" table:style-name="ce1">
            <text:p>824478</text:p>
          </table:table-cell>
          <table:table-cell office:value-type="float" office:value="502548" table:style-name="ce1">
            <text:p>502548</text:p>
          </table:table-cell>
          <table:table-cell office:value-type="float" office:value="508950" table:style-name="ce1">
            <text:p>508950</text:p>
          </table:table-cell>
          <table:table-cell table:number-columns-repeated="16380"/>
        </table:table-row>
        <table:table-row table:style-name="ro1">
          <table:table-cell office:value-type="float" office:value="502628" table:style-name="ce1">
            <text:p>502628</text:p>
          </table:table-cell>
          <table:table-cell office:value-type="float" office:value="823981" table:style-name="ce1">
            <text:p>823981</text:p>
          </table:table-cell>
          <table:table-cell office:value-type="float" office:value="502212" table:style-name="ce1">
            <text:p>502212</text:p>
          </table:table-cell>
          <table:table-cell office:value-type="float" office:value="508950" table:style-name="ce1">
            <text:p>508950</text:p>
          </table:table-cell>
          <table:table-cell table:number-columns-repeated="16380"/>
        </table:table-row>
        <table:table-row table:style-name="ro1">
          <table:table-cell office:value-type="float" office:value="501391" table:style-name="ce1">
            <text:p>501391</text:p>
          </table:table-cell>
          <table:table-cell office:value-type="float" office:value="823881" table:style-name="ce1">
            <text:p>823881</text:p>
          </table:table-cell>
          <table:table-cell office:value-type="float" office:value="502217" table:style-name="ce1">
            <text:p>502217</text:p>
          </table:table-cell>
          <table:table-cell office:value-type="float" office:value="508348" table:style-name="ce1">
            <text:p>508348</text:p>
          </table:table-cell>
          <table:table-cell table:number-columns-repeated="16380"/>
        </table:table-row>
        <table:table-row table:style-name="ro1">
          <table:table-cell office:value-type="float" office:value="500762" table:style-name="ce1">
            <text:p>500762</text:p>
          </table:table-cell>
          <table:table-cell office:value-type="float" office:value="828971" table:style-name="ce1">
            <text:p>828971</text:p>
          </table:table-cell>
          <table:table-cell office:value-type="float" office:value="501621" table:style-name="ce1">
            <text:p>501621</text:p>
          </table:table-cell>
          <table:table-cell office:value-type="float" office:value="508348" table:style-name="ce1">
            <text:p>508348</text:p>
          </table:table-cell>
          <table:table-cell table:number-columns-repeated="16380"/>
        </table:table-row>
        <table:table-row table:style-name="ro1">
          <table:table-cell office:value-type="float" office:value="499715" table:style-name="ce1">
            <text:p>499715</text:p>
          </table:table-cell>
          <table:table-cell office:value-type="float" office:value="825538" table:style-name="ce1">
            <text:p>825538</text:p>
          </table:table-cell>
          <table:table-cell office:value-type="float" office:value="500151" table:style-name="ce1">
            <text:p>500151</text:p>
          </table:table-cell>
          <table:table-cell office:value-type="float" office:value="507908" table:style-name="ce1">
            <text:p>507908</text:p>
          </table:table-cell>
          <table:table-cell table:number-columns-repeated="16380"/>
        </table:table-row>
        <table:table-row table:style-name="ro1">
          <table:table-cell office:value-type="float" office:value="498909" table:style-name="ce1">
            <text:p>498909</text:p>
          </table:table-cell>
          <table:table-cell office:value-type="float" office:value="827137" table:style-name="ce1">
            <text:p>827137</text:p>
          </table:table-cell>
          <table:table-cell office:value-type="float" office:value="500342" table:style-name="ce1">
            <text:p>500342</text:p>
          </table:table-cell>
          <table:table-cell office:value-type="float" office:value="507554" table:style-name="ce1">
            <text:p>507554</text:p>
          </table:table-cell>
          <table:table-cell table:number-columns-repeated="16380"/>
        </table:table-row>
        <table:table-row table:style-name="ro1">
          <table:table-cell office:value-type="float" office:value="498624" table:style-name="ce1">
            <text:p>498624</text:p>
          </table:table-cell>
          <table:table-cell office:value-type="float" office:value="824742" table:style-name="ce1">
            <text:p>824742</text:p>
          </table:table-cell>
          <table:table-cell office:value-type="float" office:value="499997" table:style-name="ce1">
            <text:p>499997</text:p>
          </table:table-cell>
          <table:table-cell office:value-type="float" office:value="506784" table:style-name="ce1">
            <text:p>506784</text:p>
          </table:table-cell>
          <table:table-cell table:number-columns-repeated="16380"/>
        </table:table-row>
        <table:table-row table:style-name="ro1">
          <table:table-cell office:value-type="float" office:value="498610" table:style-name="ce1">
            <text:p>498610</text:p>
          </table:table-cell>
          <table:table-cell office:value-type="float" office:value="826049" table:style-name="ce1">
            <text:p>826049</text:p>
          </table:table-cell>
          <table:table-cell office:value-type="float" office:value="500145" table:style-name="ce1">
            <text:p>500145</text:p>
          </table:table-cell>
          <table:table-cell office:value-type="float" office:value="504910" table:style-name="ce1">
            <text:p>504910</text:p>
          </table:table-cell>
          <table:table-cell table:number-columns-repeated="16380"/>
        </table:table-row>
        <table:table-row table:style-name="ro1">
          <table:table-cell office:value-type="float" office:value="498610" table:style-name="ce1">
            <text:p>498610</text:p>
          </table:table-cell>
          <table:table-cell office:value-type="float" office:value="824666" table:style-name="ce1">
            <text:p>824666</text:p>
          </table:table-cell>
          <table:table-cell office:value-type="float" office:value="499779" table:style-name="ce1">
            <text:p>499779</text:p>
          </table:table-cell>
          <table:table-cell office:value-type="float" office:value="504501" table:style-name="ce1">
            <text:p>504501</text:p>
          </table:table-cell>
          <table:table-cell table:number-columns-repeated="16380"/>
        </table:table-row>
        <table:table-row table:style-name="ro1">
          <table:table-cell office:value-type="float" office:value="498610" table:style-name="ce1">
            <text:p>498610</text:p>
          </table:table-cell>
          <table:table-cell office:value-type="float" office:value="825191" table:style-name="ce1">
            <text:p>825191</text:p>
          </table:table-cell>
          <table:table-cell office:value-type="float" office:value="499512" table:style-name="ce1">
            <text:p>499512</text:p>
          </table:table-cell>
          <table:table-cell office:value-type="float" office:value="504501" table:style-name="ce1">
            <text:p>504501</text:p>
          </table:table-cell>
          <table:table-cell table:number-columns-repeated="16380"/>
        </table:table-row>
        <table:table-row table:style-name="ro1">
          <table:table-cell office:value-type="float" office:value="498517" table:style-name="ce1">
            <text:p>498517</text:p>
          </table:table-cell>
          <table:table-cell office:value-type="float" office:value="826754" table:style-name="ce1">
            <text:p>826754</text:p>
          </table:table-cell>
          <table:table-cell office:value-type="float" office:value="498660" table:style-name="ce1">
            <text:p>498660</text:p>
          </table:table-cell>
          <table:table-cell office:value-type="float" office:value="502992" table:style-name="ce1">
            <text:p>502992</text:p>
          </table:table-cell>
          <table:table-cell table:number-columns-repeated="16380"/>
        </table:table-row>
        <table:table-row table:style-name="ro1">
          <table:table-cell office:value-type="float" office:value="497981" table:style-name="ce1">
            <text:p>497981</text:p>
          </table:table-cell>
          <table:table-cell office:value-type="float" office:value="828015" table:style-name="ce1">
            <text:p>828015</text:p>
          </table:table-cell>
          <table:table-cell office:value-type="float" office:value="498498" table:style-name="ce1">
            <text:p>498498</text:p>
          </table:table-cell>
          <table:table-cell office:value-type="float" office:value="502823" table:style-name="ce1">
            <text:p>502823</text:p>
          </table:table-cell>
          <table:table-cell table:number-columns-repeated="16380"/>
        </table:table-row>
        <table:table-row table:style-name="ro1">
          <table:table-cell office:value-type="float" office:value="497200" table:style-name="ce1">
            <text:p>497200</text:p>
          </table:table-cell>
          <table:table-cell office:value-type="float" office:value="825296" table:style-name="ce1">
            <text:p>825296</text:p>
          </table:table-cell>
          <table:table-cell office:value-type="float" office:value="498106" table:style-name="ce1">
            <text:p>498106</text:p>
          </table:table-cell>
          <table:table-cell office:value-type="float" office:value="502775" table:style-name="ce1">
            <text:p>502775</text:p>
          </table:table-cell>
          <table:table-cell table:number-columns-repeated="16380"/>
        </table:table-row>
        <table:table-row table:style-name="ro1">
          <table:table-cell office:value-type="float" office:value="497278" table:style-name="ce1">
            <text:p>497278</text:p>
          </table:table-cell>
          <table:table-cell office:value-type="float" office:value="829805" table:style-name="ce1">
            <text:p>829805</text:p>
          </table:table-cell>
          <table:table-cell office:value-type="float" office:value="497930" table:style-name="ce1">
            <text:p>497930</text:p>
          </table:table-cell>
          <table:table-cell office:value-type="float" office:value="501950" table:style-name="ce1">
            <text:p>501950</text:p>
          </table:table-cell>
          <table:table-cell table:number-columns-repeated="16380"/>
        </table:table-row>
        <table:table-row table:style-name="ro1">
          <table:table-cell office:value-type="float" office:value="497500" table:style-name="ce1">
            <text:p>497500</text:p>
          </table:table-cell>
          <table:table-cell office:value-type="float" office:value="828992" table:style-name="ce1">
            <text:p>828992</text:p>
          </table:table-cell>
          <table:table-cell office:value-type="float" office:value="497930" table:style-name="ce1">
            <text:p>497930</text:p>
          </table:table-cell>
          <table:table-cell office:value-type="float" office:value="501606" table:style-name="ce1">
            <text:p>501606</text:p>
          </table:table-cell>
          <table:table-cell table:number-columns-repeated="16380"/>
        </table:table-row>
        <table:table-row table:style-name="ro1">
          <table:table-cell office:value-type="float" office:value="496974" table:style-name="ce1">
            <text:p>496974</text:p>
          </table:table-cell>
          <table:table-cell office:value-type="float" office:value="824130" table:style-name="ce1">
            <text:p>824130</text:p>
          </table:table-cell>
          <table:table-cell office:value-type="float" office:value="497485" table:style-name="ce1">
            <text:p>497485</text:p>
          </table:table-cell>
          <table:table-cell office:value-type="float" office:value="500711" table:style-name="ce1">
            <text:p>500711</text:p>
          </table:table-cell>
          <table:table-cell table:number-columns-repeated="16380"/>
        </table:table-row>
        <table:table-row table:style-name="ro1">
          <table:table-cell office:value-type="float" office:value="495841" table:style-name="ce1">
            <text:p>495841</text:p>
          </table:table-cell>
          <table:table-cell office:value-type="float" office:value="825454" table:style-name="ce1">
            <text:p>825454</text:p>
          </table:table-cell>
          <table:table-cell office:value-type="float" office:value="497813" table:style-name="ce1">
            <text:p>497813</text:p>
          </table:table-cell>
          <table:table-cell office:value-type="float" office:value="500948" table:style-name="ce1">
            <text:p>500948</text:p>
          </table:table-cell>
          <table:table-cell table:number-columns-repeated="16380"/>
        </table:table-row>
        <table:table-row table:style-name="ro1">
          <table:table-cell office:value-type="float" office:value="495841" table:style-name="ce1">
            <text:p>495841</text:p>
          </table:table-cell>
          <table:table-cell office:value-type="float" office:value="828274" table:style-name="ce1">
            <text:p>828274</text:p>
          </table:table-cell>
          <table:table-cell office:value-type="float" office:value="496759" table:style-name="ce1">
            <text:p>496759</text:p>
          </table:table-cell>
          <table:table-cell office:value-type="float" office:value="499367" table:style-name="ce1">
            <text:p>499367</text:p>
          </table:table-cell>
          <table:table-cell table:number-columns-repeated="16380"/>
        </table:table-row>
        <table:table-row table:style-name="ro1">
          <table:table-cell office:value-type="float" office:value="495703" table:style-name="ce1">
            <text:p>495703</text:p>
          </table:table-cell>
          <table:table-cell office:value-type="float" office:value="825402" table:style-name="ce1">
            <text:p>825402</text:p>
          </table:table-cell>
          <table:table-cell office:value-type="float" office:value="496759" table:style-name="ce1">
            <text:p>496759</text:p>
          </table:table-cell>
          <table:table-cell office:value-type="float" office:value="498728" table:style-name="ce1">
            <text:p>498728</text:p>
          </table:table-cell>
          <table:table-cell table:number-columns-repeated="16380"/>
        </table:table-row>
        <table:table-row table:style-name="ro1">
          <table:table-cell office:value-type="float" office:value="494465" table:style-name="ce1">
            <text:p>494465</text:p>
          </table:table-cell>
          <table:table-cell office:value-type="float" office:value="824682" table:style-name="ce1">
            <text:p>824682</text:p>
          </table:table-cell>
          <table:table-cell office:value-type="float" office:value="496464" table:style-name="ce1">
            <text:p>496464</text:p>
          </table:table-cell>
          <table:table-cell office:value-type="float" office:value="499208" table:style-name="ce1">
            <text:p>499208</text:p>
          </table:table-cell>
          <table:table-cell table:number-columns-repeated="16380"/>
        </table:table-row>
        <table:table-row table:style-name="ro1">
          <table:table-cell office:value-type="float" office:value="494465" table:style-name="ce1">
            <text:p>494465</text:p>
          </table:table-cell>
          <table:table-cell office:value-type="float" office:value="837136" table:style-name="ce1">
            <text:p>837136</text:p>
          </table:table-cell>
          <table:table-cell office:value-type="float" office:value="496309" table:style-name="ce1">
            <text:p>496309</text:p>
          </table:table-cell>
          <table:table-cell office:value-type="float" office:value="498773" table:style-name="ce1">
            <text:p>498773</text:p>
          </table:table-cell>
          <table:table-cell table:number-columns-repeated="16380"/>
        </table:table-row>
        <table:table-row table:style-name="ro1">
          <table:table-cell office:value-type="float" office:value="494356" table:style-name="ce1">
            <text:p>494356</text:p>
          </table:table-cell>
          <table:table-cell office:value-type="float" office:value="832919" table:style-name="ce1">
            <text:p>832919</text:p>
          </table:table-cell>
          <table:table-cell office:value-type="float" office:value="496309" table:style-name="ce1">
            <text:p>496309</text:p>
          </table:table-cell>
          <table:table-cell office:value-type="float" office:value="498773" table:style-name="ce1">
            <text:p>498773</text:p>
          </table:table-cell>
          <table:table-cell table:number-columns-repeated="16380"/>
        </table:table-row>
        <table:table-row table:style-name="ro1">
          <table:table-cell office:value-type="float" office:value="493917" table:style-name="ce1">
            <text:p>493917</text:p>
          </table:table-cell>
          <table:table-cell office:value-type="float" office:value="827171" table:style-name="ce1">
            <text:p>827171</text:p>
          </table:table-cell>
          <table:table-cell office:value-type="float" office:value="496174" table:style-name="ce1">
            <text:p>496174</text:p>
          </table:table-cell>
          <table:table-cell office:value-type="float" office:value="498195" table:style-name="ce1">
            <text:p>498195</text:p>
          </table:table-cell>
          <table:table-cell table:number-columns-repeated="16380"/>
        </table:table-row>
        <table:table-row table:style-name="ro1">
          <table:table-cell office:value-type="float" office:value="493733" table:style-name="ce1">
            <text:p>493733</text:p>
          </table:table-cell>
          <table:table-cell office:value-type="float" office:value="829110" table:style-name="ce1">
            <text:p>829110</text:p>
          </table:table-cell>
          <table:table-cell office:value-type="float" office:value="494657" table:style-name="ce1">
            <text:p>494657</text:p>
          </table:table-cell>
          <table:table-cell office:value-type="float" office:value="498109" table:style-name="ce1">
            <text:p>498109</text:p>
          </table:table-cell>
          <table:table-cell table:number-columns-repeated="16380"/>
        </table:table-row>
        <table:table-row table:style-name="ro1">
          <table:table-cell office:value-type="float" office:value="493730" table:style-name="ce1">
            <text:p>493730</text:p>
          </table:table-cell>
          <table:table-cell office:value-type="float" office:value="831370" table:style-name="ce1">
            <text:p>831370</text:p>
          </table:table-cell>
          <table:table-cell office:value-type="float" office:value="494792" table:style-name="ce1">
            <text:p>494792</text:p>
          </table:table-cell>
          <table:table-cell office:value-type="float" office:value="497271" table:style-name="ce1">
            <text:p>497271</text:p>
          </table:table-cell>
          <table:table-cell table:number-columns-repeated="16380"/>
        </table:table-row>
        <table:table-row table:style-name="ro1">
          <table:table-cell office:value-type="float" office:value="492874" table:style-name="ce1">
            <text:p>492874</text:p>
          </table:table-cell>
          <table:table-cell office:value-type="float" office:value="830650" table:style-name="ce1">
            <text:p>830650</text:p>
          </table:table-cell>
          <table:table-cell office:value-type="float" office:value="494792" table:style-name="ce1">
            <text:p>494792</text:p>
          </table:table-cell>
          <table:table-cell office:value-type="float" office:value="497271" table:style-name="ce1">
            <text:p>497271</text:p>
          </table:table-cell>
          <table:table-cell table:number-columns-repeated="16380"/>
        </table:table-row>
        <table:table-row table:style-name="ro1">
          <table:table-cell office:value-type="float" office:value="492874" table:style-name="ce1">
            <text:p>492874</text:p>
          </table:table-cell>
          <table:table-cell office:value-type="float" office:value="825715" table:style-name="ce1">
            <text:p>825715</text:p>
          </table:table-cell>
          <table:table-cell office:value-type="float" office:value="494558" table:style-name="ce1">
            <text:p>494558</text:p>
          </table:table-cell>
          <table:table-cell office:value-type="float" office:value="496980" table:style-name="ce1">
            <text:p>496980</text:p>
          </table:table-cell>
          <table:table-cell table:number-columns-repeated="16380"/>
        </table:table-row>
        <table:table-row table:style-name="ro1">
          <table:table-cell office:value-type="float" office:value="493837" table:style-name="ce1">
            <text:p>493837</text:p>
          </table:table-cell>
          <table:table-cell office:value-type="float" office:value="829364" table:style-name="ce1">
            <text:p>829364</text:p>
          </table:table-cell>
          <table:table-cell office:value-type="float" office:value="494522" table:style-name="ce1">
            <text:p>494522</text:p>
          </table:table-cell>
          <table:table-cell office:value-type="float" office:value="497179" table:style-name="ce1">
            <text:p>497179</text:p>
          </table:table-cell>
          <table:table-cell table:number-columns-repeated="16380"/>
        </table:table-row>
        <table:table-row table:style-name="ro1">
          <table:table-cell office:value-type="float" office:value="491440" table:style-name="ce1">
            <text:p>491440</text:p>
          </table:table-cell>
          <table:table-cell office:value-type="float" office:value="829977" table:style-name="ce1">
            <text:p>829977</text:p>
          </table:table-cell>
          <table:table-cell office:value-type="float" office:value="494522" table:style-name="ce1">
            <text:p>494522</text:p>
          </table:table-cell>
          <table:table-cell office:value-type="float" office:value="497179" table:style-name="ce1">
            <text:p>497179</text:p>
          </table:table-cell>
          <table:table-cell table:number-columns-repeated="16380"/>
        </table:table-row>
        <table:table-row table:style-name="ro1">
          <table:table-cell office:value-type="float" office:value="491381" table:style-name="ce1">
            <text:p>491381</text:p>
          </table:table-cell>
          <table:table-cell office:value-type="float" office:value="828639" table:style-name="ce1">
            <text:p>828639</text:p>
          </table:table-cell>
          <table:table-cell office:value-type="float" office:value="494255" table:style-name="ce1">
            <text:p>494255</text:p>
          </table:table-cell>
          <table:table-cell office:value-type="float" office:value="496872" table:style-name="ce1">
            <text:p>496872</text:p>
          </table:table-cell>
          <table:table-cell table:number-columns-repeated="16380"/>
        </table:table-row>
        <table:table-row table:style-name="ro1">
          <table:table-cell office:value-type="float" office:value="490267" table:style-name="ce1">
            <text:p>490267</text:p>
          </table:table-cell>
          <table:table-cell office:value-type="float" office:value="834188" table:style-name="ce1">
            <text:p>834188</text:p>
          </table:table-cell>
          <table:table-cell office:value-type="float" office:value="494318" table:style-name="ce1">
            <text:p>494318</text:p>
          </table:table-cell>
          <table:table-cell office:value-type="float" office:value="495534" table:style-name="ce1">
            <text:p>495534</text:p>
          </table:table-cell>
          <table:table-cell table:number-columns-repeated="16380"/>
        </table:table-row>
        <table:table-row table:style-name="ro1">
          <table:table-cell office:value-type="float" office:value="490443" table:style-name="ce1">
            <text:p>490443</text:p>
          </table:table-cell>
          <table:table-cell office:value-type="float" office:value="833783" table:style-name="ce1">
            <text:p>833783</text:p>
          </table:table-cell>
          <table:table-cell office:value-type="float" office:value="494318" table:style-name="ce1">
            <text:p>494318</text:p>
          </table:table-cell>
          <table:table-cell office:value-type="float" office:value="494920" table:style-name="ce1">
            <text:p>494920</text:p>
          </table:table-cell>
          <table:table-cell table:number-columns-repeated="16380"/>
        </table:table-row>
        <table:table-row table:style-name="ro1">
          <table:table-cell office:value-type="float" office:value="491147" table:style-name="ce1">
            <text:p>491147</text:p>
          </table:table-cell>
          <table:table-cell office:value-type="float" office:value="833271" table:style-name="ce1">
            <text:p>833271</text:p>
          </table:table-cell>
          <table:table-cell office:value-type="float" office:value="493359" table:style-name="ce1">
            <text:p>493359</text:p>
          </table:table-cell>
          <table:table-cell office:value-type="float" office:value="493431" table:style-name="ce1">
            <text:p>493431</text:p>
          </table:table-cell>
          <table:table-cell table:number-columns-repeated="16380"/>
        </table:table-row>
        <table:table-row table:style-name="ro1">
          <table:table-cell office:value-type="float" office:value="490595" table:style-name="ce1">
            <text:p>490595</text:p>
          </table:table-cell>
          <table:table-cell office:value-type="float" office:value="835789" table:style-name="ce1">
            <text:p>835789</text:p>
          </table:table-cell>
          <table:table-cell office:value-type="float" office:value="493340" table:style-name="ce1">
            <text:p>493340</text:p>
          </table:table-cell>
          <table:table-cell office:value-type="float" office:value="492846" table:style-name="ce1">
            <text:p>492846</text:p>
          </table:table-cell>
          <table:table-cell table:number-columns-repeated="16380"/>
        </table:table-row>
        <table:table-row table:style-name="ro1">
          <table:table-cell office:value-type="float" office:value="490831" table:style-name="ce1">
            <text:p>490831</text:p>
          </table:table-cell>
          <table:table-cell office:value-type="float" office:value="835474" table:style-name="ce1">
            <text:p>835474</text:p>
          </table:table-cell>
          <table:table-cell office:value-type="float" office:value="492434" table:style-name="ce1">
            <text:p>492434</text:p>
          </table:table-cell>
          <table:table-cell office:value-type="float" office:value="491526" table:style-name="ce1">
            <text:p>491526</text:p>
          </table:table-cell>
          <table:table-cell table:number-columns-repeated="16380"/>
        </table:table-row>
        <table:table-row table:style-name="ro1">
          <table:table-cell office:value-type="float" office:value="490157" table:style-name="ce1">
            <text:p>490157</text:p>
          </table:table-cell>
          <table:table-cell office:value-type="float" office:value="835042" table:style-name="ce1">
            <text:p>835042</text:p>
          </table:table-cell>
          <table:table-cell office:value-type="float" office:value="492133" table:style-name="ce1">
            <text:p>492133</text:p>
          </table:table-cell>
          <table:table-cell office:value-type="float" office:value="492139" table:style-name="ce1">
            <text:p>492139</text:p>
          </table:table-cell>
          <table:table-cell table:number-columns-repeated="16380"/>
        </table:table-row>
        <table:table-row table:style-name="ro1">
          <table:table-cell office:value-type="float" office:value="490157" table:style-name="ce1">
            <text:p>490157</text:p>
          </table:table-cell>
          <table:table-cell office:value-type="float" office:value="835615" table:style-name="ce1">
            <text:p>835615</text:p>
          </table:table-cell>
          <table:table-cell office:value-type="float" office:value="492062" table:style-name="ce1">
            <text:p>492062</text:p>
          </table:table-cell>
          <table:table-cell office:value-type="float" office:value="492172" table:style-name="ce1">
            <text:p>492172</text:p>
          </table:table-cell>
          <table:table-cell table:number-columns-repeated="16380"/>
        </table:table-row>
        <table:table-row table:style-name="ro1">
          <table:table-cell office:value-type="float" office:value="489701" table:style-name="ce1">
            <text:p>489701</text:p>
          </table:table-cell>
          <table:table-cell office:value-type="float" office:value="830025" table:style-name="ce1">
            <text:p>830025</text:p>
          </table:table-cell>
          <table:table-cell office:value-type="float" office:value="491985" table:style-name="ce1">
            <text:p>491985</text:p>
          </table:table-cell>
          <table:table-cell office:value-type="float" office:value="491932" table:style-name="ce1">
            <text:p>491932</text:p>
          </table:table-cell>
          <table:table-cell table:number-columns-repeated="16380"/>
        </table:table-row>
        <table:table-row table:style-name="ro1">
          <table:table-cell office:value-type="float" office:value="490157" table:style-name="ce1">
            <text:p>490157</text:p>
          </table:table-cell>
          <table:table-cell office:value-type="float" office:value="829258" table:style-name="ce1">
            <text:p>829258</text:p>
          </table:table-cell>
          <table:table-cell office:value-type="float" office:value="491985" table:style-name="ce1">
            <text:p>491985</text:p>
          </table:table-cell>
          <table:table-cell office:value-type="float" office:value="492606" table:style-name="ce1">
            <text:p>492606</text:p>
          </table:table-cell>
          <table:table-cell table:number-columns-repeated="16380"/>
        </table:table-row>
        <table:table-row table:style-name="ro1">
          <table:table-cell office:value-type="float" office:value="490157" table:style-name="ce1">
            <text:p>490157</text:p>
          </table:table-cell>
          <table:table-cell office:value-type="float" office:value="833507" table:style-name="ce1">
            <text:p>833507</text:p>
          </table:table-cell>
          <table:table-cell office:value-type="float" office:value="491659" table:style-name="ce1">
            <text:p>491659</text:p>
          </table:table-cell>
          <table:table-cell office:value-type="float" office:value="492097" table:style-name="ce1">
            <text:p>492097</text:p>
          </table:table-cell>
          <table:table-cell table:number-columns-repeated="16380"/>
        </table:table-row>
        <table:table-row table:style-name="ro1">
          <table:table-cell office:value-type="float" office:value="490157" table:style-name="ce1">
            <text:p>490157</text:p>
          </table:table-cell>
          <table:table-cell office:value-type="float" office:value="833893" table:style-name="ce1">
            <text:p>833893</text:p>
          </table:table-cell>
          <table:table-cell office:value-type="float" office:value="491573" table:style-name="ce1">
            <text:p>491573</text:p>
          </table:table-cell>
          <table:table-cell office:value-type="float" office:value="491557" table:style-name="ce1">
            <text:p>491557</text:p>
          </table:table-cell>
          <table:table-cell table:number-columns-repeated="16380"/>
        </table:table-row>
        <table:table-row table:style-name="ro1">
          <table:table-cell office:value-type="float" office:value="489597" table:style-name="ce1">
            <text:p>489597</text:p>
          </table:table-cell>
          <table:table-cell office:value-type="float" office:value="833165" table:style-name="ce1">
            <text:p>833165</text:p>
          </table:table-cell>
          <table:table-cell table:style-name="ce1"/>
          <table:table-cell office:value-type="float" office:value="491594" table:style-name="ce1">
            <text:p>491594</text:p>
          </table:table-cell>
          <table:table-cell table:number-columns-repeated="16380"/>
        </table:table-row>
        <table:table-row table:style-name="ro1">
          <table:table-cell office:value-type="float" office:value="488926" table:style-name="ce1">
            <text:p>488926</text:p>
          </table:table-cell>
          <table:table-cell office:value-type="float" office:value="833154" table:style-name="ce1">
            <text:p>833154</text:p>
          </table:table-cell>
          <table:table-cell table:style-name="ce1"/>
          <table:table-cell office:value-type="float" office:value="490725" table:style-name="ce1">
            <text:p>490725</text:p>
          </table:table-cell>
          <table:table-cell table:number-columns-repeated="16380"/>
        </table:table-row>
        <table:table-row table:style-name="ro1">
          <table:table-cell office:value-type="float" office:value="488925" table:style-name="ce1">
            <text:p>488925</text:p>
          </table:table-cell>
          <table:table-cell office:value-type="float" office:value="829942" table:style-name="ce1">
            <text:p>829942</text:p>
          </table:table-cell>
          <table:table-cell table:style-name="ce1"/>
          <table:table-cell office:value-type="float" office:value="490725" table:style-name="ce1">
            <text:p>490725</text:p>
          </table:table-cell>
          <table:table-cell table:number-columns-repeated="16380"/>
        </table:table-row>
        <table:table-row table:style-name="ro1">
          <table:table-cell office:value-type="float" office:value="487086" table:style-name="ce1">
            <text:p>487086</text:p>
          </table:table-cell>
          <table:table-cell office:value-type="float" office:value="824734" table:style-name="ce1">
            <text:p>824734</text:p>
          </table:table-cell>
          <table:table-cell table:style-name="ce1"/>
          <table:table-cell office:value-type="float" office:value="490341" table:style-name="ce1">
            <text:p>490341</text:p>
          </table:table-cell>
          <table:table-cell table:number-columns-repeated="16380"/>
        </table:table-row>
        <table:table-row table:style-name="ro1">
          <table:table-cell office:value-type="float" office:value="485741" table:style-name="ce1">
            <text:p>485741</text:p>
          </table:table-cell>
          <table:table-cell office:value-type="float" office:value="826039" table:style-name="ce1">
            <text:p>826039</text:p>
          </table:table-cell>
          <table:table-cell table:style-name="ce1"/>
          <table:table-cell office:value-type="float" office:value="490663" table:style-name="ce1">
            <text:p>490663</text:p>
          </table:table-cell>
          <table:table-cell table:number-columns-repeated="16380"/>
        </table:table-row>
        <table:table-row table:style-name="ro1">
          <table:table-cell office:value-type="float" office:value="485723" table:style-name="ce1">
            <text:p>485723</text:p>
          </table:table-cell>
          <table:table-cell office:value-type="float" office:value="825979" table:style-name="ce1">
            <text:p>825979</text:p>
          </table:table-cell>
          <table:table-cell table:style-name="ce1"/>
          <table:table-cell office:value-type="float" office:value="490663" table:style-name="ce1">
            <text:p>490663</text:p>
          </table:table-cell>
          <table:table-cell table:number-columns-repeated="16380"/>
        </table:table-row>
        <table:table-row table:style-name="ro1">
          <table:table-cell office:value-type="float" office:value="485361" table:style-name="ce1">
            <text:p>485361</text:p>
          </table:table-cell>
          <table:table-cell office:value-type="float" office:value="828972" table:style-name="ce1">
            <text:p>828972</text:p>
          </table:table-cell>
          <table:table-cell table:style-name="ce1"/>
          <table:table-cell office:value-type="float" office:value="490663" table:style-name="ce1">
            <text:p>490663</text:p>
          </table:table-cell>
          <table:table-cell table:number-columns-repeated="16380"/>
        </table:table-row>
        <table:table-row table:style-name="ro1">
          <table:table-cell office:value-type="float" office:value="485981" table:style-name="ce1">
            <text:p>485981</text:p>
          </table:table-cell>
          <table:table-cell office:value-type="float" office:value="826662" table:style-name="ce1">
            <text:p>826662</text:p>
          </table:table-cell>
          <table:table-cell table:style-name="ce1"/>
          <table:table-cell office:value-type="float" office:value="490238" table:style-name="ce1">
            <text:p>490238</text:p>
          </table:table-cell>
          <table:table-cell table:number-columns-repeated="16380"/>
        </table:table-row>
        <table:table-row table:style-name="ro1">
          <table:table-cell office:value-type="float" office:value="485141" table:style-name="ce1">
            <text:p>485141</text:p>
          </table:table-cell>
          <table:table-cell office:value-type="float" office:value="830823" table:style-name="ce1">
            <text:p>830823</text:p>
          </table:table-cell>
          <table:table-cell table:style-name="ce1"/>
          <table:table-cell office:value-type="float" office:value="490096" table:style-name="ce1">
            <text:p>490096</text:p>
          </table:table-cell>
          <table:table-cell table:number-columns-repeated="16380"/>
        </table:table-row>
        <table:table-row table:style-name="ro1">
          <table:table-cell office:value-type="float" office:value="484940" table:style-name="ce1">
            <text:p>484940</text:p>
          </table:table-cell>
          <table:table-cell office:value-type="float" office:value="826670" table:style-name="ce1">
            <text:p>826670</text:p>
          </table:table-cell>
          <table:table-cell table:style-name="ce1"/>
          <table:table-cell office:value-type="float" office:value="489845" table:style-name="ce1">
            <text:p>489845</text:p>
          </table:table-cell>
          <table:table-cell table:number-columns-repeated="16380"/>
        </table:table-row>
        <table:table-row table:style-name="ro1">
          <table:table-cell office:value-type="float" office:value="485551" table:style-name="ce1">
            <text:p>485551</text:p>
          </table:table-cell>
          <table:table-cell office:value-type="float" office:value="827010" table:style-name="ce1">
            <text:p>827010</text:p>
          </table:table-cell>
          <table:table-cell table:style-name="ce1"/>
          <table:table-cell office:value-type="float" office:value="488672" table:style-name="ce1">
            <text:p>488672</text:p>
          </table:table-cell>
          <table:table-cell table:number-columns-repeated="16380"/>
        </table:table-row>
        <table:table-row table:style-name="ro1">
          <table:table-cell office:value-type="float" office:value="485496" table:style-name="ce1">
            <text:p>485496</text:p>
          </table:table-cell>
          <table:table-cell office:value-type="float" office:value="827690" table:style-name="ce1">
            <text:p>827690</text:p>
          </table:table-cell>
          <table:table-cell table:style-name="ce1"/>
          <table:table-cell office:value-type="float" office:value="488672" table:style-name="ce1">
            <text:p>488672</text:p>
          </table:table-cell>
          <table:table-cell table:number-columns-repeated="16380"/>
        </table:table-row>
        <table:table-row table:style-name="ro1">
          <table:table-cell office:value-type="float" office:value="485496" table:style-name="ce1">
            <text:p>485496</text:p>
          </table:table-cell>
          <table:table-cell office:value-type="float" office:value="824936" table:style-name="ce1">
            <text:p>824936</text:p>
          </table:table-cell>
          <table:table-cell table:style-name="ce1"/>
          <table:table-cell office:value-type="float" office:value="488672" table:style-name="ce1">
            <text:p>488672</text:p>
          </table:table-cell>
          <table:table-cell table:number-columns-repeated="16380"/>
        </table:table-row>
        <table:table-row table:style-name="ro1">
          <table:table-cell office:value-type="float" office:value="484818" table:style-name="ce1">
            <text:p>484818</text:p>
          </table:table-cell>
          <table:table-cell office:value-type="float" office:value="819983" table:style-name="ce1">
            <text:p>819983</text:p>
          </table:table-cell>
          <table:table-cell table:style-name="ce1"/>
          <table:table-cell office:value-type="float" office:value="488200" table:style-name="ce1">
            <text:p>488200</text:p>
          </table:table-cell>
          <table:table-cell table:number-columns-repeated="16380"/>
        </table:table-row>
        <table:table-row table:style-name="ro1">
          <table:table-cell office:value-type="float" office:value="484222" table:style-name="ce1">
            <text:p>484222</text:p>
          </table:table-cell>
          <table:table-cell office:value-type="float" office:value="827983" table:style-name="ce1">
            <text:p>827983</text:p>
          </table:table-cell>
          <table:table-cell table:style-name="ce1"/>
          <table:table-cell office:value-type="float" office:value="488129" table:style-name="ce1">
            <text:p>488129</text:p>
          </table:table-cell>
          <table:table-cell table:number-columns-repeated="16380"/>
        </table:table-row>
        <table:table-row table:style-name="ro1">
          <table:table-cell office:value-type="float" office:value="484222" table:style-name="ce1">
            <text:p>484222</text:p>
          </table:table-cell>
          <table:table-cell office:value-type="float" office:value="828180" table:style-name="ce1">
            <text:p>828180</text:p>
          </table:table-cell>
          <table:table-cell table:style-name="ce1"/>
          <table:table-cell office:value-type="float" office:value="488129" table:style-name="ce1">
            <text:p>488129</text:p>
          </table:table-cell>
          <table:table-cell table:number-columns-repeated="16380"/>
        </table:table-row>
        <table:table-row table:style-name="ro1">
          <table:table-cell office:value-type="float" office:value="483893" table:style-name="ce1">
            <text:p>483893</text:p>
          </table:table-cell>
          <table:table-cell office:value-type="float" office:value="829219" table:style-name="ce1">
            <text:p>829219</text:p>
          </table:table-cell>
          <table:table-cell table:style-name="ce1"/>
          <table:table-cell office:value-type="float" office:value="488129" table:style-name="ce1">
            <text:p>488129</text:p>
          </table:table-cell>
          <table:table-cell table:number-columns-repeated="16380"/>
        </table:table-row>
        <table:table-row table:style-name="ro1">
          <table:table-cell office:value-type="float" office:value="483679" table:style-name="ce1">
            <text:p>483679</text:p>
          </table:table-cell>
          <table:table-cell office:value-type="float" office:value="829643" table:style-name="ce1">
            <text:p>829643</text:p>
          </table:table-cell>
          <table:table-cell table:style-name="ce1"/>
          <table:table-cell office:value-type="float" office:value="488066" table:style-name="ce1">
            <text:p>488066</text:p>
          </table:table-cell>
          <table:table-cell table:number-columns-repeated="16380"/>
        </table:table-row>
        <table:table-row table:style-name="ro1">
          <table:table-cell office:value-type="float" office:value="482914" table:style-name="ce1">
            <text:p>482914</text:p>
          </table:table-cell>
          <table:table-cell office:value-type="float" office:value="825915" table:style-name="ce1">
            <text:p>825915</text:p>
          </table:table-cell>
          <table:table-cell table:style-name="ce1"/>
          <table:table-cell office:value-type="float" office:value="487833" table:style-name="ce1">
            <text:p>487833</text:p>
          </table:table-cell>
          <table:table-cell table:number-columns-repeated="16380"/>
        </table:table-row>
        <table:table-row table:style-name="ro1">
          <table:table-cell office:value-type="float" office:value="481858" table:style-name="ce1">
            <text:p>481858</text:p>
          </table:table-cell>
          <table:table-cell office:value-type="float" office:value="821232" table:style-name="ce1">
            <text:p>821232</text:p>
          </table:table-cell>
          <table:table-cell table:style-name="ce1"/>
          <table:table-cell office:value-type="float" office:value="487068" table:style-name="ce1">
            <text:p>487068</text:p>
          </table:table-cell>
          <table:table-cell table:number-columns-repeated="16380"/>
        </table:table-row>
        <table:table-row table:style-name="ro1">
          <table:table-cell office:value-type="float" office:value="481429" table:style-name="ce1">
            <text:p>481429</text:p>
          </table:table-cell>
          <table:table-cell office:value-type="float" office:value="817207" table:style-name="ce1">
            <text:p>817207</text:p>
          </table:table-cell>
          <table:table-cell table:style-name="ce1"/>
          <table:table-cell office:value-type="float" office:value="486911" table:style-name="ce1">
            <text:p>486911</text:p>
          </table:table-cell>
          <table:table-cell table:number-columns-repeated="16380"/>
        </table:table-row>
        <table:table-row table:style-name="ro1">
          <table:table-cell office:value-type="float" office:value="481311" table:style-name="ce1">
            <text:p>481311</text:p>
          </table:table-cell>
          <table:table-cell office:value-type="float" office:value="816063" table:style-name="ce1">
            <text:p>816063</text:p>
          </table:table-cell>
          <table:table-cell table:style-name="ce1"/>
          <table:table-cell office:value-type="float" office:value="486046" table:style-name="ce1">
            <text:p>486046</text:p>
          </table:table-cell>
          <table:table-cell table:number-columns-repeated="16380"/>
        </table:table-row>
        <table:table-row table:style-name="ro1">
          <table:table-cell office:value-type="float" office:value="481311" table:style-name="ce1">
            <text:p>481311</text:p>
          </table:table-cell>
          <table:table-cell office:value-type="float" office:value="814965" table:style-name="ce1">
            <text:p>814965</text:p>
          </table:table-cell>
          <table:table-cell table:style-name="ce1"/>
          <table:table-cell office:value-type="float" office:value="485450" table:style-name="ce1">
            <text:p>485450</text:p>
          </table:table-cell>
          <table:table-cell table:number-columns-repeated="16380"/>
        </table:table-row>
        <table:table-row table:style-name="ro1">
          <table:table-cell office:value-type="float" office:value="481311" table:style-name="ce1">
            <text:p>481311</text:p>
          </table:table-cell>
          <table:table-cell office:value-type="float" office:value="822271" table:style-name="ce1">
            <text:p>822271</text:p>
          </table:table-cell>
          <table:table-cell table:style-name="ce1"/>
          <table:table-cell office:value-type="float" office:value="485011" table:style-name="ce1">
            <text:p>485011</text:p>
          </table:table-cell>
          <table:table-cell table:number-columns-repeated="16380"/>
        </table:table-row>
        <table:table-row table:style-name="ro1">
          <table:table-cell office:value-type="float" office:value="481027" table:style-name="ce1">
            <text:p>481027</text:p>
          </table:table-cell>
          <table:table-cell office:value-type="float" office:value="823050" table:style-name="ce1">
            <text:p>823050</text:p>
          </table:table-cell>
          <table:table-cell table:style-name="ce1"/>
          <table:table-cell office:value-type="float" office:value="485011" table:style-name="ce1">
            <text:p>485011</text:p>
          </table:table-cell>
          <table:table-cell table:number-columns-repeated="16380"/>
        </table:table-row>
        <table:table-row table:style-name="ro1">
          <table:table-cell office:value-type="float" office:value="479648" table:style-name="ce1">
            <text:p>479648</text:p>
          </table:table-cell>
          <table:table-cell office:value-type="float" office:value="831469" table:style-name="ce1">
            <text:p>831469</text:p>
          </table:table-cell>
          <table:table-cell table:style-name="ce1"/>
          <table:table-cell office:value-type="float" office:value="484960" table:style-name="ce1">
            <text:p>484960</text:p>
          </table:table-cell>
          <table:table-cell table:number-columns-repeated="16380"/>
        </table:table-row>
        <table:table-row table:style-name="ro1">
          <table:table-cell office:value-type="float" office:value="479491" table:style-name="ce1">
            <text:p>479491</text:p>
          </table:table-cell>
          <table:table-cell office:value-type="float" office:value="833528" table:style-name="ce1">
            <text:p>833528</text:p>
          </table:table-cell>
          <table:table-cell table:style-name="ce1"/>
          <table:table-cell office:value-type="float" office:value="484834" table:style-name="ce1">
            <text:p>484834</text:p>
          </table:table-cell>
          <table:table-cell table:number-columns-repeated="16380"/>
        </table:table-row>
        <table:table-row table:style-name="ro1">
          <table:table-cell office:value-type="float" office:value="479275" table:style-name="ce1">
            <text:p>479275</text:p>
          </table:table-cell>
          <table:table-cell office:value-type="float" office:value="833111" table:style-name="ce1">
            <text:p>833111</text:p>
          </table:table-cell>
          <table:table-cell table:style-name="ce1"/>
          <table:table-cell office:value-type="float" office:value="484834" table:style-name="ce1">
            <text:p>484834</text:p>
          </table:table-cell>
          <table:table-cell table:number-columns-repeated="16380"/>
        </table:table-row>
        <table:table-row table:style-name="ro1">
          <table:table-cell office:value-type="float" office:value="479447" table:style-name="ce1">
            <text:p>479447</text:p>
          </table:table-cell>
          <table:table-cell office:value-type="float" office:value="831665" table:style-name="ce1">
            <text:p>831665</text:p>
          </table:table-cell>
          <table:table-cell table:style-name="ce1"/>
          <table:table-cell office:value-type="float" office:value="484293" table:style-name="ce1">
            <text:p>484293</text:p>
          </table:table-cell>
          <table:table-cell table:number-columns-repeated="16380"/>
        </table:table-row>
        <table:table-row table:style-name="ro1">
          <table:table-cell office:value-type="float" office:value="479331" table:style-name="ce1">
            <text:p>479331</text:p>
          </table:table-cell>
          <table:table-cell office:value-type="float" office:value="826827" table:style-name="ce1">
            <text:p>826827</text:p>
          </table:table-cell>
          <table:table-cell table:style-name="ce1"/>
          <table:table-cell office:value-type="float" office:value="484389" table:style-name="ce1">
            <text:p>484389</text:p>
          </table:table-cell>
          <table:table-cell table:number-columns-repeated="16380"/>
        </table:table-row>
        <table:table-row table:style-name="ro1">
          <table:table-cell office:value-type="float" office:value="476847" table:style-name="ce1">
            <text:p>476847</text:p>
          </table:table-cell>
          <table:table-cell office:value-type="float" office:value="831942" table:style-name="ce1">
            <text:p>831942</text:p>
          </table:table-cell>
          <table:table-cell table:style-name="ce1"/>
          <table:table-cell office:value-type="float" office:value="484389" table:style-name="ce1">
            <text:p>484389</text:p>
          </table:table-cell>
          <table:table-cell table:number-columns-repeated="16380"/>
        </table:table-row>
        <table:table-row table:style-name="ro1">
          <table:table-cell office:value-type="float" office:value="475305" table:style-name="ce1">
            <text:p>475305</text:p>
          </table:table-cell>
          <table:table-cell office:value-type="float" office:value="830256" table:style-name="ce1">
            <text:p>830256</text:p>
          </table:table-cell>
          <table:table-cell table:style-name="ce1"/>
          <table:table-cell office:value-type="float" office:value="484142" table:style-name="ce1">
            <text:p>484142</text:p>
          </table:table-cell>
          <table:table-cell table:number-columns-repeated="16380"/>
        </table:table-row>
        <table:table-row table:style-name="ro1">
          <table:table-cell office:value-type="float" office:value="475305" table:style-name="ce1">
            <text:p>475305</text:p>
          </table:table-cell>
          <table:table-cell office:value-type="float" office:value="828501" table:style-name="ce1">
            <text:p>828501</text:p>
          </table:table-cell>
          <table:table-cell table:style-name="ce1"/>
          <table:table-cell office:value-type="float" office:value="483742" table:style-name="ce1">
            <text:p>483742</text:p>
          </table:table-cell>
          <table:table-cell table:number-columns-repeated="16380"/>
        </table:table-row>
        <table:table-row table:style-name="ro1">
          <table:table-cell office:value-type="float" office:value="475305" table:style-name="ce1">
            <text:p>475305</text:p>
          </table:table-cell>
          <table:table-cell office:value-type="float" office:value="828110" table:style-name="ce1">
            <text:p>828110</text:p>
          </table:table-cell>
          <table:table-cell table:style-name="ce1"/>
          <table:table-cell office:value-type="float" office:value="482837" table:style-name="ce1">
            <text:p>482837</text:p>
          </table:table-cell>
          <table:table-cell table:number-columns-repeated="16380"/>
        </table:table-row>
        <table:table-row table:style-name="ro1">
          <table:table-cell office:value-type="float" office:value="473880" table:style-name="ce1">
            <text:p>473880</text:p>
          </table:table-cell>
          <table:table-cell office:value-type="float" office:value="828811" table:style-name="ce1">
            <text:p>828811</text:p>
          </table:table-cell>
          <table:table-cell table:style-name="ce1"/>
          <table:table-cell office:value-type="float" office:value="482230" table:style-name="ce1">
            <text:p>482230</text:p>
          </table:table-cell>
          <table:table-cell table:number-columns-repeated="16380"/>
        </table:table-row>
        <table:table-row table:style-name="ro1">
          <table:table-cell office:value-type="float" office:value="474891" table:style-name="ce1">
            <text:p>474891</text:p>
          </table:table-cell>
          <table:table-cell office:value-type="float" office:value="826418" table:style-name="ce1">
            <text:p>826418</text:p>
          </table:table-cell>
          <table:table-cell table:style-name="ce1"/>
          <table:table-cell office:value-type="float" office:value="482771" table:style-name="ce1">
            <text:p>482771</text:p>
          </table:table-cell>
          <table:table-cell table:number-columns-repeated="16380"/>
        </table:table-row>
        <table:table-row table:style-name="ro1">
          <table:table-cell office:value-type="float" office:value="474608" table:style-name="ce1">
            <text:p>474608</text:p>
          </table:table-cell>
          <table:table-cell office:value-type="float" office:value="826784" table:style-name="ce1">
            <text:p>826784</text:p>
          </table:table-cell>
          <table:table-cell table:style-name="ce1"/>
          <table:table-cell office:value-type="float" office:value="482533" table:style-name="ce1">
            <text:p>482533</text:p>
          </table:table-cell>
          <table:table-cell table:number-columns-repeated="16380"/>
        </table:table-row>
        <table:table-row table:style-name="ro1">
          <table:table-cell office:value-type="float" office:value="473566" table:style-name="ce1">
            <text:p>473566</text:p>
          </table:table-cell>
          <table:table-cell office:value-type="float" office:value="825514" table:style-name="ce1">
            <text:p>825514</text:p>
          </table:table-cell>
          <table:table-cell table:style-name="ce1"/>
          <table:table-cell office:value-type="float" office:value="482137" table:style-name="ce1">
            <text:p>482137</text:p>
          </table:table-cell>
          <table:table-cell table:number-columns-repeated="16380"/>
        </table:table-row>
        <table:table-row table:style-name="ro1">
          <table:table-cell office:value-type="float" office:value="473412" table:style-name="ce1">
            <text:p>473412</text:p>
          </table:table-cell>
          <table:table-cell office:value-type="float" office:value="821189" table:style-name="ce1">
            <text:p>821189</text:p>
          </table:table-cell>
          <table:table-cell table:style-name="ce1"/>
          <table:table-cell office:value-type="float" office:value="481984" table:style-name="ce1">
            <text:p>481984</text:p>
          </table:table-cell>
          <table:table-cell table:number-columns-repeated="16380"/>
        </table:table-row>
        <table:table-row table:style-name="ro1">
          <table:table-cell office:value-type="float" office:value="472934" table:style-name="ce1">
            <text:p>472934</text:p>
          </table:table-cell>
          <table:table-cell office:value-type="float" office:value="823392" table:style-name="ce1">
            <text:p>823392</text:p>
          </table:table-cell>
          <table:table-cell table:style-name="ce1"/>
          <table:table-cell office:value-type="float" office:value="481984" table:style-name="ce1">
            <text:p>481984</text:p>
          </table:table-cell>
          <table:table-cell table:number-columns-repeated="16380"/>
        </table:table-row>
        <table:table-row table:style-name="ro1">
          <table:table-cell office:value-type="float" office:value="472433" table:style-name="ce1">
            <text:p>472433</text:p>
          </table:table-cell>
          <table:table-cell office:value-type="float" office:value="827636" table:style-name="ce1">
            <text:p>827636</text:p>
          </table:table-cell>
          <table:table-cell table:style-name="ce1"/>
          <table:table-cell office:value-type="float" office:value="481086" table:style-name="ce1">
            <text:p>481086</text:p>
          </table:table-cell>
          <table:table-cell table:number-columns-repeated="16380"/>
        </table:table-row>
        <table:table-row table:style-name="ro1">
          <table:table-cell office:value-type="float" office:value="472433" table:style-name="ce1">
            <text:p>472433</text:p>
          </table:table-cell>
          <table:table-cell office:value-type="float" office:value="833263" table:style-name="ce1">
            <text:p>833263</text:p>
          </table:table-cell>
          <table:table-cell table:style-name="ce1"/>
          <table:table-cell office:value-type="float" office:value="481206" table:style-name="ce1">
            <text:p>481206</text:p>
          </table:table-cell>
          <table:table-cell table:number-columns-repeated="16380"/>
        </table:table-row>
        <table:table-row table:style-name="ro1">
          <table:table-cell office:value-type="float" office:value="472057" table:style-name="ce1">
            <text:p>472057</text:p>
          </table:table-cell>
          <table:table-cell office:value-type="float" office:value="829381" table:style-name="ce1">
            <text:p>829381</text:p>
          </table:table-cell>
          <table:table-cell table:style-name="ce1"/>
          <table:table-cell office:value-type="float" office:value="480257" table:style-name="ce1">
            <text:p>480257</text:p>
          </table:table-cell>
          <table:table-cell table:number-columns-repeated="16380"/>
        </table:table-row>
        <table:table-row table:style-name="ro1">
          <table:table-cell office:value-type="float" office:value="472057" table:style-name="ce1">
            <text:p>472057</text:p>
          </table:table-cell>
          <table:table-cell office:value-type="float" office:value="827334" table:style-name="ce1">
            <text:p>827334</text:p>
          </table:table-cell>
          <table:table-cell table:style-name="ce1"/>
          <table:table-cell office:value-type="float" office:value="480167" table:style-name="ce1">
            <text:p>480167</text:p>
          </table:table-cell>
          <table:table-cell table:number-columns-repeated="16380"/>
        </table:table-row>
        <table:table-row table:style-name="ro1">
          <table:table-cell office:value-type="float" office:value="471752" table:style-name="ce1">
            <text:p>471752</text:p>
          </table:table-cell>
          <table:table-cell office:value-type="float" office:value="825368" table:style-name="ce1">
            <text:p>825368</text:p>
          </table:table-cell>
          <table:table-cell table:style-name="ce1"/>
          <table:table-cell office:value-type="float" office:value="480439" table:style-name="ce1">
            <text:p>480439</text:p>
          </table:table-cell>
          <table:table-cell table:number-columns-repeated="16380"/>
        </table:table-row>
        <table:table-row table:style-name="ro1">
          <table:table-cell office:value-type="float" office:value="471939" table:style-name="ce1">
            <text:p>471939</text:p>
          </table:table-cell>
          <table:table-cell office:value-type="float" office:value="821015" table:style-name="ce1">
            <text:p>821015</text:p>
          </table:table-cell>
          <table:table-cell table:style-name="ce1"/>
          <table:table-cell office:value-type="float" office:value="480106" table:style-name="ce1">
            <text:p>480106</text:p>
          </table:table-cell>
          <table:table-cell table:number-columns-repeated="16380"/>
        </table:table-row>
        <table:table-row table:style-name="ro1">
          <table:table-cell office:value-type="float" office:value="470940" table:style-name="ce1">
            <text:p>470940</text:p>
          </table:table-cell>
          <table:table-cell office:value-type="float" office:value="820611" table:style-name="ce1">
            <text:p>820611</text:p>
          </table:table-cell>
          <table:table-cell table:style-name="ce1"/>
          <table:table-cell office:value-type="float" office:value="480012" table:style-name="ce1">
            <text:p>480012</text:p>
          </table:table-cell>
          <table:table-cell table:number-columns-repeated="16380"/>
        </table:table-row>
        <table:table-row table:style-name="ro1">
          <table:table-cell office:value-type="float" office:value="471025" table:style-name="ce1">
            <text:p>471025</text:p>
          </table:table-cell>
          <table:table-cell office:value-type="float" office:value="816539" table:style-name="ce1">
            <text:p>816539</text:p>
          </table:table-cell>
          <table:table-cell table:style-name="ce1"/>
          <table:table-cell office:value-type="float" office:value="480044" table:style-name="ce1">
            <text:p>480044</text:p>
          </table:table-cell>
          <table:table-cell table:number-columns-repeated="16380"/>
        </table:table-row>
        <table:table-row table:style-name="ro1">
          <table:table-cell office:value-type="float" office:value="470649" table:style-name="ce1">
            <text:p>470649</text:p>
          </table:table-cell>
          <table:table-cell office:value-type="float" office:value="815998" table:style-name="ce1">
            <text:p>815998</text:p>
          </table:table-cell>
          <table:table-cell table:style-name="ce1"/>
          <table:table-cell office:value-type="float" office:value="480044" table:style-name="ce1">
            <text:p>480044</text:p>
          </table:table-cell>
          <table:table-cell table:number-columns-repeated="16380"/>
        </table:table-row>
        <table:table-row table:style-name="ro1">
          <table:table-cell office:value-type="float" office:value="470949" table:style-name="ce1">
            <text:p>470949</text:p>
          </table:table-cell>
          <table:table-cell office:value-type="float" office:value="819920" table:style-name="ce1">
            <text:p>819920</text:p>
          </table:table-cell>
          <table:table-cell table:style-name="ce1"/>
          <table:table-cell office:value-type="float" office:value="479933" table:style-name="ce1">
            <text:p>479933</text:p>
          </table:table-cell>
          <table:table-cell table:number-columns-repeated="16380"/>
        </table:table-row>
        <table:table-row table:style-name="ro1">
          <table:table-cell office:value-type="float" office:value="470734" table:style-name="ce1">
            <text:p>470734</text:p>
          </table:table-cell>
          <table:table-cell office:value-type="float" office:value="827020" table:style-name="ce1">
            <text:p>827020</text:p>
          </table:table-cell>
          <table:table-cell table:style-name="ce1"/>
          <table:table-cell office:value-type="float" office:value="479093" table:style-name="ce1">
            <text:p>479093</text:p>
          </table:table-cell>
          <table:table-cell table:number-columns-repeated="16380"/>
        </table:table-row>
        <table:table-row table:style-name="ro1">
          <table:table-cell office:value-type="float" office:value="470848" table:style-name="ce1">
            <text:p>470848</text:p>
          </table:table-cell>
          <table:table-cell office:value-type="float" office:value="825617" table:style-name="ce1">
            <text:p>825617</text:p>
          </table:table-cell>
          <table:table-cell table:style-name="ce1"/>
          <table:table-cell office:value-type="float" office:value="478770" table:style-name="ce1">
            <text:p>478770</text:p>
          </table:table-cell>
          <table:table-cell table:number-columns-repeated="16380"/>
        </table:table-row>
        <table:table-row table:style-name="ro1">
          <table:table-cell office:value-type="float" office:value="470402" table:style-name="ce1">
            <text:p>470402</text:p>
          </table:table-cell>
          <table:table-cell office:value-type="float" office:value="827018" table:style-name="ce1">
            <text:p>827018</text:p>
          </table:table-cell>
          <table:table-cell table:style-name="ce1"/>
          <table:table-cell office:value-type="float" office:value="478642" table:style-name="ce1">
            <text:p>478642</text:p>
          </table:table-cell>
          <table:table-cell table:number-columns-repeated="16380"/>
        </table:table-row>
        <table:table-row table:style-name="ro1">
          <table:table-cell office:value-type="float" office:value="470402" table:style-name="ce1">
            <text:p>470402</text:p>
          </table:table-cell>
          <table:table-cell office:value-type="float" office:value="829829" table:style-name="ce1">
            <text:p>829829</text:p>
          </table:table-cell>
          <table:table-cell table:style-name="ce1"/>
          <table:table-cell office:value-type="float" office:value="478873" table:style-name="ce1">
            <text:p>478873</text:p>
          </table:table-cell>
          <table:table-cell table:number-columns-repeated="16380"/>
        </table:table-row>
        <table:table-row table:style-name="ro1">
          <table:table-cell office:value-type="float" office:value="469379" table:style-name="ce1">
            <text:p>469379</text:p>
          </table:table-cell>
          <table:table-cell office:value-type="float" office:value="825744" table:style-name="ce1">
            <text:p>825744</text:p>
          </table:table-cell>
          <table:table-cell table:style-name="ce1"/>
          <table:table-cell office:value-type="float" office:value="478526" table:style-name="ce1">
            <text:p>478526</text:p>
          </table:table-cell>
          <table:table-cell table:number-columns-repeated="16380"/>
        </table:table-row>
        <table:table-row table:style-name="ro1">
          <table:table-cell office:value-type="float" office:value="469379" table:style-name="ce1">
            <text:p>469379</text:p>
          </table:table-cell>
          <table:table-cell office:value-type="float" office:value="826289" table:style-name="ce1">
            <text:p>826289</text:p>
          </table:table-cell>
          <table:table-cell table:style-name="ce1"/>
          <table:table-cell office:value-type="float" office:value="478526" table:style-name="ce1">
            <text:p>478526</text:p>
          </table:table-cell>
          <table:table-cell table:number-columns-repeated="16380"/>
        </table:table-row>
        <table:table-row table:style-name="ro1">
          <table:table-cell office:value-type="float" office:value="468738" table:style-name="ce1">
            <text:p>468738</text:p>
          </table:table-cell>
          <table:table-cell office:value-type="float" office:value="827989" table:style-name="ce1">
            <text:p>827989</text:p>
          </table:table-cell>
          <table:table-cell table:style-name="ce1"/>
          <table:table-cell office:value-type="float" office:value="478526" table:style-name="ce1">
            <text:p>478526</text:p>
          </table:table-cell>
          <table:table-cell table:number-columns-repeated="16380"/>
        </table:table-row>
        <table:table-row table:style-name="ro1">
          <table:table-cell office:value-type="float" office:value="468065" table:style-name="ce1">
            <text:p>468065</text:p>
          </table:table-cell>
          <table:table-cell office:value-type="float" office:value="832461" table:style-name="ce1">
            <text:p>832461</text:p>
          </table:table-cell>
          <table:table-cell table:style-name="ce1"/>
          <table:table-cell office:value-type="float" office:value="478447" table:style-name="ce1">
            <text:p>478447</text:p>
          </table:table-cell>
          <table:table-cell table:number-columns-repeated="16380"/>
        </table:table-row>
        <table:table-row table:style-name="ro1">
          <table:table-cell office:value-type="float" office:value="466986" table:style-name="ce1">
            <text:p>466986</text:p>
          </table:table-cell>
          <table:table-cell office:value-type="float" office:value="824782" table:style-name="ce1">
            <text:p>824782</text:p>
          </table:table-cell>
          <table:table-cell table:style-name="ce1"/>
          <table:table-cell office:value-type="float" office:value="478253" table:style-name="ce1">
            <text:p>478253</text:p>
          </table:table-cell>
          <table:table-cell table:number-columns-repeated="16380"/>
        </table:table-row>
        <table:table-row table:style-name="ro1">
          <table:table-cell office:value-type="float" office:value="468065" table:style-name="ce1">
            <text:p>468065</text:p>
          </table:table-cell>
          <table:table-cell office:value-type="float" office:value="825435" table:style-name="ce1">
            <text:p>825435</text:p>
          </table:table-cell>
          <table:table-cell table:style-name="ce1"/>
          <table:table-cell office:value-type="float" office:value="477709" table:style-name="ce1">
            <text:p>477709</text:p>
          </table:table-cell>
          <table:table-cell table:number-columns-repeated="16380"/>
        </table:table-row>
        <table:table-row table:style-name="ro1">
          <table:table-cell office:value-type="float" office:value="467941" table:style-name="ce1">
            <text:p>467941</text:p>
          </table:table-cell>
          <table:table-cell office:value-type="float" office:value="826815" table:style-name="ce1">
            <text:p>826815</text:p>
          </table:table-cell>
          <table:table-cell table:style-name="ce1"/>
          <table:table-cell office:value-type="float" office:value="477118" table:style-name="ce1">
            <text:p>477118</text:p>
          </table:table-cell>
          <table:table-cell table:number-columns-repeated="16380"/>
        </table:table-row>
        <table:table-row table:style-name="ro1">
          <table:table-cell office:value-type="float" office:value="467941" table:style-name="ce1">
            <text:p>467941</text:p>
          </table:table-cell>
          <table:table-cell office:value-type="float" office:value="825303" table:style-name="ce1">
            <text:p>825303</text:p>
          </table:table-cell>
          <table:table-cell table:style-name="ce1"/>
          <table:table-cell office:value-type="float" office:value="476924" table:style-name="ce1">
            <text:p>476924</text:p>
          </table:table-cell>
          <table:table-cell table:number-columns-repeated="16380"/>
        </table:table-row>
        <table:table-row table:style-name="ro1">
          <table:table-cell office:value-type="float" office:value="467808" table:style-name="ce1">
            <text:p>467808</text:p>
          </table:table-cell>
          <table:table-cell office:value-type="float" office:value="828005" table:style-name="ce1">
            <text:p>828005</text:p>
          </table:table-cell>
          <table:table-cell table:style-name="ce1"/>
          <table:table-cell office:value-type="float" office:value="476697" table:style-name="ce1">
            <text:p>476697</text:p>
          </table:table-cell>
          <table:table-cell table:number-columns-repeated="16380"/>
        </table:table-row>
        <table:table-row table:style-name="ro1">
          <table:table-cell office:value-type="float" office:value="467462" table:style-name="ce1">
            <text:p>467462</text:p>
          </table:table-cell>
          <table:table-cell office:value-type="float" office:value="822984" table:style-name="ce1">
            <text:p>822984</text:p>
          </table:table-cell>
          <table:table-cell table:style-name="ce1"/>
          <table:table-cell office:value-type="float" office:value="476440" table:style-name="ce1">
            <text:p>476440</text:p>
          </table:table-cell>
          <table:table-cell table:number-columns-repeated="16380"/>
        </table:table-row>
        <table:table-row table:style-name="ro1">
          <table:table-cell office:value-type="float" office:value="466706" table:style-name="ce1">
            <text:p>466706</text:p>
          </table:table-cell>
          <table:table-cell office:value-type="float" office:value="824327" table:style-name="ce1">
            <text:p>824327</text:p>
          </table:table-cell>
          <table:table-cell table:style-name="ce1"/>
          <table:table-cell office:value-type="float" office:value="476440" table:style-name="ce1">
            <text:p>476440</text:p>
          </table:table-cell>
          <table:table-cell table:number-columns-repeated="16380"/>
        </table:table-row>
        <table:table-row table:style-name="ro1">
          <table:table-cell office:value-type="float" office:value="467808" table:style-name="ce1">
            <text:p>467808</text:p>
          </table:table-cell>
          <table:table-cell office:value-type="float" office:value="815603" table:style-name="ce1">
            <text:p>815603</text:p>
          </table:table-cell>
          <table:table-cell table:style-name="ce1"/>
          <table:table-cell office:value-type="float" office:value="476068" table:style-name="ce1">
            <text:p>476068</text:p>
          </table:table-cell>
          <table:table-cell table:number-columns-repeated="16380"/>
        </table:table-row>
        <table:table-row table:style-name="ro1">
          <table:table-cell office:value-type="float" office:value="467716" table:style-name="ce1">
            <text:p>467716</text:p>
          </table:table-cell>
          <table:table-cell office:value-type="float" office:value="812751" table:style-name="ce1">
            <text:p>812751</text:p>
          </table:table-cell>
          <table:table-cell table:style-name="ce1"/>
          <table:table-cell office:value-type="float" office:value="475950" table:style-name="ce1">
            <text:p>475950</text:p>
          </table:table-cell>
          <table:table-cell table:number-columns-repeated="16380"/>
        </table:table-row>
        <table:table-row table:style-name="ro1">
          <table:table-cell office:value-type="float" office:value="467180" table:style-name="ce1">
            <text:p>467180</text:p>
          </table:table-cell>
          <table:table-cell office:value-type="float" office:value="818900" table:style-name="ce1">
            <text:p>818900</text:p>
          </table:table-cell>
          <table:table-cell table:style-name="ce1"/>
          <table:table-cell office:value-type="float" office:value="475950" table:style-name="ce1">
            <text:p>475950</text:p>
          </table:table-cell>
          <table:table-cell table:number-columns-repeated="16380"/>
        </table:table-row>
        <table:table-row table:style-name="ro1">
          <table:table-cell office:value-type="float" office:value="466202" table:style-name="ce1">
            <text:p>466202</text:p>
          </table:table-cell>
          <table:table-cell office:value-type="float" office:value="822808" table:style-name="ce1">
            <text:p>822808</text:p>
          </table:table-cell>
          <table:table-cell table:style-name="ce1"/>
          <table:table-cell office:value-type="float" office:value="474484" table:style-name="ce1">
            <text:p>474484</text:p>
          </table:table-cell>
          <table:table-cell table:number-columns-repeated="16380"/>
        </table:table-row>
        <table:table-row table:style-name="ro1">
          <table:table-cell office:value-type="float" office:value="466108" table:style-name="ce1">
            <text:p>466108</text:p>
          </table:table-cell>
          <table:table-cell office:value-type="float" office:value="826580" table:style-name="ce1">
            <text:p>826580</text:p>
          </table:table-cell>
          <table:table-cell table:style-name="ce1"/>
          <table:table-cell office:value-type="float" office:value="474484" table:style-name="ce1">
            <text:p>474484</text:p>
          </table:table-cell>
          <table:table-cell table:number-columns-repeated="16380"/>
        </table:table-row>
        <table:table-row table:style-name="ro1">
          <table:table-cell office:value-type="float" office:value="466108" table:style-name="ce1">
            <text:p>466108</text:p>
          </table:table-cell>
          <table:table-cell office:value-type="float" office:value="826522" table:style-name="ce1">
            <text:p>826522</text:p>
          </table:table-cell>
          <table:table-cell table:style-name="ce1"/>
          <table:table-cell office:value-type="float" office:value="474484" table:style-name="ce1">
            <text:p>474484</text:p>
          </table:table-cell>
          <table:table-cell table:number-columns-repeated="16380"/>
        </table:table-row>
        <table:table-row table:style-name="ro1">
          <table:table-cell office:value-type="float" office:value="465595" table:style-name="ce1">
            <text:p>465595</text:p>
          </table:table-cell>
          <table:table-cell office:value-type="float" office:value="826554" table:style-name="ce1">
            <text:p>826554</text:p>
          </table:table-cell>
          <table:table-cell table:style-name="ce1"/>
          <table:table-cell office:value-type="float" office:value="474787" table:style-name="ce1">
            <text:p>474787</text:p>
          </table:table-cell>
          <table:table-cell table:number-columns-repeated="16380"/>
        </table:table-row>
        <table:table-row table:style-name="ro1">
          <table:table-cell office:value-type="float" office:value="465595" table:style-name="ce1">
            <text:p>465595</text:p>
          </table:table-cell>
          <table:table-cell office:value-type="float" office:value="826185" table:style-name="ce1">
            <text:p>826185</text:p>
          </table:table-cell>
          <table:table-cell table:style-name="ce1"/>
          <table:table-cell office:value-type="float" office:value="474787" table:style-name="ce1">
            <text:p>474787</text:p>
          </table:table-cell>
          <table:table-cell table:number-columns-repeated="16380"/>
        </table:table-row>
        <table:table-row table:style-name="ro1">
          <table:table-cell office:value-type="float" office:value="465303" table:style-name="ce1">
            <text:p>465303</text:p>
          </table:table-cell>
          <table:table-cell office:value-type="float" office:value="822529" table:style-name="ce1">
            <text:p>822529</text:p>
          </table:table-cell>
          <table:table-cell table:style-name="ce1"/>
          <table:table-cell office:value-type="float" office:value="474666" table:style-name="ce1">
            <text:p>474666</text:p>
          </table:table-cell>
          <table:table-cell table:number-columns-repeated="16380"/>
        </table:table-row>
        <table:table-row table:style-name="ro1">
          <table:table-cell office:value-type="float" office:value="464943" table:style-name="ce1">
            <text:p>464943</text:p>
          </table:table-cell>
          <table:table-cell office:value-type="float" office:value="820304" table:style-name="ce1">
            <text:p>820304</text:p>
          </table:table-cell>
          <table:table-cell table:style-name="ce1"/>
          <table:table-cell office:value-type="float" office:value="474102" table:style-name="ce1">
            <text:p>474102</text:p>
          </table:table-cell>
          <table:table-cell table:number-columns-repeated="16380"/>
        </table:table-row>
        <table:table-row table:style-name="ro1">
          <table:table-cell office:value-type="float" office:value="464943" table:style-name="ce1">
            <text:p>464943</text:p>
          </table:table-cell>
          <table:table-cell office:value-type="float" office:value="819301" table:style-name="ce1">
            <text:p>819301</text:p>
          </table:table-cell>
          <table:table-cell table:style-name="ce1"/>
          <table:table-cell office:value-type="float" office:value="473950" table:style-name="ce1">
            <text:p>473950</text:p>
          </table:table-cell>
          <table:table-cell table:number-columns-repeated="16380"/>
        </table:table-row>
        <table:table-row table:style-name="ro1">
          <table:table-cell office:value-type="float" office:value="464943" table:style-name="ce1">
            <text:p>464943</text:p>
          </table:table-cell>
          <table:table-cell office:value-type="float" office:value="822864" table:style-name="ce1">
            <text:p>822864</text:p>
          </table:table-cell>
          <table:table-cell table:style-name="ce1"/>
          <table:table-cell office:value-type="float" office:value="474609" table:style-name="ce1">
            <text:p>474609</text:p>
          </table:table-cell>
          <table:table-cell table:number-columns-repeated="16380"/>
        </table:table-row>
        <table:table-row table:style-name="ro1">
          <table:table-cell office:value-type="float" office:value="464943" table:style-name="ce1">
            <text:p>464943</text:p>
          </table:table-cell>
          <table:table-cell office:value-type="float" office:value="820718" table:style-name="ce1">
            <text:p>820718</text:p>
          </table:table-cell>
          <table:table-cell table:style-name="ce1"/>
          <table:table-cell office:value-type="float" office:value="474609" table:style-name="ce1">
            <text:p>474609</text:p>
          </table:table-cell>
          <table:table-cell table:number-columns-repeated="16380"/>
        </table:table-row>
        <table:table-row table:style-name="ro1">
          <table:table-cell office:value-type="float" office:value="464902" table:style-name="ce1">
            <text:p>464902</text:p>
          </table:table-cell>
          <table:table-cell office:value-type="float" office:value="820650" table:style-name="ce1">
            <text:p>820650</text:p>
          </table:table-cell>
          <table:table-cell table:style-name="ce1"/>
          <table:table-cell office:value-type="float" office:value="471725" table:style-name="ce1">
            <text:p>471725</text:p>
          </table:table-cell>
          <table:table-cell table:number-columns-repeated="16380"/>
        </table:table-row>
        <table:table-row table:style-name="ro1">
          <table:table-cell office:value-type="float" office:value="464217" table:style-name="ce1">
            <text:p>464217</text:p>
          </table:table-cell>
          <table:table-cell office:value-type="float" office:value="824409" table:style-name="ce1">
            <text:p>824409</text:p>
          </table:table-cell>
          <table:table-cell table:style-name="ce1"/>
          <table:table-cell office:value-type="float" office:value="471596" table:style-name="ce1">
            <text:p>471596</text:p>
          </table:table-cell>
          <table:table-cell table:number-columns-repeated="16380"/>
        </table:table-row>
        <table:table-row table:style-name="ro1">
          <table:table-cell office:value-type="float" office:value="463922" table:style-name="ce1">
            <text:p>463922</text:p>
          </table:table-cell>
          <table:table-cell office:value-type="float" office:value="824030" table:style-name="ce1">
            <text:p>824030</text:p>
          </table:table-cell>
          <table:table-cell table:style-name="ce1"/>
          <table:table-cell office:value-type="float" office:value="470960" table:style-name="ce1">
            <text:p>470960</text:p>
          </table:table-cell>
          <table:table-cell table:number-columns-repeated="16380"/>
        </table:table-row>
        <table:table-row table:style-name="ro1">
          <table:table-cell office:value-type="float" office:value="463025" table:style-name="ce1">
            <text:p>463025</text:p>
          </table:table-cell>
          <table:table-cell office:value-type="float" office:value="825074" table:style-name="ce1">
            <text:p>825074</text:p>
          </table:table-cell>
          <table:table-cell table:style-name="ce1"/>
          <table:table-cell office:value-type="float" office:value="470960" table:style-name="ce1">
            <text:p>470960</text:p>
          </table:table-cell>
          <table:table-cell table:number-columns-repeated="16380"/>
        </table:table-row>
        <table:table-row table:style-name="ro1">
          <table:table-cell office:value-type="float" office:value="463025" table:style-name="ce1">
            <text:p>463025</text:p>
          </table:table-cell>
          <table:table-cell office:value-type="float" office:value="827648" table:style-name="ce1">
            <text:p>827648</text:p>
          </table:table-cell>
          <table:table-cell table:style-name="ce1"/>
          <table:table-cell office:value-type="float" office:value="470951" table:style-name="ce1">
            <text:p>470951</text:p>
          </table:table-cell>
          <table:table-cell table:number-columns-repeated="16380"/>
        </table:table-row>
        <table:table-row table:style-name="ro1">
          <table:table-cell office:value-type="float" office:value="462541" table:style-name="ce1">
            <text:p>462541</text:p>
          </table:table-cell>
          <table:table-cell office:value-type="float" office:value="829274" table:style-name="ce1">
            <text:p>829274</text:p>
          </table:table-cell>
          <table:table-cell table:style-name="ce1"/>
          <table:table-cell office:value-type="float" office:value="470649" table:style-name="ce1">
            <text:p>470649</text:p>
          </table:table-cell>
          <table:table-cell table:number-columns-repeated="16380"/>
        </table:table-row>
        <table:table-row table:style-name="ro1">
          <table:table-cell office:value-type="float" office:value="462513" table:style-name="ce1">
            <text:p>462513</text:p>
          </table:table-cell>
          <table:table-cell office:value-type="float" office:value="826750" table:style-name="ce1">
            <text:p>826750</text:p>
          </table:table-cell>
          <table:table-cell table:style-name="ce1"/>
          <table:table-cell office:value-type="float" office:value="470649" table:style-name="ce1">
            <text:p>470649</text:p>
          </table:table-cell>
          <table:table-cell table:number-columns-repeated="16380"/>
        </table:table-row>
        <table:table-row table:style-name="ro1">
          <table:table-cell office:value-type="float" office:value="462103" table:style-name="ce1">
            <text:p>462103</text:p>
          </table:table-cell>
          <table:table-cell office:value-type="float" office:value="828904" table:style-name="ce1">
            <text:p>828904</text:p>
          </table:table-cell>
          <table:table-cell table:style-name="ce1"/>
          <table:table-cell office:value-type="float" office:value="470136" table:style-name="ce1">
            <text:p>470136</text:p>
          </table:table-cell>
          <table:table-cell table:number-columns-repeated="16380"/>
        </table:table-row>
        <table:table-row table:style-name="ro1">
          <table:table-cell office:value-type="float" office:value="461978" table:style-name="ce1">
            <text:p>461978</text:p>
          </table:table-cell>
          <table:table-cell office:value-type="float" office:value="824083" table:style-name="ce1">
            <text:p>824083</text:p>
          </table:table-cell>
          <table:table-cell table:style-name="ce1"/>
          <table:table-cell office:value-type="float" office:value="469983" table:style-name="ce1">
            <text:p>469983</text:p>
          </table:table-cell>
          <table:table-cell table:number-columns-repeated="16380"/>
        </table:table-row>
        <table:table-row table:style-name="ro1">
          <table:table-cell office:value-type="float" office:value="461978" table:style-name="ce1">
            <text:p>461978</text:p>
          </table:table-cell>
          <table:table-cell office:value-type="float" office:value="824418" table:style-name="ce1">
            <text:p>824418</text:p>
          </table:table-cell>
          <table:table-cell table:style-name="ce1"/>
          <table:table-cell office:value-type="float" office:value="469773" table:style-name="ce1">
            <text:p>469773</text:p>
          </table:table-cell>
          <table:table-cell table:number-columns-repeated="16380"/>
        </table:table-row>
        <table:table-row table:style-name="ro1">
          <table:table-cell office:value-type="float" office:value="461489" table:style-name="ce1">
            <text:p>461489</text:p>
          </table:table-cell>
          <table:table-cell office:value-type="float" office:value="826397" table:style-name="ce1">
            <text:p>826397</text:p>
          </table:table-cell>
          <table:table-cell table:style-name="ce1"/>
          <table:table-cell office:value-type="float" office:value="469496" table:style-name="ce1">
            <text:p>469496</text:p>
          </table:table-cell>
          <table:table-cell table:number-columns-repeated="16380"/>
        </table:table-row>
        <table:table-row table:style-name="ro1">
          <table:table-cell office:value-type="float" office:value="461066" table:style-name="ce1">
            <text:p>461066</text:p>
          </table:table-cell>
          <table:table-cell office:value-type="float" office:value="827979" table:style-name="ce1">
            <text:p>827979</text:p>
          </table:table-cell>
          <table:table-cell table:style-name="ce1"/>
          <table:table-cell office:value-type="float" office:value="468850" table:style-name="ce1">
            <text:p>468850</text:p>
          </table:table-cell>
          <table:table-cell table:number-columns-repeated="16380"/>
        </table:table-row>
        <table:table-row table:style-name="ro1">
          <table:table-cell office:value-type="float" office:value="460964" table:style-name="ce1">
            <text:p>460964</text:p>
          </table:table-cell>
          <table:table-cell office:value-type="float" office:value="829960" table:style-name="ce1">
            <text:p>829960</text:p>
          </table:table-cell>
          <table:table-cell table:style-name="ce1"/>
          <table:table-cell office:value-type="float" office:value="468375" table:style-name="ce1">
            <text:p>468375</text:p>
          </table:table-cell>
          <table:table-cell table:number-columns-repeated="16380"/>
        </table:table-row>
        <table:table-row table:style-name="ro1">
          <table:table-cell office:value-type="float" office:value="460964" table:style-name="ce1">
            <text:p>460964</text:p>
          </table:table-cell>
          <table:table-cell office:value-type="float" office:value="832331" table:style-name="ce1">
            <text:p>832331</text:p>
          </table:table-cell>
          <table:table-cell table:style-name="ce1"/>
          <table:table-cell office:value-type="float" office:value="467941" table:style-name="ce1">
            <text:p>467941</text:p>
          </table:table-cell>
          <table:table-cell table:number-columns-repeated="16380"/>
        </table:table-row>
        <table:table-row table:style-name="ro1">
          <table:table-cell office:value-type="float" office:value="460874" table:style-name="ce1">
            <text:p>460874</text:p>
          </table:table-cell>
          <table:table-cell office:value-type="float" office:value="833671" table:style-name="ce1">
            <text:p>833671</text:p>
          </table:table-cell>
          <table:table-cell table:style-name="ce1"/>
          <table:table-cell office:value-type="float" office:value="467810" table:style-name="ce1">
            <text:p>467810</text:p>
          </table:table-cell>
          <table:table-cell table:number-columns-repeated="16380"/>
        </table:table-row>
        <table:table-row table:style-name="ro1">
          <table:table-cell office:value-type="float" office:value="460874" table:style-name="ce1">
            <text:p>460874</text:p>
          </table:table-cell>
          <table:table-cell office:value-type="float" office:value="832041" table:style-name="ce1">
            <text:p>832041</text:p>
          </table:table-cell>
          <table:table-cell table:style-name="ce1"/>
          <table:table-cell office:value-type="float" office:value="467172" table:style-name="ce1">
            <text:p>467172</text:p>
          </table:table-cell>
          <table:table-cell table:number-columns-repeated="16380"/>
        </table:table-row>
        <table:table-row table:style-name="ro1">
          <table:table-cell office:value-type="float" office:value="460669" table:style-name="ce1">
            <text:p>460669</text:p>
          </table:table-cell>
          <table:table-cell office:value-type="float" office:value="826771" table:style-name="ce1">
            <text:p>826771</text:p>
          </table:table-cell>
          <table:table-cell table:style-name="ce1"/>
          <table:table-cell office:value-type="float" office:value="467172" table:style-name="ce1">
            <text:p>467172</text:p>
          </table:table-cell>
          <table:table-cell table:number-columns-repeated="16380"/>
        </table:table-row>
        <table:table-row table:style-name="ro1">
          <table:table-cell office:value-type="float" office:value="460438" table:style-name="ce1">
            <text:p>460438</text:p>
          </table:table-cell>
          <table:table-cell office:value-type="float" office:value="819259" table:style-name="ce1">
            <text:p>819259</text:p>
          </table:table-cell>
          <table:table-cell table:style-name="ce1"/>
          <table:table-cell office:value-type="float" office:value="466922" table:style-name="ce1">
            <text:p>466922</text:p>
          </table:table-cell>
          <table:table-cell table:number-columns-repeated="16380"/>
        </table:table-row>
        <table:table-row table:style-name="ro1">
          <table:table-cell office:value-type="float" office:value="460372" table:style-name="ce1">
            <text:p>460372</text:p>
          </table:table-cell>
          <table:table-cell office:value-type="float" office:value="823034" table:style-name="ce1">
            <text:p>823034</text:p>
          </table:table-cell>
          <table:table-cell table:style-name="ce1"/>
          <table:table-cell office:value-type="float" office:value="466487" table:style-name="ce1">
            <text:p>466487</text:p>
          </table:table-cell>
          <table:table-cell table:number-columns-repeated="16380"/>
        </table:table-row>
        <table:table-row table:style-name="ro1">
          <table:table-cell office:value-type="float" office:value="460372" table:style-name="ce1">
            <text:p>460372</text:p>
          </table:table-cell>
          <table:table-cell office:value-type="float" office:value="822474" table:style-name="ce1">
            <text:p>822474</text:p>
          </table:table-cell>
          <table:table-cell table:style-name="ce1"/>
          <table:table-cell office:value-type="float" office:value="466404" table:style-name="ce1">
            <text:p>466404</text:p>
          </table:table-cell>
          <table:table-cell table:number-columns-repeated="16380"/>
        </table:table-row>
        <table:table-row table:style-name="ro1">
          <table:table-cell office:value-type="float" office:value="460372" table:style-name="ce1">
            <text:p>460372</text:p>
          </table:table-cell>
          <table:table-cell office:value-type="float" office:value="820127" table:style-name="ce1">
            <text:p>820127</text:p>
          </table:table-cell>
          <table:table-cell table:style-name="ce1"/>
          <table:table-cell office:value-type="float" office:value="466699" table:style-name="ce1">
            <text:p>466699</text:p>
          </table:table-cell>
          <table:table-cell table:number-columns-repeated="16380"/>
        </table:table-row>
        <table:table-row table:style-name="ro1">
          <table:table-cell office:value-type="float" office:value="458594" table:style-name="ce1">
            <text:p>458594</text:p>
          </table:table-cell>
          <table:table-cell office:value-type="float" office:value="822922" table:style-name="ce1">
            <text:p>822922</text:p>
          </table:table-cell>
          <table:table-cell table:style-name="ce1"/>
          <table:table-cell office:value-type="float" office:value="466358" table:style-name="ce1">
            <text:p>466358</text:p>
          </table:table-cell>
          <table:table-cell table:number-columns-repeated="16380"/>
        </table:table-row>
        <table:table-row table:style-name="ro1">
          <table:table-cell office:value-type="float" office:value="458594" table:style-name="ce1">
            <text:p>458594</text:p>
          </table:table-cell>
          <table:table-cell office:value-type="float" office:value="825504" table:style-name="ce1">
            <text:p>825504</text:p>
          </table:table-cell>
          <table:table-cell table:style-name="ce1"/>
          <table:table-cell office:value-type="float" office:value="466300" table:style-name="ce1">
            <text:p>466300</text:p>
          </table:table-cell>
          <table:table-cell table:number-columns-repeated="16380"/>
        </table:table-row>
        <table:table-row table:style-name="ro1">
          <table:table-cell office:value-type="float" office:value="458105" table:style-name="ce1">
            <text:p>458105</text:p>
          </table:table-cell>
          <table:table-cell office:value-type="float" office:value="821930" table:style-name="ce1">
            <text:p>821930</text:p>
          </table:table-cell>
          <table:table-cell table:style-name="ce1"/>
          <table:table-cell office:value-type="float" office:value="466300" table:style-name="ce1">
            <text:p>466300</text:p>
          </table:table-cell>
          <table:table-cell table:number-columns-repeated="16380"/>
        </table:table-row>
        <table:table-row table:style-name="ro1">
          <table:table-cell office:value-type="float" office:value="457102" table:style-name="ce1">
            <text:p>457102</text:p>
          </table:table-cell>
          <table:table-cell office:value-type="float" office:value="822816" table:style-name="ce1">
            <text:p>822816</text:p>
          </table:table-cell>
          <table:table-cell table:style-name="ce1"/>
          <table:table-cell office:value-type="float" office:value="466115" table:style-name="ce1">
            <text:p>466115</text:p>
          </table:table-cell>
          <table:table-cell table:number-columns-repeated="16380"/>
        </table:table-row>
        <table:table-row table:style-name="ro1">
          <table:table-cell office:value-type="float" office:value="457591" table:style-name="ce1">
            <text:p>457591</text:p>
          </table:table-cell>
          <table:table-cell office:value-type="float" office:value="816560" table:style-name="ce1">
            <text:p>816560</text:p>
          </table:table-cell>
          <table:table-cell table:style-name="ce1"/>
          <table:table-cell office:value-type="float" office:value="466084" table:style-name="ce1">
            <text:p>466084</text:p>
          </table:table-cell>
          <table:table-cell table:number-columns-repeated="16380"/>
        </table:table-row>
        <table:table-row table:style-name="ro1">
          <table:table-cell office:value-type="float" office:value="457591" table:style-name="ce1">
            <text:p>457591</text:p>
          </table:table-cell>
          <table:table-cell office:value-type="float" office:value="818735" table:style-name="ce1">
            <text:p>818735</text:p>
          </table:table-cell>
          <table:table-cell table:style-name="ce1"/>
          <table:table-cell office:value-type="float" office:value="465374" table:style-name="ce1">
            <text:p>465374</text:p>
          </table:table-cell>
          <table:table-cell table:number-columns-repeated="16380"/>
        </table:table-row>
        <table:table-row table:style-name="ro1">
          <table:table-cell office:value-type="float" office:value="457556" table:style-name="ce1">
            <text:p>457556</text:p>
          </table:table-cell>
          <table:table-cell office:value-type="float" office:value="822510" table:style-name="ce1">
            <text:p>822510</text:p>
          </table:table-cell>
          <table:table-cell table:style-name="ce1"/>
          <table:table-cell office:value-type="float" office:value="466115" table:style-name="ce1">
            <text:p>466115</text:p>
          </table:table-cell>
          <table:table-cell table:number-columns-repeated="16380"/>
        </table:table-row>
        <table:table-row table:style-name="ro1">
          <table:table-cell office:value-type="float" office:value="457556" table:style-name="ce1">
            <text:p>457556</text:p>
          </table:table-cell>
          <table:table-cell office:value-type="float" office:value="827365" table:style-name="ce1">
            <text:p>827365</text:p>
          </table:table-cell>
          <table:table-cell table:style-name="ce1"/>
          <table:table-cell office:value-type="float" office:value="465613" table:style-name="ce1">
            <text:p>465613</text:p>
          </table:table-cell>
          <table:table-cell table:number-columns-repeated="16380"/>
        </table:table-row>
        <table:table-row table:style-name="ro1">
          <table:table-cell office:value-type="float" office:value="457556" table:style-name="ce1">
            <text:p>457556</text:p>
          </table:table-cell>
          <table:table-cell office:value-type="float" office:value="826691" table:style-name="ce1">
            <text:p>826691</text:p>
          </table:table-cell>
          <table:table-cell table:style-name="ce1"/>
          <table:table-cell office:value-type="float" office:value="465247" table:style-name="ce1">
            <text:p>465247</text:p>
          </table:table-cell>
          <table:table-cell table:number-columns-repeated="16380"/>
        </table:table-row>
        <table:table-row table:style-name="ro1">
          <table:table-cell office:value-type="float" office:value="457030" table:style-name="ce1">
            <text:p>457030</text:p>
          </table:table-cell>
          <table:table-cell office:value-type="float" office:value="824836" table:style-name="ce1">
            <text:p>824836</text:p>
          </table:table-cell>
          <table:table-cell table:style-name="ce1"/>
          <table:table-cell office:value-type="float" office:value="465068" table:style-name="ce1">
            <text:p>465068</text:p>
          </table:table-cell>
          <table:table-cell table:number-columns-repeated="16380"/>
        </table:table-row>
        <table:table-row table:style-name="ro1">
          <table:table-cell office:value-type="float" office:value="456796" table:style-name="ce1">
            <text:p>456796</text:p>
          </table:table-cell>
          <table:table-cell office:value-type="float" office:value="826831" table:style-name="ce1">
            <text:p>826831</text:p>
          </table:table-cell>
          <table:table-cell table:style-name="ce1"/>
          <table:table-cell office:value-type="float" office:value="465494" table:style-name="ce1">
            <text:p>465494</text:p>
          </table:table-cell>
          <table:table-cell table:number-columns-repeated="16380"/>
        </table:table-row>
        <table:table-row table:style-name="ro1">
          <table:table-cell office:value-type="float" office:value="456638" table:style-name="ce1">
            <text:p>456638</text:p>
          </table:table-cell>
          <table:table-cell office:value-type="float" office:value="826670" table:style-name="ce1">
            <text:p>826670</text:p>
          </table:table-cell>
          <table:table-cell table:style-name="ce1"/>
          <table:table-cell office:value-type="float" office:value="465484" table:style-name="ce1">
            <text:p>465484</text:p>
          </table:table-cell>
          <table:table-cell table:number-columns-repeated="16380"/>
        </table:table-row>
        <table:table-row table:style-name="ro1">
          <table:table-cell office:value-type="float" office:value="456463" table:style-name="ce1">
            <text:p>456463</text:p>
          </table:table-cell>
          <table:table-cell office:value-type="float" office:value="826526" table:style-name="ce1">
            <text:p>826526</text:p>
          </table:table-cell>
          <table:table-cell table:style-name="ce1"/>
          <table:table-cell office:value-type="float" office:value="465398" table:style-name="ce1">
            <text:p>465398</text:p>
          </table:table-cell>
          <table:table-cell table:number-columns-repeated="16380"/>
        </table:table-row>
        <table:table-row table:style-name="ro1">
          <table:table-cell office:value-type="float" office:value="456463" table:style-name="ce1">
            <text:p>456463</text:p>
          </table:table-cell>
          <table:table-cell office:value-type="float" office:value="826811" table:style-name="ce1">
            <text:p>826811</text:p>
          </table:table-cell>
          <table:table-cell table:style-name="ce1"/>
          <table:table-cell office:value-type="float" office:value="465014" table:style-name="ce1">
            <text:p>465014</text:p>
          </table:table-cell>
          <table:table-cell table:number-columns-repeated="16380"/>
        </table:table-row>
        <table:table-row table:style-name="ro1">
          <table:table-cell office:value-type="float" office:value="456463" table:style-name="ce1">
            <text:p>456463</text:p>
          </table:table-cell>
          <table:table-cell office:value-type="float" office:value="826023" table:style-name="ce1">
            <text:p>826023</text:p>
          </table:table-cell>
          <table:table-cell table:style-name="ce1"/>
          <table:table-cell office:value-type="float" office:value="465014" table:style-name="ce1">
            <text:p>465014</text:p>
          </table:table-cell>
          <table:table-cell table:number-columns-repeated="16380"/>
        </table:table-row>
        <table:table-row table:style-name="ro1">
          <table:table-cell office:value-type="float" office:value="455931" table:style-name="ce1">
            <text:p>455931</text:p>
          </table:table-cell>
          <table:table-cell office:value-type="float" office:value="829552" table:style-name="ce1">
            <text:p>829552</text:p>
          </table:table-cell>
          <table:table-cell table:style-name="ce1"/>
          <table:table-cell office:value-type="float" office:value="465014" table:style-name="ce1">
            <text:p>465014</text:p>
          </table:table-cell>
          <table:table-cell table:number-columns-repeated="16380"/>
        </table:table-row>
        <table:table-row table:style-name="ro1">
          <table:table-cell office:value-type="float" office:value="455190" table:style-name="ce1">
            <text:p>455190</text:p>
          </table:table-cell>
          <table:table-cell office:value-type="float" office:value="830392" table:style-name="ce1">
            <text:p>830392</text:p>
          </table:table-cell>
          <table:table-cell table:style-name="ce1"/>
          <table:table-cell office:value-type="float" office:value="463999" table:style-name="ce1">
            <text:p>463999</text:p>
          </table:table-cell>
          <table:table-cell table:number-columns-repeated="16380"/>
        </table:table-row>
        <table:table-row table:style-name="ro1">
          <table:table-cell office:value-type="float" office:value="454547" table:style-name="ce1">
            <text:p>454547</text:p>
          </table:table-cell>
          <table:table-cell office:value-type="float" office:value="827250" table:style-name="ce1">
            <text:p>827250</text:p>
          </table:table-cell>
          <table:table-cell table:style-name="ce1"/>
          <table:table-cell office:value-type="float" office:value="463999" table:style-name="ce1">
            <text:p>463999</text:p>
          </table:table-cell>
          <table:table-cell table:number-columns-repeated="16380"/>
        </table:table-row>
        <table:table-row table:style-name="ro1">
          <table:table-cell office:value-type="float" office:value="454547" table:style-name="ce1">
            <text:p>454547</text:p>
          </table:table-cell>
          <table:table-cell office:value-type="float" office:value="829304" table:style-name="ce1">
            <text:p>829304</text:p>
          </table:table-cell>
          <table:table-cell table:style-name="ce1"/>
          <table:table-cell office:value-type="float" office:value="463999" table:style-name="ce1">
            <text:p>463999</text:p>
          </table:table-cell>
          <table:table-cell table:number-columns-repeated="16380"/>
        </table:table-row>
        <table:table-row table:style-name="ro1">
          <table:table-cell office:value-type="float" office:value="454058" table:style-name="ce1">
            <text:p>454058</text:p>
          </table:table-cell>
          <table:table-cell office:value-type="float" office:value="828125" table:style-name="ce1">
            <text:p>828125</text:p>
          </table:table-cell>
          <table:table-cell table:style-name="ce1"/>
          <table:table-cell office:value-type="float" office:value="463999" table:style-name="ce1">
            <text:p>463999</text:p>
          </table:table-cell>
          <table:table-cell table:number-columns-repeated="16380"/>
        </table:table-row>
        <table:table-row table:style-name="ro1">
          <table:table-cell office:value-type="float" office:value="454058" table:style-name="ce1">
            <text:p>454058</text:p>
          </table:table-cell>
          <table:table-cell office:value-type="float" office:value="826989" table:style-name="ce1">
            <text:p>826989</text:p>
          </table:table-cell>
          <table:table-cell table:style-name="ce1"/>
          <table:table-cell office:value-type="float" office:value="463863" table:style-name="ce1">
            <text:p>463863</text:p>
          </table:table-cell>
          <table:table-cell table:number-columns-repeated="16380"/>
        </table:table-row>
        <table:table-row table:style-name="ro1">
          <table:table-cell office:value-type="float" office:value="454114" table:style-name="ce1">
            <text:p>454114</text:p>
          </table:table-cell>
          <table:table-cell office:value-type="float" office:value="822702" table:style-name="ce1">
            <text:p>822702</text:p>
          </table:table-cell>
          <table:table-cell table:style-name="ce1"/>
          <table:table-cell office:value-type="float" office:value="463183" table:style-name="ce1">
            <text:p>463183</text:p>
          </table:table-cell>
          <table:table-cell table:number-columns-repeated="16380"/>
        </table:table-row>
        <table:table-row table:style-name="ro1">
          <table:table-cell office:value-type="float" office:value="453662" table:style-name="ce1">
            <text:p>453662</text:p>
          </table:table-cell>
          <table:table-cell office:value-type="float" office:value="824536" table:style-name="ce1">
            <text:p>824536</text:p>
          </table:table-cell>
          <table:table-cell table:style-name="ce1"/>
          <table:table-cell office:value-type="float" office:value="461783" table:style-name="ce1">
            <text:p>461783</text:p>
          </table:table-cell>
          <table:table-cell table:number-columns-repeated="16380"/>
        </table:table-row>
        <table:table-row table:style-name="ro1">
          <table:table-cell office:value-type="float" office:value="452836" table:style-name="ce1">
            <text:p>452836</text:p>
          </table:table-cell>
          <table:table-cell office:value-type="float" office:value="827922" table:style-name="ce1">
            <text:p>827922</text:p>
          </table:table-cell>
          <table:table-cell table:style-name="ce1"/>
          <table:table-cell office:value-type="float" office:value="461783" table:style-name="ce1">
            <text:p>461783</text:p>
          </table:table-cell>
          <table:table-cell table:number-columns-repeated="16380"/>
        </table:table-row>
        <table:table-row table:style-name="ro1">
          <table:table-cell office:value-type="float" office:value="453145" table:style-name="ce1">
            <text:p>453145</text:p>
          </table:table-cell>
          <table:table-cell office:value-type="float" office:value="831774" table:style-name="ce1">
            <text:p>831774</text:p>
          </table:table-cell>
          <table:table-cell table:style-name="ce1"/>
          <table:table-cell office:value-type="float" office:value="462177" table:style-name="ce1">
            <text:p>462177</text:p>
          </table:table-cell>
          <table:table-cell table:number-columns-repeated="16380"/>
        </table:table-row>
        <table:table-row table:style-name="ro1">
          <table:table-cell office:value-type="float" office:value="452580" table:style-name="ce1">
            <text:p>452580</text:p>
          </table:table-cell>
          <table:table-cell office:value-type="float" office:value="826047" table:style-name="ce1">
            <text:p>826047</text:p>
          </table:table-cell>
          <table:table-cell table:style-name="ce1"/>
          <table:table-cell office:value-type="float" office:value="462177" table:style-name="ce1">
            <text:p>462177</text:p>
          </table:table-cell>
          <table:table-cell table:number-columns-repeated="16380"/>
        </table:table-row>
        <table:table-row table:style-name="ro1">
          <table:table-cell office:value-type="float" office:value="451058" table:style-name="ce1">
            <text:p>451058</text:p>
          </table:table-cell>
          <table:table-cell office:value-type="float" office:value="831935" table:style-name="ce1">
            <text:p>831935</text:p>
          </table:table-cell>
          <table:table-cell table:style-name="ce1"/>
          <table:table-cell office:value-type="float" office:value="462177" table:style-name="ce1">
            <text:p>462177</text:p>
          </table:table-cell>
          <table:table-cell table:number-columns-repeated="16380"/>
        </table:table-row>
        <table:table-row table:style-name="ro1">
          <table:table-cell office:value-type="float" office:value="451058" table:style-name="ce1">
            <text:p>451058</text:p>
          </table:table-cell>
          <table:table-cell office:value-type="float" office:value="829732" table:style-name="ce1">
            <text:p>829732</text:p>
          </table:table-cell>
          <table:table-cell table:style-name="ce1"/>
          <table:table-cell office:value-type="float" office:value="461811" table:style-name="ce1">
            <text:p>461811</text:p>
          </table:table-cell>
          <table:table-cell table:number-columns-repeated="16380"/>
        </table:table-row>
        <table:table-row table:style-name="ro1">
          <table:table-cell office:value-type="float" office:value="450473" table:style-name="ce1">
            <text:p>450473</text:p>
          </table:table-cell>
          <table:table-cell office:value-type="float" office:value="830896" table:style-name="ce1">
            <text:p>830896</text:p>
          </table:table-cell>
          <table:table-cell table:style-name="ce1"/>
          <table:table-cell office:value-type="float" office:value="461621" table:style-name="ce1">
            <text:p>461621</text:p>
          </table:table-cell>
          <table:table-cell table:number-columns-repeated="16380"/>
        </table:table-row>
        <table:table-row table:style-name="ro1">
          <table:table-cell office:value-type="float" office:value="449634" table:style-name="ce1">
            <text:p>449634</text:p>
          </table:table-cell>
          <table:table-cell office:value-type="float" office:value="830123" table:style-name="ce1">
            <text:p>830123</text:p>
          </table:table-cell>
          <table:table-cell table:style-name="ce1"/>
          <table:table-cell office:value-type="float" office:value="461621" table:style-name="ce1">
            <text:p>461621</text:p>
          </table:table-cell>
          <table:table-cell table:number-columns-repeated="16380"/>
        </table:table-row>
        <table:table-row table:style-name="ro1">
          <table:table-cell office:value-type="float" office:value="450339" table:style-name="ce1">
            <text:p>450339</text:p>
          </table:table-cell>
          <table:table-cell office:value-type="float" office:value="828755" table:style-name="ce1">
            <text:p>828755</text:p>
          </table:table-cell>
          <table:table-cell table:style-name="ce1"/>
          <table:table-cell office:value-type="float" office:value="461621" table:style-name="ce1">
            <text:p>461621</text:p>
          </table:table-cell>
          <table:table-cell table:number-columns-repeated="16380"/>
        </table:table-row>
        <table:table-row table:style-name="ro1">
          <table:table-cell office:value-type="float" office:value="450400" table:style-name="ce1">
            <text:p>450400</text:p>
          </table:table-cell>
          <table:table-cell office:value-type="float" office:value="827384" table:style-name="ce1">
            <text:p>827384</text:p>
          </table:table-cell>
          <table:table-cell table:style-name="ce1"/>
          <table:table-cell office:value-type="float" office:value="460635" table:style-name="ce1">
            <text:p>460635</text:p>
          </table:table-cell>
          <table:table-cell table:number-columns-repeated="16380"/>
        </table:table-row>
        <table:table-row table:style-name="ro1">
          <table:table-cell office:value-type="float" office:value="450372" table:style-name="ce1">
            <text:p>450372</text:p>
          </table:table-cell>
          <table:table-cell office:value-type="float" office:value="832099" table:style-name="ce1">
            <text:p>832099</text:p>
          </table:table-cell>
          <table:table-cell table:style-name="ce1"/>
          <table:table-cell office:value-type="float" office:value="460635" table:style-name="ce1">
            <text:p>460635</text:p>
          </table:table-cell>
          <table:table-cell table:number-columns-repeated="16380"/>
        </table:table-row>
        <table:table-row table:style-name="ro1">
          <table:table-cell office:value-type="float" office:value="450017" table:style-name="ce1">
            <text:p>450017</text:p>
          </table:table-cell>
          <table:table-cell office:value-type="float" office:value="833748" table:style-name="ce1">
            <text:p>833748</text:p>
          </table:table-cell>
          <table:table-cell table:style-name="ce1"/>
          <table:table-cell office:value-type="float" office:value="461252" table:style-name="ce1">
            <text:p>461252</text:p>
          </table:table-cell>
          <table:table-cell table:number-columns-repeated="16380"/>
        </table:table-row>
        <table:table-row table:style-name="ro1">
          <table:table-cell office:value-type="float" office:value="449916" table:style-name="ce1">
            <text:p>449916</text:p>
          </table:table-cell>
          <table:table-cell office:value-type="float" office:value="831368" table:style-name="ce1">
            <text:p>831368</text:p>
          </table:table-cell>
          <table:table-cell table:style-name="ce1"/>
          <table:table-cell office:value-type="float" office:value="461252" table:style-name="ce1">
            <text:p>461252</text:p>
          </table:table-cell>
          <table:table-cell table:number-columns-repeated="16380"/>
        </table:table-row>
        <table:table-row table:style-name="ro1">
          <table:table-cell office:value-type="float" office:value="449916" table:style-name="ce1">
            <text:p>449916</text:p>
          </table:table-cell>
          <table:table-cell office:value-type="float" office:value="834890" table:style-name="ce1">
            <text:p>834890</text:p>
          </table:table-cell>
          <table:table-cell table:style-name="ce1"/>
          <table:table-cell office:value-type="float" office:value="461252" table:style-name="ce1">
            <text:p>461252</text:p>
          </table:table-cell>
          <table:table-cell table:number-columns-repeated="16380"/>
        </table:table-row>
        <table:table-row table:style-name="ro1">
          <table:table-cell office:value-type="float" office:value="449804" table:style-name="ce1">
            <text:p>449804</text:p>
          </table:table-cell>
          <table:table-cell office:value-type="float" office:value="832572" table:style-name="ce1">
            <text:p>832572</text:p>
          </table:table-cell>
          <table:table-cell table:style-name="ce1"/>
          <table:table-cell office:value-type="float" office:value="461252" table:style-name="ce1">
            <text:p>461252</text:p>
          </table:table-cell>
          <table:table-cell table:number-columns-repeated="16380"/>
        </table:table-row>
        <table:table-row table:style-name="ro1">
          <table:table-cell office:value-type="float" office:value="449439" table:style-name="ce1">
            <text:p>449439</text:p>
          </table:table-cell>
          <table:table-cell office:value-type="float" office:value="832492" table:style-name="ce1">
            <text:p>832492</text:p>
          </table:table-cell>
          <table:table-cell table:style-name="ce1"/>
          <table:table-cell office:value-type="float" office:value="460712" table:style-name="ce1">
            <text:p>460712</text:p>
          </table:table-cell>
          <table:table-cell table:number-columns-repeated="16380"/>
        </table:table-row>
        <table:table-row table:style-name="ro1">
          <table:table-cell office:value-type="float" office:value="449804" table:style-name="ce1">
            <text:p>449804</text:p>
          </table:table-cell>
          <table:table-cell office:value-type="float" office:value="832444" table:style-name="ce1">
            <text:p>832444</text:p>
          </table:table-cell>
          <table:table-cell table:style-name="ce1"/>
          <table:table-cell office:value-type="float" office:value="459678" table:style-name="ce1">
            <text:p>459678</text:p>
          </table:table-cell>
          <table:table-cell table:number-columns-repeated="16380"/>
        </table:table-row>
        <table:table-row table:style-name="ro1">
          <table:table-cell office:value-type="float" office:value="449223" table:style-name="ce1">
            <text:p>449223</text:p>
          </table:table-cell>
          <table:table-cell office:value-type="float" office:value="829557" table:style-name="ce1">
            <text:p>829557</text:p>
          </table:table-cell>
          <table:table-cell table:style-name="ce1"/>
          <table:table-cell office:value-type="float" office:value="459678" table:style-name="ce1">
            <text:p>459678</text:p>
          </table:table-cell>
          <table:table-cell table:number-columns-repeated="16380"/>
        </table:table-row>
        <table:table-row table:style-name="ro1">
          <table:table-cell office:value-type="float" office:value="448083" table:style-name="ce1">
            <text:p>448083</text:p>
          </table:table-cell>
          <table:table-cell office:value-type="float" office:value="829960" table:style-name="ce1">
            <text:p>829960</text:p>
          </table:table-cell>
          <table:table-cell table:style-name="ce1"/>
          <table:table-cell office:value-type="float" office:value="459003" table:style-name="ce1">
            <text:p>459003</text:p>
          </table:table-cell>
          <table:table-cell table:number-columns-repeated="16380"/>
        </table:table-row>
        <table:table-row table:style-name="ro1">
          <table:table-cell office:value-type="float" office:value="447286" table:style-name="ce1">
            <text:p>447286</text:p>
          </table:table-cell>
          <table:table-cell office:value-type="float" office:value="834347" table:style-name="ce1">
            <text:p>834347</text:p>
          </table:table-cell>
          <table:table-cell table:style-name="ce1"/>
          <table:table-cell office:value-type="float" office:value="458590" table:style-name="ce1">
            <text:p>458590</text:p>
          </table:table-cell>
          <table:table-cell table:number-columns-repeated="16380"/>
        </table:table-row>
        <table:table-row table:style-name="ro1">
          <table:table-cell office:value-type="float" office:value="446959" table:style-name="ce1">
            <text:p>446959</text:p>
          </table:table-cell>
          <table:table-cell office:value-type="float" office:value="834885" table:style-name="ce1">
            <text:p>834885</text:p>
          </table:table-cell>
          <table:table-cell table:style-name="ce1"/>
          <table:table-cell office:value-type="float" office:value="458514" table:style-name="ce1">
            <text:p>458514</text:p>
          </table:table-cell>
          <table:table-cell table:number-columns-repeated="16380"/>
        </table:table-row>
        <table:table-row table:style-name="ro1">
          <table:table-cell office:value-type="float" office:value="447286" table:style-name="ce1">
            <text:p>447286</text:p>
          </table:table-cell>
          <table:table-cell office:value-type="float" office:value="828999" table:style-name="ce1">
            <text:p>828999</text:p>
          </table:table-cell>
          <table:table-cell table:style-name="ce1"/>
          <table:table-cell office:value-type="float" office:value="458144" table:style-name="ce1">
            <text:p>458144</text:p>
          </table:table-cell>
          <table:table-cell table:number-columns-repeated="16380"/>
        </table:table-row>
        <table:table-row table:style-name="ro1">
          <table:table-cell office:value-type="float" office:value="447286" table:style-name="ce1">
            <text:p>447286</text:p>
          </table:table-cell>
          <table:table-cell office:value-type="float" office:value="828967" table:style-name="ce1">
            <text:p>828967</text:p>
          </table:table-cell>
          <table:table-cell table:style-name="ce1"/>
          <table:table-cell office:value-type="float" office:value="457079" table:style-name="ce1">
            <text:p>457079</text:p>
          </table:table-cell>
          <table:table-cell table:number-columns-repeated="16380"/>
        </table:table-row>
        <table:table-row table:style-name="ro1">
          <table:table-cell office:value-type="float" office:value="447286" table:style-name="ce1">
            <text:p>447286</text:p>
          </table:table-cell>
          <table:table-cell office:value-type="float" office:value="824704" table:style-name="ce1">
            <text:p>824704</text:p>
          </table:table-cell>
          <table:table-cell table:style-name="ce1"/>
          <table:table-cell office:value-type="float" office:value="457079" table:style-name="ce1">
            <text:p>457079</text:p>
          </table:table-cell>
          <table:table-cell table:number-columns-repeated="16380"/>
        </table:table-row>
        <table:table-row table:style-name="ro1">
          <table:table-cell office:value-type="float" office:value="447120" table:style-name="ce1">
            <text:p>447120</text:p>
          </table:table-cell>
          <table:table-cell office:value-type="float" office:value="830375" table:style-name="ce1">
            <text:p>830375</text:p>
          </table:table-cell>
          <table:table-cell table:style-name="ce1"/>
          <table:table-cell office:value-type="float" office:value="457285" table:style-name="ce1">
            <text:p>457285</text:p>
          </table:table-cell>
          <table:table-cell table:number-columns-repeated="16380"/>
        </table:table-row>
        <table:table-row table:style-name="ro1">
          <table:table-cell office:value-type="float" office:value="447281" table:style-name="ce1">
            <text:p>447281</text:p>
          </table:table-cell>
          <table:table-cell office:value-type="float" office:value="835281" table:style-name="ce1">
            <text:p>835281</text:p>
          </table:table-cell>
          <table:table-cell table:style-name="ce1"/>
          <table:table-cell office:value-type="float" office:value="457285" table:style-name="ce1">
            <text:p>457285</text:p>
          </table:table-cell>
          <table:table-cell table:number-columns-repeated="16380"/>
        </table:table-row>
        <table:table-row table:style-name="ro1">
          <table:table-cell office:value-type="float" office:value="446911" table:style-name="ce1">
            <text:p>446911</text:p>
          </table:table-cell>
          <table:table-cell office:value-type="float" office:value="833410" table:style-name="ce1">
            <text:p>833410</text:p>
          </table:table-cell>
          <table:table-cell table:style-name="ce1"/>
          <table:table-cell office:value-type="float" office:value="457285" table:style-name="ce1">
            <text:p>457285</text:p>
          </table:table-cell>
          <table:table-cell table:number-columns-repeated="16380"/>
        </table:table-row>
        <table:table-row table:style-name="ro1">
          <table:table-cell office:value-type="float" office:value="446214" table:style-name="ce1">
            <text:p>446214</text:p>
          </table:table-cell>
          <table:table-cell office:value-type="float" office:value="835754" table:style-name="ce1">
            <text:p>835754</text:p>
          </table:table-cell>
          <table:table-cell table:style-name="ce1"/>
          <table:table-cell office:value-type="float" office:value="457285" table:style-name="ce1">
            <text:p>457285</text:p>
          </table:table-cell>
          <table:table-cell table:number-columns-repeated="16380"/>
        </table:table-row>
        <table:table-row table:style-name="ro1">
          <table:table-cell office:value-type="float" office:value="446214" table:style-name="ce1">
            <text:p>446214</text:p>
          </table:table-cell>
          <table:table-cell office:value-type="float" office:value="832660" table:style-name="ce1">
            <text:p>832660</text:p>
          </table:table-cell>
          <table:table-cell table:style-name="ce1"/>
          <table:table-cell office:value-type="float" office:value="457285" table:style-name="ce1">
            <text:p>457285</text:p>
          </table:table-cell>
          <table:table-cell table:number-columns-repeated="16380"/>
        </table:table-row>
        <table:table-row table:style-name="ro1">
          <table:table-cell office:value-type="float" office:value="446214" table:style-name="ce1">
            <text:p>446214</text:p>
          </table:table-cell>
          <table:table-cell office:value-type="float" office:value="834792" table:style-name="ce1">
            <text:p>834792</text:p>
          </table:table-cell>
          <table:table-cell table:style-name="ce1"/>
          <table:table-cell office:value-type="float" office:value="456889" table:style-name="ce1">
            <text:p>456889</text:p>
          </table:table-cell>
          <table:table-cell table:number-columns-repeated="16380"/>
        </table:table-row>
        <table:table-row table:style-name="ro1">
          <table:table-cell office:value-type="float" office:value="446214" table:style-name="ce1">
            <text:p>446214</text:p>
          </table:table-cell>
          <table:table-cell office:value-type="float" office:value="832094" table:style-name="ce1">
            <text:p>832094</text:p>
          </table:table-cell>
          <table:table-cell table:style-name="ce1"/>
          <table:table-cell office:value-type="float" office:value="456889" table:style-name="ce1">
            <text:p>456889</text:p>
          </table:table-cell>
          <table:table-cell table:number-columns-repeated="16380"/>
        </table:table-row>
        <table:table-row table:style-name="ro1">
          <table:table-cell office:value-type="float" office:value="446214" table:style-name="ce1">
            <text:p>446214</text:p>
          </table:table-cell>
          <table:table-cell office:value-type="float" office:value="829511" table:style-name="ce1">
            <text:p>829511</text:p>
          </table:table-cell>
          <table:table-cell table:style-name="ce1"/>
          <table:table-cell office:value-type="float" office:value="456742" table:style-name="ce1">
            <text:p>456742</text:p>
          </table:table-cell>
          <table:table-cell table:number-columns-repeated="16380"/>
        </table:table-row>
        <table:table-row table:style-name="ro1">
          <table:table-cell office:value-type="float" office:value="445141" table:style-name="ce1">
            <text:p>445141</text:p>
          </table:table-cell>
          <table:table-cell office:value-type="float" office:value="827521" table:style-name="ce1">
            <text:p>827521</text:p>
          </table:table-cell>
          <table:table-cell table:style-name="ce1"/>
          <table:table-cell office:value-type="float" office:value="456166" table:style-name="ce1">
            <text:p>456166</text:p>
          </table:table-cell>
          <table:table-cell table:number-columns-repeated="16380"/>
        </table:table-row>
        <table:table-row table:style-name="ro1">
          <table:table-cell office:value-type="float" office:value="443418" table:style-name="ce1">
            <text:p>443418</text:p>
          </table:table-cell>
          <table:table-cell office:value-type="float" office:value="828803" table:style-name="ce1">
            <text:p>828803</text:p>
          </table:table-cell>
          <table:table-cell table:style-name="ce1"/>
          <table:table-cell office:value-type="float" office:value="456166" table:style-name="ce1">
            <text:p>456166</text:p>
          </table:table-cell>
          <table:table-cell table:number-columns-repeated="16380"/>
        </table:table-row>
        <table:table-row table:style-name="ro1">
          <table:table-cell office:value-type="float" office:value="442633" table:style-name="ce1">
            <text:p>442633</text:p>
          </table:table-cell>
          <table:table-cell office:value-type="float" office:value="829160" table:style-name="ce1">
            <text:p>829160</text:p>
          </table:table-cell>
          <table:table-cell table:style-name="ce1"/>
          <table:table-cell office:value-type="float" office:value="456130" table:style-name="ce1">
            <text:p>456130</text:p>
          </table:table-cell>
          <table:table-cell table:number-columns-repeated="16380"/>
        </table:table-row>
        <table:table-row table:style-name="ro1">
          <table:table-cell office:value-type="float" office:value="442818" table:style-name="ce1">
            <text:p>442818</text:p>
          </table:table-cell>
          <table:table-cell office:value-type="float" office:value="831730" table:style-name="ce1">
            <text:p>831730</text:p>
          </table:table-cell>
          <table:table-cell table:style-name="ce1"/>
          <table:table-cell office:value-type="float" office:value="456130" table:style-name="ce1">
            <text:p>456130</text:p>
          </table:table-cell>
          <table:table-cell table:number-columns-repeated="16380"/>
        </table:table-row>
        <table:table-row table:style-name="ro1">
          <table:table-cell office:value-type="float" office:value="442818" table:style-name="ce1">
            <text:p>442818</text:p>
          </table:table-cell>
          <table:table-cell office:value-type="float" office:value="831403" table:style-name="ce1">
            <text:p>831403</text:p>
          </table:table-cell>
          <table:table-cell table:style-name="ce1"/>
          <table:table-cell office:value-type="float" office:value="455723" table:style-name="ce1">
            <text:p>455723</text:p>
          </table:table-cell>
          <table:table-cell table:number-columns-repeated="16380"/>
        </table:table-row>
        <table:table-row table:style-name="ro1">
          <table:table-cell office:value-type="float" office:value="442818" table:style-name="ce1">
            <text:p>442818</text:p>
          </table:table-cell>
          <table:table-cell office:value-type="float" office:value="827431" table:style-name="ce1">
            <text:p>827431</text:p>
          </table:table-cell>
          <table:table-cell table:style-name="ce1"/>
          <table:table-cell office:value-type="float" office:value="455723" table:style-name="ce1">
            <text:p>455723</text:p>
          </table:table-cell>
          <table:table-cell table:number-columns-repeated="16380"/>
        </table:table-row>
        <table:table-row table:style-name="ro1">
          <table:table-cell office:value-type="float" office:value="442818" table:style-name="ce1">
            <text:p>442818</text:p>
          </table:table-cell>
          <table:table-cell office:value-type="float" office:value="824803" table:style-name="ce1">
            <text:p>824803</text:p>
          </table:table-cell>
          <table:table-cell table:style-name="ce1"/>
          <table:table-cell office:value-type="float" office:value="455723" table:style-name="ce1">
            <text:p>455723</text:p>
          </table:table-cell>
          <table:table-cell table:number-columns-repeated="16380"/>
        </table:table-row>
        <table:table-row table:style-name="ro1">
          <table:table-cell office:value-type="float" office:value="442818" table:style-name="ce1">
            <text:p>442818</text:p>
          </table:table-cell>
          <table:table-cell office:value-type="float" office:value="827102" table:style-name="ce1">
            <text:p>827102</text:p>
          </table:table-cell>
          <table:table-cell table:style-name="ce1"/>
          <table:table-cell office:value-type="float" office:value="455663" table:style-name="ce1">
            <text:p>455663</text:p>
          </table:table-cell>
          <table:table-cell table:number-columns-repeated="16380"/>
        </table:table-row>
        <table:table-row table:style-name="ro1">
          <table:table-cell office:value-type="float" office:value="442818" table:style-name="ce1">
            <text:p>442818</text:p>
          </table:table-cell>
          <table:table-cell office:value-type="float" office:value="831547" table:style-name="ce1">
            <text:p>831547</text:p>
          </table:table-cell>
          <table:table-cell table:style-name="ce1"/>
          <table:table-cell office:value-type="float" office:value="455362" table:style-name="ce1">
            <text:p>455362</text:p>
          </table:table-cell>
          <table:table-cell table:number-columns-repeated="16380"/>
        </table:table-row>
        <table:table-row table:style-name="ro1">
          <table:table-cell office:value-type="float" office:value="442818" table:style-name="ce1">
            <text:p>442818</text:p>
          </table:table-cell>
          <table:table-cell office:value-type="float" office:value="830615" table:style-name="ce1">
            <text:p>830615</text:p>
          </table:table-cell>
          <table:table-cell table:style-name="ce1"/>
          <table:table-cell office:value-type="float" office:value="455362" table:style-name="ce1">
            <text:p>455362</text:p>
          </table:table-cell>
          <table:table-cell table:number-columns-repeated="16380"/>
        </table:table-row>
        <table:table-row table:style-name="ro1">
          <table:table-cell office:value-type="float" office:value="442818" table:style-name="ce1">
            <text:p>442818</text:p>
          </table:table-cell>
          <table:table-cell office:value-type="float" office:value="830054" table:style-name="ce1">
            <text:p>830054</text:p>
          </table:table-cell>
          <table:table-cell table:style-name="ce1"/>
          <table:table-cell office:value-type="float" office:value="455325" table:style-name="ce1">
            <text:p>455325</text:p>
          </table:table-cell>
          <table:table-cell table:number-columns-repeated="16380"/>
        </table:table-row>
        <table:table-row table:style-name="ro1">
          <table:table-cell office:value-type="float" office:value="442390" table:style-name="ce1">
            <text:p>442390</text:p>
          </table:table-cell>
          <table:table-cell office:value-type="float" office:value="826619" table:style-name="ce1">
            <text:p>826619</text:p>
          </table:table-cell>
          <table:table-cell table:style-name="ce1"/>
          <table:table-cell office:value-type="float" office:value="455241" table:style-name="ce1">
            <text:p>455241</text:p>
          </table:table-cell>
          <table:table-cell table:number-columns-repeated="16380"/>
        </table:table-row>
        <table:table-row table:style-name="ro1">
          <table:table-cell office:value-type="float" office:value="442390" table:style-name="ce1">
            <text:p>442390</text:p>
          </table:table-cell>
          <table:table-cell office:value-type="float" office:value="831034" table:style-name="ce1">
            <text:p>831034</text:p>
          </table:table-cell>
          <table:table-cell table:style-name="ce1"/>
          <table:table-cell office:value-type="float" office:value="455241" table:style-name="ce1">
            <text:p>455241</text:p>
          </table:table-cell>
          <table:table-cell table:number-columns-repeated="16380"/>
        </table:table-row>
        <table:table-row table:style-name="ro1">
          <table:table-cell office:value-type="float" office:value="442390" table:style-name="ce1">
            <text:p>442390</text:p>
          </table:table-cell>
          <table:table-cell office:value-type="float" office:value="837097" table:style-name="ce1">
            <text:p>837097</text:p>
          </table:table-cell>
          <table:table-cell table:style-name="ce1"/>
          <table:table-cell office:value-type="float" office:value="455241" table:style-name="ce1">
            <text:p>455241</text:p>
          </table:table-cell>
          <table:table-cell table:number-columns-repeated="16380"/>
        </table:table-row>
        <table:table-row table:style-name="ro1">
          <table:table-cell office:value-type="float" office:value="442298" table:style-name="ce1">
            <text:p>442298</text:p>
          </table:table-cell>
          <table:table-cell office:value-type="float" office:value="836399" table:style-name="ce1">
            <text:p>836399</text:p>
          </table:table-cell>
          <table:table-cell table:style-name="ce1"/>
          <table:table-cell office:value-type="float" office:value="455241" table:style-name="ce1">
            <text:p>455241</text:p>
          </table:table-cell>
          <table:table-cell table:number-columns-repeated="16380"/>
        </table:table-row>
        <table:table-row table:style-name="ro1">
          <table:table-cell office:value-type="float" office:value="442298" table:style-name="ce1">
            <text:p>442298</text:p>
          </table:table-cell>
          <table:table-cell office:value-type="float" office:value="831456" table:style-name="ce1">
            <text:p>831456</text:p>
          </table:table-cell>
          <table:table-cell table:style-name="ce1"/>
          <table:table-cell office:value-type="float" office:value="454732" table:style-name="ce1">
            <text:p>454732</text:p>
          </table:table-cell>
          <table:table-cell table:number-columns-repeated="16380"/>
        </table:table-row>
        <table:table-row table:style-name="ro1">
          <table:table-cell office:value-type="float" office:value="442298" table:style-name="ce1">
            <text:p>442298</text:p>
          </table:table-cell>
          <table:table-cell office:value-type="float" office:value="830108" table:style-name="ce1">
            <text:p>830108</text:p>
          </table:table-cell>
          <table:table-cell table:style-name="ce1"/>
          <table:table-cell office:value-type="float" office:value="454397" table:style-name="ce1">
            <text:p>454397</text:p>
          </table:table-cell>
          <table:table-cell table:number-columns-repeated="16380"/>
        </table:table-row>
        <table:table-row table:style-name="ro1">
          <table:table-cell office:value-type="float" office:value="442298" table:style-name="ce1">
            <text:p>442298</text:p>
          </table:table-cell>
          <table:table-cell office:value-type="float" office:value="829115" table:style-name="ce1">
            <text:p>829115</text:p>
          </table:table-cell>
          <table:table-cell table:style-name="ce1"/>
          <table:table-cell office:value-type="float" office:value="454397" table:style-name="ce1">
            <text:p>454397</text:p>
          </table:table-cell>
          <table:table-cell table:number-columns-repeated="16380"/>
        </table:table-row>
        <table:table-row table:style-name="ro1">
          <table:table-cell office:value-type="float" office:value="441126" table:style-name="ce1">
            <text:p>441126</text:p>
          </table:table-cell>
          <table:table-cell office:value-type="float" office:value="828138" table:style-name="ce1">
            <text:p>828138</text:p>
          </table:table-cell>
          <table:table-cell table:style-name="ce1"/>
          <table:table-cell office:value-type="float" office:value="454397" table:style-name="ce1">
            <text:p>454397</text:p>
          </table:table-cell>
          <table:table-cell table:number-columns-repeated="16380"/>
        </table:table-row>
        <table:table-row table:style-name="ro1">
          <table:table-cell office:value-type="float" office:value="441885" table:style-name="ce1">
            <text:p>441885</text:p>
          </table:table-cell>
          <table:table-cell office:value-type="float" office:value="827068" table:style-name="ce1">
            <text:p>827068</text:p>
          </table:table-cell>
          <table:table-cell table:style-name="ce1"/>
          <table:table-cell office:value-type="float" office:value="454295" table:style-name="ce1">
            <text:p>454295</text:p>
          </table:table-cell>
          <table:table-cell table:number-columns-repeated="16380"/>
        </table:table-row>
        <table:table-row table:style-name="ro1">
          <table:table-cell office:value-type="float" office:value="441341" table:style-name="ce1">
            <text:p>441341</text:p>
          </table:table-cell>
          <table:table-cell office:value-type="float" office:value="827071" table:style-name="ce1">
            <text:p>827071</text:p>
          </table:table-cell>
          <table:table-cell table:style-name="ce1"/>
          <table:table-cell office:value-type="float" office:value="453499" table:style-name="ce1">
            <text:p>453499</text:p>
          </table:table-cell>
          <table:table-cell table:number-columns-repeated="16380"/>
        </table:table-row>
        <table:table-row table:style-name="ro1">
          <table:table-cell office:value-type="float" office:value="441341" table:style-name="ce1">
            <text:p>441341</text:p>
          </table:table-cell>
          <table:table-cell office:value-type="float" office:value="825998" table:style-name="ce1">
            <text:p>825998</text:p>
          </table:table-cell>
          <table:table-cell table:style-name="ce1"/>
          <table:table-cell office:value-type="float" office:value="453499" table:style-name="ce1">
            <text:p>453499</text:p>
          </table:table-cell>
          <table:table-cell table:number-columns-repeated="16380"/>
        </table:table-row>
        <table:table-row table:style-name="ro1">
          <table:table-cell office:value-type="float" office:value="441341" table:style-name="ce1">
            <text:p>441341</text:p>
          </table:table-cell>
          <table:table-cell office:value-type="float" office:value="825222" table:style-name="ce1">
            <text:p>825222</text:p>
          </table:table-cell>
          <table:table-cell table:style-name="ce1"/>
          <table:table-cell office:value-type="float" office:value="453499" table:style-name="ce1">
            <text:p>453499</text:p>
          </table:table-cell>
          <table:table-cell table:number-columns-repeated="16380"/>
        </table:table-row>
        <table:table-row table:style-name="ro1">
          <table:table-cell office:value-type="float" office:value="441341" table:style-name="ce1">
            <text:p>441341</text:p>
          </table:table-cell>
          <table:table-cell office:value-type="float" office:value="827136" table:style-name="ce1">
            <text:p>827136</text:p>
          </table:table-cell>
          <table:table-cell table:style-name="ce1"/>
          <table:table-cell office:value-type="float" office:value="453239" table:style-name="ce1">
            <text:p>453239</text:p>
          </table:table-cell>
          <table:table-cell table:number-columns-repeated="16380"/>
        </table:table-row>
        <table:table-row table:style-name="ro1">
          <table:table-cell office:value-type="float" office:value="440944" table:style-name="ce1">
            <text:p>440944</text:p>
          </table:table-cell>
          <table:table-cell office:value-type="float" office:value="826181" table:style-name="ce1">
            <text:p>826181</text:p>
          </table:table-cell>
          <table:table-cell table:style-name="ce1"/>
          <table:table-cell office:value-type="float" office:value="452736" table:style-name="ce1">
            <text:p>452736</text:p>
          </table:table-cell>
          <table:table-cell table:number-columns-repeated="16380"/>
        </table:table-row>
        <table:table-row table:style-name="ro1">
          <table:table-cell office:value-type="float" office:value="439544" table:style-name="ce1">
            <text:p>439544</text:p>
          </table:table-cell>
          <table:table-cell office:value-type="float" office:value="826983" table:style-name="ce1">
            <text:p>826983</text:p>
          </table:table-cell>
          <table:table-cell table:style-name="ce1"/>
          <table:table-cell office:value-type="float" office:value="452736" table:style-name="ce1">
            <text:p>452736</text:p>
          </table:table-cell>
          <table:table-cell table:number-columns-repeated="16380"/>
        </table:table-row>
        <table:table-row table:style-name="ro1">
          <table:table-cell office:value-type="float" office:value="440221" table:style-name="ce1">
            <text:p>440221</text:p>
          </table:table-cell>
          <table:table-cell office:value-type="float" office:value="822770" table:style-name="ce1">
            <text:p>822770</text:p>
          </table:table-cell>
          <table:table-cell table:style-name="ce1"/>
          <table:table-cell office:value-type="float" office:value="451829" table:style-name="ce1">
            <text:p>451829</text:p>
          </table:table-cell>
          <table:table-cell table:number-columns-repeated="16380"/>
        </table:table-row>
        <table:table-row table:style-name="ro1">
          <table:table-cell office:value-type="float" office:value="439946" table:style-name="ce1">
            <text:p>439946</text:p>
          </table:table-cell>
          <table:table-cell office:value-type="float" office:value="828301" table:style-name="ce1">
            <text:p>828301</text:p>
          </table:table-cell>
          <table:table-cell table:style-name="ce1"/>
          <table:table-cell office:value-type="float" office:value="451921" table:style-name="ce1">
            <text:p>451921</text:p>
          </table:table-cell>
          <table:table-cell table:number-columns-repeated="16380"/>
        </table:table-row>
        <table:table-row table:style-name="ro1">
          <table:table-cell office:value-type="float" office:value="439992" table:style-name="ce1">
            <text:p>439992</text:p>
          </table:table-cell>
          <table:table-cell office:value-type="float" office:value="830624" table:style-name="ce1">
            <text:p>830624</text:p>
          </table:table-cell>
          <table:table-cell table:style-name="ce1"/>
          <table:table-cell office:value-type="float" office:value="451850" table:style-name="ce1">
            <text:p>451850</text:p>
          </table:table-cell>
          <table:table-cell table:number-columns-repeated="16380"/>
        </table:table-row>
        <table:table-row table:style-name="ro1">
          <table:table-cell office:value-type="float" office:value="439992" table:style-name="ce1">
            <text:p>439992</text:p>
          </table:table-cell>
          <table:table-cell office:value-type="float" office:value="829666" table:style-name="ce1">
            <text:p>829666</text:p>
          </table:table-cell>
          <table:table-cell table:style-name="ce1"/>
          <table:table-cell office:value-type="float" office:value="451816" table:style-name="ce1">
            <text:p>451816</text:p>
          </table:table-cell>
          <table:table-cell table:number-columns-repeated="16380"/>
        </table:table-row>
        <table:table-row table:style-name="ro1">
          <table:table-cell office:value-type="float" office:value="439992" table:style-name="ce1">
            <text:p>439992</text:p>
          </table:table-cell>
          <table:table-cell office:value-type="float" office:value="825618" table:style-name="ce1">
            <text:p>825618</text:p>
          </table:table-cell>
          <table:table-cell table:style-name="ce1"/>
          <table:table-cell office:value-type="float" office:value="452023" table:style-name="ce1">
            <text:p>452023</text:p>
          </table:table-cell>
          <table:table-cell table:number-columns-repeated="16380"/>
        </table:table-row>
        <table:table-row table:style-name="ro1">
          <table:table-cell office:value-type="float" office:value="439992" table:style-name="ce1">
            <text:p>439992</text:p>
          </table:table-cell>
          <table:table-cell office:value-type="float" office:value="830242" table:style-name="ce1">
            <text:p>830242</text:p>
          </table:table-cell>
          <table:table-cell table:style-name="ce1"/>
          <table:table-cell office:value-type="float" office:value="451590" table:style-name="ce1">
            <text:p>451590</text:p>
          </table:table-cell>
          <table:table-cell table:number-columns-repeated="16380"/>
        </table:table-row>
        <table:table-row table:style-name="ro1">
          <table:table-cell office:value-type="float" office:value="439386" table:style-name="ce1">
            <text:p>439386</text:p>
          </table:table-cell>
          <table:table-cell office:value-type="float" office:value="827395" table:style-name="ce1">
            <text:p>827395</text:p>
          </table:table-cell>
          <table:table-cell table:style-name="ce1"/>
          <table:table-cell office:value-type="float" office:value="452057" table:style-name="ce1">
            <text:p>452057</text:p>
          </table:table-cell>
          <table:table-cell table:number-columns-repeated="16380"/>
        </table:table-row>
        <table:table-row table:style-name="ro1">
          <table:table-cell office:value-type="float" office:value="439386" table:style-name="ce1">
            <text:p>439386</text:p>
          </table:table-cell>
          <table:table-cell office:value-type="float" office:value="827594" table:style-name="ce1">
            <text:p>827594</text:p>
          </table:table-cell>
          <table:table-cell table:style-name="ce1"/>
          <table:table-cell office:value-type="float" office:value="452057" table:style-name="ce1">
            <text:p>452057</text:p>
          </table:table-cell>
          <table:table-cell table:number-columns-repeated="16380"/>
        </table:table-row>
        <table:table-row table:style-name="ro1">
          <table:table-cell office:value-type="float" office:value="438914" table:style-name="ce1">
            <text:p>438914</text:p>
          </table:table-cell>
          <table:table-cell office:value-type="float" office:value="828098" table:style-name="ce1">
            <text:p>828098</text:p>
          </table:table-cell>
          <table:table-cell table:style-name="ce1"/>
          <table:table-cell office:value-type="float" office:value="452057" table:style-name="ce1">
            <text:p>452057</text:p>
          </table:table-cell>
          <table:table-cell table:number-columns-repeated="16380"/>
        </table:table-row>
        <table:table-row table:style-name="ro1">
          <table:table-cell office:value-type="float" office:value="438505" table:style-name="ce1">
            <text:p>438505</text:p>
          </table:table-cell>
          <table:table-cell office:value-type="float" office:value="826159" table:style-name="ce1">
            <text:p>826159</text:p>
          </table:table-cell>
          <table:table-cell table:style-name="ce1"/>
          <table:table-cell office:value-type="float" office:value="452057" table:style-name="ce1">
            <text:p>452057</text:p>
          </table:table-cell>
          <table:table-cell table:number-columns-repeated="16380"/>
        </table:table-row>
        <table:table-row table:style-name="ro1">
          <table:table-cell office:value-type="float" office:value="438303" table:style-name="ce1">
            <text:p>438303</text:p>
          </table:table-cell>
          <table:table-cell office:value-type="float" office:value="827508" table:style-name="ce1">
            <text:p>827508</text:p>
          </table:table-cell>
          <table:table-cell table:style-name="ce1"/>
          <table:table-cell office:value-type="float" office:value="451573" table:style-name="ce1">
            <text:p>451573</text:p>
          </table:table-cell>
          <table:table-cell table:number-columns-repeated="16380"/>
        </table:table-row>
        <table:table-row table:style-name="ro1">
          <table:table-cell office:value-type="float" office:value="438303" table:style-name="ce1">
            <text:p>438303</text:p>
          </table:table-cell>
          <table:table-cell office:value-type="float" office:value="824468" table:style-name="ce1">
            <text:p>824468</text:p>
          </table:table-cell>
          <table:table-cell table:style-name="ce1"/>
          <table:table-cell office:value-type="float" office:value="451477" table:style-name="ce1">
            <text:p>451477</text:p>
          </table:table-cell>
          <table:table-cell table:number-columns-repeated="16380"/>
        </table:table-row>
        <table:table-row table:style-name="ro1">
          <table:table-cell office:value-type="float" office:value="438303" table:style-name="ce1">
            <text:p>438303</text:p>
          </table:table-cell>
          <table:table-cell office:value-type="float" office:value="820681" table:style-name="ce1">
            <text:p>820681</text:p>
          </table:table-cell>
          <table:table-cell table:style-name="ce1"/>
          <table:table-cell office:value-type="float" office:value="451477" table:style-name="ce1">
            <text:p>451477</text:p>
          </table:table-cell>
          <table:table-cell table:number-columns-repeated="16380"/>
        </table:table-row>
        <table:table-row table:style-name="ro1">
          <table:table-cell office:value-type="float" office:value="438303" table:style-name="ce1">
            <text:p>438303</text:p>
          </table:table-cell>
          <table:table-cell office:value-type="float" office:value="820189" table:style-name="ce1">
            <text:p>820189</text:p>
          </table:table-cell>
          <table:table-cell table:style-name="ce1"/>
          <table:table-cell office:value-type="float" office:value="450260" table:style-name="ce1">
            <text:p>450260</text:p>
          </table:table-cell>
          <table:table-cell table:number-columns-repeated="16380"/>
        </table:table-row>
        <table:table-row table:style-name="ro1">
          <table:table-cell office:value-type="float" office:value="438303" table:style-name="ce1">
            <text:p>438303</text:p>
          </table:table-cell>
          <table:table-cell office:value-type="float" office:value="826714" table:style-name="ce1">
            <text:p>826714</text:p>
          </table:table-cell>
          <table:table-cell table:style-name="ce1"/>
          <table:table-cell office:value-type="float" office:value="450201" table:style-name="ce1">
            <text:p>450201</text:p>
          </table:table-cell>
          <table:table-cell table:number-columns-repeated="16380"/>
        </table:table-row>
        <table:table-row table:style-name="ro1">
          <table:table-cell office:value-type="float" office:value="438274" table:style-name="ce1">
            <text:p>438274</text:p>
          </table:table-cell>
          <table:table-cell office:value-type="float" office:value="823708" table:style-name="ce1">
            <text:p>823708</text:p>
          </table:table-cell>
          <table:table-cell table:style-name="ce1"/>
          <table:table-cell office:value-type="float" office:value="450260" table:style-name="ce1">
            <text:p>450260</text:p>
          </table:table-cell>
          <table:table-cell table:number-columns-repeated="16380"/>
        </table:table-row>
        <table:table-row table:style-name="ro1">
          <table:table-cell office:value-type="float" office:value="438274" table:style-name="ce1">
            <text:p>438274</text:p>
          </table:table-cell>
          <table:table-cell office:value-type="float" office:value="821723" table:style-name="ce1">
            <text:p>821723</text:p>
          </table:table-cell>
          <table:table-cell table:style-name="ce1"/>
          <table:table-cell office:value-type="float" office:value="449684" table:style-name="ce1">
            <text:p>449684</text:p>
          </table:table-cell>
          <table:table-cell table:number-columns-repeated="16380"/>
        </table:table-row>
        <table:table-row table:style-name="ro1">
          <table:table-cell office:value-type="float" office:value="437365" table:style-name="ce1">
            <text:p>437365</text:p>
          </table:table-cell>
          <table:table-cell office:value-type="float" office:value="821857" table:style-name="ce1">
            <text:p>821857</text:p>
          </table:table-cell>
          <table:table-cell table:style-name="ce1"/>
          <table:table-cell office:value-type="float" office:value="449920" table:style-name="ce1">
            <text:p>449920</text:p>
          </table:table-cell>
          <table:table-cell table:number-columns-repeated="16380"/>
        </table:table-row>
        <table:table-row table:style-name="ro1">
          <table:table-cell office:value-type="float" office:value="437928" table:style-name="ce1">
            <text:p>437928</text:p>
          </table:table-cell>
          <table:table-cell office:value-type="float" office:value="822483" table:style-name="ce1">
            <text:p>822483</text:p>
          </table:table-cell>
          <table:table-cell table:style-name="ce1"/>
          <table:table-cell office:value-type="float" office:value="449920" table:style-name="ce1">
            <text:p>449920</text:p>
          </table:table-cell>
          <table:table-cell table:number-columns-repeated="16380"/>
        </table:table-row>
        <table:table-row table:style-name="ro1">
          <table:table-cell office:value-type="float" office:value="437260" table:style-name="ce1">
            <text:p>437260</text:p>
          </table:table-cell>
          <table:table-cell office:value-type="float" office:value="824840" table:style-name="ce1">
            <text:p>824840</text:p>
          </table:table-cell>
          <table:table-cell table:style-name="ce1"/>
          <table:table-cell office:value-type="float" office:value="449920" table:style-name="ce1">
            <text:p>449920</text:p>
          </table:table-cell>
          <table:table-cell table:number-columns-repeated="16380"/>
        </table:table-row>
        <table:table-row table:style-name="ro1">
          <table:table-cell office:value-type="float" office:value="437260" table:style-name="ce1">
            <text:p>437260</text:p>
          </table:table-cell>
          <table:table-cell office:value-type="float" office:value="823940" table:style-name="ce1">
            <text:p>823940</text:p>
          </table:table-cell>
          <table:table-cell table:style-name="ce1"/>
          <table:table-cell office:value-type="float" office:value="449920" table:style-name="ce1">
            <text:p>449920</text:p>
          </table:table-cell>
          <table:table-cell table:number-columns-repeated="16380"/>
        </table:table-row>
        <table:table-row table:style-name="ro1">
          <table:table-cell office:value-type="float" office:value="437207" table:style-name="ce1">
            <text:p>437207</text:p>
          </table:table-cell>
          <table:table-cell office:value-type="float" office:value="828502" table:style-name="ce1">
            <text:p>828502</text:p>
          </table:table-cell>
          <table:table-cell table:style-name="ce1"/>
          <table:table-cell office:value-type="float" office:value="449699" table:style-name="ce1">
            <text:p>449699</text:p>
          </table:table-cell>
          <table:table-cell table:number-columns-repeated="16380"/>
        </table:table-row>
        <table:table-row table:style-name="ro1">
          <table:table-cell office:value-type="float" office:value="436578" table:style-name="ce1">
            <text:p>436578</text:p>
          </table:table-cell>
          <table:table-cell office:value-type="float" office:value="825530" table:style-name="ce1">
            <text:p>825530</text:p>
          </table:table-cell>
          <table:table-cell table:style-name="ce1"/>
          <table:table-cell office:value-type="float" office:value="449645" table:style-name="ce1">
            <text:p>449645</text:p>
          </table:table-cell>
          <table:table-cell table:number-columns-repeated="16380"/>
        </table:table-row>
        <table:table-row table:style-name="ro1">
          <table:table-cell office:value-type="float" office:value="436578" table:style-name="ce1">
            <text:p>436578</text:p>
          </table:table-cell>
          <table:table-cell office:value-type="float" office:value="822469" table:style-name="ce1">
            <text:p>822469</text:p>
          </table:table-cell>
          <table:table-cell table:style-name="ce1"/>
          <table:table-cell office:value-type="float" office:value="449399" table:style-name="ce1">
            <text:p>449399</text:p>
          </table:table-cell>
          <table:table-cell table:number-columns-repeated="16380"/>
        </table:table-row>
        <table:table-row table:style-name="ro1">
          <table:table-cell office:value-type="float" office:value="436578" table:style-name="ce1">
            <text:p>436578</text:p>
          </table:table-cell>
          <table:table-cell office:value-type="float" office:value="825360" table:style-name="ce1">
            <text:p>825360</text:p>
          </table:table-cell>
          <table:table-cell table:style-name="ce1"/>
          <table:table-cell office:value-type="float" office:value="449399" table:style-name="ce1">
            <text:p>449399</text:p>
          </table:table-cell>
          <table:table-cell table:number-columns-repeated="16380"/>
        </table:table-row>
        <table:table-row table:style-name="ro1">
          <table:table-cell office:value-type="float" office:value="435659" table:style-name="ce1">
            <text:p>435659</text:p>
          </table:table-cell>
          <table:table-cell office:value-type="float" office:value="824162" table:style-name="ce1">
            <text:p>824162</text:p>
          </table:table-cell>
          <table:table-cell table:style-name="ce1"/>
          <table:table-cell office:value-type="float" office:value="449399" table:style-name="ce1">
            <text:p>449399</text:p>
          </table:table-cell>
          <table:table-cell table:number-columns-repeated="16380"/>
        </table:table-row>
        <table:table-row table:style-name="ro1">
          <table:table-cell office:value-type="float" office:value="435615" table:style-name="ce1">
            <text:p>435615</text:p>
          </table:table-cell>
          <table:table-cell office:value-type="float" office:value="820185" table:style-name="ce1">
            <text:p>820185</text:p>
          </table:table-cell>
          <table:table-cell table:style-name="ce1"/>
          <table:table-cell office:value-type="float" office:value="449399" table:style-name="ce1">
            <text:p>449399</text:p>
          </table:table-cell>
          <table:table-cell table:number-columns-repeated="16380"/>
        </table:table-row>
        <table:table-row table:style-name="ro1">
          <table:table-cell office:value-type="float" office:value="435615" table:style-name="ce1">
            <text:p>435615</text:p>
          </table:table-cell>
          <table:table-cell office:value-type="float" office:value="823270" table:style-name="ce1">
            <text:p>823270</text:p>
          </table:table-cell>
          <table:table-cell table:style-name="ce1"/>
          <table:table-cell office:value-type="float" office:value="449281" table:style-name="ce1">
            <text:p>449281</text:p>
          </table:table-cell>
          <table:table-cell table:number-columns-repeated="16380"/>
        </table:table-row>
        <table:table-row table:style-name="ro1">
          <table:table-cell office:value-type="float" office:value="435659" table:style-name="ce1">
            <text:p>435659</text:p>
          </table:table-cell>
          <table:table-cell office:value-type="float" office:value="822653" table:style-name="ce1">
            <text:p>822653</text:p>
          </table:table-cell>
          <table:table-cell table:style-name="ce1"/>
          <table:table-cell office:value-type="float" office:value="448929" table:style-name="ce1">
            <text:p>448929</text:p>
          </table:table-cell>
          <table:table-cell table:number-columns-repeated="16380"/>
        </table:table-row>
        <table:table-row table:style-name="ro1">
          <table:table-cell office:value-type="float" office:value="435652" table:style-name="ce1">
            <text:p>435652</text:p>
          </table:table-cell>
          <table:table-cell office:value-type="float" office:value="819816" table:style-name="ce1">
            <text:p>819816</text:p>
          </table:table-cell>
          <table:table-cell table:style-name="ce1"/>
          <table:table-cell office:value-type="float" office:value="448930" table:style-name="ce1">
            <text:p>448930</text:p>
          </table:table-cell>
          <table:table-cell table:number-columns-repeated="16380"/>
        </table:table-row>
        <table:table-row table:style-name="ro1">
          <table:table-cell office:value-type="float" office:value="434510" table:style-name="ce1">
            <text:p>434510</text:p>
          </table:table-cell>
          <table:table-cell office:value-type="float" office:value="824734" table:style-name="ce1">
            <text:p>824734</text:p>
          </table:table-cell>
          <table:table-cell table:style-name="ce1"/>
          <table:table-cell office:value-type="float" office:value="448850" table:style-name="ce1">
            <text:p>448850</text:p>
          </table:table-cell>
          <table:table-cell table:number-columns-repeated="16380"/>
        </table:table-row>
        <table:table-row table:style-name="ro1">
          <table:table-cell office:value-type="float" office:value="434510" table:style-name="ce1">
            <text:p>434510</text:p>
          </table:table-cell>
          <table:table-cell office:value-type="float" office:value="826405" table:style-name="ce1">
            <text:p>826405</text:p>
          </table:table-cell>
          <table:table-cell table:style-name="ce1"/>
          <table:table-cell office:value-type="float" office:value="448223" table:style-name="ce1">
            <text:p>448223</text:p>
          </table:table-cell>
          <table:table-cell table:number-columns-repeated="16380"/>
        </table:table-row>
        <table:table-row table:style-name="ro1">
          <table:table-cell office:value-type="float" office:value="434479" table:style-name="ce1">
            <text:p>434479</text:p>
          </table:table-cell>
          <table:table-cell office:value-type="float" office:value="821730" table:style-name="ce1">
            <text:p>821730</text:p>
          </table:table-cell>
          <table:table-cell table:style-name="ce1"/>
          <table:table-cell office:value-type="float" office:value="448152" table:style-name="ce1">
            <text:p>448152</text:p>
          </table:table-cell>
          <table:table-cell table:number-columns-repeated="16380"/>
        </table:table-row>
        <table:table-row table:style-name="ro1">
          <table:table-cell office:value-type="float" office:value="434001" table:style-name="ce1">
            <text:p>434001</text:p>
          </table:table-cell>
          <table:table-cell office:value-type="float" office:value="824124" table:style-name="ce1">
            <text:p>824124</text:p>
          </table:table-cell>
          <table:table-cell table:style-name="ce1"/>
          <table:table-cell office:value-type="float" office:value="448152" table:style-name="ce1">
            <text:p>448152</text:p>
          </table:table-cell>
          <table:table-cell table:number-columns-repeated="16380"/>
        </table:table-row>
        <table:table-row table:style-name="ro1">
          <table:table-cell office:value-type="float" office:value="434169" table:style-name="ce1">
            <text:p>434169</text:p>
          </table:table-cell>
          <table:table-cell office:value-type="float" office:value="819639" table:style-name="ce1">
            <text:p>819639</text:p>
          </table:table-cell>
          <table:table-cell table:style-name="ce1"/>
          <table:table-cell office:value-type="float" office:value="448212" table:style-name="ce1">
            <text:p>448212</text:p>
          </table:table-cell>
          <table:table-cell table:number-columns-repeated="16380"/>
        </table:table-row>
        <table:table-row table:style-name="ro1">
          <table:table-cell office:value-type="float" office:value="433896" table:style-name="ce1">
            <text:p>433896</text:p>
          </table:table-cell>
          <table:table-cell office:value-type="float" office:value="820310" table:style-name="ce1">
            <text:p>820310</text:p>
          </table:table-cell>
          <table:table-cell table:style-name="ce1"/>
          <table:table-cell office:value-type="float" office:value="448057" table:style-name="ce1">
            <text:p>448057</text:p>
          </table:table-cell>
          <table:table-cell table:number-columns-repeated="16380"/>
        </table:table-row>
        <table:table-row table:style-name="ro1">
          <table:table-cell office:value-type="float" office:value="433690" table:style-name="ce1">
            <text:p>433690</text:p>
          </table:table-cell>
          <table:table-cell office:value-type="float" office:value="814391" table:style-name="ce1">
            <text:p>814391</text:p>
          </table:table-cell>
          <table:table-cell table:style-name="ce1"/>
          <table:table-cell office:value-type="float" office:value="448102" table:style-name="ce1">
            <text:p>448102</text:p>
          </table:table-cell>
          <table:table-cell table:number-columns-repeated="16380"/>
        </table:table-row>
        <table:table-row table:style-name="ro1">
          <table:table-cell office:value-type="float" office:value="433690" table:style-name="ce1">
            <text:p>433690</text:p>
          </table:table-cell>
          <table:table-cell office:value-type="float" office:value="813987" table:style-name="ce1">
            <text:p>813987</text:p>
          </table:table-cell>
          <table:table-cell table:style-name="ce1"/>
          <table:table-cell office:value-type="float" office:value="448102" table:style-name="ce1">
            <text:p>448102</text:p>
          </table:table-cell>
          <table:table-cell table:number-columns-repeated="16380"/>
        </table:table-row>
        <table:table-row table:style-name="ro1">
          <table:table-cell office:value-type="float" office:value="433538" table:style-name="ce1">
            <text:p>433538</text:p>
          </table:table-cell>
          <table:table-cell office:value-type="float" office:value="815821" table:style-name="ce1">
            <text:p>815821</text:p>
          </table:table-cell>
          <table:table-cell table:style-name="ce1"/>
          <table:table-cell office:value-type="float" office:value="448011" table:style-name="ce1">
            <text:p>448011</text:p>
          </table:table-cell>
          <table:table-cell table:number-columns-repeated="16380"/>
        </table:table-row>
        <table:table-row table:style-name="ro1">
          <table:table-cell office:value-type="float" office:value="433538" table:style-name="ce1">
            <text:p>433538</text:p>
          </table:table-cell>
          <table:table-cell office:value-type="float" office:value="813566" table:style-name="ce1">
            <text:p>813566</text:p>
          </table:table-cell>
          <table:table-cell table:style-name="ce1"/>
          <table:table-cell office:value-type="float" office:value="448011" table:style-name="ce1">
            <text:p>448011</text:p>
          </table:table-cell>
          <table:table-cell table:number-columns-repeated="16380"/>
        </table:table-row>
        <table:table-row table:style-name="ro1">
          <table:table-cell office:value-type="float" office:value="433538" table:style-name="ce1">
            <text:p>433538</text:p>
          </table:table-cell>
          <table:table-cell office:value-type="float" office:value="807917" table:style-name="ce1">
            <text:p>807917</text:p>
          </table:table-cell>
          <table:table-cell table:style-name="ce1"/>
          <table:table-cell office:value-type="float" office:value="448011" table:style-name="ce1">
            <text:p>448011</text:p>
          </table:table-cell>
          <table:table-cell table:number-columns-repeated="16380"/>
        </table:table-row>
        <table:table-row table:style-name="ro1">
          <table:table-cell office:value-type="float" office:value="433538" table:style-name="ce1">
            <text:p>433538</text:p>
          </table:table-cell>
          <table:table-cell office:value-type="float" office:value="814560" table:style-name="ce1">
            <text:p>814560</text:p>
          </table:table-cell>
          <table:table-cell table:style-name="ce1"/>
          <table:table-cell office:value-type="float" office:value="447918" table:style-name="ce1">
            <text:p>447918</text:p>
          </table:table-cell>
          <table:table-cell table:number-columns-repeated="16380"/>
        </table:table-row>
        <table:table-row table:style-name="ro1">
          <table:table-cell office:value-type="float" office:value="433457" table:style-name="ce1">
            <text:p>433457</text:p>
          </table:table-cell>
          <table:table-cell office:value-type="float" office:value="814049" table:style-name="ce1">
            <text:p>814049</text:p>
          </table:table-cell>
          <table:table-cell table:style-name="ce1"/>
          <table:table-cell office:value-type="float" office:value="448011" table:style-name="ce1">
            <text:p>448011</text:p>
          </table:table-cell>
          <table:table-cell table:number-columns-repeated="16380"/>
        </table:table-row>
        <table:table-row table:style-name="ro1">
          <table:table-cell office:value-type="float" office:value="433119" table:style-name="ce1">
            <text:p>433119</text:p>
          </table:table-cell>
          <table:table-cell office:value-type="float" office:value="815767" table:style-name="ce1">
            <text:p>815767</text:p>
          </table:table-cell>
          <table:table-cell table:style-name="ce1"/>
          <table:table-cell office:value-type="float" office:value="447650" table:style-name="ce1">
            <text:p>447650</text:p>
          </table:table-cell>
          <table:table-cell table:number-columns-repeated="16380"/>
        </table:table-row>
        <table:table-row table:style-name="ro1">
          <table:table-cell office:value-type="float" office:value="433122" table:style-name="ce1">
            <text:p>433122</text:p>
          </table:table-cell>
          <table:table-cell office:value-type="float" office:value="814082" table:style-name="ce1">
            <text:p>814082</text:p>
          </table:table-cell>
          <table:table-cell table:style-name="ce1"/>
          <table:table-cell office:value-type="float" office:value="447650" table:style-name="ce1">
            <text:p>447650</text:p>
          </table:table-cell>
          <table:table-cell table:number-columns-repeated="16380"/>
        </table:table-row>
        <table:table-row table:style-name="ro1">
          <table:table-cell office:value-type="float" office:value="432692" table:style-name="ce1">
            <text:p>432692</text:p>
          </table:table-cell>
          <table:table-cell office:value-type="float" office:value="813780" table:style-name="ce1">
            <text:p>813780</text:p>
          </table:table-cell>
          <table:table-cell table:style-name="ce1"/>
          <table:table-cell office:value-type="float" office:value="447055" table:style-name="ce1">
            <text:p>447055</text:p>
          </table:table-cell>
          <table:table-cell table:number-columns-repeated="16380"/>
        </table:table-row>
        <table:table-row table:style-name="ro1">
          <table:table-cell office:value-type="float" office:value="432997" table:style-name="ce1">
            <text:p>432997</text:p>
          </table:table-cell>
          <table:table-cell office:value-type="float" office:value="811422" table:style-name="ce1">
            <text:p>811422</text:p>
          </table:table-cell>
          <table:table-cell table:style-name="ce1"/>
          <table:table-cell office:value-type="float" office:value="447055" table:style-name="ce1">
            <text:p>447055</text:p>
          </table:table-cell>
          <table:table-cell table:number-columns-repeated="16380"/>
        </table:table-row>
        <table:table-row table:style-name="ro1">
          <table:table-cell office:value-type="float" office:value="432997" table:style-name="ce1">
            <text:p>432997</text:p>
          </table:table-cell>
          <table:table-cell office:value-type="float" office:value="811949" table:style-name="ce1">
            <text:p>811949</text:p>
          </table:table-cell>
          <table:table-cell table:style-name="ce1"/>
          <table:table-cell office:value-type="float" office:value="445338" table:style-name="ce1">
            <text:p>445338</text:p>
          </table:table-cell>
          <table:table-cell table:number-columns-repeated="16380"/>
        </table:table-row>
        <table:table-row table:style-name="ro1">
          <table:table-cell office:value-type="float" office:value="432997" table:style-name="ce1">
            <text:p>432997</text:p>
          </table:table-cell>
          <table:table-cell office:value-type="float" office:value="823983" table:style-name="ce1">
            <text:p>823983</text:p>
          </table:table-cell>
          <table:table-cell table:style-name="ce1"/>
          <table:table-cell office:value-type="float" office:value="445329" table:style-name="ce1">
            <text:p>445329</text:p>
          </table:table-cell>
          <table:table-cell table:number-columns-repeated="16380"/>
        </table:table-row>
        <table:table-row table:style-name="ro1">
          <table:table-cell office:value-type="float" office:value="432997" table:style-name="ce1">
            <text:p>432997</text:p>
          </table:table-cell>
          <table:table-cell office:value-type="float" office:value="825127" table:style-name="ce1">
            <text:p>825127</text:p>
          </table:table-cell>
          <table:table-cell table:style-name="ce1"/>
          <table:table-cell office:value-type="float" office:value="445163" table:style-name="ce1">
            <text:p>445163</text:p>
          </table:table-cell>
          <table:table-cell table:number-columns-repeated="16380"/>
        </table:table-row>
        <table:table-row table:style-name="ro1">
          <table:table-cell office:value-type="float" office:value="432997" table:style-name="ce1">
            <text:p>432997</text:p>
          </table:table-cell>
          <table:table-cell office:value-type="float" office:value="828580" table:style-name="ce1">
            <text:p>828580</text:p>
          </table:table-cell>
          <table:table-cell table:style-name="ce1"/>
          <table:table-cell office:value-type="float" office:value="445011" table:style-name="ce1">
            <text:p>445011</text:p>
          </table:table-cell>
          <table:table-cell table:number-columns-repeated="16380"/>
        </table:table-row>
        <table:table-row table:style-name="ro1">
          <table:table-cell office:value-type="float" office:value="432631" table:style-name="ce1">
            <text:p>432631</text:p>
          </table:table-cell>
          <table:table-cell office:value-type="float" office:value="830722" table:style-name="ce1">
            <text:p>830722</text:p>
          </table:table-cell>
          <table:table-cell table:style-name="ce1"/>
          <table:table-cell office:value-type="float" office:value="445163" table:style-name="ce1">
            <text:p>445163</text:p>
          </table:table-cell>
          <table:table-cell table:number-columns-repeated="16380"/>
        </table:table-row>
        <table:table-row table:style-name="ro1">
          <table:table-cell office:value-type="float" office:value="432631" table:style-name="ce1">
            <text:p>432631</text:p>
          </table:table-cell>
          <table:table-cell office:value-type="float" office:value="828867" table:style-name="ce1">
            <text:p>828867</text:p>
          </table:table-cell>
          <table:table-cell table:style-name="ce1"/>
          <table:table-cell office:value-type="float" office:value="444944" table:style-name="ce1">
            <text:p>444944</text:p>
          </table:table-cell>
          <table:table-cell table:number-columns-repeated="16380"/>
        </table:table-row>
        <table:table-row table:style-name="ro1">
          <table:table-cell office:value-type="float" office:value="432061" table:style-name="ce1">
            <text:p>432061</text:p>
          </table:table-cell>
          <table:table-cell office:value-type="float" office:value="827798" table:style-name="ce1">
            <text:p>827798</text:p>
          </table:table-cell>
          <table:table-cell table:style-name="ce1"/>
          <table:table-cell office:value-type="float" office:value="444928" table:style-name="ce1">
            <text:p>444928</text:p>
          </table:table-cell>
          <table:table-cell table:number-columns-repeated="16380"/>
        </table:table-row>
        <table:table-row table:style-name="ro1">
          <table:table-cell office:value-type="float" office:value="432008" table:style-name="ce1">
            <text:p>432008</text:p>
          </table:table-cell>
          <table:table-cell office:value-type="float" office:value="827877" table:style-name="ce1">
            <text:p>827877</text:p>
          </table:table-cell>
          <table:table-cell table:style-name="ce1"/>
          <table:table-cell office:value-type="float" office:value="443589" table:style-name="ce1">
            <text:p>443589</text:p>
          </table:table-cell>
          <table:table-cell table:number-columns-repeated="16380"/>
        </table:table-row>
        <table:table-row table:style-name="ro1">
          <table:table-cell office:value-type="float" office:value="432008" table:style-name="ce1">
            <text:p>432008</text:p>
          </table:table-cell>
          <table:table-cell office:value-type="float" office:value="827057" table:style-name="ce1">
            <text:p>827057</text:p>
          </table:table-cell>
          <table:table-cell table:style-name="ce1"/>
          <table:table-cell office:value-type="float" office:value="444928" table:style-name="ce1">
            <text:p>444928</text:p>
          </table:table-cell>
          <table:table-cell table:number-columns-repeated="16380"/>
        </table:table-row>
        <table:table-row table:style-name="ro1">
          <table:table-cell office:value-type="float" office:value="431377" table:style-name="ce1">
            <text:p>431377</text:p>
          </table:table-cell>
          <table:table-cell office:value-type="float" office:value="821159" table:style-name="ce1">
            <text:p>821159</text:p>
          </table:table-cell>
          <table:table-cell table:style-name="ce1"/>
          <table:table-cell office:value-type="float" office:value="444397" table:style-name="ce1">
            <text:p>444397</text:p>
          </table:table-cell>
          <table:table-cell table:number-columns-repeated="16380"/>
        </table:table-row>
        <table:table-row table:style-name="ro1">
          <table:table-cell office:value-type="float" office:value="431193" table:style-name="ce1">
            <text:p>431193</text:p>
          </table:table-cell>
          <table:table-cell office:value-type="float" office:value="823104" table:style-name="ce1">
            <text:p>823104</text:p>
          </table:table-cell>
          <table:table-cell table:style-name="ce1"/>
          <table:table-cell office:value-type="float" office:value="444397" table:style-name="ce1">
            <text:p>444397</text:p>
          </table:table-cell>
          <table:table-cell table:number-columns-repeated="16380"/>
        </table:table-row>
        <table:table-row table:style-name="ro1">
          <table:table-cell office:value-type="float" office:value="431193" table:style-name="ce1">
            <text:p>431193</text:p>
          </table:table-cell>
          <table:table-cell office:value-type="float" office:value="827063" table:style-name="ce1">
            <text:p>827063</text:p>
          </table:table-cell>
          <table:table-cell table:style-name="ce1"/>
          <table:table-cell office:value-type="float" office:value="444397" table:style-name="ce1">
            <text:p>444397</text:p>
          </table:table-cell>
          <table:table-cell table:number-columns-repeated="16380"/>
        </table:table-row>
        <table:table-row table:style-name="ro1">
          <table:table-cell office:value-type="float" office:value="431193" table:style-name="ce1">
            <text:p>431193</text:p>
          </table:table-cell>
          <table:table-cell office:value-type="float" office:value="827901" table:style-name="ce1">
            <text:p>827901</text:p>
          </table:table-cell>
          <table:table-cell table:style-name="ce1"/>
          <table:table-cell office:value-type="float" office:value="443661" table:style-name="ce1">
            <text:p>443661</text:p>
          </table:table-cell>
          <table:table-cell table:number-columns-repeated="16380"/>
        </table:table-row>
        <table:table-row table:style-name="ro1">
          <table:table-cell office:value-type="float" office:value="431193" table:style-name="ce1">
            <text:p>431193</text:p>
          </table:table-cell>
          <table:table-cell office:value-type="float" office:value="831678" table:style-name="ce1">
            <text:p>831678</text:p>
          </table:table-cell>
          <table:table-cell table:style-name="ce1"/>
          <table:table-cell office:value-type="float" office:value="443315" table:style-name="ce1">
            <text:p>443315</text:p>
          </table:table-cell>
          <table:table-cell table:number-columns-repeated="16380"/>
        </table:table-row>
        <table:table-row table:style-name="ro1">
          <table:table-cell office:value-type="float" office:value="431099" table:style-name="ce1">
            <text:p>431099</text:p>
          </table:table-cell>
          <table:table-cell office:value-type="float" office:value="826183" table:style-name="ce1">
            <text:p>826183</text:p>
          </table:table-cell>
          <table:table-cell table:style-name="ce1"/>
          <table:table-cell office:value-type="float" office:value="443399" table:style-name="ce1">
            <text:p>443399</text:p>
          </table:table-cell>
          <table:table-cell table:number-columns-repeated="16380"/>
        </table:table-row>
        <table:table-row table:style-name="ro1">
          <table:table-cell office:value-type="float" office:value="431099" table:style-name="ce1">
            <text:p>431099</text:p>
          </table:table-cell>
          <table:table-cell office:value-type="float" office:value="824747" table:style-name="ce1">
            <text:p>824747</text:p>
          </table:table-cell>
          <table:table-cell table:style-name="ce1"/>
          <table:table-cell office:value-type="float" office:value="443399" table:style-name="ce1">
            <text:p>443399</text:p>
          </table:table-cell>
          <table:table-cell table:number-columns-repeated="16380"/>
        </table:table-row>
        <table:table-row table:style-name="ro1">
          <table:table-cell office:value-type="float" office:value="429533" table:style-name="ce1">
            <text:p>429533</text:p>
          </table:table-cell>
          <table:table-cell office:value-type="float" office:value="833411" table:style-name="ce1">
            <text:p>833411</text:p>
          </table:table-cell>
          <table:table-cell table:style-name="ce1"/>
          <table:table-cell office:value-type="float" office:value="443399" table:style-name="ce1">
            <text:p>443399</text:p>
          </table:table-cell>
          <table:table-cell table:number-columns-repeated="16380"/>
        </table:table-row>
        <table:table-row table:style-name="ro1">
          <table:table-cell office:value-type="float" office:value="429262" table:style-name="ce1">
            <text:p>429262</text:p>
          </table:table-cell>
          <table:table-cell office:value-type="float" office:value="829022" table:style-name="ce1">
            <text:p>829022</text:p>
          </table:table-cell>
          <table:table-cell table:style-name="ce1"/>
          <table:table-cell office:value-type="float" office:value="443399" table:style-name="ce1">
            <text:p>443399</text:p>
          </table:table-cell>
          <table:table-cell table:number-columns-repeated="16380"/>
        </table:table-row>
        <table:table-row table:style-name="ro1">
          <table:table-cell office:value-type="float" office:value="429262" table:style-name="ce1">
            <text:p>429262</text:p>
          </table:table-cell>
          <table:table-cell office:value-type="float" office:value="831766" table:style-name="ce1">
            <text:p>831766</text:p>
          </table:table-cell>
          <table:table-cell table:style-name="ce1"/>
          <table:table-cell office:value-type="float" office:value="443399" table:style-name="ce1">
            <text:p>443399</text:p>
          </table:table-cell>
          <table:table-cell table:number-columns-repeated="16380"/>
        </table:table-row>
        <table:table-row table:style-name="ro1">
          <table:table-cell office:value-type="float" office:value="428661" table:style-name="ce1">
            <text:p>428661</text:p>
          </table:table-cell>
          <table:table-cell office:value-type="float" office:value="832442" table:style-name="ce1">
            <text:p>832442</text:p>
          </table:table-cell>
          <table:table-cell table:style-name="ce1"/>
          <table:table-cell office:value-type="float" office:value="443399" table:style-name="ce1">
            <text:p>443399</text:p>
          </table:table-cell>
          <table:table-cell table:number-columns-repeated="16380"/>
        </table:table-row>
        <table:table-row table:style-name="ro1">
          <table:table-cell office:value-type="float" office:value="428658" table:style-name="ce1">
            <text:p>428658</text:p>
          </table:table-cell>
          <table:table-cell office:value-type="float" office:value="831878" table:style-name="ce1">
            <text:p>831878</text:p>
          </table:table-cell>
          <table:table-cell table:style-name="ce1"/>
          <table:table-cell office:value-type="float" office:value="443108" table:style-name="ce1">
            <text:p>443108</text:p>
          </table:table-cell>
          <table:table-cell table:number-columns-repeated="16380"/>
        </table:table-row>
        <table:table-row table:style-name="ro1">
          <table:table-cell office:value-type="float" office:value="428658" table:style-name="ce1">
            <text:p>428658</text:p>
          </table:table-cell>
          <table:table-cell office:value-type="float" office:value="831158" table:style-name="ce1">
            <text:p>831158</text:p>
          </table:table-cell>
          <table:table-cell table:style-name="ce1"/>
          <table:table-cell office:value-type="float" office:value="442821" table:style-name="ce1">
            <text:p>442821</text:p>
          </table:table-cell>
          <table:table-cell table:number-columns-repeated="16380"/>
        </table:table-row>
        <table:table-row table:style-name="ro1">
          <table:table-cell office:value-type="float" office:value="428115" table:style-name="ce1">
            <text:p>428115</text:p>
          </table:table-cell>
          <table:table-cell office:value-type="float" office:value="832488" table:style-name="ce1">
            <text:p>832488</text:p>
          </table:table-cell>
          <table:table-cell table:style-name="ce1"/>
          <table:table-cell office:value-type="float" office:value="442821" table:style-name="ce1">
            <text:p>442821</text:p>
          </table:table-cell>
          <table:table-cell table:number-columns-repeated="16380"/>
        </table:table-row>
        <table:table-row table:style-name="ro1">
          <table:table-cell office:value-type="float" office:value="428071" table:style-name="ce1">
            <text:p>428071</text:p>
          </table:table-cell>
          <table:table-cell office:value-type="float" office:value="828897" table:style-name="ce1">
            <text:p>828897</text:p>
          </table:table-cell>
          <table:table-cell table:style-name="ce1"/>
          <table:table-cell office:value-type="float" office:value="442821" table:style-name="ce1">
            <text:p>442821</text:p>
          </table:table-cell>
          <table:table-cell table:number-columns-repeated="16380"/>
        </table:table-row>
        <table:table-row table:style-name="ro1">
          <table:table-cell office:value-type="float" office:value="428115" table:style-name="ce1">
            <text:p>428115</text:p>
          </table:table-cell>
          <table:table-cell office:value-type="float" office:value="827043" table:style-name="ce1">
            <text:p>827043</text:p>
          </table:table-cell>
          <table:table-cell table:style-name="ce1"/>
          <table:table-cell office:value-type="float" office:value="442579" table:style-name="ce1">
            <text:p>442579</text:p>
          </table:table-cell>
          <table:table-cell table:number-columns-repeated="16380"/>
        </table:table-row>
        <table:table-row table:style-name="ro1">
          <table:table-cell office:value-type="float" office:value="428115" table:style-name="ce1">
            <text:p>428115</text:p>
          </table:table-cell>
          <table:table-cell office:value-type="float" office:value="827303" table:style-name="ce1">
            <text:p>827303</text:p>
          </table:table-cell>
          <table:table-cell table:style-name="ce1"/>
          <table:table-cell office:value-type="float" office:value="442163" table:style-name="ce1">
            <text:p>442163</text:p>
          </table:table-cell>
          <table:table-cell table:number-columns-repeated="16380"/>
        </table:table-row>
        <table:table-row table:style-name="ro1">
          <table:table-cell office:value-type="float" office:value="427660" table:style-name="ce1">
            <text:p>427660</text:p>
          </table:table-cell>
          <table:table-cell office:value-type="float" office:value="820984" table:style-name="ce1">
            <text:p>820984</text:p>
          </table:table-cell>
          <table:table-cell table:style-name="ce1"/>
          <table:table-cell office:value-type="float" office:value="442163" table:style-name="ce1">
            <text:p>442163</text:p>
          </table:table-cell>
          <table:table-cell table:number-columns-repeated="16380"/>
        </table:table-row>
        <table:table-row table:style-name="ro1">
          <table:table-cell office:value-type="float" office:value="427814" table:style-name="ce1">
            <text:p>427814</text:p>
          </table:table-cell>
          <table:table-cell office:value-type="float" office:value="825503" table:style-name="ce1">
            <text:p>825503</text:p>
          </table:table-cell>
          <table:table-cell table:style-name="ce1"/>
          <table:table-cell office:value-type="float" office:value="441957" table:style-name="ce1">
            <text:p>441957</text:p>
          </table:table-cell>
          <table:table-cell table:number-columns-repeated="16380"/>
        </table:table-row>
        <table:table-row table:style-name="ro1">
          <table:table-cell office:value-type="float" office:value="427814" table:style-name="ce1">
            <text:p>427814</text:p>
          </table:table-cell>
          <table:table-cell office:value-type="float" office:value="826708" table:style-name="ce1">
            <text:p>826708</text:p>
          </table:table-cell>
          <table:table-cell table:style-name="ce1"/>
          <table:table-cell office:value-type="float" office:value="441957" table:style-name="ce1">
            <text:p>441957</text:p>
          </table:table-cell>
          <table:table-cell table:number-columns-repeated="16380"/>
        </table:table-row>
        <table:table-row table:style-name="ro1">
          <table:table-cell office:value-type="float" office:value="427539" table:style-name="ce1">
            <text:p>427539</text:p>
          </table:table-cell>
          <table:table-cell office:value-type="float" office:value="827688" table:style-name="ce1">
            <text:p>827688</text:p>
          </table:table-cell>
          <table:table-cell table:style-name="ce1"/>
          <table:table-cell office:value-type="float" office:value="441856" table:style-name="ce1">
            <text:p>441856</text:p>
          </table:table-cell>
          <table:table-cell table:number-columns-repeated="16380"/>
        </table:table-row>
        <table:table-row table:style-name="ro1">
          <table:table-cell office:value-type="float" office:value="427539" table:style-name="ce1">
            <text:p>427539</text:p>
          </table:table-cell>
          <table:table-cell office:value-type="float" office:value="832045" table:style-name="ce1">
            <text:p>832045</text:p>
          </table:table-cell>
          <table:table-cell table:style-name="ce1"/>
          <table:table-cell office:value-type="float" office:value="441724" table:style-name="ce1">
            <text:p>441724</text:p>
          </table:table-cell>
          <table:table-cell table:number-columns-repeated="16380"/>
        </table:table-row>
        <table:table-row table:style-name="ro1">
          <table:table-cell office:value-type="float" office:value="427539" table:style-name="ce1">
            <text:p>427539</text:p>
          </table:table-cell>
          <table:table-cell office:value-type="float" office:value="836338" table:style-name="ce1">
            <text:p>836338</text:p>
          </table:table-cell>
          <table:table-cell table:style-name="ce1"/>
          <table:table-cell office:value-type="float" office:value="441724" table:style-name="ce1">
            <text:p>441724</text:p>
          </table:table-cell>
          <table:table-cell table:number-columns-repeated="16380"/>
        </table:table-row>
        <table:table-row table:style-name="ro1">
          <table:table-cell office:value-type="float" office:value="427774" table:style-name="ce1">
            <text:p>427774</text:p>
          </table:table-cell>
          <table:table-cell office:value-type="float" office:value="829722" table:style-name="ce1">
            <text:p>829722</text:p>
          </table:table-cell>
          <table:table-cell table:style-name="ce1"/>
          <table:table-cell office:value-type="float" office:value="441724" table:style-name="ce1">
            <text:p>441724</text:p>
          </table:table-cell>
          <table:table-cell table:number-columns-repeated="16380"/>
        </table:table-row>
        <table:table-row table:style-name="ro1">
          <table:table-cell office:value-type="float" office:value="427416" table:style-name="ce1">
            <text:p>427416</text:p>
          </table:table-cell>
          <table:table-cell office:value-type="float" office:value="831144" table:style-name="ce1">
            <text:p>831144</text:p>
          </table:table-cell>
          <table:table-cell table:style-name="ce1"/>
          <table:table-cell office:value-type="float" office:value="441724" table:style-name="ce1">
            <text:p>441724</text:p>
          </table:table-cell>
          <table:table-cell table:number-columns-repeated="16380"/>
        </table:table-row>
        <table:table-row table:style-name="ro1">
          <table:table-cell office:value-type="float" office:value="427416" table:style-name="ce1">
            <text:p>427416</text:p>
          </table:table-cell>
          <table:table-cell office:value-type="float" office:value="832549" table:style-name="ce1">
            <text:p>832549</text:p>
          </table:table-cell>
          <table:table-cell table:style-name="ce1"/>
          <table:table-cell office:value-type="float" office:value="441724" table:style-name="ce1">
            <text:p>441724</text:p>
          </table:table-cell>
          <table:table-cell table:number-columns-repeated="16380"/>
        </table:table-row>
        <table:table-row table:style-name="ro1">
          <table:table-cell office:value-type="float" office:value="427416" table:style-name="ce1">
            <text:p>427416</text:p>
          </table:table-cell>
          <table:table-cell office:value-type="float" office:value="830030" table:style-name="ce1">
            <text:p>830030</text:p>
          </table:table-cell>
          <table:table-cell table:style-name="ce1"/>
          <table:table-cell office:value-type="float" office:value="441280" table:style-name="ce1">
            <text:p>441280</text:p>
          </table:table-cell>
          <table:table-cell table:number-columns-repeated="16380"/>
        </table:table-row>
        <table:table-row table:style-name="ro1">
          <table:table-cell office:value-type="float" office:value="427416" table:style-name="ce1">
            <text:p>427416</text:p>
          </table:table-cell>
          <table:table-cell office:value-type="float" office:value="830303" table:style-name="ce1">
            <text:p>830303</text:p>
          </table:table-cell>
          <table:table-cell table:style-name="ce1"/>
          <table:table-cell office:value-type="float" office:value="440956" table:style-name="ce1">
            <text:p>440956</text:p>
          </table:table-cell>
          <table:table-cell table:number-columns-repeated="16380"/>
        </table:table-row>
        <table:table-row table:style-name="ro1">
          <table:table-cell office:value-type="float" office:value="427278" table:style-name="ce1">
            <text:p>427278</text:p>
          </table:table-cell>
          <table:table-cell office:value-type="float" office:value="829861" table:style-name="ce1">
            <text:p>829861</text:p>
          </table:table-cell>
          <table:table-cell table:style-name="ce1"/>
          <table:table-cell office:value-type="float" office:value="440408" table:style-name="ce1">
            <text:p>440408</text:p>
          </table:table-cell>
          <table:table-cell table:number-columns-repeated="16380"/>
        </table:table-row>
        <table:table-row table:style-name="ro1">
          <table:table-cell office:value-type="float" office:value="426756" table:style-name="ce1">
            <text:p>426756</text:p>
          </table:table-cell>
          <table:table-cell office:value-type="float" office:value="826294" table:style-name="ce1">
            <text:p>826294</text:p>
          </table:table-cell>
          <table:table-cell table:style-name="ce1"/>
          <table:table-cell office:value-type="float" office:value="440956" table:style-name="ce1">
            <text:p>440956</text:p>
          </table:table-cell>
          <table:table-cell table:number-columns-repeated="16380"/>
        </table:table-row>
        <table:table-row table:style-name="ro1">
          <table:table-cell office:value-type="float" office:value="426022" table:style-name="ce1">
            <text:p>426022</text:p>
          </table:table-cell>
          <table:table-cell office:value-type="float" office:value="828282" table:style-name="ce1">
            <text:p>828282</text:p>
          </table:table-cell>
          <table:table-cell table:style-name="ce1"/>
          <table:table-cell office:value-type="float" office:value="440956" table:style-name="ce1">
            <text:p>440956</text:p>
          </table:table-cell>
          <table:table-cell table:number-columns-repeated="16380"/>
        </table:table-row>
        <table:table-row table:style-name="ro1">
          <table:table-cell office:value-type="float" office:value="426022" table:style-name="ce1">
            <text:p>426022</text:p>
          </table:table-cell>
          <table:table-cell office:value-type="float" office:value="826575" table:style-name="ce1">
            <text:p>826575</text:p>
          </table:table-cell>
          <table:table-cell table:style-name="ce1"/>
          <table:table-cell office:value-type="float" office:value="440956" table:style-name="ce1">
            <text:p>440956</text:p>
          </table:table-cell>
          <table:table-cell table:number-columns-repeated="16380"/>
        </table:table-row>
        <table:table-row table:style-name="ro1">
          <table:table-cell office:value-type="float" office:value="426022" table:style-name="ce1">
            <text:p>426022</text:p>
          </table:table-cell>
          <table:table-cell office:value-type="float" office:value="825301" table:style-name="ce1">
            <text:p>825301</text:p>
          </table:table-cell>
          <table:table-cell table:style-name="ce1"/>
          <table:table-cell office:value-type="float" office:value="440604" table:style-name="ce1">
            <text:p>440604</text:p>
          </table:table-cell>
          <table:table-cell table:number-columns-repeated="16380"/>
        </table:table-row>
        <table:table-row table:style-name="ro1">
          <table:table-cell office:value-type="float" office:value="425721" table:style-name="ce1">
            <text:p>425721</text:p>
          </table:table-cell>
          <table:table-cell office:value-type="float" office:value="824751" table:style-name="ce1">
            <text:p>824751</text:p>
          </table:table-cell>
          <table:table-cell table:style-name="ce1"/>
          <table:table-cell office:value-type="float" office:value="440604" table:style-name="ce1">
            <text:p>440604</text:p>
          </table:table-cell>
          <table:table-cell table:number-columns-repeated="16380"/>
        </table:table-row>
        <table:table-row table:style-name="ro1">
          <table:table-cell office:value-type="float" office:value="425413" table:style-name="ce1">
            <text:p>425413</text:p>
          </table:table-cell>
          <table:table-cell office:value-type="float" office:value="828588" table:style-name="ce1">
            <text:p>828588</text:p>
          </table:table-cell>
          <table:table-cell table:style-name="ce1"/>
          <table:table-cell office:value-type="float" office:value="440604" table:style-name="ce1">
            <text:p>440604</text:p>
          </table:table-cell>
          <table:table-cell table:number-columns-repeated="16380"/>
        </table:table-row>
        <table:table-row table:style-name="ro1">
          <table:table-cell office:value-type="float" office:value="425658" table:style-name="ce1">
            <text:p>425658</text:p>
          </table:table-cell>
          <table:table-cell office:value-type="float" office:value="826267" table:style-name="ce1">
            <text:p>826267</text:p>
          </table:table-cell>
          <table:table-cell table:style-name="ce1"/>
          <table:table-cell office:value-type="float" office:value="440334" table:style-name="ce1">
            <text:p>440334</text:p>
          </table:table-cell>
          <table:table-cell table:number-columns-repeated="16380"/>
        </table:table-row>
        <table:table-row table:style-name="ro1">
          <table:table-cell office:value-type="float" office:value="425658" table:style-name="ce1">
            <text:p>425658</text:p>
          </table:table-cell>
          <table:table-cell office:value-type="float" office:value="822953" table:style-name="ce1">
            <text:p>822953</text:p>
          </table:table-cell>
          <table:table-cell table:style-name="ce1"/>
          <table:table-cell office:value-type="float" office:value="440604" table:style-name="ce1">
            <text:p>440604</text:p>
          </table:table-cell>
          <table:table-cell table:number-columns-repeated="16380"/>
        </table:table-row>
        <table:table-row table:style-name="ro1">
          <table:table-cell office:value-type="float" office:value="424650" table:style-name="ce1">
            <text:p>424650</text:p>
          </table:table-cell>
          <table:table-cell office:value-type="float" office:value="823849" table:style-name="ce1">
            <text:p>823849</text:p>
          </table:table-cell>
          <table:table-cell table:style-name="ce1"/>
          <table:table-cell office:value-type="float" office:value="440566" table:style-name="ce1">
            <text:p>440566</text:p>
          </table:table-cell>
          <table:table-cell table:number-columns-repeated="16380"/>
        </table:table-row>
        <table:table-row table:style-name="ro1">
          <table:table-cell office:value-type="float" office:value="424650" table:style-name="ce1">
            <text:p>424650</text:p>
          </table:table-cell>
          <table:table-cell office:value-type="float" office:value="827524" table:style-name="ce1">
            <text:p>827524</text:p>
          </table:table-cell>
          <table:table-cell table:style-name="ce1"/>
          <table:table-cell office:value-type="float" office:value="440566" table:style-name="ce1">
            <text:p>440566</text:p>
          </table:table-cell>
          <table:table-cell table:number-columns-repeated="16380"/>
        </table:table-row>
        <table:table-row table:style-name="ro1">
          <table:table-cell office:value-type="float" office:value="425225" table:style-name="ce1">
            <text:p>425225</text:p>
          </table:table-cell>
          <table:table-cell office:value-type="float" office:value="826210" table:style-name="ce1">
            <text:p>826210</text:p>
          </table:table-cell>
          <table:table-cell table:style-name="ce1"/>
          <table:table-cell office:value-type="float" office:value="439987" table:style-name="ce1">
            <text:p>439987</text:p>
          </table:table-cell>
          <table:table-cell table:number-columns-repeated="16380"/>
        </table:table-row>
        <table:table-row table:style-name="ro1">
          <table:table-cell office:value-type="float" office:value="425204" table:style-name="ce1">
            <text:p>425204</text:p>
          </table:table-cell>
          <table:table-cell office:value-type="float" office:value="829211" table:style-name="ce1">
            <text:p>829211</text:p>
          </table:table-cell>
          <table:table-cell table:style-name="ce1"/>
          <table:table-cell office:value-type="float" office:value="439729" table:style-name="ce1">
            <text:p>439729</text:p>
          </table:table-cell>
          <table:table-cell table:number-columns-repeated="16380"/>
        </table:table-row>
        <table:table-row table:style-name="ro1">
          <table:table-cell office:value-type="float" office:value="425204" table:style-name="ce1">
            <text:p>425204</text:p>
          </table:table-cell>
          <table:table-cell office:value-type="float" office:value="828000" table:style-name="ce1">
            <text:p>828000</text:p>
          </table:table-cell>
          <table:table-cell table:style-name="ce1"/>
          <table:table-cell office:value-type="float" office:value="439661" table:style-name="ce1">
            <text:p>439661</text:p>
          </table:table-cell>
          <table:table-cell table:number-columns-repeated="16380"/>
        </table:table-row>
        <table:table-row table:style-name="ro1">
          <table:table-cell office:value-type="float" office:value="425204" table:style-name="ce1">
            <text:p>425204</text:p>
          </table:table-cell>
          <table:table-cell office:value-type="float" office:value="829408" table:style-name="ce1">
            <text:p>829408</text:p>
          </table:table-cell>
          <table:table-cell table:style-name="ce1"/>
          <table:table-cell office:value-type="float" office:value="439173" table:style-name="ce1">
            <text:p>439173</text:p>
          </table:table-cell>
          <table:table-cell table:number-columns-repeated="16380"/>
        </table:table-row>
        <table:table-row table:style-name="ro1">
          <table:table-cell office:value-type="float" office:value="425204" table:style-name="ce1">
            <text:p>425204</text:p>
          </table:table-cell>
          <table:table-cell office:value-type="float" office:value="831498" table:style-name="ce1">
            <text:p>831498</text:p>
          </table:table-cell>
          <table:table-cell table:style-name="ce1"/>
          <table:table-cell office:value-type="float" office:value="438630" table:style-name="ce1">
            <text:p>438630</text:p>
          </table:table-cell>
          <table:table-cell table:number-columns-repeated="16380"/>
        </table:table-row>
        <table:table-row table:style-name="ro1">
          <table:table-cell office:value-type="float" office:value="425204" table:style-name="ce1">
            <text:p>425204</text:p>
          </table:table-cell>
          <table:table-cell office:value-type="float" office:value="832966" table:style-name="ce1">
            <text:p>832966</text:p>
          </table:table-cell>
          <table:table-cell table:style-name="ce1"/>
          <table:table-cell office:value-type="float" office:value="438630" table:style-name="ce1">
            <text:p>438630</text:p>
          </table:table-cell>
          <table:table-cell table:number-columns-repeated="16380"/>
        </table:table-row>
        <table:table-row table:style-name="ro1">
          <table:table-cell office:value-type="float" office:value="425204" table:style-name="ce1">
            <text:p>425204</text:p>
          </table:table-cell>
          <table:table-cell office:value-type="float" office:value="828409" table:style-name="ce1">
            <text:p>828409</text:p>
          </table:table-cell>
          <table:table-cell table:style-name="ce1"/>
          <table:table-cell office:value-type="float" office:value="438409" table:style-name="ce1">
            <text:p>438409</text:p>
          </table:table-cell>
          <table:table-cell table:number-columns-repeated="16380"/>
        </table:table-row>
        <table:table-row table:style-name="ro1">
          <table:table-cell office:value-type="float" office:value="424625" table:style-name="ce1">
            <text:p>424625</text:p>
          </table:table-cell>
          <table:table-cell office:value-type="float" office:value="825598" table:style-name="ce1">
            <text:p>825598</text:p>
          </table:table-cell>
          <table:table-cell table:style-name="ce1"/>
          <table:table-cell office:value-type="float" office:value="438630" table:style-name="ce1">
            <text:p>438630</text:p>
          </table:table-cell>
          <table:table-cell table:number-columns-repeated="16380"/>
        </table:table-row>
        <table:table-row table:style-name="ro1">
          <table:table-cell office:value-type="float" office:value="424123" table:style-name="ce1">
            <text:p>424123</text:p>
          </table:table-cell>
          <table:table-cell office:value-type="float" office:value="821762" table:style-name="ce1">
            <text:p>821762</text:p>
          </table:table-cell>
          <table:table-cell table:style-name="ce1"/>
          <table:table-cell office:value-type="float" office:value="437342" table:style-name="ce1">
            <text:p>437342</text:p>
          </table:table-cell>
          <table:table-cell table:number-columns-repeated="16380"/>
        </table:table-row>
        <table:table-row table:style-name="ro1">
          <table:table-cell office:value-type="float" office:value="424123" table:style-name="ce1">
            <text:p>424123</text:p>
          </table:table-cell>
          <table:table-cell office:value-type="float" office:value="825146" table:style-name="ce1">
            <text:p>825146</text:p>
          </table:table-cell>
          <table:table-cell table:style-name="ce1"/>
          <table:table-cell office:value-type="float" office:value="437342" table:style-name="ce1">
            <text:p>437342</text:p>
          </table:table-cell>
          <table:table-cell table:number-columns-repeated="16380"/>
        </table:table-row>
        <table:table-row table:style-name="ro1">
          <table:table-cell office:value-type="float" office:value="424093" table:style-name="ce1">
            <text:p>424093</text:p>
          </table:table-cell>
          <table:table-cell office:value-type="float" office:value="827339" table:style-name="ce1">
            <text:p>827339</text:p>
          </table:table-cell>
          <table:table-cell table:style-name="ce1"/>
          <table:table-cell office:value-type="float" office:value="437302" table:style-name="ce1">
            <text:p>437302</text:p>
          </table:table-cell>
          <table:table-cell table:number-columns-repeated="16380"/>
        </table:table-row>
        <table:table-row table:style-name="ro1">
          <table:table-cell office:value-type="float" office:value="424093" table:style-name="ce1">
            <text:p>424093</text:p>
          </table:table-cell>
          <table:table-cell office:value-type="float" office:value="823021" table:style-name="ce1">
            <text:p>823021</text:p>
          </table:table-cell>
          <table:table-cell table:style-name="ce1"/>
          <table:table-cell office:value-type="float" office:value="437218" table:style-name="ce1">
            <text:p>437218</text:p>
          </table:table-cell>
          <table:table-cell table:number-columns-repeated="16380"/>
        </table:table-row>
        <table:table-row table:style-name="ro1">
          <table:table-cell office:value-type="float" office:value="424081" table:style-name="ce1">
            <text:p>424081</text:p>
          </table:table-cell>
          <table:table-cell office:value-type="float" office:value="823786" table:style-name="ce1">
            <text:p>823786</text:p>
          </table:table-cell>
          <table:table-cell table:style-name="ce1"/>
          <table:table-cell office:value-type="float" office:value="437849" table:style-name="ce1">
            <text:p>437849</text:p>
          </table:table-cell>
          <table:table-cell table:number-columns-repeated="16380"/>
        </table:table-row>
        <table:table-row table:style-name="ro1">
          <table:table-cell office:value-type="float" office:value="424081" table:style-name="ce1">
            <text:p>424081</text:p>
          </table:table-cell>
          <table:table-cell office:value-type="float" office:value="827075" table:style-name="ce1">
            <text:p>827075</text:p>
          </table:table-cell>
          <table:table-cell table:style-name="ce1"/>
          <table:table-cell office:value-type="float" office:value="437656" table:style-name="ce1">
            <text:p>437656</text:p>
          </table:table-cell>
          <table:table-cell table:number-columns-repeated="16380"/>
        </table:table-row>
        <table:table-row table:style-name="ro1">
          <table:table-cell office:value-type="float" office:value="424081" table:style-name="ce1">
            <text:p>424081</text:p>
          </table:table-cell>
          <table:table-cell office:value-type="float" office:value="829991" table:style-name="ce1">
            <text:p>829991</text:p>
          </table:table-cell>
          <table:table-cell table:style-name="ce1"/>
          <table:table-cell office:value-type="float" office:value="437182" table:style-name="ce1">
            <text:p>437182</text:p>
          </table:table-cell>
          <table:table-cell table:number-columns-repeated="16380"/>
        </table:table-row>
        <table:table-row table:style-name="ro1">
          <table:table-cell office:value-type="float" office:value="423476" table:style-name="ce1">
            <text:p>423476</text:p>
          </table:table-cell>
          <table:table-cell office:value-type="float" office:value="828869" table:style-name="ce1">
            <text:p>828869</text:p>
          </table:table-cell>
          <table:table-cell table:style-name="ce1"/>
          <table:table-cell office:value-type="float" office:value="437182" table:style-name="ce1">
            <text:p>437182</text:p>
          </table:table-cell>
          <table:table-cell table:number-columns-repeated="16380"/>
        </table:table-row>
        <table:table-row table:style-name="ro1">
          <table:table-cell office:value-type="float" office:value="423902" table:style-name="ce1">
            <text:p>423902</text:p>
          </table:table-cell>
          <table:table-cell office:value-type="float" office:value="828372" table:style-name="ce1">
            <text:p>828372</text:p>
          </table:table-cell>
          <table:table-cell table:style-name="ce1"/>
          <table:table-cell office:value-type="float" office:value="437182" table:style-name="ce1">
            <text:p>437182</text:p>
          </table:table-cell>
          <table:table-cell table:number-columns-repeated="16380"/>
        </table:table-row>
        <table:table-row table:style-name="ro1">
          <table:table-cell office:value-type="float" office:value="423902" table:style-name="ce1">
            <text:p>423902</text:p>
          </table:table-cell>
          <table:table-cell office:value-type="float" office:value="824402" table:style-name="ce1">
            <text:p>824402</text:p>
          </table:table-cell>
          <table:table-cell table:style-name="ce1"/>
          <table:table-cell office:value-type="float" office:value="437182" table:style-name="ce1">
            <text:p>437182</text:p>
          </table:table-cell>
          <table:table-cell table:number-columns-repeated="16380"/>
        </table:table-row>
        <table:table-row table:style-name="ro1">
          <table:table-cell office:value-type="float" office:value="423902" table:style-name="ce1">
            <text:p>423902</text:p>
          </table:table-cell>
          <table:table-cell office:value-type="float" office:value="820328" table:style-name="ce1">
            <text:p>820328</text:p>
          </table:table-cell>
          <table:table-cell table:style-name="ce1"/>
          <table:table-cell office:value-type="float" office:value="436865" table:style-name="ce1">
            <text:p>436865</text:p>
          </table:table-cell>
          <table:table-cell table:number-columns-repeated="16380"/>
        </table:table-row>
        <table:table-row table:style-name="ro1">
          <table:table-cell office:value-type="float" office:value="423671" table:style-name="ce1">
            <text:p>423671</text:p>
          </table:table-cell>
          <table:table-cell office:value-type="float" office:value="822662" table:style-name="ce1">
            <text:p>822662</text:p>
          </table:table-cell>
          <table:table-cell table:style-name="ce1"/>
          <table:table-cell office:value-type="float" office:value="437182" table:style-name="ce1">
            <text:p>437182</text:p>
          </table:table-cell>
          <table:table-cell table:number-columns-repeated="16380"/>
        </table:table-row>
        <table:table-row table:style-name="ro1">
          <table:table-cell office:value-type="float" office:value="423671" table:style-name="ce1">
            <text:p>423671</text:p>
          </table:table-cell>
          <table:table-cell office:value-type="float" office:value="818492" table:style-name="ce1">
            <text:p>818492</text:p>
          </table:table-cell>
          <table:table-cell table:style-name="ce1"/>
          <table:table-cell office:value-type="float" office:value="437182" table:style-name="ce1">
            <text:p>437182</text:p>
          </table:table-cell>
          <table:table-cell table:number-columns-repeated="16380"/>
        </table:table-row>
        <table:table-row table:style-name="ro1">
          <table:table-cell office:value-type="float" office:value="423671" table:style-name="ce1">
            <text:p>423671</text:p>
          </table:table-cell>
          <table:table-cell office:value-type="float" office:value="822042" table:style-name="ce1">
            <text:p>822042</text:p>
          </table:table-cell>
          <table:table-cell table:style-name="ce1"/>
          <table:table-cell office:value-type="float" office:value="437182" table:style-name="ce1">
            <text:p>437182</text:p>
          </table:table-cell>
          <table:table-cell table:number-columns-repeated="16380"/>
        </table:table-row>
        <table:table-row table:style-name="ro1">
          <table:table-cell office:value-type="float" office:value="423671" table:style-name="ce1">
            <text:p>423671</text:p>
          </table:table-cell>
          <table:table-cell office:value-type="float" office:value="824175" table:style-name="ce1">
            <text:p>824175</text:p>
          </table:table-cell>
          <table:table-cell table:style-name="ce1"/>
          <table:table-cell office:value-type="float" office:value="437182" table:style-name="ce1">
            <text:p>437182</text:p>
          </table:table-cell>
          <table:table-cell table:number-columns-repeated="16380"/>
        </table:table-row>
        <table:table-row table:style-name="ro1">
          <table:table-cell office:value-type="float" office:value="423217" table:style-name="ce1">
            <text:p>423217</text:p>
          </table:table-cell>
          <table:table-cell office:value-type="float" office:value="821723" table:style-name="ce1">
            <text:p>821723</text:p>
          </table:table-cell>
          <table:table-cell table:style-name="ce1"/>
          <table:table-cell office:value-type="float" office:value="437182" table:style-name="ce1">
            <text:p>437182</text:p>
          </table:table-cell>
          <table:table-cell table:number-columns-repeated="16380"/>
        </table:table-row>
        <table:table-row table:style-name="ro1">
          <table:table-cell office:value-type="float" office:value="423114" table:style-name="ce1">
            <text:p>423114</text:p>
          </table:table-cell>
          <table:table-cell office:value-type="float" office:value="818282" table:style-name="ce1">
            <text:p>818282</text:p>
          </table:table-cell>
          <table:table-cell table:style-name="ce1"/>
          <table:table-cell office:value-type="float" office:value="437182" table:style-name="ce1">
            <text:p>437182</text:p>
          </table:table-cell>
          <table:table-cell table:number-columns-repeated="16380"/>
        </table:table-row>
        <table:table-row table:style-name="ro1">
          <table:table-cell office:value-type="float" office:value="423114" table:style-name="ce1">
            <text:p>423114</text:p>
          </table:table-cell>
          <table:table-cell office:value-type="float" office:value="816984" table:style-name="ce1">
            <text:p>816984</text:p>
          </table:table-cell>
          <table:table-cell table:style-name="ce1"/>
          <table:table-cell office:value-type="float" office:value="437182" table:style-name="ce1">
            <text:p>437182</text:p>
          </table:table-cell>
          <table:table-cell table:number-columns-repeated="16380"/>
        </table:table-row>
        <table:table-row table:style-name="ro1">
          <table:table-cell office:value-type="float" office:value="422932" table:style-name="ce1">
            <text:p>422932</text:p>
          </table:table-cell>
          <table:table-cell office:value-type="float" office:value="812452" table:style-name="ce1">
            <text:p>812452</text:p>
          </table:table-cell>
          <table:table-cell table:style-name="ce1"/>
          <table:table-cell office:value-type="float" office:value="437171" table:style-name="ce1">
            <text:p>437171</text:p>
          </table:table-cell>
          <table:table-cell table:number-columns-repeated="16380"/>
        </table:table-row>
        <table:table-row table:style-name="ro1">
          <table:table-cell office:value-type="float" office:value="422294" table:style-name="ce1">
            <text:p>422294</text:p>
          </table:table-cell>
          <table:table-cell office:value-type="float" office:value="813875" table:style-name="ce1">
            <text:p>813875</text:p>
          </table:table-cell>
          <table:table-cell table:style-name="ce1"/>
          <table:table-cell office:value-type="float" office:value="435745" table:style-name="ce1">
            <text:p>435745</text:p>
          </table:table-cell>
          <table:table-cell table:number-columns-repeated="16380"/>
        </table:table-row>
        <table:table-row table:style-name="ro1">
          <table:table-cell office:value-type="float" office:value="422282" table:style-name="ce1">
            <text:p>422282</text:p>
          </table:table-cell>
          <table:table-cell office:value-type="float" office:value="819117" table:style-name="ce1">
            <text:p>819117</text:p>
          </table:table-cell>
          <table:table-cell table:style-name="ce1"/>
          <table:table-cell office:value-type="float" office:value="435745" table:style-name="ce1">
            <text:p>435745</text:p>
          </table:table-cell>
          <table:table-cell table:number-columns-repeated="16380"/>
        </table:table-row>
        <table:table-row table:style-name="ro1">
          <table:table-cell office:value-type="float" office:value="421974" table:style-name="ce1">
            <text:p>421974</text:p>
          </table:table-cell>
          <table:table-cell office:value-type="float" office:value="817225" table:style-name="ce1">
            <text:p>817225</text:p>
          </table:table-cell>
          <table:table-cell table:style-name="ce1"/>
          <table:table-cell office:value-type="float" office:value="435745" table:style-name="ce1">
            <text:p>435745</text:p>
          </table:table-cell>
          <table:table-cell table:number-columns-repeated="16380"/>
        </table:table-row>
        <table:table-row table:style-name="ro1">
          <table:table-cell office:value-type="float" office:value="422258" table:style-name="ce1">
            <text:p>422258</text:p>
          </table:table-cell>
          <table:table-cell office:value-type="float" office:value="818451" table:style-name="ce1">
            <text:p>818451</text:p>
          </table:table-cell>
          <table:table-cell table:style-name="ce1"/>
          <table:table-cell office:value-type="float" office:value="435706" table:style-name="ce1">
            <text:p>435706</text:p>
          </table:table-cell>
          <table:table-cell table:number-columns-repeated="16380"/>
        </table:table-row>
        <table:table-row table:style-name="ro1">
          <table:table-cell office:value-type="float" office:value="422258" table:style-name="ce1">
            <text:p>422258</text:p>
          </table:table-cell>
          <table:table-cell office:value-type="float" office:value="818006" table:style-name="ce1">
            <text:p>818006</text:p>
          </table:table-cell>
          <table:table-cell table:style-name="ce1"/>
          <table:table-cell office:value-type="float" office:value="435745" table:style-name="ce1">
            <text:p>435745</text:p>
          </table:table-cell>
          <table:table-cell table:number-columns-repeated="16380"/>
        </table:table-row>
        <table:table-row table:style-name="ro1">
          <table:table-cell office:value-type="float" office:value="422258" table:style-name="ce1">
            <text:p>422258</text:p>
          </table:table-cell>
          <table:table-cell office:value-type="float" office:value="819737" table:style-name="ce1">
            <text:p>819737</text:p>
          </table:table-cell>
          <table:table-cell table:style-name="ce1"/>
          <table:table-cell office:value-type="float" office:value="435745" table:style-name="ce1">
            <text:p>435745</text:p>
          </table:table-cell>
          <table:table-cell table:number-columns-repeated="16380"/>
        </table:table-row>
        <table:table-row table:style-name="ro1">
          <table:table-cell office:value-type="float" office:value="422135" table:style-name="ce1">
            <text:p>422135</text:p>
          </table:table-cell>
          <table:table-cell office:value-type="float" office:value="819207" table:style-name="ce1">
            <text:p>819207</text:p>
          </table:table-cell>
          <table:table-cell table:style-name="ce1"/>
          <table:table-cell office:value-type="float" office:value="435426" table:style-name="ce1">
            <text:p>435426</text:p>
          </table:table-cell>
          <table:table-cell table:number-columns-repeated="16380"/>
        </table:table-row>
        <table:table-row table:style-name="ro1">
          <table:table-cell office:value-type="float" office:value="422135" table:style-name="ce1">
            <text:p>422135</text:p>
          </table:table-cell>
          <table:table-cell office:value-type="float" office:value="823796" table:style-name="ce1">
            <text:p>823796</text:p>
          </table:table-cell>
          <table:table-cell table:style-name="ce1"/>
          <table:table-cell office:value-type="float" office:value="435426" table:style-name="ce1">
            <text:p>435426</text:p>
          </table:table-cell>
          <table:table-cell table:number-columns-repeated="16380"/>
        </table:table-row>
        <table:table-row table:style-name="ro1">
          <table:table-cell office:value-type="float" office:value="422258" table:style-name="ce1">
            <text:p>422258</text:p>
          </table:table-cell>
          <table:table-cell office:value-type="float" office:value="816422" table:style-name="ce1">
            <text:p>816422</text:p>
          </table:table-cell>
          <table:table-cell table:style-name="ce1"/>
          <table:table-cell office:value-type="float" office:value="435274" table:style-name="ce1">
            <text:p>435274</text:p>
          </table:table-cell>
          <table:table-cell table:number-columns-repeated="16380"/>
        </table:table-row>
        <table:table-row table:style-name="ro1">
          <table:table-cell office:value-type="float" office:value="421540" table:style-name="ce1">
            <text:p>421540</text:p>
          </table:table-cell>
          <table:table-cell office:value-type="float" office:value="817943" table:style-name="ce1">
            <text:p>817943</text:p>
          </table:table-cell>
          <table:table-cell table:style-name="ce1"/>
          <table:table-cell office:value-type="float" office:value="435070" table:style-name="ce1">
            <text:p>435070</text:p>
          </table:table-cell>
          <table:table-cell table:number-columns-repeated="16380"/>
        </table:table-row>
        <table:table-row table:style-name="ro1">
          <table:table-cell office:value-type="float" office:value="421540" table:style-name="ce1">
            <text:p>421540</text:p>
          </table:table-cell>
          <table:table-cell office:value-type="float" office:value="817043" table:style-name="ce1">
            <text:p>817043</text:p>
          </table:table-cell>
          <table:table-cell table:style-name="ce1"/>
          <table:table-cell office:value-type="float" office:value="435070" table:style-name="ce1">
            <text:p>435070</text:p>
          </table:table-cell>
          <table:table-cell table:number-columns-repeated="16380"/>
        </table:table-row>
        <table:table-row table:style-name="ro1">
          <table:table-cell office:value-type="float" office:value="421540" table:style-name="ce1">
            <text:p>421540</text:p>
          </table:table-cell>
          <table:table-cell office:value-type="float" office:value="809500" table:style-name="ce1">
            <text:p>809500</text:p>
          </table:table-cell>
          <table:table-cell table:style-name="ce1"/>
          <table:table-cell office:value-type="float" office:value="434953" table:style-name="ce1">
            <text:p>434953</text:p>
          </table:table-cell>
          <table:table-cell table:number-columns-repeated="16380"/>
        </table:table-row>
        <table:table-row table:style-name="ro1">
          <table:table-cell office:value-type="float" office:value="420743" table:style-name="ce1">
            <text:p>420743</text:p>
          </table:table-cell>
          <table:table-cell office:value-type="float" office:value="816460" table:style-name="ce1">
            <text:p>816460</text:p>
          </table:table-cell>
          <table:table-cell table:style-name="ce1"/>
          <table:table-cell office:value-type="float" office:value="434953" table:style-name="ce1">
            <text:p>434953</text:p>
          </table:table-cell>
          <table:table-cell table:number-columns-repeated="16380"/>
        </table:table-row>
        <table:table-row table:style-name="ro1">
          <table:table-cell office:value-type="float" office:value="420957" table:style-name="ce1">
            <text:p>420957</text:p>
          </table:table-cell>
          <table:table-cell office:value-type="float" office:value="811433" table:style-name="ce1">
            <text:p>811433</text:p>
          </table:table-cell>
          <table:table-cell table:style-name="ce1"/>
          <table:table-cell office:value-type="float" office:value="434953" table:style-name="ce1">
            <text:p>434953</text:p>
          </table:table-cell>
          <table:table-cell table:number-columns-repeated="16380"/>
        </table:table-row>
        <table:table-row table:style-name="ro1">
          <table:table-cell office:value-type="float" office:value="420957" table:style-name="ce1">
            <text:p>420957</text:p>
          </table:table-cell>
          <table:table-cell office:value-type="float" office:value="816827" table:style-name="ce1">
            <text:p>816827</text:p>
          </table:table-cell>
          <table:table-cell table:style-name="ce1"/>
          <table:table-cell office:value-type="float" office:value="434953" table:style-name="ce1">
            <text:p>434953</text:p>
          </table:table-cell>
          <table:table-cell table:number-columns-repeated="16380"/>
        </table:table-row>
        <table:table-row table:style-name="ro1">
          <table:table-cell office:value-type="float" office:value="420401" table:style-name="ce1">
            <text:p>420401</text:p>
          </table:table-cell>
          <table:table-cell office:value-type="float" office:value="817722" table:style-name="ce1">
            <text:p>817722</text:p>
          </table:table-cell>
          <table:table-cell table:style-name="ce1"/>
          <table:table-cell office:value-type="float" office:value="434329" table:style-name="ce1">
            <text:p>434329</text:p>
          </table:table-cell>
          <table:table-cell table:number-columns-repeated="16380"/>
        </table:table-row>
        <table:table-row table:style-name="ro1">
          <table:table-cell office:value-type="float" office:value="420101" table:style-name="ce1">
            <text:p>420101</text:p>
          </table:table-cell>
          <table:table-cell office:value-type="float" office:value="818043" table:style-name="ce1">
            <text:p>818043</text:p>
          </table:table-cell>
          <table:table-cell table:style-name="ce1"/>
          <table:table-cell office:value-type="float" office:value="434231" table:style-name="ce1">
            <text:p>434231</text:p>
          </table:table-cell>
          <table:table-cell table:number-columns-repeated="16380"/>
        </table:table-row>
        <table:table-row table:style-name="ro1">
          <table:table-cell office:value-type="float" office:value="420101" table:style-name="ce1">
            <text:p>420101</text:p>
          </table:table-cell>
          <table:table-cell office:value-type="float" office:value="816452" table:style-name="ce1">
            <text:p>816452</text:p>
          </table:table-cell>
          <table:table-cell table:style-name="ce1"/>
          <table:table-cell office:value-type="float" office:value="433600" table:style-name="ce1">
            <text:p>433600</text:p>
          </table:table-cell>
          <table:table-cell table:number-columns-repeated="16380"/>
        </table:table-row>
        <table:table-row table:style-name="ro1">
          <table:table-cell office:value-type="float" office:value="420101" table:style-name="ce1">
            <text:p>420101</text:p>
          </table:table-cell>
          <table:table-cell office:value-type="float" office:value="817256" table:style-name="ce1">
            <text:p>817256</text:p>
          </table:table-cell>
          <table:table-cell table:style-name="ce1"/>
          <table:table-cell office:value-type="float" office:value="433600" table:style-name="ce1">
            <text:p>433600</text:p>
          </table:table-cell>
          <table:table-cell table:number-columns-repeated="16380"/>
        </table:table-row>
        <table:table-row table:style-name="ro1">
          <table:table-cell office:value-type="float" office:value="419623" table:style-name="ce1">
            <text:p>419623</text:p>
          </table:table-cell>
          <table:table-cell office:value-type="float" office:value="820252" table:style-name="ce1">
            <text:p>820252</text:p>
          </table:table-cell>
          <table:table-cell table:style-name="ce1"/>
          <table:table-cell office:value-type="float" office:value="433600" table:style-name="ce1">
            <text:p>433600</text:p>
          </table:table-cell>
          <table:table-cell table:number-columns-repeated="16380"/>
        </table:table-row>
        <table:table-row table:style-name="ro1">
          <table:table-cell office:value-type="float" office:value="419860" table:style-name="ce1">
            <text:p>419860</text:p>
          </table:table-cell>
          <table:table-cell office:value-type="float" office:value="819167" table:style-name="ce1">
            <text:p>819167</text:p>
          </table:table-cell>
          <table:table-cell table:style-name="ce1"/>
          <table:table-cell office:value-type="float" office:value="433400" table:style-name="ce1">
            <text:p>433400</text:p>
          </table:table-cell>
          <table:table-cell table:number-columns-repeated="16380"/>
        </table:table-row>
        <table:table-row table:style-name="ro1">
          <table:table-cell office:value-type="float" office:value="419860" table:style-name="ce1">
            <text:p>419860</text:p>
          </table:table-cell>
          <table:table-cell office:value-type="float" office:value="820295" table:style-name="ce1">
            <text:p>820295</text:p>
          </table:table-cell>
          <table:table-cell table:style-name="ce1"/>
          <table:table-cell office:value-type="float" office:value="433157" table:style-name="ce1">
            <text:p>433157</text:p>
          </table:table-cell>
          <table:table-cell table:number-columns-repeated="16380"/>
        </table:table-row>
        <table:table-row table:style-name="ro1">
          <table:table-cell office:value-type="float" office:value="419860" table:style-name="ce1">
            <text:p>419860</text:p>
          </table:table-cell>
          <table:table-cell office:value-type="float" office:value="817089" table:style-name="ce1">
            <text:p>817089</text:p>
          </table:table-cell>
          <table:table-cell table:style-name="ce1"/>
          <table:table-cell office:value-type="float" office:value="433157" table:style-name="ce1">
            <text:p>433157</text:p>
          </table:table-cell>
          <table:table-cell table:number-columns-repeated="16380"/>
        </table:table-row>
        <table:table-row table:style-name="ro1">
          <table:table-cell office:value-type="float" office:value="419652" table:style-name="ce1">
            <text:p>419652</text:p>
          </table:table-cell>
          <table:table-cell office:value-type="float" office:value="816716" table:style-name="ce1">
            <text:p>816716</text:p>
          </table:table-cell>
          <table:table-cell table:style-name="ce1"/>
          <table:table-cell office:value-type="float" office:value="433157" table:style-name="ce1">
            <text:p>433157</text:p>
          </table:table-cell>
          <table:table-cell table:number-columns-repeated="16380"/>
        </table:table-row>
        <table:table-row table:style-name="ro1">
          <table:table-cell office:value-type="float" office:value="419652" table:style-name="ce1">
            <text:p>419652</text:p>
          </table:table-cell>
          <table:table-cell office:value-type="float" office:value="814286" table:style-name="ce1">
            <text:p>814286</text:p>
          </table:table-cell>
          <table:table-cell table:style-name="ce1"/>
          <table:table-cell office:value-type="float" office:value="433099" table:style-name="ce1">
            <text:p>433099</text:p>
          </table:table-cell>
          <table:table-cell table:number-columns-repeated="16380"/>
        </table:table-row>
        <table:table-row table:style-name="ro1">
          <table:table-cell office:value-type="float" office:value="419529" table:style-name="ce1">
            <text:p>419529</text:p>
          </table:table-cell>
          <table:table-cell office:value-type="float" office:value="810452" table:style-name="ce1">
            <text:p>810452</text:p>
          </table:table-cell>
          <table:table-cell table:style-name="ce1"/>
          <table:table-cell office:value-type="float" office:value="432900" table:style-name="ce1">
            <text:p>432900</text:p>
          </table:table-cell>
          <table:table-cell table:number-columns-repeated="16380"/>
        </table:table-row>
        <table:table-row table:style-name="ro1">
          <table:table-cell office:value-type="float" office:value="419165" table:style-name="ce1">
            <text:p>419165</text:p>
          </table:table-cell>
          <table:table-cell office:value-type="float" office:value="808290" table:style-name="ce1">
            <text:p>808290</text:p>
          </table:table-cell>
          <table:table-cell table:style-name="ce1"/>
          <table:table-cell office:value-type="float" office:value="432370" table:style-name="ce1">
            <text:p>432370</text:p>
          </table:table-cell>
          <table:table-cell table:number-columns-repeated="16380"/>
        </table:table-row>
        <table:table-row table:style-name="ro1">
          <table:table-cell office:value-type="float" office:value="419165" table:style-name="ce1">
            <text:p>419165</text:p>
          </table:table-cell>
          <table:table-cell office:value-type="float" office:value="809832" table:style-name="ce1">
            <text:p>809832</text:p>
          </table:table-cell>
          <table:table-cell table:style-name="ce1"/>
          <table:table-cell office:value-type="float" office:value="431727" table:style-name="ce1">
            <text:p>431727</text:p>
          </table:table-cell>
          <table:table-cell table:number-columns-repeated="16380"/>
        </table:table-row>
        <table:table-row table:style-name="ro1">
          <table:table-cell office:value-type="float" office:value="418584" table:style-name="ce1">
            <text:p>418584</text:p>
          </table:table-cell>
          <table:table-cell office:value-type="float" office:value="806747" table:style-name="ce1">
            <text:p>806747</text:p>
          </table:table-cell>
          <table:table-cell table:style-name="ce1"/>
          <table:table-cell office:value-type="float" office:value="431727" table:style-name="ce1">
            <text:p>431727</text:p>
          </table:table-cell>
          <table:table-cell table:number-columns-repeated="16380"/>
        </table:table-row>
        <table:table-row table:style-name="ro1">
          <table:table-cell office:value-type="float" office:value="418584" table:style-name="ce1">
            <text:p>418584</text:p>
          </table:table-cell>
          <table:table-cell office:value-type="float" office:value="806556" table:style-name="ce1">
            <text:p>806556</text:p>
          </table:table-cell>
          <table:table-cell table:style-name="ce1"/>
          <table:table-cell office:value-type="float" office:value="431727" table:style-name="ce1">
            <text:p>431727</text:p>
          </table:table-cell>
          <table:table-cell table:number-columns-repeated="16380"/>
        </table:table-row>
        <table:table-row table:style-name="ro1">
          <table:table-cell office:value-type="float" office:value="418087" table:style-name="ce1">
            <text:p>418087</text:p>
          </table:table-cell>
          <table:table-cell office:value-type="float" office:value="806489" table:style-name="ce1">
            <text:p>806489</text:p>
          </table:table-cell>
          <table:table-cell table:style-name="ce1"/>
          <table:table-cell office:value-type="float" office:value="431095" table:style-name="ce1">
            <text:p>431095</text:p>
          </table:table-cell>
          <table:table-cell table:number-columns-repeated="16380"/>
        </table:table-row>
        <table:table-row table:style-name="ro1">
          <table:table-cell office:value-type="float" office:value="418584" table:style-name="ce1">
            <text:p>418584</text:p>
          </table:table-cell>
          <table:table-cell office:value-type="float" office:value="808589" table:style-name="ce1">
            <text:p>808589</text:p>
          </table:table-cell>
          <table:table-cell table:style-name="ce1"/>
          <table:table-cell office:value-type="float" office:value="431522" table:style-name="ce1">
            <text:p>431522</text:p>
          </table:table-cell>
          <table:table-cell table:number-columns-repeated="16380"/>
        </table:table-row>
        <table:table-row table:style-name="ro1">
          <table:table-cell office:value-type="float" office:value="418465" table:style-name="ce1">
            <text:p>418465</text:p>
          </table:table-cell>
          <table:table-cell office:value-type="float" office:value="810735" table:style-name="ce1">
            <text:p>810735</text:p>
          </table:table-cell>
          <table:table-cell table:style-name="ce1"/>
          <table:table-cell office:value-type="float" office:value="431522" table:style-name="ce1">
            <text:p>431522</text:p>
          </table:table-cell>
          <table:table-cell table:number-columns-repeated="16380"/>
        </table:table-row>
        <table:table-row table:style-name="ro1">
          <table:table-cell office:value-type="float" office:value="418584" table:style-name="ce1">
            <text:p>418584</text:p>
          </table:table-cell>
          <table:table-cell office:value-type="float" office:value="808236" table:style-name="ce1">
            <text:p>808236</text:p>
          </table:table-cell>
          <table:table-cell table:style-name="ce1"/>
          <table:table-cell office:value-type="float" office:value="431522" table:style-name="ce1">
            <text:p>431522</text:p>
          </table:table-cell>
          <table:table-cell table:number-columns-repeated="16380"/>
        </table:table-row>
        <table:table-row table:style-name="ro1">
          <table:table-cell office:value-type="float" office:value="418584" table:style-name="ce1">
            <text:p>418584</text:p>
          </table:table-cell>
          <table:table-cell office:value-type="float" office:value="807966" table:style-name="ce1">
            <text:p>807966</text:p>
          </table:table-cell>
          <table:table-cell table:style-name="ce1"/>
          <table:table-cell office:value-type="float" office:value="431522" table:style-name="ce1">
            <text:p>431522</text:p>
          </table:table-cell>
          <table:table-cell table:number-columns-repeated="16380"/>
        </table:table-row>
        <table:table-row table:style-name="ro1">
          <table:table-cell office:value-type="float" office:value="418584" table:style-name="ce1">
            <text:p>418584</text:p>
          </table:table-cell>
          <table:table-cell office:value-type="float" office:value="812134" table:style-name="ce1">
            <text:p>812134</text:p>
          </table:table-cell>
          <table:table-cell table:style-name="ce1"/>
          <table:table-cell office:value-type="float" office:value="431522" table:style-name="ce1">
            <text:p>431522</text:p>
          </table:table-cell>
          <table:table-cell table:number-columns-repeated="16380"/>
        </table:table-row>
        <table:table-row table:style-name="ro1">
          <table:table-cell office:value-type="float" office:value="418584" table:style-name="ce1">
            <text:p>418584</text:p>
          </table:table-cell>
          <table:table-cell office:value-type="float" office:value="811890" table:style-name="ce1">
            <text:p>811890</text:p>
          </table:table-cell>
          <table:table-cell table:style-name="ce1"/>
          <table:table-cell office:value-type="float" office:value="431522" table:style-name="ce1">
            <text:p>431522</text:p>
          </table:table-cell>
          <table:table-cell table:number-columns-repeated="16380"/>
        </table:table-row>
        <table:table-row table:style-name="ro1">
          <table:table-cell office:value-type="float" office:value="418376" table:style-name="ce1">
            <text:p>418376</text:p>
          </table:table-cell>
          <table:table-cell office:value-type="float" office:value="815294" table:style-name="ce1">
            <text:p>815294</text:p>
          </table:table-cell>
          <table:table-cell table:style-name="ce1"/>
          <table:table-cell office:value-type="float" office:value="431522" table:style-name="ce1">
            <text:p>431522</text:p>
          </table:table-cell>
          <table:table-cell table:number-columns-repeated="16380"/>
        </table:table-row>
        <table:table-row table:style-name="ro1">
          <table:table-cell office:value-type="float" office:value="418376" table:style-name="ce1">
            <text:p>418376</text:p>
          </table:table-cell>
          <table:table-cell office:value-type="float" office:value="813273" table:style-name="ce1">
            <text:p>813273</text:p>
          </table:table-cell>
          <table:table-cell table:style-name="ce1"/>
          <table:table-cell office:value-type="float" office:value="431522" table:style-name="ce1">
            <text:p>431522</text:p>
          </table:table-cell>
          <table:table-cell table:number-columns-repeated="16380"/>
        </table:table-row>
        <table:table-row table:style-name="ro1">
          <table:table-cell office:value-type="float" office:value="418376" table:style-name="ce1">
            <text:p>418376</text:p>
          </table:table-cell>
          <table:table-cell office:value-type="float" office:value="814727" table:style-name="ce1">
            <text:p>814727</text:p>
          </table:table-cell>
          <table:table-cell table:style-name="ce1"/>
          <table:table-cell office:value-type="float" office:value="431122" table:style-name="ce1">
            <text:p>431122</text:p>
          </table:table-cell>
          <table:table-cell table:number-columns-repeated="16380"/>
        </table:table-row>
        <table:table-row table:style-name="ro1">
          <table:table-cell office:value-type="float" office:value="418376" table:style-name="ce1">
            <text:p>418376</text:p>
          </table:table-cell>
          <table:table-cell office:value-type="float" office:value="815526" table:style-name="ce1">
            <text:p>815526</text:p>
          </table:table-cell>
          <table:table-cell table:style-name="ce1"/>
          <table:table-cell office:value-type="float" office:value="431122" table:style-name="ce1">
            <text:p>431122</text:p>
          </table:table-cell>
          <table:table-cell table:number-columns-repeated="16380"/>
        </table:table-row>
        <table:table-row table:style-name="ro1">
          <table:table-cell office:value-type="float" office:value="418502" table:style-name="ce1">
            <text:p>418502</text:p>
          </table:table-cell>
          <table:table-cell office:value-type="float" office:value="817884" table:style-name="ce1">
            <text:p>817884</text:p>
          </table:table-cell>
          <table:table-cell table:style-name="ce1"/>
          <table:table-cell office:value-type="float" office:value="431122" table:style-name="ce1">
            <text:p>431122</text:p>
          </table:table-cell>
          <table:table-cell table:number-columns-repeated="16380"/>
        </table:table-row>
        <table:table-row table:style-name="ro1">
          <table:table-cell office:value-type="float" office:value="418502" table:style-name="ce1">
            <text:p>418502</text:p>
          </table:table-cell>
          <table:table-cell office:value-type="float" office:value="816435" table:style-name="ce1">
            <text:p>816435</text:p>
          </table:table-cell>
          <table:table-cell table:style-name="ce1"/>
          <table:table-cell office:value-type="float" office:value="430614" table:style-name="ce1">
            <text:p>430614</text:p>
          </table:table-cell>
          <table:table-cell table:number-columns-repeated="16380"/>
        </table:table-row>
        <table:table-row table:style-name="ro1">
          <table:table-cell office:value-type="float" office:value="418502" table:style-name="ce1">
            <text:p>418502</text:p>
          </table:table-cell>
          <table:table-cell office:value-type="float" office:value="815804" table:style-name="ce1">
            <text:p>815804</text:p>
          </table:table-cell>
          <table:table-cell table:style-name="ce1"/>
          <table:table-cell office:value-type="float" office:value="430067" table:style-name="ce1">
            <text:p>430067</text:p>
          </table:table-cell>
          <table:table-cell table:number-columns-repeated="16380"/>
        </table:table-row>
        <table:table-row table:style-name="ro1">
          <table:table-cell office:value-type="float" office:value="418402" table:style-name="ce1">
            <text:p>418402</text:p>
          </table:table-cell>
          <table:table-cell office:value-type="float" office:value="813120" table:style-name="ce1">
            <text:p>813120</text:p>
          </table:table-cell>
          <table:table-cell table:style-name="ce1"/>
          <table:table-cell office:value-type="float" office:value="429888" table:style-name="ce1">
            <text:p>429888</text:p>
          </table:table-cell>
          <table:table-cell table:number-columns-repeated="16380"/>
        </table:table-row>
        <table:table-row table:style-name="ro1">
          <table:table-cell office:value-type="float" office:value="418402" table:style-name="ce1">
            <text:p>418402</text:p>
          </table:table-cell>
          <table:table-cell office:value-type="float" office:value="816988" table:style-name="ce1">
            <text:p>816988</text:p>
          </table:table-cell>
          <table:table-cell table:style-name="ce1"/>
          <table:table-cell office:value-type="float" office:value="428732" table:style-name="ce1">
            <text:p>428732</text:p>
          </table:table-cell>
          <table:table-cell table:number-columns-repeated="16380"/>
        </table:table-row>
        <table:table-row table:style-name="ro1">
          <table:table-cell office:value-type="float" office:value="417965" table:style-name="ce1">
            <text:p>417965</text:p>
          </table:table-cell>
          <table:table-cell office:value-type="float" office:value="815991" table:style-name="ce1">
            <text:p>815991</text:p>
          </table:table-cell>
          <table:table-cell table:style-name="ce1"/>
          <table:table-cell office:value-type="float" office:value="429686" table:style-name="ce1">
            <text:p>429686</text:p>
          </table:table-cell>
          <table:table-cell table:number-columns-repeated="16380"/>
        </table:table-row>
        <table:table-row table:style-name="ro1">
          <table:table-cell office:value-type="float" office:value="417965" table:style-name="ce1">
            <text:p>417965</text:p>
          </table:table-cell>
          <table:table-cell office:value-type="float" office:value="819935" table:style-name="ce1">
            <text:p>819935</text:p>
          </table:table-cell>
          <table:table-cell table:style-name="ce1"/>
          <table:table-cell office:value-type="float" office:value="429628" table:style-name="ce1">
            <text:p>429628</text:p>
          </table:table-cell>
          <table:table-cell table:number-columns-repeated="16380"/>
        </table:table-row>
        <table:table-row table:style-name="ro1">
          <table:table-cell office:value-type="float" office:value="417787" table:style-name="ce1">
            <text:p>417787</text:p>
          </table:table-cell>
          <table:table-cell office:value-type="float" office:value="816892" table:style-name="ce1">
            <text:p>816892</text:p>
          </table:table-cell>
          <table:table-cell table:style-name="ce1"/>
          <table:table-cell office:value-type="float" office:value="429268" table:style-name="ce1">
            <text:p>429268</text:p>
          </table:table-cell>
          <table:table-cell table:number-columns-repeated="16380"/>
        </table:table-row>
        <table:table-row table:style-name="ro1">
          <table:table-cell office:value-type="float" office:value="417787" table:style-name="ce1">
            <text:p>417787</text:p>
          </table:table-cell>
          <table:table-cell office:value-type="float" office:value="816594" table:style-name="ce1">
            <text:p>816594</text:p>
          </table:table-cell>
          <table:table-cell table:style-name="ce1"/>
          <table:table-cell office:value-type="float" office:value="429268" table:style-name="ce1">
            <text:p>429268</text:p>
          </table:table-cell>
          <table:table-cell table:number-columns-repeated="16380"/>
        </table:table-row>
        <table:table-row table:style-name="ro1">
          <table:table-cell office:value-type="float" office:value="417787" table:style-name="ce1">
            <text:p>417787</text:p>
          </table:table-cell>
          <table:table-cell office:value-type="float" office:value="815858" table:style-name="ce1">
            <text:p>815858</text:p>
          </table:table-cell>
          <table:table-cell table:style-name="ce1"/>
          <table:table-cell office:value-type="float" office:value="428397" table:style-name="ce1">
            <text:p>428397</text:p>
          </table:table-cell>
          <table:table-cell table:number-columns-repeated="16380"/>
        </table:table-row>
        <table:table-row table:style-name="ro1">
          <table:table-cell office:value-type="float" office:value="417787" table:style-name="ce1">
            <text:p>417787</text:p>
          </table:table-cell>
          <table:table-cell office:value-type="float" office:value="814079" table:style-name="ce1">
            <text:p>814079</text:p>
          </table:table-cell>
          <table:table-cell table:style-name="ce1"/>
          <table:table-cell office:value-type="float" office:value="428041" table:style-name="ce1">
            <text:p>428041</text:p>
          </table:table-cell>
          <table:table-cell table:number-columns-repeated="16380"/>
        </table:table-row>
        <table:table-row table:style-name="ro1">
          <table:table-cell office:value-type="float" office:value="417787" table:style-name="ce1">
            <text:p>417787</text:p>
          </table:table-cell>
          <table:table-cell office:value-type="float" office:value="817391" table:style-name="ce1">
            <text:p>817391</text:p>
          </table:table-cell>
          <table:table-cell table:style-name="ce1"/>
          <table:table-cell office:value-type="float" office:value="428041" table:style-name="ce1">
            <text:p>428041</text:p>
          </table:table-cell>
          <table:table-cell table:number-columns-repeated="16380"/>
        </table:table-row>
        <table:table-row table:style-name="ro1">
          <table:table-cell office:value-type="float" office:value="417253" table:style-name="ce1">
            <text:p>417253</text:p>
          </table:table-cell>
          <table:table-cell office:value-type="float" office:value="817817" table:style-name="ce1">
            <text:p>817817</text:p>
          </table:table-cell>
          <table:table-cell table:style-name="ce1"/>
          <table:table-cell office:value-type="float" office:value="428041" table:style-name="ce1">
            <text:p>428041</text:p>
          </table:table-cell>
          <table:table-cell table:number-columns-repeated="16380"/>
        </table:table-row>
        <table:table-row table:style-name="ro1">
          <table:table-cell office:value-type="float" office:value="416578" table:style-name="ce1">
            <text:p>416578</text:p>
          </table:table-cell>
          <table:table-cell office:value-type="float" office:value="820802" table:style-name="ce1">
            <text:p>820802</text:p>
          </table:table-cell>
          <table:table-cell table:style-name="ce1"/>
          <table:table-cell office:value-type="float" office:value="428041" table:style-name="ce1">
            <text:p>428041</text:p>
          </table:table-cell>
          <table:table-cell table:number-columns-repeated="16380"/>
        </table:table-row>
        <table:table-row table:style-name="ro1">
          <table:table-cell office:value-type="float" office:value="417197" table:style-name="ce1">
            <text:p>417197</text:p>
          </table:table-cell>
          <table:table-cell office:value-type="float" office:value="819696" table:style-name="ce1">
            <text:p>819696</text:p>
          </table:table-cell>
          <table:table-cell table:style-name="ce1"/>
          <table:table-cell office:value-type="float" office:value="427903" table:style-name="ce1">
            <text:p>427903</text:p>
          </table:table-cell>
          <table:table-cell table:number-columns-repeated="16380"/>
        </table:table-row>
        <table:table-row table:style-name="ro1">
          <table:table-cell office:value-type="float" office:value="417197" table:style-name="ce1">
            <text:p>417197</text:p>
          </table:table-cell>
          <table:table-cell office:value-type="float" office:value="822170" table:style-name="ce1">
            <text:p>822170</text:p>
          </table:table-cell>
          <table:table-cell table:style-name="ce1"/>
          <table:table-cell office:value-type="float" office:value="427712" table:style-name="ce1">
            <text:p>427712</text:p>
          </table:table-cell>
          <table:table-cell table:number-columns-repeated="16380"/>
        </table:table-row>
        <table:table-row table:style-name="ro1">
          <table:table-cell office:value-type="float" office:value="416931" table:style-name="ce1">
            <text:p>416931</text:p>
          </table:table-cell>
          <table:table-cell office:value-type="float" office:value="817642" table:style-name="ce1">
            <text:p>817642</text:p>
          </table:table-cell>
          <table:table-cell table:style-name="ce1"/>
          <table:table-cell office:value-type="float" office:value="427712" table:style-name="ce1">
            <text:p>427712</text:p>
          </table:table-cell>
          <table:table-cell table:number-columns-repeated="16380"/>
        </table:table-row>
        <table:table-row table:style-name="ro1">
          <table:table-cell office:value-type="float" office:value="415972" table:style-name="ce1">
            <text:p>415972</text:p>
          </table:table-cell>
          <table:table-cell office:value-type="float" office:value="817177" table:style-name="ce1">
            <text:p>817177</text:p>
          </table:table-cell>
          <table:table-cell table:style-name="ce1"/>
          <table:table-cell office:value-type="float" office:value="427712" table:style-name="ce1">
            <text:p>427712</text:p>
          </table:table-cell>
          <table:table-cell table:number-columns-repeated="16380"/>
        </table:table-row>
        <table:table-row table:style-name="ro1">
          <table:table-cell office:value-type="float" office:value="416049" table:style-name="ce1">
            <text:p>416049</text:p>
          </table:table-cell>
          <table:table-cell office:value-type="float" office:value="820636" table:style-name="ce1">
            <text:p>820636</text:p>
          </table:table-cell>
          <table:table-cell table:style-name="ce1"/>
          <table:table-cell office:value-type="float" office:value="427628" table:style-name="ce1">
            <text:p>427628</text:p>
          </table:table-cell>
          <table:table-cell table:number-columns-repeated="16380"/>
        </table:table-row>
        <table:table-row table:style-name="ro1">
          <table:table-cell office:value-type="float" office:value="416049" table:style-name="ce1">
            <text:p>416049</text:p>
          </table:table-cell>
          <table:table-cell office:value-type="float" office:value="817135" table:style-name="ce1">
            <text:p>817135</text:p>
          </table:table-cell>
          <table:table-cell table:style-name="ce1"/>
          <table:table-cell office:value-type="float" office:value="427121" table:style-name="ce1">
            <text:p>427121</text:p>
          </table:table-cell>
          <table:table-cell table:number-columns-repeated="16380"/>
        </table:table-row>
        <table:table-row table:style-name="ro1">
          <table:table-cell office:value-type="float" office:value="415798" table:style-name="ce1">
            <text:p>415798</text:p>
          </table:table-cell>
          <table:table-cell office:value-type="float" office:value="810190" table:style-name="ce1">
            <text:p>810190</text:p>
          </table:table-cell>
          <table:table-cell table:style-name="ce1"/>
          <table:table-cell office:value-type="float" office:value="427628" table:style-name="ce1">
            <text:p>427628</text:p>
          </table:table-cell>
          <table:table-cell table:number-columns-repeated="16380"/>
        </table:table-row>
        <table:table-row table:style-name="ro1">
          <table:table-cell office:value-type="float" office:value="415798" table:style-name="ce1">
            <text:p>415798</text:p>
          </table:table-cell>
          <table:table-cell office:value-type="float" office:value="818515" table:style-name="ce1">
            <text:p>818515</text:p>
          </table:table-cell>
          <table:table-cell table:style-name="ce1"/>
          <table:table-cell office:value-type="float" office:value="426840" table:style-name="ce1">
            <text:p>426840</text:p>
          </table:table-cell>
          <table:table-cell table:number-columns-repeated="16380"/>
        </table:table-row>
        <table:table-row table:style-name="ro1">
          <table:table-cell office:value-type="float" office:value="415160" table:style-name="ce1">
            <text:p>415160</text:p>
          </table:table-cell>
          <table:table-cell office:value-type="float" office:value="821085" table:style-name="ce1">
            <text:p>821085</text:p>
          </table:table-cell>
          <table:table-cell table:style-name="ce1"/>
          <table:table-cell office:value-type="float" office:value="426433" table:style-name="ce1">
            <text:p>426433</text:p>
          </table:table-cell>
          <table:table-cell table:number-columns-repeated="16380"/>
        </table:table-row>
        <table:table-row table:style-name="ro1">
          <table:table-cell office:value-type="float" office:value="415160" table:style-name="ce1">
            <text:p>415160</text:p>
          </table:table-cell>
          <table:table-cell office:value-type="float" office:value="823463" table:style-name="ce1">
            <text:p>823463</text:p>
          </table:table-cell>
          <table:table-cell table:style-name="ce1"/>
          <table:table-cell office:value-type="float" office:value="426433" table:style-name="ce1">
            <text:p>426433</text:p>
          </table:table-cell>
          <table:table-cell table:number-columns-repeated="16380"/>
        </table:table-row>
        <table:table-row table:style-name="ro1">
          <table:table-cell office:value-type="float" office:value="415160" table:style-name="ce1">
            <text:p>415160</text:p>
          </table:table-cell>
          <table:table-cell office:value-type="float" office:value="822335" table:style-name="ce1">
            <text:p>822335</text:p>
          </table:table-cell>
          <table:table-cell table:style-name="ce1"/>
          <table:table-cell office:value-type="float" office:value="426433" table:style-name="ce1">
            <text:p>426433</text:p>
          </table:table-cell>
          <table:table-cell table:number-columns-repeated="16380"/>
        </table:table-row>
        <table:table-row table:style-name="ro1">
          <table:table-cell office:value-type="float" office:value="415030" table:style-name="ce1">
            <text:p>415030</text:p>
          </table:table-cell>
          <table:table-cell office:value-type="float" office:value="822513" table:style-name="ce1">
            <text:p>822513</text:p>
          </table:table-cell>
          <table:table-cell table:style-name="ce1"/>
          <table:table-cell office:value-type="float" office:value="426090" table:style-name="ce1">
            <text:p>426090</text:p>
          </table:table-cell>
          <table:table-cell table:number-columns-repeated="16380"/>
        </table:table-row>
        <table:table-row table:style-name="ro1">
          <table:table-cell office:value-type="float" office:value="415030" table:style-name="ce1">
            <text:p>415030</text:p>
          </table:table-cell>
          <table:table-cell office:value-type="float" office:value="820182" table:style-name="ce1">
            <text:p>820182</text:p>
          </table:table-cell>
          <table:table-cell table:style-name="ce1"/>
          <table:table-cell office:value-type="float" office:value="425863" table:style-name="ce1">
            <text:p>425863</text:p>
          </table:table-cell>
          <table:table-cell table:number-columns-repeated="16380"/>
        </table:table-row>
        <table:table-row table:style-name="ro1">
          <table:table-cell office:value-type="float" office:value="415030" table:style-name="ce1">
            <text:p>415030</text:p>
          </table:table-cell>
          <table:table-cell office:value-type="float" office:value="816701" table:style-name="ce1">
            <text:p>816701</text:p>
          </table:table-cell>
          <table:table-cell table:style-name="ce1"/>
          <table:table-cell office:value-type="float" office:value="425863" table:style-name="ce1">
            <text:p>425863</text:p>
          </table:table-cell>
          <table:table-cell table:number-columns-repeated="16380"/>
        </table:table-row>
        <table:table-row table:style-name="ro1">
          <table:table-cell office:value-type="float" office:value="414596" table:style-name="ce1">
            <text:p>414596</text:p>
          </table:table-cell>
          <table:table-cell office:value-type="float" office:value="820471" table:style-name="ce1">
            <text:p>820471</text:p>
          </table:table-cell>
          <table:table-cell table:style-name="ce1"/>
          <table:table-cell office:value-type="float" office:value="425863" table:style-name="ce1">
            <text:p>425863</text:p>
          </table:table-cell>
          <table:table-cell table:number-columns-repeated="16380"/>
        </table:table-row>
        <table:table-row table:style-name="ro1">
          <table:table-cell office:value-type="float" office:value="414596" table:style-name="ce1">
            <text:p>414596</text:p>
          </table:table-cell>
          <table:table-cell office:value-type="float" office:value="822695" table:style-name="ce1">
            <text:p>822695</text:p>
          </table:table-cell>
          <table:table-cell table:style-name="ce1"/>
          <table:table-cell office:value-type="float" office:value="425863" table:style-name="ce1">
            <text:p>425863</text:p>
          </table:table-cell>
          <table:table-cell table:number-columns-repeated="16380"/>
        </table:table-row>
        <table:table-row table:style-name="ro1">
          <table:table-cell office:value-type="float" office:value="414514" table:style-name="ce1">
            <text:p>414514</text:p>
          </table:table-cell>
          <table:table-cell office:value-type="float" office:value="824021" table:style-name="ce1">
            <text:p>824021</text:p>
          </table:table-cell>
          <table:table-cell table:style-name="ce1"/>
          <table:table-cell office:value-type="float" office:value="425863" table:style-name="ce1">
            <text:p>425863</text:p>
          </table:table-cell>
          <table:table-cell table:number-columns-repeated="16380"/>
        </table:table-row>
        <table:table-row table:style-name="ro1">
          <table:table-cell office:value-type="float" office:value="414596" table:style-name="ce1">
            <text:p>414596</text:p>
          </table:table-cell>
          <table:table-cell office:value-type="float" office:value="824219" table:style-name="ce1">
            <text:p>824219</text:p>
          </table:table-cell>
          <table:table-cell table:style-name="ce1"/>
          <table:table-cell office:value-type="float" office:value="425863" table:style-name="ce1">
            <text:p>425863</text:p>
          </table:table-cell>
          <table:table-cell table:number-columns-repeated="16380"/>
        </table:table-row>
        <table:table-row table:style-name="ro1">
          <table:table-cell office:value-type="float" office:value="413769" table:style-name="ce1">
            <text:p>413769</text:p>
          </table:table-cell>
          <table:table-cell office:value-type="float" office:value="827785" table:style-name="ce1">
            <text:p>827785</text:p>
          </table:table-cell>
          <table:table-cell table:style-name="ce1"/>
          <table:table-cell office:value-type="float" office:value="425863" table:style-name="ce1">
            <text:p>425863</text:p>
          </table:table-cell>
          <table:table-cell table:number-columns-repeated="16380"/>
        </table:table-row>
        <table:table-row table:style-name="ro1">
          <table:table-cell office:value-type="float" office:value="413571" table:style-name="ce1">
            <text:p>413571</text:p>
          </table:table-cell>
          <table:table-cell office:value-type="float" office:value="827685" table:style-name="ce1">
            <text:p>827685</text:p>
          </table:table-cell>
          <table:table-cell table:style-name="ce1"/>
          <table:table-cell office:value-type="float" office:value="425863" table:style-name="ce1">
            <text:p>425863</text:p>
          </table:table-cell>
          <table:table-cell table:number-columns-repeated="16380"/>
        </table:table-row>
        <table:table-row table:style-name="ro1">
          <table:table-cell office:value-type="float" office:value="413551" table:style-name="ce1">
            <text:p>413551</text:p>
          </table:table-cell>
          <table:table-cell office:value-type="float" office:value="823253" table:style-name="ce1">
            <text:p>823253</text:p>
          </table:table-cell>
          <table:table-cell table:style-name="ce1"/>
          <table:table-cell office:value-type="float" office:value="425863" table:style-name="ce1">
            <text:p>425863</text:p>
          </table:table-cell>
          <table:table-cell table:number-columns-repeated="16380"/>
        </table:table-row>
        <table:table-row table:style-name="ro1">
          <table:table-cell office:value-type="float" office:value="413551" table:style-name="ce1">
            <text:p>413551</text:p>
          </table:table-cell>
          <table:table-cell office:value-type="float" office:value="827617" table:style-name="ce1">
            <text:p>827617</text:p>
          </table:table-cell>
          <table:table-cell table:style-name="ce1"/>
          <table:table-cell office:value-type="float" office:value="425863" table:style-name="ce1">
            <text:p>425863</text:p>
          </table:table-cell>
          <table:table-cell table:number-columns-repeated="16380"/>
        </table:table-row>
        <table:table-row table:style-name="ro1">
          <table:table-cell office:value-type="float" office:value="413054" table:style-name="ce1">
            <text:p>413054</text:p>
          </table:table-cell>
          <table:table-cell office:value-type="float" office:value="822837" table:style-name="ce1">
            <text:p>822837</text:p>
          </table:table-cell>
          <table:table-cell table:style-name="ce1"/>
          <table:table-cell office:value-type="float" office:value="425863" table:style-name="ce1">
            <text:p>425863</text:p>
          </table:table-cell>
          <table:table-cell table:number-columns-repeated="16380"/>
        </table:table-row>
        <table:table-row table:style-name="ro1">
          <table:table-cell office:value-type="float" office:value="413054" table:style-name="ce1">
            <text:p>413054</text:p>
          </table:table-cell>
          <table:table-cell office:value-type="float" office:value="825278" table:style-name="ce1">
            <text:p>825278</text:p>
          </table:table-cell>
          <table:table-cell table:style-name="ce1"/>
          <table:table-cell office:value-type="float" office:value="425863" table:style-name="ce1">
            <text:p>425863</text:p>
          </table:table-cell>
          <table:table-cell table:number-columns-repeated="16380"/>
        </table:table-row>
        <table:table-row table:style-name="ro1">
          <table:table-cell office:value-type="float" office:value="413054" table:style-name="ce1">
            <text:p>413054</text:p>
          </table:table-cell>
          <table:table-cell office:value-type="float" office:value="822305" table:style-name="ce1">
            <text:p>822305</text:p>
          </table:table-cell>
          <table:table-cell table:style-name="ce1"/>
          <table:table-cell office:value-type="float" office:value="425863" table:style-name="ce1">
            <text:p>425863</text:p>
          </table:table-cell>
          <table:table-cell table:number-columns-repeated="16380"/>
        </table:table-row>
        <table:table-row table:style-name="ro1">
          <table:table-cell office:value-type="float" office:value="412905" table:style-name="ce1">
            <text:p>412905</text:p>
          </table:table-cell>
          <table:table-cell office:value-type="float" office:value="824156" table:style-name="ce1">
            <text:p>824156</text:p>
          </table:table-cell>
          <table:table-cell table:style-name="ce1"/>
          <table:table-cell office:value-type="float" office:value="425863" table:style-name="ce1">
            <text:p>425863</text:p>
          </table:table-cell>
          <table:table-cell table:number-columns-repeated="16380"/>
        </table:table-row>
        <table:table-row table:style-name="ro1">
          <table:table-cell office:value-type="float" office:value="412325" table:style-name="ce1">
            <text:p>412325</text:p>
          </table:table-cell>
          <table:table-cell office:value-type="float" office:value="824238" table:style-name="ce1">
            <text:p>824238</text:p>
          </table:table-cell>
          <table:table-cell table:style-name="ce1"/>
          <table:table-cell office:value-type="float" office:value="425714" table:style-name="ce1">
            <text:p>425714</text:p>
          </table:table-cell>
          <table:table-cell table:number-columns-repeated="16380"/>
        </table:table-row>
        <table:table-row table:style-name="ro1">
          <table:table-cell office:value-type="float" office:value="412325" table:style-name="ce1">
            <text:p>412325</text:p>
          </table:table-cell>
          <table:table-cell office:value-type="float" office:value="823973" table:style-name="ce1">
            <text:p>823973</text:p>
          </table:table-cell>
          <table:table-cell table:style-name="ce1"/>
          <table:table-cell office:value-type="float" office:value="425714" table:style-name="ce1">
            <text:p>425714</text:p>
          </table:table-cell>
          <table:table-cell table:number-columns-repeated="16380"/>
        </table:table-row>
        <table:table-row table:style-name="ro1">
          <table:table-cell office:value-type="float" office:value="412325" table:style-name="ce1">
            <text:p>412325</text:p>
          </table:table-cell>
          <table:table-cell office:value-type="float" office:value="823063" table:style-name="ce1">
            <text:p>823063</text:p>
          </table:table-cell>
          <table:table-cell table:style-name="ce1"/>
          <table:table-cell office:value-type="float" office:value="425714" table:style-name="ce1">
            <text:p>425714</text:p>
          </table:table-cell>
          <table:table-cell table:number-columns-repeated="16380"/>
        </table:table-row>
        <table:table-row table:style-name="ro1">
          <table:table-cell office:value-type="float" office:value="412325" table:style-name="ce1">
            <text:p>412325</text:p>
          </table:table-cell>
          <table:table-cell office:value-type="float" office:value="823666" table:style-name="ce1">
            <text:p>823666</text:p>
          </table:table-cell>
          <table:table-cell table:style-name="ce1"/>
          <table:table-cell office:value-type="float" office:value="425714" table:style-name="ce1">
            <text:p>425714</text:p>
          </table:table-cell>
          <table:table-cell table:number-columns-repeated="16380"/>
        </table:table-row>
        <table:table-row table:style-name="ro1">
          <table:table-cell office:value-type="float" office:value="412325" table:style-name="ce1">
            <text:p>412325</text:p>
          </table:table-cell>
          <table:table-cell office:value-type="float" office:value="827579" table:style-name="ce1">
            <text:p>827579</text:p>
          </table:table-cell>
          <table:table-cell table:style-name="ce1"/>
          <table:table-cell office:value-type="float" office:value="425714" table:style-name="ce1">
            <text:p>425714</text:p>
          </table:table-cell>
          <table:table-cell table:number-columns-repeated="16380"/>
        </table:table-row>
        <table:table-row table:style-name="ro1">
          <table:table-cell office:value-type="float" office:value="412325" table:style-name="ce1">
            <text:p>412325</text:p>
          </table:table-cell>
          <table:table-cell office:value-type="float" office:value="827354" table:style-name="ce1">
            <text:p>827354</text:p>
          </table:table-cell>
          <table:table-cell table:style-name="ce1"/>
          <table:table-cell office:value-type="float" office:value="425714" table:style-name="ce1">
            <text:p>425714</text:p>
          </table:table-cell>
          <table:table-cell table:number-columns-repeated="16380"/>
        </table:table-row>
        <table:table-row table:style-name="ro1">
          <table:table-cell office:value-type="float" office:value="411052" table:style-name="ce1">
            <text:p>411052</text:p>
          </table:table-cell>
          <table:table-cell office:value-type="float" office:value="829428" table:style-name="ce1">
            <text:p>829428</text:p>
          </table:table-cell>
          <table:table-cell table:style-name="ce1"/>
          <table:table-cell office:value-type="float" office:value="425714" table:style-name="ce1">
            <text:p>425714</text:p>
          </table:table-cell>
          <table:table-cell table:number-columns-repeated="16380"/>
        </table:table-row>
        <table:table-row table:style-name="ro1">
          <table:table-cell office:value-type="float" office:value="412155" table:style-name="ce1">
            <text:p>412155</text:p>
          </table:table-cell>
          <table:table-cell office:value-type="float" office:value="827059" table:style-name="ce1">
            <text:p>827059</text:p>
          </table:table-cell>
          <table:table-cell table:style-name="ce1"/>
          <table:table-cell office:value-type="float" office:value="425714" table:style-name="ce1">
            <text:p>425714</text:p>
          </table:table-cell>
          <table:table-cell table:number-columns-repeated="16380"/>
        </table:table-row>
        <table:table-row table:style-name="ro1">
          <table:table-cell office:value-type="float" office:value="411801" table:style-name="ce1">
            <text:p>411801</text:p>
          </table:table-cell>
          <table:table-cell office:value-type="float" office:value="824870" table:style-name="ce1">
            <text:p>824870</text:p>
          </table:table-cell>
          <table:table-cell table:style-name="ce1"/>
          <table:table-cell office:value-type="float" office:value="425714" table:style-name="ce1">
            <text:p>425714</text:p>
          </table:table-cell>
          <table:table-cell table:number-columns-repeated="16380"/>
        </table:table-row>
        <table:table-row table:style-name="ro1">
          <table:table-cell office:value-type="float" office:value="411801" table:style-name="ce1">
            <text:p>411801</text:p>
          </table:table-cell>
          <table:table-cell office:value-type="float" office:value="830465" table:style-name="ce1">
            <text:p>830465</text:p>
          </table:table-cell>
          <table:table-cell table:style-name="ce1"/>
          <table:table-cell office:value-type="float" office:value="425556" table:style-name="ce1">
            <text:p>425556</text:p>
          </table:table-cell>
          <table:table-cell table:number-columns-repeated="16380"/>
        </table:table-row>
        <table:table-row table:style-name="ro1">
          <table:table-cell office:value-type="float" office:value="410968" table:style-name="ce1">
            <text:p>410968</text:p>
          </table:table-cell>
          <table:table-cell office:value-type="float" office:value="828969" table:style-name="ce1">
            <text:p>828969</text:p>
          </table:table-cell>
          <table:table-cell table:style-name="ce1"/>
          <table:table-cell office:value-type="float" office:value="425556" table:style-name="ce1">
            <text:p>425556</text:p>
          </table:table-cell>
          <table:table-cell table:number-columns-repeated="16380"/>
        </table:table-row>
        <table:table-row table:style-name="ro1">
          <table:table-cell office:value-type="float" office:value="410968" table:style-name="ce1">
            <text:p>410968</text:p>
          </table:table-cell>
          <table:table-cell office:value-type="float" office:value="832996" table:style-name="ce1">
            <text:p>832996</text:p>
          </table:table-cell>
          <table:table-cell table:style-name="ce1"/>
          <table:table-cell office:value-type="float" office:value="425556" table:style-name="ce1">
            <text:p>425556</text:p>
          </table:table-cell>
          <table:table-cell table:number-columns-repeated="16380"/>
        </table:table-row>
        <table:table-row table:style-name="ro1">
          <table:table-cell office:value-type="float" office:value="410589" table:style-name="ce1">
            <text:p>410589</text:p>
          </table:table-cell>
          <table:table-cell office:value-type="float" office:value="827964" table:style-name="ce1">
            <text:p>827964</text:p>
          </table:table-cell>
          <table:table-cell table:style-name="ce1"/>
          <table:table-cell office:value-type="float" office:value="425556" table:style-name="ce1">
            <text:p>425556</text:p>
          </table:table-cell>
          <table:table-cell table:number-columns-repeated="16380"/>
        </table:table-row>
        <table:table-row table:style-name="ro1">
          <table:table-cell office:value-type="float" office:value="410634" table:style-name="ce1">
            <text:p>410634</text:p>
          </table:table-cell>
          <table:table-cell office:value-type="float" office:value="832490" table:style-name="ce1">
            <text:p>832490</text:p>
          </table:table-cell>
          <table:table-cell table:style-name="ce1"/>
          <table:table-cell office:value-type="float" office:value="425556" table:style-name="ce1">
            <text:p>425556</text:p>
          </table:table-cell>
          <table:table-cell table:number-columns-repeated="16380"/>
        </table:table-row>
        <table:table-row table:style-name="ro1">
          <table:table-cell office:value-type="float" office:value="410164" table:style-name="ce1">
            <text:p>410164</text:p>
          </table:table-cell>
          <table:table-cell office:value-type="float" office:value="829368" table:style-name="ce1">
            <text:p>829368</text:p>
          </table:table-cell>
          <table:table-cell table:style-name="ce1"/>
          <table:table-cell office:value-type="float" office:value="425556" table:style-name="ce1">
            <text:p>425556</text:p>
          </table:table-cell>
          <table:table-cell table:number-columns-repeated="16380"/>
        </table:table-row>
        <table:table-row table:style-name="ro1">
          <table:table-cell office:value-type="float" office:value="409649" table:style-name="ce1">
            <text:p>409649</text:p>
          </table:table-cell>
          <table:table-cell office:value-type="float" office:value="827360" table:style-name="ce1">
            <text:p>827360</text:p>
          </table:table-cell>
          <table:table-cell table:style-name="ce1"/>
          <table:table-cell office:value-type="float" office:value="425556" table:style-name="ce1">
            <text:p>425556</text:p>
          </table:table-cell>
          <table:table-cell table:number-columns-repeated="16380"/>
        </table:table-row>
        <table:table-row table:style-name="ro1">
          <table:table-cell office:value-type="float" office:value="409708" table:style-name="ce1">
            <text:p>409708</text:p>
          </table:table-cell>
          <table:table-cell office:value-type="float" office:value="824777" table:style-name="ce1">
            <text:p>824777</text:p>
          </table:table-cell>
          <table:table-cell table:style-name="ce1"/>
          <table:table-cell office:value-type="float" office:value="425556" table:style-name="ce1">
            <text:p>425556</text:p>
          </table:table-cell>
          <table:table-cell table:number-columns-repeated="16380"/>
        </table:table-row>
        <table:table-row table:style-name="ro1">
          <table:table-cell office:value-type="float" office:value="409731" table:style-name="ce1">
            <text:p>409731</text:p>
          </table:table-cell>
          <table:table-cell office:value-type="float" office:value="826721" table:style-name="ce1">
            <text:p>826721</text:p>
          </table:table-cell>
          <table:table-cell table:style-name="ce1"/>
          <table:table-cell office:value-type="float" office:value="425387" table:style-name="ce1">
            <text:p>425387</text:p>
          </table:table-cell>
          <table:table-cell table:number-columns-repeated="16380"/>
        </table:table-row>
        <table:table-row table:style-name="ro1">
          <table:table-cell office:value-type="float" office:value="410042" table:style-name="ce1">
            <text:p>410042</text:p>
          </table:table-cell>
          <table:table-cell office:value-type="float" office:value="822717" table:style-name="ce1">
            <text:p>822717</text:p>
          </table:table-cell>
          <table:table-cell table:style-name="ce1"/>
          <table:table-cell office:value-type="float" office:value="425210" table:style-name="ce1">
            <text:p>425210</text:p>
          </table:table-cell>
          <table:table-cell table:number-columns-repeated="16380"/>
        </table:table-row>
        <table:table-row table:style-name="ro1">
          <table:table-cell office:value-type="float" office:value="410002" table:style-name="ce1">
            <text:p>410002</text:p>
          </table:table-cell>
          <table:table-cell office:value-type="float" office:value="822879" table:style-name="ce1">
            <text:p>822879</text:p>
          </table:table-cell>
          <table:table-cell table:style-name="ce1"/>
          <table:table-cell office:value-type="float" office:value="425387" table:style-name="ce1">
            <text:p>425387</text:p>
          </table:table-cell>
          <table:table-cell table:number-columns-repeated="16380"/>
        </table:table-row>
        <table:table-row table:style-name="ro1">
          <table:table-cell office:value-type="float" office:value="410002" table:style-name="ce1">
            <text:p>410002</text:p>
          </table:table-cell>
          <table:table-cell office:value-type="float" office:value="825636" table:style-name="ce1">
            <text:p>825636</text:p>
          </table:table-cell>
          <table:table-cell table:style-name="ce1"/>
          <table:table-cell office:value-type="float" office:value="425387" table:style-name="ce1">
            <text:p>425387</text:p>
          </table:table-cell>
          <table:table-cell table:number-columns-repeated="16380"/>
        </table:table-row>
        <table:table-row table:style-name="ro1">
          <table:table-cell office:value-type="float" office:value="410002" table:style-name="ce1">
            <text:p>410002</text:p>
          </table:table-cell>
          <table:table-cell office:value-type="float" office:value="826098" table:style-name="ce1">
            <text:p>826098</text:p>
          </table:table-cell>
          <table:table-cell table:style-name="ce1"/>
          <table:table-cell office:value-type="float" office:value="425387" table:style-name="ce1">
            <text:p>425387</text:p>
          </table:table-cell>
          <table:table-cell table:number-columns-repeated="16380"/>
        </table:table-row>
        <table:table-row table:style-name="ro1">
          <table:table-cell office:value-type="float" office:value="410002" table:style-name="ce1">
            <text:p>410002</text:p>
          </table:table-cell>
          <table:table-cell office:value-type="float" office:value="823069" table:style-name="ce1">
            <text:p>823069</text:p>
          </table:table-cell>
          <table:table-cell table:style-name="ce1"/>
          <table:table-cell office:value-type="float" office:value="424839" table:style-name="ce1">
            <text:p>424839</text:p>
          </table:table-cell>
          <table:table-cell table:number-columns-repeated="16380"/>
        </table:table-row>
        <table:table-row table:style-name="ro1">
          <table:table-cell office:value-type="float" office:value="408912" table:style-name="ce1">
            <text:p>408912</text:p>
          </table:table-cell>
          <table:table-cell office:value-type="float" office:value="821783" table:style-name="ce1">
            <text:p>821783</text:p>
          </table:table-cell>
          <table:table-cell table:style-name="ce1"/>
          <table:table-cell office:value-type="float" office:value="424839" table:style-name="ce1">
            <text:p>424839</text:p>
          </table:table-cell>
          <table:table-cell table:number-columns-repeated="16380"/>
        </table:table-row>
        <table:table-row table:style-name="ro1">
          <table:table-cell office:value-type="float" office:value="408558" table:style-name="ce1">
            <text:p>408558</text:p>
          </table:table-cell>
          <table:table-cell office:value-type="float" office:value="824233" table:style-name="ce1">
            <text:p>824233</text:p>
          </table:table-cell>
          <table:table-cell table:style-name="ce1"/>
          <table:table-cell office:value-type="float" office:value="424425" table:style-name="ce1">
            <text:p>424425</text:p>
          </table:table-cell>
          <table:table-cell table:number-columns-repeated="16380"/>
        </table:table-row>
        <table:table-row table:style-name="ro1">
          <table:table-cell office:value-type="float" office:value="408088" table:style-name="ce1">
            <text:p>408088</text:p>
          </table:table-cell>
          <table:table-cell office:value-type="float" office:value="822023" table:style-name="ce1">
            <text:p>822023</text:p>
          </table:table-cell>
          <table:table-cell table:style-name="ce1"/>
          <table:table-cell office:value-type="float" office:value="424425" table:style-name="ce1">
            <text:p>424425</text:p>
          </table:table-cell>
          <table:table-cell table:number-columns-repeated="16380"/>
        </table:table-row>
        <table:table-row table:style-name="ro1">
          <table:table-cell office:value-type="float" office:value="408442" table:style-name="ce1">
            <text:p>408442</text:p>
          </table:table-cell>
          <table:table-cell office:value-type="float" office:value="823616" table:style-name="ce1">
            <text:p>823616</text:p>
          </table:table-cell>
          <table:table-cell table:style-name="ce1"/>
          <table:table-cell office:value-type="float" office:value="424649" table:style-name="ce1">
            <text:p>424649</text:p>
          </table:table-cell>
          <table:table-cell table:number-columns-repeated="16380"/>
        </table:table-row>
        <table:table-row table:style-name="ro1">
          <table:table-cell office:value-type="float" office:value="408442" table:style-name="ce1">
            <text:p>408442</text:p>
          </table:table-cell>
          <table:table-cell office:value-type="float" office:value="819523" table:style-name="ce1">
            <text:p>819523</text:p>
          </table:table-cell>
          <table:table-cell table:style-name="ce1"/>
          <table:table-cell office:value-type="float" office:value="424687" table:style-name="ce1">
            <text:p>424687</text:p>
          </table:table-cell>
          <table:table-cell table:number-columns-repeated="16380"/>
        </table:table-row>
        <table:table-row table:style-name="ro1">
          <table:table-cell office:value-type="float" office:value="408442" table:style-name="ce1">
            <text:p>408442</text:p>
          </table:table-cell>
          <table:table-cell office:value-type="float" office:value="823963" table:style-name="ce1">
            <text:p>823963</text:p>
          </table:table-cell>
          <table:table-cell table:style-name="ce1"/>
          <table:table-cell office:value-type="float" office:value="424687" table:style-name="ce1">
            <text:p>424687</text:p>
          </table:table-cell>
          <table:table-cell table:number-columns-repeated="16380"/>
        </table:table-row>
        <table:table-row table:style-name="ro1">
          <table:table-cell office:value-type="float" office:value="408442" table:style-name="ce1">
            <text:p>408442</text:p>
          </table:table-cell>
          <table:table-cell office:value-type="float" office:value="820188" table:style-name="ce1">
            <text:p>820188</text:p>
          </table:table-cell>
          <table:table-cell table:style-name="ce1"/>
          <table:table-cell office:value-type="float" office:value="424111" table:style-name="ce1">
            <text:p>424111</text:p>
          </table:table-cell>
          <table:table-cell table:number-columns-repeated="16380"/>
        </table:table-row>
        <table:table-row table:style-name="ro1">
          <table:table-cell office:value-type="float" office:value="408442" table:style-name="ce1">
            <text:p>408442</text:p>
          </table:table-cell>
          <table:table-cell office:value-type="float" office:value="820594" table:style-name="ce1">
            <text:p>820594</text:p>
          </table:table-cell>
          <table:table-cell table:style-name="ce1"/>
          <table:table-cell office:value-type="float" office:value="423455" table:style-name="ce1">
            <text:p>423455</text:p>
          </table:table-cell>
          <table:table-cell table:number-columns-repeated="16380"/>
        </table:table-row>
        <table:table-row table:style-name="ro1">
          <table:table-cell office:value-type="float" office:value="408442" table:style-name="ce1">
            <text:p>408442</text:p>
          </table:table-cell>
          <table:table-cell office:value-type="float" office:value="823405" table:style-name="ce1">
            <text:p>823405</text:p>
          </table:table-cell>
          <table:table-cell table:style-name="ce1"/>
          <table:table-cell office:value-type="float" office:value="423440" table:style-name="ce1">
            <text:p>423440</text:p>
          </table:table-cell>
          <table:table-cell table:number-columns-repeated="16380"/>
        </table:table-row>
        <table:table-row table:style-name="ro1">
          <table:table-cell office:value-type="float" office:value="408442" table:style-name="ce1">
            <text:p>408442</text:p>
          </table:table-cell>
          <table:table-cell office:value-type="float" office:value="822031" table:style-name="ce1">
            <text:p>822031</text:p>
          </table:table-cell>
          <table:table-cell table:style-name="ce1"/>
          <table:table-cell office:value-type="float" office:value="423440" table:style-name="ce1">
            <text:p>423440</text:p>
          </table:table-cell>
          <table:table-cell table:number-columns-repeated="16380"/>
        </table:table-row>
        <table:table-row table:style-name="ro1">
          <table:table-cell office:value-type="float" office:value="407329" table:style-name="ce1">
            <text:p>407329</text:p>
          </table:table-cell>
          <table:table-cell office:value-type="float" office:value="821358" table:style-name="ce1">
            <text:p>821358</text:p>
          </table:table-cell>
          <table:table-cell table:style-name="ce1"/>
          <table:table-cell office:value-type="float" office:value="423311" table:style-name="ce1">
            <text:p>423311</text:p>
          </table:table-cell>
          <table:table-cell table:number-columns-repeated="16380"/>
        </table:table-row>
        <table:table-row table:style-name="ro1">
          <table:table-cell office:value-type="float" office:value="406502" table:style-name="ce1">
            <text:p>406502</text:p>
          </table:table-cell>
          <table:table-cell office:value-type="float" office:value="818291" table:style-name="ce1">
            <text:p>818291</text:p>
          </table:table-cell>
          <table:table-cell table:style-name="ce1"/>
          <table:table-cell office:value-type="float" office:value="423311" table:style-name="ce1">
            <text:p>423311</text:p>
          </table:table-cell>
          <table:table-cell table:number-columns-repeated="16380"/>
        </table:table-row>
        <table:table-row table:style-name="ro1">
          <table:table-cell office:value-type="float" office:value="406502" table:style-name="ce1">
            <text:p>406502</text:p>
          </table:table-cell>
          <table:table-cell office:value-type="float" office:value="816241" table:style-name="ce1">
            <text:p>816241</text:p>
          </table:table-cell>
          <table:table-cell table:style-name="ce1"/>
          <table:table-cell office:value-type="float" office:value="423311" table:style-name="ce1">
            <text:p>423311</text:p>
          </table:table-cell>
          <table:table-cell table:number-columns-repeated="16380"/>
        </table:table-row>
        <table:table-row table:style-name="ro1">
          <table:table-cell office:value-type="float" office:value="406502" table:style-name="ce1">
            <text:p>406502</text:p>
          </table:table-cell>
          <table:table-cell office:value-type="float" office:value="812192" table:style-name="ce1">
            <text:p>812192</text:p>
          </table:table-cell>
          <table:table-cell table:style-name="ce1"/>
          <table:table-cell office:value-type="float" office:value="423311" table:style-name="ce1">
            <text:p>423311</text:p>
          </table:table-cell>
          <table:table-cell table:number-columns-repeated="16380"/>
        </table:table-row>
        <table:table-row table:style-name="ro1">
          <table:table-cell office:value-type="float" office:value="406502" table:style-name="ce1">
            <text:p>406502</text:p>
          </table:table-cell>
          <table:table-cell office:value-type="float" office:value="821341" table:style-name="ce1">
            <text:p>821341</text:p>
          </table:table-cell>
          <table:table-cell table:style-name="ce1"/>
          <table:table-cell office:value-type="float" office:value="423311" table:style-name="ce1">
            <text:p>423311</text:p>
          </table:table-cell>
          <table:table-cell table:number-columns-repeated="16380"/>
        </table:table-row>
        <table:table-row table:style-name="ro1">
          <table:table-cell office:value-type="float" office:value="406853" table:style-name="ce1">
            <text:p>406853</text:p>
          </table:table-cell>
          <table:table-cell office:value-type="float" office:value="824590" table:style-name="ce1">
            <text:p>824590</text:p>
          </table:table-cell>
          <table:table-cell table:style-name="ce1"/>
          <table:table-cell office:value-type="float" office:value="423311" table:style-name="ce1">
            <text:p>423311</text:p>
          </table:table-cell>
          <table:table-cell table:number-columns-repeated="16380"/>
        </table:table-row>
        <table:table-row table:style-name="ro1">
          <table:table-cell office:value-type="float" office:value="406853" table:style-name="ce1">
            <text:p>406853</text:p>
          </table:table-cell>
          <table:table-cell office:value-type="float" office:value="822259" table:style-name="ce1">
            <text:p>822259</text:p>
          </table:table-cell>
          <table:table-cell table:style-name="ce1"/>
          <table:table-cell office:value-type="float" office:value="423311" table:style-name="ce1">
            <text:p>423311</text:p>
          </table:table-cell>
          <table:table-cell table:number-columns-repeated="16380"/>
        </table:table-row>
        <table:table-row table:style-name="ro1">
          <table:table-cell office:value-type="float" office:value="406853" table:style-name="ce1">
            <text:p>406853</text:p>
          </table:table-cell>
          <table:table-cell office:value-type="float" office:value="821173" table:style-name="ce1">
            <text:p>821173</text:p>
          </table:table-cell>
          <table:table-cell table:style-name="ce1"/>
          <table:table-cell office:value-type="float" office:value="423311" table:style-name="ce1">
            <text:p>423311</text:p>
          </table:table-cell>
          <table:table-cell table:number-columns-repeated="16380"/>
        </table:table-row>
        <table:table-row table:style-name="ro1">
          <table:table-cell office:value-type="float" office:value="406853" table:style-name="ce1">
            <text:p>406853</text:p>
          </table:table-cell>
          <table:table-cell office:value-type="float" office:value="814878" table:style-name="ce1">
            <text:p>814878</text:p>
          </table:table-cell>
          <table:table-cell table:style-name="ce1"/>
          <table:table-cell office:value-type="float" office:value="423209" table:style-name="ce1">
            <text:p>423209</text:p>
          </table:table-cell>
          <table:table-cell table:number-columns-repeated="16380"/>
        </table:table-row>
        <table:table-row table:style-name="ro1">
          <table:table-cell office:value-type="float" office:value="406853" table:style-name="ce1">
            <text:p>406853</text:p>
          </table:table-cell>
          <table:table-cell office:value-type="float" office:value="815117" table:style-name="ce1">
            <text:p>815117</text:p>
          </table:table-cell>
          <table:table-cell table:style-name="ce1"/>
          <table:table-cell office:value-type="float" office:value="422965" table:style-name="ce1">
            <text:p>422965</text:p>
          </table:table-cell>
          <table:table-cell table:number-columns-repeated="16380"/>
        </table:table-row>
        <table:table-row table:style-name="ro1">
          <table:table-cell office:value-type="float" office:value="406853" table:style-name="ce1">
            <text:p>406853</text:p>
          </table:table-cell>
          <table:table-cell office:value-type="float" office:value="810236" table:style-name="ce1">
            <text:p>810236</text:p>
          </table:table-cell>
          <table:table-cell table:style-name="ce1"/>
          <table:table-cell office:value-type="float" office:value="421505" table:style-name="ce1">
            <text:p>421505</text:p>
          </table:table-cell>
          <table:table-cell table:number-columns-repeated="16380"/>
        </table:table-row>
        <table:table-row table:style-name="ro1">
          <table:table-cell office:value-type="float" office:value="406853" table:style-name="ce1">
            <text:p>406853</text:p>
          </table:table-cell>
          <table:table-cell office:value-type="float" office:value="809744" table:style-name="ce1">
            <text:p>809744</text:p>
          </table:table-cell>
          <table:table-cell table:style-name="ce1"/>
          <table:table-cell office:value-type="float" office:value="421505" table:style-name="ce1">
            <text:p>421505</text:p>
          </table:table-cell>
          <table:table-cell table:number-columns-repeated="16380"/>
        </table:table-row>
        <table:table-row table:style-name="ro1">
          <table:table-cell office:value-type="float" office:value="406030" table:style-name="ce1">
            <text:p>406030</text:p>
          </table:table-cell>
          <table:table-cell office:value-type="float" office:value="813534" table:style-name="ce1">
            <text:p>813534</text:p>
          </table:table-cell>
          <table:table-cell table:style-name="ce1"/>
          <table:table-cell office:value-type="float" office:value="421594" table:style-name="ce1">
            <text:p>421594</text:p>
          </table:table-cell>
          <table:table-cell table:number-columns-repeated="16380"/>
        </table:table-row>
        <table:table-row table:style-name="ro1">
          <table:table-cell office:value-type="float" office:value="406030" table:style-name="ce1">
            <text:p>406030</text:p>
          </table:table-cell>
          <table:table-cell office:value-type="float" office:value="817535" table:style-name="ce1">
            <text:p>817535</text:p>
          </table:table-cell>
          <table:table-cell table:style-name="ce1"/>
          <table:table-cell office:value-type="float" office:value="420241" table:style-name="ce1">
            <text:p>420241</text:p>
          </table:table-cell>
          <table:table-cell table:number-columns-repeated="16380"/>
        </table:table-row>
        <table:table-row table:style-name="ro1">
          <table:table-cell office:value-type="float" office:value="406030" table:style-name="ce1">
            <text:p>406030</text:p>
          </table:table-cell>
          <table:table-cell office:value-type="float" office:value="820999" table:style-name="ce1">
            <text:p>820999</text:p>
          </table:table-cell>
          <table:table-cell table:style-name="ce1"/>
          <table:table-cell office:value-type="float" office:value="421501" table:style-name="ce1">
            <text:p>421501</text:p>
          </table:table-cell>
          <table:table-cell table:number-columns-repeated="16380"/>
        </table:table-row>
        <table:table-row table:style-name="ro1">
          <table:table-cell office:value-type="float" office:value="405883" table:style-name="ce1">
            <text:p>405883</text:p>
          </table:table-cell>
          <table:table-cell office:value-type="float" office:value="820220" table:style-name="ce1">
            <text:p>820220</text:p>
          </table:table-cell>
          <table:table-cell table:style-name="ce1"/>
          <table:table-cell office:value-type="float" office:value="421411" table:style-name="ce1">
            <text:p>421411</text:p>
          </table:table-cell>
          <table:table-cell table:number-columns-repeated="16380"/>
        </table:table-row>
        <table:table-row table:style-name="ro1">
          <table:table-cell office:value-type="float" office:value="405883" table:style-name="ce1">
            <text:p>405883</text:p>
          </table:table-cell>
          <table:table-cell office:value-type="float" office:value="821873" table:style-name="ce1">
            <text:p>821873</text:p>
          </table:table-cell>
          <table:table-cell table:style-name="ce1"/>
          <table:table-cell office:value-type="float" office:value="421411" table:style-name="ce1">
            <text:p>421411</text:p>
          </table:table-cell>
          <table:table-cell table:number-columns-repeated="16380"/>
        </table:table-row>
        <table:table-row table:style-name="ro1">
          <table:table-cell office:value-type="float" office:value="405883" table:style-name="ce1">
            <text:p>405883</text:p>
          </table:table-cell>
          <table:table-cell office:value-type="float" office:value="820805" table:style-name="ce1">
            <text:p>820805</text:p>
          </table:table-cell>
          <table:table-cell table:style-name="ce1"/>
          <table:table-cell office:value-type="float" office:value="421411" table:style-name="ce1">
            <text:p>421411</text:p>
          </table:table-cell>
          <table:table-cell table:number-columns-repeated="16380"/>
        </table:table-row>
        <table:table-row table:style-name="ro1">
          <table:table-cell office:value-type="float" office:value="405883" table:style-name="ce1">
            <text:p>405883</text:p>
          </table:table-cell>
          <table:table-cell office:value-type="float" office:value="822474" table:style-name="ce1">
            <text:p>822474</text:p>
          </table:table-cell>
          <table:table-cell table:style-name="ce1"/>
          <table:table-cell office:value-type="float" office:value="421353" table:style-name="ce1">
            <text:p>421353</text:p>
          </table:table-cell>
          <table:table-cell table:number-columns-repeated="16380"/>
        </table:table-row>
        <table:table-row table:style-name="ro1">
          <table:table-cell office:value-type="float" office:value="405883" table:style-name="ce1">
            <text:p>405883</text:p>
          </table:table-cell>
          <table:table-cell office:value-type="float" office:value="820660" table:style-name="ce1">
            <text:p>820660</text:p>
          </table:table-cell>
          <table:table-cell table:style-name="ce1"/>
          <table:table-cell office:value-type="float" office:value="421241" table:style-name="ce1">
            <text:p>421241</text:p>
          </table:table-cell>
          <table:table-cell table:number-columns-repeated="16380"/>
        </table:table-row>
        <table:table-row table:style-name="ro1">
          <table:table-cell office:value-type="float" office:value="405883" table:style-name="ce1">
            <text:p>405883</text:p>
          </table:table-cell>
          <table:table-cell office:value-type="float" office:value="819545" table:style-name="ce1">
            <text:p>819545</text:p>
          </table:table-cell>
          <table:table-cell table:style-name="ce1"/>
          <table:table-cell office:value-type="float" office:value="421241" table:style-name="ce1">
            <text:p>421241</text:p>
          </table:table-cell>
          <table:table-cell table:number-columns-repeated="16380"/>
        </table:table-row>
        <table:table-row table:style-name="ro1">
          <table:table-cell office:value-type="float" office:value="405883" table:style-name="ce1">
            <text:p>405883</text:p>
          </table:table-cell>
          <table:table-cell office:value-type="float" office:value="826726" table:style-name="ce1">
            <text:p>826726</text:p>
          </table:table-cell>
          <table:table-cell table:style-name="ce1"/>
          <table:table-cell office:value-type="float" office:value="421241" table:style-name="ce1">
            <text:p>421241</text:p>
          </table:table-cell>
          <table:table-cell table:number-columns-repeated="16380"/>
        </table:table-row>
        <table:table-row table:style-name="ro1">
          <table:table-cell office:value-type="float" office:value="405883" table:style-name="ce1">
            <text:p>405883</text:p>
          </table:table-cell>
          <table:table-cell office:value-type="float" office:value="823166" table:style-name="ce1">
            <text:p>823166</text:p>
          </table:table-cell>
          <table:table-cell table:style-name="ce1"/>
          <table:table-cell office:value-type="float" office:value="421241" table:style-name="ce1">
            <text:p>421241</text:p>
          </table:table-cell>
          <table:table-cell table:number-columns-repeated="16380"/>
        </table:table-row>
        <table:table-row table:style-name="ro1">
          <table:table-cell office:value-type="float" office:value="405883" table:style-name="ce1">
            <text:p>405883</text:p>
          </table:table-cell>
          <table:table-cell office:value-type="float" office:value="823255" table:style-name="ce1">
            <text:p>823255</text:p>
          </table:table-cell>
          <table:table-cell table:style-name="ce1"/>
          <table:table-cell office:value-type="float" office:value="420961" table:style-name="ce1">
            <text:p>420961</text:p>
          </table:table-cell>
          <table:table-cell table:number-columns-repeated="16380"/>
        </table:table-row>
        <table:table-row table:style-name="ro1">
          <table:table-cell office:value-type="float" office:value="405883" table:style-name="ce1">
            <text:p>405883</text:p>
          </table:table-cell>
          <table:table-cell office:value-type="float" office:value="822550" table:style-name="ce1">
            <text:p>822550</text:p>
          </table:table-cell>
          <table:table-cell table:style-name="ce1"/>
          <table:table-cell office:value-type="float" office:value="420961" table:style-name="ce1">
            <text:p>420961</text:p>
          </table:table-cell>
          <table:table-cell table:number-columns-repeated="16380"/>
        </table:table-row>
        <table:table-row table:style-name="ro1">
          <table:table-cell office:value-type="float" office:value="405883" table:style-name="ce1">
            <text:p>405883</text:p>
          </table:table-cell>
          <table:table-cell office:value-type="float" office:value="822506" table:style-name="ce1">
            <text:p>822506</text:p>
          </table:table-cell>
          <table:table-cell table:style-name="ce1"/>
          <table:table-cell office:value-type="float" office:value="420961" table:style-name="ce1">
            <text:p>420961</text:p>
          </table:table-cell>
          <table:table-cell table:number-columns-repeated="16380"/>
        </table:table-row>
        <table:table-row table:style-name="ro1">
          <table:table-cell office:value-type="float" office:value="405883" table:style-name="ce1">
            <text:p>405883</text:p>
          </table:table-cell>
          <table:table-cell office:value-type="float" office:value="825836" table:style-name="ce1">
            <text:p>825836</text:p>
          </table:table-cell>
          <table:table-cell table:style-name="ce1"/>
          <table:table-cell office:value-type="float" office:value="420326" table:style-name="ce1">
            <text:p>420326</text:p>
          </table:table-cell>
          <table:table-cell table:number-columns-repeated="16380"/>
        </table:table-row>
        <table:table-row table:style-name="ro1">
          <table:table-cell office:value-type="float" office:value="405883" table:style-name="ce1">
            <text:p>405883</text:p>
          </table:table-cell>
          <table:table-cell office:value-type="float" office:value="824459" table:style-name="ce1">
            <text:p>824459</text:p>
          </table:table-cell>
          <table:table-cell table:style-name="ce1"/>
          <table:table-cell office:value-type="float" office:value="420326" table:style-name="ce1">
            <text:p>420326</text:p>
          </table:table-cell>
          <table:table-cell table:number-columns-repeated="16380"/>
        </table:table-row>
        <table:table-row table:style-name="ro1">
          <table:table-cell office:value-type="float" office:value="405883" table:style-name="ce1">
            <text:p>405883</text:p>
          </table:table-cell>
          <table:table-cell office:value-type="float" office:value="822810" table:style-name="ce1">
            <text:p>822810</text:p>
          </table:table-cell>
          <table:table-cell table:style-name="ce1"/>
          <table:table-cell office:value-type="float" office:value="420326" table:style-name="ce1">
            <text:p>420326</text:p>
          </table:table-cell>
          <table:table-cell table:number-columns-repeated="16380"/>
        </table:table-row>
        <table:table-row table:style-name="ro1">
          <table:table-cell office:value-type="float" office:value="405883" table:style-name="ce1">
            <text:p>405883</text:p>
          </table:table-cell>
          <table:table-cell office:value-type="float" office:value="828904" table:style-name="ce1">
            <text:p>828904</text:p>
          </table:table-cell>
          <table:table-cell table:style-name="ce1"/>
          <table:table-cell office:value-type="float" office:value="420326" table:style-name="ce1">
            <text:p>420326</text:p>
          </table:table-cell>
          <table:table-cell table:number-columns-repeated="16380"/>
        </table:table-row>
        <table:table-row table:style-name="ro1">
          <table:table-cell office:value-type="float" office:value="405883" table:style-name="ce1">
            <text:p>405883</text:p>
          </table:table-cell>
          <table:table-cell office:value-type="float" office:value="826675" table:style-name="ce1">
            <text:p>826675</text:p>
          </table:table-cell>
          <table:table-cell table:style-name="ce1"/>
          <table:table-cell office:value-type="float" office:value="420180" table:style-name="ce1">
            <text:p>420180</text:p>
          </table:table-cell>
          <table:table-cell table:number-columns-repeated="16380"/>
        </table:table-row>
        <table:table-row table:style-name="ro1">
          <table:table-cell office:value-type="float" office:value="405883" table:style-name="ce1">
            <text:p>405883</text:p>
          </table:table-cell>
          <table:table-cell office:value-type="float" office:value="829029" table:style-name="ce1">
            <text:p>829029</text:p>
          </table:table-cell>
          <table:table-cell table:style-name="ce1"/>
          <table:table-cell office:value-type="float" office:value="420180" table:style-name="ce1">
            <text:p>420180</text:p>
          </table:table-cell>
          <table:table-cell table:number-columns-repeated="16380"/>
        </table:table-row>
        <table:table-row table:style-name="ro1">
          <table:table-cell office:value-type="float" office:value="405883" table:style-name="ce1">
            <text:p>405883</text:p>
          </table:table-cell>
          <table:table-cell office:value-type="float" office:value="826433" table:style-name="ce1">
            <text:p>826433</text:p>
          </table:table-cell>
          <table:table-cell table:style-name="ce1"/>
          <table:table-cell office:value-type="float" office:value="420180" table:style-name="ce1">
            <text:p>420180</text:p>
          </table:table-cell>
          <table:table-cell table:number-columns-repeated="16380"/>
        </table:table-row>
        <table:table-row table:style-name="ro1">
          <table:table-cell office:value-type="float" office:value="405782" table:style-name="ce1">
            <text:p>405782</text:p>
          </table:table-cell>
          <table:table-cell office:value-type="float" office:value="823626" table:style-name="ce1">
            <text:p>823626</text:p>
          </table:table-cell>
          <table:table-cell table:style-name="ce1"/>
          <table:table-cell office:value-type="float" office:value="420180" table:style-name="ce1">
            <text:p>420180</text:p>
          </table:table-cell>
          <table:table-cell table:number-columns-repeated="16380"/>
        </table:table-row>
        <table:table-row table:style-name="ro1">
          <table:table-cell office:value-type="float" office:value="405782" table:style-name="ce1">
            <text:p>405782</text:p>
          </table:table-cell>
          <table:table-cell office:value-type="float" office:value="825373" table:style-name="ce1">
            <text:p>825373</text:p>
          </table:table-cell>
          <table:table-cell table:style-name="ce1"/>
          <table:table-cell office:value-type="float" office:value="419735" table:style-name="ce1">
            <text:p>419735</text:p>
          </table:table-cell>
          <table:table-cell table:number-columns-repeated="16380"/>
        </table:table-row>
        <table:table-row table:style-name="ro1">
          <table:table-cell office:value-type="float" office:value="405135" table:style-name="ce1">
            <text:p>405135</text:p>
          </table:table-cell>
          <table:table-cell office:value-type="float" office:value="825185" table:style-name="ce1">
            <text:p>825185</text:p>
          </table:table-cell>
          <table:table-cell table:style-name="ce1"/>
          <table:table-cell office:value-type="float" office:value="419735" table:style-name="ce1">
            <text:p>419735</text:p>
          </table:table-cell>
          <table:table-cell table:number-columns-repeated="16380"/>
        </table:table-row>
        <table:table-row table:style-name="ro1">
          <table:table-cell office:value-type="float" office:value="405135" table:style-name="ce1">
            <text:p>405135</text:p>
          </table:table-cell>
          <table:table-cell office:value-type="float" office:value="824203" table:style-name="ce1">
            <text:p>824203</text:p>
          </table:table-cell>
          <table:table-cell table:style-name="ce1"/>
          <table:table-cell office:value-type="float" office:value="419735" table:style-name="ce1">
            <text:p>419735</text:p>
          </table:table-cell>
          <table:table-cell table:number-columns-repeated="16380"/>
        </table:table-row>
        <table:table-row table:style-name="ro1">
          <table:table-cell office:value-type="float" office:value="405135" table:style-name="ce1">
            <text:p>405135</text:p>
          </table:table-cell>
          <table:table-cell office:value-type="float" office:value="824184" table:style-name="ce1">
            <text:p>824184</text:p>
          </table:table-cell>
          <table:table-cell table:style-name="ce1"/>
          <table:table-cell office:value-type="float" office:value="419735" table:style-name="ce1">
            <text:p>419735</text:p>
          </table:table-cell>
          <table:table-cell table:number-columns-repeated="16380"/>
        </table:table-row>
        <table:table-row table:style-name="ro1">
          <table:table-cell office:value-type="float" office:value="405135" table:style-name="ce1">
            <text:p>405135</text:p>
          </table:table-cell>
          <table:table-cell office:value-type="float" office:value="821414" table:style-name="ce1">
            <text:p>821414</text:p>
          </table:table-cell>
          <table:table-cell table:style-name="ce1"/>
          <table:table-cell office:value-type="float" office:value="419251" table:style-name="ce1">
            <text:p>419251</text:p>
          </table:table-cell>
          <table:table-cell table:number-columns-repeated="16380"/>
        </table:table-row>
        <table:table-row table:style-name="ro1">
          <table:table-cell office:value-type="float" office:value="404984" table:style-name="ce1">
            <text:p>404984</text:p>
          </table:table-cell>
          <table:table-cell office:value-type="float" office:value="819069" table:style-name="ce1">
            <text:p>819069</text:p>
          </table:table-cell>
          <table:table-cell table:style-name="ce1"/>
          <table:table-cell office:value-type="float" office:value="419251" table:style-name="ce1">
            <text:p>419251</text:p>
          </table:table-cell>
          <table:table-cell table:number-columns-repeated="16380"/>
        </table:table-row>
        <table:table-row table:style-name="ro1">
          <table:table-cell office:value-type="float" office:value="405135" table:style-name="ce1">
            <text:p>405135</text:p>
          </table:table-cell>
          <table:table-cell office:value-type="float" office:value="818697" table:style-name="ce1">
            <text:p>818697</text:p>
          </table:table-cell>
          <table:table-cell table:style-name="ce1"/>
          <table:table-cell office:value-type="float" office:value="419251" table:style-name="ce1">
            <text:p>419251</text:p>
          </table:table-cell>
          <table:table-cell table:number-columns-repeated="16380"/>
        </table:table-row>
        <table:table-row table:style-name="ro1">
          <table:table-cell office:value-type="float" office:value="405135" table:style-name="ce1">
            <text:p>405135</text:p>
          </table:table-cell>
          <table:table-cell office:value-type="float" office:value="824729" table:style-name="ce1">
            <text:p>824729</text:p>
          </table:table-cell>
          <table:table-cell table:style-name="ce1"/>
          <table:table-cell office:value-type="float" office:value="418088" table:style-name="ce1">
            <text:p>418088</text:p>
          </table:table-cell>
          <table:table-cell table:number-columns-repeated="16380"/>
        </table:table-row>
        <table:table-row table:style-name="ro1">
          <table:table-cell office:value-type="float" office:value="405135" table:style-name="ce1">
            <text:p>405135</text:p>
          </table:table-cell>
          <table:table-cell office:value-type="float" office:value="824972" table:style-name="ce1">
            <text:p>824972</text:p>
          </table:table-cell>
          <table:table-cell table:style-name="ce1"/>
          <table:table-cell office:value-type="float" office:value="418088" table:style-name="ce1">
            <text:p>418088</text:p>
          </table:table-cell>
          <table:table-cell table:number-columns-repeated="16380"/>
        </table:table-row>
        <table:table-row table:style-name="ro1">
          <table:table-cell office:value-type="float" office:value="405135" table:style-name="ce1">
            <text:p>405135</text:p>
          </table:table-cell>
          <table:table-cell office:value-type="float" office:value="821600" table:style-name="ce1">
            <text:p>821600</text:p>
          </table:table-cell>
          <table:table-cell table:style-name="ce1"/>
          <table:table-cell office:value-type="float" office:value="418088" table:style-name="ce1">
            <text:p>418088</text:p>
          </table:table-cell>
          <table:table-cell table:number-columns-repeated="16380"/>
        </table:table-row>
        <table:table-row table:style-name="ro1">
          <table:table-cell office:value-type="float" office:value="405135" table:style-name="ce1">
            <text:p>405135</text:p>
          </table:table-cell>
          <table:table-cell office:value-type="float" office:value="819891" table:style-name="ce1">
            <text:p>819891</text:p>
          </table:table-cell>
          <table:table-cell table:style-name="ce1"/>
          <table:table-cell office:value-type="float" office:value="418013" table:style-name="ce1">
            <text:p>418013</text:p>
          </table:table-cell>
          <table:table-cell table:number-columns-repeated="16380"/>
        </table:table-row>
        <table:table-row table:style-name="ro1">
          <table:table-cell office:value-type="float" office:value="405135" table:style-name="ce1">
            <text:p>405135</text:p>
          </table:table-cell>
          <table:table-cell office:value-type="float" office:value="821265" table:style-name="ce1">
            <text:p>821265</text:p>
          </table:table-cell>
          <table:table-cell table:style-name="ce1"/>
          <table:table-cell office:value-type="float" office:value="418013" table:style-name="ce1">
            <text:p>418013</text:p>
          </table:table-cell>
          <table:table-cell table:number-columns-repeated="16380"/>
        </table:table-row>
        <table:table-row table:style-name="ro1">
          <table:table-cell office:value-type="float" office:value="405006" table:style-name="ce1">
            <text:p>405006</text:p>
          </table:table-cell>
          <table:table-cell office:value-type="float" office:value="820586" table:style-name="ce1">
            <text:p>820586</text:p>
          </table:table-cell>
          <table:table-cell table:style-name="ce1"/>
          <table:table-cell office:value-type="float" office:value="418013" table:style-name="ce1">
            <text:p>418013</text:p>
          </table:table-cell>
          <table:table-cell table:number-columns-repeated="16380"/>
        </table:table-row>
        <table:table-row table:style-name="ro1">
          <table:table-cell office:value-type="float" office:value="404831" table:style-name="ce1">
            <text:p>404831</text:p>
          </table:table-cell>
          <table:table-cell office:value-type="float" office:value="821112" table:style-name="ce1">
            <text:p>821112</text:p>
          </table:table-cell>
          <table:table-cell table:style-name="ce1"/>
          <table:table-cell office:value-type="float" office:value="418013" table:style-name="ce1">
            <text:p>418013</text:p>
          </table:table-cell>
          <table:table-cell table:number-columns-repeated="16380"/>
        </table:table-row>
        <table:table-row table:style-name="ro1">
          <table:table-cell office:value-type="float" office:value="404960" table:style-name="ce1">
            <text:p>404960</text:p>
          </table:table-cell>
          <table:table-cell office:value-type="float" office:value="822215" table:style-name="ce1">
            <text:p>822215</text:p>
          </table:table-cell>
          <table:table-cell table:style-name="ce1"/>
          <table:table-cell office:value-type="float" office:value="418013" table:style-name="ce1">
            <text:p>418013</text:p>
          </table:table-cell>
          <table:table-cell table:number-columns-repeated="16380"/>
        </table:table-row>
        <table:table-row table:style-name="ro1">
          <table:table-cell office:value-type="float" office:value="404960" table:style-name="ce1">
            <text:p>404960</text:p>
          </table:table-cell>
          <table:table-cell office:value-type="float" office:value="822588" table:style-name="ce1">
            <text:p>822588</text:p>
          </table:table-cell>
          <table:table-cell table:style-name="ce1"/>
          <table:table-cell office:value-type="float" office:value="418013" table:style-name="ce1">
            <text:p>418013</text:p>
          </table:table-cell>
          <table:table-cell table:number-columns-repeated="16380"/>
        </table:table-row>
        <table:table-row table:style-name="ro1">
          <table:table-cell office:value-type="float" office:value="404960" table:style-name="ce1">
            <text:p>404960</text:p>
          </table:table-cell>
          <table:table-cell office:value-type="float" office:value="826274" table:style-name="ce1">
            <text:p>826274</text:p>
          </table:table-cell>
          <table:table-cell table:style-name="ce1"/>
          <table:table-cell office:value-type="float" office:value="417764" table:style-name="ce1">
            <text:p>417764</text:p>
          </table:table-cell>
          <table:table-cell table:number-columns-repeated="16380"/>
        </table:table-row>
        <table:table-row table:style-name="ro1">
          <table:table-cell office:value-type="float" office:value="404960" table:style-name="ce1">
            <text:p>404960</text:p>
          </table:table-cell>
          <table:table-cell office:value-type="float" office:value="829036" table:style-name="ce1">
            <text:p>829036</text:p>
          </table:table-cell>
          <table:table-cell table:style-name="ce1"/>
          <table:table-cell office:value-type="float" office:value="418013" table:style-name="ce1">
            <text:p>418013</text:p>
          </table:table-cell>
          <table:table-cell table:number-columns-repeated="16380"/>
        </table:table-row>
        <table:table-row table:style-name="ro1">
          <table:table-cell office:value-type="float" office:value="404910" table:style-name="ce1">
            <text:p>404910</text:p>
          </table:table-cell>
          <table:table-cell office:value-type="float" office:value="822768" table:style-name="ce1">
            <text:p>822768</text:p>
          </table:table-cell>
          <table:table-cell table:style-name="ce1"/>
          <table:table-cell office:value-type="float" office:value="418013" table:style-name="ce1">
            <text:p>418013</text:p>
          </table:table-cell>
          <table:table-cell table:number-columns-repeated="16380"/>
        </table:table-row>
        <table:table-row table:style-name="ro1">
          <table:table-cell office:value-type="float" office:value="404028" table:style-name="ce1">
            <text:p>404028</text:p>
          </table:table-cell>
          <table:table-cell office:value-type="float" office:value="819364" table:style-name="ce1">
            <text:p>819364</text:p>
          </table:table-cell>
          <table:table-cell table:style-name="ce1"/>
          <table:table-cell office:value-type="float" office:value="418013" table:style-name="ce1">
            <text:p>418013</text:p>
          </table:table-cell>
          <table:table-cell table:number-columns-repeated="16380"/>
        </table:table-row>
        <table:table-row table:style-name="ro1">
          <table:table-cell office:value-type="float" office:value="404910" table:style-name="ce1">
            <text:p>404910</text:p>
          </table:table-cell>
          <table:table-cell office:value-type="float" office:value="822875" table:style-name="ce1">
            <text:p>822875</text:p>
          </table:table-cell>
          <table:table-cell table:style-name="ce1"/>
          <table:table-cell office:value-type="float" office:value="418013" table:style-name="ce1">
            <text:p>418013</text:p>
          </table:table-cell>
          <table:table-cell table:number-columns-repeated="16380"/>
        </table:table-row>
        <table:table-row table:style-name="ro1">
          <table:table-cell office:value-type="float" office:value="404850" table:style-name="ce1">
            <text:p>404850</text:p>
          </table:table-cell>
          <table:table-cell office:value-type="float" office:value="819524" table:style-name="ce1">
            <text:p>819524</text:p>
          </table:table-cell>
          <table:table-cell table:style-name="ce1"/>
          <table:table-cell office:value-type="float" office:value="418013" table:style-name="ce1">
            <text:p>418013</text:p>
          </table:table-cell>
          <table:table-cell table:number-columns-repeated="16380"/>
        </table:table-row>
        <table:table-row table:style-name="ro1">
          <table:table-cell office:value-type="float" office:value="404850" table:style-name="ce1">
            <text:p>404850</text:p>
          </table:table-cell>
          <table:table-cell office:value-type="float" office:value="820468" table:style-name="ce1">
            <text:p>820468</text:p>
          </table:table-cell>
          <table:table-cell table:style-name="ce1"/>
          <table:table-cell office:value-type="float" office:value="418013" table:style-name="ce1">
            <text:p>418013</text:p>
          </table:table-cell>
          <table:table-cell table:number-columns-repeated="16380"/>
        </table:table-row>
        <table:table-row table:style-name="ro1">
          <table:table-cell office:value-type="float" office:value="404850" table:style-name="ce1">
            <text:p>404850</text:p>
          </table:table-cell>
          <table:table-cell office:value-type="float" office:value="815341" table:style-name="ce1">
            <text:p>815341</text:p>
          </table:table-cell>
          <table:table-cell table:style-name="ce1"/>
          <table:table-cell office:value-type="float" office:value="418013" table:style-name="ce1">
            <text:p>418013</text:p>
          </table:table-cell>
          <table:table-cell table:number-columns-repeated="16380"/>
        </table:table-row>
        <table:table-row table:style-name="ro1">
          <table:table-cell office:value-type="float" office:value="404599" table:style-name="ce1">
            <text:p>404599</text:p>
          </table:table-cell>
          <table:table-cell office:value-type="float" office:value="822189" table:style-name="ce1">
            <text:p>822189</text:p>
          </table:table-cell>
          <table:table-cell table:style-name="ce1"/>
          <table:table-cell office:value-type="float" office:value="417940" table:style-name="ce1">
            <text:p>417940</text:p>
          </table:table-cell>
          <table:table-cell table:number-columns-repeated="16380"/>
        </table:table-row>
        <table:table-row table:style-name="ro1">
          <table:table-cell office:value-type="float" office:value="404599" table:style-name="ce1">
            <text:p>404599</text:p>
          </table:table-cell>
          <table:table-cell office:value-type="float" office:value="820276" table:style-name="ce1">
            <text:p>820276</text:p>
          </table:table-cell>
          <table:table-cell table:style-name="ce1"/>
          <table:table-cell office:value-type="float" office:value="417818" table:style-name="ce1">
            <text:p>417818</text:p>
          </table:table-cell>
          <table:table-cell table:number-columns-repeated="16380"/>
        </table:table-row>
        <table:table-row table:style-name="ro1">
          <table:table-cell office:value-type="float" office:value="404599" table:style-name="ce1">
            <text:p>404599</text:p>
          </table:table-cell>
          <table:table-cell office:value-type="float" office:value="817387" table:style-name="ce1">
            <text:p>817387</text:p>
          </table:table-cell>
          <table:table-cell table:style-name="ce1"/>
          <table:table-cell office:value-type="float" office:value="417940" table:style-name="ce1">
            <text:p>417940</text:p>
          </table:table-cell>
          <table:table-cell table:number-columns-repeated="16380"/>
        </table:table-row>
        <table:table-row table:style-name="ro1">
          <table:table-cell office:value-type="float" office:value="404599" table:style-name="ce1">
            <text:p>404599</text:p>
          </table:table-cell>
          <table:table-cell office:value-type="float" office:value="817154" table:style-name="ce1">
            <text:p>817154</text:p>
          </table:table-cell>
          <table:table-cell table:style-name="ce1"/>
          <table:table-cell office:value-type="float" office:value="417708" table:style-name="ce1">
            <text:p>417708</text:p>
          </table:table-cell>
          <table:table-cell table:number-columns-repeated="16380"/>
        </table:table-row>
        <table:table-row table:style-name="ro1">
          <table:table-cell office:value-type="float" office:value="404599" table:style-name="ce1">
            <text:p>404599</text:p>
          </table:table-cell>
          <table:table-cell office:value-type="float" office:value="822753" table:style-name="ce1">
            <text:p>822753</text:p>
          </table:table-cell>
          <table:table-cell table:style-name="ce1"/>
          <table:table-cell office:value-type="float" office:value="417940" table:style-name="ce1">
            <text:p>417940</text:p>
          </table:table-cell>
          <table:table-cell table:number-columns-repeated="16380"/>
        </table:table-row>
        <table:table-row table:style-name="ro1">
          <table:table-cell office:value-type="float" office:value="404599" table:style-name="ce1">
            <text:p>404599</text:p>
          </table:table-cell>
          <table:table-cell office:value-type="float" office:value="822097" table:style-name="ce1">
            <text:p>822097</text:p>
          </table:table-cell>
          <table:table-cell table:style-name="ce1"/>
          <table:table-cell office:value-type="float" office:value="417940" table:style-name="ce1">
            <text:p>417940</text:p>
          </table:table-cell>
          <table:table-cell table:number-columns-repeated="16380"/>
        </table:table-row>
        <table:table-row table:style-name="ro1">
          <table:table-cell office:value-type="float" office:value="404599" table:style-name="ce1">
            <text:p>404599</text:p>
          </table:table-cell>
          <table:table-cell office:value-type="float" office:value="828201" table:style-name="ce1">
            <text:p>828201</text:p>
          </table:table-cell>
          <table:table-cell table:style-name="ce1"/>
          <table:table-cell office:value-type="float" office:value="417433" table:style-name="ce1">
            <text:p>417433</text:p>
          </table:table-cell>
          <table:table-cell table:number-columns-repeated="16380"/>
        </table:table-row>
        <table:table-row table:style-name="ro1">
          <table:table-cell office:value-type="float" office:value="404599" table:style-name="ce1">
            <text:p>404599</text:p>
          </table:table-cell>
          <table:table-cell office:value-type="float" office:value="825415" table:style-name="ce1">
            <text:p>825415</text:p>
          </table:table-cell>
          <table:table-cell table:style-name="ce1"/>
          <table:table-cell office:value-type="float" office:value="417433" table:style-name="ce1">
            <text:p>417433</text:p>
          </table:table-cell>
          <table:table-cell table:number-columns-repeated="16380"/>
        </table:table-row>
        <table:table-row table:style-name="ro1">
          <table:table-cell office:value-type="float" office:value="404599" table:style-name="ce1">
            <text:p>404599</text:p>
          </table:table-cell>
          <table:table-cell office:value-type="float" office:value="827357" table:style-name="ce1">
            <text:p>827357</text:p>
          </table:table-cell>
          <table:table-cell table:style-name="ce1"/>
          <table:table-cell office:value-type="float" office:value="417433" table:style-name="ce1">
            <text:p>417433</text:p>
          </table:table-cell>
          <table:table-cell table:number-columns-repeated="16380"/>
        </table:table-row>
        <table:table-row table:style-name="ro1">
          <table:table-cell office:value-type="float" office:value="404347" table:style-name="ce1">
            <text:p>404347</text:p>
          </table:table-cell>
          <table:table-cell office:value-type="float" office:value="827282" table:style-name="ce1">
            <text:p>827282</text:p>
          </table:table-cell>
          <table:table-cell table:style-name="ce1"/>
          <table:table-cell office:value-type="float" office:value="417433" table:style-name="ce1">
            <text:p>417433</text:p>
          </table:table-cell>
          <table:table-cell table:number-columns-repeated="16380"/>
        </table:table-row>
        <table:table-row table:style-name="ro1">
          <table:table-cell office:value-type="float" office:value="404347" table:style-name="ce1">
            <text:p>404347</text:p>
          </table:table-cell>
          <table:table-cell office:value-type="float" office:value="828829" table:style-name="ce1">
            <text:p>828829</text:p>
          </table:table-cell>
          <table:table-cell table:style-name="ce1"/>
          <table:table-cell office:value-type="float" office:value="417433" table:style-name="ce1">
            <text:p>417433</text:p>
          </table:table-cell>
          <table:table-cell table:number-columns-repeated="16380"/>
        </table:table-row>
        <table:table-row table:style-name="ro1">
          <table:table-cell office:value-type="float" office:value="404347" table:style-name="ce1">
            <text:p>404347</text:p>
          </table:table-cell>
          <table:table-cell office:value-type="float" office:value="825525" table:style-name="ce1">
            <text:p>825525</text:p>
          </table:table-cell>
          <table:table-cell table:style-name="ce1"/>
          <table:table-cell office:value-type="float" office:value="417433" table:style-name="ce1">
            <text:p>417433</text:p>
          </table:table-cell>
          <table:table-cell table:number-columns-repeated="16380"/>
        </table:table-row>
        <table:table-row table:style-name="ro1">
          <table:table-cell office:value-type="float" office:value="404347" table:style-name="ce1">
            <text:p>404347</text:p>
          </table:table-cell>
          <table:table-cell office:value-type="float" office:value="828791" table:style-name="ce1">
            <text:p>828791</text:p>
          </table:table-cell>
          <table:table-cell table:style-name="ce1"/>
          <table:table-cell office:value-type="float" office:value="417433" table:style-name="ce1">
            <text:p>417433</text:p>
          </table:table-cell>
          <table:table-cell table:number-columns-repeated="16380"/>
        </table:table-row>
        <table:table-row table:style-name="ro1">
          <table:table-cell office:value-type="float" office:value="404347" table:style-name="ce1">
            <text:p>404347</text:p>
          </table:table-cell>
          <table:table-cell office:value-type="float" office:value="828133" table:style-name="ce1">
            <text:p>828133</text:p>
          </table:table-cell>
          <table:table-cell table:style-name="ce1"/>
          <table:table-cell office:value-type="float" office:value="417433" table:style-name="ce1">
            <text:p>417433</text:p>
          </table:table-cell>
          <table:table-cell table:number-columns-repeated="16380"/>
        </table:table-row>
        <table:table-row table:style-name="ro1">
          <table:table-cell office:value-type="float" office:value="404347" table:style-name="ce1">
            <text:p>404347</text:p>
          </table:table-cell>
          <table:table-cell office:value-type="float" office:value="825074" table:style-name="ce1">
            <text:p>825074</text:p>
          </table:table-cell>
          <table:table-cell table:style-name="ce1"/>
          <table:table-cell office:value-type="float" office:value="417433" table:style-name="ce1">
            <text:p>417433</text:p>
          </table:table-cell>
          <table:table-cell table:number-columns-repeated="16380"/>
        </table:table-row>
        <table:table-row table:style-name="ro1">
          <table:table-cell office:value-type="float" office:value="403446" table:style-name="ce1">
            <text:p>403446</text:p>
          </table:table-cell>
          <table:table-cell office:value-type="float" office:value="827798" table:style-name="ce1">
            <text:p>827798</text:p>
          </table:table-cell>
          <table:table-cell table:style-name="ce1"/>
          <table:table-cell office:value-type="float" office:value="417433" table:style-name="ce1">
            <text:p>417433</text:p>
          </table:table-cell>
          <table:table-cell table:number-columns-repeated="16380"/>
        </table:table-row>
        <table:table-row table:style-name="ro1">
          <table:table-cell office:value-type="float" office:value="403446" table:style-name="ce1">
            <text:p>403446</text:p>
          </table:table-cell>
          <table:table-cell office:value-type="float" office:value="824388" table:style-name="ce1">
            <text:p>824388</text:p>
          </table:table-cell>
          <table:table-cell table:style-name="ce1"/>
          <table:table-cell office:value-type="float" office:value="417163" table:style-name="ce1">
            <text:p>417163</text:p>
          </table:table-cell>
          <table:table-cell table:number-columns-repeated="16380"/>
        </table:table-row>
        <table:table-row table:style-name="ro1">
          <table:table-cell office:value-type="float" office:value="402752" table:style-name="ce1">
            <text:p>402752</text:p>
          </table:table-cell>
          <table:table-cell office:value-type="float" office:value="824676" table:style-name="ce1">
            <text:p>824676</text:p>
          </table:table-cell>
          <table:table-cell table:style-name="ce1"/>
          <table:table-cell office:value-type="float" office:value="417326" table:style-name="ce1">
            <text:p>417326</text:p>
          </table:table-cell>
          <table:table-cell table:number-columns-repeated="16380"/>
        </table:table-row>
        <table:table-row table:style-name="ro1">
          <table:table-cell office:value-type="float" office:value="402263" table:style-name="ce1">
            <text:p>402263</text:p>
          </table:table-cell>
          <table:table-cell office:value-type="float" office:value="825082" table:style-name="ce1">
            <text:p>825082</text:p>
          </table:table-cell>
          <table:table-cell table:style-name="ce1"/>
          <table:table-cell office:value-type="float" office:value="417365" table:style-name="ce1">
            <text:p>417365</text:p>
          </table:table-cell>
          <table:table-cell table:number-columns-repeated="16380"/>
        </table:table-row>
        <table:table-row table:style-name="ro1">
          <table:table-cell office:value-type="float" office:value="402789" table:style-name="ce1">
            <text:p>402789</text:p>
          </table:table-cell>
          <table:table-cell office:value-type="float" office:value="827028" table:style-name="ce1">
            <text:p>827028</text:p>
          </table:table-cell>
          <table:table-cell table:style-name="ce1"/>
          <table:table-cell office:value-type="float" office:value="417365" table:style-name="ce1">
            <text:p>417365</text:p>
          </table:table-cell>
          <table:table-cell table:number-columns-repeated="16380"/>
        </table:table-row>
        <table:table-row table:style-name="ro1">
          <table:table-cell office:value-type="float" office:value="402789" table:style-name="ce1">
            <text:p>402789</text:p>
          </table:table-cell>
          <table:table-cell office:value-type="float" office:value="827964" table:style-name="ce1">
            <text:p>827964</text:p>
          </table:table-cell>
          <table:table-cell table:style-name="ce1"/>
          <table:table-cell office:value-type="float" office:value="417365" table:style-name="ce1">
            <text:p>417365</text:p>
          </table:table-cell>
          <table:table-cell table:number-columns-repeated="16380"/>
        </table:table-row>
        <table:table-row table:style-name="ro1">
          <table:table-cell office:value-type="float" office:value="402789" table:style-name="ce1">
            <text:p>402789</text:p>
          </table:table-cell>
          <table:table-cell office:value-type="float" office:value="823788" table:style-name="ce1">
            <text:p>823788</text:p>
          </table:table-cell>
          <table:table-cell table:style-name="ce1"/>
          <table:table-cell office:value-type="float" office:value="417365" table:style-name="ce1">
            <text:p>417365</text:p>
          </table:table-cell>
          <table:table-cell table:number-columns-repeated="16380"/>
        </table:table-row>
        <table:table-row table:style-name="ro1">
          <table:table-cell office:value-type="float" office:value="402789" table:style-name="ce1">
            <text:p>402789</text:p>
          </table:table-cell>
          <table:table-cell office:value-type="float" office:value="828235" table:style-name="ce1">
            <text:p>828235</text:p>
          </table:table-cell>
          <table:table-cell table:style-name="ce1"/>
          <table:table-cell office:value-type="float" office:value="417081" table:style-name="ce1">
            <text:p>417081</text:p>
          </table:table-cell>
          <table:table-cell table:number-columns-repeated="16380"/>
        </table:table-row>
        <table:table-row table:style-name="ro1">
          <table:table-cell office:value-type="float" office:value="402661" table:style-name="ce1">
            <text:p>402661</text:p>
          </table:table-cell>
          <table:table-cell office:value-type="float" office:value="826150" table:style-name="ce1">
            <text:p>826150</text:p>
          </table:table-cell>
          <table:table-cell table:style-name="ce1"/>
          <table:table-cell office:value-type="float" office:value="417081" table:style-name="ce1">
            <text:p>417081</text:p>
          </table:table-cell>
          <table:table-cell table:number-columns-repeated="16380"/>
        </table:table-row>
        <table:table-row table:style-name="ro1">
          <table:table-cell office:value-type="float" office:value="402661" table:style-name="ce1">
            <text:p>402661</text:p>
          </table:table-cell>
          <table:table-cell office:value-type="float" office:value="827720" table:style-name="ce1">
            <text:p>827720</text:p>
          </table:table-cell>
          <table:table-cell table:style-name="ce1"/>
          <table:table-cell office:value-type="float" office:value="417081" table:style-name="ce1">
            <text:p>417081</text:p>
          </table:table-cell>
          <table:table-cell table:number-columns-repeated="16380"/>
        </table:table-row>
        <table:table-row table:style-name="ro1">
          <table:table-cell office:value-type="float" office:value="402661" table:style-name="ce1">
            <text:p>402661</text:p>
          </table:table-cell>
          <table:table-cell office:value-type="float" office:value="826629" table:style-name="ce1">
            <text:p>826629</text:p>
          </table:table-cell>
          <table:table-cell table:style-name="ce1"/>
          <table:table-cell office:value-type="float" office:value="416959" table:style-name="ce1">
            <text:p>416959</text:p>
          </table:table-cell>
          <table:table-cell table:number-columns-repeated="16380"/>
        </table:table-row>
        <table:table-row table:style-name="ro1">
          <table:table-cell office:value-type="float" office:value="402661" table:style-name="ce1">
            <text:p>402661</text:p>
          </table:table-cell>
          <table:table-cell office:value-type="float" office:value="826742" table:style-name="ce1">
            <text:p>826742</text:p>
          </table:table-cell>
          <table:table-cell table:style-name="ce1"/>
          <table:table-cell office:value-type="float" office:value="417081" table:style-name="ce1">
            <text:p>417081</text:p>
          </table:table-cell>
          <table:table-cell table:number-columns-repeated="16380"/>
        </table:table-row>
        <table:table-row table:style-name="ro1">
          <table:table-cell office:value-type="float" office:value="402661" table:style-name="ce1">
            <text:p>402661</text:p>
          </table:table-cell>
          <table:table-cell office:value-type="float" office:value="829940" table:style-name="ce1">
            <text:p>829940</text:p>
          </table:table-cell>
          <table:table-cell table:number-columns-repeated="16382" table:style-name="ce1"/>
        </table:table-row>
        <table:table-row table:style-name="ro1">
          <table:table-cell office:value-type="float" office:value="402661" table:style-name="ce1">
            <text:p>402661</text:p>
          </table:table-cell>
          <table:table-cell office:value-type="float" office:value="824563" table:style-name="ce1">
            <text:p>824563</text:p>
          </table:table-cell>
          <table:table-cell table:number-columns-repeated="16382" table:style-name="ce1"/>
        </table:table-row>
        <table:table-row table:style-name="ro1">
          <table:table-cell office:value-type="float" office:value="402661" table:style-name="ce1">
            <text:p>402661</text:p>
          </table:table-cell>
          <table:table-cell office:value-type="float" office:value="827496" table:style-name="ce1">
            <text:p>827496</text:p>
          </table:table-cell>
          <table:table-cell table:number-columns-repeated="16382" table:style-name="ce1"/>
        </table:table-row>
        <table:table-row table:style-name="ro1">
          <table:table-cell office:value-type="float" office:value="402661" table:style-name="ce1">
            <text:p>402661</text:p>
          </table:table-cell>
          <table:table-cell office:value-type="float" office:value="831445" table:style-name="ce1">
            <text:p>831445</text:p>
          </table:table-cell>
          <table:table-cell table:number-columns-repeated="16382" table:style-name="ce1"/>
        </table:table-row>
        <table:table-row table:style-name="ro1">
          <table:table-cell office:value-type="float" office:value="402661" table:style-name="ce1">
            <text:p>402661</text:p>
          </table:table-cell>
          <table:table-cell office:value-type="float" office:value="831476" table:style-name="ce1">
            <text:p>831476</text:p>
          </table:table-cell>
          <table:table-cell table:number-columns-repeated="16382" table:style-name="ce1"/>
        </table:table-row>
        <table:table-row table:style-name="ro1">
          <table:table-cell office:value-type="float" office:value="402661" table:style-name="ce1">
            <text:p>402661</text:p>
          </table:table-cell>
          <table:table-cell office:value-type="float" office:value="826953" table:style-name="ce1">
            <text:p>826953</text:p>
          </table:table-cell>
          <table:table-cell table:number-columns-repeated="16382" table:style-name="ce1"/>
        </table:table-row>
        <table:table-row table:style-name="ro1">
          <table:table-cell office:value-type="float" office:value="402661" table:style-name="ce1">
            <text:p>402661</text:p>
          </table:table-cell>
          <table:table-cell office:value-type="float" office:value="829476" table:style-name="ce1">
            <text:p>829476</text:p>
          </table:table-cell>
          <table:table-cell table:number-columns-repeated="16382" table:style-name="ce1"/>
        </table:table-row>
        <table:table-row table:style-name="ro1">
          <table:table-cell office:value-type="float" office:value="402652" table:style-name="ce1">
            <text:p>402652</text:p>
          </table:table-cell>
          <table:table-cell office:value-type="float" office:value="828210" table:style-name="ce1">
            <text:p>828210</text:p>
          </table:table-cell>
          <table:table-cell table:number-columns-repeated="16382" table:style-name="ce1"/>
        </table:table-row>
        <table:table-row table:style-name="ro1">
          <table:table-cell office:value-type="float" office:value="402661" table:style-name="ce1">
            <text:p>402661</text:p>
          </table:table-cell>
          <table:table-cell office:value-type="float" office:value="827918" table:style-name="ce1">
            <text:p>827918</text:p>
          </table:table-cell>
          <table:table-cell table:number-columns-repeated="16382"/>
        </table:table-row>
        <table:table-row table:style-name="ro1">
          <table:table-cell office:value-type="float" office:value="402652" table:style-name="ce1">
            <text:p>402652</text:p>
          </table:table-cell>
          <table:table-cell office:value-type="float" office:value="827724" table:style-name="ce1">
            <text:p>827724</text:p>
          </table:table-cell>
          <table:table-cell table:number-columns-repeated="16382"/>
        </table:table-row>
        <table:table-row table:style-name="ro1">
          <table:table-cell office:value-type="float" office:value="402652" table:style-name="ce1">
            <text:p>402652</text:p>
          </table:table-cell>
          <table:table-cell office:value-type="float" office:value="824304" table:style-name="ce1">
            <text:p>824304</text:p>
          </table:table-cell>
          <table:table-cell table:number-columns-repeated="16382"/>
        </table:table-row>
        <table:table-row table:style-name="ro1">
          <table:table-cell office:value-type="float" office:value="402652" table:style-name="ce1">
            <text:p>402652</text:p>
          </table:table-cell>
          <table:table-cell office:value-type="float" office:value="825337" table:style-name="ce1">
            <text:p>825337</text:p>
          </table:table-cell>
          <table:table-cell table:number-columns-repeated="16382"/>
        </table:table-row>
        <table:table-row table:style-name="ro1">
          <table:table-cell office:value-type="float" office:value="402652" table:style-name="ce1">
            <text:p>402652</text:p>
          </table:table-cell>
          <table:table-cell office:value-type="float" office:value="827342" table:style-name="ce1">
            <text:p>827342</text:p>
          </table:table-cell>
          <table:table-cell table:number-columns-repeated="16382"/>
        </table:table-row>
        <table:table-row table:style-name="ro1">
          <table:table-cell office:value-type="float" office:value="402652" table:style-name="ce1">
            <text:p>402652</text:p>
          </table:table-cell>
          <table:table-cell office:value-type="float" office:value="825822" table:style-name="ce1">
            <text:p>825822</text:p>
          </table:table-cell>
          <table:table-cell table:number-columns-repeated="16382"/>
        </table:table-row>
        <table:table-row table:style-name="ro1">
          <table:table-cell office:value-type="float" office:value="402652" table:style-name="ce1">
            <text:p>402652</text:p>
          </table:table-cell>
          <table:table-cell office:value-type="float" office:value="827916" table:style-name="ce1">
            <text:p>827916</text:p>
          </table:table-cell>
          <table:table-cell table:number-columns-repeated="16382"/>
        </table:table-row>
        <table:table-row table:style-name="ro1">
          <table:table-cell office:value-type="float" office:value="402652" table:style-name="ce1">
            <text:p>402652</text:p>
          </table:table-cell>
          <table:table-cell office:value-type="float" office:value="830118" table:style-name="ce1">
            <text:p>830118</text:p>
          </table:table-cell>
          <table:table-cell table:number-columns-repeated="16382"/>
        </table:table-row>
        <table:table-row table:style-name="ro1">
          <table:table-cell office:value-type="float" office:value="402652" table:style-name="ce1">
            <text:p>402652</text:p>
          </table:table-cell>
          <table:table-cell office:value-type="float" office:value="833773" table:style-name="ce1">
            <text:p>833773</text:p>
          </table:table-cell>
          <table:table-cell table:number-columns-repeated="16382"/>
        </table:table-row>
        <table:table-row table:style-name="ro1">
          <table:table-cell office:value-type="float" office:value="402652" table:style-name="ce1">
            <text:p>402652</text:p>
          </table:table-cell>
          <table:table-cell office:value-type="float" office:value="833425" table:style-name="ce1">
            <text:p>833425</text:p>
          </table:table-cell>
          <table:table-cell table:number-columns-repeated="16382"/>
        </table:table-row>
        <table:table-row table:style-name="ro1">
          <table:table-cell office:value-type="float" office:value="402508" table:style-name="ce1">
            <text:p>402508</text:p>
          </table:table-cell>
          <table:table-cell office:value-type="float" office:value="829810" table:style-name="ce1">
            <text:p>829810</text:p>
          </table:table-cell>
          <table:table-cell table:number-columns-repeated="16382"/>
        </table:table-row>
        <table:table-row table:style-name="ro1">
          <table:table-cell office:value-type="float" office:value="402508" table:style-name="ce1">
            <text:p>402508</text:p>
          </table:table-cell>
          <table:table-cell office:value-type="float" office:value="833522" table:style-name="ce1">
            <text:p>833522</text:p>
          </table:table-cell>
          <table:table-cell table:number-columns-repeated="16382"/>
        </table:table-row>
        <table:table-row table:style-name="ro1">
          <table:table-cell office:value-type="float" office:value="401923" table:style-name="ce1">
            <text:p>401923</text:p>
          </table:table-cell>
          <table:table-cell office:value-type="float" office:value="828752" table:style-name="ce1">
            <text:p>828752</text:p>
          </table:table-cell>
          <table:table-cell table:number-columns-repeated="16382"/>
        </table:table-row>
        <table:table-row table:style-name="ro1">
          <table:table-cell office:value-type="float" office:value="401923" table:style-name="ce1">
            <text:p>401923</text:p>
          </table:table-cell>
          <table:table-cell office:value-type="float" office:value="834569" table:style-name="ce1">
            <text:p>834569</text:p>
          </table:table-cell>
          <table:table-cell table:number-columns-repeated="16382"/>
        </table:table-row>
        <table:table-row table:style-name="ro1">
          <table:table-cell office:value-type="float" office:value="401862" table:style-name="ce1">
            <text:p>401862</text:p>
          </table:table-cell>
          <table:table-cell office:value-type="float" office:value="833170" table:style-name="ce1">
            <text:p>833170</text:p>
          </table:table-cell>
          <table:table-cell table:number-columns-repeated="16382"/>
        </table:table-row>
        <table:table-row table:style-name="ro1">
          <table:table-cell office:value-type="float" office:value="401675" table:style-name="ce1">
            <text:p>401675</text:p>
          </table:table-cell>
          <table:table-cell office:value-type="float" office:value="832480" table:style-name="ce1">
            <text:p>832480</text:p>
          </table:table-cell>
          <table:table-cell table:number-columns-repeated="16382"/>
        </table:table-row>
        <table:table-row table:style-name="ro1">
          <table:table-cell office:value-type="float" office:value="401675" table:style-name="ce1">
            <text:p>401675</text:p>
          </table:table-cell>
          <table:table-cell office:value-type="float" office:value="828617" table:style-name="ce1">
            <text:p>828617</text:p>
          </table:table-cell>
          <table:table-cell table:number-columns-repeated="16382"/>
        </table:table-row>
        <table:table-row table:style-name="ro1">
          <table:table-cell office:value-type="float" office:value="401675" table:style-name="ce1">
            <text:p>401675</text:p>
          </table:table-cell>
          <table:table-cell office:value-type="float" office:value="832991" table:style-name="ce1">
            <text:p>832991</text:p>
          </table:table-cell>
          <table:table-cell table:number-columns-repeated="16382"/>
        </table:table-row>
        <table:table-row table:style-name="ro1">
          <table:table-cell office:value-type="float" office:value="401675" table:style-name="ce1">
            <text:p>401675</text:p>
          </table:table-cell>
          <table:table-cell office:value-type="float" office:value="825688" table:style-name="ce1">
            <text:p>825688</text:p>
          </table:table-cell>
          <table:table-cell table:number-columns-repeated="16382"/>
        </table:table-row>
        <table:table-row table:style-name="ro1">
          <table:table-cell office:value-type="float" office:value="401279" table:style-name="ce1">
            <text:p>401279</text:p>
          </table:table-cell>
          <table:table-cell office:value-type="float" office:value="833377" table:style-name="ce1">
            <text:p>833377</text:p>
          </table:table-cell>
          <table:table-cell table:number-columns-repeated="16382"/>
        </table:table-row>
        <table:table-row table:style-name="ro1">
          <table:table-cell office:value-type="float" office:value="401279" table:style-name="ce1">
            <text:p>401279</text:p>
          </table:table-cell>
          <table:table-cell office:value-type="float" office:value="829846" table:style-name="ce1">
            <text:p>829846</text:p>
          </table:table-cell>
          <table:table-cell table:number-columns-repeated="16382"/>
        </table:table-row>
        <table:table-row table:style-name="ro1">
          <table:table-cell office:value-type="float" office:value="400465" table:style-name="ce1">
            <text:p>400465</text:p>
          </table:table-cell>
          <table:table-cell office:value-type="float" office:value="827602" table:style-name="ce1">
            <text:p>827602</text:p>
          </table:table-cell>
          <table:table-cell table:number-columns-repeated="16382"/>
        </table:table-row>
        <table:table-row table:style-name="ro1">
          <table:table-cell office:value-type="float" office:value="400465" table:style-name="ce1">
            <text:p>400465</text:p>
          </table:table-cell>
          <table:table-cell office:value-type="float" office:value="829593" table:style-name="ce1">
            <text:p>829593</text:p>
          </table:table-cell>
          <table:table-cell table:number-columns-repeated="16382"/>
        </table:table-row>
        <table:table-row table:style-name="ro1">
          <table:table-cell office:value-type="float" office:value="400465" table:style-name="ce1">
            <text:p>400465</text:p>
          </table:table-cell>
          <table:table-cell office:value-type="float" office:value="830059" table:style-name="ce1">
            <text:p>830059</text:p>
          </table:table-cell>
          <table:table-cell table:number-columns-repeated="16382"/>
        </table:table-row>
        <table:table-row table:style-name="ro1">
          <table:table-cell office:value-type="float" office:value="400465" table:style-name="ce1">
            <text:p>400465</text:p>
          </table:table-cell>
          <table:table-cell office:value-type="float" office:value="831035" table:style-name="ce1">
            <text:p>831035</text:p>
          </table:table-cell>
          <table:table-cell table:number-columns-repeated="16382"/>
        </table:table-row>
        <table:table-row table:style-name="ro1">
          <table:table-cell office:value-type="float" office:value="400465" table:style-name="ce1">
            <text:p>400465</text:p>
          </table:table-cell>
          <table:table-cell office:value-type="float" office:value="829841" table:style-name="ce1">
            <text:p>829841</text:p>
          </table:table-cell>
          <table:table-cell table:number-columns-repeated="16382"/>
        </table:table-row>
        <table:table-row table:style-name="ro1">
          <table:table-cell office:value-type="float" office:value="400238" table:style-name="ce1">
            <text:p>400238</text:p>
          </table:table-cell>
          <table:table-cell office:value-type="float" office:value="832129" table:style-name="ce1">
            <text:p>832129</text:p>
          </table:table-cell>
          <table:table-cell table:number-columns-repeated="16382"/>
        </table:table-row>
        <table:table-row table:style-name="ro1">
          <table:table-cell office:value-type="float" office:value="400238" table:style-name="ce1">
            <text:p>400238</text:p>
          </table:table-cell>
          <table:table-cell office:value-type="float" office:value="829446" table:style-name="ce1">
            <text:p>829446</text:p>
          </table:table-cell>
          <table:table-cell table:number-columns-repeated="16382"/>
        </table:table-row>
        <table:table-row table:style-name="ro1">
          <table:table-cell office:value-type="float" office:value="399786" table:style-name="ce1">
            <text:p>399786</text:p>
          </table:table-cell>
          <table:table-cell office:value-type="float" office:value="827055" table:style-name="ce1">
            <text:p>827055</text:p>
          </table:table-cell>
          <table:table-cell table:number-columns-repeated="16382"/>
        </table:table-row>
        <table:table-row table:style-name="ro1">
          <table:table-cell office:value-type="float" office:value="399786" table:style-name="ce1">
            <text:p>399786</text:p>
          </table:table-cell>
          <table:table-cell office:value-type="float" office:value="826344" table:style-name="ce1">
            <text:p>826344</text:p>
          </table:table-cell>
          <table:table-cell table:number-columns-repeated="16382"/>
        </table:table-row>
        <table:table-row table:style-name="ro1">
          <table:table-cell office:value-type="float" office:value="399615" table:style-name="ce1">
            <text:p>399615</text:p>
          </table:table-cell>
          <table:table-cell office:value-type="float" office:value="825096" table:style-name="ce1">
            <text:p>825096</text:p>
          </table:table-cell>
          <table:table-cell table:number-columns-repeated="16382"/>
        </table:table-row>
        <table:table-row table:style-name="ro1">
          <table:table-cell office:value-type="float" office:value="399786" table:style-name="ce1">
            <text:p>399786</text:p>
          </table:table-cell>
          <table:table-cell office:value-type="float" office:value="822750" table:style-name="ce1">
            <text:p>822750</text:p>
          </table:table-cell>
          <table:table-cell table:number-columns-repeated="16382"/>
        </table:table-row>
        <table:table-row table:style-name="ro1">
          <table:table-cell office:value-type="float" office:value="399786" table:style-name="ce1">
            <text:p>399786</text:p>
          </table:table-cell>
          <table:table-cell office:value-type="float" office:value="822017" table:style-name="ce1">
            <text:p>822017</text:p>
          </table:table-cell>
          <table:table-cell table:number-columns-repeated="16382"/>
        </table:table-row>
        <table:table-row table:style-name="ro1">
          <table:table-cell office:value-type="float" office:value="399449" table:style-name="ce1">
            <text:p>399449</text:p>
          </table:table-cell>
          <table:table-cell office:value-type="float" office:value="823441" table:style-name="ce1">
            <text:p>823441</text:p>
          </table:table-cell>
          <table:table-cell table:number-columns-repeated="16382"/>
        </table:table-row>
        <table:table-row table:style-name="ro1">
          <table:table-cell office:value-type="float" office:value="399449" table:style-name="ce1">
            <text:p>399449</text:p>
          </table:table-cell>
          <table:table-cell office:value-type="float" office:value="828188" table:style-name="ce1">
            <text:p>828188</text:p>
          </table:table-cell>
          <table:table-cell table:number-columns-repeated="16382"/>
        </table:table-row>
        <table:table-row table:style-name="ro1">
          <table:table-cell office:value-type="float" office:value="399449" table:style-name="ce1">
            <text:p>399449</text:p>
          </table:table-cell>
          <table:table-cell office:value-type="float" office:value="829846" table:style-name="ce1">
            <text:p>829846</text:p>
          </table:table-cell>
          <table:table-cell table:number-columns-repeated="16382"/>
        </table:table-row>
        <table:table-row table:style-name="ro1">
          <table:table-cell office:value-type="float" office:value="399449" table:style-name="ce1">
            <text:p>399449</text:p>
          </table:table-cell>
          <table:table-cell office:value-type="float" office:value="832508" table:style-name="ce1">
            <text:p>832508</text:p>
          </table:table-cell>
          <table:table-cell table:number-columns-repeated="16382"/>
        </table:table-row>
        <table:table-row table:style-name="ro1">
          <table:table-cell office:value-type="float" office:value="399449" table:style-name="ce1">
            <text:p>399449</text:p>
          </table:table-cell>
          <table:table-cell office:value-type="float" office:value="831537" table:style-name="ce1">
            <text:p>831537</text:p>
          </table:table-cell>
          <table:table-cell table:number-columns-repeated="16382"/>
        </table:table-row>
        <table:table-row table:style-name="ro1">
          <table:table-cell office:value-type="float" office:value="399143" table:style-name="ce1">
            <text:p>399143</text:p>
          </table:table-cell>
          <table:table-cell office:value-type="float" office:value="831833" table:style-name="ce1">
            <text:p>831833</text:p>
          </table:table-cell>
          <table:table-cell table:number-columns-repeated="16382"/>
        </table:table-row>
        <table:table-row table:style-name="ro1">
          <table:table-cell office:value-type="float" office:value="399143" table:style-name="ce1">
            <text:p>399143</text:p>
          </table:table-cell>
          <table:table-cell office:value-type="float" office:value="827776" table:style-name="ce1">
            <text:p>827776</text:p>
          </table:table-cell>
          <table:table-cell table:number-columns-repeated="16382"/>
        </table:table-row>
        <table:table-row table:style-name="ro1">
          <table:table-cell office:value-type="float" office:value="399143" table:style-name="ce1">
            <text:p>399143</text:p>
          </table:table-cell>
          <table:table-cell office:value-type="float" office:value="830110" table:style-name="ce1">
            <text:p>830110</text:p>
          </table:table-cell>
          <table:table-cell table:number-columns-repeated="16382"/>
        </table:table-row>
        <table:table-row table:style-name="ro1">
          <table:table-cell office:value-type="float" office:value="398607" table:style-name="ce1">
            <text:p>398607</text:p>
          </table:table-cell>
          <table:table-cell office:value-type="float" office:value="832637" table:style-name="ce1">
            <text:p>832637</text:p>
          </table:table-cell>
          <table:table-cell table:number-columns-repeated="16382"/>
        </table:table-row>
        <table:table-row table:style-name="ro1">
          <table:table-cell office:value-type="float" office:value="398607" table:style-name="ce1">
            <text:p>398607</text:p>
          </table:table-cell>
          <table:table-cell office:value-type="float" office:value="828253" table:style-name="ce1">
            <text:p>828253</text:p>
          </table:table-cell>
          <table:table-cell table:number-columns-repeated="16382"/>
        </table:table-row>
        <table:table-row table:style-name="ro1">
          <table:table-cell office:value-type="float" office:value="398607" table:style-name="ce1">
            <text:p>398607</text:p>
          </table:table-cell>
          <table:table-cell office:value-type="float" office:value="821127" table:style-name="ce1">
            <text:p>821127</text:p>
          </table:table-cell>
          <table:table-cell table:number-columns-repeated="16382"/>
        </table:table-row>
        <table:table-row table:style-name="ro1">
          <table:table-cell office:value-type="float" office:value="398607" table:style-name="ce1">
            <text:p>398607</text:p>
          </table:table-cell>
          <table:table-cell office:value-type="float" office:value="818575" table:style-name="ce1">
            <text:p>818575</text:p>
          </table:table-cell>
          <table:table-cell table:number-columns-repeated="16382"/>
        </table:table-row>
        <table:table-row table:style-name="ro1">
          <table:table-cell office:value-type="float" office:value="398607" table:style-name="ce1">
            <text:p>398607</text:p>
          </table:table-cell>
          <table:table-cell office:value-type="float" office:value="815113" table:style-name="ce1">
            <text:p>815113</text:p>
          </table:table-cell>
          <table:table-cell table:number-columns-repeated="16382"/>
        </table:table-row>
        <table:table-row table:style-name="ro1">
          <table:table-cell office:value-type="float" office:value="398607" table:style-name="ce1">
            <text:p>398607</text:p>
          </table:table-cell>
          <table:table-cell office:value-type="float" office:value="816535" table:style-name="ce1">
            <text:p>816535</text:p>
          </table:table-cell>
          <table:table-cell table:number-columns-repeated="16382"/>
        </table:table-row>
        <table:table-row table:style-name="ro1">
          <table:table-cell office:value-type="float" office:value="398607" table:style-name="ce1">
            <text:p>398607</text:p>
          </table:table-cell>
          <table:table-cell office:value-type="float" office:value="820357" table:style-name="ce1">
            <text:p>820357</text:p>
          </table:table-cell>
          <table:table-cell table:number-columns-repeated="16382"/>
        </table:table-row>
        <table:table-row table:style-name="ro1">
          <table:table-cell office:value-type="float" office:value="397934" table:style-name="ce1">
            <text:p>397934</text:p>
          </table:table-cell>
          <table:table-cell office:value-type="float" office:value="824918" table:style-name="ce1">
            <text:p>824918</text:p>
          </table:table-cell>
          <table:table-cell table:number-columns-repeated="16382"/>
        </table:table-row>
        <table:table-row table:style-name="ro1">
          <table:table-cell office:value-type="float" office:value="397934" table:style-name="ce1">
            <text:p>397934</text:p>
          </table:table-cell>
          <table:table-cell office:value-type="float" office:value="824758" table:style-name="ce1">
            <text:p>824758</text:p>
          </table:table-cell>
          <table:table-cell table:number-columns-repeated="16382"/>
        </table:table-row>
        <table:table-row table:style-name="ro1">
          <table:table-cell office:value-type="float" office:value="397534" table:style-name="ce1">
            <text:p>397534</text:p>
          </table:table-cell>
          <table:table-cell office:value-type="float" office:value="829346" table:style-name="ce1">
            <text:p>829346</text:p>
          </table:table-cell>
          <table:table-cell table:number-columns-repeated="16382"/>
        </table:table-row>
        <table:table-row table:style-name="ro1">
          <table:table-cell office:value-type="float" office:value="397534" table:style-name="ce1">
            <text:p>397534</text:p>
          </table:table-cell>
          <table:table-cell office:value-type="float" office:value="828881" table:style-name="ce1">
            <text:p>828881</text:p>
          </table:table-cell>
          <table:table-cell table:number-columns-repeated="16382"/>
        </table:table-row>
        <table:table-row table:style-name="ro1">
          <table:table-cell office:value-type="float" office:value="397534" table:style-name="ce1">
            <text:p>397534</text:p>
          </table:table-cell>
          <table:table-cell office:value-type="float" office:value="829213" table:style-name="ce1">
            <text:p>829213</text:p>
          </table:table-cell>
          <table:table-cell table:number-columns-repeated="16382"/>
        </table:table-row>
        <table:table-row table:style-name="ro1">
          <table:table-cell office:value-type="float" office:value="397534" table:style-name="ce1">
            <text:p>397534</text:p>
          </table:table-cell>
          <table:table-cell office:value-type="float" office:value="826816" table:style-name="ce1">
            <text:p>826816</text:p>
          </table:table-cell>
          <table:table-cell table:number-columns-repeated="16382"/>
        </table:table-row>
        <table:table-row table:style-name="ro1">
          <table:table-cell office:value-type="float" office:value="397534" table:style-name="ce1">
            <text:p>397534</text:p>
          </table:table-cell>
          <table:table-cell office:value-type="float" office:value="827134" table:style-name="ce1">
            <text:p>827134</text:p>
          </table:table-cell>
          <table:table-cell table:number-columns-repeated="16382"/>
        </table:table-row>
        <table:table-row table:style-name="ro1">
          <table:table-cell office:value-type="float" office:value="397170" table:style-name="ce1">
            <text:p>397170</text:p>
          </table:table-cell>
          <table:table-cell office:value-type="float" office:value="824348" table:style-name="ce1">
            <text:p>824348</text:p>
          </table:table-cell>
          <table:table-cell table:number-columns-repeated="16382"/>
        </table:table-row>
        <table:table-row table:style-name="ro1">
          <table:table-cell office:value-type="float" office:value="397534" table:style-name="ce1">
            <text:p>397534</text:p>
          </table:table-cell>
          <table:table-cell office:value-type="float" office:value="822730" table:style-name="ce1">
            <text:p>822730</text:p>
          </table:table-cell>
          <table:table-cell table:number-columns-repeated="16382"/>
        </table:table-row>
        <table:table-row table:style-name="ro1">
          <table:table-cell office:value-type="float" office:value="397534" table:style-name="ce1">
            <text:p>397534</text:p>
          </table:table-cell>
          <table:table-cell office:value-type="float" office:value="819027" table:style-name="ce1">
            <text:p>819027</text:p>
          </table:table-cell>
          <table:table-cell table:number-columns-repeated="16382"/>
        </table:table-row>
        <table:table-row table:style-name="ro1">
          <table:table-cell office:value-type="float" office:value="397518" table:style-name="ce1">
            <text:p>397518</text:p>
          </table:table-cell>
          <table:table-cell office:value-type="float" office:value="818873" table:style-name="ce1">
            <text:p>818873</text:p>
          </table:table-cell>
          <table:table-cell table:number-columns-repeated="16382"/>
        </table:table-row>
        <table:table-row table:style-name="ro1">
          <table:table-cell office:value-type="float" office:value="397518" table:style-name="ce1">
            <text:p>397518</text:p>
          </table:table-cell>
          <table:table-cell office:value-type="float" office:value="823823" table:style-name="ce1">
            <text:p>823823</text:p>
          </table:table-cell>
          <table:table-cell table:number-columns-repeated="16382"/>
        </table:table-row>
        <table:table-row table:style-name="ro1">
          <table:table-cell office:value-type="float" office:value="397518" table:style-name="ce1">
            <text:p>397518</text:p>
          </table:table-cell>
          <table:table-cell office:value-type="float" office:value="823380" table:style-name="ce1">
            <text:p>823380</text:p>
          </table:table-cell>
          <table:table-cell table:number-columns-repeated="16382"/>
        </table:table-row>
        <table:table-row table:style-name="ro1">
          <table:table-cell office:value-type="float" office:value="397518" table:style-name="ce1">
            <text:p>397518</text:p>
          </table:table-cell>
          <table:table-cell office:value-type="float" office:value="825533" table:style-name="ce1">
            <text:p>825533</text:p>
          </table:table-cell>
          <table:table-cell table:number-columns-repeated="16382"/>
        </table:table-row>
        <table:table-row table:style-name="ro1">
          <table:table-cell office:value-type="float" office:value="397518" table:style-name="ce1">
            <text:p>397518</text:p>
          </table:table-cell>
          <table:table-cell office:value-type="float" office:value="822581" table:style-name="ce1">
            <text:p>822581</text:p>
          </table:table-cell>
          <table:table-cell table:number-columns-repeated="16382"/>
        </table:table-row>
        <table:table-row table:style-name="ro1">
          <table:table-cell office:value-type="float" office:value="397518" table:style-name="ce1">
            <text:p>397518</text:p>
          </table:table-cell>
          <table:table-cell office:value-type="float" office:value="819476" table:style-name="ce1">
            <text:p>819476</text:p>
          </table:table-cell>
          <table:table-cell table:number-columns-repeated="16382"/>
        </table:table-row>
        <table:table-row table:style-name="ro1">
          <table:table-cell office:value-type="float" office:value="397518" table:style-name="ce1">
            <text:p>397518</text:p>
          </table:table-cell>
          <table:table-cell office:value-type="float" office:value="825747" table:style-name="ce1">
            <text:p>825747</text:p>
          </table:table-cell>
          <table:table-cell table:number-columns-repeated="16382"/>
        </table:table-row>
        <table:table-row table:style-name="ro1">
          <table:table-cell office:value-type="float" office:value="397518" table:style-name="ce1">
            <text:p>397518</text:p>
          </table:table-cell>
          <table:table-cell office:value-type="float" office:value="823751" table:style-name="ce1">
            <text:p>823751</text:p>
          </table:table-cell>
          <table:table-cell table:number-columns-repeated="16382"/>
        </table:table-row>
        <table:table-row table:style-name="ro1">
          <table:table-cell office:value-type="float" office:value="397220" table:style-name="ce1">
            <text:p>397220</text:p>
          </table:table-cell>
          <table:table-cell office:value-type="float" office:value="826495" table:style-name="ce1">
            <text:p>826495</text:p>
          </table:table-cell>
          <table:table-cell table:number-columns-repeated="16382"/>
        </table:table-row>
        <table:table-row table:style-name="ro1">
          <table:table-cell office:value-type="float" office:value="397220" table:style-name="ce1">
            <text:p>397220</text:p>
          </table:table-cell>
          <table:table-cell office:value-type="float" office:value="824710" table:style-name="ce1">
            <text:p>824710</text:p>
          </table:table-cell>
          <table:table-cell table:number-columns-repeated="16382"/>
        </table:table-row>
        <table:table-row table:style-name="ro1">
          <table:table-cell office:value-type="float" office:value="397220" table:style-name="ce1">
            <text:p>397220</text:p>
          </table:table-cell>
          <table:table-cell office:value-type="float" office:value="822772" table:style-name="ce1">
            <text:p>822772</text:p>
          </table:table-cell>
          <table:table-cell table:number-columns-repeated="16382"/>
        </table:table-row>
        <table:table-row table:style-name="ro1">
          <table:table-cell office:value-type="float" office:value="396965" table:style-name="ce1">
            <text:p>396965</text:p>
          </table:table-cell>
          <table:table-cell office:value-type="float" office:value="822658" table:style-name="ce1">
            <text:p>822658</text:p>
          </table:table-cell>
          <table:table-cell table:number-columns-repeated="16382"/>
        </table:table-row>
        <table:table-row table:style-name="ro1">
          <table:table-cell office:value-type="float" office:value="396962" table:style-name="ce1">
            <text:p>396962</text:p>
          </table:table-cell>
          <table:table-cell office:value-type="float" office:value="820318" table:style-name="ce1">
            <text:p>820318</text:p>
          </table:table-cell>
          <table:table-cell table:number-columns-repeated="16382"/>
        </table:table-row>
        <table:table-row table:style-name="ro1">
          <table:table-cell office:value-type="float" office:value="396587" table:style-name="ce1">
            <text:p>396587</text:p>
          </table:table-cell>
          <table:table-cell office:value-type="float" office:value="819017" table:style-name="ce1">
            <text:p>819017</text:p>
          </table:table-cell>
          <table:table-cell table:number-columns-repeated="16382"/>
        </table:table-row>
        <table:table-row table:style-name="ro1">
          <table:table-cell office:value-type="float" office:value="396587" table:style-name="ce1">
            <text:p>396587</text:p>
          </table:table-cell>
          <table:table-cell office:value-type="float" office:value="820522" table:style-name="ce1">
            <text:p>820522</text:p>
          </table:table-cell>
          <table:table-cell table:number-columns-repeated="16382"/>
        </table:table-row>
        <table:table-row table:style-name="ro1">
          <table:table-cell office:value-type="float" office:value="396587" table:style-name="ce1">
            <text:p>396587</text:p>
          </table:table-cell>
          <table:table-cell office:value-type="float" office:value="818950" table:style-name="ce1">
            <text:p>818950</text:p>
          </table:table-cell>
          <table:table-cell table:number-columns-repeated="16382"/>
        </table:table-row>
        <table:table-row table:style-name="ro1">
          <table:table-cell office:value-type="float" office:value="396587" table:style-name="ce1">
            <text:p>396587</text:p>
          </table:table-cell>
          <table:table-cell office:value-type="float" office:value="820486" table:style-name="ce1">
            <text:p>820486</text:p>
          </table:table-cell>
          <table:table-cell table:number-columns-repeated="16382"/>
        </table:table-row>
        <table:table-row table:style-name="ro1">
          <table:table-cell office:value-type="float" office:value="396587" table:style-name="ce1">
            <text:p>396587</text:p>
          </table:table-cell>
          <table:table-cell office:value-type="float" office:value="818576" table:style-name="ce1">
            <text:p>818576</text:p>
          </table:table-cell>
          <table:table-cell table:number-columns-repeated="16382"/>
        </table:table-row>
        <table:table-row table:style-name="ro1">
          <table:table-cell office:value-type="float" office:value="396587" table:style-name="ce1">
            <text:p>396587</text:p>
          </table:table-cell>
          <table:table-cell office:value-type="float" office:value="816668" table:style-name="ce1">
            <text:p>816668</text:p>
          </table:table-cell>
          <table:table-cell table:number-columns-repeated="16382"/>
        </table:table-row>
        <table:table-row table:style-name="ro1">
          <table:table-cell office:value-type="float" office:value="396587" table:style-name="ce1">
            <text:p>396587</text:p>
          </table:table-cell>
          <table:table-cell office:value-type="float" office:value="824423" table:style-name="ce1">
            <text:p>824423</text:p>
          </table:table-cell>
          <table:table-cell table:number-columns-repeated="16382"/>
        </table:table-row>
        <table:table-row table:style-name="ro1">
          <table:table-cell office:value-type="float" office:value="396587" table:style-name="ce1">
            <text:p>396587</text:p>
          </table:table-cell>
          <table:table-cell office:value-type="float" office:value="825229" table:style-name="ce1">
            <text:p>825229</text:p>
          </table:table-cell>
          <table:table-cell table:number-columns-repeated="16382"/>
        </table:table-row>
        <table:table-row table:style-name="ro1">
          <table:table-cell office:value-type="float" office:value="396587" table:style-name="ce1">
            <text:p>396587</text:p>
          </table:table-cell>
          <table:table-cell office:value-type="float" office:value="825642" table:style-name="ce1">
            <text:p>825642</text:p>
          </table:table-cell>
          <table:table-cell table:number-columns-repeated="16382"/>
        </table:table-row>
        <table:table-row table:style-name="ro1">
          <table:table-cell office:value-type="float" office:value="396587" table:style-name="ce1">
            <text:p>396587</text:p>
          </table:table-cell>
          <table:table-cell office:value-type="float" office:value="825083" table:style-name="ce1">
            <text:p>825083</text:p>
          </table:table-cell>
          <table:table-cell table:number-columns-repeated="16382"/>
        </table:table-row>
        <table:table-row table:style-name="ro1">
          <table:table-cell office:value-type="float" office:value="396587" table:style-name="ce1">
            <text:p>396587</text:p>
          </table:table-cell>
          <table:table-cell office:value-type="float" office:value="822576" table:style-name="ce1">
            <text:p>822576</text:p>
          </table:table-cell>
          <table:table-cell table:number-columns-repeated="16382"/>
        </table:table-row>
        <table:table-row table:style-name="ro1">
          <table:table-cell office:value-type="float" office:value="396587" table:style-name="ce1">
            <text:p>396587</text:p>
          </table:table-cell>
          <table:table-cell office:value-type="float" office:value="829747" table:style-name="ce1">
            <text:p>829747</text:p>
          </table:table-cell>
          <table:table-cell table:number-columns-repeated="16382"/>
        </table:table-row>
        <table:table-row table:style-name="ro1">
          <table:table-cell office:value-type="float" office:value="396587" table:style-name="ce1">
            <text:p>396587</text:p>
          </table:table-cell>
          <table:table-cell office:value-type="float" office:value="828731" table:style-name="ce1">
            <text:p>828731</text:p>
          </table:table-cell>
          <table:table-cell table:number-columns-repeated="16382"/>
        </table:table-row>
        <table:table-row table:style-name="ro1">
          <table:table-cell office:value-type="float" office:value="396587" table:style-name="ce1">
            <text:p>396587</text:p>
          </table:table-cell>
          <table:table-cell office:value-type="float" office:value="826168" table:style-name="ce1">
            <text:p>826168</text:p>
          </table:table-cell>
          <table:table-cell table:number-columns-repeated="16382"/>
        </table:table-row>
        <table:table-row table:style-name="ro1">
          <table:table-cell office:value-type="float" office:value="396236" table:style-name="ce1">
            <text:p>396236</text:p>
          </table:table-cell>
          <table:table-cell office:value-type="float" office:value="825794" table:style-name="ce1">
            <text:p>825794</text:p>
          </table:table-cell>
          <table:table-cell table:number-columns-repeated="16382"/>
        </table:table-row>
        <table:table-row table:style-name="ro1">
          <table:table-cell office:value-type="float" office:value="396236" table:style-name="ce1">
            <text:p>396236</text:p>
          </table:table-cell>
          <table:table-cell office:value-type="float" office:value="828014" table:style-name="ce1">
            <text:p>828014</text:p>
          </table:table-cell>
          <table:table-cell table:number-columns-repeated="16382"/>
        </table:table-row>
        <table:table-row table:style-name="ro1">
          <table:table-cell office:value-type="float" office:value="396236" table:style-name="ce1">
            <text:p>396236</text:p>
          </table:table-cell>
          <table:table-cell office:value-type="float" office:value="830390" table:style-name="ce1">
            <text:p>830390</text:p>
          </table:table-cell>
          <table:table-cell table:number-columns-repeated="16382"/>
        </table:table-row>
        <table:table-row table:style-name="ro1">
          <table:table-cell office:value-type="float" office:value="396236" table:style-name="ce1">
            <text:p>396236</text:p>
          </table:table-cell>
          <table:table-cell office:value-type="float" office:value="824468" table:style-name="ce1">
            <text:p>824468</text:p>
          </table:table-cell>
          <table:table-cell table:number-columns-repeated="16382"/>
        </table:table-row>
        <table:table-row table:style-name="ro1">
          <table:table-cell office:value-type="float" office:value="396236" table:style-name="ce1">
            <text:p>396236</text:p>
          </table:table-cell>
          <table:table-cell office:value-type="float" office:value="829840" table:style-name="ce1">
            <text:p>829840</text:p>
          </table:table-cell>
          <table:table-cell table:number-columns-repeated="16382"/>
        </table:table-row>
        <table:table-row table:style-name="ro1">
          <table:table-cell office:value-type="float" office:value="395589" table:style-name="ce1">
            <text:p>395589</text:p>
          </table:table-cell>
          <table:table-cell office:value-type="float" office:value="832632" table:style-name="ce1">
            <text:p>832632</text:p>
          </table:table-cell>
          <table:table-cell table:number-columns-repeated="16382"/>
        </table:table-row>
        <table:table-row table:style-name="ro1">
          <table:table-cell office:value-type="float" office:value="395589" table:style-name="ce1">
            <text:p>395589</text:p>
          </table:table-cell>
          <table:table-cell office:value-type="float" office:value="825818" table:style-name="ce1">
            <text:p>825818</text:p>
          </table:table-cell>
          <table:table-cell table:number-columns-repeated="16382"/>
        </table:table-row>
        <table:table-row table:style-name="ro1">
          <table:table-cell office:value-type="float" office:value="395589" table:style-name="ce1">
            <text:p>395589</text:p>
          </table:table-cell>
          <table:table-cell office:value-type="float" office:value="827716" table:style-name="ce1">
            <text:p>827716</text:p>
          </table:table-cell>
          <table:table-cell table:number-columns-repeated="16382"/>
        </table:table-row>
        <table:table-row table:style-name="ro1">
          <table:table-cell office:value-type="float" office:value="395589" table:style-name="ce1">
            <text:p>395589</text:p>
          </table:table-cell>
          <table:table-cell office:value-type="float" office:value="827355" table:style-name="ce1">
            <text:p>827355</text:p>
          </table:table-cell>
          <table:table-cell table:number-columns-repeated="16382"/>
        </table:table-row>
        <table:table-row table:style-name="ro1">
          <table:table-cell office:value-type="float" office:value="395589" table:style-name="ce1">
            <text:p>395589</text:p>
          </table:table-cell>
          <table:table-cell office:value-type="float" office:value="824546" table:style-name="ce1">
            <text:p>824546</text:p>
          </table:table-cell>
          <table:table-cell table:number-columns-repeated="16382"/>
        </table:table-row>
        <table:table-row table:style-name="ro1">
          <table:table-cell office:value-type="float" office:value="395404" table:style-name="ce1">
            <text:p>395404</text:p>
          </table:table-cell>
          <table:table-cell office:value-type="float" office:value="819810" table:style-name="ce1">
            <text:p>819810</text:p>
          </table:table-cell>
          <table:table-cell table:number-columns-repeated="16382"/>
        </table:table-row>
        <table:table-row table:style-name="ro1">
          <table:table-cell office:value-type="float" office:value="395109" table:style-name="ce1">
            <text:p>395109</text:p>
          </table:table-cell>
          <table:table-cell office:value-type="float" office:value="818439" table:style-name="ce1">
            <text:p>818439</text:p>
          </table:table-cell>
          <table:table-cell table:number-columns-repeated="16382"/>
        </table:table-row>
        <table:table-row table:style-name="ro1">
          <table:table-cell office:value-type="float" office:value="395079" table:style-name="ce1">
            <text:p>395079</text:p>
          </table:table-cell>
          <table:table-cell office:value-type="float" office:value="819312" table:style-name="ce1">
            <text:p>819312</text:p>
          </table:table-cell>
          <table:table-cell table:number-columns-repeated="16382"/>
        </table:table-row>
        <table:table-row table:style-name="ro1">
          <table:table-cell office:value-type="float" office:value="395109" table:style-name="ce1">
            <text:p>395109</text:p>
          </table:table-cell>
          <table:table-cell office:value-type="float" office:value="825633" table:style-name="ce1">
            <text:p>825633</text:p>
          </table:table-cell>
          <table:table-cell table:number-columns-repeated="16382"/>
        </table:table-row>
        <table:table-row table:style-name="ro1">
          <table:table-cell office:value-type="float" office:value="395109" table:style-name="ce1">
            <text:p>395109</text:p>
          </table:table-cell>
          <table:table-cell office:value-type="float" office:value="819810" table:style-name="ce1">
            <text:p>819810</text:p>
          </table:table-cell>
          <table:table-cell table:number-columns-repeated="16382"/>
        </table:table-row>
        <table:table-row table:style-name="ro1">
          <table:table-cell office:value-type="float" office:value="395109" table:style-name="ce1">
            <text:p>395109</text:p>
          </table:table-cell>
          <table:table-cell office:value-type="float" office:value="823981" table:style-name="ce1">
            <text:p>823981</text:p>
          </table:table-cell>
          <table:table-cell table:number-columns-repeated="16382"/>
        </table:table-row>
        <table:table-row table:style-name="ro1">
          <table:table-cell office:value-type="float" office:value="395109" table:style-name="ce1">
            <text:p>395109</text:p>
          </table:table-cell>
          <table:table-cell office:value-type="float" office:value="825065" table:style-name="ce1">
            <text:p>825065</text:p>
          </table:table-cell>
          <table:table-cell table:number-columns-repeated="16382"/>
        </table:table-row>
        <table:table-row table:style-name="ro1">
          <table:table-cell office:value-type="float" office:value="395109" table:style-name="ce1">
            <text:p>395109</text:p>
          </table:table-cell>
          <table:table-cell office:value-type="float" office:value="822111" table:style-name="ce1">
            <text:p>822111</text:p>
          </table:table-cell>
          <table:table-cell table:number-columns-repeated="16382"/>
        </table:table-row>
        <table:table-row table:style-name="ro1">
          <table:table-cell office:value-type="float" office:value="395109" table:style-name="ce1">
            <text:p>395109</text:p>
          </table:table-cell>
          <table:table-cell office:value-type="float" office:value="826132" table:style-name="ce1">
            <text:p>826132</text:p>
          </table:table-cell>
          <table:table-cell table:number-columns-repeated="16382"/>
        </table:table-row>
        <table:table-row table:style-name="ro1">
          <table:table-cell office:value-type="float" office:value="395079" table:style-name="ce1">
            <text:p>395079</text:p>
          </table:table-cell>
          <table:table-cell office:value-type="float" office:value="822759" table:style-name="ce1">
            <text:p>822759</text:p>
          </table:table-cell>
          <table:table-cell table:number-columns-repeated="16382"/>
        </table:table-row>
        <table:table-row table:style-name="ro1">
          <table:table-cell office:value-type="float" office:value="395079" table:style-name="ce1">
            <text:p>395079</text:p>
          </table:table-cell>
          <table:table-cell office:value-type="float" office:value="819567" table:style-name="ce1">
            <text:p>819567</text:p>
          </table:table-cell>
          <table:table-cell table:number-columns-repeated="16382"/>
        </table:table-row>
        <table:table-row table:style-name="ro1">
          <table:table-cell office:value-type="float" office:value="395079" table:style-name="ce1">
            <text:p>395079</text:p>
          </table:table-cell>
          <table:table-cell office:value-type="float" office:value="824899" table:style-name="ce1">
            <text:p>824899</text:p>
          </table:table-cell>
          <table:table-cell table:number-columns-repeated="16382"/>
        </table:table-row>
        <table:table-row table:style-name="ro1">
          <table:table-cell office:value-type="float" office:value="395079" table:style-name="ce1">
            <text:p>395079</text:p>
          </table:table-cell>
          <table:table-cell office:value-type="float" office:value="825765" table:style-name="ce1">
            <text:p>825765</text:p>
          </table:table-cell>
          <table:table-cell table:number-columns-repeated="16382"/>
        </table:table-row>
        <table:table-row table:style-name="ro1">
          <table:table-cell office:value-type="float" office:value="395079" table:style-name="ce1">
            <text:p>395079</text:p>
          </table:table-cell>
          <table:table-cell office:value-type="float" office:value="828578" table:style-name="ce1">
            <text:p>828578</text:p>
          </table:table-cell>
          <table:table-cell table:number-columns-repeated="16382"/>
        </table:table-row>
        <table:table-row table:style-name="ro1">
          <table:table-cell office:value-type="float" office:value="395079" table:style-name="ce1">
            <text:p>395079</text:p>
          </table:table-cell>
          <table:table-cell office:value-type="float" office:value="827150" table:style-name="ce1">
            <text:p>827150</text:p>
          </table:table-cell>
          <table:table-cell table:number-columns-repeated="16382"/>
        </table:table-row>
        <table:table-row table:style-name="ro1">
          <table:table-cell office:value-type="float" office:value="395079" table:style-name="ce1">
            <text:p>395079</text:p>
          </table:table-cell>
          <table:table-cell office:value-type="float" office:value="826999" table:style-name="ce1">
            <text:p>826999</text:p>
          </table:table-cell>
          <table:table-cell table:number-columns-repeated="16382"/>
        </table:table-row>
        <table:table-row table:style-name="ro1">
          <table:table-cell office:value-type="float" office:value="395079" table:style-name="ce1">
            <text:p>395079</text:p>
          </table:table-cell>
          <table:table-cell office:value-type="float" office:value="827532" table:style-name="ce1">
            <text:p>827532</text:p>
          </table:table-cell>
          <table:table-cell table:number-columns-repeated="16382"/>
        </table:table-row>
        <table:table-row table:style-name="ro1">
          <table:table-cell office:value-type="float" office:value="395079" table:style-name="ce1">
            <text:p>395079</text:p>
          </table:table-cell>
          <table:table-cell office:value-type="float" office:value="824241" table:style-name="ce1">
            <text:p>824241</text:p>
          </table:table-cell>
          <table:table-cell table:number-columns-repeated="16382"/>
        </table:table-row>
        <table:table-row table:style-name="ro1">
          <table:table-cell office:value-type="float" office:value="395079" table:style-name="ce1">
            <text:p>395079</text:p>
          </table:table-cell>
          <table:table-cell office:value-type="float" office:value="823049" table:style-name="ce1">
            <text:p>823049</text:p>
          </table:table-cell>
          <table:table-cell table:number-columns-repeated="16382"/>
        </table:table-row>
        <table:table-row table:style-name="ro1">
          <table:table-cell office:value-type="float" office:value="395079" table:style-name="ce1">
            <text:p>395079</text:p>
          </table:table-cell>
          <table:table-cell office:value-type="float" office:value="828160" table:style-name="ce1">
            <text:p>828160</text:p>
          </table:table-cell>
          <table:table-cell table:number-columns-repeated="16382"/>
        </table:table-row>
        <table:table-row table:style-name="ro1">
          <table:table-cell office:value-type="float" office:value="395079" table:style-name="ce1">
            <text:p>395079</text:p>
          </table:table-cell>
          <table:table-cell office:value-type="float" office:value="823675" table:style-name="ce1">
            <text:p>823675</text:p>
          </table:table-cell>
          <table:table-cell table:number-columns-repeated="16382"/>
        </table:table-row>
        <table:table-row table:style-name="ro1">
          <table:table-cell office:value-type="float" office:value="395079" table:style-name="ce1">
            <text:p>395079</text:p>
          </table:table-cell>
          <table:table-cell office:value-type="float" office:value="831632" table:style-name="ce1">
            <text:p>831632</text:p>
          </table:table-cell>
          <table:table-cell table:number-columns-repeated="16382"/>
        </table:table-row>
        <table:table-row table:style-name="ro1">
          <table:table-cell office:value-type="float" office:value="395079" table:style-name="ce1">
            <text:p>395079</text:p>
          </table:table-cell>
          <table:table-cell office:value-type="float" office:value="831412" table:style-name="ce1">
            <text:p>831412</text:p>
          </table:table-cell>
          <table:table-cell table:number-columns-repeated="16382"/>
        </table:table-row>
        <table:table-row table:style-name="ro1">
          <table:table-cell office:value-type="float" office:value="393926" table:style-name="ce1">
            <text:p>393926</text:p>
          </table:table-cell>
          <table:table-cell office:value-type="float" office:value="831359" table:style-name="ce1">
            <text:p>831359</text:p>
          </table:table-cell>
          <table:table-cell table:number-columns-repeated="16382"/>
        </table:table-row>
        <table:table-row table:style-name="ro1">
          <table:table-cell office:value-type="float" office:value="395079" table:style-name="ce1">
            <text:p>395079</text:p>
          </table:table-cell>
          <table:table-cell office:value-type="float" office:value="831347" table:style-name="ce1">
            <text:p>831347</text:p>
          </table:table-cell>
          <table:table-cell table:number-columns-repeated="16382"/>
        </table:table-row>
        <table:table-row table:style-name="ro1">
          <table:table-cell office:value-type="float" office:value="395079" table:style-name="ce1">
            <text:p>395079</text:p>
          </table:table-cell>
          <table:table-cell office:value-type="float" office:value="831238" table:style-name="ce1">
            <text:p>831238</text:p>
          </table:table-cell>
          <table:table-cell table:number-columns-repeated="16382"/>
        </table:table-row>
        <table:table-row table:style-name="ro1">
          <table:table-cell office:value-type="float" office:value="395079" table:style-name="ce1">
            <text:p>395079</text:p>
          </table:table-cell>
          <table:table-cell office:value-type="float" office:value="834749" table:style-name="ce1">
            <text:p>834749</text:p>
          </table:table-cell>
          <table:table-cell table:number-columns-repeated="16382"/>
        </table:table-row>
        <table:table-row table:style-name="ro1">
          <table:table-cell office:value-type="float" office:value="395079" table:style-name="ce1">
            <text:p>395079</text:p>
          </table:table-cell>
          <table:table-cell office:value-type="float" office:value="837196" table:style-name="ce1">
            <text:p>837196</text:p>
          </table:table-cell>
          <table:table-cell table:number-columns-repeated="16382"/>
        </table:table-row>
        <table:table-row table:style-name="ro1">
          <table:table-cell office:value-type="float" office:value="394861" table:style-name="ce1">
            <text:p>394861</text:p>
          </table:table-cell>
          <table:table-cell office:value-type="float" office:value="826304" table:style-name="ce1">
            <text:p>826304</text:p>
          </table:table-cell>
          <table:table-cell table:number-columns-repeated="16382"/>
        </table:table-row>
        <table:table-row table:style-name="ro1">
          <table:table-cell office:value-type="float" office:value="394861" table:style-name="ce1">
            <text:p>394861</text:p>
          </table:table-cell>
          <table:table-cell office:value-type="float" office:value="826278" table:style-name="ce1">
            <text:p>826278</text:p>
          </table:table-cell>
          <table:table-cell table:number-columns-repeated="16382"/>
        </table:table-row>
        <table:table-row table:style-name="ro1">
          <table:table-cell office:value-type="float" office:value="394861" table:style-name="ce1">
            <text:p>394861</text:p>
          </table:table-cell>
          <table:table-cell office:value-type="float" office:value="823964" table:style-name="ce1">
            <text:p>823964</text:p>
          </table:table-cell>
          <table:table-cell table:number-columns-repeated="16382"/>
        </table:table-row>
        <table:table-row table:style-name="ro1">
          <table:table-cell office:value-type="float" office:value="394861" table:style-name="ce1">
            <text:p>394861</text:p>
          </table:table-cell>
          <table:table-cell office:value-type="float" office:value="834136" table:style-name="ce1">
            <text:p>834136</text:p>
          </table:table-cell>
          <table:table-cell table:number-columns-repeated="16382"/>
        </table:table-row>
        <table:table-row table:style-name="ro1">
          <table:table-cell office:value-type="float" office:value="394861" table:style-name="ce1">
            <text:p>394861</text:p>
          </table:table-cell>
          <table:table-cell office:value-type="float" office:value="829525" table:style-name="ce1">
            <text:p>829525</text:p>
          </table:table-cell>
          <table:table-cell table:number-columns-repeated="16382"/>
        </table:table-row>
        <table:table-row table:style-name="ro1">
          <table:table-cell office:value-type="float" office:value="394861" table:style-name="ce1">
            <text:p>394861</text:p>
          </table:table-cell>
          <table:table-cell office:value-type="float" office:value="831625" table:style-name="ce1">
            <text:p>831625</text:p>
          </table:table-cell>
          <table:table-cell table:number-columns-repeated="16382"/>
        </table:table-row>
        <table:table-row table:style-name="ro1">
          <table:table-cell office:value-type="float" office:value="394861" table:style-name="ce1">
            <text:p>394861</text:p>
          </table:table-cell>
          <table:table-cell office:value-type="float" office:value="830670" table:style-name="ce1">
            <text:p>830670</text:p>
          </table:table-cell>
          <table:table-cell table:number-columns-repeated="16382"/>
        </table:table-row>
        <table:table-row table:style-name="ro1">
          <table:table-cell office:value-type="float" office:value="394858" table:style-name="ce1">
            <text:p>394858</text:p>
          </table:table-cell>
          <table:table-cell office:value-type="float" office:value="823386" table:style-name="ce1">
            <text:p>823386</text:p>
          </table:table-cell>
          <table:table-cell table:number-columns-repeated="16382"/>
        </table:table-row>
        <table:table-row table:style-name="ro1">
          <table:table-cell office:value-type="float" office:value="394858" table:style-name="ce1">
            <text:p>394858</text:p>
          </table:table-cell>
          <table:table-cell office:value-type="float" office:value="825972" table:style-name="ce1">
            <text:p>825972</text:p>
          </table:table-cell>
          <table:table-cell table:number-columns-repeated="16382"/>
        </table:table-row>
        <table:table-row table:style-name="ro1">
          <table:table-cell office:value-type="float" office:value="394858" table:style-name="ce1">
            <text:p>394858</text:p>
          </table:table-cell>
          <table:table-cell office:value-type="float" office:value="828963" table:style-name="ce1">
            <text:p>828963</text:p>
          </table:table-cell>
          <table:table-cell table:number-columns-repeated="16382"/>
        </table:table-row>
        <table:table-row table:style-name="ro1">
          <table:table-cell office:value-type="float" office:value="394858" table:style-name="ce1">
            <text:p>394858</text:p>
          </table:table-cell>
          <table:table-cell office:value-type="float" office:value="828152" table:style-name="ce1">
            <text:p>828152</text:p>
          </table:table-cell>
          <table:table-cell table:number-columns-repeated="16382"/>
        </table:table-row>
        <table:table-row table:style-name="ro1">
          <table:table-cell office:value-type="float" office:value="394858" table:style-name="ce1">
            <text:p>394858</text:p>
          </table:table-cell>
          <table:table-cell office:value-type="float" office:value="826953" table:style-name="ce1">
            <text:p>826953</text:p>
          </table:table-cell>
          <table:table-cell table:number-columns-repeated="16382"/>
        </table:table-row>
        <table:table-row table:style-name="ro1">
          <table:table-cell office:value-type="float" office:value="394668" table:style-name="ce1">
            <text:p>394668</text:p>
          </table:table-cell>
          <table:table-cell office:value-type="float" office:value="825413" table:style-name="ce1">
            <text:p>825413</text:p>
          </table:table-cell>
          <table:table-cell table:number-columns-repeated="16382"/>
        </table:table-row>
        <table:table-row table:style-name="ro1">
          <table:table-cell office:value-type="float" office:value="394668" table:style-name="ce1">
            <text:p>394668</text:p>
          </table:table-cell>
          <table:table-cell office:value-type="float" office:value="826318" table:style-name="ce1">
            <text:p>826318</text:p>
          </table:table-cell>
          <table:table-cell table:number-columns-repeated="16382"/>
        </table:table-row>
        <table:table-row table:style-name="ro1">
          <table:table-cell office:value-type="float" office:value="394668" table:style-name="ce1">
            <text:p>394668</text:p>
          </table:table-cell>
          <table:table-cell office:value-type="float" office:value="826127" table:style-name="ce1">
            <text:p>826127</text:p>
          </table:table-cell>
          <table:table-cell table:number-columns-repeated="16382"/>
        </table:table-row>
        <table:table-row table:style-name="ro1">
          <table:table-cell office:value-type="float" office:value="394668" table:style-name="ce1">
            <text:p>394668</text:p>
          </table:table-cell>
          <table:table-cell office:value-type="float" office:value="827400" table:style-name="ce1">
            <text:p>827400</text:p>
          </table:table-cell>
          <table:table-cell table:number-columns-repeated="16382"/>
        </table:table-row>
        <table:table-row table:style-name="ro1">
          <table:table-cell office:value-type="float" office:value="393614" table:style-name="ce1">
            <text:p>393614</text:p>
          </table:table-cell>
          <table:table-cell office:value-type="float" office:value="830928" table:style-name="ce1">
            <text:p>830928</text:p>
          </table:table-cell>
          <table:table-cell table:number-columns-repeated="16382"/>
        </table:table-row>
        <table:table-row table:style-name="ro1">
          <table:table-cell office:value-type="float" office:value="393387" table:style-name="ce1">
            <text:p>393387</text:p>
          </table:table-cell>
          <table:table-cell office:value-type="float" office:value="828265" table:style-name="ce1">
            <text:p>828265</text:p>
          </table:table-cell>
          <table:table-cell table:number-columns-repeated="16382"/>
        </table:table-row>
        <table:table-row table:style-name="ro1">
          <table:table-cell office:value-type="float" office:value="393312" table:style-name="ce1">
            <text:p>393312</text:p>
          </table:table-cell>
          <table:table-cell office:value-type="float" office:value="826808" table:style-name="ce1">
            <text:p>826808</text:p>
          </table:table-cell>
          <table:table-cell table:number-columns-repeated="16382"/>
        </table:table-row>
        <table:table-row table:style-name="ro1">
          <table:table-cell office:value-type="float" office:value="392957" table:style-name="ce1">
            <text:p>392957</text:p>
          </table:table-cell>
          <table:table-cell office:value-type="float" office:value="818333" table:style-name="ce1">
            <text:p>818333</text:p>
          </table:table-cell>
          <table:table-cell table:number-columns-repeated="16382"/>
        </table:table-row>
        <table:table-row table:style-name="ro1">
          <table:table-cell office:value-type="float" office:value="391804" table:style-name="ce1">
            <text:p>391804</text:p>
          </table:table-cell>
          <table:table-cell office:value-type="float" office:value="815673" table:style-name="ce1">
            <text:p>815673</text:p>
          </table:table-cell>
          <table:table-cell table:number-columns-repeated="16382"/>
        </table:table-row>
        <table:table-row table:style-name="ro1">
          <table:table-cell office:value-type="float" office:value="391804" table:style-name="ce1">
            <text:p>391804</text:p>
          </table:table-cell>
          <table:table-cell office:value-type="float" office:value="823788" table:style-name="ce1">
            <text:p>823788</text:p>
          </table:table-cell>
          <table:table-cell table:number-columns-repeated="16382"/>
        </table:table-row>
        <table:table-row table:style-name="ro1">
          <table:table-cell office:value-type="float" office:value="391489" table:style-name="ce1">
            <text:p>391489</text:p>
          </table:table-cell>
          <table:table-cell office:value-type="float" office:value="824713" table:style-name="ce1">
            <text:p>824713</text:p>
          </table:table-cell>
          <table:table-cell table:number-columns-repeated="16382"/>
        </table:table-row>
        <table:table-row table:style-name="ro1">
          <table:table-cell office:value-type="float" office:value="391489" table:style-name="ce1">
            <text:p>391489</text:p>
          </table:table-cell>
          <table:table-cell office:value-type="float" office:value="826488" table:style-name="ce1">
            <text:p>826488</text:p>
          </table:table-cell>
          <table:table-cell table:number-columns-repeated="16382"/>
        </table:table-row>
        <table:table-row table:style-name="ro1">
          <table:table-cell office:value-type="float" office:value="391489" table:style-name="ce1">
            <text:p>391489</text:p>
          </table:table-cell>
          <table:table-cell office:value-type="float" office:value="820320" table:style-name="ce1">
            <text:p>820320</text:p>
          </table:table-cell>
          <table:table-cell table:number-columns-repeated="16382"/>
        </table:table-row>
        <table:table-row table:style-name="ro1">
          <table:table-cell office:value-type="float" office:value="391489" table:style-name="ce1">
            <text:p>391489</text:p>
          </table:table-cell>
          <table:table-cell office:value-type="float" office:value="824722" table:style-name="ce1">
            <text:p>824722</text:p>
          </table:table-cell>
          <table:table-cell table:number-columns-repeated="16382"/>
        </table:table-row>
        <table:table-row table:style-name="ro1">
          <table:table-cell office:value-type="float" office:value="391489" table:style-name="ce1">
            <text:p>391489</text:p>
          </table:table-cell>
          <table:table-cell office:value-type="float" office:value="820574" table:style-name="ce1">
            <text:p>820574</text:p>
          </table:table-cell>
          <table:table-cell table:number-columns-repeated="16382"/>
        </table:table-row>
        <table:table-row table:style-name="ro1">
          <table:table-cell office:value-type="float" office:value="391489" table:style-name="ce1">
            <text:p>391489</text:p>
          </table:table-cell>
          <table:table-cell office:value-type="float" office:value="822586" table:style-name="ce1">
            <text:p>822586</text:p>
          </table:table-cell>
          <table:table-cell table:number-columns-repeated="16382"/>
        </table:table-row>
        <table:table-row table:style-name="ro1">
          <table:table-cell office:value-type="float" office:value="391489" table:style-name="ce1">
            <text:p>391489</text:p>
          </table:table-cell>
          <table:table-cell office:value-type="float" office:value="821160" table:style-name="ce1">
            <text:p>821160</text:p>
          </table:table-cell>
          <table:table-cell table:number-columns-repeated="16382"/>
        </table:table-row>
        <table:table-row table:style-name="ro1">
          <table:table-cell office:value-type="float" office:value="391489" table:style-name="ce1">
            <text:p>391489</text:p>
          </table:table-cell>
          <table:table-cell office:value-type="float" office:value="822400" table:style-name="ce1">
            <text:p>822400</text:p>
          </table:table-cell>
          <table:table-cell table:number-columns-repeated="16382"/>
        </table:table-row>
        <table:table-row table:style-name="ro1">
          <table:table-cell office:value-type="float" office:value="391489" table:style-name="ce1">
            <text:p>391489</text:p>
          </table:table-cell>
          <table:table-cell office:value-type="float" office:value="825936" table:style-name="ce1">
            <text:p>825936</text:p>
          </table:table-cell>
          <table:table-cell table:number-columns-repeated="16382"/>
        </table:table-row>
        <table:table-row table:style-name="ro1">
          <table:table-cell office:value-type="float" office:value="391489" table:style-name="ce1">
            <text:p>391489</text:p>
          </table:table-cell>
          <table:table-cell office:value-type="float" office:value="826830" table:style-name="ce1">
            <text:p>826830</text:p>
          </table:table-cell>
          <table:table-cell table:number-columns-repeated="16382"/>
        </table:table-row>
        <table:table-row table:style-name="ro1">
          <table:table-cell office:value-type="float" office:value="391489" table:style-name="ce1">
            <text:p>391489</text:p>
          </table:table-cell>
          <table:table-cell office:value-type="float" office:value="825059" table:style-name="ce1">
            <text:p>825059</text:p>
          </table:table-cell>
          <table:table-cell table:number-columns-repeated="16382"/>
        </table:table-row>
        <table:table-row table:style-name="ro1">
          <table:table-cell office:value-type="float" office:value="391319" table:style-name="ce1">
            <text:p>391319</text:p>
          </table:table-cell>
          <table:table-cell office:value-type="float" office:value="822313" table:style-name="ce1">
            <text:p>822313</text:p>
          </table:table-cell>
          <table:table-cell table:number-columns-repeated="16382"/>
        </table:table-row>
        <table:table-row table:style-name="ro1">
          <table:table-cell office:value-type="float" office:value="391319" table:style-name="ce1">
            <text:p>391319</text:p>
          </table:table-cell>
          <table:table-cell office:value-type="float" office:value="825923" table:style-name="ce1">
            <text:p>825923</text:p>
          </table:table-cell>
          <table:table-cell table:number-columns-repeated="16382"/>
        </table:table-row>
        <table:table-row table:style-name="ro1">
          <table:table-cell office:value-type="float" office:value="391319" table:style-name="ce1">
            <text:p>391319</text:p>
          </table:table-cell>
          <table:table-cell office:value-type="float" office:value="817885" table:style-name="ce1">
            <text:p>817885</text:p>
          </table:table-cell>
          <table:table-cell table:number-columns-repeated="16382"/>
        </table:table-row>
        <table:table-row table:style-name="ro1">
          <table:table-cell office:value-type="float" office:value="391319" table:style-name="ce1">
            <text:p>391319</text:p>
          </table:table-cell>
          <table:table-cell office:value-type="float" office:value="819478" table:style-name="ce1">
            <text:p>819478</text:p>
          </table:table-cell>
          <table:table-cell table:number-columns-repeated="16382"/>
        </table:table-row>
        <table:table-row table:style-name="ro1">
          <table:table-cell office:value-type="float" office:value="391319" table:style-name="ce1">
            <text:p>391319</text:p>
          </table:table-cell>
          <table:table-cell office:value-type="float" office:value="818533" table:style-name="ce1">
            <text:p>818533</text:p>
          </table:table-cell>
          <table:table-cell table:number-columns-repeated="16382"/>
        </table:table-row>
        <table:table-row table:style-name="ro1">
          <table:table-cell office:value-type="float" office:value="391319" table:style-name="ce1">
            <text:p>391319</text:p>
          </table:table-cell>
          <table:table-cell office:value-type="float" office:value="820956" table:style-name="ce1">
            <text:p>820956</text:p>
          </table:table-cell>
          <table:table-cell table:number-columns-repeated="16382"/>
        </table:table-row>
        <table:table-row table:style-name="ro1">
          <table:table-cell office:value-type="float" office:value="391319" table:style-name="ce1">
            <text:p>391319</text:p>
          </table:table-cell>
          <table:table-cell office:value-type="float" office:value="822450" table:style-name="ce1">
            <text:p>822450</text:p>
          </table:table-cell>
          <table:table-cell table:number-columns-repeated="16382"/>
        </table:table-row>
        <table:table-row table:style-name="ro1">
          <table:table-cell office:value-type="float" office:value="391319" table:style-name="ce1">
            <text:p>391319</text:p>
          </table:table-cell>
          <table:table-cell office:value-type="float" office:value="821860" table:style-name="ce1">
            <text:p>821860</text:p>
          </table:table-cell>
          <table:table-cell table:number-columns-repeated="16382"/>
        </table:table-row>
        <table:table-row table:style-name="ro1">
          <table:table-cell office:value-type="float" office:value="391319" table:style-name="ce1">
            <text:p>391319</text:p>
          </table:table-cell>
          <table:table-cell office:value-type="float" office:value="823493" table:style-name="ce1">
            <text:p>823493</text:p>
          </table:table-cell>
          <table:table-cell table:number-columns-repeated="16382"/>
        </table:table-row>
        <table:table-row table:style-name="ro1">
          <table:table-cell office:value-type="float" office:value="391319" table:style-name="ce1">
            <text:p>391319</text:p>
          </table:table-cell>
          <table:table-cell office:value-type="float" office:value="820239" table:style-name="ce1">
            <text:p>820239</text:p>
          </table:table-cell>
          <table:table-cell table:number-columns-repeated="16382"/>
        </table:table-row>
        <table:table-row table:style-name="ro1">
          <table:table-cell office:value-type="float" office:value="391092" table:style-name="ce1">
            <text:p>391092</text:p>
          </table:table-cell>
          <table:table-cell office:value-type="float" office:value="819451" table:style-name="ce1">
            <text:p>819451</text:p>
          </table:table-cell>
          <table:table-cell table:number-columns-repeated="16382"/>
        </table:table-row>
        <table:table-row table:style-name="ro1">
          <table:table-cell office:value-type="float" office:value="391092" table:style-name="ce1">
            <text:p>391092</text:p>
          </table:table-cell>
          <table:table-cell office:value-type="float" office:value="813293" table:style-name="ce1">
            <text:p>813293</text:p>
          </table:table-cell>
          <table:table-cell table:number-columns-repeated="16382"/>
        </table:table-row>
        <table:table-row table:style-name="ro1">
          <table:table-cell office:value-type="float" office:value="391092" table:style-name="ce1">
            <text:p>391092</text:p>
          </table:table-cell>
          <table:table-cell office:value-type="float" office:value="808231" table:style-name="ce1">
            <text:p>808231</text:p>
          </table:table-cell>
          <table:table-cell table:number-columns-repeated="16382"/>
        </table:table-row>
        <table:table-row table:style-name="ro1">
          <table:table-cell office:value-type="float" office:value="391319" table:style-name="ce1">
            <text:p>391319</text:p>
          </table:table-cell>
          <table:table-cell office:value-type="float" office:value="809188" table:style-name="ce1">
            <text:p>809188</text:p>
          </table:table-cell>
          <table:table-cell table:number-columns-repeated="16382"/>
        </table:table-row>
        <table:table-row table:style-name="ro1">
          <table:table-cell office:value-type="float" office:value="391319" table:style-name="ce1">
            <text:p>391319</text:p>
          </table:table-cell>
          <table:table-cell office:value-type="float" office:value="804123" table:style-name="ce1">
            <text:p>804123</text:p>
          </table:table-cell>
          <table:table-cell table:number-columns-repeated="16382"/>
        </table:table-row>
        <table:table-row table:style-name="ro1">
          <table:table-cell office:value-type="float" office:value="391319" table:style-name="ce1">
            <text:p>391319</text:p>
          </table:table-cell>
          <table:table-cell office:value-type="float" office:value="805696" table:style-name="ce1">
            <text:p>805696</text:p>
          </table:table-cell>
          <table:table-cell table:number-columns-repeated="16382"/>
        </table:table-row>
        <table:table-row table:style-name="ro1">
          <table:table-cell office:value-type="float" office:value="391319" table:style-name="ce1">
            <text:p>391319</text:p>
          </table:table-cell>
          <table:table-cell office:value-type="float" office:value="807305" table:style-name="ce1">
            <text:p>807305</text:p>
          </table:table-cell>
          <table:table-cell table:number-columns-repeated="16382"/>
        </table:table-row>
        <table:table-row table:style-name="ro1">
          <table:table-cell office:value-type="float" office:value="391319" table:style-name="ce1">
            <text:p>391319</text:p>
          </table:table-cell>
          <table:table-cell office:value-type="float" office:value="807265" table:style-name="ce1">
            <text:p>807265</text:p>
          </table:table-cell>
          <table:table-cell table:number-columns-repeated="16382"/>
        </table:table-row>
        <table:table-row table:style-name="ro1">
          <table:table-cell office:value-type="float" office:value="391319" table:style-name="ce1">
            <text:p>391319</text:p>
          </table:table-cell>
          <table:table-cell office:value-type="float" office:value="808035" table:style-name="ce1">
            <text:p>808035</text:p>
          </table:table-cell>
          <table:table-cell table:number-columns-repeated="16382"/>
        </table:table-row>
        <table:table-row table:style-name="ro1">
          <table:table-cell office:value-type="float" office:value="391319" table:style-name="ce1">
            <text:p>391319</text:p>
          </table:table-cell>
          <table:table-cell office:value-type="float" office:value="811937" table:style-name="ce1">
            <text:p>811937</text:p>
          </table:table-cell>
          <table:table-cell table:number-columns-repeated="16382"/>
        </table:table-row>
        <table:table-row table:style-name="ro1">
          <table:table-cell office:value-type="float" office:value="391319" table:style-name="ce1">
            <text:p>391319</text:p>
          </table:table-cell>
          <table:table-cell office:value-type="float" office:value="811536" table:style-name="ce1">
            <text:p>811536</text:p>
          </table:table-cell>
          <table:table-cell table:number-columns-repeated="16382"/>
        </table:table-row>
        <table:table-row table:style-name="ro1">
          <table:table-cell office:value-type="float" office:value="391319" table:style-name="ce1">
            <text:p>391319</text:p>
          </table:table-cell>
          <table:table-cell office:value-type="float" office:value="814815" table:style-name="ce1">
            <text:p>814815</text:p>
          </table:table-cell>
          <table:table-cell table:number-columns-repeated="16382"/>
        </table:table-row>
        <table:table-row table:style-name="ro1">
          <table:table-cell office:value-type="float" office:value="391319" table:style-name="ce1">
            <text:p>391319</text:p>
          </table:table-cell>
          <table:table-cell office:value-type="float" office:value="810075" table:style-name="ce1">
            <text:p>810075</text:p>
          </table:table-cell>
          <table:table-cell table:number-columns-repeated="16382"/>
        </table:table-row>
        <table:table-row table:style-name="ro1">
          <table:table-cell office:value-type="float" office:value="390194" table:style-name="ce1">
            <text:p>390194</text:p>
          </table:table-cell>
          <table:table-cell office:value-type="float" office:value="810897" table:style-name="ce1">
            <text:p>810897</text:p>
          </table:table-cell>
          <table:table-cell table:number-columns-repeated="16382"/>
        </table:table-row>
        <table:table-row table:style-name="ro1">
          <table:table-cell office:value-type="float" office:value="390194" table:style-name="ce1">
            <text:p>390194</text:p>
          </table:table-cell>
          <table:table-cell office:value-type="float" office:value="809572" table:style-name="ce1">
            <text:p>809572</text:p>
          </table:table-cell>
          <table:table-cell table:number-columns-repeated="16382"/>
        </table:table-row>
        <table:table-row table:style-name="ro1">
          <table:table-cell office:value-type="float" office:value="390194" table:style-name="ce1">
            <text:p>390194</text:p>
          </table:table-cell>
          <table:table-cell office:value-type="float" office:value="805373" table:style-name="ce1">
            <text:p>805373</text:p>
          </table:table-cell>
          <table:table-cell table:number-columns-repeated="16382"/>
        </table:table-row>
        <table:table-row table:style-name="ro1">
          <table:table-cell office:value-type="float" office:value="390194" table:style-name="ce1">
            <text:p>390194</text:p>
          </table:table-cell>
          <table:table-cell office:value-type="float" office:value="807193" table:style-name="ce1">
            <text:p>807193</text:p>
          </table:table-cell>
          <table:table-cell table:number-columns-repeated="16382"/>
        </table:table-row>
        <table:table-row table:style-name="ro1">
          <table:table-cell office:value-type="float" office:value="390194" table:style-name="ce1">
            <text:p>390194</text:p>
          </table:table-cell>
          <table:table-cell office:value-type="float" office:value="817881" table:style-name="ce1">
            <text:p>817881</text:p>
          </table:table-cell>
          <table:table-cell table:number-columns-repeated="16382"/>
        </table:table-row>
        <table:table-row table:style-name="ro1">
          <table:table-cell office:value-type="float" office:value="390194" table:style-name="ce1">
            <text:p>390194</text:p>
          </table:table-cell>
          <table:table-cell office:value-type="float" office:value="821222" table:style-name="ce1">
            <text:p>821222</text:p>
          </table:table-cell>
          <table:table-cell table:number-columns-repeated="16382"/>
        </table:table-row>
        <table:table-row table:style-name="ro1">
          <table:table-cell office:value-type="float" office:value="390194" table:style-name="ce1">
            <text:p>390194</text:p>
          </table:table-cell>
          <table:table-cell office:value-type="float" office:value="822286" table:style-name="ce1">
            <text:p>822286</text:p>
          </table:table-cell>
          <table:table-cell table:number-columns-repeated="16382"/>
        </table:table-row>
        <table:table-row table:style-name="ro1">
          <table:table-cell office:value-type="float" office:value="389967" table:style-name="ce1">
            <text:p>389967</text:p>
          </table:table-cell>
          <table:table-cell office:value-type="float" office:value="819675" table:style-name="ce1">
            <text:p>819675</text:p>
          </table:table-cell>
          <table:table-cell table:number-columns-repeated="16382"/>
        </table:table-row>
        <table:table-row table:style-name="ro1">
          <table:table-cell office:value-type="float" office:value="389967" table:style-name="ce1">
            <text:p>389967</text:p>
          </table:table-cell>
          <table:table-cell office:value-type="float" office:value="822624" table:style-name="ce1">
            <text:p>822624</text:p>
          </table:table-cell>
          <table:table-cell table:number-columns-repeated="16382"/>
        </table:table-row>
        <table:table-row table:style-name="ro1">
          <table:table-cell office:value-type="float" office:value="389967" table:style-name="ce1">
            <text:p>389967</text:p>
          </table:table-cell>
          <table:table-cell office:value-type="float" office:value="815615" table:style-name="ce1">
            <text:p>815615</text:p>
          </table:table-cell>
          <table:table-cell table:number-columns-repeated="16382"/>
        </table:table-row>
        <table:table-row table:style-name="ro1">
          <table:table-cell office:value-type="float" office:value="389967" table:style-name="ce1">
            <text:p>389967</text:p>
          </table:table-cell>
          <table:table-cell office:value-type="float" office:value="819480" table:style-name="ce1">
            <text:p>819480</text:p>
          </table:table-cell>
          <table:table-cell table:number-columns-repeated="16382"/>
        </table:table-row>
        <table:table-row table:style-name="ro1">
          <table:table-cell office:value-type="float" office:value="389967" table:style-name="ce1">
            <text:p>389967</text:p>
          </table:table-cell>
          <table:table-cell office:value-type="float" office:value="819476" table:style-name="ce1">
            <text:p>819476</text:p>
          </table:table-cell>
          <table:table-cell table:number-columns-repeated="16382"/>
        </table:table-row>
        <table:table-row table:style-name="ro1">
          <table:table-cell office:value-type="float" office:value="389967" table:style-name="ce1">
            <text:p>389967</text:p>
          </table:table-cell>
          <table:table-cell office:value-type="float" office:value="822819" table:style-name="ce1">
            <text:p>822819</text:p>
          </table:table-cell>
          <table:table-cell table:number-columns-repeated="16382"/>
        </table:table-row>
        <table:table-row table:style-name="ro1">
          <table:table-cell office:value-type="float" office:value="389967" table:style-name="ce1">
            <text:p>389967</text:p>
          </table:table-cell>
          <table:table-cell office:value-type="float" office:value="820093" table:style-name="ce1">
            <text:p>820093</text:p>
          </table:table-cell>
          <table:table-cell table:number-columns-repeated="16382"/>
        </table:table-row>
        <table:table-row table:style-name="ro1">
          <table:table-cell office:value-type="float" office:value="389967" table:style-name="ce1">
            <text:p>389967</text:p>
          </table:table-cell>
          <table:table-cell office:value-type="float" office:value="821429" table:style-name="ce1">
            <text:p>821429</text:p>
          </table:table-cell>
          <table:table-cell table:number-columns-repeated="16382"/>
        </table:table-row>
        <table:table-row table:style-name="ro1">
          <table:table-cell office:value-type="float" office:value="389967" table:style-name="ce1">
            <text:p>389967</text:p>
          </table:table-cell>
          <table:table-cell office:value-type="float" office:value="818615" table:style-name="ce1">
            <text:p>818615</text:p>
          </table:table-cell>
          <table:table-cell table:number-columns-repeated="16382"/>
        </table:table-row>
        <table:table-row table:style-name="ro1">
          <table:table-cell office:value-type="float" office:value="389967" table:style-name="ce1">
            <text:p>389967</text:p>
          </table:table-cell>
          <table:table-cell office:value-type="float" office:value="820085" table:style-name="ce1">
            <text:p>820085</text:p>
          </table:table-cell>
          <table:table-cell table:number-columns-repeated="16382"/>
        </table:table-row>
        <table:table-row table:style-name="ro1">
          <table:table-cell office:value-type="float" office:value="389967" table:style-name="ce1">
            <text:p>389967</text:p>
          </table:table-cell>
          <table:table-cell office:value-type="float" office:value="819028" table:style-name="ce1">
            <text:p>819028</text:p>
          </table:table-cell>
          <table:table-cell table:number-columns-repeated="16382"/>
        </table:table-row>
        <table:table-row table:style-name="ro1">
          <table:table-cell office:value-type="float" office:value="389967" table:style-name="ce1">
            <text:p>389967</text:p>
          </table:table-cell>
          <table:table-cell office:value-type="float" office:value="821308" table:style-name="ce1">
            <text:p>821308</text:p>
          </table:table-cell>
          <table:table-cell table:number-columns-repeated="16382"/>
        </table:table-row>
        <table:table-row table:style-name="ro1">
          <table:table-cell office:value-type="float" office:value="389967" table:style-name="ce1">
            <text:p>389967</text:p>
          </table:table-cell>
          <table:table-cell office:value-type="float" office:value="821265" table:style-name="ce1">
            <text:p>821265</text:p>
          </table:table-cell>
          <table:table-cell table:number-columns-repeated="16382"/>
        </table:table-row>
        <table:table-row table:style-name="ro1">
          <table:table-cell office:value-type="float" office:value="389967" table:style-name="ce1">
            <text:p>389967</text:p>
          </table:table-cell>
          <table:table-cell office:value-type="float" office:value="822357" table:style-name="ce1">
            <text:p>822357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19123" table:style-name="ce1">
            <text:p>819123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19117" table:style-name="ce1">
            <text:p>819117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19734" table:style-name="ce1">
            <text:p>819734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18269" table:style-name="ce1">
            <text:p>818269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1367" table:style-name="ce1">
            <text:p>821367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5378" table:style-name="ce1">
            <text:p>825378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1372" table:style-name="ce1">
            <text:p>821372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7392" table:style-name="ce1">
            <text:p>827392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5259" table:style-name="ce1">
            <text:p>825259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5161" table:style-name="ce1">
            <text:p>825161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5334" table:style-name="ce1">
            <text:p>825334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4492" table:style-name="ce1">
            <text:p>824492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1387" table:style-name="ce1">
            <text:p>821387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2089" table:style-name="ce1">
            <text:p>822089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19380" table:style-name="ce1">
            <text:p>819380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18385" table:style-name="ce1">
            <text:p>818385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3260" table:style-name="ce1">
            <text:p>823260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5091" table:style-name="ce1">
            <text:p>825091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9712" table:style-name="ce1">
            <text:p>829712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6456" table:style-name="ce1">
            <text:p>826456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2311" table:style-name="ce1">
            <text:p>822311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5637" table:style-name="ce1">
            <text:p>825637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3484" table:style-name="ce1">
            <text:p>823484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8664" table:style-name="ce1">
            <text:p>828664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8023" table:style-name="ce1">
            <text:p>828023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9378" table:style-name="ce1">
            <text:p>829378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6884" table:style-name="ce1">
            <text:p>826884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3480" table:style-name="ce1">
            <text:p>823480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19974" table:style-name="ce1">
            <text:p>819974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3413" table:style-name="ce1">
            <text:p>823413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0631" table:style-name="ce1">
            <text:p>820631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0340" table:style-name="ce1">
            <text:p>820340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0691" table:style-name="ce1">
            <text:p>820691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19804" table:style-name="ce1">
            <text:p>819804</text:p>
          </table:table-cell>
          <table:table-cell table:number-columns-repeated="16382"/>
        </table:table-row>
        <table:table-row table:style-name="ro1">
          <table:table-cell office:value-type="float" office:value="388639" table:style-name="ce1">
            <text:p>388639</text:p>
          </table:table-cell>
          <table:table-cell office:value-type="float" office:value="817226" table:style-name="ce1">
            <text:p>817226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19218" table:style-name="ce1">
            <text:p>819218</text:p>
          </table:table-cell>
          <table:table-cell table:number-columns-repeated="16382"/>
        </table:table-row>
        <table:table-row table:style-name="ro1">
          <table:table-cell office:value-type="float" office:value="389360" table:style-name="ce1">
            <text:p>389360</text:p>
          </table:table-cell>
          <table:table-cell office:value-type="float" office:value="816380" table:style-name="ce1">
            <text:p>816380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6978" table:style-name="ce1">
            <text:p>826978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5918" table:style-name="ce1">
            <text:p>825918</text:p>
          </table:table-cell>
          <table:table-cell table:number-columns-repeated="16382"/>
        </table:table-row>
        <table:table-row table:style-name="ro1">
          <table:table-cell office:value-type="float" office:value="389921" table:style-name="ce1">
            <text:p>389921</text:p>
          </table:table-cell>
          <table:table-cell office:value-type="float" office:value="825347" table:style-name="ce1">
            <text:p>825347</text:p>
          </table:table-cell>
          <table:table-cell table:number-columns-repeated="16382"/>
        </table:table-row>
        <table:table-row table:style-name="ro1">
          <table:table-cell office:value-type="float" office:value="389445" table:style-name="ce1">
            <text:p>389445</text:p>
          </table:table-cell>
          <table:table-cell office:value-type="float" office:value="830310" table:style-name="ce1">
            <text:p>830310</text:p>
          </table:table-cell>
          <table:table-cell table:number-columns-repeated="16382"/>
        </table:table-row>
        <table:table-row table:style-name="ro1">
          <table:table-cell office:value-type="float" office:value="389917" table:style-name="ce1">
            <text:p>389917</text:p>
          </table:table-cell>
          <table:table-cell office:value-type="float" office:value="827520" table:style-name="ce1">
            <text:p>827520</text:p>
          </table:table-cell>
          <table:table-cell table:number-columns-repeated="16382"/>
        </table:table-row>
        <table:table-row table:style-name="ro1">
          <table:table-cell office:value-type="float" office:value="389917" table:style-name="ce1">
            <text:p>389917</text:p>
          </table:table-cell>
          <table:table-cell office:value-type="float" office:value="828295" table:style-name="ce1">
            <text:p>828295</text:p>
          </table:table-cell>
          <table:table-cell table:number-columns-repeated="16382"/>
        </table:table-row>
        <table:table-row table:style-name="ro1">
          <table:table-cell office:value-type="float" office:value="389917" table:style-name="ce1">
            <text:p>389917</text:p>
          </table:table-cell>
          <table:table-cell office:value-type="float" office:value="821017" table:style-name="ce1">
            <text:p>821017</text:p>
          </table:table-cell>
          <table:table-cell table:number-columns-repeated="16382"/>
        </table:table-row>
        <table:table-row table:style-name="ro1">
          <table:table-cell office:value-type="float" office:value="389917" table:style-name="ce1">
            <text:p>389917</text:p>
          </table:table-cell>
          <table:table-cell office:value-type="float" office:value="818434" table:style-name="ce1">
            <text:p>818434</text:p>
          </table:table-cell>
          <table:table-cell table:number-columns-repeated="16382"/>
        </table:table-row>
        <table:table-row table:style-name="ro1">
          <table:table-cell office:value-type="float" office:value="389917" table:style-name="ce1">
            <text:p>389917</text:p>
          </table:table-cell>
          <table:table-cell office:value-type="float" office:value="820306" table:style-name="ce1">
            <text:p>820306</text:p>
          </table:table-cell>
          <table:table-cell table:number-columns-repeated="16382"/>
        </table:table-row>
        <table:table-row table:style-name="ro1">
          <table:table-cell office:value-type="float" office:value="389917" table:style-name="ce1">
            <text:p>389917</text:p>
          </table:table-cell>
          <table:table-cell office:value-type="float" office:value="824107" table:style-name="ce1">
            <text:p>824107</text:p>
          </table:table-cell>
          <table:table-cell table:number-columns-repeated="16382"/>
        </table:table-row>
        <table:table-row table:style-name="ro1">
          <table:table-cell office:value-type="float" office:value="389917" table:style-name="ce1">
            <text:p>389917</text:p>
          </table:table-cell>
          <table:table-cell office:value-type="float" office:value="827943" table:style-name="ce1">
            <text:p>827943</text:p>
          </table:table-cell>
          <table:table-cell table:number-columns-repeated="16382"/>
        </table:table-row>
        <table:table-row table:style-name="ro1">
          <table:table-cell office:value-type="float" office:value="389917" table:style-name="ce1">
            <text:p>389917</text:p>
          </table:table-cell>
          <table:table-cell office:value-type="float" office:value="827972" table:style-name="ce1">
            <text:p>827972</text:p>
          </table:table-cell>
          <table:table-cell table:number-columns-repeated="16382"/>
        </table:table-row>
        <table:table-row table:style-name="ro1">
          <table:table-cell office:value-type="float" office:value="389917" table:style-name="ce1">
            <text:p>389917</text:p>
          </table:table-cell>
          <table:table-cell office:value-type="float" office:value="824679" table:style-name="ce1">
            <text:p>824679</text:p>
          </table:table-cell>
          <table:table-cell table:number-columns-repeated="16382"/>
        </table:table-row>
        <table:table-row table:style-name="ro1">
          <table:table-cell office:value-type="float" office:value="389917" table:style-name="ce1">
            <text:p>389917</text:p>
          </table:table-cell>
          <table:table-cell office:value-type="float" office:value="824535" table:style-name="ce1">
            <text:p>824535</text:p>
          </table:table-cell>
          <table:table-cell table:number-columns-repeated="16382"/>
        </table:table-row>
        <table:table-row table:style-name="ro1">
          <table:table-cell office:value-type="float" office:value="389917" table:style-name="ce1">
            <text:p>389917</text:p>
          </table:table-cell>
          <table:table-cell office:value-type="float" office:value="823981" table:style-name="ce1">
            <text:p>823981</text:p>
          </table:table-cell>
          <table:table-cell table:number-columns-repeated="16382"/>
        </table:table-row>
        <table:table-row table:style-name="ro1">
          <table:table-cell office:value-type="float" office:value="389356" table:style-name="ce1">
            <text:p>389356</text:p>
          </table:table-cell>
          <table:table-cell office:value-type="float" office:value="820428" table:style-name="ce1">
            <text:p>820428</text:p>
          </table:table-cell>
          <table:table-cell table:number-columns-repeated="16382"/>
        </table:table-row>
        <table:table-row table:style-name="ro1">
          <table:table-cell office:value-type="float" office:value="389356" table:style-name="ce1">
            <text:p>389356</text:p>
          </table:table-cell>
          <table:table-cell office:value-type="float" office:value="824502" table:style-name="ce1">
            <text:p>824502</text:p>
          </table:table-cell>
          <table:table-cell table:number-columns-repeated="16382"/>
        </table:table-row>
        <table:table-row table:style-name="ro1">
          <table:table-cell office:value-type="float" office:value="389728" table:style-name="ce1">
            <text:p>389728</text:p>
          </table:table-cell>
          <table:table-cell office:value-type="float" office:value="825745" table:style-name="ce1">
            <text:p>825745</text:p>
          </table:table-cell>
          <table:table-cell table:number-columns-repeated="16382"/>
        </table:table-row>
        <table:table-row table:style-name="ro1">
          <table:table-cell office:value-type="float" office:value="389728" table:style-name="ce1">
            <text:p>389728</text:p>
          </table:table-cell>
          <table:table-cell office:value-type="float" office:value="827833" table:style-name="ce1">
            <text:p>827833</text:p>
          </table:table-cell>
          <table:table-cell table:number-columns-repeated="16382"/>
        </table:table-row>
        <table:table-row table:style-name="ro1">
          <table:table-cell office:value-type="float" office:value="389728" table:style-name="ce1">
            <text:p>389728</text:p>
          </table:table-cell>
          <table:table-cell office:value-type="float" office:value="825319" table:style-name="ce1">
            <text:p>825319</text:p>
          </table:table-cell>
          <table:table-cell table:number-columns-repeated="16382"/>
        </table:table-row>
        <table:table-row table:style-name="ro1">
          <table:table-cell office:value-type="float" office:value="389728" table:style-name="ce1">
            <text:p>389728</text:p>
          </table:table-cell>
          <table:table-cell office:value-type="float" office:value="828073" table:style-name="ce1">
            <text:p>828073</text:p>
          </table:table-cell>
          <table:table-cell table:number-columns-repeated="16382"/>
        </table:table-row>
        <table:table-row table:style-name="ro1">
          <table:table-cell office:value-type="float" office:value="389728" table:style-name="ce1">
            <text:p>389728</text:p>
          </table:table-cell>
          <table:table-cell office:value-type="float" office:value="828171" table:style-name="ce1">
            <text:p>828171</text:p>
          </table:table-cell>
          <table:table-cell table:number-columns-repeated="16382"/>
        </table:table-row>
        <table:table-row table:style-name="ro1">
          <table:table-cell office:value-type="float" office:value="389728" table:style-name="ce1">
            <text:p>389728</text:p>
          </table:table-cell>
          <table:table-cell office:value-type="float" office:value="828927" table:style-name="ce1">
            <text:p>828927</text:p>
          </table:table-cell>
          <table:table-cell table:number-columns-repeated="16382"/>
        </table:table-row>
        <table:table-row table:style-name="ro1">
          <table:table-cell office:value-type="float" office:value="389728" table:style-name="ce1">
            <text:p>389728</text:p>
          </table:table-cell>
          <table:table-cell office:value-type="float" office:value="826412" table:style-name="ce1">
            <text:p>826412</text:p>
          </table:table-cell>
          <table:table-cell table:number-columns-repeated="16382"/>
        </table:table-row>
        <table:table-row table:style-name="ro1">
          <table:table-cell office:value-type="float" office:value="389252" table:style-name="ce1">
            <text:p>389252</text:p>
          </table:table-cell>
          <table:table-cell office:value-type="float" office:value="827156" table:style-name="ce1">
            <text:p>827156</text:p>
          </table:table-cell>
          <table:table-cell table:number-columns-repeated="16382"/>
        </table:table-row>
        <table:table-row table:style-name="ro1">
          <table:table-cell office:value-type="float" office:value="389252" table:style-name="ce1">
            <text:p>389252</text:p>
          </table:table-cell>
          <table:table-cell office:value-type="float" office:value="828775" table:style-name="ce1">
            <text:p>828775</text:p>
          </table:table-cell>
          <table:table-cell table:number-columns-repeated="16382"/>
        </table:table-row>
        <table:table-row table:style-name="ro1">
          <table:table-cell office:value-type="float" office:value="389252" table:style-name="ce1">
            <text:p>389252</text:p>
          </table:table-cell>
          <table:table-cell office:value-type="float" office:value="828425" table:style-name="ce1">
            <text:p>828425</text:p>
          </table:table-cell>
          <table:table-cell table:number-columns-repeated="16382"/>
        </table:table-row>
        <table:table-row table:style-name="ro1">
          <table:table-cell office:value-type="float" office:value="389252" table:style-name="ce1">
            <text:p>389252</text:p>
          </table:table-cell>
          <table:table-cell office:value-type="float" office:value="829385" table:style-name="ce1">
            <text:p>829385</text:p>
          </table:table-cell>
          <table:table-cell table:number-columns-repeated="16382"/>
        </table:table-row>
        <table:table-row table:style-name="ro1">
          <table:table-cell office:value-type="float" office:value="389252" table:style-name="ce1">
            <text:p>389252</text:p>
          </table:table-cell>
          <table:table-cell office:value-type="float" office:value="828922" table:style-name="ce1">
            <text:p>828922</text:p>
          </table:table-cell>
          <table:table-cell table:number-columns-repeated="16382"/>
        </table:table-row>
        <table:table-row table:style-name="ro1">
          <table:table-cell office:value-type="float" office:value="389252" table:style-name="ce1">
            <text:p>389252</text:p>
          </table:table-cell>
          <table:table-cell office:value-type="float" office:value="828785" table:style-name="ce1">
            <text:p>828785</text:p>
          </table:table-cell>
          <table:table-cell table:number-columns-repeated="16382"/>
        </table:table-row>
        <table:table-row table:style-name="ro1">
          <table:table-cell office:value-type="float" office:value="389252" table:style-name="ce1">
            <text:p>389252</text:p>
          </table:table-cell>
          <table:table-cell office:value-type="float" office:value="825189" table:style-name="ce1">
            <text:p>825189</text:p>
          </table:table-cell>
          <table:table-cell table:number-columns-repeated="16382"/>
        </table:table-row>
        <table:table-row table:style-name="ro1">
          <table:table-cell office:value-type="float" office:value="389252" table:style-name="ce1">
            <text:p>389252</text:p>
          </table:table-cell>
          <table:table-cell office:value-type="float" office:value="824695" table:style-name="ce1">
            <text:p>824695</text:p>
          </table:table-cell>
          <table:table-cell table:number-columns-repeated="16382"/>
        </table:table-row>
        <table:table-row table:style-name="ro1">
          <table:table-cell office:value-type="float" office:value="389252" table:style-name="ce1">
            <text:p>389252</text:p>
          </table:table-cell>
          <table:table-cell office:value-type="float" office:value="825060" table:style-name="ce1">
            <text:p>825060</text:p>
          </table:table-cell>
          <table:table-cell table:number-columns-repeated="16382"/>
        </table:table-row>
        <table:table-row table:style-name="ro1">
          <table:table-cell office:value-type="float" office:value="389252" table:style-name="ce1">
            <text:p>389252</text:p>
          </table:table-cell>
          <table:table-cell office:value-type="float" office:value="828668" table:style-name="ce1">
            <text:p>828668</text:p>
          </table:table-cell>
          <table:table-cell table:number-columns-repeated="16382"/>
        </table:table-row>
        <table:table-row table:style-name="ro1">
          <table:table-cell office:value-type="float" office:value="389252" table:style-name="ce1">
            <text:p>389252</text:p>
          </table:table-cell>
          <table:table-cell office:value-type="float" office:value="833846" table:style-name="ce1">
            <text:p>833846</text:p>
          </table:table-cell>
          <table:table-cell table:number-columns-repeated="16382"/>
        </table:table-row>
        <table:table-row table:style-name="ro1">
          <table:table-cell office:value-type="float" office:value="389252" table:style-name="ce1">
            <text:p>389252</text:p>
          </table:table-cell>
          <table:table-cell office:value-type="float" office:value="831409" table:style-name="ce1">
            <text:p>831409</text:p>
          </table:table-cell>
          <table:table-cell table:number-columns-repeated="16382"/>
        </table:table-row>
        <table:table-row table:style-name="ro1">
          <table:table-cell office:value-type="float" office:value="389252" table:style-name="ce1">
            <text:p>389252</text:p>
          </table:table-cell>
          <table:table-cell office:value-type="float" office:value="826469" table:style-name="ce1">
            <text:p>826469</text:p>
          </table:table-cell>
          <table:table-cell table:number-columns-repeated="16382"/>
        </table:table-row>
        <table:table-row table:style-name="ro1">
          <table:table-cell office:value-type="float" office:value="389252" table:style-name="ce1">
            <text:p>389252</text:p>
          </table:table-cell>
          <table:table-cell office:value-type="float" office:value="831354" table:style-name="ce1">
            <text:p>831354</text:p>
          </table:table-cell>
          <table:table-cell table:number-columns-repeated="16382"/>
        </table:table-row>
        <table:table-row table:style-name="ro1">
          <table:table-cell office:value-type="float" office:value="389252" table:style-name="ce1">
            <text:p>389252</text:p>
          </table:table-cell>
          <table:table-cell office:value-type="float" office:value="830161" table:style-name="ce1">
            <text:p>830161</text:p>
          </table:table-cell>
          <table:table-cell table:number-columns-repeated="16382"/>
        </table:table-row>
        <table:table-row table:style-name="ro1">
          <table:table-cell office:value-type="float" office:value="389252" table:style-name="ce1">
            <text:p>389252</text:p>
          </table:table-cell>
          <table:table-cell office:value-type="float" office:value="832854" table:style-name="ce1">
            <text:p>832854</text:p>
          </table:table-cell>
          <table:table-cell table:number-columns-repeated="16382"/>
        </table:table-row>
        <table:table-row table:style-name="ro1">
          <table:table-cell office:value-type="float" office:value="389252" table:style-name="ce1">
            <text:p>389252</text:p>
          </table:table-cell>
          <table:table-cell office:value-type="float" office:value="831263" table:style-name="ce1">
            <text:p>831263</text:p>
          </table:table-cell>
          <table:table-cell table:number-columns-repeated="16382"/>
        </table:table-row>
        <table:table-row table:style-name="ro1">
          <table:table-cell office:value-type="float" office:value="389252" table:style-name="ce1">
            <text:p>389252</text:p>
          </table:table-cell>
          <table:table-cell office:value-type="float" office:value="832720" table:style-name="ce1">
            <text:p>832720</text:p>
          </table:table-cell>
          <table:table-cell table:number-columns-repeated="16382"/>
        </table:table-row>
        <table:table-row table:style-name="ro1">
          <table:table-cell office:value-type="float" office:value="388853" table:style-name="ce1">
            <text:p>388853</text:p>
          </table:table-cell>
          <table:table-cell office:value-type="float" office:value="829916" table:style-name="ce1">
            <text:p>829916</text:p>
          </table:table-cell>
          <table:table-cell table:number-columns-repeated="16382"/>
        </table:table-row>
        <table:table-row table:style-name="ro1">
          <table:table-cell office:value-type="float" office:value="388853" table:style-name="ce1">
            <text:p>388853</text:p>
          </table:table-cell>
          <table:table-cell office:value-type="float" office:value="831138" table:style-name="ce1">
            <text:p>831138</text:p>
          </table:table-cell>
          <table:table-cell table:number-columns-repeated="16382"/>
        </table:table-row>
        <table:table-row table:style-name="ro1">
          <table:table-cell office:value-type="float" office:value="388853" table:style-name="ce1">
            <text:p>388853</text:p>
          </table:table-cell>
          <table:table-cell office:value-type="float" office:value="830854" table:style-name="ce1">
            <text:p>830854</text:p>
          </table:table-cell>
          <table:table-cell table:number-columns-repeated="16382"/>
        </table:table-row>
        <table:table-row table:style-name="ro1">
          <table:table-cell office:value-type="float" office:value="388292" table:style-name="ce1">
            <text:p>388292</text:p>
          </table:table-cell>
          <table:table-cell office:value-type="float" office:value="829478" table:style-name="ce1">
            <text:p>829478</text:p>
          </table:table-cell>
          <table:table-cell table:number-columns-repeated="16382"/>
        </table:table-row>
        <table:table-row table:style-name="ro1">
          <table:table-cell office:value-type="float" office:value="388853" table:style-name="ce1">
            <text:p>388853</text:p>
          </table:table-cell>
          <table:table-cell office:value-type="float" office:value="827215" table:style-name="ce1">
            <text:p>827215</text:p>
          </table:table-cell>
          <table:table-cell table:number-columns-repeated="16382"/>
        </table:table-row>
        <table:table-row table:style-name="ro1">
          <table:table-cell office:value-type="float" office:value="388853" table:style-name="ce1">
            <text:p>388853</text:p>
          </table:table-cell>
          <table:table-cell office:value-type="float" office:value="821158" table:style-name="ce1">
            <text:p>821158</text:p>
          </table:table-cell>
          <table:table-cell table:number-columns-repeated="16382"/>
        </table:table-row>
        <table:table-row table:style-name="ro1">
          <table:table-cell office:value-type="float" office:value="387571" table:style-name="ce1">
            <text:p>387571</text:p>
          </table:table-cell>
          <table:table-cell office:value-type="float" office:value="819958" table:style-name="ce1">
            <text:p>819958</text:p>
          </table:table-cell>
          <table:table-cell table:number-columns-repeated="16382"/>
        </table:table-row>
        <table:table-row table:style-name="ro1">
          <table:table-cell office:value-type="float" office:value="387571" table:style-name="ce1">
            <text:p>387571</text:p>
          </table:table-cell>
          <table:table-cell office:value-type="float" office:value="825225" table:style-name="ce1">
            <text:p>825225</text:p>
          </table:table-cell>
          <table:table-cell table:number-columns-repeated="16382"/>
        </table:table-row>
        <table:table-row table:style-name="ro1">
          <table:table-cell office:value-type="float" office:value="387571" table:style-name="ce1">
            <text:p>387571</text:p>
          </table:table-cell>
          <table:table-cell office:value-type="float" office:value="824983" table:style-name="ce1">
            <text:p>824983</text:p>
          </table:table-cell>
          <table:table-cell table:number-columns-repeated="16382"/>
        </table:table-row>
        <table:table-row table:style-name="ro1">
          <table:table-cell office:value-type="float" office:value="387571" table:style-name="ce1">
            <text:p>387571</text:p>
          </table:table-cell>
          <table:table-cell office:value-type="float" office:value="825119" table:style-name="ce1">
            <text:p>825119</text:p>
          </table:table-cell>
          <table:table-cell table:number-columns-repeated="16382"/>
        </table:table-row>
        <table:table-row table:style-name="ro1">
          <table:table-cell office:value-type="float" office:value="387571" table:style-name="ce1">
            <text:p>387571</text:p>
          </table:table-cell>
          <table:table-cell office:value-type="float" office:value="826131" table:style-name="ce1">
            <text:p>826131</text:p>
          </table:table-cell>
          <table:table-cell table:number-columns-repeated="16382"/>
        </table:table-row>
        <table:table-row table:style-name="ro1">
          <table:table-cell office:value-type="float" office:value="387571" table:style-name="ce1">
            <text:p>387571</text:p>
          </table:table-cell>
          <table:table-cell office:value-type="float" office:value="827964" table:style-name="ce1">
            <text:p>827964</text:p>
          </table:table-cell>
          <table:table-cell table:number-columns-repeated="16382"/>
        </table:table-row>
        <table:table-row table:style-name="ro1">
          <table:table-cell office:value-type="float" office:value="387571" table:style-name="ce1">
            <text:p>387571</text:p>
          </table:table-cell>
          <table:table-cell office:value-type="float" office:value="826375" table:style-name="ce1">
            <text:p>826375</text:p>
          </table:table-cell>
          <table:table-cell table:number-columns-repeated="16382"/>
        </table:table-row>
        <table:table-row table:style-name="ro1">
          <table:table-cell office:value-type="float" office:value="387560" table:style-name="ce1">
            <text:p>387560</text:p>
          </table:table-cell>
          <table:table-cell office:value-type="float" office:value="830410" table:style-name="ce1">
            <text:p>830410</text:p>
          </table:table-cell>
          <table:table-cell table:number-columns-repeated="16382"/>
        </table:table-row>
        <table:table-row table:style-name="ro1">
          <table:table-cell office:value-type="float" office:value="387560" table:style-name="ce1">
            <text:p>387560</text:p>
          </table:table-cell>
          <table:table-cell office:value-type="float" office:value="828128" table:style-name="ce1">
            <text:p>828128</text:p>
          </table:table-cell>
          <table:table-cell table:number-columns-repeated="16382"/>
        </table:table-row>
        <table:table-row table:style-name="ro1">
          <table:table-cell office:value-type="float" office:value="387560" table:style-name="ce1">
            <text:p>387560</text:p>
          </table:table-cell>
          <table:table-cell office:value-type="float" office:value="824924" table:style-name="ce1">
            <text:p>824924</text:p>
          </table:table-cell>
          <table:table-cell table:number-columns-repeated="16382"/>
        </table:table-row>
        <table:table-row table:style-name="ro1">
          <table:table-cell office:value-type="float" office:value="387560" table:style-name="ce1">
            <text:p>387560</text:p>
          </table:table-cell>
          <table:table-cell office:value-type="float" office:value="819131" table:style-name="ce1">
            <text:p>819131</text:p>
          </table:table-cell>
          <table:table-cell table:number-columns-repeated="16382"/>
        </table:table-row>
        <table:table-row table:style-name="ro1">
          <table:table-cell office:value-type="float" office:value="387560" table:style-name="ce1">
            <text:p>387560</text:p>
          </table:table-cell>
          <table:table-cell office:value-type="float" office:value="822726" table:style-name="ce1">
            <text:p>822726</text:p>
          </table:table-cell>
          <table:table-cell table:number-columns-repeated="16382"/>
        </table:table-row>
        <table:table-row table:style-name="ro1">
          <table:table-cell office:value-type="float" office:value="387560" table:style-name="ce1">
            <text:p>387560</text:p>
          </table:table-cell>
          <table:table-cell office:value-type="float" office:value="824949" table:style-name="ce1">
            <text:p>824949</text:p>
          </table:table-cell>
          <table:table-cell table:number-columns-repeated="16382"/>
        </table:table-row>
        <table:table-row table:style-name="ro1">
          <table:table-cell office:value-type="float" office:value="387315" table:style-name="ce1">
            <text:p>387315</text:p>
          </table:table-cell>
          <table:table-cell office:value-type="float" office:value="826641" table:style-name="ce1">
            <text:p>826641</text:p>
          </table:table-cell>
          <table:table-cell table:number-columns-repeated="16382"/>
        </table:table-row>
        <table:table-row table:style-name="ro1">
          <table:table-cell office:value-type="float" office:value="387315" table:style-name="ce1">
            <text:p>387315</text:p>
          </table:table-cell>
          <table:table-cell office:value-type="float" office:value="825785" table:style-name="ce1">
            <text:p>825785</text:p>
          </table:table-cell>
          <table:table-cell table:number-columns-repeated="16382"/>
        </table:table-row>
        <table:table-row table:style-name="ro1">
          <table:table-cell office:value-type="float" office:value="387315" table:style-name="ce1">
            <text:p>387315</text:p>
          </table:table-cell>
          <table:table-cell office:value-type="float" office:value="825757" table:style-name="ce1">
            <text:p>825757</text:p>
          </table:table-cell>
          <table:table-cell table:number-columns-repeated="16382"/>
        </table:table-row>
        <table:table-row table:style-name="ro1">
          <table:table-cell office:value-type="float" office:value="387315" table:style-name="ce1">
            <text:p>387315</text:p>
          </table:table-cell>
          <table:table-cell office:value-type="float" office:value="826415" table:style-name="ce1">
            <text:p>826415</text:p>
          </table:table-cell>
          <table:table-cell table:number-columns-repeated="16382"/>
        </table:table-row>
        <table:table-row table:style-name="ro1">
          <table:table-cell office:value-type="float" office:value="387315" table:style-name="ce1">
            <text:p>387315</text:p>
          </table:table-cell>
          <table:table-cell office:value-type="float" office:value="828390" table:style-name="ce1">
            <text:p>828390</text:p>
          </table:table-cell>
          <table:table-cell table:number-columns-repeated="16382"/>
        </table:table-row>
        <table:table-row table:style-name="ro1">
          <table:table-cell office:value-type="float" office:value="387315" table:style-name="ce1">
            <text:p>387315</text:p>
          </table:table-cell>
          <table:table-cell office:value-type="float" office:value="826562" table:style-name="ce1">
            <text:p>826562</text:p>
          </table:table-cell>
          <table:table-cell table:number-columns-repeated="16382"/>
        </table:table-row>
        <table:table-row table:style-name="ro1">
          <table:table-cell office:value-type="float" office:value="387315" table:style-name="ce1">
            <text:p>387315</text:p>
          </table:table-cell>
          <table:table-cell office:value-type="float" office:value="825774" table:style-name="ce1">
            <text:p>825774</text:p>
          </table:table-cell>
          <table:table-cell table:number-columns-repeated="16382"/>
        </table:table-row>
        <table:table-row table:style-name="ro1">
          <table:table-cell office:value-type="float" office:value="387315" table:style-name="ce1">
            <text:p>387315</text:p>
          </table:table-cell>
          <table:table-cell office:value-type="float" office:value="826774" table:style-name="ce1">
            <text:p>826774</text:p>
          </table:table-cell>
          <table:table-cell table:number-columns-repeated="16382"/>
        </table:table-row>
        <table:table-row table:style-name="ro1">
          <table:table-cell office:value-type="float" office:value="387315" table:style-name="ce1">
            <text:p>387315</text:p>
          </table:table-cell>
          <table:table-cell office:value-type="float" office:value="827679" table:style-name="ce1">
            <text:p>827679</text:p>
          </table:table-cell>
          <table:table-cell table:number-columns-repeated="16382"/>
        </table:table-row>
        <table:table-row table:style-name="ro1">
          <table:table-cell office:value-type="float" office:value="387315" table:style-name="ce1">
            <text:p>387315</text:p>
          </table:table-cell>
          <table:table-cell office:value-type="float" office:value="830104" table:style-name="ce1">
            <text:p>830104</text:p>
          </table:table-cell>
          <table:table-cell table:number-columns-repeated="16382"/>
        </table:table-row>
        <table:table-row table:style-name="ro1">
          <table:table-cell office:value-type="float" office:value="387315" table:style-name="ce1">
            <text:p>387315</text:p>
          </table:table-cell>
          <table:table-cell office:value-type="float" office:value="832424" table:style-name="ce1">
            <text:p>832424</text:p>
          </table:table-cell>
          <table:table-cell table:number-columns-repeated="16382"/>
        </table:table-row>
        <table:table-row table:style-name="ro1">
          <table:table-cell office:value-type="float" office:value="387315" table:style-name="ce1">
            <text:p>387315</text:p>
          </table:table-cell>
          <table:table-cell office:value-type="float" office:value="836213" table:style-name="ce1">
            <text:p>836213</text:p>
          </table:table-cell>
          <table:table-cell table:number-columns-repeated="16382"/>
        </table:table-row>
        <table:table-row table:style-name="ro1">
          <table:table-cell office:value-type="float" office:value="387140" table:style-name="ce1">
            <text:p>387140</text:p>
          </table:table-cell>
          <table:table-cell office:value-type="float" office:value="831106" table:style-name="ce1">
            <text:p>831106</text:p>
          </table:table-cell>
          <table:table-cell table:number-columns-repeated="16382"/>
        </table:table-row>
        <table:table-row table:style-name="ro1">
          <table:table-cell office:value-type="float" office:value="387140" table:style-name="ce1">
            <text:p>387140</text:p>
          </table:table-cell>
          <table:table-cell office:value-type="float" office:value="832805" table:style-name="ce1">
            <text:p>832805</text:p>
          </table:table-cell>
          <table:table-cell table:number-columns-repeated="16382"/>
        </table:table-row>
        <table:table-row table:style-name="ro1">
          <table:table-cell office:value-type="float" office:value="387140" table:style-name="ce1">
            <text:p>387140</text:p>
          </table:table-cell>
          <table:table-cell office:value-type="float" office:value="832386" table:style-name="ce1">
            <text:p>832386</text:p>
          </table:table-cell>
          <table:table-cell table:number-columns-repeated="16382"/>
        </table:table-row>
        <table:table-row table:style-name="ro1">
          <table:table-cell office:value-type="float" office:value="387140" table:style-name="ce1">
            <text:p>387140</text:p>
          </table:table-cell>
          <table:table-cell office:value-type="float" office:value="830353" table:style-name="ce1">
            <text:p>830353</text:p>
          </table:table-cell>
          <table:table-cell table:number-columns-repeated="16382"/>
        </table:table-row>
        <table:table-row table:style-name="ro1">
          <table:table-cell office:value-type="float" office:value="387140" table:style-name="ce1">
            <text:p>387140</text:p>
          </table:table-cell>
          <table:table-cell office:value-type="float" office:value="833189" table:style-name="ce1">
            <text:p>833189</text:p>
          </table:table-cell>
          <table:table-cell table:number-columns-repeated="16382"/>
        </table:table-row>
        <table:table-row table:style-name="ro1">
          <table:table-cell office:value-type="float" office:value="387140" table:style-name="ce1">
            <text:p>387140</text:p>
          </table:table-cell>
          <table:table-cell office:value-type="float" office:value="832282" table:style-name="ce1">
            <text:p>832282</text:p>
          </table:table-cell>
          <table:table-cell table:number-columns-repeated="16382"/>
        </table:table-row>
        <table:table-row table:style-name="ro1">
          <table:table-cell office:value-type="float" office:value="387140" table:style-name="ce1">
            <text:p>387140</text:p>
          </table:table-cell>
          <table:table-cell office:value-type="float" office:value="826934" table:style-name="ce1">
            <text:p>826934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7700" table:style-name="ce1">
            <text:p>827700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8445" table:style-name="ce1">
            <text:p>828445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8007" table:style-name="ce1">
            <text:p>828007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30119" table:style-name="ce1">
            <text:p>830119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9219" table:style-name="ce1">
            <text:p>829219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8896" table:style-name="ce1">
            <text:p>828896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6669" table:style-name="ce1">
            <text:p>826669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5917" table:style-name="ce1">
            <text:p>825917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7894" table:style-name="ce1">
            <text:p>827894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8937" table:style-name="ce1">
            <text:p>828937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5618" table:style-name="ce1">
            <text:p>825618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6511" table:style-name="ce1">
            <text:p>826511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5294" table:style-name="ce1">
            <text:p>825294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3097" table:style-name="ce1">
            <text:p>823097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1455" table:style-name="ce1">
            <text:p>821455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1389" table:style-name="ce1">
            <text:p>821389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5707" table:style-name="ce1">
            <text:p>825707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5725" table:style-name="ce1">
            <text:p>825725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8267" table:style-name="ce1">
            <text:p>828267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6797" table:style-name="ce1">
            <text:p>826797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6624" table:style-name="ce1">
            <text:p>826624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9016" table:style-name="ce1">
            <text:p>829016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6322" table:style-name="ce1">
            <text:p>826322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30466" table:style-name="ce1">
            <text:p>830466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9322" table:style-name="ce1">
            <text:p>829322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7423" table:style-name="ce1">
            <text:p>827423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8977" table:style-name="ce1">
            <text:p>828977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8814" table:style-name="ce1">
            <text:p>828814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1187" table:style-name="ce1">
            <text:p>821187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6229" table:style-name="ce1">
            <text:p>826229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4246" table:style-name="ce1">
            <text:p>824246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7671" table:style-name="ce1">
            <text:p>827671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3337" table:style-name="ce1">
            <text:p>823337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0764" table:style-name="ce1">
            <text:p>820764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0826" table:style-name="ce1">
            <text:p>820826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3110" table:style-name="ce1">
            <text:p>823110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18954" table:style-name="ce1">
            <text:p>818954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2310" table:style-name="ce1">
            <text:p>822310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0639" table:style-name="ce1">
            <text:p>820639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3319" table:style-name="ce1">
            <text:p>823319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6959" table:style-name="ce1">
            <text:p>826959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31235" table:style-name="ce1">
            <text:p>831235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8227" table:style-name="ce1">
            <text:p>828227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8127" table:style-name="ce1">
            <text:p>828127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32741" table:style-name="ce1">
            <text:p>832741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9459" table:style-name="ce1">
            <text:p>829459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9505" table:style-name="ce1">
            <text:p>829505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30479" table:style-name="ce1">
            <text:p>830479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30737" table:style-name="ce1">
            <text:p>830737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8270" table:style-name="ce1">
            <text:p>828270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6590" table:style-name="ce1">
            <text:p>826590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31871" table:style-name="ce1">
            <text:p>831871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8130" table:style-name="ce1">
            <text:p>828130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4611" table:style-name="ce1">
            <text:p>824611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8238" table:style-name="ce1">
            <text:p>828238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3268" table:style-name="ce1">
            <text:p>823268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4914" table:style-name="ce1">
            <text:p>824914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6331" table:style-name="ce1">
            <text:p>826331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2591" table:style-name="ce1">
            <text:p>822591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4010" table:style-name="ce1">
            <text:p>824010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4500" table:style-name="ce1">
            <text:p>824500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5805" table:style-name="ce1">
            <text:p>825805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6522" table:style-name="ce1">
            <text:p>826522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7543" table:style-name="ce1">
            <text:p>827543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6844" table:style-name="ce1">
            <text:p>826844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9970" table:style-name="ce1">
            <text:p>829970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9406" table:style-name="ce1">
            <text:p>829406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30645" table:style-name="ce1">
            <text:p>830645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9701" table:style-name="ce1">
            <text:p>829701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8827" table:style-name="ce1">
            <text:p>828827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8436" table:style-name="ce1">
            <text:p>828436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5971" table:style-name="ce1">
            <text:p>825971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6373" table:style-name="ce1">
            <text:p>826373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9384" table:style-name="ce1">
            <text:p>829384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8679" table:style-name="ce1">
            <text:p>828679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6233" table:style-name="ce1">
            <text:p>826233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6818" table:style-name="ce1">
            <text:p>826818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5662" table:style-name="ce1">
            <text:p>825662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9270" table:style-name="ce1">
            <text:p>829270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3879" table:style-name="ce1">
            <text:p>823879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17691" table:style-name="ce1">
            <text:p>817691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16069" table:style-name="ce1">
            <text:p>816069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0093" table:style-name="ce1">
            <text:p>820093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3254" table:style-name="ce1">
            <text:p>823254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3124" table:style-name="ce1">
            <text:p>823124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5327" table:style-name="ce1">
            <text:p>825327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3095" table:style-name="ce1">
            <text:p>823095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30976" table:style-name="ce1">
            <text:p>830976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5928" table:style-name="ce1">
            <text:p>825928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2390" table:style-name="ce1">
            <text:p>822390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3325" table:style-name="ce1">
            <text:p>823325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0612" table:style-name="ce1">
            <text:p>820612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19224" table:style-name="ce1">
            <text:p>819224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5200" table:style-name="ce1">
            <text:p>825200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1286" table:style-name="ce1">
            <text:p>821286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1648" table:style-name="ce1">
            <text:p>821648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1657" table:style-name="ce1">
            <text:p>821657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17329" table:style-name="ce1">
            <text:p>817329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0147" table:style-name="ce1">
            <text:p>820147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4000" table:style-name="ce1">
            <text:p>824000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2662" table:style-name="ce1">
            <text:p>822662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0787" table:style-name="ce1">
            <text:p>820787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4486" table:style-name="ce1">
            <text:p>824486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2768" table:style-name="ce1">
            <text:p>822768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21141" table:style-name="ce1">
            <text:p>821141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16933" table:style-name="ce1">
            <text:p>816933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17649" table:style-name="ce1">
            <text:p>817649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17640" table:style-name="ce1">
            <text:p>817640</text:p>
          </table:table-cell>
          <table:table-cell table:number-columns-repeated="16382"/>
        </table:table-row>
        <table:table-row table:style-name="ro1">
          <table:table-cell office:value-type="float" office:value="386579" table:style-name="ce1">
            <text:p>386579</text:p>
          </table:table-cell>
          <table:table-cell office:value-type="float" office:value="818625" table:style-name="ce1">
            <text:p>818625</text:p>
          </table:table-cell>
          <table:table-cell table:number-columns-repeated="16382"/>
        </table:table-row>
        <table:table-row table:style-name="ro1">
          <table:table-cell office:value-type="float" office:value="386262" table:style-name="ce1">
            <text:p>386262</text:p>
          </table:table-cell>
          <table:table-cell office:value-type="float" office:value="819193" table:style-name="ce1">
            <text:p>819193</text:p>
          </table:table-cell>
          <table:table-cell table:number-columns-repeated="16382"/>
        </table:table-row>
        <table:table-row table:style-name="ro1">
          <table:table-cell office:value-type="float" office:value="386262" table:style-name="ce1">
            <text:p>386262</text:p>
          </table:table-cell>
          <table:table-cell office:value-type="float" office:value="817423" table:style-name="ce1">
            <text:p>817423</text:p>
          </table:table-cell>
          <table:table-cell table:number-columns-repeated="16382"/>
        </table:table-row>
        <table:table-row table:style-name="ro1">
          <table:table-cell office:value-type="float" office:value="386262" table:style-name="ce1">
            <text:p>386262</text:p>
          </table:table-cell>
          <table:table-cell office:value-type="float" office:value="817972" table:style-name="ce1">
            <text:p>817972</text:p>
          </table:table-cell>
          <table:table-cell table:number-columns-repeated="16382"/>
        </table:table-row>
        <table:table-row table:style-name="ro1">
          <table:table-cell office:value-type="float" office:value="386262" table:style-name="ce1">
            <text:p>386262</text:p>
          </table:table-cell>
          <table:table-cell office:value-type="float" office:value="815311" table:style-name="ce1">
            <text:p>815311</text:p>
          </table:table-cell>
          <table:table-cell table:number-columns-repeated="16382"/>
        </table:table-row>
        <table:table-row table:style-name="ro1">
          <table:table-cell office:value-type="float" office:value="386262" table:style-name="ce1">
            <text:p>386262</text:p>
          </table:table-cell>
          <table:table-cell office:value-type="float" office:value="817222" table:style-name="ce1">
            <text:p>817222</text:p>
          </table:table-cell>
          <table:table-cell table:number-columns-repeated="16382"/>
        </table:table-row>
        <table:table-row table:style-name="ro1">
          <table:table-cell office:value-type="float" office:value="386262" table:style-name="ce1">
            <text:p>386262</text:p>
          </table:table-cell>
          <table:table-cell office:value-type="float" office:value="821766" table:style-name="ce1">
            <text:p>821766</text:p>
          </table:table-cell>
          <table:table-cell table:number-columns-repeated="16382"/>
        </table:table-row>
        <table:table-row table:style-name="ro1">
          <table:table-cell office:value-type="float" office:value="386262" table:style-name="ce1">
            <text:p>386262</text:p>
          </table:table-cell>
          <table:table-cell office:value-type="float" office:value="822955" table:style-name="ce1">
            <text:p>822955</text:p>
          </table:table-cell>
          <table:table-cell table:number-columns-repeated="16382"/>
        </table:table-row>
        <table:table-row table:style-name="ro1">
          <table:table-cell office:value-type="float" office:value="386262" table:style-name="ce1">
            <text:p>386262</text:p>
          </table:table-cell>
          <table:table-cell office:value-type="float" office:value="826244" table:style-name="ce1">
            <text:p>826244</text:p>
          </table:table-cell>
          <table:table-cell table:number-columns-repeated="16382"/>
        </table:table-row>
        <table:table-row table:style-name="ro1">
          <table:table-cell office:value-type="float" office:value="386262" table:style-name="ce1">
            <text:p>386262</text:p>
          </table:table-cell>
          <table:table-cell office:value-type="float" office:value="823919" table:style-name="ce1">
            <text:p>823919</text:p>
          </table:table-cell>
          <table:table-cell table:number-columns-repeated="16382"/>
        </table:table-row>
        <table:table-row table:style-name="ro1">
          <table:table-cell office:value-type="float" office:value="386262" table:style-name="ce1">
            <text:p>386262</text:p>
          </table:table-cell>
          <table:table-cell office:value-type="float" office:value="824460" table:style-name="ce1">
            <text:p>824460</text:p>
          </table:table-cell>
          <table:table-cell table:number-columns-repeated="16382"/>
        </table:table-row>
        <table:table-row table:style-name="ro1">
          <table:table-cell office:value-type="float" office:value="386262" table:style-name="ce1">
            <text:p>386262</text:p>
          </table:table-cell>
          <table:table-cell office:value-type="float" office:value="826095" table:style-name="ce1">
            <text:p>826095</text:p>
          </table:table-cell>
          <table:table-cell table:number-columns-repeated="16382"/>
        </table:table-row>
        <table:table-row table:style-name="ro1">
          <table:table-cell office:value-type="float" office:value="386262" table:style-name="ce1">
            <text:p>386262</text:p>
          </table:table-cell>
          <table:table-cell office:value-type="float" office:value="825605" table:style-name="ce1">
            <text:p>825605</text:p>
          </table:table-cell>
          <table:table-cell table:number-columns-repeated="16382"/>
        </table:table-row>
        <table:table-row table:style-name="ro1">
          <table:table-cell office:value-type="float" office:value="386262" table:style-name="ce1">
            <text:p>386262</text:p>
          </table:table-cell>
          <table:table-cell office:value-type="float" office:value="825485" table:style-name="ce1">
            <text:p>825485</text:p>
          </table:table-cell>
          <table:table-cell table:number-columns-repeated="16382"/>
        </table:table-row>
        <table:table-row table:style-name="ro1">
          <table:table-cell office:value-type="float" office:value="386262" table:style-name="ce1">
            <text:p>386262</text:p>
          </table:table-cell>
          <table:table-cell office:value-type="float" office:value="824924" table:style-name="ce1">
            <text:p>824924</text:p>
          </table:table-cell>
          <table:table-cell table:number-columns-repeated="16382"/>
        </table:table-row>
        <table:table-row table:style-name="ro1">
          <table:table-cell office:value-type="float" office:value="386262" table:style-name="ce1">
            <text:p>386262</text:p>
          </table:table-cell>
          <table:table-cell office:value-type="float" office:value="824787" table:style-name="ce1">
            <text:p>824787</text:p>
          </table:table-cell>
          <table:table-cell table:number-columns-repeated="16382"/>
        </table:table-row>
        <table:table-row table:style-name="ro1">
          <table:table-cell office:value-type="float" office:value="386262" table:style-name="ce1">
            <text:p>386262</text:p>
          </table:table-cell>
          <table:table-cell office:value-type="float" office:value="823296" table:style-name="ce1">
            <text:p>823296</text:p>
          </table:table-cell>
          <table:table-cell table:number-columns-repeated="16382"/>
        </table:table-row>
        <table:table-row table:style-name="ro1">
          <table:table-cell office:value-type="float" office:value="386262" table:style-name="ce1">
            <text:p>386262</text:p>
          </table:table-cell>
          <table:table-cell office:value-type="float" office:value="821235" table:style-name="ce1">
            <text:p>821235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22780" table:style-name="ce1">
            <text:p>822780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20574" table:style-name="ce1">
            <text:p>820574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19226" table:style-name="ce1">
            <text:p>819226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20614" table:style-name="ce1">
            <text:p>820614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20600" table:style-name="ce1">
            <text:p>820600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18310" table:style-name="ce1">
            <text:p>818310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19697" table:style-name="ce1">
            <text:p>819697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17909" table:style-name="ce1">
            <text:p>817909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11830" table:style-name="ce1">
            <text:p>811830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10448" table:style-name="ce1">
            <text:p>810448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12138" table:style-name="ce1">
            <text:p>812138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13935" table:style-name="ce1">
            <text:p>813935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23024" table:style-name="ce1">
            <text:p>823024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22081" table:style-name="ce1">
            <text:p>822081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21803" table:style-name="ce1">
            <text:p>821803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20984" table:style-name="ce1">
            <text:p>820984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19347" table:style-name="ce1">
            <text:p>819347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11409" table:style-name="ce1">
            <text:p>811409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11560" table:style-name="ce1">
            <text:p>811560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15604" table:style-name="ce1">
            <text:p>815604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19258" table:style-name="ce1">
            <text:p>819258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19732" table:style-name="ce1">
            <text:p>819732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17495" table:style-name="ce1">
            <text:p>817495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19235" table:style-name="ce1">
            <text:p>819235</text:p>
          </table:table-cell>
          <table:table-cell table:number-columns-repeated="16382"/>
        </table:table-row>
        <table:table-row table:style-name="ro1">
          <table:table-cell office:value-type="float" office:value="385537" table:style-name="ce1">
            <text:p>385537</text:p>
          </table:table-cell>
          <table:table-cell office:value-type="float" office:value="818615" table:style-name="ce1">
            <text:p>818615</text:p>
          </table:table-cell>
          <table:table-cell table:number-columns-repeated="16382"/>
        </table:table-row>
        <table:table-row table:style-name="ro1">
          <table:table-cell office:value-type="float" office:value="385518" table:style-name="ce1">
            <text:p>385518</text:p>
          </table:table-cell>
          <table:table-cell office:value-type="float" office:value="813921" table:style-name="ce1">
            <text:p>813921</text:p>
          </table:table-cell>
          <table:table-cell table:number-columns-repeated="16382"/>
        </table:table-row>
        <table:table-row table:style-name="ro1">
          <table:table-cell office:value-type="float" office:value="385518" table:style-name="ce1">
            <text:p>385518</text:p>
          </table:table-cell>
          <table:table-cell office:value-type="float" office:value="816497" table:style-name="ce1">
            <text:p>816497</text:p>
          </table:table-cell>
          <table:table-cell table:number-columns-repeated="16382"/>
        </table:table-row>
        <table:table-row table:style-name="ro1">
          <table:table-cell office:value-type="float" office:value="385518" table:style-name="ce1">
            <text:p>385518</text:p>
          </table:table-cell>
          <table:table-cell office:value-type="float" office:value="816429" table:style-name="ce1">
            <text:p>816429</text:p>
          </table:table-cell>
          <table:table-cell table:number-columns-repeated="16382"/>
        </table:table-row>
        <table:table-row table:style-name="ro1">
          <table:table-cell office:value-type="float" office:value="385518" table:style-name="ce1">
            <text:p>385518</text:p>
          </table:table-cell>
          <table:table-cell office:value-type="float" office:value="822408" table:style-name="ce1">
            <text:p>822408</text:p>
          </table:table-cell>
          <table:table-cell table:number-columns-repeated="16382"/>
        </table:table-row>
        <table:table-row table:style-name="ro1">
          <table:table-cell office:value-type="float" office:value="385518" table:style-name="ce1">
            <text:p>385518</text:p>
          </table:table-cell>
          <table:table-cell office:value-type="float" office:value="823909" table:style-name="ce1">
            <text:p>823909</text:p>
          </table:table-cell>
          <table:table-cell table:number-columns-repeated="16382"/>
        </table:table-row>
        <table:table-row table:style-name="ro1">
          <table:table-cell office:value-type="float" office:value="385518" table:style-name="ce1">
            <text:p>385518</text:p>
          </table:table-cell>
          <table:table-cell office:value-type="float" office:value="823584" table:style-name="ce1">
            <text:p>823584</text:p>
          </table:table-cell>
          <table:table-cell table:number-columns-repeated="16382"/>
        </table:table-row>
        <table:table-row table:style-name="ro1">
          <table:table-cell office:value-type="float" office:value="385518" table:style-name="ce1">
            <text:p>385518</text:p>
          </table:table-cell>
          <table:table-cell office:value-type="float" office:value="823330" table:style-name="ce1">
            <text:p>823330</text:p>
          </table:table-cell>
          <table:table-cell table:number-columns-repeated="16382"/>
        </table:table-row>
        <table:table-row table:style-name="ro1">
          <table:table-cell office:value-type="float" office:value="385518" table:style-name="ce1">
            <text:p>385518</text:p>
          </table:table-cell>
          <table:table-cell office:value-type="float" office:value="816625" table:style-name="ce1">
            <text:p>816625</text:p>
          </table:table-cell>
          <table:table-cell table:number-columns-repeated="16382"/>
        </table:table-row>
        <table:table-row table:style-name="ro1">
          <table:table-cell office:value-type="float" office:value="385518" table:style-name="ce1">
            <text:p>385518</text:p>
          </table:table-cell>
          <table:table-cell office:value-type="float" office:value="816764" table:style-name="ce1">
            <text:p>816764</text:p>
          </table:table-cell>
          <table:table-cell table:number-columns-repeated="16382"/>
        </table:table-row>
        <table:table-row table:style-name="ro1">
          <table:table-cell office:value-type="float" office:value="385518" table:style-name="ce1">
            <text:p>385518</text:p>
          </table:table-cell>
          <table:table-cell office:value-type="float" office:value="819944" table:style-name="ce1">
            <text:p>819944</text:p>
          </table:table-cell>
          <table:table-cell table:number-columns-repeated="16382"/>
        </table:table-row>
        <table:table-row table:style-name="ro1">
          <table:table-cell office:value-type="float" office:value="385518" table:style-name="ce1">
            <text:p>385518</text:p>
          </table:table-cell>
          <table:table-cell office:value-type="float" office:value="825266" table:style-name="ce1">
            <text:p>825266</text:p>
          </table:table-cell>
          <table:table-cell table:number-columns-repeated="16382"/>
        </table:table-row>
        <table:table-row table:style-name="ro1">
          <table:table-cell office:value-type="float" office:value="385518" table:style-name="ce1">
            <text:p>385518</text:p>
          </table:table-cell>
          <table:table-cell office:value-type="float" office:value="828751" table:style-name="ce1">
            <text:p>828751</text:p>
          </table:table-cell>
          <table:table-cell table:number-columns-repeated="16382"/>
        </table:table-row>
        <table:table-row table:style-name="ro1">
          <table:table-cell office:value-type="float" office:value="385518" table:style-name="ce1">
            <text:p>385518</text:p>
          </table:table-cell>
          <table:table-cell office:value-type="float" office:value="827442" table:style-name="ce1">
            <text:p>827442</text:p>
          </table:table-cell>
          <table:table-cell table:number-columns-repeated="16382"/>
        </table:table-row>
        <table:table-row table:style-name="ro1">
          <table:table-cell office:value-type="float" office:value="385518" table:style-name="ce1">
            <text:p>385518</text:p>
          </table:table-cell>
          <table:table-cell office:value-type="float" office:value="828016" table:style-name="ce1">
            <text:p>828016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30149" table:style-name="ce1">
            <text:p>830149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6254" table:style-name="ce1">
            <text:p>826254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2661" table:style-name="ce1">
            <text:p>822661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1702" table:style-name="ce1">
            <text:p>821702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2449" table:style-name="ce1">
            <text:p>822449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1963" table:style-name="ce1">
            <text:p>821963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4685" table:style-name="ce1">
            <text:p>824685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5277" table:style-name="ce1">
            <text:p>825277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6111" table:style-name="ce1">
            <text:p>826111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31782" table:style-name="ce1">
            <text:p>831782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32435" table:style-name="ce1">
            <text:p>832435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8893" table:style-name="ce1">
            <text:p>828893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4279" table:style-name="ce1">
            <text:p>824279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8390" table:style-name="ce1">
            <text:p>828390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4840" table:style-name="ce1">
            <text:p>824840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6723" table:style-name="ce1">
            <text:p>826723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4788" table:style-name="ce1">
            <text:p>824788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0985" table:style-name="ce1">
            <text:p>820985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5210" table:style-name="ce1">
            <text:p>825210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8132" table:style-name="ce1">
            <text:p>828132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4964" table:style-name="ce1">
            <text:p>824964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8614" table:style-name="ce1">
            <text:p>828614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9258" table:style-name="ce1">
            <text:p>829258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30737" table:style-name="ce1">
            <text:p>830737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30521" table:style-name="ce1">
            <text:p>830521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9054" table:style-name="ce1">
            <text:p>829054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8951" table:style-name="ce1">
            <text:p>828951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31253" table:style-name="ce1">
            <text:p>831253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32663" table:style-name="ce1">
            <text:p>832663</text:p>
          </table:table-cell>
          <table:table-cell table:number-columns-repeated="16382"/>
        </table:table-row>
        <table:table-row table:style-name="ro1">
          <table:table-cell office:value-type="float" office:value="384867" table:style-name="ce1">
            <text:p>384867</text:p>
          </table:table-cell>
          <table:table-cell office:value-type="float" office:value="823659" table:style-name="ce1">
            <text:p>823659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9038" table:style-name="ce1">
            <text:p>829038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0891" table:style-name="ce1">
            <text:p>830891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8924" table:style-name="ce1">
            <text:p>828924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4613" table:style-name="ce1">
            <text:p>824613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6845" table:style-name="ce1">
            <text:p>826845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8468" table:style-name="ce1">
            <text:p>828468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0973" table:style-name="ce1">
            <text:p>830973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3107" table:style-name="ce1">
            <text:p>833107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1732" table:style-name="ce1">
            <text:p>831732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5404" table:style-name="ce1">
            <text:p>835404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5638" table:style-name="ce1">
            <text:p>835638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5545" table:style-name="ce1">
            <text:p>835545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5070" table:style-name="ce1">
            <text:p>835070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3045" table:style-name="ce1">
            <text:p>833045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4739" table:style-name="ce1">
            <text:p>834739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1414" table:style-name="ce1">
            <text:p>831414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2104" table:style-name="ce1">
            <text:p>832104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7273" table:style-name="ce1">
            <text:p>827273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9156" table:style-name="ce1">
            <text:p>829156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9768" table:style-name="ce1">
            <text:p>829768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6423" table:style-name="ce1">
            <text:p>826423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7333" table:style-name="ce1">
            <text:p>827333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9773" table:style-name="ce1">
            <text:p>829773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7091" table:style-name="ce1">
            <text:p>827091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5522" table:style-name="ce1">
            <text:p>825522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5094" table:style-name="ce1">
            <text:p>825094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0386" table:style-name="ce1">
            <text:p>830386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7563" table:style-name="ce1">
            <text:p>827563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5600" table:style-name="ce1">
            <text:p>825600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0717" table:style-name="ce1">
            <text:p>830717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1802" table:style-name="ce1">
            <text:p>831802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2337" table:style-name="ce1">
            <text:p>832337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3061" table:style-name="ce1">
            <text:p>833061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1473" table:style-name="ce1">
            <text:p>831473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0605" table:style-name="ce1">
            <text:p>830605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2285" table:style-name="ce1">
            <text:p>832285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4711" table:style-name="ce1">
            <text:p>834711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6633" table:style-name="ce1">
            <text:p>836633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4407" table:style-name="ce1">
            <text:p>834407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3268" table:style-name="ce1">
            <text:p>823268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1394" table:style-name="ce1">
            <text:p>821394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4932" table:style-name="ce1">
            <text:p>824932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0119" table:style-name="ce1">
            <text:p>830119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1192" table:style-name="ce1">
            <text:p>831192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7830" table:style-name="ce1">
            <text:p>827830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0763" table:style-name="ce1">
            <text:p>830763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33863" table:style-name="ce1">
            <text:p>833863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5326" table:style-name="ce1">
            <text:p>825326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7608" table:style-name="ce1">
            <text:p>827608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7900" table:style-name="ce1">
            <text:p>827900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3616" table:style-name="ce1">
            <text:p>823616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7718" table:style-name="ce1">
            <text:p>827718</text:p>
          </table:table-cell>
          <table:table-cell table:number-columns-repeated="16382"/>
        </table:table-row>
        <table:table-row table:style-name="ro1">
          <table:table-cell office:value-type="float" office:value="384731" table:style-name="ce1">
            <text:p>384731</text:p>
          </table:table-cell>
          <table:table-cell office:value-type="float" office:value="828266" table:style-name="ce1">
            <text:p>828266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7414" table:style-name="ce1">
            <text:p>827414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32116" table:style-name="ce1">
            <text:p>832116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31635" table:style-name="ce1">
            <text:p>831635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34570" table:style-name="ce1">
            <text:p>834570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35845" table:style-name="ce1">
            <text:p>835845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33834" table:style-name="ce1">
            <text:p>833834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9304" table:style-name="ce1">
            <text:p>829304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31343" table:style-name="ce1">
            <text:p>831343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32323" table:style-name="ce1">
            <text:p>832323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31076" table:style-name="ce1">
            <text:p>831076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30465" table:style-name="ce1">
            <text:p>830465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7559" table:style-name="ce1">
            <text:p>827559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33018" table:style-name="ce1">
            <text:p>833018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31448" table:style-name="ce1">
            <text:p>831448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30180" table:style-name="ce1">
            <text:p>830180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8723" table:style-name="ce1">
            <text:p>828723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9002" table:style-name="ce1">
            <text:p>829002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31050" table:style-name="ce1">
            <text:p>831050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4693" table:style-name="ce1">
            <text:p>824693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9386" table:style-name="ce1">
            <text:p>829386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33642" table:style-name="ce1">
            <text:p>833642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9209" table:style-name="ce1">
            <text:p>829209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8472" table:style-name="ce1">
            <text:p>828472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8933" table:style-name="ce1">
            <text:p>828933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31007" table:style-name="ce1">
            <text:p>831007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8273" table:style-name="ce1">
            <text:p>828273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31845" table:style-name="ce1">
            <text:p>831845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33639" table:style-name="ce1">
            <text:p>833639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34337" table:style-name="ce1">
            <text:p>834337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34893" table:style-name="ce1">
            <text:p>834893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8998" table:style-name="ce1">
            <text:p>828998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6284" table:style-name="ce1">
            <text:p>826284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6361" table:style-name="ce1">
            <text:p>826361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3442" table:style-name="ce1">
            <text:p>823442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8206" table:style-name="ce1">
            <text:p>828206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9467" table:style-name="ce1">
            <text:p>829467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7476" table:style-name="ce1">
            <text:p>827476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6245" table:style-name="ce1">
            <text:p>826245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4536" table:style-name="ce1">
            <text:p>824536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3611" table:style-name="ce1">
            <text:p>823611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4356" table:style-name="ce1">
            <text:p>824356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6032" table:style-name="ce1">
            <text:p>826032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4642" table:style-name="ce1">
            <text:p>824642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6622" table:style-name="ce1">
            <text:p>826622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4394" table:style-name="ce1">
            <text:p>824394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2645" table:style-name="ce1">
            <text:p>822645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1762" table:style-name="ce1">
            <text:p>821762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1528" table:style-name="ce1">
            <text:p>821528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1491" table:style-name="ce1">
            <text:p>821491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19097" table:style-name="ce1">
            <text:p>819097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1847" table:style-name="ce1">
            <text:p>821847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17652" table:style-name="ce1">
            <text:p>817652</text:p>
          </table:table-cell>
          <table:table-cell table:number-columns-repeated="16382"/>
        </table:table-row>
        <table:table-row table:style-name="ro1">
          <table:table-cell office:value-type="float" office:value="384160" table:style-name="ce1">
            <text:p>384160</text:p>
          </table:table-cell>
          <table:table-cell office:value-type="float" office:value="817324" table:style-name="ce1">
            <text:p>817324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1376" table:style-name="ce1">
            <text:p>821376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2093" table:style-name="ce1">
            <text:p>822093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30033" table:style-name="ce1">
            <text:p>830033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4521" table:style-name="ce1">
            <text:p>824521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0700" table:style-name="ce1">
            <text:p>820700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19967" table:style-name="ce1">
            <text:p>819967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4591" table:style-name="ce1">
            <text:p>824591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2623" table:style-name="ce1">
            <text:p>822623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8403" table:style-name="ce1">
            <text:p>828403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8487" table:style-name="ce1">
            <text:p>828487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4744" table:style-name="ce1">
            <text:p>824744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5438" table:style-name="ce1">
            <text:p>825438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4253" table:style-name="ce1">
            <text:p>824253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5816" table:style-name="ce1">
            <text:p>825816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9135" table:style-name="ce1">
            <text:p>829135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8413" table:style-name="ce1">
            <text:p>828413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7364" table:style-name="ce1">
            <text:p>827364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9290" table:style-name="ce1">
            <text:p>829290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30724" table:style-name="ce1">
            <text:p>830724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6093" table:style-name="ce1">
            <text:p>826093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9139" table:style-name="ce1">
            <text:p>829139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6369" table:style-name="ce1">
            <text:p>826369</text:p>
          </table:table-cell>
          <table:table-cell table:number-columns-repeated="16382"/>
        </table:table-row>
        <table:table-row table:style-name="ro1">
          <table:table-cell office:value-type="float" office:value="384161" table:style-name="ce1">
            <text:p>384161</text:p>
          </table:table-cell>
          <table:table-cell office:value-type="float" office:value="824800" table:style-name="ce1">
            <text:p>824800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5987" table:style-name="ce1">
            <text:p>825987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3682" table:style-name="ce1">
            <text:p>823682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3565" table:style-name="ce1">
            <text:p>823565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2798" table:style-name="ce1">
            <text:p>822798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4835" table:style-name="ce1">
            <text:p>824835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7145" table:style-name="ce1">
            <text:p>827145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6647" table:style-name="ce1">
            <text:p>826647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2875" table:style-name="ce1">
            <text:p>822875</text:p>
          </table:table-cell>
          <table:table-cell table:number-columns-repeated="16382"/>
        </table:table-row>
        <table:table-row table:style-name="ro1">
          <table:table-cell office:value-type="float" office:value="382442" table:style-name="ce1">
            <text:p>382442</text:p>
          </table:table-cell>
          <table:table-cell office:value-type="float" office:value="820279" table:style-name="ce1">
            <text:p>820279</text:p>
          </table:table-cell>
          <table:table-cell table:number-columns-repeated="16382"/>
        </table:table-row>
        <table:table-row table:style-name="ro1">
          <table:table-cell office:value-type="float" office:value="382442" table:style-name="ce1">
            <text:p>382442</text:p>
          </table:table-cell>
          <table:table-cell office:value-type="float" office:value="822335" table:style-name="ce1">
            <text:p>822335</text:p>
          </table:table-cell>
          <table:table-cell table:number-columns-repeated="16382"/>
        </table:table-row>
        <table:table-row table:style-name="ro1">
          <table:table-cell office:value-type="float" office:value="382442" table:style-name="ce1">
            <text:p>382442</text:p>
          </table:table-cell>
          <table:table-cell office:value-type="float" office:value="823679" table:style-name="ce1">
            <text:p>823679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8397" table:style-name="ce1">
            <text:p>828397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1867" table:style-name="ce1">
            <text:p>821867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0417" table:style-name="ce1">
            <text:p>820417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19452" table:style-name="ce1">
            <text:p>819452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0624" table:style-name="ce1">
            <text:p>820624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0013" table:style-name="ce1">
            <text:p>820013</text:p>
          </table:table-cell>
          <table:table-cell table:number-columns-repeated="16382"/>
        </table:table-row>
        <table:table-row table:style-name="ro1">
          <table:table-cell office:value-type="float" office:value="382372" table:style-name="ce1">
            <text:p>382372</text:p>
          </table:table-cell>
          <table:table-cell office:value-type="float" office:value="821591" table:style-name="ce1">
            <text:p>821591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3499" table:style-name="ce1">
            <text:p>823499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3267" table:style-name="ce1">
            <text:p>823267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5776" table:style-name="ce1">
            <text:p>825776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6086" table:style-name="ce1">
            <text:p>826086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0811" table:style-name="ce1">
            <text:p>820811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1637" table:style-name="ce1">
            <text:p>821637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2332" table:style-name="ce1">
            <text:p>822332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4332" table:style-name="ce1">
            <text:p>824332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0258" table:style-name="ce1">
            <text:p>820258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1539" table:style-name="ce1">
            <text:p>821539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20776" table:style-name="ce1">
            <text:p>820776</text:p>
          </table:table-cell>
          <table:table-cell table:number-columns-repeated="16382"/>
        </table:table-row>
        <table:table-row table:style-name="ro1">
          <table:table-cell office:value-type="float" office:value="384091" table:style-name="ce1">
            <text:p>384091</text:p>
          </table:table-cell>
          <table:table-cell office:value-type="float" office:value="817633" table:style-name="ce1">
            <text:p>817633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19979" table:style-name="ce1">
            <text:p>819979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18972" table:style-name="ce1">
            <text:p>818972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19253" table:style-name="ce1">
            <text:p>819253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2460" table:style-name="ce1">
            <text:p>822460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2450" table:style-name="ce1">
            <text:p>822450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5021" table:style-name="ce1">
            <text:p>825021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5917" table:style-name="ce1">
            <text:p>825917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17988" table:style-name="ce1">
            <text:p>817988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1370" table:style-name="ce1">
            <text:p>821370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0794" table:style-name="ce1">
            <text:p>820794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6287" table:style-name="ce1">
            <text:p>826287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3995" table:style-name="ce1">
            <text:p>823995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7475" table:style-name="ce1">
            <text:p>827475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8466" table:style-name="ce1">
            <text:p>828466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6192" table:style-name="ce1">
            <text:p>826192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8234" table:style-name="ce1">
            <text:p>828234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7499" table:style-name="ce1">
            <text:p>827499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2965" table:style-name="ce1">
            <text:p>822965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0513" table:style-name="ce1">
            <text:p>820513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1409" table:style-name="ce1">
            <text:p>821409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1893" table:style-name="ce1">
            <text:p>821893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3786" table:style-name="ce1">
            <text:p>823786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1153" table:style-name="ce1">
            <text:p>821153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3810" table:style-name="ce1">
            <text:p>823810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4491" table:style-name="ce1">
            <text:p>824491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6542" table:style-name="ce1">
            <text:p>826542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8398" table:style-name="ce1">
            <text:p>828398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7748" table:style-name="ce1">
            <text:p>827748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9412" table:style-name="ce1">
            <text:p>829412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5999" table:style-name="ce1">
            <text:p>825999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8871" table:style-name="ce1">
            <text:p>828871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8549" table:style-name="ce1">
            <text:p>828549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5591" table:style-name="ce1">
            <text:p>825591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4936" table:style-name="ce1">
            <text:p>824936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7552" table:style-name="ce1">
            <text:p>827552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5755" table:style-name="ce1">
            <text:p>825755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7129" table:style-name="ce1">
            <text:p>827129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6489" table:style-name="ce1">
            <text:p>826489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3822" table:style-name="ce1">
            <text:p>823822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19875" table:style-name="ce1">
            <text:p>819875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5135" table:style-name="ce1">
            <text:p>825135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4982" table:style-name="ce1">
            <text:p>824982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19285" table:style-name="ce1">
            <text:p>819285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0630" table:style-name="ce1">
            <text:p>820630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19683" table:style-name="ce1">
            <text:p>81968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051" table:style-name="ce1">
            <text:p>82305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292" table:style-name="ce1">
            <text:p>820292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0529" table:style-name="ce1">
            <text:p>820529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16819" table:style-name="ce1">
            <text:p>816819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17104" table:style-name="ce1">
            <text:p>817104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15893" table:style-name="ce1">
            <text:p>815893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18416" table:style-name="ce1">
            <text:p>818416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19190" table:style-name="ce1">
            <text:p>819190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0946" table:style-name="ce1">
            <text:p>820946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4175" table:style-name="ce1">
            <text:p>824175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2219" table:style-name="ce1">
            <text:p>822219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7389" table:style-name="ce1">
            <text:p>827389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2723" table:style-name="ce1">
            <text:p>822723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6071" table:style-name="ce1">
            <text:p>826071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5291" table:style-name="ce1">
            <text:p>825291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5642" table:style-name="ce1">
            <text:p>825642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4734" table:style-name="ce1">
            <text:p>824734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3771" table:style-name="ce1">
            <text:p>823771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3801" table:style-name="ce1">
            <text:p>823801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3275" table:style-name="ce1">
            <text:p>823275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9950" table:style-name="ce1">
            <text:p>829950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9631" table:style-name="ce1">
            <text:p>829631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30866" table:style-name="ce1">
            <text:p>830866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7702" table:style-name="ce1">
            <text:p>827702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30205" table:style-name="ce1">
            <text:p>830205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3715" table:style-name="ce1">
            <text:p>823715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5995" table:style-name="ce1">
            <text:p>825995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18960" table:style-name="ce1">
            <text:p>818960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4868" table:style-name="ce1">
            <text:p>824868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5446" table:style-name="ce1">
            <text:p>825446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6381" table:style-name="ce1">
            <text:p>826381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6163" table:style-name="ce1">
            <text:p>826163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6183" table:style-name="ce1">
            <text:p>826183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7755" table:style-name="ce1">
            <text:p>827755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31647" table:style-name="ce1">
            <text:p>831647</text:p>
          </table:table-cell>
          <table:table-cell table:number-columns-repeated="16382"/>
        </table:table-row>
        <table:table-row table:style-name="ro1">
          <table:table-cell office:value-type="float" office:value="383735" table:style-name="ce1">
            <text:p>383735</text:p>
          </table:table-cell>
          <table:table-cell office:value-type="float" office:value="827971" table:style-name="ce1">
            <text:p>82797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073" table:style-name="ce1">
            <text:p>82907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795" table:style-name="ce1">
            <text:p>83179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962" table:style-name="ce1">
            <text:p>83396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445" table:style-name="ce1">
            <text:p>83644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333" table:style-name="ce1">
            <text:p>8343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231" table:style-name="ce1">
            <text:p>83123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080" table:style-name="ce1">
            <text:p>82608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729" table:style-name="ce1">
            <text:p>82472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426" table:style-name="ce1">
            <text:p>82342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659" table:style-name="ce1">
            <text:p>82565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929" table:style-name="ce1">
            <text:p>83192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374" table:style-name="ce1">
            <text:p>82937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197" table:style-name="ce1">
            <text:p>83019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034" table:style-name="ce1">
            <text:p>82803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721" table:style-name="ce1">
            <text:p>82872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328" table:style-name="ce1">
            <text:p>82832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175" table:style-name="ce1">
            <text:p>82717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703" table:style-name="ce1">
            <text:p>82870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139" table:style-name="ce1">
            <text:p>82913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420" table:style-name="ce1">
            <text:p>83442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093" table:style-name="ce1">
            <text:p>83409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101" table:style-name="ce1">
            <text:p>83110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564" table:style-name="ce1">
            <text:p>82756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389" table:style-name="ce1">
            <text:p>82938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449" table:style-name="ce1">
            <text:p>83244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292" table:style-name="ce1">
            <text:p>8312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644" table:style-name="ce1">
            <text:p>83064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121" table:style-name="ce1">
            <text:p>82912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711" table:style-name="ce1">
            <text:p>8337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673" table:style-name="ce1">
            <text:p>82867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273" table:style-name="ce1">
            <text:p>82827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121" table:style-name="ce1">
            <text:p>82812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184" table:style-name="ce1">
            <text:p>82918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215" table:style-name="ce1">
            <text:p>83121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732" table:style-name="ce1">
            <text:p>8307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822" table:style-name="ce1">
            <text:p>8328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225" table:style-name="ce1">
            <text:p>83322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116" table:style-name="ce1">
            <text:p>83811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635" table:style-name="ce1">
            <text:p>83863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267" table:style-name="ce1">
            <text:p>8332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345" table:style-name="ce1">
            <text:p>83234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907" table:style-name="ce1">
            <text:p>83590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705" table:style-name="ce1">
            <text:p>8327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301" table:style-name="ce1">
            <text:p>83430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409" table:style-name="ce1">
            <text:p>83240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363" table:style-name="ce1">
            <text:p>83436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100" table:style-name="ce1">
            <text:p>83410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622" table:style-name="ce1">
            <text:p>8326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451" table:style-name="ce1">
            <text:p>83545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008" table:style-name="ce1">
            <text:p>83800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1617" table:style-name="ce1">
            <text:p>84161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172" table:style-name="ce1">
            <text:p>83917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221" table:style-name="ce1">
            <text:p>83622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072" table:style-name="ce1">
            <text:p>83907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333" table:style-name="ce1">
            <text:p>8383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708" table:style-name="ce1">
            <text:p>83070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995" table:style-name="ce1">
            <text:p>83599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517" table:style-name="ce1">
            <text:p>83851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383" table:style-name="ce1">
            <text:p>83538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707" table:style-name="ce1">
            <text:p>83470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748" table:style-name="ce1">
            <text:p>83374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121" table:style-name="ce1">
            <text:p>83212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038" table:style-name="ce1">
            <text:p>83803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935" table:style-name="ce1">
            <text:p>83493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632" table:style-name="ce1">
            <text:p>8296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118" table:style-name="ce1">
            <text:p>83211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733" table:style-name="ce1">
            <text:p>8357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090" table:style-name="ce1">
            <text:p>83109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269" table:style-name="ce1">
            <text:p>83126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160" table:style-name="ce1">
            <text:p>8331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317" table:style-name="ce1">
            <text:p>83031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802" table:style-name="ce1">
            <text:p>83380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882" table:style-name="ce1">
            <text:p>83588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090" table:style-name="ce1">
            <text:p>83309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718" table:style-name="ce1">
            <text:p>83471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470" table:style-name="ce1">
            <text:p>83447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060" table:style-name="ce1">
            <text:p>8350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619" table:style-name="ce1">
            <text:p>8306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140" table:style-name="ce1">
            <text:p>8331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883" table:style-name="ce1">
            <text:p>83188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410" table:style-name="ce1">
            <text:p>83341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930" table:style-name="ce1">
            <text:p>83793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771" table:style-name="ce1">
            <text:p>83277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665" table:style-name="ce1">
            <text:p>8336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057" table:style-name="ce1">
            <text:p>83205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930" table:style-name="ce1">
            <text:p>83093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091" table:style-name="ce1">
            <text:p>83409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499" table:style-name="ce1">
            <text:p>82949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534" table:style-name="ce1">
            <text:p>82853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517" table:style-name="ce1">
            <text:p>83351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462" table:style-name="ce1">
            <text:p>83646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028" table:style-name="ce1">
            <text:p>84002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215" table:style-name="ce1">
            <text:p>83721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504" table:style-name="ce1">
            <text:p>83150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005" table:style-name="ce1">
            <text:p>8310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913" table:style-name="ce1">
            <text:p>83091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505" table:style-name="ce1">
            <text:p>8305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589" table:style-name="ce1">
            <text:p>83158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361" table:style-name="ce1">
            <text:p>83336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360" table:style-name="ce1">
            <text:p>8333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928" table:style-name="ce1">
            <text:p>83792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680" table:style-name="ce1">
            <text:p>83668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354" table:style-name="ce1">
            <text:p>83735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720" table:style-name="ce1">
            <text:p>83472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848" table:style-name="ce1">
            <text:p>83284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986" table:style-name="ce1">
            <text:p>83698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168" table:style-name="ce1">
            <text:p>8371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898" table:style-name="ce1">
            <text:p>83889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167" table:style-name="ce1">
            <text:p>8351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394" table:style-name="ce1">
            <text:p>83439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971" table:style-name="ce1">
            <text:p>83297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067" table:style-name="ce1">
            <text:p>8380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447" table:style-name="ce1">
            <text:p>8334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344" table:style-name="ce1">
            <text:p>83634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119" table:style-name="ce1">
            <text:p>8381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524" table:style-name="ce1">
            <text:p>83852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140" table:style-name="ce1">
            <text:p>8351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892" table:style-name="ce1">
            <text:p>8378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313" table:style-name="ce1">
            <text:p>83931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998" table:style-name="ce1">
            <text:p>83899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282" table:style-name="ce1">
            <text:p>84028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803" table:style-name="ce1">
            <text:p>83880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472" table:style-name="ce1">
            <text:p>84247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423" table:style-name="ce1">
            <text:p>83842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957" table:style-name="ce1">
            <text:p>84095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6942" table:style-name="ce1">
            <text:p>84694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4556" table:style-name="ce1">
            <text:p>84455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3216" table:style-name="ce1">
            <text:p>84321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592" table:style-name="ce1">
            <text:p>8425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237" table:style-name="ce1">
            <text:p>83923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340" table:style-name="ce1">
            <text:p>8423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5662" table:style-name="ce1">
            <text:p>84566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376" table:style-name="ce1">
            <text:p>83937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234" table:style-name="ce1">
            <text:p>83623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309" table:style-name="ce1">
            <text:p>83830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290" table:style-name="ce1">
            <text:p>83729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178" table:style-name="ce1">
            <text:p>8371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460" table:style-name="ce1">
            <text:p>8364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477" table:style-name="ce1">
            <text:p>83347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035" table:style-name="ce1">
            <text:p>84203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991" table:style-name="ce1">
            <text:p>83599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670" table:style-name="ce1">
            <text:p>83667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926" table:style-name="ce1">
            <text:p>84092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824" table:style-name="ce1">
            <text:p>83782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364" table:style-name="ce1">
            <text:p>83936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005" table:style-name="ce1">
            <text:p>8400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029" table:style-name="ce1">
            <text:p>84002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1717" table:style-name="ce1">
            <text:p>84171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920" table:style-name="ce1">
            <text:p>84292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092" table:style-name="ce1">
            <text:p>8380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063" table:style-name="ce1">
            <text:p>83706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030" table:style-name="ce1">
            <text:p>83803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1863" table:style-name="ce1">
            <text:p>84186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955" table:style-name="ce1">
            <text:p>83995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404" table:style-name="ce1">
            <text:p>83940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4988" table:style-name="ce1">
            <text:p>84498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51058" table:style-name="ce1">
            <text:p>85105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51385" table:style-name="ce1">
            <text:p>8513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7663" table:style-name="ce1">
            <text:p>84766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7535" table:style-name="ce1">
            <text:p>84753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7540" table:style-name="ce1">
            <text:p>8475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4634" table:style-name="ce1">
            <text:p>84463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5749" table:style-name="ce1">
            <text:p>84574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7716" table:style-name="ce1">
            <text:p>84771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543" table:style-name="ce1">
            <text:p>83754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112" table:style-name="ce1">
            <text:p>83511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227" table:style-name="ce1">
            <text:p>83722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326" table:style-name="ce1">
            <text:p>83732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689" table:style-name="ce1">
            <text:p>83868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1107" table:style-name="ce1">
            <text:p>84110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381" table:style-name="ce1">
            <text:p>84238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233" table:style-name="ce1">
            <text:p>8392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000" table:style-name="ce1">
            <text:p>83700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244" table:style-name="ce1">
            <text:p>83524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403" table:style-name="ce1">
            <text:p>83440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090" table:style-name="ce1">
            <text:p>83609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775" table:style-name="ce1">
            <text:p>83777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316" table:style-name="ce1">
            <text:p>84231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433" table:style-name="ce1">
            <text:p>8384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761" table:style-name="ce1">
            <text:p>83676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571" table:style-name="ce1">
            <text:p>83657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310" table:style-name="ce1">
            <text:p>83531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079" table:style-name="ce1">
            <text:p>84207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717" table:style-name="ce1">
            <text:p>83471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611" table:style-name="ce1">
            <text:p>8376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218" table:style-name="ce1">
            <text:p>83421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856" table:style-name="ce1">
            <text:p>83385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324" table:style-name="ce1">
            <text:p>83532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445" table:style-name="ce1">
            <text:p>83144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085" table:style-name="ce1">
            <text:p>8360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147" table:style-name="ce1">
            <text:p>8361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781" table:style-name="ce1">
            <text:p>83578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624" table:style-name="ce1">
            <text:p>83362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289" table:style-name="ce1">
            <text:p>83328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658" table:style-name="ce1">
            <text:p>83465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988" table:style-name="ce1">
            <text:p>83498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743" table:style-name="ce1">
            <text:p>83174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680" table:style-name="ce1">
            <text:p>83168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088" table:style-name="ce1">
            <text:p>83008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405" table:style-name="ce1">
            <text:p>8314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004" table:style-name="ce1">
            <text:p>83500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446" table:style-name="ce1">
            <text:p>83444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767" table:style-name="ce1">
            <text:p>8257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943" table:style-name="ce1">
            <text:p>83294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158" table:style-name="ce1">
            <text:p>83615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700" table:style-name="ce1">
            <text:p>83870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102" table:style-name="ce1">
            <text:p>83710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224" table:style-name="ce1">
            <text:p>83622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873" table:style-name="ce1">
            <text:p>83187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702" table:style-name="ce1">
            <text:p>83170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780" table:style-name="ce1">
            <text:p>83278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876" table:style-name="ce1">
            <text:p>83287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119" table:style-name="ce1">
            <text:p>8301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029" table:style-name="ce1">
            <text:p>82702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218" table:style-name="ce1">
            <text:p>82921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804" table:style-name="ce1">
            <text:p>83080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764" table:style-name="ce1">
            <text:p>83376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753" table:style-name="ce1">
            <text:p>83475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630" table:style-name="ce1">
            <text:p>83163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155" table:style-name="ce1">
            <text:p>83615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827" table:style-name="ce1">
            <text:p>82882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648" table:style-name="ce1">
            <text:p>82764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852" table:style-name="ce1">
            <text:p>8258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906" table:style-name="ce1">
            <text:p>82490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768" table:style-name="ce1">
            <text:p>8287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104" table:style-name="ce1">
            <text:p>83410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374" table:style-name="ce1">
            <text:p>83137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369" table:style-name="ce1">
            <text:p>83136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876" table:style-name="ce1">
            <text:p>82987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554" table:style-name="ce1">
            <text:p>82855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076" table:style-name="ce1">
            <text:p>83307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331" table:style-name="ce1">
            <text:p>83133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296" table:style-name="ce1">
            <text:p>83429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958" table:style-name="ce1">
            <text:p>83995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092" table:style-name="ce1">
            <text:p>8390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828" table:style-name="ce1">
            <text:p>83682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340" table:style-name="ce1">
            <text:p>8363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785" table:style-name="ce1">
            <text:p>8337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069" table:style-name="ce1">
            <text:p>82806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868" table:style-name="ce1">
            <text:p>8248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788" table:style-name="ce1">
            <text:p>82578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042" table:style-name="ce1">
            <text:p>82804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482" table:style-name="ce1">
            <text:p>82948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683" table:style-name="ce1">
            <text:p>83068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950" table:style-name="ce1">
            <text:p>8319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212" table:style-name="ce1">
            <text:p>82921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147" table:style-name="ce1">
            <text:p>8341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583" table:style-name="ce1">
            <text:p>83458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805" table:style-name="ce1">
            <text:p>8348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202" table:style-name="ce1">
            <text:p>83320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982" table:style-name="ce1">
            <text:p>83298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818" table:style-name="ce1">
            <text:p>82381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110" table:style-name="ce1">
            <text:p>83011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042" table:style-name="ce1">
            <text:p>82504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377" table:style-name="ce1">
            <text:p>82637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209" table:style-name="ce1">
            <text:p>82420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991" table:style-name="ce1">
            <text:p>82199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782" table:style-name="ce1">
            <text:p>82578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255" table:style-name="ce1">
            <text:p>83325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050" table:style-name="ce1">
            <text:p>8320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440" table:style-name="ce1">
            <text:p>8314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595" table:style-name="ce1">
            <text:p>83459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486" table:style-name="ce1">
            <text:p>82948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350" table:style-name="ce1">
            <text:p>8363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162" table:style-name="ce1">
            <text:p>82816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880" table:style-name="ce1">
            <text:p>82588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836" table:style-name="ce1">
            <text:p>82983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185" table:style-name="ce1">
            <text:p>8281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579" table:style-name="ce1">
            <text:p>83257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722" table:style-name="ce1">
            <text:p>8287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397" table:style-name="ce1">
            <text:p>82839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562" table:style-name="ce1">
            <text:p>82556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605" table:style-name="ce1">
            <text:p>8296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817" table:style-name="ce1">
            <text:p>83181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351" table:style-name="ce1">
            <text:p>83135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722" table:style-name="ce1">
            <text:p>8337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497" table:style-name="ce1">
            <text:p>82649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496" table:style-name="ce1">
            <text:p>82749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351" table:style-name="ce1">
            <text:p>83235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773" table:style-name="ce1">
            <text:p>82977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185" table:style-name="ce1">
            <text:p>8271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570" table:style-name="ce1">
            <text:p>83057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395" table:style-name="ce1">
            <text:p>83039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297" table:style-name="ce1">
            <text:p>83129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249" table:style-name="ce1">
            <text:p>82924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697" table:style-name="ce1">
            <text:p>83469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752" table:style-name="ce1">
            <text:p>8297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639" table:style-name="ce1">
            <text:p>82763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184" table:style-name="ce1">
            <text:p>82518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212" table:style-name="ce1">
            <text:p>82721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038" table:style-name="ce1">
            <text:p>83303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348" table:style-name="ce1">
            <text:p>83234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129" table:style-name="ce1">
            <text:p>83612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377" table:style-name="ce1">
            <text:p>83537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527" table:style-name="ce1">
            <text:p>83452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420" table:style-name="ce1">
            <text:p>83642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927" table:style-name="ce1">
            <text:p>83492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292" table:style-name="ce1">
            <text:p>8372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478" table:style-name="ce1">
            <text:p>8374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128" table:style-name="ce1">
            <text:p>83112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209" table:style-name="ce1">
            <text:p>82920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508" table:style-name="ce1">
            <text:p>83350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729" table:style-name="ce1">
            <text:p>83572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902" table:style-name="ce1">
            <text:p>83590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092" table:style-name="ce1">
            <text:p>8380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038" table:style-name="ce1">
            <text:p>83503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658" table:style-name="ce1">
            <text:p>83565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417" table:style-name="ce1">
            <text:p>83141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533" table:style-name="ce1">
            <text:p>8325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023" table:style-name="ce1">
            <text:p>83102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016" table:style-name="ce1">
            <text:p>83401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302" table:style-name="ce1">
            <text:p>83130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811" table:style-name="ce1">
            <text:p>8328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322" table:style-name="ce1">
            <text:p>8293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852" table:style-name="ce1">
            <text:p>8338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117" table:style-name="ce1">
            <text:p>83411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987" table:style-name="ce1">
            <text:p>83098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519" table:style-name="ce1">
            <text:p>8345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633" table:style-name="ce1">
            <text:p>8316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448" table:style-name="ce1">
            <text:p>83844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835" table:style-name="ce1">
            <text:p>83583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521" table:style-name="ce1">
            <text:p>82852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821" table:style-name="ce1">
            <text:p>82682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187" table:style-name="ce1">
            <text:p>82618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958" table:style-name="ce1">
            <text:p>82695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677" table:style-name="ce1">
            <text:p>82667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409" table:style-name="ce1">
            <text:p>82940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040" table:style-name="ce1">
            <text:p>8320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062" table:style-name="ce1">
            <text:p>83306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459" table:style-name="ce1">
            <text:p>83445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131" table:style-name="ce1">
            <text:p>83013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064" table:style-name="ce1">
            <text:p>82506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162" table:style-name="ce1">
            <text:p>82516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259" table:style-name="ce1">
            <text:p>82925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778" table:style-name="ce1">
            <text:p>8297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287" table:style-name="ce1">
            <text:p>82928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278" table:style-name="ce1">
            <text:p>8232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465" table:style-name="ce1">
            <text:p>8244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460" table:style-name="ce1">
            <text:p>8324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156" table:style-name="ce1">
            <text:p>82715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515" table:style-name="ce1">
            <text:p>83051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251" table:style-name="ce1">
            <text:p>82825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547" table:style-name="ce1">
            <text:p>8265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040" table:style-name="ce1">
            <text:p>8300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871" table:style-name="ce1">
            <text:p>82687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332" table:style-name="ce1">
            <text:p>8283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090" table:style-name="ce1">
            <text:p>82909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841" table:style-name="ce1">
            <text:p>82984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778" table:style-name="ce1">
            <text:p>8317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630" table:style-name="ce1">
            <text:p>82963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433" table:style-name="ce1">
            <text:p>8284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350" table:style-name="ce1">
            <text:p>8283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884" table:style-name="ce1">
            <text:p>82788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325" table:style-name="ce1">
            <text:p>82732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315" table:style-name="ce1">
            <text:p>82631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584" table:style-name="ce1">
            <text:p>82658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874" table:style-name="ce1">
            <text:p>82687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480" table:style-name="ce1">
            <text:p>82948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732" table:style-name="ce1">
            <text:p>8297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274" table:style-name="ce1">
            <text:p>82727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573" table:style-name="ce1">
            <text:p>83057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651" table:style-name="ce1">
            <text:p>83065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298" table:style-name="ce1">
            <text:p>82629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592" table:style-name="ce1">
            <text:p>8245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689" table:style-name="ce1">
            <text:p>82668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223" table:style-name="ce1">
            <text:p>82722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846" table:style-name="ce1">
            <text:p>83084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083" table:style-name="ce1">
            <text:p>83008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894" table:style-name="ce1">
            <text:p>82489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530" table:style-name="ce1">
            <text:p>83053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528" table:style-name="ce1">
            <text:p>82852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330" table:style-name="ce1">
            <text:p>83333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420" table:style-name="ce1">
            <text:p>83042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991" table:style-name="ce1">
            <text:p>82899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744" table:style-name="ce1">
            <text:p>82874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340" table:style-name="ce1">
            <text:p>8303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127" table:style-name="ce1">
            <text:p>83012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315" table:style-name="ce1">
            <text:p>83331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705" table:style-name="ce1">
            <text:p>8307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665" table:style-name="ce1">
            <text:p>8296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005" table:style-name="ce1">
            <text:p>8300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092" table:style-name="ce1">
            <text:p>8270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440" table:style-name="ce1">
            <text:p>8274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144" table:style-name="ce1">
            <text:p>83314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924" table:style-name="ce1">
            <text:p>83892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722" table:style-name="ce1">
            <text:p>8367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351" table:style-name="ce1">
            <text:p>83835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378" table:style-name="ce1">
            <text:p>8363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275" table:style-name="ce1">
            <text:p>83827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457" table:style-name="ce1">
            <text:p>83545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968" table:style-name="ce1">
            <text:p>8329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051" table:style-name="ce1">
            <text:p>83205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606" table:style-name="ce1">
            <text:p>82860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986" table:style-name="ce1">
            <text:p>83398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668" table:style-name="ce1">
            <text:p>8356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253" table:style-name="ce1">
            <text:p>83025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484" table:style-name="ce1">
            <text:p>83348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667" table:style-name="ce1">
            <text:p>8326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933" table:style-name="ce1">
            <text:p>8349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137" table:style-name="ce1">
            <text:p>83413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874" table:style-name="ce1">
            <text:p>82787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063" table:style-name="ce1">
            <text:p>82506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861" table:style-name="ce1">
            <text:p>82686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718" table:style-name="ce1">
            <text:p>82971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482" table:style-name="ce1">
            <text:p>82848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909" table:style-name="ce1">
            <text:p>82790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677" table:style-name="ce1">
            <text:p>83467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523" table:style-name="ce1">
            <text:p>82652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957" table:style-name="ce1">
            <text:p>83095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688" table:style-name="ce1">
            <text:p>83068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083" table:style-name="ce1">
            <text:p>83608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499" table:style-name="ce1">
            <text:p>83649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704" table:style-name="ce1">
            <text:p>83470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044" table:style-name="ce1">
            <text:p>83404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411" table:style-name="ce1">
            <text:p>8334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796" table:style-name="ce1">
            <text:p>83279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261" table:style-name="ce1">
            <text:p>83326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697" table:style-name="ce1">
            <text:p>83369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531" table:style-name="ce1">
            <text:p>82653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109" table:style-name="ce1">
            <text:p>82810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468" table:style-name="ce1">
            <text:p>8264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567" table:style-name="ce1">
            <text:p>8285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976" table:style-name="ce1">
            <text:p>82897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291" table:style-name="ce1">
            <text:p>83229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254" table:style-name="ce1">
            <text:p>83225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660" table:style-name="ce1">
            <text:p>8336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324" table:style-name="ce1">
            <text:p>83532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608" table:style-name="ce1">
            <text:p>83760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255" table:style-name="ce1">
            <text:p>83925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560" table:style-name="ce1">
            <text:p>8375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693" table:style-name="ce1">
            <text:p>83769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430" table:style-name="ce1">
            <text:p>83543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427" table:style-name="ce1">
            <text:p>83542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934" table:style-name="ce1">
            <text:p>83993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829" table:style-name="ce1">
            <text:p>83682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098" table:style-name="ce1">
            <text:p>83909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943" table:style-name="ce1">
            <text:p>83794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063" table:style-name="ce1">
            <text:p>83606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919" table:style-name="ce1">
            <text:p>8429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1307" table:style-name="ce1">
            <text:p>84130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855" table:style-name="ce1">
            <text:p>83785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368" table:style-name="ce1">
            <text:p>8393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501" table:style-name="ce1">
            <text:p>83750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505" table:style-name="ce1">
            <text:p>8405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274" table:style-name="ce1">
            <text:p>83927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666" table:style-name="ce1">
            <text:p>83566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234" table:style-name="ce1">
            <text:p>82823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341" table:style-name="ce1">
            <text:p>83034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278" table:style-name="ce1">
            <text:p>8342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669" table:style-name="ce1">
            <text:p>83166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083" table:style-name="ce1">
            <text:p>82708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967" table:style-name="ce1">
            <text:p>8249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228" table:style-name="ce1">
            <text:p>83122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702" table:style-name="ce1">
            <text:p>83270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907" table:style-name="ce1">
            <text:p>83390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028" table:style-name="ce1">
            <text:p>83802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481" table:style-name="ce1">
            <text:p>83948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623" table:style-name="ce1">
            <text:p>83762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285" table:style-name="ce1">
            <text:p>8392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365" table:style-name="ce1">
            <text:p>8383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659" table:style-name="ce1">
            <text:p>83465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797" table:style-name="ce1">
            <text:p>83879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009" table:style-name="ce1">
            <text:p>84000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874" table:style-name="ce1">
            <text:p>83887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573" table:style-name="ce1">
            <text:p>83557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884" table:style-name="ce1">
            <text:p>83888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966" table:style-name="ce1">
            <text:p>83896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4935" table:style-name="ce1">
            <text:p>84493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397" table:style-name="ce1">
            <text:p>84239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242" table:style-name="ce1">
            <text:p>83924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895" table:style-name="ce1">
            <text:p>83489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944" table:style-name="ce1">
            <text:p>83794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635" table:style-name="ce1">
            <text:p>83463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264" table:style-name="ce1">
            <text:p>83026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398" table:style-name="ce1">
            <text:p>83339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057" table:style-name="ce1">
            <text:p>83505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892" table:style-name="ce1">
            <text:p>8348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482" table:style-name="ce1">
            <text:p>83548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668" table:style-name="ce1">
            <text:p>8336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070" table:style-name="ce1">
            <text:p>82907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940" table:style-name="ce1">
            <text:p>8309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509" table:style-name="ce1">
            <text:p>83150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042" table:style-name="ce1">
            <text:p>83204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616" table:style-name="ce1">
            <text:p>83161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675" table:style-name="ce1">
            <text:p>83767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019" table:style-name="ce1">
            <text:p>8390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017" table:style-name="ce1">
            <text:p>83201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954" table:style-name="ce1">
            <text:p>83995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324" table:style-name="ce1">
            <text:p>83832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490" table:style-name="ce1">
            <text:p>83649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930" table:style-name="ce1">
            <text:p>83593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755" table:style-name="ce1">
            <text:p>83775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097" table:style-name="ce1">
            <text:p>84009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446" table:style-name="ce1">
            <text:p>84244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4846" table:style-name="ce1">
            <text:p>84484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447" table:style-name="ce1">
            <text:p>8424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1169" table:style-name="ce1">
            <text:p>84116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160" table:style-name="ce1">
            <text:p>8391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1182" table:style-name="ce1">
            <text:p>84118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797" table:style-name="ce1">
            <text:p>83579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085" table:style-name="ce1">
            <text:p>8380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390" table:style-name="ce1">
            <text:p>83939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346" table:style-name="ce1">
            <text:p>83834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783" table:style-name="ce1">
            <text:p>83378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367" table:style-name="ce1">
            <text:p>8333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391" table:style-name="ce1">
            <text:p>82939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208" table:style-name="ce1">
            <text:p>83020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811" table:style-name="ce1">
            <text:p>8358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544" table:style-name="ce1">
            <text:p>83654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013" table:style-name="ce1">
            <text:p>83501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912" table:style-name="ce1">
            <text:p>83591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392" table:style-name="ce1">
            <text:p>8303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385" table:style-name="ce1">
            <text:p>8303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613" table:style-name="ce1">
            <text:p>82561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711" table:style-name="ce1">
            <text:p>8307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300" table:style-name="ce1">
            <text:p>83330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361" table:style-name="ce1">
            <text:p>83336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323" table:style-name="ce1">
            <text:p>82932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506" table:style-name="ce1">
            <text:p>82350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334" table:style-name="ce1">
            <text:p>82633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451" table:style-name="ce1">
            <text:p>82445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597" table:style-name="ce1">
            <text:p>82959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701" table:style-name="ce1">
            <text:p>83170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991" table:style-name="ce1">
            <text:p>82899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350" table:style-name="ce1">
            <text:p>8303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494" table:style-name="ce1">
            <text:p>82849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047" table:style-name="ce1">
            <text:p>8330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085" table:style-name="ce1">
            <text:p>8320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916" table:style-name="ce1">
            <text:p>83191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870" table:style-name="ce1">
            <text:p>82987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626" table:style-name="ce1">
            <text:p>82562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805" table:style-name="ce1">
            <text:p>8308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981" table:style-name="ce1">
            <text:p>83298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431" table:style-name="ce1">
            <text:p>83343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993" table:style-name="ce1">
            <text:p>83199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220" table:style-name="ce1">
            <text:p>82922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992" table:style-name="ce1">
            <text:p>8359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215" table:style-name="ce1">
            <text:p>83421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329" table:style-name="ce1">
            <text:p>83532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776" table:style-name="ce1">
            <text:p>83377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728" table:style-name="ce1">
            <text:p>83072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522" table:style-name="ce1">
            <text:p>8375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752" table:style-name="ce1">
            <text:p>8357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375" table:style-name="ce1">
            <text:p>83237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263" table:style-name="ce1">
            <text:p>83326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648" table:style-name="ce1">
            <text:p>83464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656" table:style-name="ce1">
            <text:p>83365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234" table:style-name="ce1">
            <text:p>83223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741" table:style-name="ce1">
            <text:p>83074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800" table:style-name="ce1">
            <text:p>83380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968" table:style-name="ce1">
            <text:p>8339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781" table:style-name="ce1">
            <text:p>83578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875" table:style-name="ce1">
            <text:p>83587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058" table:style-name="ce1">
            <text:p>83305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718" table:style-name="ce1">
            <text:p>83171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080" table:style-name="ce1">
            <text:p>83308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452" table:style-name="ce1">
            <text:p>8314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305" table:style-name="ce1">
            <text:p>8333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932" table:style-name="ce1">
            <text:p>8329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945" table:style-name="ce1">
            <text:p>83294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648" table:style-name="ce1">
            <text:p>83464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884" table:style-name="ce1">
            <text:p>83188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261" table:style-name="ce1">
            <text:p>82926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361" table:style-name="ce1">
            <text:p>82936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754" table:style-name="ce1">
            <text:p>82675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864" table:style-name="ce1">
            <text:p>82986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939" table:style-name="ce1">
            <text:p>83093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961" table:style-name="ce1">
            <text:p>82596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042" table:style-name="ce1">
            <text:p>82704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493" table:style-name="ce1">
            <text:p>82149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692" table:style-name="ce1">
            <text:p>8246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851" table:style-name="ce1">
            <text:p>82585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367" table:style-name="ce1">
            <text:p>8283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221" table:style-name="ce1">
            <text:p>82922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669" table:style-name="ce1">
            <text:p>82666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467" table:style-name="ce1">
            <text:p>8284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127" table:style-name="ce1">
            <text:p>82912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458" table:style-name="ce1">
            <text:p>83145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119" table:style-name="ce1">
            <text:p>8351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038" table:style-name="ce1">
            <text:p>83403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378" table:style-name="ce1">
            <text:p>8333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084" table:style-name="ce1">
            <text:p>83408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352" table:style-name="ce1">
            <text:p>8373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615" table:style-name="ce1">
            <text:p>83161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647" table:style-name="ce1">
            <text:p>8326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059" table:style-name="ce1">
            <text:p>83305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985" table:style-name="ce1">
            <text:p>8309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510" table:style-name="ce1">
            <text:p>83051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427" table:style-name="ce1">
            <text:p>83042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016" table:style-name="ce1">
            <text:p>83201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288" table:style-name="ce1">
            <text:p>83428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510" table:style-name="ce1">
            <text:p>83451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705" table:style-name="ce1">
            <text:p>8357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207" table:style-name="ce1">
            <text:p>83920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584" table:style-name="ce1">
            <text:p>83558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250" table:style-name="ce1">
            <text:p>8332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612" table:style-name="ce1">
            <text:p>83361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060" table:style-name="ce1">
            <text:p>8300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952" table:style-name="ce1">
            <text:p>8279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970" table:style-name="ce1">
            <text:p>82497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801" table:style-name="ce1">
            <text:p>82680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358" table:style-name="ce1">
            <text:p>83435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313" table:style-name="ce1">
            <text:p>83231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827" table:style-name="ce1">
            <text:p>83482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478" table:style-name="ce1">
            <text:p>8314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246" table:style-name="ce1">
            <text:p>83324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550" table:style-name="ce1">
            <text:p>8345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642" table:style-name="ce1">
            <text:p>83264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729" table:style-name="ce1">
            <text:p>83172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019" table:style-name="ce1">
            <text:p>8320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586" table:style-name="ce1">
            <text:p>82758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500" table:style-name="ce1">
            <text:p>82650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652" table:style-name="ce1">
            <text:p>8246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932" table:style-name="ce1">
            <text:p>8289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420" table:style-name="ce1">
            <text:p>82842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054" table:style-name="ce1">
            <text:p>83205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746" table:style-name="ce1">
            <text:p>82974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636" table:style-name="ce1">
            <text:p>82663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612" table:style-name="ce1">
            <text:p>83461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133" table:style-name="ce1">
            <text:p>8371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591" table:style-name="ce1">
            <text:p>83459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120" table:style-name="ce1">
            <text:p>83412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385" table:style-name="ce1">
            <text:p>8353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997" table:style-name="ce1">
            <text:p>83899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078" table:style-name="ce1">
            <text:p>8350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463" table:style-name="ce1">
            <text:p>83146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194" table:style-name="ce1">
            <text:p>83419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199" table:style-name="ce1">
            <text:p>83119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872" table:style-name="ce1">
            <text:p>83387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185" table:style-name="ce1">
            <text:p>8311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922" table:style-name="ce1">
            <text:p>8399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063" table:style-name="ce1">
            <text:p>83606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838" table:style-name="ce1">
            <text:p>83883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075" table:style-name="ce1">
            <text:p>83907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185" table:style-name="ce1">
            <text:p>8361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308" table:style-name="ce1">
            <text:p>83530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896" table:style-name="ce1">
            <text:p>83189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295" table:style-name="ce1">
            <text:p>83429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204" table:style-name="ce1">
            <text:p>83420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303" table:style-name="ce1">
            <text:p>83330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832" table:style-name="ce1">
            <text:p>8308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203" table:style-name="ce1">
            <text:p>83120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002" table:style-name="ce1">
            <text:p>82800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280" table:style-name="ce1">
            <text:p>82928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068" table:style-name="ce1">
            <text:p>8260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581" table:style-name="ce1">
            <text:p>82358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831" table:style-name="ce1">
            <text:p>82583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957" table:style-name="ce1">
            <text:p>82595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658" table:style-name="ce1">
            <text:p>82865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372" table:style-name="ce1">
            <text:p>82737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643" table:style-name="ce1">
            <text:p>82864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131" table:style-name="ce1">
            <text:p>83313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105" table:style-name="ce1">
            <text:p>8291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175" table:style-name="ce1">
            <text:p>82917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550" table:style-name="ce1">
            <text:p>8295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090" table:style-name="ce1">
            <text:p>83209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765" table:style-name="ce1">
            <text:p>8327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046" table:style-name="ce1">
            <text:p>83304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565" table:style-name="ce1">
            <text:p>8305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582" table:style-name="ce1">
            <text:p>83058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847" table:style-name="ce1">
            <text:p>8278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068" table:style-name="ce1">
            <text:p>8270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963" table:style-name="ce1">
            <text:p>83296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980" table:style-name="ce1">
            <text:p>83198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779" table:style-name="ce1">
            <text:p>83277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662" table:style-name="ce1">
            <text:p>83066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256" table:style-name="ce1">
            <text:p>83025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531" table:style-name="ce1">
            <text:p>83253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203" table:style-name="ce1">
            <text:p>82420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559" table:style-name="ce1">
            <text:p>82855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782" table:style-name="ce1">
            <text:p>82778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265" table:style-name="ce1">
            <text:p>8262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185" table:style-name="ce1">
            <text:p>8261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460" table:style-name="ce1">
            <text:p>8284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768" table:style-name="ce1">
            <text:p>8227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211" table:style-name="ce1">
            <text:p>8242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358" table:style-name="ce1">
            <text:p>82435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465" table:style-name="ce1">
            <text:p>8264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406" table:style-name="ce1">
            <text:p>82640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305" table:style-name="ce1">
            <text:p>8333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799" table:style-name="ce1">
            <text:p>83079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549" table:style-name="ce1">
            <text:p>82954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013" table:style-name="ce1">
            <text:p>82901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781" table:style-name="ce1">
            <text:p>83178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845" table:style-name="ce1">
            <text:p>82884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332" table:style-name="ce1">
            <text:p>8343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475" table:style-name="ce1">
            <text:p>83147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851" table:style-name="ce1">
            <text:p>83085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646" table:style-name="ce1">
            <text:p>82964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801" table:style-name="ce1">
            <text:p>82680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371" table:style-name="ce1">
            <text:p>82937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058" table:style-name="ce1">
            <text:p>82605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114" table:style-name="ce1">
            <text:p>82811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795" table:style-name="ce1">
            <text:p>82879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486" table:style-name="ce1">
            <text:p>82648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345" table:style-name="ce1">
            <text:p>82334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483" table:style-name="ce1">
            <text:p>82648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427" table:style-name="ce1">
            <text:p>82742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275" table:style-name="ce1">
            <text:p>82627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192" table:style-name="ce1">
            <text:p>8221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670" table:style-name="ce1">
            <text:p>82367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564" table:style-name="ce1">
            <text:p>82656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777" table:style-name="ce1">
            <text:p>82677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074" table:style-name="ce1">
            <text:p>82707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373" table:style-name="ce1">
            <text:p>82437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636" table:style-name="ce1">
            <text:p>82263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915" table:style-name="ce1">
            <text:p>81991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033" table:style-name="ce1">
            <text:p>8280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716" table:style-name="ce1">
            <text:p>82471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512" table:style-name="ce1">
            <text:p>82651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493" table:style-name="ce1">
            <text:p>82649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731" table:style-name="ce1">
            <text:p>82273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366" table:style-name="ce1">
            <text:p>82636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120" table:style-name="ce1">
            <text:p>82812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001" table:style-name="ce1">
            <text:p>83100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765" table:style-name="ce1">
            <text:p>8227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337" table:style-name="ce1">
            <text:p>82233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581" table:style-name="ce1">
            <text:p>82558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431" table:style-name="ce1">
            <text:p>82843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119" table:style-name="ce1">
            <text:p>8281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078" table:style-name="ce1">
            <text:p>8310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561" table:style-name="ce1">
            <text:p>82556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922" table:style-name="ce1">
            <text:p>8269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068" table:style-name="ce1">
            <text:p>8240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344" table:style-name="ce1">
            <text:p>82034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177" table:style-name="ce1">
            <text:p>82217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037" table:style-name="ce1">
            <text:p>81903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083" table:style-name="ce1">
            <text:p>81908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014" table:style-name="ce1">
            <text:p>82101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454" table:style-name="ce1">
            <text:p>82445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348" table:style-name="ce1">
            <text:p>82434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559" table:style-name="ce1">
            <text:p>82455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755" table:style-name="ce1">
            <text:p>82375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322" table:style-name="ce1">
            <text:p>8263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350" table:style-name="ce1">
            <text:p>8213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801" table:style-name="ce1">
            <text:p>82280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819" table:style-name="ce1">
            <text:p>8228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840" table:style-name="ce1">
            <text:p>8228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001" table:style-name="ce1">
            <text:p>82700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278" table:style-name="ce1">
            <text:p>8292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932" table:style-name="ce1">
            <text:p>8219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952" table:style-name="ce1">
            <text:p>8259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495" table:style-name="ce1">
            <text:p>82549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915" table:style-name="ce1">
            <text:p>82291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257" table:style-name="ce1">
            <text:p>82525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107" table:style-name="ce1">
            <text:p>82410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266" table:style-name="ce1">
            <text:p>82626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188" table:style-name="ce1">
            <text:p>82518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000" table:style-name="ce1">
            <text:p>82600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672" table:style-name="ce1">
            <text:p>82367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047" table:style-name="ce1">
            <text:p>8250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978" table:style-name="ce1">
            <text:p>8229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8892" table:style-name="ce1">
            <text:p>8188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529" table:style-name="ce1">
            <text:p>82252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502" table:style-name="ce1">
            <text:p>82250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593" table:style-name="ce1">
            <text:p>81959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960" table:style-name="ce1">
            <text:p>8239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276" table:style-name="ce1">
            <text:p>82527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332" table:style-name="ce1">
            <text:p>8243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210" table:style-name="ce1">
            <text:p>82621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189" table:style-name="ce1">
            <text:p>82118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632" table:style-name="ce1">
            <text:p>8256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985" table:style-name="ce1">
            <text:p>8199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991" table:style-name="ce1">
            <text:p>82899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644" table:style-name="ce1">
            <text:p>82364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554" table:style-name="ce1">
            <text:p>82255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678" table:style-name="ce1">
            <text:p>8196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357" table:style-name="ce1">
            <text:p>82135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651" table:style-name="ce1">
            <text:p>82665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507" table:style-name="ce1">
            <text:p>82550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645" table:style-name="ce1">
            <text:p>82764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310" table:style-name="ce1">
            <text:p>82531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719" table:style-name="ce1">
            <text:p>8277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357" table:style-name="ce1">
            <text:p>82335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859" table:style-name="ce1">
            <text:p>82185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413" table:style-name="ce1">
            <text:p>82241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532" table:style-name="ce1">
            <text:p>8215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610" table:style-name="ce1">
            <text:p>82061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8186" table:style-name="ce1">
            <text:p>81818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232" table:style-name="ce1">
            <text:p>8242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360" table:style-name="ce1">
            <text:p>8223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230" table:style-name="ce1">
            <text:p>82323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444" table:style-name="ce1">
            <text:p>82444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127" table:style-name="ce1">
            <text:p>82112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726" table:style-name="ce1">
            <text:p>81672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762" table:style-name="ce1">
            <text:p>82476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014" table:style-name="ce1">
            <text:p>83001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555" table:style-name="ce1">
            <text:p>83055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460" table:style-name="ce1">
            <text:p>8324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630" table:style-name="ce1">
            <text:p>83063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595" table:style-name="ce1">
            <text:p>82959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914" table:style-name="ce1">
            <text:p>82991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188" table:style-name="ce1">
            <text:p>82818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250" table:style-name="ce1">
            <text:p>8262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025" table:style-name="ce1">
            <text:p>82802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494" table:style-name="ce1">
            <text:p>83049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830" table:style-name="ce1">
            <text:p>83083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987" table:style-name="ce1">
            <text:p>82598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359" table:style-name="ce1">
            <text:p>82835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013" table:style-name="ce1">
            <text:p>82801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701" table:style-name="ce1">
            <text:p>82770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451" table:style-name="ce1">
            <text:p>83245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337" table:style-name="ce1">
            <text:p>83533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556" table:style-name="ce1">
            <text:p>83455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467" table:style-name="ce1">
            <text:p>8334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811" table:style-name="ce1">
            <text:p>8308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618" table:style-name="ce1">
            <text:p>83161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386" table:style-name="ce1">
            <text:p>83438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872" table:style-name="ce1">
            <text:p>83287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880" table:style-name="ce1">
            <text:p>83388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703" table:style-name="ce1">
            <text:p>83370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524" table:style-name="ce1">
            <text:p>83252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063" table:style-name="ce1">
            <text:p>83206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334" table:style-name="ce1">
            <text:p>82933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014" table:style-name="ce1">
            <text:p>82901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147" table:style-name="ce1">
            <text:p>8261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896" table:style-name="ce1">
            <text:p>82589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463" table:style-name="ce1">
            <text:p>82946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665" table:style-name="ce1">
            <text:p>8316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003" table:style-name="ce1">
            <text:p>83100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754" table:style-name="ce1">
            <text:p>83675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829" table:style-name="ce1">
            <text:p>83282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957" table:style-name="ce1">
            <text:p>83395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673" table:style-name="ce1">
            <text:p>83167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333" table:style-name="ce1">
            <text:p>8323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287" table:style-name="ce1">
            <text:p>83728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029" table:style-name="ce1">
            <text:p>83302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769" table:style-name="ce1">
            <text:p>83276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672" table:style-name="ce1">
            <text:p>83067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256" table:style-name="ce1">
            <text:p>83525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874" table:style-name="ce1">
            <text:p>83587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258" table:style-name="ce1">
            <text:p>83725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533" table:style-name="ce1">
            <text:p>8305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386" table:style-name="ce1">
            <text:p>83038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865" table:style-name="ce1">
            <text:p>8368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133" table:style-name="ce1">
            <text:p>8321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368" table:style-name="ce1">
            <text:p>8253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669" table:style-name="ce1">
            <text:p>82666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791" table:style-name="ce1">
            <text:p>82479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758" table:style-name="ce1">
            <text:p>82275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479" table:style-name="ce1">
            <text:p>82347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241" table:style-name="ce1">
            <text:p>82324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684" table:style-name="ce1">
            <text:p>82868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108" table:style-name="ce1">
            <text:p>82610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474" table:style-name="ce1">
            <text:p>82847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734" table:style-name="ce1">
            <text:p>82673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385" table:style-name="ce1">
            <text:p>8283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368" table:style-name="ce1">
            <text:p>8303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416" table:style-name="ce1">
            <text:p>83541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158" table:style-name="ce1">
            <text:p>83215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779" table:style-name="ce1">
            <text:p>83577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315" table:style-name="ce1">
            <text:p>83331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723" table:style-name="ce1">
            <text:p>83572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880" table:style-name="ce1">
            <text:p>83188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634" table:style-name="ce1">
            <text:p>83363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328" table:style-name="ce1">
            <text:p>83432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768" table:style-name="ce1">
            <text:p>8317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844" table:style-name="ce1">
            <text:p>83184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016" table:style-name="ce1">
            <text:p>83201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578" table:style-name="ce1">
            <text:p>8245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250" table:style-name="ce1">
            <text:p>8302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222" table:style-name="ce1">
            <text:p>8302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308" table:style-name="ce1">
            <text:p>83230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622" table:style-name="ce1">
            <text:p>8346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573" table:style-name="ce1">
            <text:p>83257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568" table:style-name="ce1">
            <text:p>8325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193" table:style-name="ce1">
            <text:p>82919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199" table:style-name="ce1">
            <text:p>82619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887" table:style-name="ce1">
            <text:p>83088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580" table:style-name="ce1">
            <text:p>83458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771" table:style-name="ce1">
            <text:p>82877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656" table:style-name="ce1">
            <text:p>82965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466" table:style-name="ce1">
            <text:p>83146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054" table:style-name="ce1">
            <text:p>82905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692" table:style-name="ce1">
            <text:p>8316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210" table:style-name="ce1">
            <text:p>83721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859" table:style-name="ce1">
            <text:p>83485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760" table:style-name="ce1">
            <text:p>8357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224" table:style-name="ce1">
            <text:p>83622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848" table:style-name="ce1">
            <text:p>83184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207" table:style-name="ce1">
            <text:p>83420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918" table:style-name="ce1">
            <text:p>83291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012" table:style-name="ce1">
            <text:p>83501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330" table:style-name="ce1">
            <text:p>83133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046" table:style-name="ce1">
            <text:p>82804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226" table:style-name="ce1">
            <text:p>82522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392" table:style-name="ce1">
            <text:p>8253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371" table:style-name="ce1">
            <text:p>82537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819" table:style-name="ce1">
            <text:p>8278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365" table:style-name="ce1">
            <text:p>8293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440" table:style-name="ce1">
            <text:p>8304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168" table:style-name="ce1">
            <text:p>8341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451" table:style-name="ce1">
            <text:p>82945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133" table:style-name="ce1">
            <text:p>8291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231" table:style-name="ce1">
            <text:p>82923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177" table:style-name="ce1">
            <text:p>83117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340" table:style-name="ce1">
            <text:p>8293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060" table:style-name="ce1">
            <text:p>8320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800" table:style-name="ce1">
            <text:p>82980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160" table:style-name="ce1">
            <text:p>8331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086" table:style-name="ce1">
            <text:p>83108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888" table:style-name="ce1">
            <text:p>83288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807" table:style-name="ce1">
            <text:p>83480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180" table:style-name="ce1">
            <text:p>83918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749" table:style-name="ce1">
            <text:p>83774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463" table:style-name="ce1">
            <text:p>83946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022" table:style-name="ce1">
            <text:p>8350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430" table:style-name="ce1">
            <text:p>83343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015" table:style-name="ce1">
            <text:p>83601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723" table:style-name="ce1">
            <text:p>83172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486" table:style-name="ce1">
            <text:p>83448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117" table:style-name="ce1">
            <text:p>84011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283" table:style-name="ce1">
            <text:p>83828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727" table:style-name="ce1">
            <text:p>83972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864" table:style-name="ce1">
            <text:p>84086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156" table:style-name="ce1">
            <text:p>84215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986" table:style-name="ce1">
            <text:p>83998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332" table:style-name="ce1">
            <text:p>8363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307" table:style-name="ce1">
            <text:p>83830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155" table:style-name="ce1">
            <text:p>83815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1449" table:style-name="ce1">
            <text:p>84144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296" table:style-name="ce1">
            <text:p>84029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707" table:style-name="ce1">
            <text:p>83570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960" table:style-name="ce1">
            <text:p>8389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428" table:style-name="ce1">
            <text:p>83742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572" table:style-name="ce1">
            <text:p>83557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929" table:style-name="ce1">
            <text:p>83092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741" table:style-name="ce1">
            <text:p>82974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708" table:style-name="ce1">
            <text:p>82870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106" table:style-name="ce1">
            <text:p>83510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347" table:style-name="ce1">
            <text:p>8363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128" table:style-name="ce1">
            <text:p>84012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877" table:style-name="ce1">
            <text:p>84087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1035" table:style-name="ce1">
            <text:p>84103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760" table:style-name="ce1">
            <text:p>8377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909" table:style-name="ce1">
            <text:p>83390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352" table:style-name="ce1">
            <text:p>8383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011" table:style-name="ce1">
            <text:p>8420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592" table:style-name="ce1">
            <text:p>8425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062" table:style-name="ce1">
            <text:p>84206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3676" table:style-name="ce1">
            <text:p>84367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375" table:style-name="ce1">
            <text:p>84237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3622" table:style-name="ce1">
            <text:p>8436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6814" table:style-name="ce1">
            <text:p>84681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5075" table:style-name="ce1">
            <text:p>84507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7890" table:style-name="ce1">
            <text:p>84789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7228" table:style-name="ce1">
            <text:p>84722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6571" table:style-name="ce1">
            <text:p>84657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3874" table:style-name="ce1">
            <text:p>84387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401" table:style-name="ce1">
            <text:p>84240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278" table:style-name="ce1">
            <text:p>8402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550" table:style-name="ce1">
            <text:p>8365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047" table:style-name="ce1">
            <text:p>8420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186" table:style-name="ce1">
            <text:p>84218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128" table:style-name="ce1">
            <text:p>83812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1884" table:style-name="ce1">
            <text:p>84188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5318" table:style-name="ce1">
            <text:p>84531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5072" table:style-name="ce1">
            <text:p>84507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6447" table:style-name="ce1">
            <text:p>8464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5294" table:style-name="ce1">
            <text:p>84529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6578" table:style-name="ce1">
            <text:p>8465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6853" table:style-name="ce1">
            <text:p>84685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3091" table:style-name="ce1">
            <text:p>84309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037" table:style-name="ce1">
            <text:p>84003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556" table:style-name="ce1">
            <text:p>84255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411" table:style-name="ce1">
            <text:p>8424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852" table:style-name="ce1">
            <text:p>8408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902" table:style-name="ce1">
            <text:p>83990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3248" table:style-name="ce1">
            <text:p>84324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1647" table:style-name="ce1">
            <text:p>8416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3011" table:style-name="ce1">
            <text:p>8430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1450" table:style-name="ce1">
            <text:p>8414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413" table:style-name="ce1">
            <text:p>84241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839" table:style-name="ce1">
            <text:p>83783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160" table:style-name="ce1">
            <text:p>8361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1346" table:style-name="ce1">
            <text:p>84134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925" table:style-name="ce1">
            <text:p>84292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1785" table:style-name="ce1">
            <text:p>8417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388" table:style-name="ce1">
            <text:p>83738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492" table:style-name="ce1">
            <text:p>8424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963" table:style-name="ce1">
            <text:p>83796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104" table:style-name="ce1">
            <text:p>83710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643" table:style-name="ce1">
            <text:p>83764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639" table:style-name="ce1">
            <text:p>83363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492" table:style-name="ce1">
            <text:p>8344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133" table:style-name="ce1">
            <text:p>8321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580" table:style-name="ce1">
            <text:p>83258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642" table:style-name="ce1">
            <text:p>83264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604" table:style-name="ce1">
            <text:p>82960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085" table:style-name="ce1">
            <text:p>8300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875" table:style-name="ce1">
            <text:p>82987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969" table:style-name="ce1">
            <text:p>82696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721" table:style-name="ce1">
            <text:p>82572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205" table:style-name="ce1">
            <text:p>8232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944" table:style-name="ce1">
            <text:p>82994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052" table:style-name="ce1">
            <text:p>8300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385" table:style-name="ce1">
            <text:p>8283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353" table:style-name="ce1">
            <text:p>82935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436" table:style-name="ce1">
            <text:p>82543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568" table:style-name="ce1">
            <text:p>8255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275" table:style-name="ce1">
            <text:p>82227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599" table:style-name="ce1">
            <text:p>82859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243" table:style-name="ce1">
            <text:p>82624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383" table:style-name="ce1">
            <text:p>82738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787" table:style-name="ce1">
            <text:p>82278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440" table:style-name="ce1">
            <text:p>8274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852" table:style-name="ce1">
            <text:p>8288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041" table:style-name="ce1">
            <text:p>82904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237" table:style-name="ce1">
            <text:p>83023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233" table:style-name="ce1">
            <text:p>8232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712" table:style-name="ce1">
            <text:p>82571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883" table:style-name="ce1">
            <text:p>82588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8758" table:style-name="ce1">
            <text:p>81875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227" table:style-name="ce1">
            <text:p>82222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405" table:style-name="ce1">
            <text:p>8234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754" table:style-name="ce1">
            <text:p>82475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526" table:style-name="ce1">
            <text:p>82152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337" table:style-name="ce1">
            <text:p>82433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004" table:style-name="ce1">
            <text:p>82500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976" table:style-name="ce1">
            <text:p>82597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911" table:style-name="ce1">
            <text:p>8309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160" table:style-name="ce1">
            <text:p>8291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345" table:style-name="ce1">
            <text:p>82834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947" table:style-name="ce1">
            <text:p>8289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657" table:style-name="ce1">
            <text:p>82665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567" table:style-name="ce1">
            <text:p>8235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879" table:style-name="ce1">
            <text:p>82487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264" table:style-name="ce1">
            <text:p>82526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406" table:style-name="ce1">
            <text:p>82640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975" table:style-name="ce1">
            <text:p>82397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570" table:style-name="ce1">
            <text:p>82257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603" table:style-name="ce1">
            <text:p>82660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196" table:style-name="ce1">
            <text:p>82619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528" table:style-name="ce1">
            <text:p>82252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063" table:style-name="ce1">
            <text:p>82106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989" table:style-name="ce1">
            <text:p>82398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367" table:style-name="ce1">
            <text:p>8263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612" table:style-name="ce1">
            <text:p>82661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717" table:style-name="ce1">
            <text:p>82671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552" table:style-name="ce1">
            <text:p>8345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632" table:style-name="ce1">
            <text:p>8356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373" table:style-name="ce1">
            <text:p>82937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462" table:style-name="ce1">
            <text:p>82646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072" table:style-name="ce1">
            <text:p>82707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252" table:style-name="ce1">
            <text:p>8282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178" table:style-name="ce1">
            <text:p>8241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375" table:style-name="ce1">
            <text:p>83137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711" table:style-name="ce1">
            <text:p>8317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363" table:style-name="ce1">
            <text:p>83336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480" table:style-name="ce1">
            <text:p>83048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119" table:style-name="ce1">
            <text:p>8321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690" table:style-name="ce1">
            <text:p>82969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141" table:style-name="ce1">
            <text:p>83114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375" table:style-name="ce1">
            <text:p>82337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693" table:style-name="ce1">
            <text:p>82569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731" table:style-name="ce1">
            <text:p>83273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465" table:style-name="ce1">
            <text:p>8244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695" table:style-name="ce1">
            <text:p>82669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465" table:style-name="ce1">
            <text:p>8244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840" table:style-name="ce1">
            <text:p>8248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007" table:style-name="ce1">
            <text:p>82400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220" table:style-name="ce1">
            <text:p>82522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031" table:style-name="ce1">
            <text:p>82803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182" table:style-name="ce1">
            <text:p>82818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715" table:style-name="ce1">
            <text:p>82371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339" table:style-name="ce1">
            <text:p>82733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548" table:style-name="ce1">
            <text:p>82754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050" table:style-name="ce1">
            <text:p>8220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004" table:style-name="ce1">
            <text:p>82500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909" table:style-name="ce1">
            <text:p>82390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034" table:style-name="ce1">
            <text:p>82303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785" table:style-name="ce1">
            <text:p>8227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525" table:style-name="ce1">
            <text:p>82152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925" table:style-name="ce1">
            <text:p>82392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121" table:style-name="ce1">
            <text:p>82212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230" table:style-name="ce1">
            <text:p>82223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826" table:style-name="ce1">
            <text:p>82282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020" table:style-name="ce1">
            <text:p>82302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735" table:style-name="ce1">
            <text:p>82573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989" table:style-name="ce1">
            <text:p>82698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152" table:style-name="ce1">
            <text:p>8271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742" table:style-name="ce1">
            <text:p>82574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946" table:style-name="ce1">
            <text:p>82594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607" table:style-name="ce1">
            <text:p>82860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910" table:style-name="ce1">
            <text:p>82891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744" table:style-name="ce1">
            <text:p>82674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591" table:style-name="ce1">
            <text:p>82459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750" table:style-name="ce1">
            <text:p>8247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443" table:style-name="ce1">
            <text:p>82744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622" table:style-name="ce1">
            <text:p>8196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8207" table:style-name="ce1">
            <text:p>81820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261" table:style-name="ce1">
            <text:p>82726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876" table:style-name="ce1">
            <text:p>82487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635" table:style-name="ce1">
            <text:p>82463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661" table:style-name="ce1">
            <text:p>82466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658" table:style-name="ce1">
            <text:p>82365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484" table:style-name="ce1">
            <text:p>82248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252" table:style-name="ce1">
            <text:p>8212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747" table:style-name="ce1">
            <text:p>8227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8822" table:style-name="ce1">
            <text:p>8188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869" table:style-name="ce1">
            <text:p>82086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311" table:style-name="ce1">
            <text:p>8163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4168" table:style-name="ce1">
            <text:p>8141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164" table:style-name="ce1">
            <text:p>81916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643" table:style-name="ce1">
            <text:p>81764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312" table:style-name="ce1">
            <text:p>81931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222" table:style-name="ce1">
            <text:p>8162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523" table:style-name="ce1">
            <text:p>81952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219" table:style-name="ce1">
            <text:p>8212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5995" table:style-name="ce1">
            <text:p>81599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949" table:style-name="ce1">
            <text:p>81794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505" table:style-name="ce1">
            <text:p>8225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289" table:style-name="ce1">
            <text:p>81928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067" table:style-name="ce1">
            <text:p>8190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046" table:style-name="ce1">
            <text:p>81604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747" table:style-name="ce1">
            <text:p>8167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09373" table:style-name="ce1">
            <text:p>80937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0692" table:style-name="ce1">
            <text:p>8106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0290" table:style-name="ce1">
            <text:p>81029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2555" table:style-name="ce1">
            <text:p>81255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4423" table:style-name="ce1">
            <text:p>81442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5111" table:style-name="ce1">
            <text:p>8151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5148" table:style-name="ce1">
            <text:p>81514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4635" table:style-name="ce1">
            <text:p>81463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3342" table:style-name="ce1">
            <text:p>81334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0652" table:style-name="ce1">
            <text:p>8106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5603" table:style-name="ce1">
            <text:p>81560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870" table:style-name="ce1">
            <text:p>81787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690" table:style-name="ce1">
            <text:p>81669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5356" table:style-name="ce1">
            <text:p>81535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5221" table:style-name="ce1">
            <text:p>81522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4779" table:style-name="ce1">
            <text:p>81477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573" table:style-name="ce1">
            <text:p>81657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177" table:style-name="ce1">
            <text:p>81617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896" table:style-name="ce1">
            <text:p>81789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8293" table:style-name="ce1">
            <text:p>81829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1832" table:style-name="ce1">
            <text:p>8118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1345" table:style-name="ce1">
            <text:p>81134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09555" table:style-name="ce1">
            <text:p>80955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2015" table:style-name="ce1">
            <text:p>81201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1342" table:style-name="ce1">
            <text:p>81134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0712" table:style-name="ce1">
            <text:p>81071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3820" table:style-name="ce1">
            <text:p>81382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051" table:style-name="ce1">
            <text:p>81605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730" table:style-name="ce1">
            <text:p>81773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3090" table:style-name="ce1">
            <text:p>81309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09601" table:style-name="ce1">
            <text:p>80960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5536" table:style-name="ce1">
            <text:p>81553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473" table:style-name="ce1">
            <text:p>81647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357" table:style-name="ce1">
            <text:p>82035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805" table:style-name="ce1">
            <text:p>8218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311" table:style-name="ce1">
            <text:p>8203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4845" table:style-name="ce1">
            <text:p>81484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8341" table:style-name="ce1">
            <text:p>81834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427" table:style-name="ce1">
            <text:p>81942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327" table:style-name="ce1">
            <text:p>81932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449" table:style-name="ce1">
            <text:p>82344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489" table:style-name="ce1">
            <text:p>82248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064" table:style-name="ce1">
            <text:p>82306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165" table:style-name="ce1">
            <text:p>8201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775" table:style-name="ce1">
            <text:p>82077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470" table:style-name="ce1">
            <text:p>81747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267" table:style-name="ce1">
            <text:p>8212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573" table:style-name="ce1">
            <text:p>82057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8472" table:style-name="ce1">
            <text:p>81847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767" table:style-name="ce1">
            <text:p>8177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896" table:style-name="ce1">
            <text:p>81989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211" table:style-name="ce1">
            <text:p>8222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338" table:style-name="ce1">
            <text:p>82433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392" table:style-name="ce1">
            <text:p>8213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225" table:style-name="ce1">
            <text:p>82422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109" table:style-name="ce1">
            <text:p>82510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433" table:style-name="ce1">
            <text:p>8214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143" table:style-name="ce1">
            <text:p>81914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277" table:style-name="ce1">
            <text:p>82227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554" table:style-name="ce1">
            <text:p>82455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237" table:style-name="ce1">
            <text:p>82423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552" table:style-name="ce1">
            <text:p>8195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879" table:style-name="ce1">
            <text:p>81787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4307" table:style-name="ce1">
            <text:p>81430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4727" table:style-name="ce1">
            <text:p>81472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3473" table:style-name="ce1">
            <text:p>81347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229" table:style-name="ce1">
            <text:p>81622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4110" table:style-name="ce1">
            <text:p>81411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953" table:style-name="ce1">
            <text:p>81695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2377" table:style-name="ce1">
            <text:p>81237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5552" table:style-name="ce1">
            <text:p>8155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528" table:style-name="ce1">
            <text:p>81652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736" table:style-name="ce1">
            <text:p>81673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688" table:style-name="ce1">
            <text:p>81968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5899" table:style-name="ce1">
            <text:p>81589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609" table:style-name="ce1">
            <text:p>82060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303" table:style-name="ce1">
            <text:p>82330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879" table:style-name="ce1">
            <text:p>82087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996" table:style-name="ce1">
            <text:p>82099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279" table:style-name="ce1">
            <text:p>82127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489" table:style-name="ce1">
            <text:p>82548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845" table:style-name="ce1">
            <text:p>82184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847" table:style-name="ce1">
            <text:p>8248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578" table:style-name="ce1">
            <text:p>8255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164" table:style-name="ce1">
            <text:p>82316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250" table:style-name="ce1">
            <text:p>8242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989" table:style-name="ce1">
            <text:p>82398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330" table:style-name="ce1">
            <text:p>82233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299" table:style-name="ce1">
            <text:p>81729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5971" table:style-name="ce1">
            <text:p>81597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366" table:style-name="ce1">
            <text:p>81636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240" table:style-name="ce1">
            <text:p>8172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739" table:style-name="ce1">
            <text:p>82373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043" table:style-name="ce1">
            <text:p>82304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071" table:style-name="ce1">
            <text:p>82607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399" table:style-name="ce1">
            <text:p>82239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838" table:style-name="ce1">
            <text:p>82983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435" table:style-name="ce1">
            <text:p>82943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666" table:style-name="ce1">
            <text:p>82966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329" table:style-name="ce1">
            <text:p>82732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024" table:style-name="ce1">
            <text:p>82802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199" table:style-name="ce1">
            <text:p>83019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816" table:style-name="ce1">
            <text:p>82781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461" table:style-name="ce1">
            <text:p>82546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865" table:style-name="ce1">
            <text:p>8238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838" table:style-name="ce1">
            <text:p>82383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209" table:style-name="ce1">
            <text:p>82420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344" table:style-name="ce1">
            <text:p>82134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889" table:style-name="ce1">
            <text:p>81788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067" table:style-name="ce1">
            <text:p>8200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8999" table:style-name="ce1">
            <text:p>81899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541" table:style-name="ce1">
            <text:p>81654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162" table:style-name="ce1">
            <text:p>82216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810" table:style-name="ce1">
            <text:p>82081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170" table:style-name="ce1">
            <text:p>82217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8687" table:style-name="ce1">
            <text:p>81868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592" table:style-name="ce1">
            <text:p>8175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620" table:style-name="ce1">
            <text:p>82262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581" table:style-name="ce1">
            <text:p>82258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846" table:style-name="ce1">
            <text:p>82684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722" table:style-name="ce1">
            <text:p>8287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342" table:style-name="ce1">
            <text:p>83034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736" table:style-name="ce1">
            <text:p>82773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125" table:style-name="ce1">
            <text:p>82912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781" table:style-name="ce1">
            <text:p>82778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119" table:style-name="ce1">
            <text:p>8241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457" table:style-name="ce1">
            <text:p>82445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379" table:style-name="ce1">
            <text:p>82337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602" table:style-name="ce1">
            <text:p>82660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777" table:style-name="ce1">
            <text:p>82477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127" table:style-name="ce1">
            <text:p>82412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404" table:style-name="ce1">
            <text:p>82740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846" table:style-name="ce1">
            <text:p>82584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989" table:style-name="ce1">
            <text:p>82998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406" table:style-name="ce1">
            <text:p>82740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084" table:style-name="ce1">
            <text:p>82808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176" table:style-name="ce1">
            <text:p>82717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085" table:style-name="ce1">
            <text:p>8240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719" table:style-name="ce1">
            <text:p>8307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998" table:style-name="ce1">
            <text:p>82499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021" table:style-name="ce1">
            <text:p>82302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599" table:style-name="ce1">
            <text:p>82659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133" table:style-name="ce1">
            <text:p>8281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895" table:style-name="ce1">
            <text:p>82989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077" table:style-name="ce1">
            <text:p>83007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736" table:style-name="ce1">
            <text:p>83073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337" table:style-name="ce1">
            <text:p>83133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334" table:style-name="ce1">
            <text:p>83133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973" table:style-name="ce1">
            <text:p>82297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840" table:style-name="ce1">
            <text:p>8268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382" table:style-name="ce1">
            <text:p>82638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374" table:style-name="ce1">
            <text:p>82637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053" table:style-name="ce1">
            <text:p>82205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428" table:style-name="ce1">
            <text:p>82842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596" table:style-name="ce1">
            <text:p>82759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940" table:style-name="ce1">
            <text:p>8279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816" table:style-name="ce1">
            <text:p>82581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305" table:style-name="ce1">
            <text:p>8283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669" table:style-name="ce1">
            <text:p>82266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414" table:style-name="ce1">
            <text:p>82441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618" table:style-name="ce1">
            <text:p>82561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616" table:style-name="ce1">
            <text:p>82361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558" table:style-name="ce1">
            <text:p>82655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744" table:style-name="ce1">
            <text:p>82774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496" table:style-name="ce1">
            <text:p>82549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332" table:style-name="ce1">
            <text:p>8223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951" table:style-name="ce1">
            <text:p>81995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609" table:style-name="ce1">
            <text:p>81960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432" table:style-name="ce1">
            <text:p>8204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190" table:style-name="ce1">
            <text:p>82619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624" table:style-name="ce1">
            <text:p>82762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927" table:style-name="ce1">
            <text:p>82092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705" table:style-name="ce1">
            <text:p>8237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912" table:style-name="ce1">
            <text:p>82391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984" table:style-name="ce1">
            <text:p>82398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940" table:style-name="ce1">
            <text:p>8219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149" table:style-name="ce1">
            <text:p>82414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362" table:style-name="ce1">
            <text:p>82336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590" table:style-name="ce1">
            <text:p>82459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269" table:style-name="ce1">
            <text:p>82526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163" table:style-name="ce1">
            <text:p>82616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091" table:style-name="ce1">
            <text:p>82509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508" table:style-name="ce1">
            <text:p>82450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274" table:style-name="ce1">
            <text:p>82127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001" table:style-name="ce1">
            <text:p>81700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422" table:style-name="ce1">
            <text:p>8174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142" table:style-name="ce1">
            <text:p>81614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3084" table:style-name="ce1">
            <text:p>81308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2260" table:style-name="ce1">
            <text:p>8122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1008" table:style-name="ce1">
            <text:p>81100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3429" table:style-name="ce1">
            <text:p>81342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5892" table:style-name="ce1">
            <text:p>8158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5663" table:style-name="ce1">
            <text:p>81566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687" table:style-name="ce1">
            <text:p>81768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1330" table:style-name="ce1">
            <text:p>81133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3232" table:style-name="ce1">
            <text:p>8132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5624" table:style-name="ce1">
            <text:p>81562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718" table:style-name="ce1">
            <text:p>81671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776" table:style-name="ce1">
            <text:p>81677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288" table:style-name="ce1">
            <text:p>81628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4821" table:style-name="ce1">
            <text:p>81482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5266" table:style-name="ce1">
            <text:p>81526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8218" table:style-name="ce1">
            <text:p>81821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347" table:style-name="ce1">
            <text:p>8173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8765" table:style-name="ce1">
            <text:p>8187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8194" table:style-name="ce1">
            <text:p>81819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544" table:style-name="ce1">
            <text:p>81954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001" table:style-name="ce1">
            <text:p>82100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245" table:style-name="ce1">
            <text:p>82024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193" table:style-name="ce1">
            <text:p>82019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033" table:style-name="ce1">
            <text:p>8200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819" table:style-name="ce1">
            <text:p>8208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4817" table:style-name="ce1">
            <text:p>81481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8684" table:style-name="ce1">
            <text:p>81868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742" table:style-name="ce1">
            <text:p>81774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4729" table:style-name="ce1">
            <text:p>81472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5055" table:style-name="ce1">
            <text:p>81505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270" table:style-name="ce1">
            <text:p>81927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011" table:style-name="ce1">
            <text:p>8200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093" table:style-name="ce1">
            <text:p>81709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8999" table:style-name="ce1">
            <text:p>81899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557" table:style-name="ce1">
            <text:p>81955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971" table:style-name="ce1">
            <text:p>81697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912" table:style-name="ce1">
            <text:p>81791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4540" table:style-name="ce1">
            <text:p>8145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4859" table:style-name="ce1">
            <text:p>81485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5760" table:style-name="ce1">
            <text:p>8157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955" table:style-name="ce1">
            <text:p>82095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570" table:style-name="ce1">
            <text:p>81757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165" table:style-name="ce1">
            <text:p>8241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179" table:style-name="ce1">
            <text:p>82417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202" table:style-name="ce1">
            <text:p>82320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077" table:style-name="ce1">
            <text:p>81907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292" table:style-name="ce1">
            <text:p>8212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215" table:style-name="ce1">
            <text:p>82121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927" table:style-name="ce1">
            <text:p>82392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391" table:style-name="ce1">
            <text:p>82539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123" table:style-name="ce1">
            <text:p>82112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539" table:style-name="ce1">
            <text:p>82053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6239" table:style-name="ce1">
            <text:p>81623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545" table:style-name="ce1">
            <text:p>81954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718" table:style-name="ce1">
            <text:p>82271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676" table:style-name="ce1">
            <text:p>82367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178" table:style-name="ce1">
            <text:p>8261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593" table:style-name="ce1">
            <text:p>82959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384" table:style-name="ce1">
            <text:p>82538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750" table:style-name="ce1">
            <text:p>8287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338" table:style-name="ce1">
            <text:p>82733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743" table:style-name="ce1">
            <text:p>82674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345" table:style-name="ce1">
            <text:p>82934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467" table:style-name="ce1">
            <text:p>8284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576" table:style-name="ce1">
            <text:p>82857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533" table:style-name="ce1">
            <text:p>8285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245" table:style-name="ce1">
            <text:p>82724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298" table:style-name="ce1">
            <text:p>82029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421" table:style-name="ce1">
            <text:p>82242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566" table:style-name="ce1">
            <text:p>82456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665" table:style-name="ce1">
            <text:p>8286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697" table:style-name="ce1">
            <text:p>82969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669" table:style-name="ce1">
            <text:p>82966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628" table:style-name="ce1">
            <text:p>82762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639" table:style-name="ce1">
            <text:p>82963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705" table:style-name="ce1">
            <text:p>8277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053" table:style-name="ce1">
            <text:p>83005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344" table:style-name="ce1">
            <text:p>82434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171" table:style-name="ce1">
            <text:p>82717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681" table:style-name="ce1">
            <text:p>82668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185" table:style-name="ce1">
            <text:p>8281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562" table:style-name="ce1">
            <text:p>83156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666" table:style-name="ce1">
            <text:p>82666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313" table:style-name="ce1">
            <text:p>81931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698" table:style-name="ce1">
            <text:p>82069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685" table:style-name="ce1">
            <text:p>8196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309" table:style-name="ce1">
            <text:p>81930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228" table:style-name="ce1">
            <text:p>81722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214" table:style-name="ce1">
            <text:p>82221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337" table:style-name="ce1">
            <text:p>82333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349" table:style-name="ce1">
            <text:p>82334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036" table:style-name="ce1">
            <text:p>82603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735" table:style-name="ce1">
            <text:p>82373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916" table:style-name="ce1">
            <text:p>82291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606" table:style-name="ce1">
            <text:p>82060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950" table:style-name="ce1">
            <text:p>8199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649" table:style-name="ce1">
            <text:p>82564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272" table:style-name="ce1">
            <text:p>82527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779" table:style-name="ce1">
            <text:p>82077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045" table:style-name="ce1">
            <text:p>81904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8941" table:style-name="ce1">
            <text:p>81894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406" table:style-name="ce1">
            <text:p>82740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490" table:style-name="ce1">
            <text:p>82849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191" table:style-name="ce1">
            <text:p>82819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321" table:style-name="ce1">
            <text:p>82832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878" table:style-name="ce1">
            <text:p>8268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524" table:style-name="ce1">
            <text:p>82552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033" table:style-name="ce1">
            <text:p>8250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994" table:style-name="ce1">
            <text:p>82499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816" table:style-name="ce1">
            <text:p>82681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621" table:style-name="ce1">
            <text:p>82562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892" table:style-name="ce1">
            <text:p>8278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700" table:style-name="ce1">
            <text:p>82870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625" table:style-name="ce1">
            <text:p>82962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209" table:style-name="ce1">
            <text:p>83020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734" table:style-name="ce1">
            <text:p>82473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185" table:style-name="ce1">
            <text:p>8291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146" table:style-name="ce1">
            <text:p>82314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532" table:style-name="ce1">
            <text:p>8285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294" table:style-name="ce1">
            <text:p>82529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484" table:style-name="ce1">
            <text:p>82048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995" table:style-name="ce1">
            <text:p>82199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894" table:style-name="ce1">
            <text:p>82389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987" table:style-name="ce1">
            <text:p>82198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667" table:style-name="ce1">
            <text:p>8266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201" table:style-name="ce1">
            <text:p>82620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534" table:style-name="ce1">
            <text:p>82653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876" table:style-name="ce1">
            <text:p>82887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108" table:style-name="ce1">
            <text:p>83010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791" table:style-name="ce1">
            <text:p>82679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641" table:style-name="ce1">
            <text:p>82864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549" table:style-name="ce1">
            <text:p>82054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030" table:style-name="ce1">
            <text:p>82303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828" table:style-name="ce1">
            <text:p>81782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757" table:style-name="ce1">
            <text:p>82375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450" table:style-name="ce1">
            <text:p>8224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981" table:style-name="ce1">
            <text:p>82098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267" table:style-name="ce1">
            <text:p>8222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537" table:style-name="ce1">
            <text:p>82553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452" table:style-name="ce1">
            <text:p>8284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211" table:style-name="ce1">
            <text:p>8322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925" table:style-name="ce1">
            <text:p>82492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044" table:style-name="ce1">
            <text:p>82504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274" table:style-name="ce1">
            <text:p>82327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946" table:style-name="ce1">
            <text:p>82494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839" table:style-name="ce1">
            <text:p>82983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115" table:style-name="ce1">
            <text:p>82911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461" table:style-name="ce1">
            <text:p>83046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618" table:style-name="ce1">
            <text:p>83161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108" table:style-name="ce1">
            <text:p>83210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659" table:style-name="ce1">
            <text:p>83165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848" table:style-name="ce1">
            <text:p>83284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153" table:style-name="ce1">
            <text:p>82915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142" table:style-name="ce1">
            <text:p>83014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838" table:style-name="ce1">
            <text:p>83183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030" table:style-name="ce1">
            <text:p>82603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831" table:style-name="ce1">
            <text:p>82283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090" table:style-name="ce1">
            <text:p>82109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112" table:style-name="ce1">
            <text:p>82311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657" table:style-name="ce1">
            <text:p>82565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764" table:style-name="ce1">
            <text:p>82276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868" table:style-name="ce1">
            <text:p>8258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390" table:style-name="ce1">
            <text:p>83139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836" table:style-name="ce1">
            <text:p>82183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571" table:style-name="ce1">
            <text:p>82457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221" table:style-name="ce1">
            <text:p>82522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631" table:style-name="ce1">
            <text:p>82463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117" table:style-name="ce1">
            <text:p>82211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596" table:style-name="ce1">
            <text:p>82059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379" table:style-name="ce1">
            <text:p>82137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342" table:style-name="ce1">
            <text:p>82234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697" table:style-name="ce1">
            <text:p>82169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741" table:style-name="ce1">
            <text:p>82474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935" table:style-name="ce1">
            <text:p>82393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951" table:style-name="ce1">
            <text:p>82795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574" table:style-name="ce1">
            <text:p>82857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314" table:style-name="ce1">
            <text:p>82231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542" table:style-name="ce1">
            <text:p>82154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276" table:style-name="ce1">
            <text:p>82227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327" table:style-name="ce1">
            <text:p>82432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049" table:style-name="ce1">
            <text:p>82504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158" table:style-name="ce1">
            <text:p>82415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826" table:style-name="ce1">
            <text:p>82082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788" table:style-name="ce1">
            <text:p>82278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372" table:style-name="ce1">
            <text:p>82137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885" table:style-name="ce1">
            <text:p>8228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201" table:style-name="ce1">
            <text:p>82420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602" table:style-name="ce1">
            <text:p>82660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541" table:style-name="ce1">
            <text:p>82954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389" table:style-name="ce1">
            <text:p>82838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457" table:style-name="ce1">
            <text:p>82945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954" table:style-name="ce1">
            <text:p>82695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135" table:style-name="ce1">
            <text:p>82013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678" table:style-name="ce1">
            <text:p>8196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931" table:style-name="ce1">
            <text:p>81993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852" table:style-name="ce1">
            <text:p>8208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5309" table:style-name="ce1">
            <text:p>81530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322" table:style-name="ce1">
            <text:p>8213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185" table:style-name="ce1">
            <text:p>8221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261" table:style-name="ce1">
            <text:p>82126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0418" table:style-name="ce1">
            <text:p>82041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458" table:style-name="ce1">
            <text:p>82545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661" table:style-name="ce1">
            <text:p>82366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034" table:style-name="ce1">
            <text:p>82603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142" table:style-name="ce1">
            <text:p>82514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660" table:style-name="ce1">
            <text:p>8306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014" table:style-name="ce1">
            <text:p>82601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126" table:style-name="ce1">
            <text:p>82712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870" table:style-name="ce1">
            <text:p>82887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723" table:style-name="ce1">
            <text:p>82972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722" table:style-name="ce1">
            <text:p>8247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302" table:style-name="ce1">
            <text:p>82530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9497" table:style-name="ce1">
            <text:p>81949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861" table:style-name="ce1">
            <text:p>82186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594" table:style-name="ce1">
            <text:p>82259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019" table:style-name="ce1">
            <text:p>8210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714" table:style-name="ce1">
            <text:p>82471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988" table:style-name="ce1">
            <text:p>82598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276" table:style-name="ce1">
            <text:p>82527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219" table:style-name="ce1">
            <text:p>8252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678" table:style-name="ce1">
            <text:p>8296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638" table:style-name="ce1">
            <text:p>82863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153" table:style-name="ce1">
            <text:p>82715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113" table:style-name="ce1">
            <text:p>82611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889" table:style-name="ce1">
            <text:p>82388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157" table:style-name="ce1">
            <text:p>82215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287" table:style-name="ce1">
            <text:p>82528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104" table:style-name="ce1">
            <text:p>82410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819" table:style-name="ce1">
            <text:p>8218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045" table:style-name="ce1">
            <text:p>82604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205" table:style-name="ce1">
            <text:p>8242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807" table:style-name="ce1">
            <text:p>82280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537" table:style-name="ce1">
            <text:p>82253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319" table:style-name="ce1">
            <text:p>8263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056" table:style-name="ce1">
            <text:p>82505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136" table:style-name="ce1">
            <text:p>82213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865" table:style-name="ce1">
            <text:p>8228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809" table:style-name="ce1">
            <text:p>82480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420" table:style-name="ce1">
            <text:p>82542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831" table:style-name="ce1">
            <text:p>82483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965" table:style-name="ce1">
            <text:p>8279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454" table:style-name="ce1">
            <text:p>83045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645" table:style-name="ce1">
            <text:p>83264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092" table:style-name="ce1">
            <text:p>8280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812" table:style-name="ce1">
            <text:p>82781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402" table:style-name="ce1">
            <text:p>82540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051" table:style-name="ce1">
            <text:p>82805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385" table:style-name="ce1">
            <text:p>8273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916" table:style-name="ce1">
            <text:p>82391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035" table:style-name="ce1">
            <text:p>83203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700" table:style-name="ce1">
            <text:p>83270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505" table:style-name="ce1">
            <text:p>8345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165" table:style-name="ce1">
            <text:p>83316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995" table:style-name="ce1">
            <text:p>83599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893" table:style-name="ce1">
            <text:p>83789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661" table:style-name="ce1">
            <text:p>83366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634" table:style-name="ce1">
            <text:p>83563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111" table:style-name="ce1">
            <text:p>8381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253" table:style-name="ce1">
            <text:p>83825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047" table:style-name="ce1">
            <text:p>8370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1794" table:style-name="ce1">
            <text:p>84179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139" table:style-name="ce1">
            <text:p>83813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250" table:style-name="ce1">
            <text:p>8342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170" table:style-name="ce1">
            <text:p>83217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512" table:style-name="ce1">
            <text:p>83451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533" table:style-name="ce1">
            <text:p>8385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980" table:style-name="ce1">
            <text:p>83998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600" table:style-name="ce1">
            <text:p>83960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747" table:style-name="ce1">
            <text:p>8407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625" table:style-name="ce1">
            <text:p>83762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208" table:style-name="ce1">
            <text:p>83620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074" table:style-name="ce1">
            <text:p>83407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162" table:style-name="ce1">
            <text:p>83816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1378" table:style-name="ce1">
            <text:p>84137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364" table:style-name="ce1">
            <text:p>83936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135" table:style-name="ce1">
            <text:p>84213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447" table:style-name="ce1">
            <text:p>83844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1836" table:style-name="ce1">
            <text:p>84183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300" table:style-name="ce1">
            <text:p>84030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752" table:style-name="ce1">
            <text:p>8367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615" table:style-name="ce1">
            <text:p>83661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608" table:style-name="ce1">
            <text:p>83860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267" table:style-name="ce1">
            <text:p>8372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136" table:style-name="ce1">
            <text:p>83813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438" table:style-name="ce1">
            <text:p>84243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162" table:style-name="ce1">
            <text:p>83716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1519" table:style-name="ce1">
            <text:p>8415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2232" table:style-name="ce1">
            <text:p>8422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084" table:style-name="ce1">
            <text:p>83808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925" table:style-name="ce1">
            <text:p>84092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904" table:style-name="ce1">
            <text:p>83790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840" table:style-name="ce1">
            <text:p>8408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406" table:style-name="ce1">
            <text:p>83640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917" table:style-name="ce1">
            <text:p>83191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764" table:style-name="ce1">
            <text:p>83576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308" table:style-name="ce1">
            <text:p>83930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123" table:style-name="ce1">
            <text:p>83712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248" table:style-name="ce1">
            <text:p>83624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164" table:style-name="ce1">
            <text:p>83816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800" table:style-name="ce1">
            <text:p>83480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792" table:style-name="ce1">
            <text:p>83379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801" table:style-name="ce1">
            <text:p>83480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796" table:style-name="ce1">
            <text:p>83279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585" table:style-name="ce1">
            <text:p>83358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260" table:style-name="ce1">
            <text:p>83426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411" table:style-name="ce1">
            <text:p>8354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833" table:style-name="ce1">
            <text:p>82983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575" table:style-name="ce1">
            <text:p>83157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379" table:style-name="ce1">
            <text:p>83537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315" table:style-name="ce1">
            <text:p>83331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756" table:style-name="ce1">
            <text:p>83175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096" table:style-name="ce1">
            <text:p>83309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719" table:style-name="ce1">
            <text:p>8387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709" table:style-name="ce1">
            <text:p>83470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850" table:style-name="ce1">
            <text:p>8348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324" table:style-name="ce1">
            <text:p>83132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058" table:style-name="ce1">
            <text:p>83105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775" table:style-name="ce1">
            <text:p>83577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421" table:style-name="ce1">
            <text:p>83342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182" table:style-name="ce1">
            <text:p>83218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708" table:style-name="ce1">
            <text:p>83370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424" table:style-name="ce1">
            <text:p>83142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427" table:style-name="ce1">
            <text:p>82942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109" table:style-name="ce1">
            <text:p>83110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989" table:style-name="ce1">
            <text:p>82898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856" table:style-name="ce1">
            <text:p>83385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602" table:style-name="ce1">
            <text:p>83560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951" table:style-name="ce1">
            <text:p>83295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766" table:style-name="ce1">
            <text:p>83176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291" table:style-name="ce1">
            <text:p>83329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549" table:style-name="ce1">
            <text:p>83654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035" table:style-name="ce1">
            <text:p>83103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473" table:style-name="ce1">
            <text:p>83147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268" table:style-name="ce1">
            <text:p>83526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035" table:style-name="ce1">
            <text:p>83903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354" table:style-name="ce1">
            <text:p>83335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705" table:style-name="ce1">
            <text:p>8307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905" table:style-name="ce1">
            <text:p>83090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294" table:style-name="ce1">
            <text:p>83329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122" table:style-name="ce1">
            <text:p>8281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822" table:style-name="ce1">
            <text:p>82582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7916" table:style-name="ce1">
            <text:p>82791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386" table:style-name="ce1">
            <text:p>83138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150" table:style-name="ce1">
            <text:p>83315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435" table:style-name="ce1">
            <text:p>83043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819" table:style-name="ce1">
            <text:p>8368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746" table:style-name="ce1">
            <text:p>83974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9608" table:style-name="ce1">
            <text:p>83960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810" table:style-name="ce1">
            <text:p>83781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503" table:style-name="ce1">
            <text:p>83850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501" table:style-name="ce1">
            <text:p>83650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815" table:style-name="ce1">
            <text:p>83481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896" table:style-name="ce1">
            <text:p>82389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241" table:style-name="ce1">
            <text:p>82524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984" table:style-name="ce1">
            <text:p>82298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861" table:style-name="ce1">
            <text:p>82286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1276" table:style-name="ce1">
            <text:p>82127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255" table:style-name="ce1">
            <text:p>81725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17310" table:style-name="ce1">
            <text:p>81731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730" table:style-name="ce1">
            <text:p>82273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344" table:style-name="ce1">
            <text:p>82534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438" table:style-name="ce1">
            <text:p>82543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8311" table:style-name="ce1">
            <text:p>82831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1948" table:style-name="ce1">
            <text:p>83194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7512" table:style-name="ce1">
            <text:p>83751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913" table:style-name="ce1">
            <text:p>82991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732" table:style-name="ce1">
            <text:p>8357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3144" table:style-name="ce1">
            <text:p>83314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989" table:style-name="ce1">
            <text:p>83598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232" table:style-name="ce1">
            <text:p>83523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067" table:style-name="ce1">
            <text:p>8350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3551" table:style-name="ce1">
            <text:p>84355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8218" table:style-name="ce1">
            <text:p>83821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131" table:style-name="ce1">
            <text:p>836131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898" table:style-name="ce1">
            <text:p>824898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2316" table:style-name="ce1">
            <text:p>822316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0487" table:style-name="ce1">
            <text:p>83048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9439" table:style-name="ce1">
            <text:p>82943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094" table:style-name="ce1">
            <text:p>82609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123" table:style-name="ce1">
            <text:p>82412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393" table:style-name="ce1">
            <text:p>82339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3995" table:style-name="ce1">
            <text:p>82399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264" table:style-name="ce1">
            <text:p>82626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4874" table:style-name="ce1">
            <text:p>834874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6255" table:style-name="ce1">
            <text:p>83625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40252" table:style-name="ce1">
            <text:p>840252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117" table:style-name="ce1">
            <text:p>83211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5713" table:style-name="ce1">
            <text:p>835713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32135" table:style-name="ce1">
            <text:p>832135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6219" table:style-name="ce1">
            <text:p>826219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940" table:style-name="ce1">
            <text:p>82594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510" table:style-name="ce1">
            <text:p>824510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5867" table:style-name="ce1">
            <text:p>825867</text:p>
          </table:table-cell>
          <table:table-cell table:number-columns-repeated="16382"/>
        </table:table-row>
        <table:table-row table:style-name="ro1">
          <table:table-cell office:value-type="float" office:value="382016" table:style-name="ce1">
            <text:p>382016</text:p>
          </table:table-cell>
          <table:table-cell office:value-type="float" office:value="824007" table:style-name="ce1">
            <text:p>824007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1179" table:style-name="ce1">
            <text:p>821179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1296" table:style-name="ce1">
            <text:p>821296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3399" table:style-name="ce1">
            <text:p>823399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0340" table:style-name="ce1">
            <text:p>820340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2235" table:style-name="ce1">
            <text:p>822235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2559" table:style-name="ce1">
            <text:p>822559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5189" table:style-name="ce1">
            <text:p>825189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7355" table:style-name="ce1">
            <text:p>827355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6169" table:style-name="ce1">
            <text:p>826169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9102" table:style-name="ce1">
            <text:p>829102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0490" table:style-name="ce1">
            <text:p>830490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9965" table:style-name="ce1">
            <text:p>829965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0960" table:style-name="ce1">
            <text:p>830960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3023" table:style-name="ce1">
            <text:p>833023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5061" table:style-name="ce1">
            <text:p>835061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7511" table:style-name="ce1">
            <text:p>827511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3937" table:style-name="ce1">
            <text:p>823937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3103" table:style-name="ce1">
            <text:p>833103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2343" table:style-name="ce1">
            <text:p>832343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5512" table:style-name="ce1">
            <text:p>835512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4130" table:style-name="ce1">
            <text:p>834130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6800" table:style-name="ce1">
            <text:p>836800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2963" table:style-name="ce1">
            <text:p>832963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2930" table:style-name="ce1">
            <text:p>832930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6421" table:style-name="ce1">
            <text:p>826421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6621" table:style-name="ce1">
            <text:p>826621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5603" table:style-name="ce1">
            <text:p>835603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7330" table:style-name="ce1">
            <text:p>837330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5885" table:style-name="ce1">
            <text:p>835885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5480" table:style-name="ce1">
            <text:p>835480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0695" table:style-name="ce1">
            <text:p>830695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3083" table:style-name="ce1">
            <text:p>833083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4985" table:style-name="ce1">
            <text:p>834985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6314" table:style-name="ce1">
            <text:p>836314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7783" table:style-name="ce1">
            <text:p>827783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3723" table:style-name="ce1">
            <text:p>833723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0999" table:style-name="ce1">
            <text:p>830999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9046" table:style-name="ce1">
            <text:p>829046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7436" table:style-name="ce1">
            <text:p>827436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5720" table:style-name="ce1">
            <text:p>825720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0247" table:style-name="ce1">
            <text:p>830247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5708" table:style-name="ce1">
            <text:p>835708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6765" table:style-name="ce1">
            <text:p>836765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4178" table:style-name="ce1">
            <text:p>834178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8602" table:style-name="ce1">
            <text:p>838602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7902" table:style-name="ce1">
            <text:p>837902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3745" table:style-name="ce1">
            <text:p>833745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0080" table:style-name="ce1">
            <text:p>830080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0606" table:style-name="ce1">
            <text:p>830606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6283" table:style-name="ce1">
            <text:p>836283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3383" table:style-name="ce1">
            <text:p>833383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1164" table:style-name="ce1">
            <text:p>831164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4662" table:style-name="ce1">
            <text:p>834662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4545" table:style-name="ce1">
            <text:p>834545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0948" table:style-name="ce1">
            <text:p>830948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5177" table:style-name="ce1">
            <text:p>835177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3809" table:style-name="ce1">
            <text:p>833809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1784" table:style-name="ce1">
            <text:p>831784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3077" table:style-name="ce1">
            <text:p>833077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6235" table:style-name="ce1">
            <text:p>836235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4315" table:style-name="ce1">
            <text:p>834315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3346" table:style-name="ce1">
            <text:p>833346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2641" table:style-name="ce1">
            <text:p>832641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3599" table:style-name="ce1">
            <text:p>833599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2983" table:style-name="ce1">
            <text:p>832983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3517" table:style-name="ce1">
            <text:p>833517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4422" table:style-name="ce1">
            <text:p>834422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4368" table:style-name="ce1">
            <text:p>834368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3521" table:style-name="ce1">
            <text:p>833521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6519" table:style-name="ce1">
            <text:p>836519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6165" table:style-name="ce1">
            <text:p>836165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7467" table:style-name="ce1">
            <text:p>837467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3314" table:style-name="ce1">
            <text:p>833314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3260" table:style-name="ce1">
            <text:p>833260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5825" table:style-name="ce1">
            <text:p>835825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4195" table:style-name="ce1">
            <text:p>834195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9804" table:style-name="ce1">
            <text:p>829804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8570" table:style-name="ce1">
            <text:p>828570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0262" table:style-name="ce1">
            <text:p>830262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8544" table:style-name="ce1">
            <text:p>828544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9902" table:style-name="ce1">
            <text:p>829902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0750" table:style-name="ce1">
            <text:p>830750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8976" table:style-name="ce1">
            <text:p>828976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7649" table:style-name="ce1">
            <text:p>827649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7138" table:style-name="ce1">
            <text:p>827138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4143" table:style-name="ce1">
            <text:p>824143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5024" table:style-name="ce1">
            <text:p>825024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3841" table:style-name="ce1">
            <text:p>823841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3567" table:style-name="ce1">
            <text:p>833567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6936" table:style-name="ce1">
            <text:p>826936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6977" table:style-name="ce1">
            <text:p>826977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3009" table:style-name="ce1">
            <text:p>823009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4414" table:style-name="ce1">
            <text:p>824414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4538" table:style-name="ce1">
            <text:p>824538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7743" table:style-name="ce1">
            <text:p>827743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6933" table:style-name="ce1">
            <text:p>826933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8575" table:style-name="ce1">
            <text:p>828575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7042" table:style-name="ce1">
            <text:p>827042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2668" table:style-name="ce1">
            <text:p>822668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19083" table:style-name="ce1">
            <text:p>819083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19889" table:style-name="ce1">
            <text:p>819889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1434" table:style-name="ce1">
            <text:p>821434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3425" table:style-name="ce1">
            <text:p>823425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2350" table:style-name="ce1">
            <text:p>822350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5537" table:style-name="ce1">
            <text:p>825537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5771" table:style-name="ce1">
            <text:p>825771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2443" table:style-name="ce1">
            <text:p>822443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1080" table:style-name="ce1">
            <text:p>821080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6750" table:style-name="ce1">
            <text:p>826750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4190" table:style-name="ce1">
            <text:p>824190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2907" table:style-name="ce1">
            <text:p>822907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8637" table:style-name="ce1">
            <text:p>828637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30679" table:style-name="ce1">
            <text:p>830679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8669" table:style-name="ce1">
            <text:p>828669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9454" table:style-name="ce1">
            <text:p>829454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8826" table:style-name="ce1">
            <text:p>828826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6778" table:style-name="ce1">
            <text:p>826778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6786" table:style-name="ce1">
            <text:p>826786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5133" table:style-name="ce1">
            <text:p>825133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6538" table:style-name="ce1">
            <text:p>826538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6414" table:style-name="ce1">
            <text:p>826414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5257" table:style-name="ce1">
            <text:p>825257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3815" table:style-name="ce1">
            <text:p>823815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2442" table:style-name="ce1">
            <text:p>822442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2486" table:style-name="ce1">
            <text:p>822486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2627" table:style-name="ce1">
            <text:p>822627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1500" table:style-name="ce1">
            <text:p>821500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2831" table:style-name="ce1">
            <text:p>822831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19768" table:style-name="ce1">
            <text:p>819768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1301" table:style-name="ce1">
            <text:p>821301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19819" table:style-name="ce1">
            <text:p>819819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0027" table:style-name="ce1">
            <text:p>820027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0582" table:style-name="ce1">
            <text:p>820582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19606" table:style-name="ce1">
            <text:p>819606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17142" table:style-name="ce1">
            <text:p>817142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2005" table:style-name="ce1">
            <text:p>822005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2026" table:style-name="ce1">
            <text:p>822026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5541" table:style-name="ce1">
            <text:p>825541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2290" table:style-name="ce1">
            <text:p>822290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18175" table:style-name="ce1">
            <text:p>818175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3574" table:style-name="ce1">
            <text:p>823574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6154" table:style-name="ce1">
            <text:p>826154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19593" table:style-name="ce1">
            <text:p>819593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1111" table:style-name="ce1">
            <text:p>821111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22192" table:style-name="ce1">
            <text:p>82219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607" table:style-name="ce1">
            <text:p>81860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044" table:style-name="ce1">
            <text:p>818044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17288" table:style-name="ce1">
            <text:p>817288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14873" table:style-name="ce1">
            <text:p>814873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12157" table:style-name="ce1">
            <text:p>812157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10845" table:style-name="ce1">
            <text:p>810845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17149" table:style-name="ce1">
            <text:p>817149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19243" table:style-name="ce1">
            <text:p>819243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18951" table:style-name="ce1">
            <text:p>818951</text:p>
          </table:table-cell>
          <table:table-cell table:number-columns-repeated="16382"/>
        </table:table-row>
        <table:table-row table:style-name="ro1">
          <table:table-cell office:value-type="float" office:value="381981" table:style-name="ce1">
            <text:p>381981</text:p>
          </table:table-cell>
          <table:table-cell office:value-type="float" office:value="816694" table:style-name="ce1">
            <text:p>81669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702" table:style-name="ce1">
            <text:p>81870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303" table:style-name="ce1">
            <text:p>82530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024" table:style-name="ce1">
            <text:p>82602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219" table:style-name="ce1">
            <text:p>82721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782" table:style-name="ce1">
            <text:p>82778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733" table:style-name="ce1">
            <text:p>82173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604" table:style-name="ce1">
            <text:p>82460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634" table:style-name="ce1">
            <text:p>81963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258" table:style-name="ce1">
            <text:p>81725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1997" table:style-name="ce1">
            <text:p>81199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546" table:style-name="ce1">
            <text:p>82254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942" table:style-name="ce1">
            <text:p>82194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461" table:style-name="ce1">
            <text:p>82646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905" table:style-name="ce1">
            <text:p>82290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346" table:style-name="ce1">
            <text:p>82034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336" table:style-name="ce1">
            <text:p>82033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4838" table:style-name="ce1">
            <text:p>81483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435" table:style-name="ce1">
            <text:p>81843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677" table:style-name="ce1">
            <text:p>81867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284" table:style-name="ce1">
            <text:p>81728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457" table:style-name="ce1">
            <text:p>81645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538" table:style-name="ce1">
            <text:p>81653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09313" table:style-name="ce1">
            <text:p>80931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802" table:style-name="ce1">
            <text:p>81780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734" table:style-name="ce1">
            <text:p>81673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020" table:style-name="ce1">
            <text:p>81702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638" table:style-name="ce1">
            <text:p>82063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780" table:style-name="ce1">
            <text:p>81878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5496" table:style-name="ce1">
            <text:p>81549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4714" table:style-name="ce1">
            <text:p>81471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3505" table:style-name="ce1">
            <text:p>81350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5859" table:style-name="ce1">
            <text:p>8158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4776" table:style-name="ce1">
            <text:p>81477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5589" table:style-name="ce1">
            <text:p>81558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255" table:style-name="ce1">
            <text:p>81725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5286" table:style-name="ce1">
            <text:p>81528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479" table:style-name="ce1">
            <text:p>8174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598" table:style-name="ce1">
            <text:p>81659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471" table:style-name="ce1">
            <text:p>82047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433" table:style-name="ce1">
            <text:p>82043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816" table:style-name="ce1">
            <text:p>82281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916" table:style-name="ce1">
            <text:p>82191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991" table:style-name="ce1">
            <text:p>82099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455" table:style-name="ce1">
            <text:p>82245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202" table:style-name="ce1">
            <text:p>82420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300" table:style-name="ce1">
            <text:p>82530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569" table:style-name="ce1">
            <text:p>82656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689" table:style-name="ce1">
            <text:p>82668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978" table:style-name="ce1">
            <text:p>82297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924" table:style-name="ce1">
            <text:p>82092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980" table:style-name="ce1">
            <text:p>82098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482" table:style-name="ce1">
            <text:p>81948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508" table:style-name="ce1">
            <text:p>81750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645" table:style-name="ce1">
            <text:p>81864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477" table:style-name="ce1">
            <text:p>81947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452" table:style-name="ce1">
            <text:p>81845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240" table:style-name="ce1">
            <text:p>81724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800" table:style-name="ce1">
            <text:p>82280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211" table:style-name="ce1">
            <text:p>82121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532" table:style-name="ce1">
            <text:p>81953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400" table:style-name="ce1">
            <text:p>82440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280" table:style-name="ce1">
            <text:p>82328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120" table:style-name="ce1">
            <text:p>82212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474" table:style-name="ce1">
            <text:p>83047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771" table:style-name="ce1">
            <text:p>82477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973" table:style-name="ce1">
            <text:p>82597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112" table:style-name="ce1">
            <text:p>82411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228" table:style-name="ce1">
            <text:p>82722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918" table:style-name="ce1">
            <text:p>82991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619" table:style-name="ce1">
            <text:p>82961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193" table:style-name="ce1">
            <text:p>82819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496" table:style-name="ce1">
            <text:p>82549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497" table:style-name="ce1">
            <text:p>82649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192" table:style-name="ce1">
            <text:p>83019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942" table:style-name="ce1">
            <text:p>82794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233" table:style-name="ce1">
            <text:p>82823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739" table:style-name="ce1">
            <text:p>82573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840" table:style-name="ce1">
            <text:p>82584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867" table:style-name="ce1">
            <text:p>82486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753" table:style-name="ce1">
            <text:p>82575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865" table:style-name="ce1">
            <text:p>82486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438" table:style-name="ce1">
            <text:p>82743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142" table:style-name="ce1">
            <text:p>82814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217" table:style-name="ce1">
            <text:p>82721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399" table:style-name="ce1">
            <text:p>82939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121" table:style-name="ce1">
            <text:p>83012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746" table:style-name="ce1">
            <text:p>83374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089" table:style-name="ce1">
            <text:p>83308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899" table:style-name="ce1">
            <text:p>82989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903" table:style-name="ce1">
            <text:p>83190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375" table:style-name="ce1">
            <text:p>82837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836" table:style-name="ce1">
            <text:p>82983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142" table:style-name="ce1">
            <text:p>83214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147" table:style-name="ce1">
            <text:p>83114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501" table:style-name="ce1">
            <text:p>83350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954" table:style-name="ce1">
            <text:p>83095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356" table:style-name="ce1">
            <text:p>83435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464" table:style-name="ce1">
            <text:p>83146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724" table:style-name="ce1">
            <text:p>83072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862" table:style-name="ce1">
            <text:p>83386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940" table:style-name="ce1">
            <text:p>83194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702" table:style-name="ce1">
            <text:p>82970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691" table:style-name="ce1">
            <text:p>82369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199" table:style-name="ce1">
            <text:p>82419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831" table:style-name="ce1">
            <text:p>81983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833" table:style-name="ce1">
            <text:p>82783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410" table:style-name="ce1">
            <text:p>82841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733" table:style-name="ce1">
            <text:p>82973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284" table:style-name="ce1">
            <text:p>83028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179" table:style-name="ce1">
            <text:p>8231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281" table:style-name="ce1">
            <text:p>82228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949" table:style-name="ce1">
            <text:p>82594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363" table:style-name="ce1">
            <text:p>82436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714" table:style-name="ce1">
            <text:p>82471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190" table:style-name="ce1">
            <text:p>82619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660" table:style-name="ce1">
            <text:p>83166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950" table:style-name="ce1">
            <text:p>82895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241" table:style-name="ce1">
            <text:p>83024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789" table:style-name="ce1">
            <text:p>82978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160" table:style-name="ce1">
            <text:p>82616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496" table:style-name="ce1">
            <text:p>83149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564" table:style-name="ce1">
            <text:p>83056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709" table:style-name="ce1">
            <text:p>8297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675" table:style-name="ce1">
            <text:p>83267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802" table:style-name="ce1">
            <text:p>83280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544" table:style-name="ce1">
            <text:p>83154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948" table:style-name="ce1">
            <text:p>83794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9071" table:style-name="ce1">
            <text:p>83907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341" table:style-name="ce1">
            <text:p>83534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444" table:style-name="ce1">
            <text:p>83344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8556" table:style-name="ce1">
            <text:p>83855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9588" table:style-name="ce1">
            <text:p>83958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9036" table:style-name="ce1">
            <text:p>83903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103" table:style-name="ce1">
            <text:p>83310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896" table:style-name="ce1">
            <text:p>82789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200" table:style-name="ce1">
            <text:p>83420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442" table:style-name="ce1">
            <text:p>83144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379" table:style-name="ce1">
            <text:p>8313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918" table:style-name="ce1">
            <text:p>83391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8580" table:style-name="ce1">
            <text:p>83858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0700" table:style-name="ce1">
            <text:p>84070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462" table:style-name="ce1">
            <text:p>83746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084" table:style-name="ce1">
            <text:p>83208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203" table:style-name="ce1">
            <text:p>83220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255" table:style-name="ce1">
            <text:p>83425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158" table:style-name="ce1">
            <text:p>83415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849" table:style-name="ce1">
            <text:p>83484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8565" table:style-name="ce1">
            <text:p>83856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548" table:style-name="ce1">
            <text:p>83754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8044" table:style-name="ce1">
            <text:p>83804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845" table:style-name="ce1">
            <text:p>83684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784" table:style-name="ce1">
            <text:p>83778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375" table:style-name="ce1">
            <text:p>83437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8819" table:style-name="ce1">
            <text:p>83881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5351" table:style-name="ce1">
            <text:p>84535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4317" table:style-name="ce1">
            <text:p>84431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8180" table:style-name="ce1">
            <text:p>84818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3008" table:style-name="ce1">
            <text:p>84300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3619" table:style-name="ce1">
            <text:p>84361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2684" table:style-name="ce1">
            <text:p>84268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1963" table:style-name="ce1">
            <text:p>84196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9979" table:style-name="ce1">
            <text:p>8399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0173" table:style-name="ce1">
            <text:p>84017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2088" table:style-name="ce1">
            <text:p>84208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0403" table:style-name="ce1">
            <text:p>84040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287" table:style-name="ce1">
            <text:p>83428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038" table:style-name="ce1">
            <text:p>83603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668" table:style-name="ce1">
            <text:p>83766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493" table:style-name="ce1">
            <text:p>83249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971" table:style-name="ce1">
            <text:p>83697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640" table:style-name="ce1">
            <text:p>83764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263" table:style-name="ce1">
            <text:p>83526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386" table:style-name="ce1">
            <text:p>83038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977" table:style-name="ce1">
            <text:p>82997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331" table:style-name="ce1">
            <text:p>82833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014" table:style-name="ce1">
            <text:p>83001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687" table:style-name="ce1">
            <text:p>82768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365" table:style-name="ce1">
            <text:p>83236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733" table:style-name="ce1">
            <text:p>83073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527" table:style-name="ce1">
            <text:p>82952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373" table:style-name="ce1">
            <text:p>83237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934" table:style-name="ce1">
            <text:p>83193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312" table:style-name="ce1">
            <text:p>83031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444" table:style-name="ce1">
            <text:p>83344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839" table:style-name="ce1">
            <text:p>83583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797" table:style-name="ce1">
            <text:p>83179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372" table:style-name="ce1">
            <text:p>83137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464" table:style-name="ce1">
            <text:p>83046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603" table:style-name="ce1">
            <text:p>82760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664" table:style-name="ce1">
            <text:p>82966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020" table:style-name="ce1">
            <text:p>83502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012" table:style-name="ce1">
            <text:p>83601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192" table:style-name="ce1">
            <text:p>83519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031" table:style-name="ce1">
            <text:p>83103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279" table:style-name="ce1">
            <text:p>8372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103" table:style-name="ce1">
            <text:p>83210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540" table:style-name="ce1">
            <text:p>82854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620" table:style-name="ce1">
            <text:p>82662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435" table:style-name="ce1">
            <text:p>82843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067" table:style-name="ce1">
            <text:p>83006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342" table:style-name="ce1">
            <text:p>83034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896" table:style-name="ce1">
            <text:p>82689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484" table:style-name="ce1">
            <text:p>82548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644" table:style-name="ce1">
            <text:p>82864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923" table:style-name="ce1">
            <text:p>83192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259" table:style-name="ce1">
            <text:p>8332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265" table:style-name="ce1">
            <text:p>83226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044" table:style-name="ce1">
            <text:p>82804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208" table:style-name="ce1">
            <text:p>83020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893" table:style-name="ce1">
            <text:p>82989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459" table:style-name="ce1">
            <text:p>8264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501" table:style-name="ce1">
            <text:p>83150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726" table:style-name="ce1">
            <text:p>82772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996" table:style-name="ce1">
            <text:p>82599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667" table:style-name="ce1">
            <text:p>82266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892" table:style-name="ce1">
            <text:p>82389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513" table:style-name="ce1">
            <text:p>82651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978" table:style-name="ce1">
            <text:p>82997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850" table:style-name="ce1">
            <text:p>82685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406" table:style-name="ce1">
            <text:p>82540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756" table:style-name="ce1">
            <text:p>81875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395" table:style-name="ce1">
            <text:p>81839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642" table:style-name="ce1">
            <text:p>82164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424" table:style-name="ce1">
            <text:p>82442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083" table:style-name="ce1">
            <text:p>81908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748" table:style-name="ce1">
            <text:p>82174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968" table:style-name="ce1">
            <text:p>82496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344" table:style-name="ce1">
            <text:p>83234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309" table:style-name="ce1">
            <text:p>8283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491" table:style-name="ce1">
            <text:p>82549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689" table:style-name="ce1">
            <text:p>82568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210" table:style-name="ce1">
            <text:p>82121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963" table:style-name="ce1">
            <text:p>82396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323" table:style-name="ce1">
            <text:p>82532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679" table:style-name="ce1">
            <text:p>8266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462" table:style-name="ce1">
            <text:p>82546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714" table:style-name="ce1">
            <text:p>82871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853" table:style-name="ce1">
            <text:p>83385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9321" table:style-name="ce1">
            <text:p>83932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564" table:style-name="ce1">
            <text:p>83256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249" table:style-name="ce1">
            <text:p>83324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966" table:style-name="ce1">
            <text:p>83396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871" table:style-name="ce1">
            <text:p>83087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074" table:style-name="ce1">
            <text:p>83507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8321" table:style-name="ce1">
            <text:p>83832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507" table:style-name="ce1">
            <text:p>83550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0971" table:style-name="ce1">
            <text:p>84097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1503" table:style-name="ce1">
            <text:p>84150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957" table:style-name="ce1">
            <text:p>83595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0024" table:style-name="ce1">
            <text:p>84002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510" table:style-name="ce1">
            <text:p>83751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438" table:style-name="ce1">
            <text:p>83743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264" table:style-name="ce1">
            <text:p>83526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9193" table:style-name="ce1">
            <text:p>83919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1781" table:style-name="ce1">
            <text:p>84178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9369" table:style-name="ce1">
            <text:p>83936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8807" table:style-name="ce1">
            <text:p>83880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131" table:style-name="ce1">
            <text:p>83713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192" table:style-name="ce1">
            <text:p>83619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035" table:style-name="ce1">
            <text:p>83603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8956" table:style-name="ce1">
            <text:p>83895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391" table:style-name="ce1">
            <text:p>83639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394" table:style-name="ce1">
            <text:p>83739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962" table:style-name="ce1">
            <text:p>83596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225" table:style-name="ce1">
            <text:p>83722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1589" table:style-name="ce1">
            <text:p>84158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2883" table:style-name="ce1">
            <text:p>84288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2026" table:style-name="ce1">
            <text:p>84202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121" table:style-name="ce1">
            <text:p>83412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907" table:style-name="ce1">
            <text:p>83490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1517" table:style-name="ce1">
            <text:p>84151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8793" table:style-name="ce1">
            <text:p>83879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0363" table:style-name="ce1">
            <text:p>84036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480" table:style-name="ce1">
            <text:p>83648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9709" table:style-name="ce1">
            <text:p>8397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168" table:style-name="ce1">
            <text:p>83716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450" table:style-name="ce1">
            <text:p>83645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8368" table:style-name="ce1">
            <text:p>83836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374" table:style-name="ce1">
            <text:p>83637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8460" table:style-name="ce1">
            <text:p>83846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8157" table:style-name="ce1">
            <text:p>83815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1485" table:style-name="ce1">
            <text:p>84148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120" table:style-name="ce1">
            <text:p>83612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9336" table:style-name="ce1">
            <text:p>83933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155" table:style-name="ce1">
            <text:p>83415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076" table:style-name="ce1">
            <text:p>83507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682" table:style-name="ce1">
            <text:p>83768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858" table:style-name="ce1">
            <text:p>83685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9032" table:style-name="ce1">
            <text:p>83903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9697" table:style-name="ce1">
            <text:p>83969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8649" table:style-name="ce1">
            <text:p>83864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8618" table:style-name="ce1">
            <text:p>83861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210" table:style-name="ce1">
            <text:p>83721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443" table:style-name="ce1">
            <text:p>82844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697" table:style-name="ce1">
            <text:p>83469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461" table:style-name="ce1">
            <text:p>83646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441" table:style-name="ce1">
            <text:p>83344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568" table:style-name="ce1">
            <text:p>83056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667" table:style-name="ce1">
            <text:p>83166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193" table:style-name="ce1">
            <text:p>83119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538" table:style-name="ce1">
            <text:p>83453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341" table:style-name="ce1">
            <text:p>83034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978" table:style-name="ce1">
            <text:p>83197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355" table:style-name="ce1">
            <text:p>83035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359" table:style-name="ce1">
            <text:p>8243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701" table:style-name="ce1">
            <text:p>82470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694" table:style-name="ce1">
            <text:p>82469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853" table:style-name="ce1">
            <text:p>82685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456" table:style-name="ce1">
            <text:p>82045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856" table:style-name="ce1">
            <text:p>82385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023" table:style-name="ce1">
            <text:p>82602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766" table:style-name="ce1">
            <text:p>82676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735" table:style-name="ce1">
            <text:p>82973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221" table:style-name="ce1">
            <text:p>83022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509" table:style-name="ce1">
            <text:p>8305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471" table:style-name="ce1">
            <text:p>83047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861" table:style-name="ce1">
            <text:p>83286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260" table:style-name="ce1">
            <text:p>83526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956" table:style-name="ce1">
            <text:p>82795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318" table:style-name="ce1">
            <text:p>82931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369" table:style-name="ce1">
            <text:p>82836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452" table:style-name="ce1">
            <text:p>81945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816" table:style-name="ce1">
            <text:p>81981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4745" table:style-name="ce1">
            <text:p>81474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559" table:style-name="ce1">
            <text:p>8215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232" table:style-name="ce1">
            <text:p>81723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407" table:style-name="ce1">
            <text:p>81940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123" table:style-name="ce1">
            <text:p>82112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737" table:style-name="ce1">
            <text:p>82773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328" table:style-name="ce1">
            <text:p>82632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396" table:style-name="ce1">
            <text:p>82439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249" table:style-name="ce1">
            <text:p>82624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037" table:style-name="ce1">
            <text:p>82603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248" table:style-name="ce1">
            <text:p>83124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529" table:style-name="ce1">
            <text:p>8275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795" table:style-name="ce1">
            <text:p>82279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890" table:style-name="ce1">
            <text:p>82289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374" table:style-name="ce1">
            <text:p>82637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045" table:style-name="ce1">
            <text:p>82604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677" table:style-name="ce1">
            <text:p>82467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749" table:style-name="ce1">
            <text:p>82474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744" table:style-name="ce1">
            <text:p>82274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909" table:style-name="ce1">
            <text:p>8279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417" table:style-name="ce1">
            <text:p>83141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101" table:style-name="ce1">
            <text:p>83010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812" table:style-name="ce1">
            <text:p>82581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689" table:style-name="ce1">
            <text:p>82768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465" table:style-name="ce1">
            <text:p>82846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645" table:style-name="ce1">
            <text:p>82764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852" table:style-name="ce1">
            <text:p>82485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569" table:style-name="ce1">
            <text:p>82756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143" table:style-name="ce1">
            <text:p>82314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322" table:style-name="ce1">
            <text:p>81832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879" table:style-name="ce1">
            <text:p>8238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362" table:style-name="ce1">
            <text:p>82536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756" table:style-name="ce1">
            <text:p>82875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772" table:style-name="ce1">
            <text:p>82777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774" table:style-name="ce1">
            <text:p>82077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368" table:style-name="ce1">
            <text:p>82436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114" table:style-name="ce1">
            <text:p>82811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913" table:style-name="ce1">
            <text:p>82591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017" table:style-name="ce1">
            <text:p>82501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884" table:style-name="ce1">
            <text:p>82688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501" table:style-name="ce1">
            <text:p>81950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743" table:style-name="ce1">
            <text:p>82474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623" table:style-name="ce1">
            <text:p>82662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455" table:style-name="ce1">
            <text:p>82445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188" table:style-name="ce1">
            <text:p>83018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540" table:style-name="ce1">
            <text:p>82654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459" table:style-name="ce1">
            <text:p>8254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828" table:style-name="ce1">
            <text:p>83382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630" table:style-name="ce1">
            <text:p>83663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057" table:style-name="ce1">
            <text:p>83005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645" table:style-name="ce1">
            <text:p>83264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695" table:style-name="ce1">
            <text:p>83369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910" table:style-name="ce1">
            <text:p>83291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694" table:style-name="ce1">
            <text:p>82869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893" table:style-name="ce1">
            <text:p>83189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943" table:style-name="ce1">
            <text:p>82994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541" table:style-name="ce1">
            <text:p>83354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480" table:style-name="ce1">
            <text:p>83048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198" table:style-name="ce1">
            <text:p>83019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814" table:style-name="ce1">
            <text:p>82381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208" table:style-name="ce1">
            <text:p>82320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882" table:style-name="ce1">
            <text:p>82488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263" table:style-name="ce1">
            <text:p>82626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829" table:style-name="ce1">
            <text:p>8238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438" table:style-name="ce1">
            <text:p>82943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538" table:style-name="ce1">
            <text:p>82753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102" table:style-name="ce1">
            <text:p>83010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965" table:style-name="ce1">
            <text:p>82496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904" table:style-name="ce1">
            <text:p>82590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497" table:style-name="ce1">
            <text:p>82949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759" table:style-name="ce1">
            <text:p>8197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955" table:style-name="ce1">
            <text:p>82495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678" table:style-name="ce1">
            <text:p>82367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394" table:style-name="ce1">
            <text:p>82239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381" table:style-name="ce1">
            <text:p>82738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965" table:style-name="ce1">
            <text:p>82596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089" table:style-name="ce1">
            <text:p>82608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216" table:style-name="ce1">
            <text:p>82521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648" table:style-name="ce1">
            <text:p>82664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213" table:style-name="ce1">
            <text:p>82121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391" table:style-name="ce1">
            <text:p>81939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240" table:style-name="ce1">
            <text:p>82424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120" table:style-name="ce1">
            <text:p>82012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739" table:style-name="ce1">
            <text:p>82273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506" table:style-name="ce1">
            <text:p>82850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303" table:style-name="ce1">
            <text:p>82630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214" table:style-name="ce1">
            <text:p>82421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718" table:style-name="ce1">
            <text:p>82171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935" table:style-name="ce1">
            <text:p>82393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937" table:style-name="ce1">
            <text:p>82093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436" table:style-name="ce1">
            <text:p>82243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179" table:style-name="ce1">
            <text:p>8241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775" table:style-name="ce1">
            <text:p>82777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159" table:style-name="ce1">
            <text:p>8301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431" table:style-name="ce1">
            <text:p>82943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080" table:style-name="ce1">
            <text:p>82508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566" table:style-name="ce1">
            <text:p>82756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433" table:style-name="ce1">
            <text:p>83043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964" table:style-name="ce1">
            <text:p>82896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324" table:style-name="ce1">
            <text:p>83032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911" table:style-name="ce1">
            <text:p>82691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351" table:style-name="ce1">
            <text:p>82835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227" table:style-name="ce1">
            <text:p>82822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530" table:style-name="ce1">
            <text:p>83253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877" table:style-name="ce1">
            <text:p>83187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172" table:style-name="ce1">
            <text:p>83417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640" table:style-name="ce1">
            <text:p>82664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006" table:style-name="ce1">
            <text:p>83200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853" table:style-name="ce1">
            <text:p>82785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033" table:style-name="ce1">
            <text:p>82903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087" table:style-name="ce1">
            <text:p>82908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082" table:style-name="ce1">
            <text:p>82508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687" table:style-name="ce1">
            <text:p>82868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286" table:style-name="ce1">
            <text:p>82828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106" table:style-name="ce1">
            <text:p>82810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212" table:style-name="ce1">
            <text:p>83121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929" table:style-name="ce1">
            <text:p>8319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055" table:style-name="ce1">
            <text:p>83405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076" table:style-name="ce1">
            <text:p>83507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472" table:style-name="ce1">
            <text:p>83547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998" table:style-name="ce1">
            <text:p>83299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912" table:style-name="ce1">
            <text:p>82991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253" table:style-name="ce1">
            <text:p>82625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999" table:style-name="ce1">
            <text:p>82099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157" table:style-name="ce1">
            <text:p>82215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707" table:style-name="ce1">
            <text:p>82870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822" table:style-name="ce1">
            <text:p>82282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515" table:style-name="ce1">
            <text:p>82151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579" table:style-name="ce1">
            <text:p>8225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444" table:style-name="ce1">
            <text:p>82144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933" table:style-name="ce1">
            <text:p>81993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169" table:style-name="ce1">
            <text:p>82116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324" table:style-name="ce1">
            <text:p>82332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756" table:style-name="ce1">
            <text:p>82475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664" table:style-name="ce1">
            <text:p>82166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552" table:style-name="ce1">
            <text:p>82155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767" table:style-name="ce1">
            <text:p>81676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977" table:style-name="ce1">
            <text:p>81897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334" table:style-name="ce1">
            <text:p>81933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254" table:style-name="ce1">
            <text:p>82125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759" table:style-name="ce1">
            <text:p>8237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148" table:style-name="ce1">
            <text:p>82714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785" table:style-name="ce1">
            <text:p>82478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551" table:style-name="ce1">
            <text:p>82255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484" table:style-name="ce1">
            <text:p>81848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212" table:style-name="ce1">
            <text:p>82021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111" table:style-name="ce1">
            <text:p>81911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709" table:style-name="ce1">
            <text:p>8187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139" table:style-name="ce1">
            <text:p>81613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529" table:style-name="ce1">
            <text:p>8165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369" table:style-name="ce1">
            <text:p>82036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936" table:style-name="ce1">
            <text:p>82493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993" table:style-name="ce1">
            <text:p>82299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299" table:style-name="ce1">
            <text:p>82929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632" table:style-name="ce1">
            <text:p>82363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198" table:style-name="ce1">
            <text:p>82619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404" table:style-name="ce1">
            <text:p>82540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309" table:style-name="ce1">
            <text:p>8223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106" table:style-name="ce1">
            <text:p>82410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504" table:style-name="ce1">
            <text:p>82550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188" table:style-name="ce1">
            <text:p>82818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727" table:style-name="ce1">
            <text:p>82372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569" table:style-name="ce1">
            <text:p>82356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159" table:style-name="ce1">
            <text:p>8231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447" table:style-name="ce1">
            <text:p>82444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840" table:style-name="ce1">
            <text:p>82684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394" table:style-name="ce1">
            <text:p>82439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001" table:style-name="ce1">
            <text:p>83200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310" table:style-name="ce1">
            <text:p>82731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978" table:style-name="ce1">
            <text:p>82697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417" table:style-name="ce1">
            <text:p>83041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549" table:style-name="ce1">
            <text:p>82954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571" table:style-name="ce1">
            <text:p>83357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884" table:style-name="ce1">
            <text:p>83488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185" table:style-name="ce1">
            <text:p>83118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148" table:style-name="ce1">
            <text:p>82614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137" table:style-name="ce1">
            <text:p>82913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168" table:style-name="ce1">
            <text:p>83416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486" table:style-name="ce1">
            <text:p>83348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209" table:style-name="ce1">
            <text:p>8332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683" table:style-name="ce1">
            <text:p>83268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208" table:style-name="ce1">
            <text:p>83120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607" table:style-name="ce1">
            <text:p>82960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043" table:style-name="ce1">
            <text:p>82404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827" table:style-name="ce1">
            <text:p>82282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023" table:style-name="ce1">
            <text:p>82702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863" table:style-name="ce1">
            <text:p>82686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298" table:style-name="ce1">
            <text:p>83229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369" table:style-name="ce1">
            <text:p>82536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567" table:style-name="ce1">
            <text:p>82556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385" table:style-name="ce1">
            <text:p>82738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851" table:style-name="ce1">
            <text:p>82685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513" table:style-name="ce1">
            <text:p>82751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795" table:style-name="ce1">
            <text:p>82479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150" table:style-name="ce1">
            <text:p>82315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031" table:style-name="ce1">
            <text:p>82103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787" table:style-name="ce1">
            <text:p>82178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311" table:style-name="ce1">
            <text:p>82331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776" table:style-name="ce1">
            <text:p>82377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604" table:style-name="ce1">
            <text:p>82160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514" table:style-name="ce1">
            <text:p>82251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368" table:style-name="ce1">
            <text:p>82236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343" table:style-name="ce1">
            <text:p>82534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907" table:style-name="ce1">
            <text:p>82490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627" table:style-name="ce1">
            <text:p>82462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088" table:style-name="ce1">
            <text:p>82408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370" table:style-name="ce1">
            <text:p>82037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672" table:style-name="ce1">
            <text:p>81967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5034" table:style-name="ce1">
            <text:p>81503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909" table:style-name="ce1">
            <text:p>8179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530" table:style-name="ce1">
            <text:p>81653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198" table:style-name="ce1">
            <text:p>82019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870" table:style-name="ce1">
            <text:p>81687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665" table:style-name="ce1">
            <text:p>81966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148" table:style-name="ce1">
            <text:p>81914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036" table:style-name="ce1">
            <text:p>82003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142" table:style-name="ce1">
            <text:p>82114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187" table:style-name="ce1">
            <text:p>82218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730" table:style-name="ce1">
            <text:p>82273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342" table:style-name="ce1">
            <text:p>82334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818" table:style-name="ce1">
            <text:p>82181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907" table:style-name="ce1">
            <text:p>81990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969" table:style-name="ce1">
            <text:p>81896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029" table:style-name="ce1">
            <text:p>8200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742" table:style-name="ce1">
            <text:p>82174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770" table:style-name="ce1">
            <text:p>81977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162" table:style-name="ce1">
            <text:p>81916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553" table:style-name="ce1">
            <text:p>82455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987" table:style-name="ce1">
            <text:p>82298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224" table:style-name="ce1">
            <text:p>82422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555" table:style-name="ce1">
            <text:p>82255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834" table:style-name="ce1">
            <text:p>82583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302" table:style-name="ce1">
            <text:p>82030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532" table:style-name="ce1">
            <text:p>82453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596" table:style-name="ce1">
            <text:p>82459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719" table:style-name="ce1">
            <text:p>82171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131" table:style-name="ce1">
            <text:p>82413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699" table:style-name="ce1">
            <text:p>82269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831" table:style-name="ce1">
            <text:p>82283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960" table:style-name="ce1">
            <text:p>82196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670" table:style-name="ce1">
            <text:p>81867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516" table:style-name="ce1">
            <text:p>82251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243" table:style-name="ce1">
            <text:p>81924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017" table:style-name="ce1">
            <text:p>82001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029" table:style-name="ce1">
            <text:p>8200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972" table:style-name="ce1">
            <text:p>81997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558" table:style-name="ce1">
            <text:p>82355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043" table:style-name="ce1">
            <text:p>82404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982" table:style-name="ce1">
            <text:p>82498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633" table:style-name="ce1">
            <text:p>82263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164" table:style-name="ce1">
            <text:p>82216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153" table:style-name="ce1">
            <text:p>82115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5935" table:style-name="ce1">
            <text:p>81593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877" table:style-name="ce1">
            <text:p>82087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415" table:style-name="ce1">
            <text:p>81941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652" table:style-name="ce1">
            <text:p>82365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508" table:style-name="ce1">
            <text:p>82250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964" table:style-name="ce1">
            <text:p>82696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809" table:style-name="ce1">
            <text:p>8288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180" table:style-name="ce1">
            <text:p>82818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769" table:style-name="ce1">
            <text:p>82776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902" table:style-name="ce1">
            <text:p>82690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453" table:style-name="ce1">
            <text:p>82745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551" table:style-name="ce1">
            <text:p>82855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286" table:style-name="ce1">
            <text:p>83128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694" table:style-name="ce1">
            <text:p>83069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036" table:style-name="ce1">
            <text:p>82903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907" table:style-name="ce1">
            <text:p>82990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216" table:style-name="ce1">
            <text:p>82921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510" table:style-name="ce1">
            <text:p>82951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630" table:style-name="ce1">
            <text:p>83363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312" table:style-name="ce1">
            <text:p>83331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699" table:style-name="ce1">
            <text:p>82969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214" table:style-name="ce1">
            <text:p>82721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144" table:style-name="ce1">
            <text:p>82814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801" table:style-name="ce1">
            <text:p>83280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766" table:style-name="ce1">
            <text:p>83076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096" table:style-name="ce1">
            <text:p>83509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031" table:style-name="ce1">
            <text:p>83503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077" table:style-name="ce1">
            <text:p>82907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819" table:style-name="ce1">
            <text:p>82781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874" table:style-name="ce1">
            <text:p>83087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860" table:style-name="ce1">
            <text:p>82986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623" table:style-name="ce1">
            <text:p>83062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406" table:style-name="ce1">
            <text:p>83040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047" table:style-name="ce1">
            <text:p>83104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382" table:style-name="ce1">
            <text:p>83138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007" table:style-name="ce1">
            <text:p>83200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632" table:style-name="ce1">
            <text:p>82763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072" table:style-name="ce1">
            <text:p>83207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649" table:style-name="ce1">
            <text:p>82764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982" table:style-name="ce1">
            <text:p>83598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770" table:style-name="ce1">
            <text:p>83477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922" table:style-name="ce1">
            <text:p>83492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335" table:style-name="ce1">
            <text:p>83733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9235" table:style-name="ce1">
            <text:p>83923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676" table:style-name="ce1">
            <text:p>83367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147" table:style-name="ce1">
            <text:p>83514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865" table:style-name="ce1">
            <text:p>83386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578" table:style-name="ce1">
            <text:p>83757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155" table:style-name="ce1">
            <text:p>83415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386" table:style-name="ce1">
            <text:p>83438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984" table:style-name="ce1">
            <text:p>83598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437" table:style-name="ce1">
            <text:p>83743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972" table:style-name="ce1">
            <text:p>83697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006" table:style-name="ce1">
            <text:p>83700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573" table:style-name="ce1">
            <text:p>83557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129" table:style-name="ce1">
            <text:p>8341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207" table:style-name="ce1">
            <text:p>83320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192" table:style-name="ce1">
            <text:p>83019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741" table:style-name="ce1">
            <text:p>83274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176" table:style-name="ce1">
            <text:p>83517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731" table:style-name="ce1">
            <text:p>83473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869" table:style-name="ce1">
            <text:p>83486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291" table:style-name="ce1">
            <text:p>83529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679" table:style-name="ce1">
            <text:p>8376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9423" table:style-name="ce1">
            <text:p>83942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859" table:style-name="ce1">
            <text:p>8378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765" table:style-name="ce1">
            <text:p>83576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064" table:style-name="ce1">
            <text:p>83506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815" table:style-name="ce1">
            <text:p>83281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254" table:style-name="ce1">
            <text:p>83725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089" table:style-name="ce1">
            <text:p>83508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120" table:style-name="ce1">
            <text:p>83612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793" table:style-name="ce1">
            <text:p>83279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597" table:style-name="ce1">
            <text:p>83359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666" table:style-name="ce1">
            <text:p>83666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641" table:style-name="ce1">
            <text:p>83564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042" table:style-name="ce1">
            <text:p>83204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9750" table:style-name="ce1">
            <text:p>83975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843" table:style-name="ce1">
            <text:p>83684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8339" table:style-name="ce1">
            <text:p>83833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722" table:style-name="ce1">
            <text:p>83572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998" table:style-name="ce1">
            <text:p>83299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937" table:style-name="ce1">
            <text:p>83093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085" table:style-name="ce1">
            <text:p>83708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958" table:style-name="ce1">
            <text:p>83795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211" table:style-name="ce1">
            <text:p>83721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860" table:style-name="ce1">
            <text:p>83286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245" table:style-name="ce1">
            <text:p>83224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046" table:style-name="ce1">
            <text:p>83304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740" table:style-name="ce1">
            <text:p>83574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623" table:style-name="ce1">
            <text:p>83562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013" table:style-name="ce1">
            <text:p>83701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659" table:style-name="ce1">
            <text:p>8346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626" table:style-name="ce1">
            <text:p>83562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046" table:style-name="ce1">
            <text:p>83004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645" table:style-name="ce1">
            <text:p>83264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911" table:style-name="ce1">
            <text:p>83491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705" table:style-name="ce1">
            <text:p>83370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161" table:style-name="ce1">
            <text:p>83116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678" table:style-name="ce1">
            <text:p>83267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366" table:style-name="ce1">
            <text:p>83136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908" table:style-name="ce1">
            <text:p>83090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368" table:style-name="ce1">
            <text:p>82936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446" table:style-name="ce1">
            <text:p>83144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329" table:style-name="ce1">
            <text:p>8313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666" table:style-name="ce1">
            <text:p>83566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187" table:style-name="ce1">
            <text:p>83518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775" table:style-name="ce1">
            <text:p>83177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488" table:style-name="ce1">
            <text:p>82948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438" table:style-name="ce1">
            <text:p>83243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870" table:style-name="ce1">
            <text:p>83087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818" table:style-name="ce1">
            <text:p>83081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490" table:style-name="ce1">
            <text:p>83249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709" table:style-name="ce1">
            <text:p>8327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328" table:style-name="ce1">
            <text:p>83232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996" table:style-name="ce1">
            <text:p>83099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082" table:style-name="ce1">
            <text:p>83308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672" table:style-name="ce1">
            <text:p>83367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678" table:style-name="ce1">
            <text:p>83267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723" table:style-name="ce1">
            <text:p>83372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505" table:style-name="ce1">
            <text:p>83450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871" table:style-name="ce1">
            <text:p>83687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313" table:style-name="ce1">
            <text:p>83031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894" table:style-name="ce1">
            <text:p>83289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487" table:style-name="ce1">
            <text:p>82848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725" table:style-name="ce1">
            <text:p>83172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625" table:style-name="ce1">
            <text:p>83262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684" table:style-name="ce1">
            <text:p>82968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194" table:style-name="ce1">
            <text:p>83119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537" table:style-name="ce1">
            <text:p>82953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329" table:style-name="ce1">
            <text:p>8243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090" table:style-name="ce1">
            <text:p>82009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417" table:style-name="ce1">
            <text:p>82241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276" table:style-name="ce1">
            <text:p>82227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489" table:style-name="ce1">
            <text:p>82048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854" table:style-name="ce1">
            <text:p>82285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227" table:style-name="ce1">
            <text:p>82422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696" table:style-name="ce1">
            <text:p>82269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829" table:style-name="ce1">
            <text:p>8228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977" table:style-name="ce1">
            <text:p>82597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626" table:style-name="ce1">
            <text:p>82662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629" table:style-name="ce1">
            <text:p>8296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306" table:style-name="ce1">
            <text:p>82630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634" table:style-name="ce1">
            <text:p>82763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159" table:style-name="ce1">
            <text:p>8361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316" table:style-name="ce1">
            <text:p>83331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9388" table:style-name="ce1">
            <text:p>83938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943" table:style-name="ce1">
            <text:p>83294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909" table:style-name="ce1">
            <text:p>8309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459" table:style-name="ce1">
            <text:p>8364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939" table:style-name="ce1">
            <text:p>83193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685" table:style-name="ce1">
            <text:p>82868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327" table:style-name="ce1">
            <text:p>82932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532" table:style-name="ce1">
            <text:p>82753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398" table:style-name="ce1">
            <text:p>82639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243" table:style-name="ce1">
            <text:p>82624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425" table:style-name="ce1">
            <text:p>82542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239" table:style-name="ce1">
            <text:p>82723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214" table:style-name="ce1">
            <text:p>82521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350" table:style-name="ce1">
            <text:p>82435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086" table:style-name="ce1">
            <text:p>82108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966" table:style-name="ce1">
            <text:p>81796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093" table:style-name="ce1">
            <text:p>81809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536" table:style-name="ce1">
            <text:p>82053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061" table:style-name="ce1">
            <text:p>82306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468" table:style-name="ce1">
            <text:p>81846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332" table:style-name="ce1">
            <text:p>82133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319" table:style-name="ce1">
            <text:p>81931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930" table:style-name="ce1">
            <text:p>82093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746" table:style-name="ce1">
            <text:p>82574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248" table:style-name="ce1">
            <text:p>82524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620" table:style-name="ce1">
            <text:p>82862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165" table:style-name="ce1">
            <text:p>82216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536" table:style-name="ce1">
            <text:p>81853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974" table:style-name="ce1">
            <text:p>81997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543" table:style-name="ce1">
            <text:p>81754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525" table:style-name="ce1">
            <text:p>81952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729" table:style-name="ce1">
            <text:p>8207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746" table:style-name="ce1">
            <text:p>81774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278" table:style-name="ce1">
            <text:p>82027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598" table:style-name="ce1">
            <text:p>82059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416" table:style-name="ce1">
            <text:p>82041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772" table:style-name="ce1">
            <text:p>81977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953" table:style-name="ce1">
            <text:p>82095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342" table:style-name="ce1">
            <text:p>81734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635" table:style-name="ce1">
            <text:p>82063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873" table:style-name="ce1">
            <text:p>82187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482" table:style-name="ce1">
            <text:p>82148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790" table:style-name="ce1">
            <text:p>82179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855" table:style-name="ce1">
            <text:p>81985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764" table:style-name="ce1">
            <text:p>81876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701" table:style-name="ce1">
            <text:p>82370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4950" table:style-name="ce1">
            <text:p>81495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548" table:style-name="ce1">
            <text:p>81854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686" table:style-name="ce1">
            <text:p>81768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821" table:style-name="ce1">
            <text:p>81782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3269" table:style-name="ce1">
            <text:p>81326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637" table:style-name="ce1">
            <text:p>81663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989" table:style-name="ce1">
            <text:p>81698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838" table:style-name="ce1">
            <text:p>81983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3150" table:style-name="ce1">
            <text:p>81315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994" table:style-name="ce1">
            <text:p>81799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629" table:style-name="ce1">
            <text:p>8166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239" table:style-name="ce1">
            <text:p>82023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726" table:style-name="ce1">
            <text:p>81772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305" table:style-name="ce1">
            <text:p>81630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3396" table:style-name="ce1">
            <text:p>81339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930" table:style-name="ce1">
            <text:p>81793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404" table:style-name="ce1">
            <text:p>82040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241" table:style-name="ce1">
            <text:p>82124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288" table:style-name="ce1">
            <text:p>82028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398" table:style-name="ce1">
            <text:p>82039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611" table:style-name="ce1">
            <text:p>81761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793" table:style-name="ce1">
            <text:p>81979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078" table:style-name="ce1">
            <text:p>82307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572" table:style-name="ce1">
            <text:p>82357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415" table:style-name="ce1">
            <text:p>82541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730" table:style-name="ce1">
            <text:p>82573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061" table:style-name="ce1">
            <text:p>82906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109" table:style-name="ce1">
            <text:p>8261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097" table:style-name="ce1">
            <text:p>83009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995" table:style-name="ce1">
            <text:p>82299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867" table:style-name="ce1">
            <text:p>81786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436" table:style-name="ce1">
            <text:p>81943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5726" table:style-name="ce1">
            <text:p>81572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119" table:style-name="ce1">
            <text:p>81711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392" table:style-name="ce1">
            <text:p>81739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474" table:style-name="ce1">
            <text:p>81847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599" table:style-name="ce1">
            <text:p>82159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964" table:style-name="ce1">
            <text:p>81896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2397" table:style-name="ce1">
            <text:p>81239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492" table:style-name="ce1">
            <text:p>81849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343" table:style-name="ce1">
            <text:p>81634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788" table:style-name="ce1">
            <text:p>81778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113" table:style-name="ce1">
            <text:p>81711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586" table:style-name="ce1">
            <text:p>81758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401" table:style-name="ce1">
            <text:p>82440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716" table:style-name="ce1">
            <text:p>82371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844" table:style-name="ce1">
            <text:p>82584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731" table:style-name="ce1">
            <text:p>82273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721" table:style-name="ce1">
            <text:p>82272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925" table:style-name="ce1">
            <text:p>82392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192" table:style-name="ce1">
            <text:p>82419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089" table:style-name="ce1">
            <text:p>82308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933" table:style-name="ce1">
            <text:p>82593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988" table:style-name="ce1">
            <text:p>82198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257" table:style-name="ce1">
            <text:p>82525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141" table:style-name="ce1">
            <text:p>82614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695" table:style-name="ce1">
            <text:p>83469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579" table:style-name="ce1">
            <text:p>8375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235" table:style-name="ce1">
            <text:p>83323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329" table:style-name="ce1">
            <text:p>8243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469" table:style-name="ce1">
            <text:p>83046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661" table:style-name="ce1">
            <text:p>82966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503" table:style-name="ce1">
            <text:p>82950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502" table:style-name="ce1">
            <text:p>82750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451" table:style-name="ce1">
            <text:p>83045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609" table:style-name="ce1">
            <text:p>8346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954" table:style-name="ce1">
            <text:p>83695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474" table:style-name="ce1">
            <text:p>83547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182" table:style-name="ce1">
            <text:p>83718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487" table:style-name="ce1">
            <text:p>83748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134" table:style-name="ce1">
            <text:p>83313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955" table:style-name="ce1">
            <text:p>83795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058" table:style-name="ce1">
            <text:p>83305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233" table:style-name="ce1">
            <text:p>83523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186" table:style-name="ce1">
            <text:p>83318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645" table:style-name="ce1">
            <text:p>83364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028" table:style-name="ce1">
            <text:p>83402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294" table:style-name="ce1">
            <text:p>83029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426" table:style-name="ce1">
            <text:p>82942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358" table:style-name="ce1">
            <text:p>82935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608" table:style-name="ce1">
            <text:p>82260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494" table:style-name="ce1">
            <text:p>82449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629" table:style-name="ce1">
            <text:p>8306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655" table:style-name="ce1">
            <text:p>83565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8899" table:style-name="ce1">
            <text:p>83889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941" table:style-name="ce1">
            <text:p>83494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194" table:style-name="ce1">
            <text:p>82819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024" table:style-name="ce1">
            <text:p>83502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8012" table:style-name="ce1">
            <text:p>83801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8544" table:style-name="ce1">
            <text:p>83854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393" table:style-name="ce1">
            <text:p>83739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998" table:style-name="ce1">
            <text:p>83699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432" table:style-name="ce1">
            <text:p>83543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629" table:style-name="ce1">
            <text:p>8336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0854" table:style-name="ce1">
            <text:p>84085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2174" table:style-name="ce1">
            <text:p>84217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286" table:style-name="ce1">
            <text:p>83528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176" table:style-name="ce1">
            <text:p>83617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031" table:style-name="ce1">
            <text:p>83303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450" table:style-name="ce1">
            <text:p>83245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575" table:style-name="ce1">
            <text:p>82457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970" table:style-name="ce1">
            <text:p>83097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015" table:style-name="ce1">
            <text:p>83001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220" table:style-name="ce1">
            <text:p>82722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456" table:style-name="ce1">
            <text:p>82445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430" table:style-name="ce1">
            <text:p>82643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393" table:style-name="ce1">
            <text:p>82839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355" table:style-name="ce1">
            <text:p>83135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054" table:style-name="ce1">
            <text:p>82805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700" table:style-name="ce1">
            <text:p>82870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612" table:style-name="ce1">
            <text:p>82461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034" table:style-name="ce1">
            <text:p>82603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126" table:style-name="ce1">
            <text:p>82612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320" table:style-name="ce1">
            <text:p>82632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383" table:style-name="ce1">
            <text:p>82738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252" table:style-name="ce1">
            <text:p>82825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863" table:style-name="ce1">
            <text:p>83186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626" table:style-name="ce1">
            <text:p>83062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782" table:style-name="ce1">
            <text:p>82978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044" table:style-name="ce1">
            <text:p>82804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484" table:style-name="ce1">
            <text:p>82948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067" table:style-name="ce1">
            <text:p>82906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034" table:style-name="ce1">
            <text:p>83003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123" table:style-name="ce1">
            <text:p>83012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026" table:style-name="ce1">
            <text:p>83002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985" table:style-name="ce1">
            <text:p>83198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0220" table:style-name="ce1">
            <text:p>84022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961" table:style-name="ce1">
            <text:p>83496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276" table:style-name="ce1">
            <text:p>83327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302" table:style-name="ce1">
            <text:p>83430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744" table:style-name="ce1">
            <text:p>82974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809" table:style-name="ce1">
            <text:p>8288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372" table:style-name="ce1">
            <text:p>83037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984" table:style-name="ce1">
            <text:p>82798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385" table:style-name="ce1">
            <text:p>83738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409" table:style-name="ce1">
            <text:p>8314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078" table:style-name="ce1">
            <text:p>83507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912" table:style-name="ce1">
            <text:p>83191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244" table:style-name="ce1">
            <text:p>83124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859" table:style-name="ce1">
            <text:p>8258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153" table:style-name="ce1">
            <text:p>82715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555" table:style-name="ce1">
            <text:p>83055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770" table:style-name="ce1">
            <text:p>83277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295" table:style-name="ce1">
            <text:p>82829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197" table:style-name="ce1">
            <text:p>82419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295" table:style-name="ce1">
            <text:p>83029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794" table:style-name="ce1">
            <text:p>83379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552" table:style-name="ce1">
            <text:p>82755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714" table:style-name="ce1">
            <text:p>82571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057" table:style-name="ce1">
            <text:p>83405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778" table:style-name="ce1">
            <text:p>83177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129" table:style-name="ce1">
            <text:p>8331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759" table:style-name="ce1">
            <text:p>8327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207" table:style-name="ce1">
            <text:p>83320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170" table:style-name="ce1">
            <text:p>83417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813" table:style-name="ce1">
            <text:p>83181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755" table:style-name="ce1">
            <text:p>83375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760" table:style-name="ce1">
            <text:p>82876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265" table:style-name="ce1">
            <text:p>82726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541" table:style-name="ce1">
            <text:p>82854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338" table:style-name="ce1">
            <text:p>82733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433" table:style-name="ce1">
            <text:p>82843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819" table:style-name="ce1">
            <text:p>83281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505" table:style-name="ce1">
            <text:p>82950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756" table:style-name="ce1">
            <text:p>82975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074" table:style-name="ce1">
            <text:p>82707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579" table:style-name="ce1">
            <text:p>8305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990" table:style-name="ce1">
            <text:p>83099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993" table:style-name="ce1">
            <text:p>82599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591" table:style-name="ce1">
            <text:p>82759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434" table:style-name="ce1">
            <text:p>83143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172" table:style-name="ce1">
            <text:p>82917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679" table:style-name="ce1">
            <text:p>8296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498" table:style-name="ce1">
            <text:p>83249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079" table:style-name="ce1">
            <text:p>8300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919" table:style-name="ce1">
            <text:p>83191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123" table:style-name="ce1">
            <text:p>83412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136" table:style-name="ce1">
            <text:p>83513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159" table:style-name="ce1">
            <text:p>8331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077" table:style-name="ce1">
            <text:p>83407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861" table:style-name="ce1">
            <text:p>83186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321" table:style-name="ce1">
            <text:p>83332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010" table:style-name="ce1">
            <text:p>83301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536" table:style-name="ce1">
            <text:p>83453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209" table:style-name="ce1">
            <text:p>8362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360" table:style-name="ce1">
            <text:p>83136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639" table:style-name="ce1">
            <text:p>83463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702" table:style-name="ce1">
            <text:p>82970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171" table:style-name="ce1">
            <text:p>83417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646" table:style-name="ce1">
            <text:p>83364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284" table:style-name="ce1">
            <text:p>83628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612" table:style-name="ce1">
            <text:p>83461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679" table:style-name="ce1">
            <text:p>8356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528" table:style-name="ce1">
            <text:p>83352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399" table:style-name="ce1">
            <text:p>83639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148" table:style-name="ce1">
            <text:p>83614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074" table:style-name="ce1">
            <text:p>83707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007" table:style-name="ce1">
            <text:p>83400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8685" table:style-name="ce1">
            <text:p>83868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2249" table:style-name="ce1">
            <text:p>84224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2197" table:style-name="ce1">
            <text:p>84219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3273" table:style-name="ce1">
            <text:p>84327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42534" table:style-name="ce1">
            <text:p>84253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7212" table:style-name="ce1">
            <text:p>83721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180" table:style-name="ce1">
            <text:p>83418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264" table:style-name="ce1">
            <text:p>83426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8949" table:style-name="ce1">
            <text:p>83894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176" table:style-name="ce1">
            <text:p>83617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595" table:style-name="ce1">
            <text:p>83459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379" table:style-name="ce1">
            <text:p>8323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259" table:style-name="ce1">
            <text:p>8332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428" table:style-name="ce1">
            <text:p>82842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015" table:style-name="ce1">
            <text:p>82701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320" table:style-name="ce1">
            <text:p>82232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978" table:style-name="ce1">
            <text:p>81797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485" table:style-name="ce1">
            <text:p>82648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154" table:style-name="ce1">
            <text:p>82715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894" table:style-name="ce1">
            <text:p>82589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422" table:style-name="ce1">
            <text:p>83142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806" table:style-name="ce1">
            <text:p>82580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556" table:style-name="ce1">
            <text:p>82555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881" table:style-name="ce1">
            <text:p>82888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513" table:style-name="ce1">
            <text:p>82951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709" table:style-name="ce1">
            <text:p>8307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528" table:style-name="ce1">
            <text:p>83152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270" table:style-name="ce1">
            <text:p>83227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430" table:style-name="ce1">
            <text:p>82743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487" table:style-name="ce1">
            <text:p>83148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891" table:style-name="ce1">
            <text:p>82589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722" table:style-name="ce1">
            <text:p>82272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558" table:style-name="ce1">
            <text:p>82655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833" table:style-name="ce1">
            <text:p>82683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741" table:style-name="ce1">
            <text:p>82974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118" table:style-name="ce1">
            <text:p>82911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894" table:style-name="ce1">
            <text:p>82689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797" table:style-name="ce1">
            <text:p>82979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380" table:style-name="ce1">
            <text:p>83238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677" table:style-name="ce1">
            <text:p>83267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194" table:style-name="ce1">
            <text:p>83019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687" table:style-name="ce1">
            <text:p>83068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922" table:style-name="ce1">
            <text:p>83092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510" table:style-name="ce1">
            <text:p>83151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250" table:style-name="ce1">
            <text:p>83425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6842" table:style-name="ce1">
            <text:p>83684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438" table:style-name="ce1">
            <text:p>83543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976" table:style-name="ce1">
            <text:p>82897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579" table:style-name="ce1">
            <text:p>8295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862" table:style-name="ce1">
            <text:p>82686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686" table:style-name="ce1">
            <text:p>83068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641" table:style-name="ce1">
            <text:p>83464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021" table:style-name="ce1">
            <text:p>83102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933" table:style-name="ce1">
            <text:p>83193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640" table:style-name="ce1">
            <text:p>82664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429" table:style-name="ce1">
            <text:p>8224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070" table:style-name="ce1">
            <text:p>82607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205" table:style-name="ce1">
            <text:p>82520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881" table:style-name="ce1">
            <text:p>82488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235" table:style-name="ce1">
            <text:p>82523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106" table:style-name="ce1">
            <text:p>82410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591" table:style-name="ce1">
            <text:p>82459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332" table:style-name="ce1">
            <text:p>82833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426" table:style-name="ce1">
            <text:p>82842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912" table:style-name="ce1">
            <text:p>82691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328" table:style-name="ce1">
            <text:p>82832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744" table:style-name="ce1">
            <text:p>82574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876" table:style-name="ce1">
            <text:p>82487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794" table:style-name="ce1">
            <text:p>82279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313" table:style-name="ce1">
            <text:p>82131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880" table:style-name="ce1">
            <text:p>82188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660" table:style-name="ce1">
            <text:p>82366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733" table:style-name="ce1">
            <text:p>82073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705" table:style-name="ce1">
            <text:p>82170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600" table:style-name="ce1">
            <text:p>82760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562" table:style-name="ce1">
            <text:p>82656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440" table:style-name="ce1">
            <text:p>83144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402" table:style-name="ce1">
            <text:p>83040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179" table:style-name="ce1">
            <text:p>8241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524" table:style-name="ce1">
            <text:p>82452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650" table:style-name="ce1">
            <text:p>82165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156" table:style-name="ce1">
            <text:p>82615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816" table:style-name="ce1">
            <text:p>82681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062" table:style-name="ce1">
            <text:p>82206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842" table:style-name="ce1">
            <text:p>82484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994" table:style-name="ce1">
            <text:p>82499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452" table:style-name="ce1">
            <text:p>82345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717" table:style-name="ce1">
            <text:p>82471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874" table:style-name="ce1">
            <text:p>82787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939" table:style-name="ce1">
            <text:p>82493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103" table:style-name="ce1">
            <text:p>82510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969" table:style-name="ce1">
            <text:p>82296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050" table:style-name="ce1">
            <text:p>82705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856" table:style-name="ce1">
            <text:p>82885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933" table:style-name="ce1">
            <text:p>82793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074" table:style-name="ce1">
            <text:p>82607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805" table:style-name="ce1">
            <text:p>82580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481" table:style-name="ce1">
            <text:p>82648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236" table:style-name="ce1">
            <text:p>82823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914" table:style-name="ce1">
            <text:p>82791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216" table:style-name="ce1">
            <text:p>82821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344" table:style-name="ce1">
            <text:p>82334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859" table:style-name="ce1">
            <text:p>8238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346" table:style-name="ce1">
            <text:p>82034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669" table:style-name="ce1">
            <text:p>81966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183" table:style-name="ce1">
            <text:p>82318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542" table:style-name="ce1">
            <text:p>82654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927" table:style-name="ce1">
            <text:p>82392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858" table:style-name="ce1">
            <text:p>82385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677" table:style-name="ce1">
            <text:p>82067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462" table:style-name="ce1">
            <text:p>82046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444" table:style-name="ce1">
            <text:p>82044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423" table:style-name="ce1">
            <text:p>82042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420" table:style-name="ce1">
            <text:p>82442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856" table:style-name="ce1">
            <text:p>82285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991" table:style-name="ce1">
            <text:p>81899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376" table:style-name="ce1">
            <text:p>81837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464" table:style-name="ce1">
            <text:p>81746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5392" table:style-name="ce1">
            <text:p>81539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659" table:style-name="ce1">
            <text:p>8186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746" table:style-name="ce1">
            <text:p>81874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507" table:style-name="ce1">
            <text:p>81750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227" table:style-name="ce1">
            <text:p>81822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4089" table:style-name="ce1">
            <text:p>81408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5706" table:style-name="ce1">
            <text:p>81570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392" table:style-name="ce1">
            <text:p>81639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059" table:style-name="ce1">
            <text:p>8170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408" table:style-name="ce1">
            <text:p>82040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284" table:style-name="ce1">
            <text:p>81728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625" table:style-name="ce1">
            <text:p>81762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899" table:style-name="ce1">
            <text:p>81789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956" table:style-name="ce1">
            <text:p>81695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5895" table:style-name="ce1">
            <text:p>81589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395" table:style-name="ce1">
            <text:p>81739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5796" table:style-name="ce1">
            <text:p>81579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596" table:style-name="ce1">
            <text:p>81859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3810" table:style-name="ce1">
            <text:p>81381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216" table:style-name="ce1">
            <text:p>81821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707" table:style-name="ce1">
            <text:p>82270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409" table:style-name="ce1">
            <text:p>8224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775" table:style-name="ce1">
            <text:p>82277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068" table:style-name="ce1">
            <text:p>81806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264" table:style-name="ce1">
            <text:p>82126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882" table:style-name="ce1">
            <text:p>82488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710" table:style-name="ce1">
            <text:p>82471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311" table:style-name="ce1">
            <text:p>82431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073" table:style-name="ce1">
            <text:p>82207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601" table:style-name="ce1">
            <text:p>81860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586" table:style-name="ce1">
            <text:p>82558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181" table:style-name="ce1">
            <text:p>82018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028" table:style-name="ce1">
            <text:p>82502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702" table:style-name="ce1">
            <text:p>82470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801" table:style-name="ce1">
            <text:p>82380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497" table:style-name="ce1">
            <text:p>82549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593" table:style-name="ce1">
            <text:p>82659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754" table:style-name="ce1">
            <text:p>82275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147" table:style-name="ce1">
            <text:p>82414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367" table:style-name="ce1">
            <text:p>82436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101" table:style-name="ce1">
            <text:p>82510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005" table:style-name="ce1">
            <text:p>82500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073" table:style-name="ce1">
            <text:p>82507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331" table:style-name="ce1">
            <text:p>82333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365" table:style-name="ce1">
            <text:p>82536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364" table:style-name="ce1">
            <text:p>82236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634" table:style-name="ce1">
            <text:p>82563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393" table:style-name="ce1">
            <text:p>82239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913" table:style-name="ce1">
            <text:p>82391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512" table:style-name="ce1">
            <text:p>82651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660" table:style-name="ce1">
            <text:p>82966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879" table:style-name="ce1">
            <text:p>8248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783" table:style-name="ce1">
            <text:p>81778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275" table:style-name="ce1">
            <text:p>81727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4362" table:style-name="ce1">
            <text:p>81436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383" table:style-name="ce1">
            <text:p>81738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632" table:style-name="ce1">
            <text:p>81763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5897" table:style-name="ce1">
            <text:p>81589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019" table:style-name="ce1">
            <text:p>81801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154" table:style-name="ce1">
            <text:p>81815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498" table:style-name="ce1">
            <text:p>81949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234" table:style-name="ce1">
            <text:p>82323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503" table:style-name="ce1">
            <text:p>82150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283" table:style-name="ce1">
            <text:p>82728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179" table:style-name="ce1">
            <text:p>8201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795" table:style-name="ce1">
            <text:p>82279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692" table:style-name="ce1">
            <text:p>82669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790" table:style-name="ce1">
            <text:p>82679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529" table:style-name="ce1">
            <text:p>8225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263" table:style-name="ce1">
            <text:p>82026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447" table:style-name="ce1">
            <text:p>81844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737" table:style-name="ce1">
            <text:p>82173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139" table:style-name="ce1">
            <text:p>81913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042" table:style-name="ce1">
            <text:p>82404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462" table:style-name="ce1">
            <text:p>82346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437" table:style-name="ce1">
            <text:p>82143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368" table:style-name="ce1">
            <text:p>81936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876" table:style-name="ce1">
            <text:p>82387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948" table:style-name="ce1">
            <text:p>82494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302" table:style-name="ce1">
            <text:p>82730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985" table:style-name="ce1">
            <text:p>82498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047" table:style-name="ce1">
            <text:p>82304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314" table:style-name="ce1">
            <text:p>82231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672" table:style-name="ce1">
            <text:p>82267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588" table:style-name="ce1">
            <text:p>81658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058" table:style-name="ce1">
            <text:p>82205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506" table:style-name="ce1">
            <text:p>82350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014" table:style-name="ce1">
            <text:p>82501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136" table:style-name="ce1">
            <text:p>82413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159" table:style-name="ce1">
            <text:p>8271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006" table:style-name="ce1">
            <text:p>82200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179" table:style-name="ce1">
            <text:p>8201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816" table:style-name="ce1">
            <text:p>82681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133" table:style-name="ce1">
            <text:p>82413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372" table:style-name="ce1">
            <text:p>82337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716" table:style-name="ce1">
            <text:p>82271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939" table:style-name="ce1">
            <text:p>82393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968" table:style-name="ce1">
            <text:p>82096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311" table:style-name="ce1">
            <text:p>82031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854" table:style-name="ce1">
            <text:p>81885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660" table:style-name="ce1">
            <text:p>82266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498" table:style-name="ce1">
            <text:p>82449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380" table:style-name="ce1">
            <text:p>82438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465" table:style-name="ce1">
            <text:p>82746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245" table:style-name="ce1">
            <text:p>82824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814" table:style-name="ce1">
            <text:p>82981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695" table:style-name="ce1">
            <text:p>82669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857" table:style-name="ce1">
            <text:p>83085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148" table:style-name="ce1">
            <text:p>82914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077" table:style-name="ce1">
            <text:p>82607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844" table:style-name="ce1">
            <text:p>82684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625" table:style-name="ce1">
            <text:p>82762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208" table:style-name="ce1">
            <text:p>82520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200" table:style-name="ce1">
            <text:p>81820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5828" table:style-name="ce1">
            <text:p>81582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173" table:style-name="ce1">
            <text:p>82117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719" table:style-name="ce1">
            <text:p>81971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783" table:style-name="ce1">
            <text:p>81878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493" table:style-name="ce1">
            <text:p>82149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311" table:style-name="ce1">
            <text:p>82531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547" table:style-name="ce1">
            <text:p>82654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084" table:style-name="ce1">
            <text:p>83208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976" table:style-name="ce1">
            <text:p>82997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081" table:style-name="ce1">
            <text:p>82808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319" table:style-name="ce1">
            <text:p>82731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521" table:style-name="ce1">
            <text:p>82452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298" table:style-name="ce1">
            <text:p>83029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319" table:style-name="ce1">
            <text:p>82731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020" table:style-name="ce1">
            <text:p>82802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422" table:style-name="ce1">
            <text:p>82742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425" table:style-name="ce1">
            <text:p>83542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365" table:style-name="ce1">
            <text:p>83136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889" table:style-name="ce1">
            <text:p>83088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258" table:style-name="ce1">
            <text:p>83225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391" table:style-name="ce1">
            <text:p>83239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751" table:style-name="ce1">
            <text:p>82775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773" table:style-name="ce1">
            <text:p>83077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721" table:style-name="ce1">
            <text:p>83072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530" table:style-name="ce1">
            <text:p>82853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212" table:style-name="ce1">
            <text:p>83221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666" table:style-name="ce1">
            <text:p>82566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367" table:style-name="ce1">
            <text:p>82636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991" table:style-name="ce1">
            <text:p>82999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009" table:style-name="ce1">
            <text:p>8250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947" table:style-name="ce1">
            <text:p>82594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628" table:style-name="ce1">
            <text:p>83262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432" table:style-name="ce1">
            <text:p>83143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288" table:style-name="ce1">
            <text:p>82828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307" table:style-name="ce1">
            <text:p>83330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875" table:style-name="ce1">
            <text:p>82887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345" table:style-name="ce1">
            <text:p>82934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563" table:style-name="ce1">
            <text:p>83156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017" table:style-name="ce1">
            <text:p>83301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292" table:style-name="ce1">
            <text:p>83429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231" table:style-name="ce1">
            <text:p>83523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036" table:style-name="ce1">
            <text:p>83103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323" table:style-name="ce1">
            <text:p>83032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807" table:style-name="ce1">
            <text:p>82880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114" table:style-name="ce1">
            <text:p>82911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664" table:style-name="ce1">
            <text:p>82866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850" table:style-name="ce1">
            <text:p>83085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871" table:style-name="ce1">
            <text:p>83087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627" table:style-name="ce1">
            <text:p>82662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711" table:style-name="ce1">
            <text:p>82671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377" table:style-name="ce1">
            <text:p>82237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658" table:style-name="ce1">
            <text:p>82465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329" table:style-name="ce1">
            <text:p>8283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154" table:style-name="ce1">
            <text:p>82815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138" table:style-name="ce1">
            <text:p>83013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051" table:style-name="ce1">
            <text:p>82905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926" table:style-name="ce1">
            <text:p>82492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592" table:style-name="ce1">
            <text:p>82559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214" table:style-name="ce1">
            <text:p>82621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491" table:style-name="ce1">
            <text:p>82649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170" table:style-name="ce1">
            <text:p>82817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976" table:style-name="ce1">
            <text:p>82497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797" table:style-name="ce1">
            <text:p>82279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970" table:style-name="ce1">
            <text:p>82697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404" table:style-name="ce1">
            <text:p>82540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383" table:style-name="ce1">
            <text:p>82538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956" table:style-name="ce1">
            <text:p>82695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641" table:style-name="ce1">
            <text:p>82464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626" table:style-name="ce1">
            <text:p>82962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651" table:style-name="ce1">
            <text:p>83065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492" table:style-name="ce1">
            <text:p>83149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859" table:style-name="ce1">
            <text:p>8358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468" table:style-name="ce1">
            <text:p>83346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909" table:style-name="ce1">
            <text:p>8309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169" table:style-name="ce1">
            <text:p>83316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481" table:style-name="ce1">
            <text:p>83348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594" table:style-name="ce1">
            <text:p>82859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510" table:style-name="ce1">
            <text:p>82851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088" table:style-name="ce1">
            <text:p>83008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129" table:style-name="ce1">
            <text:p>8321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508" table:style-name="ce1">
            <text:p>83050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268" table:style-name="ce1">
            <text:p>83326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375" table:style-name="ce1">
            <text:p>83037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322" table:style-name="ce1">
            <text:p>83132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4906" table:style-name="ce1">
            <text:p>83490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502" table:style-name="ce1">
            <text:p>83050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774" table:style-name="ce1">
            <text:p>83077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3804" table:style-name="ce1">
            <text:p>83380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5056" table:style-name="ce1">
            <text:p>83505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490" table:style-name="ce1">
            <text:p>83149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768" table:style-name="ce1">
            <text:p>82876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985" table:style-name="ce1">
            <text:p>83098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350" table:style-name="ce1">
            <text:p>83135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2051" table:style-name="ce1">
            <text:p>83205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765" table:style-name="ce1">
            <text:p>83076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016" table:style-name="ce1">
            <text:p>82701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375" table:style-name="ce1">
            <text:p>82837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248" table:style-name="ce1">
            <text:p>82824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737" table:style-name="ce1">
            <text:p>82473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123" table:style-name="ce1">
            <text:p>82412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003" table:style-name="ce1">
            <text:p>82800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658" table:style-name="ce1">
            <text:p>82665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943" table:style-name="ce1">
            <text:p>82994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891" table:style-name="ce1">
            <text:p>82889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766" table:style-name="ce1">
            <text:p>82676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401" table:style-name="ce1">
            <text:p>82740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296" table:style-name="ce1">
            <text:p>82829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378" table:style-name="ce1">
            <text:p>82137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553" table:style-name="ce1">
            <text:p>82455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836" table:style-name="ce1">
            <text:p>81983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428" table:style-name="ce1">
            <text:p>82642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819" table:style-name="ce1">
            <text:p>81681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5526" table:style-name="ce1">
            <text:p>81552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5508" table:style-name="ce1">
            <text:p>81550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788" table:style-name="ce1">
            <text:p>82178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614" table:style-name="ce1">
            <text:p>81861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4766" table:style-name="ce1">
            <text:p>81476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883" table:style-name="ce1">
            <text:p>81888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658" table:style-name="ce1">
            <text:p>81865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456" table:style-name="ce1">
            <text:p>81845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280" table:style-name="ce1">
            <text:p>81828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964" table:style-name="ce1">
            <text:p>81696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866" table:style-name="ce1">
            <text:p>81986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499" table:style-name="ce1">
            <text:p>82149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8993" table:style-name="ce1">
            <text:p>81899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319" table:style-name="ce1">
            <text:p>82031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858" table:style-name="ce1">
            <text:p>82185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697" table:style-name="ce1">
            <text:p>82169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234" table:style-name="ce1">
            <text:p>82023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281" table:style-name="ce1">
            <text:p>82028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883" table:style-name="ce1">
            <text:p>81788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9297" table:style-name="ce1">
            <text:p>81929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739" table:style-name="ce1">
            <text:p>82773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360" table:style-name="ce1">
            <text:p>82736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200" table:style-name="ce1">
            <text:p>82020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706" table:style-name="ce1">
            <text:p>81670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5892" table:style-name="ce1">
            <text:p>81589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0055" table:style-name="ce1">
            <text:p>81005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1426" table:style-name="ce1">
            <text:p>81142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554" table:style-name="ce1">
            <text:p>81655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7969" table:style-name="ce1">
            <text:p>81796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0993" table:style-name="ce1">
            <text:p>82099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581" table:style-name="ce1">
            <text:p>82158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419" table:style-name="ce1">
            <text:p>82541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905" table:style-name="ce1">
            <text:p>82190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644" table:style-name="ce1">
            <text:p>82364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379" table:style-name="ce1">
            <text:p>82737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218" table:style-name="ce1">
            <text:p>83021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581" table:style-name="ce1">
            <text:p>82758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129" table:style-name="ce1">
            <text:p>83112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963" table:style-name="ce1">
            <text:p>82296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972" table:style-name="ce1">
            <text:p>82997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1895" table:style-name="ce1">
            <text:p>83189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584" table:style-name="ce1">
            <text:p>82658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314" table:style-name="ce1">
            <text:p>82431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325" table:style-name="ce1">
            <text:p>82832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020" table:style-name="ce1">
            <text:p>82702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848" table:style-name="ce1">
            <text:p>83084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757" table:style-name="ce1">
            <text:p>82975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467" table:style-name="ce1">
            <text:p>83046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016" table:style-name="ce1">
            <text:p>82901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9582" table:style-name="ce1">
            <text:p>82958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745" table:style-name="ce1">
            <text:p>82674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209" table:style-name="ce1">
            <text:p>8232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7240" table:style-name="ce1">
            <text:p>82724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496" table:style-name="ce1">
            <text:p>82649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4704" table:style-name="ce1">
            <text:p>82470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8077" table:style-name="ce1">
            <text:p>82807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659" table:style-name="ce1">
            <text:p>82365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587" table:style-name="ce1">
            <text:p>82558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383" table:style-name="ce1">
            <text:p>82638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788" table:style-name="ce1">
            <text:p>82578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30474" table:style-name="ce1">
            <text:p>83047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196" table:style-name="ce1">
            <text:p>821196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943" table:style-name="ce1">
            <text:p>822943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024" table:style-name="ce1">
            <text:p>821024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609" table:style-name="ce1">
            <text:p>8226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487" table:style-name="ce1">
            <text:p>82248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348" table:style-name="ce1">
            <text:p>82134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3067" table:style-name="ce1">
            <text:p>82306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809" table:style-name="ce1">
            <text:p>821809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2638" table:style-name="ce1">
            <text:p>822638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902" table:style-name="ce1">
            <text:p>82590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555" table:style-name="ce1">
            <text:p>82555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6550" table:style-name="ce1">
            <text:p>82655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1971" table:style-name="ce1">
            <text:p>821971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25205" table:style-name="ce1">
            <text:p>825205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6892" table:style-name="ce1">
            <text:p>816892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3907" table:style-name="ce1">
            <text:p>813907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3920" table:style-name="ce1">
            <text:p>813920</text:p>
          </table:table-cell>
          <table:table-cell table:number-columns-repeated="16382"/>
        </table:table-row>
        <table:table-row table:style-name="ro1">
          <table:table-cell office:value-type="float" office:value="380939" table:style-name="ce1">
            <text:p>380939</text:p>
          </table:table-cell>
          <table:table-cell office:value-type="float" office:value="811730" table:style-name="ce1">
            <text:p>811730</text:p>
          </table:table-cell>
          <table:table-cell table:number-columns-repeated="16382"/>
        </table:table-row>
        <table:table-row table:number-rows-repeated="1043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Master</meta:initial-creator>
    <dc:creator>Master</dc:creator>
    <meta:creation-date>2017-10-15T20:11:38Z</meta:creation-date>
    <dc:date>2017-10-15T20:41:2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489.0pt" chart:style-name="Crt0">
        <chart:title svg:x="49.18pt" svg:y="1.0pt" chart:style-name="CT00">
          <text:p text:style-name="a0" text:class-names="" text:cond-style-name="">From File kroE100 Number of generations: 100 Population quantity: 100 crossing and mutation precentages: 5 5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100_100_5_5_kroE.$A$1:.$A$100" chart:class="chart:line" chart:attached-axis="primary-y" chart:style-name="G0S0"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434.7pt" chart:style-name="Crt0">
        <chart:title chart:style-name="CT00">
          <text:p text:style-name="a0" text:class-names="" text:cond-style-name="">From File kroE100 Number of generations: 100 Population quantity: 1000 crossing and mutation precentages: 10 5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100_1000_10_5_.$A$1:.$A$100" chart:class="chart:line" chart:attached-axis="primary-y" chart:style-name="G0S0">
            <chart:data-point chart:repeated="10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9d18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f4b183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483.3pt" chart:style-name="Crt0">
        <chart:title chart:style-name="CT00">
          <text:p text:style-name="a0" text:class-names="" text:cond-style-name="">Zestawienie wyników różnych uruchomień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Arkusz3.$A$1:.$A$5000" chart:class="chart:line" chart:attached-axis="primary-y" chart:style-name="G0S0">
            <chart:data-point chart:repeated="5000"/>
          </chart:series>
          <chart:series chart:values-cell-range-address="Arkusz3.$D$1:.$D$5000" chart:class="chart:line" chart:attached-axis="primary-y" chart:style-name="G0S1">
            <chart:data-point chart:repeated="5000"/>
          </chart:series>
          <chart:series chart:values-cell-range-address="Arkusz3.$B$1:.$B$5000" chart:class="chart:line" chart:attached-axis="primary-y" chart:style-name="G0S2">
            <chart:data-point chart:repeated="5000"/>
          </chart:series>
          <chart:series chart:values-cell-range-address="Arkusz3.$C$1:.$C$5000" chart:class="chart:line" chart:attached-axis="primary-y" chart:style-name="G0S3">
            <chart:data-point chart:repeated="500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